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2.76pt"/>
    </style:style>
    <style:style style:name="co2" style:family="table-column">
      <style:table-column-properties fo:break-before="auto" style:column-width="58.11pt"/>
    </style:style>
    <style:style style:name="co3" style:family="table-column">
      <style:table-column-properties fo:break-before="auto" style:column-width="47.31pt"/>
    </style:style>
    <style:style style:name="co4" style:family="table-column">
      <style:table-column-properties fo:break-before="auto" style:column-width="41.16pt"/>
    </style:style>
    <style:style style:name="co5" style:family="table-column">
      <style:table-column-properties fo:break-before="auto" style:column-width="69.7pt"/>
    </style:style>
    <style:style style:name="co6" style:family="table-column">
      <style:table-column-properties fo:break-before="auto" style:column-width="354.56pt"/>
    </style:style>
    <style:style style:name="co7" style:family="table-column">
      <style:table-column-properties fo:break-before="auto" style:column-width="30.36pt"/>
    </style:style>
    <style:style style:name="co8" style:family="table-column">
      <style:table-column-properties fo:break-before="auto" style:column-width="35.74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3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ut" table:style-name="ta1">
        <table:shapes>
          <draw:frame draw:z-index="0" draw:style-name="gr1" draw:text-style-name="P1" svg:width="453.51pt" svg:height="255.09pt" svg:x="435.26pt" svg:y="2.83pt">
            <draw:object draw:notify-on-update-of-ranges="out.L1:out.L13 out.M1:out.M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" table:default-cell-style-name="Default"/>
        <table:table-row table:style-name="ro1">
          <table:table-cell office:value-type="float" office:value="1547128679" calcext:value-type="float">
            <text:p>1547128679</text:p>
          </table:table-cell>
          <table:table-cell office:value-type="string" calcext:value-type="string">
            <text:p>2019-01-10</text:p>
          </table:table-cell>
          <table:table-cell office:value-type="string" calcext:value-type="string">
            <text:p>13:57:59</text:p>
          </table:table-cell>
          <table:table-cell office:value-type="float" office:value="557933" calcext:value-type="float">
            <text:p>557933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0d43ecae1604895942087e30d544b71533848a4418a566539871a10b5864d813</text:p>
          </table:table-cell>
          <table:table-cell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  <table:table-cell/>
          <table:table-cell table:formula="of:=FLOOR([.A1];60*60*24)" office:value-type="float" office:value="1547078400" calcext:value-type="float">
            <text:p>1547078400</text:p>
          </table:table-cell>
          <table:table-cell office:value-type="float" office:value="1547078400" calcext:value-type="float">
            <text:p>1547078400</text:p>
          </table:table-cell>
          <table:table-cell table:style-name="ce2" table:formula="of:=((([.K1]/60)/60)/24)+DATE(1970;1;1)" office:value-type="date" office:date-value="2019-01-10" calcext:value-type="date">
            <text:p>01/10/19</text:p>
          </table:table-cell>
          <table:table-cell table:number-matrix-columns-spanned="1" table:number-matrix-rows-spanned="29" table:formula="of:=FREQUENCY([.J1:.J1348];[.K1:.K28])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47128679" calcext:value-type="float">
            <text:p>1547128679</text:p>
          </table:table-cell>
          <table:table-cell office:value-type="string" calcext:value-type="string">
            <text:p>2019-01-10</text:p>
          </table:table-cell>
          <table:table-cell office:value-type="string" calcext:value-type="string">
            <text:p>13:57:59</text:p>
          </table:table-cell>
          <table:table-cell office:value-type="float" office:value="557933" calcext:value-type="float">
            <text:p>557933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a03a9a8e891fa5fbd72d5b6d51f17a2e40f1c9581e2f0623934e6c997d455ac1</text:p>
          </table:table-cell>
          <table:table-cell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  <table:table-cell/>
          <table:table-cell table:formula="of:=FLOOR([.A2];60*60*24)" office:value-type="float" office:value="1547078400" calcext:value-type="float">
            <text:p>1547078400</text:p>
          </table:table-cell>
          <table:table-cell table:formula="of:=[.K1]+(60*60*24)" office:value-type="float" office:value="1547164800" calcext:value-type="float">
            <text:p>1547164800</text:p>
          </table:table-cell>
          <table:table-cell table:style-name="ce2" table:formula="of:=((([.K2]/60)/60)/24)+DATE(1970;1;1)" office:value-type="date" office:date-value="2019-01-11" calcext:value-type="date">
            <text:p>01/11/19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547128519" calcext:value-type="float">
            <text:p>1547128519</text:p>
          </table:table-cell>
          <table:table-cell office:value-type="string" calcext:value-type="string">
            <text:p>2019-01-10</text:p>
          </table:table-cell>
          <table:table-cell office:value-type="string" calcext:value-type="string">
            <text:p>13:55:19</text:p>
          </table:table-cell>
          <table:table-cell office:value-type="float" office:value="557931" calcext:value-type="float">
            <text:p>557931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b1639659e6912b720590cc3d73728e3bdba71508bee1372c60168c8940cf24aa</text:p>
          </table:table-cell>
          <table:table-cell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  <table:table-cell/>
          <table:table-cell table:formula="of:=FLOOR([.A3];60*60*24)" office:value-type="float" office:value="1547078400" calcext:value-type="float">
            <text:p>1547078400</text:p>
          </table:table-cell>
          <table:table-cell table:formula="of:=[.K2]+(60*60*24)" office:value-type="float" office:value="1547251200" calcext:value-type="float">
            <text:p>1547251200</text:p>
          </table:table-cell>
          <table:table-cell table:style-name="ce2" table:formula="of:=((([.K3]/60)/60)/24)+DATE(1970;1;1)" office:value-type="date" office:date-value="2019-01-12" calcext:value-type="date">
            <text:p>01/12/19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547129266" calcext:value-type="float">
            <text:p>1547129266</text:p>
          </table:table-cell>
          <table:table-cell office:value-type="string" calcext:value-type="string">
            <text:p>2019-01-10</text:p>
          </table:table-cell>
          <table:table-cell office:value-type="string" calcext:value-type="string">
            <text:p>14:07:46</text:p>
          </table:table-cell>
          <table:table-cell office:value-type="float" office:value="557934" calcext:value-type="float">
            <text:p>557934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18166fdd42f25ca4cefa39c7d230da481e157689994a89cf2d960f7e94549921</text:p>
          </table:table-cell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/>
          <table:table-cell table:formula="of:=FLOOR([.A4];60*60*24)" office:value-type="float" office:value="1547078400" calcext:value-type="float">
            <text:p>1547078400</text:p>
          </table:table-cell>
          <table:table-cell table:formula="of:=[.K3]+(60*60*24)" office:value-type="float" office:value="1547337600" calcext:value-type="float">
            <text:p>1547337600</text:p>
          </table:table-cell>
          <table:table-cell table:style-name="ce2" table:formula="of:=((([.K4]/60)/60)/24)+DATE(1970;1;1)" office:value-type="date" office:date-value="2019-01-13" calcext:value-type="date">
            <text:p>01/13/19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547128519" calcext:value-type="float">
            <text:p>1547128519</text:p>
          </table:table-cell>
          <table:table-cell office:value-type="string" calcext:value-type="string">
            <text:p>2019-01-10</text:p>
          </table:table-cell>
          <table:table-cell office:value-type="string" calcext:value-type="string">
            <text:p>13:55:19</text:p>
          </table:table-cell>
          <table:table-cell office:value-type="float" office:value="557931" calcext:value-type="float">
            <text:p>557931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e7163282335e460c27dc8da3db52c87ed4849aeb49349fe37a5bb9fcf373989e</text:p>
          </table:table-cell>
          <table:table-cell office:value-type="float" office:value="144" calcext:value-type="float">
            <text:p>144</text:p>
          </table:table-cell>
          <table:table-cell office:value-type="float" office:value="3" calcext:value-type="float">
            <text:p>3</text:p>
          </table:table-cell>
          <table:table-cell/>
          <table:table-cell table:formula="of:=FLOOR([.A5];60*60*24)" office:value-type="float" office:value="1547078400" calcext:value-type="float">
            <text:p>1547078400</text:p>
          </table:table-cell>
          <table:table-cell table:formula="of:=[.K4]+(60*60*24)" office:value-type="float" office:value="1547424000" calcext:value-type="float">
            <text:p>1547424000</text:p>
          </table:table-cell>
          <table:table-cell table:style-name="ce2" table:formula="of:=((([.K5]/60)/60)/24)+DATE(1970;1;1)" office:value-type="date" office:date-value="2019-01-14" calcext:value-type="date">
            <text:p>01/14/19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547132648" calcext:value-type="float">
            <text:p>1547132648</text:p>
          </table:table-cell>
          <table:table-cell office:value-type="string" calcext:value-type="string">
            <text:p>2019-01-10</text:p>
          </table:table-cell>
          <table:table-cell office:value-type="string" calcext:value-type="string">
            <text:p>15:04:08</text:p>
          </table:table-cell>
          <table:table-cell office:value-type="float" office:value="557939" calcext:value-type="float">
            <text:p>557939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525bca89dc6dd0b44cffd9ab10521dff83a0435fe1f5627dab5b6298b8fa762f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6];60*60*24)" office:value-type="float" office:value="1547078400" calcext:value-type="float">
            <text:p>1547078400</text:p>
          </table:table-cell>
          <table:table-cell table:formula="of:=[.K5]+(60*60*24)" office:value-type="float" office:value="1547510400" calcext:value-type="float">
            <text:p>1547510400</text:p>
          </table:table-cell>
          <table:table-cell table:style-name="ce2" table:formula="of:=((([.K6]/60)/60)/24)+DATE(1970;1;1)" office:value-type="date" office:date-value="2019-01-15" calcext:value-type="date">
            <text:p>01/15/19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1547132648" calcext:value-type="float">
            <text:p>1547132648</text:p>
          </table:table-cell>
          <table:table-cell office:value-type="string" calcext:value-type="string">
            <text:p>2019-01-10</text:p>
          </table:table-cell>
          <table:table-cell office:value-type="string" calcext:value-type="string">
            <text:p>15:04:08</text:p>
          </table:table-cell>
          <table:table-cell office:value-type="float" office:value="557939" calcext:value-type="float">
            <text:p>557939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b17dd24f786978a56ba1d9bed97b1bd6ce06b8cca20d30acfe756503ebc1d2af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7];60*60*24)" office:value-type="float" office:value="1547078400" calcext:value-type="float">
            <text:p>1547078400</text:p>
          </table:table-cell>
          <table:table-cell table:formula="of:=[.K6]+(60*60*24)" office:value-type="float" office:value="1547596800" calcext:value-type="float">
            <text:p>1547596800</text:p>
          </table:table-cell>
          <table:table-cell table:style-name="ce2" table:formula="of:=((([.K7]/60)/60)/24)+DATE(1970;1;1)" office:value-type="date" office:date-value="2019-01-16" calcext:value-type="date">
            <text:p>01/16/19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547136653" calcext:value-type="float">
            <text:p>1547136653</text:p>
          </table:table-cell>
          <table:table-cell office:value-type="string" calcext:value-type="string">
            <text:p>2019-01-10</text:p>
          </table:table-cell>
          <table:table-cell office:value-type="string" calcext:value-type="string">
            <text:p>16:10:53</text:p>
          </table:table-cell>
          <table:table-cell office:value-type="float" office:value="557945" calcext:value-type="float">
            <text:p>557945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8d82df082c8598f5a72427531a5a8c53b775e498047a9d8622fa9c8343d2af26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8];60*60*24)" office:value-type="float" office:value="1547078400" calcext:value-type="float">
            <text:p>1547078400</text:p>
          </table:table-cell>
          <table:table-cell table:formula="of:=[.K7]+(60*60*24)" office:value-type="float" office:value="1547683200" calcext:value-type="float">
            <text:p>1547683200</text:p>
          </table:table-cell>
          <table:table-cell table:style-name="ce2" table:formula="of:=((([.K8]/60)/60)/24)+DATE(1970;1;1)" office:value-type="date" office:date-value="2019-01-17" calcext:value-type="date">
            <text:p>01/17/1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547136653" calcext:value-type="float">
            <text:p>1547136653</text:p>
          </table:table-cell>
          <table:table-cell office:value-type="string" calcext:value-type="string">
            <text:p>2019-01-10</text:p>
          </table:table-cell>
          <table:table-cell office:value-type="string" calcext:value-type="string">
            <text:p>16:10:53</text:p>
          </table:table-cell>
          <table:table-cell office:value-type="float" office:value="557945" calcext:value-type="float">
            <text:p>557945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bdc6b39b1dfaff3a2e6e65bc546311ffbbc7d92c3011139bca15598e176802a7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9];60*60*24)" office:value-type="float" office:value="1547078400" calcext:value-type="float">
            <text:p>1547078400</text:p>
          </table:table-cell>
          <table:table-cell table:formula="of:=[.K8]+(60*60*24)" office:value-type="float" office:value="1547769600" calcext:value-type="float">
            <text:p>1547769600</text:p>
          </table:table-cell>
          <table:table-cell table:style-name="ce2" table:formula="of:=((([.K9]/60)/60)/24)+DATE(1970;1;1)" office:value-type="date" office:date-value="2019-01-18" calcext:value-type="date">
            <text:p>01/18/19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547131804" calcext:value-type="float">
            <text:p>1547131804</text:p>
          </table:table-cell>
          <table:table-cell office:value-type="string" calcext:value-type="string">
            <text:p>2019-01-10</text:p>
          </table:table-cell>
          <table:table-cell office:value-type="string" calcext:value-type="string">
            <text:p>14:50:04</text:p>
          </table:table-cell>
          <table:table-cell office:value-type="float" office:value="557938" calcext:value-type="float">
            <text:p>557938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fdda578147b8927a519a431fcb5753ca542085a4230f38f51461cea7a6de371b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10];60*60*24)" office:value-type="float" office:value="1547078400" calcext:value-type="float">
            <text:p>1547078400</text:p>
          </table:table-cell>
          <table:table-cell table:formula="of:=[.K9]+(60*60*24)" office:value-type="float" office:value="1547856000" calcext:value-type="float">
            <text:p>1547856000</text:p>
          </table:table-cell>
          <table:table-cell table:style-name="ce2" table:formula="of:=((([.K10]/60)/60)/24)+DATE(1970;1;1)" office:value-type="date" office:date-value="2019-01-19" calcext:value-type="date">
            <text:p>01/19/19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1547131804" calcext:value-type="float">
            <text:p>1547131804</text:p>
          </table:table-cell>
          <table:table-cell office:value-type="string" calcext:value-type="string">
            <text:p>2019-01-10</text:p>
          </table:table-cell>
          <table:table-cell office:value-type="string" calcext:value-type="string">
            <text:p>14:50:04</text:p>
          </table:table-cell>
          <table:table-cell office:value-type="float" office:value="557938" calcext:value-type="float">
            <text:p>557938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bceb815bab3ff609b88b2478abceac9a320c6f424b96c16eaede7585af4995c8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11];60*60*24)" office:value-type="float" office:value="1547078400" calcext:value-type="float">
            <text:p>1547078400</text:p>
          </table:table-cell>
          <table:table-cell table:formula="of:=[.K10]+(60*60*24)" office:value-type="float" office:value="1547942400" calcext:value-type="float">
            <text:p>1547942400</text:p>
          </table:table-cell>
          <table:table-cell table:style-name="ce2" table:formula="of:=((([.K11]/60)/60)/24)+DATE(1970;1;1)" office:value-type="date" office:date-value="2019-01-20" calcext:value-type="date">
            <text:p>01/20/19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547136391" calcext:value-type="float">
            <text:p>1547136391</text:p>
          </table:table-cell>
          <table:table-cell office:value-type="string" calcext:value-type="string">
            <text:p>2019-01-10</text:p>
          </table:table-cell>
          <table:table-cell office:value-type="string" calcext:value-type="string">
            <text:p>16:06:31</text:p>
          </table:table-cell>
          <table:table-cell office:value-type="float" office:value="557944" calcext:value-type="float">
            <text:p>557944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73943d88d1fbf885350c67b94b0e623f2714146e53d7ea215cb9c2719bf346e6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12];60*60*24)" office:value-type="float" office:value="1547078400" calcext:value-type="float">
            <text:p>1547078400</text:p>
          </table:table-cell>
          <table:table-cell table:formula="of:=[.K11]+(60*60*24)" office:value-type="float" office:value="1548028800" calcext:value-type="float">
            <text:p>1548028800</text:p>
          </table:table-cell>
          <table:table-cell table:style-name="ce2" table:formula="of:=((([.K12]/60)/60)/24)+DATE(1970;1;1)" office:value-type="date" office:date-value="2019-01-21" calcext:value-type="date">
            <text:p>01/21/19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547136391" calcext:value-type="float">
            <text:p>1547136391</text:p>
          </table:table-cell>
          <table:table-cell office:value-type="string" calcext:value-type="string">
            <text:p>2019-01-10</text:p>
          </table:table-cell>
          <table:table-cell office:value-type="string" calcext:value-type="string">
            <text:p>16:06:31</text:p>
          </table:table-cell>
          <table:table-cell office:value-type="float" office:value="557944" calcext:value-type="float">
            <text:p>557944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1e61b80d179cbbe97f072dba4ac10c1d426cd4defd8acb42adb4b2dc666407f7</text:p>
          </table:table-cell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/>
          <table:table-cell table:formula="of:=FLOOR([.A13];60*60*24)" office:value-type="float" office:value="1547078400" calcext:value-type="float">
            <text:p>1547078400</text:p>
          </table:table-cell>
          <table:table-cell table:formula="of:=[.K12]+(60*60*24)" office:value-type="float" office:value="1548115200" calcext:value-type="float">
            <text:p>1548115200</text:p>
          </table:table-cell>
          <table:table-cell table:style-name="ce2" table:formula="of:=((([.K13]/60)/60)/24)+DATE(1970;1;1)" office:value-type="date" office:date-value="2019-01-22" calcext:value-type="date">
            <text:p>01/22/19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547136736" calcext:value-type="float">
            <text:p>1547136736</text:p>
          </table:table-cell>
          <table:table-cell office:value-type="string" calcext:value-type="string">
            <text:p>2019-01-10</text:p>
          </table:table-cell>
          <table:table-cell office:value-type="string" calcext:value-type="string">
            <text:p>16:12:16</text:p>
          </table:table-cell>
          <table:table-cell office:value-type="float" office:value="557946" calcext:value-type="float">
            <text:p>557946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0e2a22541330378ec431ae37e12d8f2e187ce96a87f65678d9781afc5b007c38</text:p>
          </table:table-cell>
          <table:table-cell office:value-type="float" office:value="144" calcext:value-type="float">
            <text:p>144</text:p>
          </table:table-cell>
          <table:table-cell office:value-type="float" office:value="343" calcext:value-type="float">
            <text:p>343</text:p>
          </table:table-cell>
          <table:table-cell/>
          <table:table-cell table:formula="of:=FLOOR([.A14];60*60*24)" office:value-type="float" office:value="1547078400" calcext:value-type="float">
            <text:p>1547078400</text:p>
          </table:table-cell>
          <table:table-cell table:formula="of:=[.K13]+(60*60*24)" office:value-type="float" office:value="1548201600" calcext:value-type="float">
            <text:p>1548201600</text:p>
          </table:table-cell>
          <table:table-cell table:style-name="ce2" table:formula="of:=((([.K14]/60)/60)/24)+DATE(1970;1;1)" office:value-type="date" office:date-value="2019-01-23" calcext:value-type="date">
            <text:p>01/23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7136736" calcext:value-type="float">
            <text:p>1547136736</text:p>
          </table:table-cell>
          <table:table-cell office:value-type="string" calcext:value-type="string">
            <text:p>2019-01-10</text:p>
          </table:table-cell>
          <table:table-cell office:value-type="string" calcext:value-type="string">
            <text:p>16:12:16</text:p>
          </table:table-cell>
          <table:table-cell office:value-type="float" office:value="557946" calcext:value-type="float">
            <text:p>557946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9397c129999bcf74979ec8f8e9bec8cd90b27c02b709b046756d48b3b8546a3c</text:p>
          </table:table-cell>
          <table:table-cell office:value-type="float" office:value="144" calcext:value-type="float">
            <text:p>144</text:p>
          </table:table-cell>
          <table:table-cell office:value-type="float" office:value="157" calcext:value-type="float">
            <text:p>157</text:p>
          </table:table-cell>
          <table:table-cell/>
          <table:table-cell table:formula="of:=FLOOR([.A15];60*60*24)" office:value-type="float" office:value="1547078400" calcext:value-type="float">
            <text:p>1547078400</text:p>
          </table:table-cell>
          <table:table-cell table:formula="of:=[.K14]+(60*60*24)" office:value-type="float" office:value="1548288000" calcext:value-type="float">
            <text:p>1548288000</text:p>
          </table:table-cell>
          <table:table-cell table:style-name="ce2" table:formula="of:=((([.K15]/60)/60)/24)+DATE(1970;1;1)" office:value-type="date" office:date-value="2019-01-24" calcext:value-type="date">
            <text:p>01/24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7136736" calcext:value-type="float">
            <text:p>1547136736</text:p>
          </table:table-cell>
          <table:table-cell office:value-type="string" calcext:value-type="string">
            <text:p>2019-01-10</text:p>
          </table:table-cell>
          <table:table-cell office:value-type="string" calcext:value-type="string">
            <text:p>16:12:16</text:p>
          </table:table-cell>
          <table:table-cell office:value-type="float" office:value="557946" calcext:value-type="float">
            <text:p>557946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ac8fee36dd7627215b74fc017fce3f9f18fb1ef6a363238b89796da9e7fce56f</text:p>
          </table:table-cell>
          <table:table-cell office:value-type="float" office:value="144" calcext:value-type="float">
            <text:p>144</text:p>
          </table:table-cell>
          <table:table-cell office:value-type="float" office:value="157" calcext:value-type="float">
            <text:p>157</text:p>
          </table:table-cell>
          <table:table-cell/>
          <table:table-cell table:formula="of:=FLOOR([.A16];60*60*24)" office:value-type="float" office:value="1547078400" calcext:value-type="float">
            <text:p>1547078400</text:p>
          </table:table-cell>
          <table:table-cell table:formula="of:=[.K15]+(60*60*24)" office:value-type="float" office:value="1548374400" calcext:value-type="float">
            <text:p>1548374400</text:p>
          </table:table-cell>
          <table:table-cell table:style-name="ce2" table:formula="of:=((([.K16]/60)/60)/24)+DATE(1970;1;1)" office:value-type="date" office:date-value="2019-01-25" calcext:value-type="date">
            <text:p>01/25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7139878" calcext:value-type="float">
            <text:p>1547139878</text:p>
          </table:table-cell>
          <table:table-cell office:value-type="string" calcext:value-type="string">
            <text:p>2019-01-10</text:p>
          </table:table-cell>
          <table:table-cell office:value-type="string" calcext:value-type="string">
            <text:p>17:04:38</text:p>
          </table:table-cell>
          <table:table-cell office:value-type="float" office:value="557950" calcext:value-type="float">
            <text:p>557950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768bc524903e74a664b90962bb60859108eb58ba80b18b2481e104ed6ea6a1f4</text:p>
          </table:table-cell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/>
          <table:table-cell table:formula="of:=FLOOR([.A17];60*60*24)" office:value-type="float" office:value="1547078400" calcext:value-type="float">
            <text:p>1547078400</text:p>
          </table:table-cell>
          <table:table-cell table:formula="of:=[.K16]+(60*60*24)" office:value-type="float" office:value="1548460800" calcext:value-type="float">
            <text:p>1548460800</text:p>
          </table:table-cell>
          <table:table-cell table:style-name="ce2" table:formula="of:=((([.K17]/60)/60)/24)+DATE(1970;1;1)" office:value-type="date" office:date-value="2019-01-26" calcext:value-type="date">
            <text:p>01/26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7139878" calcext:value-type="float">
            <text:p>1547139878</text:p>
          </table:table-cell>
          <table:table-cell office:value-type="string" calcext:value-type="string">
            <text:p>2019-01-10</text:p>
          </table:table-cell>
          <table:table-cell office:value-type="string" calcext:value-type="string">
            <text:p>17:04:38</text:p>
          </table:table-cell>
          <table:table-cell office:value-type="float" office:value="557950" calcext:value-type="float">
            <text:p>557950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a6eb5ad304b6a4315e6cce4772c56a75a85aebe9c906f3e9c9b1a10f26e964fb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18];60*60*24)" office:value-type="float" office:value="1547078400" calcext:value-type="float">
            <text:p>1547078400</text:p>
          </table:table-cell>
          <table:table-cell table:formula="of:=[.K17]+(60*60*24)" office:value-type="float" office:value="1548547200" calcext:value-type="float">
            <text:p>1548547200</text:p>
          </table:table-cell>
          <table:table-cell table:style-name="ce2" table:formula="of:=((([.K18]/60)/60)/24)+DATE(1970;1;1)" office:value-type="date" office:date-value="2019-01-27" calcext:value-type="date">
            <text:p>01/27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7136736" calcext:value-type="float">
            <text:p>1547136736</text:p>
          </table:table-cell>
          <table:table-cell office:value-type="string" calcext:value-type="string">
            <text:p>2019-01-10</text:p>
          </table:table-cell>
          <table:table-cell office:value-type="string" calcext:value-type="string">
            <text:p>16:12:16</text:p>
          </table:table-cell>
          <table:table-cell office:value-type="float" office:value="557946" calcext:value-type="float">
            <text:p>557946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6d29c65356133836e69390c243e019e36851cc8192ca5fcce5a1c7bd2d1ee62c</text:p>
          </table:table-cell>
          <table:table-cell office:value-type="float" office:value="144" calcext:value-type="float">
            <text:p>144</text:p>
          </table:table-cell>
          <table:table-cell office:value-type="float" office:value="223" calcext:value-type="float">
            <text:p>223</text:p>
          </table:table-cell>
          <table:table-cell/>
          <table:table-cell table:formula="of:=FLOOR([.A19];60*60*24)" office:value-type="float" office:value="1547078400" calcext:value-type="float">
            <text:p>1547078400</text:p>
          </table:table-cell>
          <table:table-cell table:formula="of:=[.K18]+(60*60*24)" office:value-type="float" office:value="1548633600" calcext:value-type="float">
            <text:p>1548633600</text:p>
          </table:table-cell>
          <table:table-cell table:style-name="ce2" table:formula="of:=((([.K19]/60)/60)/24)+DATE(1970;1;1)" office:value-type="date" office:date-value="2019-01-28" calcext:value-type="date">
            <text:p>01/28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7136736" calcext:value-type="float">
            <text:p>1547136736</text:p>
          </table:table-cell>
          <table:table-cell office:value-type="string" calcext:value-type="string">
            <text:p>2019-01-10</text:p>
          </table:table-cell>
          <table:table-cell office:value-type="string" calcext:value-type="string">
            <text:p>16:12:16</text:p>
          </table:table-cell>
          <table:table-cell office:value-type="float" office:value="557946" calcext:value-type="float">
            <text:p>557946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0c694c66378e5fa8c6581185d3bc67c44d24a5e789ce476f43cb88aeae460db5</text:p>
          </table:table-cell>
          <table:table-cell office:value-type="float" office:value="144" calcext:value-type="float">
            <text:p>144</text:p>
          </table:table-cell>
          <table:table-cell office:value-type="float" office:value="161" calcext:value-type="float">
            <text:p>161</text:p>
          </table:table-cell>
          <table:table-cell/>
          <table:table-cell table:formula="of:=FLOOR([.A20];60*60*24)" office:value-type="float" office:value="1547078400" calcext:value-type="float">
            <text:p>1547078400</text:p>
          </table:table-cell>
          <table:table-cell table:formula="of:=[.K19]+(60*60*24)" office:value-type="float" office:value="1548720000" calcext:value-type="float">
            <text:p>1548720000</text:p>
          </table:table-cell>
          <table:table-cell table:style-name="ce2" table:formula="of:=((([.K20]/60)/60)/24)+DATE(1970;1;1)" office:value-type="date" office:date-value="2019-01-29" calcext:value-type="date">
            <text:p>01/29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7136736" calcext:value-type="float">
            <text:p>1547136736</text:p>
          </table:table-cell>
          <table:table-cell office:value-type="string" calcext:value-type="string">
            <text:p>2019-01-10</text:p>
          </table:table-cell>
          <table:table-cell office:value-type="string" calcext:value-type="string">
            <text:p>16:12:16</text:p>
          </table:table-cell>
          <table:table-cell office:value-type="float" office:value="557946" calcext:value-type="float">
            <text:p>557946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72b95772b1903b3f9a18db7568d77609a2c17d21ac1f1f3c016e389f16e658f8</text:p>
          </table:table-cell>
          <table:table-cell office:value-type="float" office:value="144" calcext:value-type="float">
            <text:p>144</text:p>
          </table:table-cell>
          <table:table-cell office:value-type="float" office:value="161" calcext:value-type="float">
            <text:p>161</text:p>
          </table:table-cell>
          <table:table-cell/>
          <table:table-cell table:formula="of:=FLOOR([.A21];60*60*24)" office:value-type="float" office:value="1547078400" calcext:value-type="float">
            <text:p>1547078400</text:p>
          </table:table-cell>
          <table:table-cell table:formula="of:=[.K20]+(60*60*24)" office:value-type="float" office:value="1548806400" calcext:value-type="float">
            <text:p>1548806400</text:p>
          </table:table-cell>
          <table:table-cell table:style-name="ce2" table:formula="of:=((([.K21]/60)/60)/24)+DATE(1970;1;1)" office:value-type="date" office:date-value="2019-01-30" calcext:value-type="date">
            <text:p>01/30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7142871" calcext:value-type="float">
            <text:p>1547142871</text:p>
          </table:table-cell>
          <table:table-cell office:value-type="string" calcext:value-type="string">
            <text:p>2019-01-10</text:p>
          </table:table-cell>
          <table:table-cell office:value-type="string" calcext:value-type="string">
            <text:p>17:54:31</text:p>
          </table:table-cell>
          <table:table-cell office:value-type="float" office:value="557955" calcext:value-type="float">
            <text:p>557955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ac21601aed0718fe4c2550c3d2fc1e2add7b63cd3dc66bb11f76021becfa40f0</text:p>
          </table:table-cell>
          <table:table-cell office:value-type="float" office:value="144" calcext:value-type="float">
            <text:p>144</text:p>
          </table:table-cell>
          <table:table-cell office:value-type="float" office:value="147" calcext:value-type="float">
            <text:p>147</text:p>
          </table:table-cell>
          <table:table-cell/>
          <table:table-cell table:formula="of:=FLOOR([.A22];60*60*24)" office:value-type="float" office:value="1547078400" calcext:value-type="float">
            <text:p>1547078400</text:p>
          </table:table-cell>
          <table:table-cell table:formula="of:=[.K21]+(60*60*24)" office:value-type="float" office:value="1548892800" calcext:value-type="float">
            <text:p>1548892800</text:p>
          </table:table-cell>
          <table:table-cell table:style-name="ce2" table:formula="of:=((([.K22]/60)/60)/24)+DATE(1970;1;1)" office:value-type="date" office:date-value="2019-01-31" calcext:value-type="date">
            <text:p>01/31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7139447" calcext:value-type="float">
            <text:p>1547139447</text:p>
          </table:table-cell>
          <table:table-cell office:value-type="string" calcext:value-type="string">
            <text:p>2019-01-10</text:p>
          </table:table-cell>
          <table:table-cell office:value-type="string" calcext:value-type="string">
            <text:p>16:57:27</text:p>
          </table:table-cell>
          <table:table-cell office:value-type="float" office:value="557949" calcext:value-type="float">
            <text:p>557949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65a99e1489acf5c7bd607485e3dc06d0599605f2dc955f0bb688371c760ad9ef</text:p>
          </table:table-cell>
          <table:table-cell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  <table:table-cell/>
          <table:table-cell table:formula="of:=FLOOR([.A23];60*60*24)" office:value-type="float" office:value="1547078400" calcext:value-type="float">
            <text:p>1547078400</text:p>
          </table:table-cell>
          <table:table-cell table:formula="of:=[.K22]+(60*60*24)" office:value-type="float" office:value="1548979200" calcext:value-type="float">
            <text:p>1548979200</text:p>
          </table:table-cell>
          <table:table-cell table:style-name="ce2" table:formula="of:=((([.K23]/60)/60)/24)+DATE(1970;1;1)" office:value-type="date" office:date-value="2019-02-01" calcext:value-type="date">
            <text:p>02/01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7139447" calcext:value-type="float">
            <text:p>1547139447</text:p>
          </table:table-cell>
          <table:table-cell office:value-type="string" calcext:value-type="string">
            <text:p>2019-01-10</text:p>
          </table:table-cell>
          <table:table-cell office:value-type="string" calcext:value-type="string">
            <text:p>16:57:27</text:p>
          </table:table-cell>
          <table:table-cell office:value-type="float" office:value="557949" calcext:value-type="float">
            <text:p>557949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4f0baba86392b36d54af3e937573190a4c45f90a0dc4e39c6da486333e285101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24];60*60*24)" office:value-type="float" office:value="1547078400" calcext:value-type="float">
            <text:p>1547078400</text:p>
          </table:table-cell>
          <table:table-cell table:formula="of:=[.K23]+(60*60*24)" office:value-type="float" office:value="1549065600" calcext:value-type="float">
            <text:p>1549065600</text:p>
          </table:table-cell>
          <table:table-cell table:style-name="ce2" table:formula="of:=((([.K24]/60)/60)/24)+DATE(1970;1;1)" office:value-type="date" office:date-value="2019-02-02" calcext:value-type="date">
            <text:p>02/02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7139447" calcext:value-type="float">
            <text:p>1547139447</text:p>
          </table:table-cell>
          <table:table-cell office:value-type="string" calcext:value-type="string">
            <text:p>2019-01-10</text:p>
          </table:table-cell>
          <table:table-cell office:value-type="string" calcext:value-type="string">
            <text:p>16:57:27</text:p>
          </table:table-cell>
          <table:table-cell office:value-type="float" office:value="557949" calcext:value-type="float">
            <text:p>557949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a7c92717002ee54cad9b82d514756e35b2237dc5ba32db1fa7e268914f6a1303</text:p>
          </table:table-cell>
          <table:table-cell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  <table:table-cell/>
          <table:table-cell table:formula="of:=FLOOR([.A25];60*60*24)" office:value-type="float" office:value="1547078400" calcext:value-type="float">
            <text:p>1547078400</text:p>
          </table:table-cell>
          <table:table-cell table:formula="of:=[.K24]+(60*60*24)" office:value-type="float" office:value="1549152000" calcext:value-type="float">
            <text:p>1549152000</text:p>
          </table:table-cell>
          <table:table-cell table:style-name="ce2" table:formula="of:=((([.K25]/60)/60)/24)+DATE(1970;1;1)" office:value-type="date" office:date-value="2019-02-03" calcext:value-type="date">
            <text:p>02/03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7139447" calcext:value-type="float">
            <text:p>1547139447</text:p>
          </table:table-cell>
          <table:table-cell office:value-type="string" calcext:value-type="string">
            <text:p>2019-01-10</text:p>
          </table:table-cell>
          <table:table-cell office:value-type="string" calcext:value-type="string">
            <text:p>16:57:27</text:p>
          </table:table-cell>
          <table:table-cell office:value-type="float" office:value="557949" calcext:value-type="float">
            <text:p>557949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eed56af3e1c0a955aa6937ba957b03b6e01629f752721ab6caae619caaaac70c</text:p>
          </table:table-cell>
          <table:table-cell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  <table:table-cell/>
          <table:table-cell table:formula="of:=FLOOR([.A26];60*60*24)" office:value-type="float" office:value="1547078400" calcext:value-type="float">
            <text:p>1547078400</text:p>
          </table:table-cell>
          <table:table-cell table:formula="of:=[.K25]+(60*60*24)" office:value-type="float" office:value="1549238400" calcext:value-type="float">
            <text:p>1549238400</text:p>
          </table:table-cell>
          <table:table-cell table:style-name="ce2" table:formula="of:=((([.K26]/60)/60)/24)+DATE(1970;1;1)" office:value-type="date" office:date-value="2019-02-04" calcext:value-type="date">
            <text:p>02/04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7139447" calcext:value-type="float">
            <text:p>1547139447</text:p>
          </table:table-cell>
          <table:table-cell office:value-type="string" calcext:value-type="string">
            <text:p>2019-01-10</text:p>
          </table:table-cell>
          <table:table-cell office:value-type="string" calcext:value-type="string">
            <text:p>16:57:27</text:p>
          </table:table-cell>
          <table:table-cell office:value-type="float" office:value="557949" calcext:value-type="float">
            <text:p>557949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8affe39dad765fe6e84f0702bd7ef8c95ebd98523510489ff4ba3c38dfab832f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27];60*60*24)" office:value-type="float" office:value="1547078400" calcext:value-type="float">
            <text:p>1547078400</text:p>
          </table:table-cell>
          <table:table-cell table:formula="of:=[.K26]+(60*60*24)" office:value-type="float" office:value="1549324800" calcext:value-type="float">
            <text:p>1549324800</text:p>
          </table:table-cell>
          <table:table-cell table:style-name="ce2" table:formula="of:=((([.K27]/60)/60)/24)+DATE(1970;1;1)" office:value-type="date" office:date-value="2019-02-05" calcext:value-type="date">
            <text:p>02/05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7139447" calcext:value-type="float">
            <text:p>1547139447</text:p>
          </table:table-cell>
          <table:table-cell office:value-type="string" calcext:value-type="string">
            <text:p>2019-01-10</text:p>
          </table:table-cell>
          <table:table-cell office:value-type="string" calcext:value-type="string">
            <text:p>16:57:27</text:p>
          </table:table-cell>
          <table:table-cell office:value-type="float" office:value="557949" calcext:value-type="float">
            <text:p>557949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af801c009fb2dea5fa12c0f44b7260ad0a710e947783735372b6fad9973ef038</text:p>
          </table:table-cell>
          <table:table-cell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  <table:table-cell/>
          <table:table-cell table:formula="of:=FLOOR([.A28];60*60*24)" office:value-type="float" office:value="1547078400" calcext:value-type="float">
            <text:p>1547078400</text:p>
          </table:table-cell>
          <table:table-cell table:formula="of:=[.K27]+(60*60*24)" office:value-type="float" office:value="1549411200" calcext:value-type="float">
            <text:p>1549411200</text:p>
          </table:table-cell>
          <table:table-cell table:style-name="ce2" table:formula="of:=((([.K28]/60)/60)/24)+DATE(1970;1;1)" office:value-type="date" office:date-value="2019-02-06" calcext:value-type="date">
            <text:p>02/06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7139447" calcext:value-type="float">
            <text:p>1547139447</text:p>
          </table:table-cell>
          <table:table-cell office:value-type="string" calcext:value-type="string">
            <text:p>2019-01-10</text:p>
          </table:table-cell>
          <table:table-cell office:value-type="string" calcext:value-type="string">
            <text:p>16:57:27</text:p>
          </table:table-cell>
          <table:table-cell office:value-type="float" office:value="557949" calcext:value-type="float">
            <text:p>557949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2ef42a7a8a6c19a71865b7336e5c857493ff68a4c167cf5b0d57709622071d62</text:p>
          </table:table-cell>
          <table:table-cell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  <table:table-cell/>
          <table:table-cell table:formula="of:=FLOOR([.A29];60*60*24)" office:value-type="float" office:value="1547078400" calcext:value-type="float">
            <text:p>154707840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7139447" calcext:value-type="float">
            <text:p>1547139447</text:p>
          </table:table-cell>
          <table:table-cell office:value-type="string" calcext:value-type="string">
            <text:p>2019-01-10</text:p>
          </table:table-cell>
          <table:table-cell office:value-type="string" calcext:value-type="string">
            <text:p>16:57:27</text:p>
          </table:table-cell>
          <table:table-cell office:value-type="float" office:value="557949" calcext:value-type="float">
            <text:p>557949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41d25f6bf1bc85ca33014580e6733d25231cf1aaf5a1baefe10d9d98ef910c86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30];60*60*24)" office:value-type="float" office:value="1547078400" calcext:value-type="float">
            <text:p>1547078400</text:p>
          </table:table-cell>
          <table:table-cell table:number-columns-repeated="3"/>
        </table:table-row>
        <table:table-row table:style-name="ro1">
          <table:table-cell office:value-type="float" office:value="1547139447" calcext:value-type="float">
            <text:p>1547139447</text:p>
          </table:table-cell>
          <table:table-cell office:value-type="string" calcext:value-type="string">
            <text:p>2019-01-10</text:p>
          </table:table-cell>
          <table:table-cell office:value-type="string" calcext:value-type="string">
            <text:p>16:57:27</text:p>
          </table:table-cell>
          <table:table-cell office:value-type="float" office:value="557949" calcext:value-type="float">
            <text:p>557949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3a5ee02492306d1d93e2d35c68eb9ef320292bd09c1422c51a5b250685e01694</text:p>
          </table:table-cell>
          <table:table-cell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  <table:table-cell/>
          <table:table-cell table:formula="of:=FLOOR([.A31];60*60*24)" office:value-type="float" office:value="1547078400" calcext:value-type="float">
            <text:p>1547078400</text:p>
          </table:table-cell>
          <table:table-cell table:number-columns-repeated="3"/>
        </table:table-row>
        <table:table-row table:style-name="ro1">
          <table:table-cell office:value-type="float" office:value="1547139447" calcext:value-type="float">
            <text:p>1547139447</text:p>
          </table:table-cell>
          <table:table-cell office:value-type="string" calcext:value-type="string">
            <text:p>2019-01-10</text:p>
          </table:table-cell>
          <table:table-cell office:value-type="string" calcext:value-type="string">
            <text:p>16:57:27</text:p>
          </table:table-cell>
          <table:table-cell office:value-type="float" office:value="557949" calcext:value-type="float">
            <text:p>557949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53addef460227c3bdb1e8bebbfcd22621f491b871d0e45eb616e30a915fdaa9e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32];60*60*24)" office:value-type="float" office:value="1547078400" calcext:value-type="float">
            <text:p>1547078400</text:p>
          </table:table-cell>
          <table:table-cell table:number-columns-repeated="3"/>
        </table:table-row>
        <table:table-row table:style-name="ro1">
          <table:table-cell office:value-type="float" office:value="1547139447" calcext:value-type="float">
            <text:p>1547139447</text:p>
          </table:table-cell>
          <table:table-cell office:value-type="string" calcext:value-type="string">
            <text:p>2019-01-10</text:p>
          </table:table-cell>
          <table:table-cell office:value-type="string" calcext:value-type="string">
            <text:p>16:57:27</text:p>
          </table:table-cell>
          <table:table-cell office:value-type="float" office:value="557949" calcext:value-type="float">
            <text:p>557949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05e286c739d0a09944ef10171f44be11dac60593e742217d524d35e94f6efba1</text:p>
          </table:table-cell>
          <table:table-cell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  <table:table-cell/>
          <table:table-cell table:formula="of:=FLOOR([.A33];60*60*24)" office:value-type="float" office:value="1547078400" calcext:value-type="float">
            <text:p>1547078400</text:p>
          </table:table-cell>
          <table:table-cell table:number-columns-repeated="3"/>
        </table:table-row>
        <table:table-row table:style-name="ro1">
          <table:table-cell office:value-type="float" office:value="1547139447" calcext:value-type="float">
            <text:p>1547139447</text:p>
          </table:table-cell>
          <table:table-cell office:value-type="string" calcext:value-type="string">
            <text:p>2019-01-10</text:p>
          </table:table-cell>
          <table:table-cell office:value-type="string" calcext:value-type="string">
            <text:p>16:57:27</text:p>
          </table:table-cell>
          <table:table-cell office:value-type="float" office:value="557949" calcext:value-type="float">
            <text:p>557949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a913800b6ad2863c9f1548623b5ebce2a2bea56f88b45b2e3e27427f224f9eb5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34];60*60*24)" office:value-type="float" office:value="1547078400" calcext:value-type="float">
            <text:p>1547078400</text:p>
          </table:table-cell>
          <table:table-cell table:number-columns-repeated="3"/>
        </table:table-row>
        <table:table-row table:style-name="ro1">
          <table:table-cell office:value-type="float" office:value="1547139447" calcext:value-type="float">
            <text:p>1547139447</text:p>
          </table:table-cell>
          <table:table-cell office:value-type="string" calcext:value-type="string">
            <text:p>2019-01-10</text:p>
          </table:table-cell>
          <table:table-cell office:value-type="string" calcext:value-type="string">
            <text:p>16:57:27</text:p>
          </table:table-cell>
          <table:table-cell office:value-type="float" office:value="557949" calcext:value-type="float">
            <text:p>557949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c72c46ed0dd7d8ded887fedc20c6b55dfa8a471883887772f56c29d00c475ac6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35];60*60*24)" office:value-type="float" office:value="1547078400" calcext:value-type="float">
            <text:p>1547078400</text:p>
          </table:table-cell>
          <table:table-cell table:number-columns-repeated="3"/>
        </table:table-row>
        <table:table-row table:style-name="ro1">
          <table:table-cell office:value-type="float" office:value="1547139447" calcext:value-type="float">
            <text:p>1547139447</text:p>
          </table:table-cell>
          <table:table-cell office:value-type="string" calcext:value-type="string">
            <text:p>2019-01-10</text:p>
          </table:table-cell>
          <table:table-cell office:value-type="string" calcext:value-type="string">
            <text:p>16:57:27</text:p>
          </table:table-cell>
          <table:table-cell office:value-type="float" office:value="557949" calcext:value-type="float">
            <text:p>557949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93f5ed188853980b8658ad7d494df7063a3a79dd58c249086c067ec9ad9b4bd0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36];60*60*24)" office:value-type="float" office:value="1547078400" calcext:value-type="float">
            <text:p>1547078400</text:p>
          </table:table-cell>
          <table:table-cell table:number-columns-repeated="3"/>
        </table:table-row>
        <table:table-row table:style-name="ro1">
          <table:table-cell office:value-type="float" office:value="1547148369" calcext:value-type="float">
            <text:p>1547148369</text:p>
          </table:table-cell>
          <table:table-cell office:value-type="string" calcext:value-type="string">
            <text:p>2019-01-10</text:p>
          </table:table-cell>
          <table:table-cell office:value-type="string" calcext:value-type="string">
            <text:p>19:26:09</text:p>
          </table:table-cell>
          <table:table-cell office:value-type="float" office:value="557964" calcext:value-type="float">
            <text:p>557964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9b847c3bbb66a7f0a3928800195b8c95cdef59a05e18146e4202046a673e378f</text:p>
          </table:table-cell>
          <table:table-cell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  <table:table-cell/>
          <table:table-cell table:formula="of:=FLOOR([.A37];60*60*24)" office:value-type="float" office:value="1547078400" calcext:value-type="float">
            <text:p>1547078400</text:p>
          </table:table-cell>
          <table:table-cell table:number-columns-repeated="3"/>
        </table:table-row>
        <table:table-row table:style-name="ro1">
          <table:table-cell office:value-type="float" office:value="1547143581" calcext:value-type="float">
            <text:p>1547143581</text:p>
          </table:table-cell>
          <table:table-cell office:value-type="string" calcext:value-type="string">
            <text:p>2019-01-10</text:p>
          </table:table-cell>
          <table:table-cell office:value-type="string" calcext:value-type="string">
            <text:p>18:06:21</text:p>
          </table:table-cell>
          <table:table-cell office:value-type="float" office:value="557957" calcext:value-type="float">
            <text:p>557957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1fdc0b01d30edb6dfaaaf3dbce535701d34364693942269e70cbe07a0b3fa057</text:p>
          </table:table-cell>
          <table:table-cell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  <table:table-cell/>
          <table:table-cell table:formula="of:=FLOOR([.A38];60*60*24)" office:value-type="float" office:value="1547078400" calcext:value-type="float">
            <text:p>1547078400</text:p>
          </table:table-cell>
          <table:table-cell table:number-columns-repeated="3"/>
        </table:table-row>
        <table:table-row table:style-name="ro1">
          <table:table-cell office:value-type="float" office:value="1547143581" calcext:value-type="float">
            <text:p>1547143581</text:p>
          </table:table-cell>
          <table:table-cell office:value-type="string" calcext:value-type="string">
            <text:p>2019-01-10</text:p>
          </table:table-cell>
          <table:table-cell office:value-type="string" calcext:value-type="string">
            <text:p>18:06:21</text:p>
          </table:table-cell>
          <table:table-cell office:value-type="float" office:value="557957" calcext:value-type="float">
            <text:p>557957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3f357c4c0618617d663ece00dd6b07b72fd10652e191ddbbd4b96a71d2294290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39];60*60*24)" office:value-type="float" office:value="1547078400" calcext:value-type="float">
            <text:p>1547078400</text:p>
          </table:table-cell>
          <table:table-cell table:number-columns-repeated="3"/>
        </table:table-row>
        <table:table-row table:style-name="ro1">
          <table:table-cell office:value-type="float" office:value="1547143581" calcext:value-type="float">
            <text:p>1547143581</text:p>
          </table:table-cell>
          <table:table-cell office:value-type="string" calcext:value-type="string">
            <text:p>2019-01-10</text:p>
          </table:table-cell>
          <table:table-cell office:value-type="string" calcext:value-type="string">
            <text:p>18:06:21</text:p>
          </table:table-cell>
          <table:table-cell office:value-type="float" office:value="557957" calcext:value-type="float">
            <text:p>557957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979f3708951524f8106ab7d9bc56a1f473f54e68c45ee086231486fc35dd516d</text:p>
          </table:table-cell>
          <table:table-cell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  <table:table-cell/>
          <table:table-cell table:formula="of:=FLOOR([.A40];60*60*24)" office:value-type="float" office:value="1547078400" calcext:value-type="float">
            <text:p>1547078400</text:p>
          </table:table-cell>
          <table:table-cell table:number-columns-repeated="3"/>
        </table:table-row>
        <table:table-row table:style-name="ro1">
          <table:table-cell office:value-type="float" office:value="1547143581" calcext:value-type="float">
            <text:p>1547143581</text:p>
          </table:table-cell>
          <table:table-cell office:value-type="string" calcext:value-type="string">
            <text:p>2019-01-10</text:p>
          </table:table-cell>
          <table:table-cell office:value-type="string" calcext:value-type="string">
            <text:p>18:06:21</text:p>
          </table:table-cell>
          <table:table-cell office:value-type="float" office:value="557957" calcext:value-type="float">
            <text:p>557957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63d17c8652955e67afd16eb85f26fbc91962372c150d9503c53eb38d19a72686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41];60*60*24)" office:value-type="float" office:value="1547078400" calcext:value-type="float">
            <text:p>1547078400</text:p>
          </table:table-cell>
          <table:table-cell table:number-columns-repeated="3"/>
        </table:table-row>
        <table:table-row table:style-name="ro1">
          <table:table-cell office:value-type="float" office:value="1547143581" calcext:value-type="float">
            <text:p>1547143581</text:p>
          </table:table-cell>
          <table:table-cell office:value-type="string" calcext:value-type="string">
            <text:p>2019-01-10</text:p>
          </table:table-cell>
          <table:table-cell office:value-type="string" calcext:value-type="string">
            <text:p>18:06:21</text:p>
          </table:table-cell>
          <table:table-cell office:value-type="float" office:value="557957" calcext:value-type="float">
            <text:p>557957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c5cf4416d55c3ca4147c7eb34a1d6084809cc4f316350c46141c38110628bbeb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42];60*60*24)" office:value-type="float" office:value="1547078400" calcext:value-type="float">
            <text:p>1547078400</text:p>
          </table:table-cell>
          <table:table-cell table:number-columns-repeated="3"/>
        </table:table-row>
        <table:table-row table:style-name="ro1">
          <table:table-cell office:value-type="float" office:value="1547143581" calcext:value-type="float">
            <text:p>1547143581</text:p>
          </table:table-cell>
          <table:table-cell office:value-type="string" calcext:value-type="string">
            <text:p>2019-01-10</text:p>
          </table:table-cell>
          <table:table-cell office:value-type="string" calcext:value-type="string">
            <text:p>18:06:21</text:p>
          </table:table-cell>
          <table:table-cell office:value-type="float" office:value="557957" calcext:value-type="float">
            <text:p>557957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924225e9730efe73244667bde7931d7c12bfdc5aa6d4b1d01b2c1ecd6e8497ec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43];60*60*24)" office:value-type="float" office:value="1547078400" calcext:value-type="float">
            <text:p>1547078400</text:p>
          </table:table-cell>
          <table:table-cell table:number-columns-repeated="3"/>
        </table:table-row>
        <table:table-row table:style-name="ro1">
          <table:table-cell office:value-type="float" office:value="1547149946" calcext:value-type="float">
            <text:p>1547149946</text:p>
          </table:table-cell>
          <table:table-cell office:value-type="string" calcext:value-type="string">
            <text:p>2019-01-10</text:p>
          </table:table-cell>
          <table:table-cell office:value-type="string" calcext:value-type="string">
            <text:p>19:52:26</text:p>
          </table:table-cell>
          <table:table-cell office:value-type="float" office:value="557967" calcext:value-type="float">
            <text:p>557967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2aedb5581de234b2eff00d94109620af3b45bfd8faa2603ff8d94d8481633736</text:p>
          </table:table-cell>
          <table:table-cell table:number-columns-repeated="2" office:value-type="float" office:value="635" calcext:value-type="float">
            <text:p>635</text:p>
          </table:table-cell>
          <table:table-cell/>
          <table:table-cell table:formula="of:=FLOOR([.A44];60*60*24)" office:value-type="float" office:value="1547078400" calcext:value-type="float">
            <text:p>1547078400</text:p>
          </table:table-cell>
          <table:table-cell table:number-columns-repeated="3"/>
        </table:table-row>
        <table:table-row table:style-name="ro1">
          <table:table-cell office:value-type="float" office:value="1547148369" calcext:value-type="float">
            <text:p>1547148369</text:p>
          </table:table-cell>
          <table:table-cell office:value-type="string" calcext:value-type="string">
            <text:p>2019-01-10</text:p>
          </table:table-cell>
          <table:table-cell office:value-type="string" calcext:value-type="string">
            <text:p>19:26:09</text:p>
          </table:table-cell>
          <table:table-cell office:value-type="float" office:value="557964" calcext:value-type="float">
            <text:p>557964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fd7944cf340d237dbfa466832ee163fbcd1e348a4546fc91eeb15c73751a2824</text:p>
          </table:table-cell>
          <table:table-cell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  <table:table-cell/>
          <table:table-cell table:formula="of:=FLOOR([.A45];60*60*24)" office:value-type="float" office:value="1547078400" calcext:value-type="float">
            <text:p>1547078400</text:p>
          </table:table-cell>
          <table:table-cell table:number-columns-repeated="3"/>
        </table:table-row>
        <table:table-row table:style-name="ro1">
          <table:table-cell office:value-type="float" office:value="1547151720" calcext:value-type="float">
            <text:p>1547151720</text:p>
          </table:table-cell>
          <table:table-cell office:value-type="string" calcext:value-type="string">
            <text:p>2019-01-10</text:p>
          </table:table-cell>
          <table:table-cell office:value-type="string" calcext:value-type="string">
            <text:p>20:22:00</text:p>
          </table:table-cell>
          <table:table-cell office:value-type="float" office:value="557969" calcext:value-type="float">
            <text:p>557969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0f6bd7bce2f371ac192412a739794104e181c78f5ed1b6d58afdf111aaa87612</text:p>
          </table:table-cell>
          <table:table-cell office:value-type="float" office:value="600" calcext:value-type="float">
            <text:p>600</text:p>
          </table:table-cell>
          <table:table-cell office:value-type="float" office:value="601" calcext:value-type="float">
            <text:p>601</text:p>
          </table:table-cell>
          <table:table-cell/>
          <table:table-cell table:formula="of:=FLOOR([.A46];60*60*24)" office:value-type="float" office:value="1547078400" calcext:value-type="float">
            <text:p>1547078400</text:p>
          </table:table-cell>
          <table:table-cell table:number-columns-repeated="3"/>
        </table:table-row>
        <table:table-row table:style-name="ro1">
          <table:table-cell office:value-type="float" office:value="1547145332" calcext:value-type="float">
            <text:p>1547145332</text:p>
          </table:table-cell>
          <table:table-cell office:value-type="string" calcext:value-type="string">
            <text:p>2019-01-10</text:p>
          </table:table-cell>
          <table:table-cell office:value-type="string" calcext:value-type="string">
            <text:p>18:35:32</text:p>
          </table:table-cell>
          <table:table-cell office:value-type="float" office:value="557961" calcext:value-type="float">
            <text:p>557961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52618393d67e94672412848f67f5193f04e88d9dc80554fed0c88dd295233545</text:p>
          </table:table-cell>
          <table:table-cell office:value-type="float" office:value="600" calcext:value-type="float">
            <text:p>600</text:p>
          </table:table-cell>
          <table:table-cell office:value-type="float" office:value="601" calcext:value-type="float">
            <text:p>601</text:p>
          </table:table-cell>
          <table:table-cell/>
          <table:table-cell table:formula="of:=FLOOR([.A47];60*60*24)" office:value-type="float" office:value="1547078400" calcext:value-type="float">
            <text:p>1547078400</text:p>
          </table:table-cell>
          <table:table-cell table:number-columns-repeated="3"/>
        </table:table-row>
        <table:table-row table:style-name="ro1">
          <table:table-cell office:value-type="float" office:value="1547145332" calcext:value-type="float">
            <text:p>1547145332</text:p>
          </table:table-cell>
          <table:table-cell office:value-type="string" calcext:value-type="string">
            <text:p>2019-01-10</text:p>
          </table:table-cell>
          <table:table-cell office:value-type="string" calcext:value-type="string">
            <text:p>18:35:32</text:p>
          </table:table-cell>
          <table:table-cell office:value-type="float" office:value="557961" calcext:value-type="float">
            <text:p>557961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a992ef00dba7a6edf81f6364d63da4025b6c935aa18ef8bf0682d6a072ab342b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48];60*60*24)" office:value-type="float" office:value="1547078400" calcext:value-type="float">
            <text:p>1547078400</text:p>
          </table:table-cell>
          <table:table-cell table:number-columns-repeated="3"/>
        </table:table-row>
        <table:table-row table:style-name="ro1">
          <table:table-cell office:value-type="float" office:value="1547156140" calcext:value-type="float">
            <text:p>1547156140</text:p>
          </table:table-cell>
          <table:table-cell office:value-type="string" calcext:value-type="string">
            <text:p>2019-01-10</text:p>
          </table:table-cell>
          <table:table-cell office:value-type="string" calcext:value-type="string">
            <text:p>21:35:40</text:p>
          </table:table-cell>
          <table:table-cell office:value-type="float" office:value="557979" calcext:value-type="float">
            <text:p>557979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fb77a836d2707ec0e076a8583521ed0cb21e1ec50845e6c95f0ac361457c9b98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49];60*60*24)" office:value-type="float" office:value="1547078400" calcext:value-type="float">
            <text:p>1547078400</text:p>
          </table:table-cell>
          <table:table-cell table:number-columns-repeated="3"/>
        </table:table-row>
        <table:table-row table:style-name="ro1">
          <table:table-cell office:value-type="float" office:value="1547159065" calcext:value-type="float">
            <text:p>1547159065</text:p>
          </table:table-cell>
          <table:table-cell office:value-type="string" calcext:value-type="string">
            <text:p>2019-01-10</text:p>
          </table:table-cell>
          <table:table-cell office:value-type="string" calcext:value-type="string">
            <text:p>22:24:25</text:p>
          </table:table-cell>
          <table:table-cell office:value-type="float" office:value="557984" calcext:value-type="float">
            <text:p>557984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af00beda39274a6155c48eb096fe052f068b18a8c1183f8e618e5524b47fcf5a</text:p>
          </table:table-cell>
          <table:table-cell table:number-columns-repeated="2" office:value-type="float" office:value="144" calcext:value-type="float">
            <text:p>144</text:p>
          </table:table-cell>
          <table:table-cell/>
          <table:table-cell table:formula="of:=FLOOR([.A50];60*60*24)" office:value-type="float" office:value="1547078400" calcext:value-type="float">
            <text:p>1547078400</text:p>
          </table:table-cell>
          <table:table-cell table:number-columns-repeated="3"/>
        </table:table-row>
        <table:table-row table:style-name="ro1">
          <table:table-cell office:value-type="float" office:value="1547158657" calcext:value-type="float">
            <text:p>1547158657</text:p>
          </table:table-cell>
          <table:table-cell office:value-type="string" calcext:value-type="string">
            <text:p>2019-01-10</text:p>
          </table:table-cell>
          <table:table-cell office:value-type="string" calcext:value-type="string">
            <text:p>22:17:37</text:p>
          </table:table-cell>
          <table:table-cell office:value-type="float" office:value="557982" calcext:value-type="float">
            <text:p>557982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31d3f7fc20fc3c3e0a6f25e5429af076f3ece968b4058fa90b0b0fa5164d888c</text:p>
          </table:table-cell>
          <table:table-cell table:number-columns-repeated="2" office:value-type="float" office:value="144" calcext:value-type="float">
            <text:p>144</text:p>
          </table:table-cell>
          <table:table-cell/>
          <table:table-cell table:formula="of:=FLOOR([.A51];60*60*24)" office:value-type="float" office:value="1547078400" calcext:value-type="float">
            <text:p>1547078400</text:p>
          </table:table-cell>
          <table:table-cell table:number-columns-repeated="3"/>
        </table:table-row>
        <table:table-row table:style-name="ro1">
          <table:table-cell office:value-type="float" office:value="1547154398" calcext:value-type="float">
            <text:p>1547154398</text:p>
          </table:table-cell>
          <table:table-cell office:value-type="string" calcext:value-type="string">
            <text:p>2019-01-10</text:p>
          </table:table-cell>
          <table:table-cell office:value-type="string" calcext:value-type="string">
            <text:p>21:06:38</text:p>
          </table:table-cell>
          <table:table-cell office:value-type="float" office:value="557975" calcext:value-type="float">
            <text:p>557975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9dac1664bf4c2a2a3f5a855d30aa16ebb222d835ffe34622654c764984bbb64b</text:p>
          </table:table-cell>
          <table:table-cell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  <table:table-cell/>
          <table:table-cell table:formula="of:=FLOOR([.A52];60*60*24)" office:value-type="float" office:value="1547078400" calcext:value-type="float">
            <text:p>1547078400</text:p>
          </table:table-cell>
          <table:table-cell table:number-columns-repeated="3"/>
        </table:table-row>
        <table:table-row table:style-name="ro1">
          <table:table-cell office:value-type="float" office:value="1547158657" calcext:value-type="float">
            <text:p>1547158657</text:p>
          </table:table-cell>
          <table:table-cell office:value-type="string" calcext:value-type="string">
            <text:p>2019-01-10</text:p>
          </table:table-cell>
          <table:table-cell office:value-type="string" calcext:value-type="string">
            <text:p>22:17:37</text:p>
          </table:table-cell>
          <table:table-cell office:value-type="float" office:value="557982" calcext:value-type="float">
            <text:p>557982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e219e84d9c816b807c20b929fc2562ca0791d9dc66170021f7b12428dc8b4b68</text:p>
          </table:table-cell>
          <table:table-cell office:value-type="float" office:value="360" calcext:value-type="float">
            <text:p>360</text:p>
          </table:table-cell>
          <table:table-cell office:value-type="float" office:value="364" calcext:value-type="float">
            <text:p>364</text:p>
          </table:table-cell>
          <table:table-cell/>
          <table:table-cell table:formula="of:=FLOOR([.A53];60*60*24)" office:value-type="float" office:value="1547078400" calcext:value-type="float">
            <text:p>1547078400</text:p>
          </table:table-cell>
          <table:table-cell table:number-columns-repeated="3"/>
        </table:table-row>
        <table:table-row table:style-name="ro1">
          <table:table-cell office:value-type="float" office:value="1547160765" calcext:value-type="float">
            <text:p>1547160765</text:p>
          </table:table-cell>
          <table:table-cell office:value-type="string" calcext:value-type="string">
            <text:p>2019-01-10</text:p>
          </table:table-cell>
          <table:table-cell office:value-type="string" calcext:value-type="string">
            <text:p>22:52:45</text:p>
          </table:table-cell>
          <table:table-cell office:value-type="float" office:value="557987" calcext:value-type="float">
            <text:p>557987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1c8eeaad83356b0d2e7e5aa013f9f5fb648a7e6e04c1e56187fa45cb78bc1d5c</text:p>
          </table:table-cell>
          <table:table-cell office:value-type="float" office:value="180" calcext:value-type="float">
            <text:p>180</text:p>
          </table:table-cell>
          <table:table-cell office:value-type="float" office:value="181" calcext:value-type="float">
            <text:p>181</text:p>
          </table:table-cell>
          <table:table-cell/>
          <table:table-cell table:formula="of:=FLOOR([.A54];60*60*24)" office:value-type="float" office:value="1547078400" calcext:value-type="float">
            <text:p>1547078400</text:p>
          </table:table-cell>
          <table:table-cell table:number-columns-repeated="3"/>
        </table:table-row>
        <table:table-row table:style-name="ro1">
          <table:table-cell office:value-type="float" office:value="1547164939" calcext:value-type="float">
            <text:p>1547164939</text:p>
          </table:table-cell>
          <table:table-cell office:value-type="string" calcext:value-type="string">
            <text:p>2019-01-11</text:p>
          </table:table-cell>
          <table:table-cell office:value-type="string" calcext:value-type="string">
            <text:p>00:02:19</text:p>
          </table:table-cell>
          <table:table-cell office:value-type="float" office:value="557997" calcext:value-type="float">
            <text:p>557997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19916e2e65bd278ad8c37342768265d8406ead0585f77c36c4c3ea1bacb094a9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55];60*60*24)" office:value-type="float" office:value="1547164800" calcext:value-type="float">
            <text:p>1547164800</text:p>
          </table:table-cell>
          <table:table-cell table:number-columns-repeated="3"/>
        </table:table-row>
        <table:table-row table:style-name="ro1">
          <table:table-cell office:value-type="float" office:value="1547164721" calcext:value-type="float">
            <text:p>1547164721</text:p>
          </table:table-cell>
          <table:table-cell office:value-type="string" calcext:value-type="string">
            <text:p>2019-01-10</text:p>
          </table:table-cell>
          <table:table-cell office:value-type="string" calcext:value-type="string">
            <text:p>23:58:41</text:p>
          </table:table-cell>
          <table:table-cell office:value-type="float" office:value="557995" calcext:value-type="float">
            <text:p>557995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c1774e68f5c1f1445c745b5f99a16a0760fddaf177a997e109890dc090382f5c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56];60*60*24)" office:value-type="float" office:value="1547078400" calcext:value-type="float">
            <text:p>1547078400</text:p>
          </table:table-cell>
          <table:table-cell table:number-columns-repeated="3"/>
        </table:table-row>
        <table:table-row table:style-name="ro1">
          <table:table-cell office:value-type="float" office:value="1547165494" calcext:value-type="float">
            <text:p>1547165494</text:p>
          </table:table-cell>
          <table:table-cell office:value-type="string" calcext:value-type="string">
            <text:p>2019-01-11</text:p>
          </table:table-cell>
          <table:table-cell office:value-type="string" calcext:value-type="string">
            <text:p>00:11:34</text:p>
          </table:table-cell>
          <table:table-cell office:value-type="float" office:value="557999" calcext:value-type="float">
            <text:p>557999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ad75d2390649541d8c2ca335052f9a5722a540e293a24687b14835dcf249934a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57];60*60*24)" office:value-type="float" office:value="1547164800" calcext:value-type="float">
            <text:p>1547164800</text:p>
          </table:table-cell>
          <table:table-cell table:number-columns-repeated="3"/>
        </table:table-row>
        <table:table-row table:style-name="ro1">
          <table:table-cell office:value-type="float" office:value="1547159861" calcext:value-type="float">
            <text:p>1547159861</text:p>
          </table:table-cell>
          <table:table-cell office:value-type="string" calcext:value-type="string">
            <text:p>2019-01-10</text:p>
          </table:table-cell>
          <table:table-cell office:value-type="string" calcext:value-type="string">
            <text:p>22:37:41</text:p>
          </table:table-cell>
          <table:table-cell office:value-type="float" office:value="557985" calcext:value-type="float">
            <text:p>557985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2cedb1fb015d534206f731b16fc6f49ed2f42a9af1f227afd089327cf3adb84b</text:p>
          </table:table-cell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/>
          <table:table-cell table:formula="of:=FLOOR([.A58];60*60*24)" office:value-type="float" office:value="1547078400" calcext:value-type="float">
            <text:p>1547078400</text:p>
          </table:table-cell>
          <table:table-cell table:number-columns-repeated="3"/>
        </table:table-row>
        <table:table-row table:style-name="ro1">
          <table:table-cell office:value-type="float" office:value="1547162996" calcext:value-type="float">
            <text:p>1547162996</text:p>
          </table:table-cell>
          <table:table-cell office:value-type="string" calcext:value-type="string">
            <text:p>2019-01-10</text:p>
          </table:table-cell>
          <table:table-cell office:value-type="string" calcext:value-type="string">
            <text:p>23:29:56</text:p>
          </table:table-cell>
          <table:table-cell office:value-type="float" office:value="557990" calcext:value-type="float">
            <text:p>557990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a7847d9af3f5de1224229f4457b8b020073290cafeb40613cd497d04284613d9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59];60*60*24)" office:value-type="float" office:value="1547078400" calcext:value-type="float">
            <text:p>1547078400</text:p>
          </table:table-cell>
          <table:table-cell table:number-columns-repeated="3"/>
        </table:table-row>
        <table:table-row table:style-name="ro1">
          <table:table-cell office:value-type="float" office:value="1547170255" calcext:value-type="float">
            <text:p>1547170255</text:p>
          </table:table-cell>
          <table:table-cell office:value-type="string" calcext:value-type="string">
            <text:p>2019-01-11</text:p>
          </table:table-cell>
          <table:table-cell office:value-type="string" calcext:value-type="string">
            <text:p>01:30:55</text:p>
          </table:table-cell>
          <table:table-cell office:value-type="float" office:value="558008" calcext:value-type="float">
            <text:p>558008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44e1bae0de33cae035398b20cd386c5395a1d195173ba0828fa8224099108ba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60];60*60*24)" office:value-type="float" office:value="1547164800" calcext:value-type="float">
            <text:p>1547164800</text:p>
          </table:table-cell>
          <table:table-cell table:number-columns-repeated="3"/>
        </table:table-row>
        <table:table-row table:style-name="ro1">
          <table:table-cell office:value-type="float" office:value="1547174781" calcext:value-type="float">
            <text:p>1547174781</text:p>
          </table:table-cell>
          <table:table-cell office:value-type="string" calcext:value-type="string">
            <text:p>2019-01-11</text:p>
          </table:table-cell>
          <table:table-cell office:value-type="string" calcext:value-type="string">
            <text:p>02:46:21</text:p>
          </table:table-cell>
          <table:table-cell office:value-type="float" office:value="558016" calcext:value-type="float">
            <text:p>558016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07a464938f828d1e22a3194c0a2c7531bff844d2baba8c73c22cbf9860dadb9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61];60*60*24)" office:value-type="float" office:value="1547164800" calcext:value-type="float">
            <text:p>1547164800</text:p>
          </table:table-cell>
          <table:table-cell table:number-columns-repeated="3"/>
        </table:table-row>
        <table:table-row table:style-name="ro1">
          <table:table-cell office:value-type="float" office:value="1547173435" calcext:value-type="float">
            <text:p>1547173435</text:p>
          </table:table-cell>
          <table:table-cell office:value-type="string" calcext:value-type="string">
            <text:p>2019-01-11</text:p>
          </table:table-cell>
          <table:table-cell office:value-type="string" calcext:value-type="string">
            <text:p>02:23:55</text:p>
          </table:table-cell>
          <table:table-cell office:value-type="float" office:value="558011" calcext:value-type="float">
            <text:p>558011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63ab227b83fb7d49566dbdf38c804059a9d0a2345eff553aa3cfb352eb26c853</text:p>
          </table:table-cell>
          <table:table-cell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  <table:table-cell/>
          <table:table-cell table:formula="of:=FLOOR([.A62];60*60*24)" office:value-type="float" office:value="1547164800" calcext:value-type="float">
            <text:p>1547164800</text:p>
          </table:table-cell>
          <table:table-cell table:number-columns-repeated="3"/>
        </table:table-row>
        <table:table-row table:style-name="ro1">
          <table:table-cell office:value-type="float" office:value="1547173435" calcext:value-type="float">
            <text:p>1547173435</text:p>
          </table:table-cell>
          <table:table-cell office:value-type="string" calcext:value-type="string">
            <text:p>2019-01-11</text:p>
          </table:table-cell>
          <table:table-cell office:value-type="string" calcext:value-type="string">
            <text:p>02:23:55</text:p>
          </table:table-cell>
          <table:table-cell office:value-type="float" office:value="558011" calcext:value-type="float">
            <text:p>558011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2cdd3c4ee351c6666389defa54fa5ec64561b112fa153e31c15594a335d9bc6a</text:p>
          </table:table-cell>
          <table:table-cell office:value-type="float" office:value="144" calcext:value-type="float">
            <text:p>144</text:p>
          </table:table-cell>
          <table:table-cell office:value-type="float" office:value="147" calcext:value-type="float">
            <text:p>147</text:p>
          </table:table-cell>
          <table:table-cell/>
          <table:table-cell table:formula="of:=FLOOR([.A63];60*60*24)" office:value-type="float" office:value="1547164800" calcext:value-type="float">
            <text:p>1547164800</text:p>
          </table:table-cell>
          <table:table-cell table:number-columns-repeated="3"/>
        </table:table-row>
        <table:table-row table:style-name="ro1">
          <table:table-cell office:value-type="float" office:value="1547173435" calcext:value-type="float">
            <text:p>1547173435</text:p>
          </table:table-cell>
          <table:table-cell office:value-type="string" calcext:value-type="string">
            <text:p>2019-01-11</text:p>
          </table:table-cell>
          <table:table-cell office:value-type="string" calcext:value-type="string">
            <text:p>02:23:55</text:p>
          </table:table-cell>
          <table:table-cell office:value-type="float" office:value="558011" calcext:value-type="float">
            <text:p>558011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452d5823ac18d9242ee701c6cbe6ff7d41237199673fdb8ad1d5d227b8bd2fc9</text:p>
          </table:table-cell>
          <table:table-cell office:value-type="float" office:value="144" calcext:value-type="float">
            <text:p>144</text:p>
          </table:table-cell>
          <table:table-cell office:value-type="float" office:value="147" calcext:value-type="float">
            <text:p>147</text:p>
          </table:table-cell>
          <table:table-cell/>
          <table:table-cell table:formula="of:=FLOOR([.A64];60*60*24)" office:value-type="float" office:value="1547164800" calcext:value-type="float">
            <text:p>1547164800</text:p>
          </table:table-cell>
          <table:table-cell table:number-columns-repeated="3"/>
        </table:table-row>
        <table:table-row table:style-name="ro1">
          <table:table-cell office:value-type="float" office:value="1547176440" calcext:value-type="float">
            <text:p>1547176440</text:p>
          </table:table-cell>
          <table:table-cell office:value-type="string" calcext:value-type="string">
            <text:p>2019-01-11</text:p>
          </table:table-cell>
          <table:table-cell office:value-type="string" calcext:value-type="string">
            <text:p>03:14:00</text:p>
          </table:table-cell>
          <table:table-cell office:value-type="float" office:value="558021" calcext:value-type="float">
            <text:p>558021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b71b5e78343aaf4f423a940ebe296a0993fa550e870db2409ceb23817df4fb5c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65];60*60*24)" office:value-type="float" office:value="1547164800" calcext:value-type="float">
            <text:p>1547164800</text:p>
          </table:table-cell>
          <table:table-cell table:number-columns-repeated="3"/>
        </table:table-row>
        <table:table-row table:style-name="ro1">
          <table:table-cell office:value-type="float" office:value="1547177662" calcext:value-type="float">
            <text:p>1547177662</text:p>
          </table:table-cell>
          <table:table-cell office:value-type="string" calcext:value-type="string">
            <text:p>2019-01-11</text:p>
          </table:table-cell>
          <table:table-cell office:value-type="string" calcext:value-type="string">
            <text:p>03:34:22</text:p>
          </table:table-cell>
          <table:table-cell office:value-type="float" office:value="558025" calcext:value-type="float">
            <text:p>558025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2bc453199a29be3bd7b47edc5eedc4afb1a91c2db1b8b5b0e4a8835b06ed6d4d</text:p>
          </table:table-cell>
          <table:table-cell table:number-columns-repeated="2" office:value-type="float" office:value="144" calcext:value-type="float">
            <text:p>144</text:p>
          </table:table-cell>
          <table:table-cell/>
          <table:table-cell table:formula="of:=FLOOR([.A66];60*60*24)" office:value-type="float" office:value="1547164800" calcext:value-type="float">
            <text:p>1547164800</text:p>
          </table:table-cell>
          <table:table-cell table:number-columns-repeated="3"/>
        </table:table-row>
        <table:table-row table:style-name="ro1">
          <table:table-cell office:value-type="float" office:value="1547177662" calcext:value-type="float">
            <text:p>1547177662</text:p>
          </table:table-cell>
          <table:table-cell office:value-type="string" calcext:value-type="string">
            <text:p>2019-01-11</text:p>
          </table:table-cell>
          <table:table-cell office:value-type="string" calcext:value-type="string">
            <text:p>03:34:22</text:p>
          </table:table-cell>
          <table:table-cell office:value-type="float" office:value="558025" calcext:value-type="float">
            <text:p>558025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74452a64c02bb5a587021dbea104f800b7af23fd2a920c0ccb678fec26557bff</text:p>
          </table:table-cell>
          <table:table-cell table:number-columns-repeated="2" office:value-type="float" office:value="144" calcext:value-type="float">
            <text:p>144</text:p>
          </table:table-cell>
          <table:table-cell/>
          <table:table-cell table:formula="of:=FLOOR([.A67];60*60*24)" office:value-type="float" office:value="1547164800" calcext:value-type="float">
            <text:p>1547164800</text:p>
          </table:table-cell>
          <table:table-cell table:number-columns-repeated="3"/>
        </table:table-row>
        <table:table-row table:style-name="ro1">
          <table:table-cell office:value-type="float" office:value="1547180268" calcext:value-type="float">
            <text:p>1547180268</text:p>
          </table:table-cell>
          <table:table-cell office:value-type="string" calcext:value-type="string">
            <text:p>2019-01-11</text:p>
          </table:table-cell>
          <table:table-cell office:value-type="string" calcext:value-type="string">
            <text:p>04:17:48</text:p>
          </table:table-cell>
          <table:table-cell office:value-type="float" office:value="558027" calcext:value-type="float">
            <text:p>558027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01aecf6359404f9d895d973528e7f4a9b02803fc0b96578a69fa9fde41c1795f</text:p>
          </table:table-cell>
          <table:table-cell table:number-columns-repeated="2" office:value-type="float" office:value="144" calcext:value-type="float">
            <text:p>144</text:p>
          </table:table-cell>
          <table:table-cell/>
          <table:table-cell table:formula="of:=FLOOR([.A68];60*60*24)" office:value-type="float" office:value="1547164800" calcext:value-type="float">
            <text:p>1547164800</text:p>
          </table:table-cell>
          <table:table-cell table:number-columns-repeated="3"/>
        </table:table-row>
        <table:table-row table:style-name="ro1">
          <table:table-cell office:value-type="float" office:value="1547180268" calcext:value-type="float">
            <text:p>1547180268</text:p>
          </table:table-cell>
          <table:table-cell office:value-type="string" calcext:value-type="string">
            <text:p>2019-01-11</text:p>
          </table:table-cell>
          <table:table-cell office:value-type="string" calcext:value-type="string">
            <text:p>04:17:48</text:p>
          </table:table-cell>
          <table:table-cell office:value-type="float" office:value="558027" calcext:value-type="float">
            <text:p>558027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fa1e5b1d6925e17c7693b9be610adc31f29998db3a88f81794050fdc9b95eea2</text:p>
          </table:table-cell>
          <table:table-cell table:number-columns-repeated="2" office:value-type="float" office:value="144" calcext:value-type="float">
            <text:p>144</text:p>
          </table:table-cell>
          <table:table-cell/>
          <table:table-cell table:formula="of:=FLOOR([.A69];60*60*24)" office:value-type="float" office:value="1547164800" calcext:value-type="float">
            <text:p>1547164800</text:p>
          </table:table-cell>
          <table:table-cell table:number-columns-repeated="3"/>
        </table:table-row>
        <table:table-row table:style-name="ro1">
          <table:table-cell office:value-type="float" office:value="1547181654" calcext:value-type="float">
            <text:p>1547181654</text:p>
          </table:table-cell>
          <table:table-cell office:value-type="string" calcext:value-type="string">
            <text:p>2019-01-11</text:p>
          </table:table-cell>
          <table:table-cell office:value-type="string" calcext:value-type="string">
            <text:p>04:40:54</text:p>
          </table:table-cell>
          <table:table-cell office:value-type="float" office:value="558029" calcext:value-type="float">
            <text:p>558029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994f35b3116ed422c540a71cdbd3b4597c7f3bac50f7bc17fab27987fa66e262</text:p>
          </table:table-cell>
          <table:table-cell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  <table:table-cell/>
          <table:table-cell table:formula="of:=FLOOR([.A70];60*60*24)" office:value-type="float" office:value="1547164800" calcext:value-type="float">
            <text:p>1547164800</text:p>
          </table:table-cell>
          <table:table-cell table:number-columns-repeated="3"/>
        </table:table-row>
        <table:table-row table:style-name="ro1">
          <table:table-cell office:value-type="float" office:value="1547181654" calcext:value-type="float">
            <text:p>1547181654</text:p>
          </table:table-cell>
          <table:table-cell office:value-type="string" calcext:value-type="string">
            <text:p>2019-01-11</text:p>
          </table:table-cell>
          <table:table-cell office:value-type="string" calcext:value-type="string">
            <text:p>04:40:54</text:p>
          </table:table-cell>
          <table:table-cell office:value-type="float" office:value="558029" calcext:value-type="float">
            <text:p>558029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550dc765281cc92c052f90097d1efc339df6f23a19fad7e1d0039ab64a630c77</text:p>
          </table:table-cell>
          <table:table-cell office:value-type="float" office:value="144" calcext:value-type="float">
            <text:p>144</text:p>
          </table:table-cell>
          <table:table-cell office:value-type="float" office:value="184" calcext:value-type="float">
            <text:p>184</text:p>
          </table:table-cell>
          <table:table-cell/>
          <table:table-cell table:formula="of:=FLOOR([.A71];60*60*24)" office:value-type="float" office:value="1547164800" calcext:value-type="float">
            <text:p>1547164800</text:p>
          </table:table-cell>
          <table:table-cell table:number-columns-repeated="3"/>
        </table:table-row>
        <table:table-row table:style-name="ro1">
          <table:table-cell office:value-type="float" office:value="1547181654" calcext:value-type="float">
            <text:p>1547181654</text:p>
          </table:table-cell>
          <table:table-cell office:value-type="string" calcext:value-type="string">
            <text:p>2019-01-11</text:p>
          </table:table-cell>
          <table:table-cell office:value-type="string" calcext:value-type="string">
            <text:p>04:40:54</text:p>
          </table:table-cell>
          <table:table-cell office:value-type="float" office:value="558029" calcext:value-type="float">
            <text:p>558029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750f269378f758c4bf550f685a469e38b47a9871d36c435e488cac7e377ab31d</text:p>
          </table:table-cell>
          <table:table-cell office:value-type="float" office:value="360" calcext:value-type="float">
            <text:p>360</text:p>
          </table:table-cell>
          <table:table-cell office:value-type="float" office:value="362" calcext:value-type="float">
            <text:p>362</text:p>
          </table:table-cell>
          <table:table-cell/>
          <table:table-cell table:formula="of:=FLOOR([.A72];60*60*24)" office:value-type="float" office:value="1547164800" calcext:value-type="float">
            <text:p>1547164800</text:p>
          </table:table-cell>
          <table:table-cell table:number-columns-repeated="3"/>
        </table:table-row>
        <table:table-row table:style-name="ro1">
          <table:table-cell office:value-type="float" office:value="1547176288" calcext:value-type="float">
            <text:p>1547176288</text:p>
          </table:table-cell>
          <table:table-cell office:value-type="string" calcext:value-type="string">
            <text:p>2019-01-11</text:p>
          </table:table-cell>
          <table:table-cell office:value-type="string" calcext:value-type="string">
            <text:p>03:11:28</text:p>
          </table:table-cell>
          <table:table-cell office:value-type="float" office:value="558020" calcext:value-type="float">
            <text:p>558020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c628dde2cd3e3af69318c79c1471cb2c0c8da95f8358a1cb9c96c06d34845adb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/>
          <table:table-cell table:formula="of:=FLOOR([.A73];60*60*24)" office:value-type="float" office:value="1547164800" calcext:value-type="float">
            <text:p>1547164800</text:p>
          </table:table-cell>
          <table:table-cell table:number-columns-repeated="3"/>
        </table:table-row>
        <table:table-row table:style-name="ro1">
          <table:table-cell office:value-type="float" office:value="1547190064" calcext:value-type="float">
            <text:p>1547190064</text:p>
          </table:table-cell>
          <table:table-cell office:value-type="string" calcext:value-type="string">
            <text:p>2019-01-11</text:p>
          </table:table-cell>
          <table:table-cell office:value-type="string" calcext:value-type="string">
            <text:p>07:01:04</text:p>
          </table:table-cell>
          <table:table-cell office:value-type="float" office:value="558040" calcext:value-type="float">
            <text:p>558040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f694462f4919bca345b3d85a1a98cfdb40208f7ec03aded6ca2298f35a68d942</text:p>
          </table:table-cell>
          <table:table-cell office:value-type="float" office:value="144" calcext:value-type="float">
            <text:p>144</text:p>
          </table:table-cell>
          <table:table-cell office:value-type="float" office:value="153" calcext:value-type="float">
            <text:p>153</text:p>
          </table:table-cell>
          <table:table-cell/>
          <table:table-cell table:formula="of:=FLOOR([.A74];60*60*24)" office:value-type="float" office:value="1547164800" calcext:value-type="float">
            <text:p>1547164800</text:p>
          </table:table-cell>
          <table:table-cell table:number-columns-repeated="3"/>
        </table:table-row>
        <table:table-row table:style-name="ro1">
          <table:table-cell office:value-type="float" office:value="1547190064" calcext:value-type="float">
            <text:p>1547190064</text:p>
          </table:table-cell>
          <table:table-cell office:value-type="string" calcext:value-type="string">
            <text:p>2019-01-11</text:p>
          </table:table-cell>
          <table:table-cell office:value-type="string" calcext:value-type="string">
            <text:p>07:01:04</text:p>
          </table:table-cell>
          <table:table-cell office:value-type="float" office:value="558040" calcext:value-type="float">
            <text:p>558040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0c13226545b8857028a03dfcb7237581e3a17efb2ca86fed8ca4231df702e155</text:p>
          </table:table-cell>
          <table:table-cell office:value-type="float" office:value="144" calcext:value-type="float">
            <text:p>144</text:p>
          </table:table-cell>
          <table:table-cell office:value-type="float" office:value="149" calcext:value-type="float">
            <text:p>149</text:p>
          </table:table-cell>
          <table:table-cell/>
          <table:table-cell table:formula="of:=FLOOR([.A75];60*60*24)" office:value-type="float" office:value="1547164800" calcext:value-type="float">
            <text:p>1547164800</text:p>
          </table:table-cell>
          <table:table-cell table:number-columns-repeated="3"/>
        </table:table-row>
        <table:table-row table:style-name="ro1">
          <table:table-cell office:value-type="float" office:value="1547190064" calcext:value-type="float">
            <text:p>1547190064</text:p>
          </table:table-cell>
          <table:table-cell office:value-type="string" calcext:value-type="string">
            <text:p>2019-01-11</text:p>
          </table:table-cell>
          <table:table-cell office:value-type="string" calcext:value-type="string">
            <text:p>07:01:04</text:p>
          </table:table-cell>
          <table:table-cell office:value-type="float" office:value="558040" calcext:value-type="float">
            <text:p>558040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503434c633c97606be68157f44ce6c50ef796f7d0c968a6888dd32ed834c9fcf</text:p>
          </table:table-cell>
          <table:table-cell office:value-type="float" office:value="144" calcext:value-type="float">
            <text:p>144</text:p>
          </table:table-cell>
          <table:table-cell office:value-type="float" office:value="441" calcext:value-type="float">
            <text:p>441</text:p>
          </table:table-cell>
          <table:table-cell/>
          <table:table-cell table:formula="of:=FLOOR([.A76];60*60*24)" office:value-type="float" office:value="1547164800" calcext:value-type="float">
            <text:p>1547164800</text:p>
          </table:table-cell>
          <table:table-cell table:number-columns-repeated="3"/>
        </table:table-row>
        <table:table-row table:style-name="ro1">
          <table:table-cell office:value-type="float" office:value="1547187986" calcext:value-type="float">
            <text:p>1547187986</text:p>
          </table:table-cell>
          <table:table-cell office:value-type="string" calcext:value-type="string">
            <text:p>2019-01-11</text:p>
          </table:table-cell>
          <table:table-cell office:value-type="string" calcext:value-type="string">
            <text:p>06:26:26</text:p>
          </table:table-cell>
          <table:table-cell office:value-type="float" office:value="558035" calcext:value-type="float">
            <text:p>558035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ddaaab05c052cc864b35ce16e3ac43741b8136fb50a1612a9217d9a0ced84e2f</text:p>
          </table:table-cell>
          <table:table-cell office:value-type="float" office:value="240" calcext:value-type="float">
            <text:p>240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FLOOR([.A77];60*60*24)" office:value-type="float" office:value="1547164800" calcext:value-type="float">
            <text:p>1547164800</text:p>
          </table:table-cell>
          <table:table-cell table:number-columns-repeated="3"/>
        </table:table-row>
        <table:table-row table:style-name="ro1">
          <table:table-cell office:value-type="float" office:value="1547194522" calcext:value-type="float">
            <text:p>1547194522</text:p>
          </table:table-cell>
          <table:table-cell office:value-type="string" calcext:value-type="string">
            <text:p>2019-01-11</text:p>
          </table:table-cell>
          <table:table-cell office:value-type="string" calcext:value-type="string">
            <text:p>08:15:22</text:p>
          </table:table-cell>
          <table:table-cell office:value-type="float" office:value="558047" calcext:value-type="float">
            <text:p>558047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e608ae1d11a4fa9d7ebca7da8a804a0973497029367e04040f198b924e93bce7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78];60*60*24)" office:value-type="float" office:value="1547164800" calcext:value-type="float">
            <text:p>1547164800</text:p>
          </table:table-cell>
          <table:table-cell table:number-columns-repeated="3"/>
        </table:table-row>
        <table:table-row table:style-name="ro1">
          <table:table-cell office:value-type="float" office:value="1547197082" calcext:value-type="float">
            <text:p>1547197082</text:p>
          </table:table-cell>
          <table:table-cell office:value-type="string" calcext:value-type="string">
            <text:p>2019-01-11</text:p>
          </table:table-cell>
          <table:table-cell office:value-type="string" calcext:value-type="string">
            <text:p>08:58:02</text:p>
          </table:table-cell>
          <table:table-cell office:value-type="float" office:value="558053" calcext:value-type="float">
            <text:p>558053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0f07aeea07d1ac673b3690be23f2c37706b93c3c921bee2de3f4a6f509d81649</text:p>
          </table:table-cell>
          <table:table-cell office:value-type="float" office:value="144" calcext:value-type="float">
            <text:p>144</text:p>
          </table:table-cell>
          <table:table-cell office:value-type="float" office:value="147" calcext:value-type="float">
            <text:p>147</text:p>
          </table:table-cell>
          <table:table-cell/>
          <table:table-cell table:formula="of:=FLOOR([.A79];60*60*24)" office:value-type="float" office:value="1547164800" calcext:value-type="float">
            <text:p>1547164800</text:p>
          </table:table-cell>
          <table:table-cell table:number-columns-repeated="3"/>
        </table:table-row>
        <table:table-row table:style-name="ro1">
          <table:table-cell office:value-type="float" office:value="1547201804" calcext:value-type="float">
            <text:p>1547201804</text:p>
          </table:table-cell>
          <table:table-cell office:value-type="string" calcext:value-type="string">
            <text:p>2019-01-11</text:p>
          </table:table-cell>
          <table:table-cell office:value-type="string" calcext:value-type="string">
            <text:p>10:16:44</text:p>
          </table:table-cell>
          <table:table-cell office:value-type="float" office:value="558060" calcext:value-type="float">
            <text:p>558060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70a247dee904fd1bc46e66a3e4187d537c3efdf6185e225172a7b3f36ae5e505</text:p>
          </table:table-cell>
          <table:table-cell office:value-type="float" office:value="144" calcext:value-type="float">
            <text:p>144</text:p>
          </table:table-cell>
          <table:table-cell office:value-type="float" office:value="162" calcext:value-type="float">
            <text:p>162</text:p>
          </table:table-cell>
          <table:table-cell/>
          <table:table-cell table:formula="of:=FLOOR([.A80];60*60*24)" office:value-type="float" office:value="1547164800" calcext:value-type="float">
            <text:p>1547164800</text:p>
          </table:table-cell>
          <table:table-cell table:number-columns-repeated="3"/>
        </table:table-row>
        <table:table-row table:style-name="ro1">
          <table:table-cell office:value-type="float" office:value="1547197082" calcext:value-type="float">
            <text:p>1547197082</text:p>
          </table:table-cell>
          <table:table-cell office:value-type="string" calcext:value-type="string">
            <text:p>2019-01-11</text:p>
          </table:table-cell>
          <table:table-cell office:value-type="string" calcext:value-type="string">
            <text:p>08:58:02</text:p>
          </table:table-cell>
          <table:table-cell office:value-type="float" office:value="558053" calcext:value-type="float">
            <text:p>558053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5b1080cfa7091d45df6bb9ab4624aa4f27f8bef660f4a0e93f25028a12d5aa08</text:p>
          </table:table-cell>
          <table:table-cell office:value-type="float" office:value="144" calcext:value-type="float">
            <text:p>144</text:p>
          </table:table-cell>
          <table:table-cell office:value-type="float" office:value="902" calcext:value-type="float">
            <text:p>902</text:p>
          </table:table-cell>
          <table:table-cell/>
          <table:table-cell table:formula="of:=FLOOR([.A81];60*60*24)" office:value-type="float" office:value="1547164800" calcext:value-type="float">
            <text:p>1547164800</text:p>
          </table:table-cell>
          <table:table-cell table:number-columns-repeated="3"/>
        </table:table-row>
        <table:table-row table:style-name="ro1">
          <table:table-cell office:value-type="float" office:value="1547199851" calcext:value-type="float">
            <text:p>1547199851</text:p>
          </table:table-cell>
          <table:table-cell office:value-type="string" calcext:value-type="string">
            <text:p>2019-01-11</text:p>
          </table:table-cell>
          <table:table-cell office:value-type="string" calcext:value-type="string">
            <text:p>09:44:11</text:p>
          </table:table-cell>
          <table:table-cell office:value-type="float" office:value="558056" calcext:value-type="float">
            <text:p>558056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5559e56868045c67e782325abcc330f7bc609c9082df2d8478bbb5f7a015c668</text:p>
          </table:table-cell>
          <table:table-cell office:value-type="float" office:value="144" calcext:value-type="float">
            <text:p>144</text:p>
          </table:table-cell>
          <table:table-cell office:value-type="float" office:value="160" calcext:value-type="float">
            <text:p>160</text:p>
          </table:table-cell>
          <table:table-cell/>
          <table:table-cell table:formula="of:=FLOOR([.A82];60*60*24)" office:value-type="float" office:value="1547164800" calcext:value-type="float">
            <text:p>1547164800</text:p>
          </table:table-cell>
          <table:table-cell table:number-columns-repeated="3"/>
        </table:table-row>
        <table:table-row table:style-name="ro1">
          <table:table-cell office:value-type="float" office:value="1547200679" calcext:value-type="float">
            <text:p>1547200679</text:p>
          </table:table-cell>
          <table:table-cell office:value-type="string" calcext:value-type="string">
            <text:p>2019-01-11</text:p>
          </table:table-cell>
          <table:table-cell office:value-type="string" calcext:value-type="string">
            <text:p>09:57:59</text:p>
          </table:table-cell>
          <table:table-cell office:value-type="float" office:value="558059" calcext:value-type="float">
            <text:p>558059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58b582dbefd35121333778fcf42b3030a270a1d3f1191f6a6cab50de00a227b5</text:p>
          </table:table-cell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/>
          <table:table-cell table:formula="of:=FLOOR([.A83];60*60*24)" office:value-type="float" office:value="1547164800" calcext:value-type="float">
            <text:p>1547164800</text:p>
          </table:table-cell>
          <table:table-cell table:number-columns-repeated="3"/>
        </table:table-row>
        <table:table-row table:style-name="ro1">
          <table:table-cell office:value-type="float" office:value="1547206215" calcext:value-type="float">
            <text:p>1547206215</text:p>
          </table:table-cell>
          <table:table-cell office:value-type="string" calcext:value-type="string">
            <text:p>2019-01-11</text:p>
          </table:table-cell>
          <table:table-cell office:value-type="string" calcext:value-type="string">
            <text:p>11:30:15</text:p>
          </table:table-cell>
          <table:table-cell office:value-type="float" office:value="558067" calcext:value-type="float">
            <text:p>558067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162d83f002a8af2af8d08b4f0abcee3362975e8df8dcdb93bf4a2025a6d66075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84];60*60*24)" office:value-type="float" office:value="1547164800" calcext:value-type="float">
            <text:p>1547164800</text:p>
          </table:table-cell>
          <table:table-cell table:number-columns-repeated="3"/>
        </table:table-row>
        <table:table-row table:style-name="ro1">
          <table:table-cell office:value-type="float" office:value="1547206003" calcext:value-type="float">
            <text:p>1547206003</text:p>
          </table:table-cell>
          <table:table-cell office:value-type="string" calcext:value-type="string">
            <text:p>2019-01-11</text:p>
          </table:table-cell>
          <table:table-cell office:value-type="string" calcext:value-type="string">
            <text:p>11:26:43</text:p>
          </table:table-cell>
          <table:table-cell office:value-type="float" office:value="558066" calcext:value-type="float">
            <text:p>558066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c69c0b4881d6f6153b1d7c0024ecb88f1819e259bddb6789b02a6eea3a68437e</text:p>
          </table:table-cell>
          <table:table-cell office:value-type="float" office:value="144" calcext:value-type="float">
            <text:p>144</text:p>
          </table:table-cell>
          <table:table-cell office:value-type="float" office:value="150" calcext:value-type="float">
            <text:p>150</text:p>
          </table:table-cell>
          <table:table-cell/>
          <table:table-cell table:formula="of:=FLOOR([.A85];60*60*24)" office:value-type="float" office:value="1547164800" calcext:value-type="float">
            <text:p>1547164800</text:p>
          </table:table-cell>
          <table:table-cell table:number-columns-repeated="3"/>
        </table:table-row>
        <table:table-row table:style-name="ro1">
          <table:table-cell office:value-type="float" office:value="1547206215" calcext:value-type="float">
            <text:p>1547206215</text:p>
          </table:table-cell>
          <table:table-cell office:value-type="string" calcext:value-type="string">
            <text:p>2019-01-11</text:p>
          </table:table-cell>
          <table:table-cell office:value-type="string" calcext:value-type="string">
            <text:p>11:30:15</text:p>
          </table:table-cell>
          <table:table-cell office:value-type="float" office:value="558067" calcext:value-type="float">
            <text:p>558067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5d142f29ff276589feeff48dbf101c70d011cd81ced5839e9eac13fe5b0d3ce6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86];60*60*24)" office:value-type="float" office:value="1547164800" calcext:value-type="float">
            <text:p>1547164800</text:p>
          </table:table-cell>
          <table:table-cell table:number-columns-repeated="3"/>
        </table:table-row>
        <table:table-row table:style-name="ro1">
          <table:table-cell office:value-type="float" office:value="1547206719" calcext:value-type="float">
            <text:p>1547206719</text:p>
          </table:table-cell>
          <table:table-cell office:value-type="string" calcext:value-type="string">
            <text:p>2019-01-11</text:p>
          </table:table-cell>
          <table:table-cell office:value-type="string" calcext:value-type="string">
            <text:p>11:38:39</text:p>
          </table:table-cell>
          <table:table-cell office:value-type="float" office:value="558069" calcext:value-type="float">
            <text:p>558069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fbb57cabcfd1e116060ee7ed5bd7d119971bfbd20769d1d6af47ca9b1683a145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87];60*60*24)" office:value-type="float" office:value="1547164800" calcext:value-type="float">
            <text:p>1547164800</text:p>
          </table:table-cell>
          <table:table-cell table:number-columns-repeated="3"/>
        </table:table-row>
        <table:table-row table:style-name="ro1">
          <table:table-cell office:value-type="float" office:value="1547207106" calcext:value-type="float">
            <text:p>1547207106</text:p>
          </table:table-cell>
          <table:table-cell office:value-type="string" calcext:value-type="string">
            <text:p>2019-01-11</text:p>
          </table:table-cell>
          <table:table-cell office:value-type="string" calcext:value-type="string">
            <text:p>11:45:06</text:p>
          </table:table-cell>
          <table:table-cell office:value-type="float" office:value="558070" calcext:value-type="float">
            <text:p>558070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98f4e1115007a7545c3e4aad8e437a2c610449226a9977e2f66b570e9dcadfe1</text:p>
          </table:table-cell>
          <table:table-cell office:value-type="float" office:value="600" calcext:value-type="float">
            <text:p>600</text:p>
          </table:table-cell>
          <table:table-cell office:value-type="float" office:value="601" calcext:value-type="float">
            <text:p>601</text:p>
          </table:table-cell>
          <table:table-cell/>
          <table:table-cell table:formula="of:=FLOOR([.A88];60*60*24)" office:value-type="float" office:value="1547164800" calcext:value-type="float">
            <text:p>1547164800</text:p>
          </table:table-cell>
          <table:table-cell table:number-columns-repeated="3"/>
        </table:table-row>
        <table:table-row table:style-name="ro1">
          <table:table-cell office:value-type="float" office:value="1547206003" calcext:value-type="float">
            <text:p>1547206003</text:p>
          </table:table-cell>
          <table:table-cell office:value-type="string" calcext:value-type="string">
            <text:p>2019-01-11</text:p>
          </table:table-cell>
          <table:table-cell office:value-type="string" calcext:value-type="string">
            <text:p>11:26:43</text:p>
          </table:table-cell>
          <table:table-cell office:value-type="float" office:value="558066" calcext:value-type="float">
            <text:p>558066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25a23802798b9ef3b5adfcf058a2ade50ae4e56cfff68bfb2d0a98790452cb85</text:p>
          </table:table-cell>
          <table:table-cell office:value-type="float" office:value="230" calcext:value-type="float">
            <text:p>230</text:p>
          </table:table-cell>
          <table:table-cell office:value-type="float" office:value="260" calcext:value-type="float">
            <text:p>260</text:p>
          </table:table-cell>
          <table:table-cell/>
          <table:table-cell table:formula="of:=FLOOR([.A89];60*60*24)" office:value-type="float" office:value="1547164800" calcext:value-type="float">
            <text:p>1547164800</text:p>
          </table:table-cell>
          <table:table-cell table:number-columns-repeated="3"/>
        </table:table-row>
        <table:table-row table:style-name="ro1">
          <table:table-cell office:value-type="float" office:value="1547207800" calcext:value-type="float">
            <text:p>1547207800</text:p>
          </table:table-cell>
          <table:table-cell office:value-type="string" calcext:value-type="string">
            <text:p>2019-01-11</text:p>
          </table:table-cell>
          <table:table-cell office:value-type="string" calcext:value-type="string">
            <text:p>11:56:40</text:p>
          </table:table-cell>
          <table:table-cell office:value-type="float" office:value="558073" calcext:value-type="float">
            <text:p>558073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46eea84b5fd7dff837bb3af6340f7978c1fd54f5e2bc18b805ee5c1e9768a4be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/>
          <table:table-cell table:formula="of:=FLOOR([.A90];60*60*24)" office:value-type="float" office:value="1547164800" calcext:value-type="float">
            <text:p>1547164800</text:p>
          </table:table-cell>
          <table:table-cell table:number-columns-repeated="3"/>
        </table:table-row>
        <table:table-row table:style-name="ro1">
          <table:table-cell office:value-type="float" office:value="1547207800" calcext:value-type="float">
            <text:p>1547207800</text:p>
          </table:table-cell>
          <table:table-cell office:value-type="string" calcext:value-type="string">
            <text:p>2019-01-11</text:p>
          </table:table-cell>
          <table:table-cell office:value-type="string" calcext:value-type="string">
            <text:p>11:56:40</text:p>
          </table:table-cell>
          <table:table-cell office:value-type="float" office:value="558073" calcext:value-type="float">
            <text:p>558073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ad559d38cfe0552be4d044f66934ffedc8f53f0f25672cc2fdf3d13bde3fb7df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91];60*60*24)" office:value-type="float" office:value="1547164800" calcext:value-type="float">
            <text:p>1547164800</text:p>
          </table:table-cell>
          <table:table-cell table:number-columns-repeated="3"/>
        </table:table-row>
        <table:table-row table:style-name="ro1">
          <table:table-cell office:value-type="float" office:value="1547207953" calcext:value-type="float">
            <text:p>1547207953</text:p>
          </table:table-cell>
          <table:table-cell office:value-type="string" calcext:value-type="string">
            <text:p>2019-01-11</text:p>
          </table:table-cell>
          <table:table-cell office:value-type="string" calcext:value-type="string">
            <text:p>11:59:13</text:p>
          </table:table-cell>
          <table:table-cell office:value-type="float" office:value="558074" calcext:value-type="float">
            <text:p>558074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dfb76ba446c38147c8ddd23a8a66e937bae9b47f85f917b652ec9f998f989b08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92];60*60*24)" office:value-type="float" office:value="1547164800" calcext:value-type="float">
            <text:p>1547164800</text:p>
          </table:table-cell>
          <table:table-cell table:number-columns-repeated="3"/>
        </table:table-row>
        <table:table-row table:style-name="ro1">
          <table:table-cell office:value-type="float" office:value="1547207953" calcext:value-type="float">
            <text:p>1547207953</text:p>
          </table:table-cell>
          <table:table-cell office:value-type="string" calcext:value-type="string">
            <text:p>2019-01-11</text:p>
          </table:table-cell>
          <table:table-cell office:value-type="string" calcext:value-type="string">
            <text:p>11:59:13</text:p>
          </table:table-cell>
          <table:table-cell office:value-type="float" office:value="558074" calcext:value-type="float">
            <text:p>558074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ee85d180293f7c80ab90cc35df2c073000acb8ee756d9a81832f0069b4ed065e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93];60*60*24)" office:value-type="float" office:value="1547164800" calcext:value-type="float">
            <text:p>1547164800</text:p>
          </table:table-cell>
          <table:table-cell table:number-columns-repeated="3"/>
        </table:table-row>
        <table:table-row table:style-name="ro1">
          <table:table-cell office:value-type="float" office:value="1547206456" calcext:value-type="float">
            <text:p>1547206456</text:p>
          </table:table-cell>
          <table:table-cell office:value-type="string" calcext:value-type="string">
            <text:p>2019-01-11</text:p>
          </table:table-cell>
          <table:table-cell office:value-type="string" calcext:value-type="string">
            <text:p>11:34:16</text:p>
          </table:table-cell>
          <table:table-cell office:value-type="float" office:value="558068" calcext:value-type="float">
            <text:p>558068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52f01493aec594e94e2f2d04f47cdc73595423868a1be712d0c61ff5375f3300</text:p>
          </table:table-cell>
          <table:table-cell office:value-type="float" office:value="144" calcext:value-type="float">
            <text:p>144</text:p>
          </table:table-cell>
          <table:table-cell office:value-type="float" office:value="1964" calcext:value-type="float">
            <text:p>1964</text:p>
          </table:table-cell>
          <table:table-cell/>
          <table:table-cell table:formula="of:=FLOOR([.A94];60*60*24)" office:value-type="float" office:value="1547164800" calcext:value-type="float">
            <text:p>1547164800</text:p>
          </table:table-cell>
          <table:table-cell table:number-columns-repeated="3"/>
        </table:table-row>
        <table:table-row table:style-name="ro1">
          <table:table-cell office:value-type="float" office:value="1547214841" calcext:value-type="float">
            <text:p>1547214841</text:p>
          </table:table-cell>
          <table:table-cell office:value-type="string" calcext:value-type="string">
            <text:p>2019-01-11</text:p>
          </table:table-cell>
          <table:table-cell office:value-type="string" calcext:value-type="string">
            <text:p>13:54:01</text:p>
          </table:table-cell>
          <table:table-cell office:value-type="float" office:value="558082" calcext:value-type="float">
            <text:p>558082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366a500fbd34a888c86ad1eb9993910cf69c93f995f703a51e3fd2b398b55375</text:p>
          </table:table-cell>
          <table:table-cell table:number-columns-repeated="2" office:value-type="float" office:value="144" calcext:value-type="float">
            <text:p>144</text:p>
          </table:table-cell>
          <table:table-cell/>
          <table:table-cell table:formula="of:=FLOOR([.A95];60*60*24)" office:value-type="float" office:value="1547164800" calcext:value-type="float">
            <text:p>1547164800</text:p>
          </table:table-cell>
          <table:table-cell table:number-columns-repeated="3"/>
        </table:table-row>
        <table:table-row table:style-name="ro1">
          <table:table-cell office:value-type="float" office:value="1547209535" calcext:value-type="float">
            <text:p>1547209535</text:p>
          </table:table-cell>
          <table:table-cell office:value-type="string" calcext:value-type="string">
            <text:p>2019-01-11</text:p>
          </table:table-cell>
          <table:table-cell office:value-type="string" calcext:value-type="string">
            <text:p>12:25:35</text:p>
          </table:table-cell>
          <table:table-cell office:value-type="float" office:value="558077" calcext:value-type="float">
            <text:p>558077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b020b8c177c7e34a80191383cd42468187b51c0de5835cd8b987789b725a3d76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96];60*60*24)" office:value-type="float" office:value="1547164800" calcext:value-type="float">
            <text:p>1547164800</text:p>
          </table:table-cell>
          <table:table-cell table:number-columns-repeated="3"/>
        </table:table-row>
        <table:table-row table:style-name="ro1">
          <table:table-cell office:value-type="float" office:value="1547214841" calcext:value-type="float">
            <text:p>1547214841</text:p>
          </table:table-cell>
          <table:table-cell office:value-type="string" calcext:value-type="string">
            <text:p>2019-01-11</text:p>
          </table:table-cell>
          <table:table-cell office:value-type="string" calcext:value-type="string">
            <text:p>13:54:01</text:p>
          </table:table-cell>
          <table:table-cell office:value-type="float" office:value="558082" calcext:value-type="float">
            <text:p>558082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98e2e6fdeaf97c5398f9dd5f26f27d155383ab17f16dec2771a8d7fdcbb94f19</text:p>
          </table:table-cell>
          <table:table-cell office:value-type="float" office:value="144" calcext:value-type="float">
            <text:p>144</text:p>
          </table:table-cell>
          <table:table-cell office:value-type="float" office:value="164" calcext:value-type="float">
            <text:p>164</text:p>
          </table:table-cell>
          <table:table-cell/>
          <table:table-cell table:formula="of:=FLOOR([.A97];60*60*24)" office:value-type="float" office:value="1547164800" calcext:value-type="float">
            <text:p>1547164800</text:p>
          </table:table-cell>
          <table:table-cell table:number-columns-repeated="3"/>
        </table:table-row>
        <table:table-row table:style-name="ro1">
          <table:table-cell office:value-type="float" office:value="1547223444" calcext:value-type="float">
            <text:p>1547223444</text:p>
          </table:table-cell>
          <table:table-cell office:value-type="string" calcext:value-type="string">
            <text:p>2019-01-11</text:p>
          </table:table-cell>
          <table:table-cell office:value-type="string" calcext:value-type="string">
            <text:p>16:17:24</text:p>
          </table:table-cell>
          <table:table-cell office:value-type="float" office:value="558094" calcext:value-type="float">
            <text:p>558094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e467853e8fc73f1a49390d8647986beb3acfe71c9fbda8673a06e00a5835bee9</text:p>
          </table:table-cell>
          <table:table-cell office:value-type="float" office:value="719" calcext:value-type="float">
            <text:p>719</text:p>
          </table:table-cell>
          <table:table-cell office:value-type="float" office:value="720" calcext:value-type="float">
            <text:p>720</text:p>
          </table:table-cell>
          <table:table-cell/>
          <table:table-cell table:formula="of:=FLOOR([.A98];60*60*24)" office:value-type="float" office:value="1547164800" calcext:value-type="float">
            <text:p>1547164800</text:p>
          </table:table-cell>
          <table:table-cell table:number-columns-repeated="3"/>
        </table:table-row>
        <table:table-row table:style-name="ro1">
          <table:table-cell office:value-type="float" office:value="1547223190" calcext:value-type="float">
            <text:p>1547223190</text:p>
          </table:table-cell>
          <table:table-cell office:value-type="string" calcext:value-type="string">
            <text:p>2019-01-11</text:p>
          </table:table-cell>
          <table:table-cell office:value-type="string" calcext:value-type="string">
            <text:p>16:13:10</text:p>
          </table:table-cell>
          <table:table-cell office:value-type="float" office:value="558093" calcext:value-type="float">
            <text:p>558093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6a72d092065447a64795ea79001844cc9e0c6e224cea1658b8d98c7f02400aeb</text:p>
          </table:table-cell>
          <table:table-cell office:value-type="float" office:value="156" calcext:value-type="float">
            <text:p>156</text:p>
          </table:table-cell>
          <table:table-cell office:value-type="float" office:value="169" calcext:value-type="float">
            <text:p>169</text:p>
          </table:table-cell>
          <table:table-cell/>
          <table:table-cell table:formula="of:=FLOOR([.A99];60*60*24)" office:value-type="float" office:value="1547164800" calcext:value-type="float">
            <text:p>1547164800</text:p>
          </table:table-cell>
          <table:table-cell table:number-columns-repeated="3"/>
        </table:table-row>
        <table:table-row table:style-name="ro1">
          <table:table-cell office:value-type="float" office:value="1547220980" calcext:value-type="float">
            <text:p>1547220980</text:p>
          </table:table-cell>
          <table:table-cell office:value-type="string" calcext:value-type="string">
            <text:p>2019-01-11</text:p>
          </table:table-cell>
          <table:table-cell office:value-type="string" calcext:value-type="string">
            <text:p>15:36:20</text:p>
          </table:table-cell>
          <table:table-cell office:value-type="float" office:value="558090" calcext:value-type="float">
            <text:p>558090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92c5ab2ffe4aebb23b1da8bb7e4ea5a0482461429c96dc3a5edd5cb8c8353295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100];60*60*24)" office:value-type="float" office:value="1547164800" calcext:value-type="float">
            <text:p>1547164800</text:p>
          </table:table-cell>
          <table:table-cell table:number-columns-repeated="3"/>
        </table:table-row>
        <table:table-row table:style-name="ro1">
          <table:table-cell office:value-type="float" office:value="1547220980" calcext:value-type="float">
            <text:p>1547220980</text:p>
          </table:table-cell>
          <table:table-cell office:value-type="string" calcext:value-type="string">
            <text:p>2019-01-11</text:p>
          </table:table-cell>
          <table:table-cell office:value-type="string" calcext:value-type="string">
            <text:p>15:36:20</text:p>
          </table:table-cell>
          <table:table-cell office:value-type="float" office:value="558090" calcext:value-type="float">
            <text:p>558090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4d73bb61250ed7d19301e4730165fe0ec5a90af56b9d675f286eada3df21b5ab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101];60*60*24)" office:value-type="float" office:value="1547164800" calcext:value-type="float">
            <text:p>1547164800</text:p>
          </table:table-cell>
          <table:table-cell table:number-columns-repeated="3"/>
        </table:table-row>
        <table:table-row table:style-name="ro1">
          <table:table-cell office:value-type="float" office:value="1547221852" calcext:value-type="float">
            <text:p>1547221852</text:p>
          </table:table-cell>
          <table:table-cell office:value-type="string" calcext:value-type="string">
            <text:p>2019-01-11</text:p>
          </table:table-cell>
          <table:table-cell office:value-type="string" calcext:value-type="string">
            <text:p>15:50:52</text:p>
          </table:table-cell>
          <table:table-cell office:value-type="float" office:value="558091" calcext:value-type="float">
            <text:p>558091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0df9380c3f7ef0479f3fa2713297b8f035ae4375c864feff18c183d891a9bb98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102];60*60*24)" office:value-type="float" office:value="1547164800" calcext:value-type="float">
            <text:p>1547164800</text:p>
          </table:table-cell>
          <table:table-cell table:number-columns-repeated="3"/>
        </table:table-row>
        <table:table-row table:style-name="ro1">
          <table:table-cell office:value-type="float" office:value="1547221852" calcext:value-type="float">
            <text:p>1547221852</text:p>
          </table:table-cell>
          <table:table-cell office:value-type="string" calcext:value-type="string">
            <text:p>2019-01-11</text:p>
          </table:table-cell>
          <table:table-cell office:value-type="string" calcext:value-type="string">
            <text:p>15:50:52</text:p>
          </table:table-cell>
          <table:table-cell office:value-type="float" office:value="558091" calcext:value-type="float">
            <text:p>558091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bd19ca56c7ce5976970443e06c08c5d57dcd9e5964bc2e9dc936f44ca59b6aff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103];60*60*24)" office:value-type="float" office:value="1547164800" calcext:value-type="float">
            <text:p>1547164800</text:p>
          </table:table-cell>
          <table:table-cell table:number-columns-repeated="3"/>
        </table:table-row>
        <table:table-row table:style-name="ro1">
          <table:table-cell office:value-type="float" office:value="1547221852" calcext:value-type="float">
            <text:p>1547221852</text:p>
          </table:table-cell>
          <table:table-cell office:value-type="string" calcext:value-type="string">
            <text:p>2019-01-11</text:p>
          </table:table-cell>
          <table:table-cell office:value-type="string" calcext:value-type="string">
            <text:p>15:50:52</text:p>
          </table:table-cell>
          <table:table-cell office:value-type="float" office:value="558091" calcext:value-type="float">
            <text:p>558091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316da7ed8bfd01a39f9c708156fdfaa806c685c84bf89d5b753389fa800fb121</text:p>
          </table:table-cell>
          <table:table-cell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  <table:table-cell/>
          <table:table-cell table:formula="of:=FLOOR([.A104];60*60*24)" office:value-type="float" office:value="1547164800" calcext:value-type="float">
            <text:p>1547164800</text:p>
          </table:table-cell>
          <table:table-cell table:number-columns-repeated="3"/>
        </table:table-row>
        <table:table-row table:style-name="ro1">
          <table:table-cell office:value-type="float" office:value="1547221852" calcext:value-type="float">
            <text:p>1547221852</text:p>
          </table:table-cell>
          <table:table-cell office:value-type="string" calcext:value-type="string">
            <text:p>2019-01-11</text:p>
          </table:table-cell>
          <table:table-cell office:value-type="string" calcext:value-type="string">
            <text:p>15:50:52</text:p>
          </table:table-cell>
          <table:table-cell office:value-type="float" office:value="558091" calcext:value-type="float">
            <text:p>558091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ca0fb1a1f9301e38bd2e6088bdf56ee0a1dd6e4b4123adcb1c5b9e51ac3af45c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105];60*60*24)" office:value-type="float" office:value="1547164800" calcext:value-type="float">
            <text:p>1547164800</text:p>
          </table:table-cell>
          <table:table-cell table:number-columns-repeated="3"/>
        </table:table-row>
        <table:table-row table:style-name="ro1">
          <table:table-cell office:value-type="float" office:value="1547223520" calcext:value-type="float">
            <text:p>1547223520</text:p>
          </table:table-cell>
          <table:table-cell office:value-type="string" calcext:value-type="string">
            <text:p>2019-01-11</text:p>
          </table:table-cell>
          <table:table-cell office:value-type="string" calcext:value-type="string">
            <text:p>16:18:40</text:p>
          </table:table-cell>
          <table:table-cell office:value-type="float" office:value="558095" calcext:value-type="float">
            <text:p>558095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ddb568ebe2518780e9075c109cb7cf6506765560f92e3d45af5120d727964f54</text:p>
          </table:table-cell>
          <table:table-cell office:value-type="float" office:value="144" calcext:value-type="float">
            <text:p>144</text:p>
          </table:table-cell>
          <table:table-cell office:value-type="float" office:value="153" calcext:value-type="float">
            <text:p>153</text:p>
          </table:table-cell>
          <table:table-cell/>
          <table:table-cell table:formula="of:=FLOOR([.A106];60*60*24)" office:value-type="float" office:value="1547164800" calcext:value-type="float">
            <text:p>1547164800</text:p>
          </table:table-cell>
          <table:table-cell table:number-columns-repeated="3"/>
        </table:table-row>
        <table:table-row table:style-name="ro1">
          <table:table-cell office:value-type="float" office:value="1547225900" calcext:value-type="float">
            <text:p>1547225900</text:p>
          </table:table-cell>
          <table:table-cell office:value-type="string" calcext:value-type="string">
            <text:p>2019-01-11</text:p>
          </table:table-cell>
          <table:table-cell office:value-type="string" calcext:value-type="string">
            <text:p>16:58:20</text:p>
          </table:table-cell>
          <table:table-cell office:value-type="float" office:value="558099" calcext:value-type="float">
            <text:p>558099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9108690201d7bcb1ed4ccccd53c8b8fb0c8278992727212c5aed477aeb71a154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/>
          <table:table-cell table:formula="of:=FLOOR([.A107];60*60*24)" office:value-type="float" office:value="1547164800" calcext:value-type="float">
            <text:p>1547164800</text:p>
          </table:table-cell>
          <table:table-cell table:number-columns-repeated="3"/>
        </table:table-row>
        <table:table-row table:style-name="ro1">
          <table:table-cell office:value-type="float" office:value="1547228373" calcext:value-type="float">
            <text:p>1547228373</text:p>
          </table:table-cell>
          <table:table-cell office:value-type="string" calcext:value-type="string">
            <text:p>2019-01-11</text:p>
          </table:table-cell>
          <table:table-cell office:value-type="string" calcext:value-type="string">
            <text:p>17:39:33</text:p>
          </table:table-cell>
          <table:table-cell office:value-type="float" office:value="558103" calcext:value-type="float">
            <text:p>558103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d3078bb72e636365381417467a9a875450d22d194507288cc6453fceebe82b9c</text:p>
          </table:table-cell>
          <table:table-cell office:value-type="float" office:value="480" calcext:value-type="float">
            <text:p>480</text:p>
          </table:table-cell>
          <table:table-cell office:value-type="float" office:value="482" calcext:value-type="float">
            <text:p>482</text:p>
          </table:table-cell>
          <table:table-cell/>
          <table:table-cell table:formula="of:=FLOOR([.A108];60*60*24)" office:value-type="float" office:value="1547164800" calcext:value-type="float">
            <text:p>1547164800</text:p>
          </table:table-cell>
          <table:table-cell table:number-columns-repeated="3"/>
        </table:table-row>
        <table:table-row table:style-name="ro1">
          <table:table-cell office:value-type="float" office:value="1547228373" calcext:value-type="float">
            <text:p>1547228373</text:p>
          </table:table-cell>
          <table:table-cell office:value-type="string" calcext:value-type="string">
            <text:p>2019-01-11</text:p>
          </table:table-cell>
          <table:table-cell office:value-type="string" calcext:value-type="string">
            <text:p>17:39:33</text:p>
          </table:table-cell>
          <table:table-cell office:value-type="float" office:value="558103" calcext:value-type="float">
            <text:p>558103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0b7a4c274e576bcffc9f009068b467dd69f9b1de22939218394f9325264e38b6</text:p>
          </table:table-cell>
          <table:table-cell office:value-type="float" office:value="144" calcext:value-type="float">
            <text:p>144</text:p>
          </table:table-cell>
          <table:table-cell office:value-type="float" office:value="273" calcext:value-type="float">
            <text:p>273</text:p>
          </table:table-cell>
          <table:table-cell/>
          <table:table-cell table:formula="of:=FLOOR([.A109];60*60*24)" office:value-type="float" office:value="1547164800" calcext:value-type="float">
            <text:p>1547164800</text:p>
          </table:table-cell>
          <table:table-cell table:number-columns-repeated="3"/>
        </table:table-row>
        <table:table-row table:style-name="ro1">
          <table:table-cell office:value-type="float" office:value="1547228373" calcext:value-type="float">
            <text:p>1547228373</text:p>
          </table:table-cell>
          <table:table-cell office:value-type="string" calcext:value-type="string">
            <text:p>2019-01-11</text:p>
          </table:table-cell>
          <table:table-cell office:value-type="string" calcext:value-type="string">
            <text:p>17:39:33</text:p>
          </table:table-cell>
          <table:table-cell office:value-type="float" office:value="558103" calcext:value-type="float">
            <text:p>558103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3ed98cd85a6bdeb7fa3c6d10e3f2de8fbe36d550d5012fe3e12589a4d6ddf3f7</text:p>
          </table:table-cell>
          <table:table-cell office:value-type="float" office:value="240" calcext:value-type="float">
            <text:p>240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FLOOR([.A110];60*60*24)" office:value-type="float" office:value="1547164800" calcext:value-type="float">
            <text:p>1547164800</text:p>
          </table:table-cell>
          <table:table-cell table:number-columns-repeated="3"/>
        </table:table-row>
        <table:table-row table:style-name="ro1">
          <table:table-cell office:value-type="float" office:value="1547226783" calcext:value-type="float">
            <text:p>1547226783</text:p>
          </table:table-cell>
          <table:table-cell office:value-type="string" calcext:value-type="string">
            <text:p>2019-01-11</text:p>
          </table:table-cell>
          <table:table-cell office:value-type="string" calcext:value-type="string">
            <text:p>17:13:03</text:p>
          </table:table-cell>
          <table:table-cell office:value-type="float" office:value="558101" calcext:value-type="float">
            <text:p>558101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8b16c4e8c742e09c947d03ed7537c88fc15bcae948788bf16a066946dbe47119</text:p>
          </table:table-cell>
          <table:table-cell office:value-type="float" office:value="144" calcext:value-type="float">
            <text:p>144</text:p>
          </table:table-cell>
          <table:table-cell office:value-type="float" office:value="502" calcext:value-type="float">
            <text:p>502</text:p>
          </table:table-cell>
          <table:table-cell/>
          <table:table-cell table:formula="of:=FLOOR([.A111];60*60*24)" office:value-type="float" office:value="1547164800" calcext:value-type="float">
            <text:p>1547164800</text:p>
          </table:table-cell>
          <table:table-cell table:number-columns-repeated="3"/>
        </table:table-row>
        <table:table-row table:style-name="ro1">
          <table:table-cell office:value-type="float" office:value="1547229182" calcext:value-type="float">
            <text:p>1547229182</text:p>
          </table:table-cell>
          <table:table-cell office:value-type="string" calcext:value-type="string">
            <text:p>2019-01-11</text:p>
          </table:table-cell>
          <table:table-cell office:value-type="string" calcext:value-type="string">
            <text:p>17:53:02</text:p>
          </table:table-cell>
          <table:table-cell office:value-type="float" office:value="558105" calcext:value-type="float">
            <text:p>558105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b2617aa8d3230b1abd967e0b3b9065911ed61cb3e482ba01f944c7b23f85e991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112];60*60*24)" office:value-type="float" office:value="1547164800" calcext:value-type="float">
            <text:p>1547164800</text:p>
          </table:table-cell>
          <table:table-cell table:number-columns-repeated="3"/>
        </table:table-row>
        <table:table-row table:style-name="ro1">
          <table:table-cell office:value-type="float" office:value="1547229697" calcext:value-type="float">
            <text:p>1547229697</text:p>
          </table:table-cell>
          <table:table-cell office:value-type="string" calcext:value-type="string">
            <text:p>2019-01-11</text:p>
          </table:table-cell>
          <table:table-cell office:value-type="string" calcext:value-type="string">
            <text:p>18:01:37</text:p>
          </table:table-cell>
          <table:table-cell office:value-type="float" office:value="558106" calcext:value-type="float">
            <text:p>558106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33bc501acdce5d592ff3962b592e637b5df47b116370f7d4eded3789b4ddb034</text:p>
          </table:table-cell>
          <table:table-cell office:value-type="float" office:value="144" calcext:value-type="float">
            <text:p>144</text:p>
          </table:table-cell>
          <table:table-cell office:value-type="float" office:value="169" calcext:value-type="float">
            <text:p>169</text:p>
          </table:table-cell>
          <table:table-cell/>
          <table:table-cell table:formula="of:=FLOOR([.A113];60*60*24)" office:value-type="float" office:value="1547164800" calcext:value-type="float">
            <text:p>1547164800</text:p>
          </table:table-cell>
          <table:table-cell table:number-columns-repeated="3"/>
        </table:table-row>
        <table:table-row table:style-name="ro1">
          <table:table-cell office:value-type="float" office:value="1547231757" calcext:value-type="float">
            <text:p>1547231757</text:p>
          </table:table-cell>
          <table:table-cell office:value-type="string" calcext:value-type="string">
            <text:p>2019-01-11</text:p>
          </table:table-cell>
          <table:table-cell office:value-type="string" calcext:value-type="string">
            <text:p>18:35:57</text:p>
          </table:table-cell>
          <table:table-cell office:value-type="float" office:value="558109" calcext:value-type="float">
            <text:p>558109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2888a7b73ed7560c1eb149ce4abe655ae5c336f1611dc23f258bba67bdbec7a1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/>
          <table:table-cell table:formula="of:=FLOOR([.A114];60*60*24)" office:value-type="float" office:value="1547164800" calcext:value-type="float">
            <text:p>1547164800</text:p>
          </table:table-cell>
          <table:table-cell table:number-columns-repeated="3"/>
        </table:table-row>
        <table:table-row table:style-name="ro1">
          <table:table-cell office:value-type="float" office:value="1547232673" calcext:value-type="float">
            <text:p>1547232673</text:p>
          </table:table-cell>
          <table:table-cell office:value-type="string" calcext:value-type="string">
            <text:p>2019-01-11</text:p>
          </table:table-cell>
          <table:table-cell office:value-type="string" calcext:value-type="string">
            <text:p>18:51:13</text:p>
          </table:table-cell>
          <table:table-cell office:value-type="float" office:value="558110" calcext:value-type="float">
            <text:p>558110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f6db8a0cda464a89247a7552d9612c2ff7530c10698f7fb82fe157f6046724f5</text:p>
          </table:table-cell>
          <table:table-cell office:value-type="float" office:value="144" calcext:value-type="float">
            <text:p>144</text:p>
          </table:table-cell>
          <table:table-cell office:value-type="float" office:value="220" calcext:value-type="float">
            <text:p>220</text:p>
          </table:table-cell>
          <table:table-cell/>
          <table:table-cell table:formula="of:=FLOOR([.A115];60*60*24)" office:value-type="float" office:value="1547164800" calcext:value-type="float">
            <text:p>1547164800</text:p>
          </table:table-cell>
          <table:table-cell table:number-columns-repeated="3"/>
        </table:table-row>
        <table:table-row table:style-name="ro1">
          <table:table-cell office:value-type="float" office:value="1547232673" calcext:value-type="float">
            <text:p>1547232673</text:p>
          </table:table-cell>
          <table:table-cell office:value-type="string" calcext:value-type="string">
            <text:p>2019-01-11</text:p>
          </table:table-cell>
          <table:table-cell office:value-type="string" calcext:value-type="string">
            <text:p>18:51:13</text:p>
          </table:table-cell>
          <table:table-cell office:value-type="float" office:value="558110" calcext:value-type="float">
            <text:p>558110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af7ddf0cc45b192333e1f4729f28e2b0bb8476bbbaa16c1c5eb77d6eef5a7af9</text:p>
          </table:table-cell>
          <table:table-cell office:value-type="float" office:value="144" calcext:value-type="float">
            <text:p>144</text:p>
          </table:table-cell>
          <table:table-cell office:value-type="float" office:value="205" calcext:value-type="float">
            <text:p>205</text:p>
          </table:table-cell>
          <table:table-cell/>
          <table:table-cell table:formula="of:=FLOOR([.A116];60*60*24)" office:value-type="float" office:value="1547164800" calcext:value-type="float">
            <text:p>1547164800</text:p>
          </table:table-cell>
          <table:table-cell table:number-columns-repeated="3"/>
        </table:table-row>
        <table:table-row table:style-name="ro1">
          <table:table-cell office:value-type="float" office:value="1547233691" calcext:value-type="float">
            <text:p>1547233691</text:p>
          </table:table-cell>
          <table:table-cell office:value-type="string" calcext:value-type="string">
            <text:p>2019-01-11</text:p>
          </table:table-cell>
          <table:table-cell office:value-type="string" calcext:value-type="string">
            <text:p>19:08:11</text:p>
          </table:table-cell>
          <table:table-cell office:value-type="float" office:value="558112" calcext:value-type="float">
            <text:p>558112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8ef729ac94b6e50f8868096f79d01cca9280ef7abad87c1642b7887804ce6851</text:p>
          </table:table-cell>
          <table:table-cell office:value-type="float" office:value="480" calcext:value-type="float">
            <text:p>480</text:p>
          </table:table-cell>
          <table:table-cell office:value-type="float" office:value="513" calcext:value-type="float">
            <text:p>513</text:p>
          </table:table-cell>
          <table:table-cell/>
          <table:table-cell table:formula="of:=FLOOR([.A117];60*60*24)" office:value-type="float" office:value="1547164800" calcext:value-type="float">
            <text:p>1547164800</text:p>
          </table:table-cell>
          <table:table-cell table:number-columns-repeated="3"/>
        </table:table-row>
        <table:table-row table:style-name="ro1">
          <table:table-cell office:value-type="float" office:value="1547238392" calcext:value-type="float">
            <text:p>1547238392</text:p>
          </table:table-cell>
          <table:table-cell office:value-type="string" calcext:value-type="string">
            <text:p>2019-01-11</text:p>
          </table:table-cell>
          <table:table-cell office:value-type="string" calcext:value-type="string">
            <text:p>20:26:32</text:p>
          </table:table-cell>
          <table:table-cell office:value-type="float" office:value="558117" calcext:value-type="float">
            <text:p>558117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deda651c6c7345b725024cbc6a4877bd95c167bbf90a0bf282a1a32367acbf26</text:p>
          </table:table-cell>
          <table:table-cell office:value-type="float" office:value="1201" calcext:value-type="float">
            <text:p>1201</text:p>
          </table:table-cell>
          <table:table-cell office:value-type="float" office:value="1202" calcext:value-type="float">
            <text:p>1202</text:p>
          </table:table-cell>
          <table:table-cell/>
          <table:table-cell table:formula="of:=FLOOR([.A118];60*60*24)" office:value-type="float" office:value="1547164800" calcext:value-type="float">
            <text:p>1547164800</text:p>
          </table:table-cell>
          <table:table-cell table:number-columns-repeated="3"/>
        </table:table-row>
        <table:table-row table:style-name="ro1">
          <table:table-cell office:value-type="float" office:value="1547236196" calcext:value-type="float">
            <text:p>1547236196</text:p>
          </table:table-cell>
          <table:table-cell office:value-type="string" calcext:value-type="string">
            <text:p>2019-01-11</text:p>
          </table:table-cell>
          <table:table-cell office:value-type="string" calcext:value-type="string">
            <text:p>19:49:56</text:p>
          </table:table-cell>
          <table:table-cell office:value-type="float" office:value="558115" calcext:value-type="float">
            <text:p>558115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f60cfe7e0cdc3b7a06ca42bd2a9d1bdfc5e490e7deb949e48810d909342dba28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119];60*60*24)" office:value-type="float" office:value="1547164800" calcext:value-type="float">
            <text:p>1547164800</text:p>
          </table:table-cell>
          <table:table-cell table:number-columns-repeated="3"/>
        </table:table-row>
        <table:table-row table:style-name="ro1">
          <table:table-cell office:value-type="float" office:value="1547239881" calcext:value-type="float">
            <text:p>1547239881</text:p>
          </table:table-cell>
          <table:table-cell office:value-type="string" calcext:value-type="string">
            <text:p>2019-01-11</text:p>
          </table:table-cell>
          <table:table-cell office:value-type="string" calcext:value-type="string">
            <text:p>20:51:21</text:p>
          </table:table-cell>
          <table:table-cell office:value-type="float" office:value="558120" calcext:value-type="float">
            <text:p>558120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192685257fbbffd9a86044f5b1f59144d741c6835d70ed00b3cc00990efd2ac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120];60*60*24)" office:value-type="float" office:value="1547164800" calcext:value-type="float">
            <text:p>1547164800</text:p>
          </table:table-cell>
          <table:table-cell table:number-columns-repeated="3"/>
        </table:table-row>
        <table:table-row table:style-name="ro1">
          <table:table-cell office:value-type="float" office:value="1547241425" calcext:value-type="float">
            <text:p>1547241425</text:p>
          </table:table-cell>
          <table:table-cell office:value-type="string" calcext:value-type="string">
            <text:p>2019-01-11</text:p>
          </table:table-cell>
          <table:table-cell office:value-type="string" calcext:value-type="string">
            <text:p>21:17:05</text:p>
          </table:table-cell>
          <table:table-cell office:value-type="float" office:value="558124" calcext:value-type="float">
            <text:p>558124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8e6418e066cb849a02845986fdc82b38d4d3a14c74c09738056f8982adeb0480</text:p>
          </table:table-cell>
          <table:table-cell office:value-type="float" office:value="300" calcext:value-type="float">
            <text:p>300</text:p>
          </table:table-cell>
          <table:table-cell office:value-type="float" office:value="308" calcext:value-type="float">
            <text:p>308</text:p>
          </table:table-cell>
          <table:table-cell/>
          <table:table-cell table:formula="of:=FLOOR([.A121];60*60*24)" office:value-type="float" office:value="1547164800" calcext:value-type="float">
            <text:p>1547164800</text:p>
          </table:table-cell>
          <table:table-cell table:number-columns-repeated="3"/>
        </table:table-row>
        <table:table-row table:style-name="ro1">
          <table:table-cell office:value-type="float" office:value="1547240201" calcext:value-type="float">
            <text:p>1547240201</text:p>
          </table:table-cell>
          <table:table-cell office:value-type="string" calcext:value-type="string">
            <text:p>2019-01-11</text:p>
          </table:table-cell>
          <table:table-cell office:value-type="string" calcext:value-type="string">
            <text:p>20:56:41</text:p>
          </table:table-cell>
          <table:table-cell office:value-type="float" office:value="558121" calcext:value-type="float">
            <text:p>558121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ec55342f3f8adb6e752eb2ace86fc8c4664462229db502317231ccbab272a642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122];60*60*24)" office:value-type="float" office:value="1547164800" calcext:value-type="float">
            <text:p>1547164800</text:p>
          </table:table-cell>
          <table:table-cell table:number-columns-repeated="3"/>
        </table:table-row>
        <table:table-row table:style-name="ro1">
          <table:table-cell office:value-type="float" office:value="1547241613" calcext:value-type="float">
            <text:p>1547241613</text:p>
          </table:table-cell>
          <table:table-cell office:value-type="string" calcext:value-type="string">
            <text:p>2019-01-11</text:p>
          </table:table-cell>
          <table:table-cell office:value-type="string" calcext:value-type="string">
            <text:p>21:20:13</text:p>
          </table:table-cell>
          <table:table-cell office:value-type="float" office:value="558125" calcext:value-type="float">
            <text:p>558125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f06040f292c046d9c31083c3db650f420402fb68e5086c2bc3f7ef7e7f6ac297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123];60*60*24)" office:value-type="float" office:value="1547164800" calcext:value-type="float">
            <text:p>1547164800</text:p>
          </table:table-cell>
          <table:table-cell table:number-columns-repeated="3"/>
        </table:table-row>
        <table:table-row table:style-name="ro1">
          <table:table-cell office:value-type="float" office:value="1547239120" calcext:value-type="float">
            <text:p>1547239120</text:p>
          </table:table-cell>
          <table:table-cell office:value-type="string" calcext:value-type="string">
            <text:p>2019-01-11</text:p>
          </table:table-cell>
          <table:table-cell office:value-type="string" calcext:value-type="string">
            <text:p>20:38:40</text:p>
          </table:table-cell>
          <table:table-cell office:value-type="float" office:value="558118" calcext:value-type="float">
            <text:p>558118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b332ec878e6d63d96aafb091ced673cf396f95de567ea2df9e356476a8356f01</text:p>
          </table:table-cell>
          <table:table-cell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  <table:table-cell/>
          <table:table-cell table:formula="of:=FLOOR([.A124];60*60*24)" office:value-type="float" office:value="1547164800" calcext:value-type="float">
            <text:p>1547164800</text:p>
          </table:table-cell>
          <table:table-cell table:number-columns-repeated="3"/>
        </table:table-row>
        <table:table-row table:style-name="ro1">
          <table:table-cell office:value-type="float" office:value="1547239120" calcext:value-type="float">
            <text:p>1547239120</text:p>
          </table:table-cell>
          <table:table-cell office:value-type="string" calcext:value-type="string">
            <text:p>2019-01-11</text:p>
          </table:table-cell>
          <table:table-cell office:value-type="string" calcext:value-type="string">
            <text:p>20:38:40</text:p>
          </table:table-cell>
          <table:table-cell office:value-type="float" office:value="558118" calcext:value-type="float">
            <text:p>558118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b77f11f5d48bf402a4a341048b2465cd746d010b2535e469518b6fa8437873c7</text:p>
          </table:table-cell>
          <table:table-cell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  <table:table-cell/>
          <table:table-cell table:formula="of:=FLOOR([.A125];60*60*24)" office:value-type="float" office:value="1547164800" calcext:value-type="float">
            <text:p>1547164800</text:p>
          </table:table-cell>
          <table:table-cell table:number-columns-repeated="3"/>
        </table:table-row>
        <table:table-row table:style-name="ro1">
          <table:table-cell office:value-type="float" office:value="1547243471" calcext:value-type="float">
            <text:p>1547243471</text:p>
          </table:table-cell>
          <table:table-cell office:value-type="string" calcext:value-type="string">
            <text:p>2019-01-11</text:p>
          </table:table-cell>
          <table:table-cell office:value-type="string" calcext:value-type="string">
            <text:p>21:51:11</text:p>
          </table:table-cell>
          <table:table-cell office:value-type="float" office:value="558130" calcext:value-type="float">
            <text:p>558130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fcaf474a97d57a8dd29be87eb2b37f42908c1d555b7e58f50ad4ebed49549fae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126];60*60*24)" office:value-type="float" office:value="1547164800" calcext:value-type="float">
            <text:p>1547164800</text:p>
          </table:table-cell>
          <table:table-cell table:number-columns-repeated="3"/>
        </table:table-row>
        <table:table-row table:style-name="ro1">
          <table:table-cell office:value-type="float" office:value="1547240765" calcext:value-type="float">
            <text:p>1547240765</text:p>
          </table:table-cell>
          <table:table-cell office:value-type="string" calcext:value-type="string">
            <text:p>2019-01-11</text:p>
          </table:table-cell>
          <table:table-cell office:value-type="string" calcext:value-type="string">
            <text:p>21:06:05</text:p>
          </table:table-cell>
          <table:table-cell office:value-type="float" office:value="558122" calcext:value-type="float">
            <text:p>558122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fb9d20faf3bf7b80d1daf144148041cbfdab919fd92f5821758ce976a9451e78</text:p>
          </table:table-cell>
          <table:table-cell office:value-type="float" office:value="144" calcext:value-type="float">
            <text:p>144</text:p>
          </table:table-cell>
          <table:table-cell office:value-type="float" office:value="2519" calcext:value-type="float">
            <text:p>2519</text:p>
          </table:table-cell>
          <table:table-cell/>
          <table:table-cell table:formula="of:=FLOOR([.A127];60*60*24)" office:value-type="float" office:value="1547164800" calcext:value-type="float">
            <text:p>1547164800</text:p>
          </table:table-cell>
          <table:table-cell table:number-columns-repeated="3"/>
        </table:table-row>
        <table:table-row table:style-name="ro1">
          <table:table-cell office:value-type="float" office:value="1547244159" calcext:value-type="float">
            <text:p>1547244159</text:p>
          </table:table-cell>
          <table:table-cell office:value-type="string" calcext:value-type="string">
            <text:p>2019-01-11</text:p>
          </table:table-cell>
          <table:table-cell office:value-type="string" calcext:value-type="string">
            <text:p>22:02:39</text:p>
          </table:table-cell>
          <table:table-cell office:value-type="float" office:value="558133" calcext:value-type="float">
            <text:p>558133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2e88c720ebd5863ceae6a17351d9c6858402658a8b2321d4f8dcc71cf0808291</text:p>
          </table:table-cell>
          <table:table-cell office:value-type="float" office:value="204" calcext:value-type="float">
            <text:p>204</text:p>
          </table:table-cell>
          <table:table-cell office:value-type="float" office:value="205" calcext:value-type="float">
            <text:p>205</text:p>
          </table:table-cell>
          <table:table-cell/>
          <table:table-cell table:formula="of:=FLOOR([.A128];60*60*24)" office:value-type="float" office:value="1547164800" calcext:value-type="float">
            <text:p>1547164800</text:p>
          </table:table-cell>
          <table:table-cell table:number-columns-repeated="3"/>
        </table:table-row>
        <table:table-row table:style-name="ro1">
          <table:table-cell office:value-type="float" office:value="1547246802" calcext:value-type="float">
            <text:p>1547246802</text:p>
          </table:table-cell>
          <table:table-cell office:value-type="string" calcext:value-type="string">
            <text:p>2019-01-11</text:p>
          </table:table-cell>
          <table:table-cell office:value-type="string" calcext:value-type="string">
            <text:p>22:46:42</text:p>
          </table:table-cell>
          <table:table-cell office:value-type="float" office:value="558139" calcext:value-type="float">
            <text:p>558139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4c1572cdc7004e3799ca6cb4a15513e601215f9709b4267b4a09284107b17a2e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129];60*60*24)" office:value-type="float" office:value="1547164800" calcext:value-type="float">
            <text:p>1547164800</text:p>
          </table:table-cell>
          <table:table-cell table:number-columns-repeated="3"/>
        </table:table-row>
        <table:table-row table:style-name="ro1">
          <table:table-cell office:value-type="float" office:value="1547243431" calcext:value-type="float">
            <text:p>1547243431</text:p>
          </table:table-cell>
          <table:table-cell office:value-type="string" calcext:value-type="string">
            <text:p>2019-01-11</text:p>
          </table:table-cell>
          <table:table-cell office:value-type="string" calcext:value-type="string">
            <text:p>21:50:31</text:p>
          </table:table-cell>
          <table:table-cell office:value-type="float" office:value="558129" calcext:value-type="float">
            <text:p>558129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6b0f60b3e91ca5ec7526b902eecdb42125877f682b0a4343bed617b5edffd4f8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/>
          <table:table-cell table:formula="of:=FLOOR([.A130];60*60*24)" office:value-type="float" office:value="1547164800" calcext:value-type="float">
            <text:p>1547164800</text:p>
          </table:table-cell>
          <table:table-cell table:number-columns-repeated="3"/>
        </table:table-row>
        <table:table-row table:style-name="ro1">
          <table:table-cell office:value-type="float" office:value="1547242668" calcext:value-type="float">
            <text:p>1547242668</text:p>
          </table:table-cell>
          <table:table-cell office:value-type="string" calcext:value-type="string">
            <text:p>2019-01-11</text:p>
          </table:table-cell>
          <table:table-cell office:value-type="string" calcext:value-type="string">
            <text:p>21:37:48</text:p>
          </table:table-cell>
          <table:table-cell office:value-type="float" office:value="558127" calcext:value-type="float">
            <text:p>558127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4d2388711dd3cc12550e85ab4b2536020254f4478111174103af0c2030dfc14b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131];60*60*24)" office:value-type="float" office:value="1547164800" calcext:value-type="float">
            <text:p>1547164800</text:p>
          </table:table-cell>
          <table:table-cell table:number-columns-repeated="3"/>
        </table:table-row>
        <table:table-row table:style-name="ro1">
          <table:table-cell office:value-type="float" office:value="1547251050" calcext:value-type="float">
            <text:p>1547251050</text:p>
          </table:table-cell>
          <table:table-cell office:value-type="string" calcext:value-type="string">
            <text:p>2019-01-11</text:p>
          </table:table-cell>
          <table:table-cell office:value-type="string" calcext:value-type="string">
            <text:p>23:57:30</text:p>
          </table:table-cell>
          <table:table-cell office:value-type="float" office:value="558144" calcext:value-type="float">
            <text:p>558144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be4ab1cd65f2268c093c6a01cd5da1fee544a2036198cf4c6ba2e7201a5c0b2a</text:p>
          </table:table-cell>
          <table:table-cell office:value-type="float" office:value="144" calcext:value-type="float">
            <text:p>144</text:p>
          </table:table-cell>
          <table:table-cell office:value-type="float" office:value="1665" calcext:value-type="float">
            <text:p>1665</text:p>
          </table:table-cell>
          <table:table-cell/>
          <table:table-cell table:formula="of:=FLOOR([.A132];60*60*24)" office:value-type="float" office:value="1547164800" calcext:value-type="float">
            <text:p>1547164800</text:p>
          </table:table-cell>
          <table:table-cell table:number-columns-repeated="3"/>
        </table:table-row>
        <table:table-row table:style-name="ro1">
          <table:table-cell office:value-type="float" office:value="1547251050" calcext:value-type="float">
            <text:p>1547251050</text:p>
          </table:table-cell>
          <table:table-cell office:value-type="string" calcext:value-type="string">
            <text:p>2019-01-11</text:p>
          </table:table-cell>
          <table:table-cell office:value-type="string" calcext:value-type="string">
            <text:p>23:57:30</text:p>
          </table:table-cell>
          <table:table-cell office:value-type="float" office:value="558144" calcext:value-type="float">
            <text:p>558144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5fbce40ab3029e1def9fac1522a422368ea7b495fdba38e7163ef94a6e152f6c</text:p>
          </table:table-cell>
          <table:table-cell office:value-type="float" office:value="240" calcext:value-type="float">
            <text:p>240</text:p>
          </table:table-cell>
          <table:table-cell office:value-type="float" office:value="1665" calcext:value-type="float">
            <text:p>1665</text:p>
          </table:table-cell>
          <table:table-cell/>
          <table:table-cell table:formula="of:=FLOOR([.A133];60*60*24)" office:value-type="float" office:value="1547164800" calcext:value-type="float">
            <text:p>1547164800</text:p>
          </table:table-cell>
          <table:table-cell table:number-columns-repeated="3"/>
        </table:table-row>
        <table:table-row table:style-name="ro1">
          <table:table-cell office:value-type="float" office:value="1547252321" calcext:value-type="float">
            <text:p>1547252321</text:p>
          </table:table-cell>
          <table:table-cell office:value-type="string" calcext:value-type="string">
            <text:p>2019-01-12</text:p>
          </table:table-cell>
          <table:table-cell office:value-type="string" calcext:value-type="string">
            <text:p>00:18:41</text:p>
          </table:table-cell>
          <table:table-cell office:value-type="float" office:value="558147" calcext:value-type="float">
            <text:p>558147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45d870096b630d85f2383facfdae60a43fac6d35a7f32b7d48aa5b8b6562fa39</text:p>
          </table:table-cell>
          <table:table-cell table:number-columns-repeated="2" office:value-type="float" office:value="144" calcext:value-type="float">
            <text:p>144</text:p>
          </table:table-cell>
          <table:table-cell/>
          <table:table-cell table:formula="of:=FLOOR([.A134];60*60*24)" office:value-type="float" office:value="1547251200" calcext:value-type="float">
            <text:p>1547251200</text:p>
          </table:table-cell>
          <table:table-cell table:number-columns-repeated="3"/>
        </table:table-row>
        <table:table-row table:style-name="ro1">
          <table:table-cell office:value-type="float" office:value="1547252414" calcext:value-type="float">
            <text:p>1547252414</text:p>
          </table:table-cell>
          <table:table-cell office:value-type="string" calcext:value-type="string">
            <text:p>2019-01-12</text:p>
          </table:table-cell>
          <table:table-cell office:value-type="string" calcext:value-type="string">
            <text:p>00:20:14</text:p>
          </table:table-cell>
          <table:table-cell office:value-type="float" office:value="558148" calcext:value-type="float">
            <text:p>558148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0a7dc9c533b7d61e6d6f30968d72bfb8b55f00bc5a393eff7d34ec5f11163476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135];60*60*24)" office:value-type="float" office:value="1547251200" calcext:value-type="float">
            <text:p>1547251200</text:p>
          </table:table-cell>
          <table:table-cell table:number-columns-repeated="3"/>
        </table:table-row>
        <table:table-row table:style-name="ro1">
          <table:table-cell office:value-type="float" office:value="1547253740" calcext:value-type="float">
            <text:p>1547253740</text:p>
          </table:table-cell>
          <table:table-cell office:value-type="string" calcext:value-type="string">
            <text:p>2019-01-12</text:p>
          </table:table-cell>
          <table:table-cell office:value-type="string" calcext:value-type="string">
            <text:p>00:42:20</text:p>
          </table:table-cell>
          <table:table-cell office:value-type="float" office:value="558151" calcext:value-type="float">
            <text:p>558151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086cdb5d5d58c38f01e999331f8afc951fdcfffb178b1fa08764a9993ccac514</text:p>
          </table:table-cell>
          <table:table-cell table:number-columns-repeated="2" office:value-type="float" office:value="144" calcext:value-type="float">
            <text:p>144</text:p>
          </table:table-cell>
          <table:table-cell/>
          <table:table-cell table:formula="of:=FLOOR([.A136];60*60*24)" office:value-type="float" office:value="1547251200" calcext:value-type="float">
            <text:p>1547251200</text:p>
          </table:table-cell>
          <table:table-cell table:number-columns-repeated="3"/>
        </table:table-row>
        <table:table-row table:style-name="ro1">
          <table:table-cell office:value-type="float" office:value="1547252824" calcext:value-type="float">
            <text:p>1547252824</text:p>
          </table:table-cell>
          <table:table-cell office:value-type="string" calcext:value-type="string">
            <text:p>2019-01-12</text:p>
          </table:table-cell>
          <table:table-cell office:value-type="string" calcext:value-type="string">
            <text:p>00:27:04</text:p>
          </table:table-cell>
          <table:table-cell office:value-type="float" office:value="558149" calcext:value-type="float">
            <text:p>558149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48410f9a8d48b05336496a139b63b0d5f2b5384415b6a65c4ebc1c722372df8f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137];60*60*24)" office:value-type="float" office:value="1547251200" calcext:value-type="float">
            <text:p>1547251200</text:p>
          </table:table-cell>
          <table:table-cell table:number-columns-repeated="3"/>
        </table:table-row>
        <table:table-row table:style-name="ro1">
          <table:table-cell office:value-type="float" office:value="1547253740" calcext:value-type="float">
            <text:p>1547253740</text:p>
          </table:table-cell>
          <table:table-cell office:value-type="string" calcext:value-type="string">
            <text:p>2019-01-12</text:p>
          </table:table-cell>
          <table:table-cell office:value-type="string" calcext:value-type="string">
            <text:p>00:42:20</text:p>
          </table:table-cell>
          <table:table-cell office:value-type="float" office:value="558151" calcext:value-type="float">
            <text:p>558151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813b824c2393830fdd9949c300a5de0d3c1396d86c27c17f532876a3df5570d1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138];60*60*24)" office:value-type="float" office:value="1547251200" calcext:value-type="float">
            <text:p>1547251200</text:p>
          </table:table-cell>
          <table:table-cell table:number-columns-repeated="3"/>
        </table:table-row>
        <table:table-row table:style-name="ro1">
          <table:table-cell office:value-type="float" office:value="1547253477" calcext:value-type="float">
            <text:p>1547253477</text:p>
          </table:table-cell>
          <table:table-cell office:value-type="string" calcext:value-type="string">
            <text:p>2019-01-12</text:p>
          </table:table-cell>
          <table:table-cell office:value-type="string" calcext:value-type="string">
            <text:p>00:37:57</text:p>
          </table:table-cell>
          <table:table-cell office:value-type="float" office:value="558150" calcext:value-type="float">
            <text:p>558150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aae8ed2894504b93964e076cc78101c28965ef0b1ede1a6a68849b5d11ba2e7c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139];60*60*24)" office:value-type="float" office:value="1547251200" calcext:value-type="float">
            <text:p>1547251200</text:p>
          </table:table-cell>
          <table:table-cell table:number-columns-repeated="3"/>
        </table:table-row>
        <table:table-row table:style-name="ro1">
          <table:table-cell office:value-type="float" office:value="1547255597" calcext:value-type="float">
            <text:p>1547255597</text:p>
          </table:table-cell>
          <table:table-cell office:value-type="string" calcext:value-type="string">
            <text:p>2019-01-12</text:p>
          </table:table-cell>
          <table:table-cell office:value-type="string" calcext:value-type="string">
            <text:p>01:13:17</text:p>
          </table:table-cell>
          <table:table-cell office:value-type="float" office:value="558154" calcext:value-type="float">
            <text:p>558154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675789c48f2e390ea6bb29ebf259075eb3123244bec1d2bd981be022b65bc921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140];60*60*24)" office:value-type="float" office:value="1547251200" calcext:value-type="float">
            <text:p>1547251200</text:p>
          </table:table-cell>
          <table:table-cell table:number-columns-repeated="3"/>
        </table:table-row>
        <table:table-row table:style-name="ro1">
          <table:table-cell office:value-type="float" office:value="1547256354" calcext:value-type="float">
            <text:p>1547256354</text:p>
          </table:table-cell>
          <table:table-cell office:value-type="string" calcext:value-type="string">
            <text:p>2019-01-12</text:p>
          </table:table-cell>
          <table:table-cell office:value-type="string" calcext:value-type="string">
            <text:p>01:25:54</text:p>
          </table:table-cell>
          <table:table-cell office:value-type="float" office:value="558156" calcext:value-type="float">
            <text:p>558156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706f8cfb3daa31584d9028b6349c36cd8e0853263ad78891899955c998ef2b25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141];60*60*24)" office:value-type="float" office:value="1547251200" calcext:value-type="float">
            <text:p>1547251200</text:p>
          </table:table-cell>
          <table:table-cell table:number-columns-repeated="3"/>
        </table:table-row>
        <table:table-row table:style-name="ro1">
          <table:table-cell office:value-type="float" office:value="1547256354" calcext:value-type="float">
            <text:p>1547256354</text:p>
          </table:table-cell>
          <table:table-cell office:value-type="string" calcext:value-type="string">
            <text:p>2019-01-12</text:p>
          </table:table-cell>
          <table:table-cell office:value-type="string" calcext:value-type="string">
            <text:p>01:25:54</text:p>
          </table:table-cell>
          <table:table-cell office:value-type="float" office:value="558156" calcext:value-type="float">
            <text:p>558156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7cca858367a1ece1db57cee3433ba710dace11a87884712e8c0e4db1dbbf2178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142];60*60*24)" office:value-type="float" office:value="1547251200" calcext:value-type="float">
            <text:p>1547251200</text:p>
          </table:table-cell>
          <table:table-cell table:number-columns-repeated="3"/>
        </table:table-row>
        <table:table-row table:style-name="ro1">
          <table:table-cell office:value-type="float" office:value="1547260540" calcext:value-type="float">
            <text:p>1547260540</text:p>
          </table:table-cell>
          <table:table-cell office:value-type="string" calcext:value-type="string">
            <text:p>2019-01-12</text:p>
          </table:table-cell>
          <table:table-cell office:value-type="string" calcext:value-type="string">
            <text:p>02:35:40</text:p>
          </table:table-cell>
          <table:table-cell office:value-type="float" office:value="558165" calcext:value-type="float">
            <text:p>558165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1abb5b5926e885cd76486b6e6882722b001d088b3669a768164e98a42d0be9d7</text:p>
          </table:table-cell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/>
          <table:table-cell table:formula="of:=FLOOR([.A143];60*60*24)" office:value-type="float" office:value="1547251200" calcext:value-type="float">
            <text:p>1547251200</text:p>
          </table:table-cell>
          <table:table-cell table:number-columns-repeated="3"/>
        </table:table-row>
        <table:table-row table:style-name="ro1">
          <table:table-cell office:value-type="float" office:value="1547260806" calcext:value-type="float">
            <text:p>1547260806</text:p>
          </table:table-cell>
          <table:table-cell office:value-type="string" calcext:value-type="string">
            <text:p>2019-01-12</text:p>
          </table:table-cell>
          <table:table-cell office:value-type="string" calcext:value-type="string">
            <text:p>02:40:06</text:p>
          </table:table-cell>
          <table:table-cell office:value-type="float" office:value="558167" calcext:value-type="float">
            <text:p>558167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f370d686ea36111c462e7b016b9d1d4bd6210b342a8e4890d048e54909d15e0b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144];60*60*24)" office:value-type="float" office:value="1547251200" calcext:value-type="float">
            <text:p>1547251200</text:p>
          </table:table-cell>
          <table:table-cell table:number-columns-repeated="3"/>
        </table:table-row>
        <table:table-row table:style-name="ro1">
          <table:table-cell office:value-type="float" office:value="1547258196" calcext:value-type="float">
            <text:p>1547258196</text:p>
          </table:table-cell>
          <table:table-cell office:value-type="string" calcext:value-type="string">
            <text:p>2019-01-12</text:p>
          </table:table-cell>
          <table:table-cell office:value-type="string" calcext:value-type="string">
            <text:p>01:56:36</text:p>
          </table:table-cell>
          <table:table-cell office:value-type="float" office:value="558161" calcext:value-type="float">
            <text:p>558161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898d6461938bfba1d1646a666910dcd2a950ae1b60c30bee2d3d672a83a9e217</text:p>
          </table:table-cell>
          <table:table-cell office:value-type="float" office:value="144" calcext:value-type="float">
            <text:p>144</text:p>
          </table:table-cell>
          <table:table-cell office:value-type="float" office:value="151" calcext:value-type="float">
            <text:p>151</text:p>
          </table:table-cell>
          <table:table-cell/>
          <table:table-cell table:formula="of:=FLOOR([.A145];60*60*24)" office:value-type="float" office:value="1547251200" calcext:value-type="float">
            <text:p>1547251200</text:p>
          </table:table-cell>
          <table:table-cell table:number-columns-repeated="3"/>
        </table:table-row>
        <table:table-row table:style-name="ro1">
          <table:table-cell office:value-type="float" office:value="1547266448" calcext:value-type="float">
            <text:p>1547266448</text:p>
          </table:table-cell>
          <table:table-cell office:value-type="string" calcext:value-type="string">
            <text:p>2019-01-12</text:p>
          </table:table-cell>
          <table:table-cell office:value-type="string" calcext:value-type="string">
            <text:p>04:14:08</text:p>
          </table:table-cell>
          <table:table-cell office:value-type="float" office:value="558172" calcext:value-type="float">
            <text:p>558172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ecfd6bf90d6e161732790deb3070478e9b3e8514f45e0c927125b943ebf507b0</text:p>
          </table:table-cell>
          <table:table-cell office:value-type="float" office:value="600" calcext:value-type="float">
            <text:p>600</text:p>
          </table:table-cell>
          <table:table-cell office:value-type="float" office:value="604" calcext:value-type="float">
            <text:p>604</text:p>
          </table:table-cell>
          <table:table-cell/>
          <table:table-cell table:formula="of:=FLOOR([.A146];60*60*24)" office:value-type="float" office:value="1547251200" calcext:value-type="float">
            <text:p>1547251200</text:p>
          </table:table-cell>
          <table:table-cell table:number-columns-repeated="3"/>
        </table:table-row>
        <table:table-row table:style-name="ro1">
          <table:table-cell office:value-type="float" office:value="1547268707" calcext:value-type="float">
            <text:p>1547268707</text:p>
          </table:table-cell>
          <table:table-cell office:value-type="string" calcext:value-type="string">
            <text:p>2019-01-12</text:p>
          </table:table-cell>
          <table:table-cell office:value-type="string" calcext:value-type="string">
            <text:p>04:51:47</text:p>
          </table:table-cell>
          <table:table-cell office:value-type="float" office:value="558174" calcext:value-type="float">
            <text:p>558174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ce8263a40d4077d1e8c98299868b0474c474aa6ebc22a5e89062a3fd8eb948c0</text:p>
          </table:table-cell>
          <table:table-cell office:value-type="float" office:value="249" calcext:value-type="float">
            <text:p>249</text:p>
          </table:table-cell>
          <table:table-cell office:value-type="float" office:value="250" calcext:value-type="float">
            <text:p>250</text:p>
          </table:table-cell>
          <table:table-cell/>
          <table:table-cell table:formula="of:=FLOOR([.A147];60*60*24)" office:value-type="float" office:value="1547251200" calcext:value-type="float">
            <text:p>1547251200</text:p>
          </table:table-cell>
          <table:table-cell table:number-columns-repeated="3"/>
        </table:table-row>
        <table:table-row table:style-name="ro1">
          <table:table-cell office:value-type="float" office:value="1547268707" calcext:value-type="float">
            <text:p>1547268707</text:p>
          </table:table-cell>
          <table:table-cell office:value-type="string" calcext:value-type="string">
            <text:p>2019-01-12</text:p>
          </table:table-cell>
          <table:table-cell office:value-type="string" calcext:value-type="string">
            <text:p>04:51:47</text:p>
          </table:table-cell>
          <table:table-cell office:value-type="float" office:value="558174" calcext:value-type="float">
            <text:p>558174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1752b316a0fcdb3bdce2fe7f40d229eb45c8e78850aaf3e3ad1834878fcbddd3</text:p>
          </table:table-cell>
          <table:table-cell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  <table:table-cell/>
          <table:table-cell table:formula="of:=FLOOR([.A148];60*60*24)" office:value-type="float" office:value="1547251200" calcext:value-type="float">
            <text:p>1547251200</text:p>
          </table:table-cell>
          <table:table-cell table:number-columns-repeated="3"/>
        </table:table-row>
        <table:table-row table:style-name="ro1">
          <table:table-cell office:value-type="float" office:value="1547271700" calcext:value-type="float">
            <text:p>1547271700</text:p>
          </table:table-cell>
          <table:table-cell office:value-type="string" calcext:value-type="string">
            <text:p>2019-01-12</text:p>
          </table:table-cell>
          <table:table-cell office:value-type="string" calcext:value-type="string">
            <text:p>05:41:40</text:p>
          </table:table-cell>
          <table:table-cell office:value-type="float" office:value="558178" calcext:value-type="float">
            <text:p>558178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2fac4ce6095307eafc2f8109d7df0f96d5cf636941107f220ce4e242217b31a4</text:p>
          </table:table-cell>
          <table:table-cell office:value-type="float" office:value="600" calcext:value-type="float">
            <text:p>600</text:p>
          </table:table-cell>
          <table:table-cell office:value-type="float" office:value="601" calcext:value-type="float">
            <text:p>601</text:p>
          </table:table-cell>
          <table:table-cell/>
          <table:table-cell table:formula="of:=FLOOR([.A149];60*60*24)" office:value-type="float" office:value="1547251200" calcext:value-type="float">
            <text:p>1547251200</text:p>
          </table:table-cell>
          <table:table-cell table:number-columns-repeated="3"/>
        </table:table-row>
        <table:table-row table:style-name="ro1">
          <table:table-cell office:value-type="float" office:value="1547272231" calcext:value-type="float">
            <text:p>1547272231</text:p>
          </table:table-cell>
          <table:table-cell office:value-type="string" calcext:value-type="string">
            <text:p>2019-01-12</text:p>
          </table:table-cell>
          <table:table-cell office:value-type="string" calcext:value-type="string">
            <text:p>05:50:31</text:p>
          </table:table-cell>
          <table:table-cell office:value-type="float" office:value="558179" calcext:value-type="float">
            <text:p>558179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3f559d442a8ed4bfe69d23a16f0f0bae2b7c08e15397bb2e6d3d84c553c4a790</text:p>
          </table:table-cell>
          <table:table-cell table:number-columns-repeated="2" office:value-type="float" office:value="144" calcext:value-type="float">
            <text:p>144</text:p>
          </table:table-cell>
          <table:table-cell/>
          <table:table-cell table:formula="of:=FLOOR([.A150];60*60*24)" office:value-type="float" office:value="1547251200" calcext:value-type="float">
            <text:p>1547251200</text:p>
          </table:table-cell>
          <table:table-cell table:number-columns-repeated="3"/>
        </table:table-row>
        <table:table-row table:style-name="ro1">
          <table:table-cell office:value-type="float" office:value="1547275803" calcext:value-type="float">
            <text:p>1547275803</text:p>
          </table:table-cell>
          <table:table-cell office:value-type="string" calcext:value-type="string">
            <text:p>2019-01-12</text:p>
          </table:table-cell>
          <table:table-cell office:value-type="string" calcext:value-type="string">
            <text:p>06:50:03</text:p>
          </table:table-cell>
          <table:table-cell office:value-type="float" office:value="558189" calcext:value-type="float">
            <text:p>558189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364b6f6a1b89a4592230ecbb5dd2b61760be4315c32444a4f9a9b2d668819339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151];60*60*24)" office:value-type="float" office:value="1547251200" calcext:value-type="float">
            <text:p>1547251200</text:p>
          </table:table-cell>
          <table:table-cell table:number-columns-repeated="3"/>
        </table:table-row>
        <table:table-row table:style-name="ro1">
          <table:table-cell office:value-type="float" office:value="1547275803" calcext:value-type="float">
            <text:p>1547275803</text:p>
          </table:table-cell>
          <table:table-cell office:value-type="string" calcext:value-type="string">
            <text:p>2019-01-12</text:p>
          </table:table-cell>
          <table:table-cell office:value-type="string" calcext:value-type="string">
            <text:p>06:50:03</text:p>
          </table:table-cell>
          <table:table-cell office:value-type="float" office:value="558189" calcext:value-type="float">
            <text:p>558189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1aa646a697d991ee839fc75524a880cc7bc36007ebfda73ab8eac3b05ef0faa2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152];60*60*24)" office:value-type="float" office:value="1547251200" calcext:value-type="float">
            <text:p>1547251200</text:p>
          </table:table-cell>
          <table:table-cell table:number-columns-repeated="3"/>
        </table:table-row>
        <table:table-row table:style-name="ro1">
          <table:table-cell office:value-type="float" office:value="1547280857" calcext:value-type="float">
            <text:p>1547280857</text:p>
          </table:table-cell>
          <table:table-cell office:value-type="string" calcext:value-type="string">
            <text:p>2019-01-12</text:p>
          </table:table-cell>
          <table:table-cell office:value-type="string" calcext:value-type="string">
            <text:p>08:14:17</text:p>
          </table:table-cell>
          <table:table-cell office:value-type="float" office:value="558200" calcext:value-type="float">
            <text:p>558200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ee14c360033cabeb60861394932d84c485cdf7eb7ef2aad393d739fb7abc0c63</text:p>
          </table:table-cell>
          <table:table-cell office:value-type="float" office:value="600" calcext:value-type="float">
            <text:p>600</text:p>
          </table:table-cell>
          <table:table-cell office:value-type="float" office:value="601" calcext:value-type="float">
            <text:p>601</text:p>
          </table:table-cell>
          <table:table-cell/>
          <table:table-cell table:formula="of:=FLOOR([.A153];60*60*24)" office:value-type="float" office:value="1547251200" calcext:value-type="float">
            <text:p>1547251200</text:p>
          </table:table-cell>
          <table:table-cell table:number-columns-repeated="3"/>
        </table:table-row>
        <table:table-row table:style-name="ro1">
          <table:table-cell office:value-type="float" office:value="1547280857" calcext:value-type="float">
            <text:p>1547280857</text:p>
          </table:table-cell>
          <table:table-cell office:value-type="string" calcext:value-type="string">
            <text:p>2019-01-12</text:p>
          </table:table-cell>
          <table:table-cell office:value-type="string" calcext:value-type="string">
            <text:p>08:14:17</text:p>
          </table:table-cell>
          <table:table-cell office:value-type="float" office:value="558200" calcext:value-type="float">
            <text:p>558200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4b9285df852f3845b456e2a67beaa50c41b4f9a0cd61ed54dba92cbe738bb647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154];60*60*24)" office:value-type="float" office:value="1547251200" calcext:value-type="float">
            <text:p>1547251200</text:p>
          </table:table-cell>
          <table:table-cell table:number-columns-repeated="3"/>
        </table:table-row>
        <table:table-row table:style-name="ro1">
          <table:table-cell office:value-type="float" office:value="1547281365" calcext:value-type="float">
            <text:p>1547281365</text:p>
          </table:table-cell>
          <table:table-cell office:value-type="string" calcext:value-type="string">
            <text:p>2019-01-12</text:p>
          </table:table-cell>
          <table:table-cell office:value-type="string" calcext:value-type="string">
            <text:p>08:22:45</text:p>
          </table:table-cell>
          <table:table-cell office:value-type="float" office:value="558201" calcext:value-type="float">
            <text:p>558201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3a3e3ea3a32f6178b4163c7325f08633e4e4d28a1215bd5ded78370d098a6258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155];60*60*24)" office:value-type="float" office:value="1547251200" calcext:value-type="float">
            <text:p>1547251200</text:p>
          </table:table-cell>
          <table:table-cell table:number-columns-repeated="3"/>
        </table:table-row>
        <table:table-row table:style-name="ro1">
          <table:table-cell office:value-type="float" office:value="1547284681" calcext:value-type="float">
            <text:p>1547284681</text:p>
          </table:table-cell>
          <table:table-cell office:value-type="string" calcext:value-type="string">
            <text:p>2019-01-12</text:p>
          </table:table-cell>
          <table:table-cell office:value-type="string" calcext:value-type="string">
            <text:p>09:18:01</text:p>
          </table:table-cell>
          <table:table-cell office:value-type="float" office:value="558206" calcext:value-type="float">
            <text:p>558206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165a88ace8d59a8d6b7bad9924ce0ea45023f3e8a2db5f4a73821dc7591528aa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156];60*60*24)" office:value-type="float" office:value="1547251200" calcext:value-type="float">
            <text:p>1547251200</text:p>
          </table:table-cell>
          <table:table-cell table:number-columns-repeated="3"/>
        </table:table-row>
        <table:table-row table:style-name="ro1">
          <table:table-cell office:value-type="float" office:value="1547284681" calcext:value-type="float">
            <text:p>1547284681</text:p>
          </table:table-cell>
          <table:table-cell office:value-type="string" calcext:value-type="string">
            <text:p>2019-01-12</text:p>
          </table:table-cell>
          <table:table-cell office:value-type="string" calcext:value-type="string">
            <text:p>09:18:01</text:p>
          </table:table-cell>
          <table:table-cell office:value-type="float" office:value="558206" calcext:value-type="float">
            <text:p>558206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11477acd18c2c2a2cccb91cb269f0f53465958ae53eececc553bfaa9b566b55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157];60*60*24)" office:value-type="float" office:value="1547251200" calcext:value-type="float">
            <text:p>1547251200</text:p>
          </table:table-cell>
          <table:table-cell table:number-columns-repeated="3"/>
        </table:table-row>
        <table:table-row table:style-name="ro1">
          <table:table-cell office:value-type="float" office:value="1547284681" calcext:value-type="float">
            <text:p>1547284681</text:p>
          </table:table-cell>
          <table:table-cell office:value-type="string" calcext:value-type="string">
            <text:p>2019-01-12</text:p>
          </table:table-cell>
          <table:table-cell office:value-type="string" calcext:value-type="string">
            <text:p>09:18:01</text:p>
          </table:table-cell>
          <table:table-cell office:value-type="float" office:value="558206" calcext:value-type="float">
            <text:p>558206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5ccd06bbe74b59976d8f1ea246774ccc275456a1ab17973dcd59214010ff3170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158];60*60*24)" office:value-type="float" office:value="1547251200" calcext:value-type="float">
            <text:p>1547251200</text:p>
          </table:table-cell>
          <table:table-cell table:number-columns-repeated="3"/>
        </table:table-row>
        <table:table-row table:style-name="ro1">
          <table:table-cell office:value-type="float" office:value="1547287719" calcext:value-type="float">
            <text:p>1547287719</text:p>
          </table:table-cell>
          <table:table-cell office:value-type="string" calcext:value-type="string">
            <text:p>2019-01-12</text:p>
          </table:table-cell>
          <table:table-cell office:value-type="string" calcext:value-type="string">
            <text:p>10:08:39</text:p>
          </table:table-cell>
          <table:table-cell office:value-type="float" office:value="558209" calcext:value-type="float">
            <text:p>558209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481e7fa250afe82b2d9734cb4d2fc18275779fb077c9c24f8a9cb5e4fa8a466e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/>
          <table:table-cell table:formula="of:=FLOOR([.A159];60*60*24)" office:value-type="float" office:value="1547251200" calcext:value-type="float">
            <text:p>1547251200</text:p>
          </table:table-cell>
          <table:table-cell table:number-columns-repeated="3"/>
        </table:table-row>
        <table:table-row table:style-name="ro1">
          <table:table-cell office:value-type="float" office:value="1547285563" calcext:value-type="float">
            <text:p>1547285563</text:p>
          </table:table-cell>
          <table:table-cell office:value-type="string" calcext:value-type="string">
            <text:p>2019-01-12</text:p>
          </table:table-cell>
          <table:table-cell office:value-type="string" calcext:value-type="string">
            <text:p>09:32:43</text:p>
          </table:table-cell>
          <table:table-cell office:value-type="float" office:value="558207" calcext:value-type="float">
            <text:p>558207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f07df4cb0990a8bc82d563d3f5f7c777fceb1f4eef803596bd191dd521d5eb0c</text:p>
          </table:table-cell>
          <table:table-cell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  <table:table-cell/>
          <table:table-cell table:formula="of:=FLOOR([.A160];60*60*24)" office:value-type="float" office:value="1547251200" calcext:value-type="float">
            <text:p>1547251200</text:p>
          </table:table-cell>
          <table:table-cell table:number-columns-repeated="3"/>
        </table:table-row>
        <table:table-row table:style-name="ro1">
          <table:table-cell office:value-type="float" office:value="1547292498" calcext:value-type="float">
            <text:p>1547292498</text:p>
          </table:table-cell>
          <table:table-cell office:value-type="string" calcext:value-type="string">
            <text:p>2019-01-12</text:p>
          </table:table-cell>
          <table:table-cell office:value-type="string" calcext:value-type="string">
            <text:p>11:28:18</text:p>
          </table:table-cell>
          <table:table-cell office:value-type="float" office:value="558214" calcext:value-type="float">
            <text:p>558214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1ed12fd740520733761a71a7851cdae7898e452d7d6724ef95ba9902b7ff0986</text:p>
          </table:table-cell>
          <table:table-cell office:value-type="float" office:value="144" calcext:value-type="float">
            <text:p>144</text:p>
          </table:table-cell>
          <table:table-cell office:value-type="float" office:value="336" calcext:value-type="float">
            <text:p>336</text:p>
          </table:table-cell>
          <table:table-cell/>
          <table:table-cell table:formula="of:=FLOOR([.A161];60*60*24)" office:value-type="float" office:value="1547251200" calcext:value-type="float">
            <text:p>1547251200</text:p>
          </table:table-cell>
          <table:table-cell table:number-columns-repeated="3"/>
        </table:table-row>
        <table:table-row table:style-name="ro1">
          <table:table-cell office:value-type="float" office:value="1547285563" calcext:value-type="float">
            <text:p>1547285563</text:p>
          </table:table-cell>
          <table:table-cell office:value-type="string" calcext:value-type="string">
            <text:p>2019-01-12</text:p>
          </table:table-cell>
          <table:table-cell office:value-type="string" calcext:value-type="string">
            <text:p>09:32:43</text:p>
          </table:table-cell>
          <table:table-cell office:value-type="float" office:value="558207" calcext:value-type="float">
            <text:p>558207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6551d4ebdfe1e28e5cdec670703944b5b9a58b69f17deeb74156b3b0286d7f01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162];60*60*24)" office:value-type="float" office:value="1547251200" calcext:value-type="float">
            <text:p>1547251200</text:p>
          </table:table-cell>
          <table:table-cell table:number-columns-repeated="3"/>
        </table:table-row>
        <table:table-row table:style-name="ro1">
          <table:table-cell office:value-type="float" office:value="1547287719" calcext:value-type="float">
            <text:p>1547287719</text:p>
          </table:table-cell>
          <table:table-cell office:value-type="string" calcext:value-type="string">
            <text:p>2019-01-12</text:p>
          </table:table-cell>
          <table:table-cell office:value-type="string" calcext:value-type="string">
            <text:p>10:08:39</text:p>
          </table:table-cell>
          <table:table-cell office:value-type="float" office:value="558209" calcext:value-type="float">
            <text:p>558209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8ef74427ce277d53f2faaf6e9ac815389faabe03adaa25e3a4f421c59729a009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163];60*60*24)" office:value-type="float" office:value="1547251200" calcext:value-type="float">
            <text:p>1547251200</text:p>
          </table:table-cell>
          <table:table-cell table:number-columns-repeated="3"/>
        </table:table-row>
        <table:table-row table:style-name="ro1">
          <table:table-cell office:value-type="float" office:value="1547287719" calcext:value-type="float">
            <text:p>1547287719</text:p>
          </table:table-cell>
          <table:table-cell office:value-type="string" calcext:value-type="string">
            <text:p>2019-01-12</text:p>
          </table:table-cell>
          <table:table-cell office:value-type="string" calcext:value-type="string">
            <text:p>10:08:39</text:p>
          </table:table-cell>
          <table:table-cell office:value-type="float" office:value="558209" calcext:value-type="float">
            <text:p>558209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35ab5e9e739abe4af14c13ed8d55bc32289763d34a2778aa671d7e872ecd742a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164];60*60*24)" office:value-type="float" office:value="1547251200" calcext:value-type="float">
            <text:p>1547251200</text:p>
          </table:table-cell>
          <table:table-cell table:number-columns-repeated="3"/>
        </table:table-row>
        <table:table-row table:style-name="ro1">
          <table:table-cell office:value-type="float" office:value="1547292498" calcext:value-type="float">
            <text:p>1547292498</text:p>
          </table:table-cell>
          <table:table-cell office:value-type="string" calcext:value-type="string">
            <text:p>2019-01-12</text:p>
          </table:table-cell>
          <table:table-cell office:value-type="string" calcext:value-type="string">
            <text:p>11:28:18</text:p>
          </table:table-cell>
          <table:table-cell office:value-type="float" office:value="558214" calcext:value-type="float">
            <text:p>558214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8c122503f75cefcae15b55af88de02bc67056422f364c95d0a6c92b981ccbb0a</text:p>
          </table:table-cell>
          <table:table-cell table:number-columns-repeated="2" office:value-type="float" office:value="302" calcext:value-type="float">
            <text:p>302</text:p>
          </table:table-cell>
          <table:table-cell/>
          <table:table-cell table:formula="of:=FLOOR([.A165];60*60*24)" office:value-type="float" office:value="1547251200" calcext:value-type="float">
            <text:p>1547251200</text:p>
          </table:table-cell>
          <table:table-cell table:number-columns-repeated="3"/>
        </table:table-row>
        <table:table-row table:style-name="ro1">
          <table:table-cell office:value-type="float" office:value="1547290994" calcext:value-type="float">
            <text:p>1547290994</text:p>
          </table:table-cell>
          <table:table-cell office:value-type="string" calcext:value-type="string">
            <text:p>2019-01-12</text:p>
          </table:table-cell>
          <table:table-cell office:value-type="string" calcext:value-type="string">
            <text:p>11:03:14</text:p>
          </table:table-cell>
          <table:table-cell office:value-type="float" office:value="558212" calcext:value-type="float">
            <text:p>558212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b77704d8fbf0069460e6b2b2f63a583fba4b9877802bfbb8a76cc4de503cd113</text:p>
          </table:table-cell>
          <table:table-cell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  <table:table-cell/>
          <table:table-cell table:formula="of:=FLOOR([.A166];60*60*24)" office:value-type="float" office:value="1547251200" calcext:value-type="float">
            <text:p>1547251200</text:p>
          </table:table-cell>
          <table:table-cell table:number-columns-repeated="3"/>
        </table:table-row>
        <table:table-row table:style-name="ro1">
          <table:table-cell office:value-type="float" office:value="1547302392" calcext:value-type="float">
            <text:p>1547302392</text:p>
          </table:table-cell>
          <table:table-cell office:value-type="string" calcext:value-type="string">
            <text:p>2019-01-12</text:p>
          </table:table-cell>
          <table:table-cell office:value-type="string" calcext:value-type="string">
            <text:p>14:13:12</text:p>
          </table:table-cell>
          <table:table-cell office:value-type="float" office:value="558232" calcext:value-type="float">
            <text:p>558232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1b77e78969b00c23f9f1a2520b9d4de9ad1aaf1c6fd6a02c3be8cb3a08c8a988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167];60*60*24)" office:value-type="float" office:value="1547251200" calcext:value-type="float">
            <text:p>1547251200</text:p>
          </table:table-cell>
          <table:table-cell table:number-columns-repeated="3"/>
        </table:table-row>
        <table:table-row table:style-name="ro1">
          <table:table-cell office:value-type="float" office:value="1547303088" calcext:value-type="float">
            <text:p>1547303088</text:p>
          </table:table-cell>
          <table:table-cell office:value-type="string" calcext:value-type="string">
            <text:p>2019-01-12</text:p>
          </table:table-cell>
          <table:table-cell office:value-type="string" calcext:value-type="string">
            <text:p>14:24:48</text:p>
          </table:table-cell>
          <table:table-cell office:value-type="float" office:value="558234" calcext:value-type="float">
            <text:p>558234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a8f8aae2896e7c7daa9e30c2605b33b25884b8d2c16bf3067fc05b711811c2bc</text:p>
          </table:table-cell>
          <table:table-cell table:number-columns-repeated="2" office:value-type="float" office:value="144" calcext:value-type="float">
            <text:p>144</text:p>
          </table:table-cell>
          <table:table-cell/>
          <table:table-cell table:formula="of:=FLOOR([.A168];60*60*24)" office:value-type="float" office:value="1547251200" calcext:value-type="float">
            <text:p>1547251200</text:p>
          </table:table-cell>
          <table:table-cell table:number-columns-repeated="3"/>
        </table:table-row>
        <table:table-row table:style-name="ro1">
          <table:table-cell office:value-type="float" office:value="1547300937" calcext:value-type="float">
            <text:p>1547300937</text:p>
          </table:table-cell>
          <table:table-cell office:value-type="string" calcext:value-type="string">
            <text:p>2019-01-12</text:p>
          </table:table-cell>
          <table:table-cell office:value-type="string" calcext:value-type="string">
            <text:p>13:48:57</text:p>
          </table:table-cell>
          <table:table-cell office:value-type="float" office:value="558230" calcext:value-type="float">
            <text:p>558230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318d95f2713cae179aa6800c9f15cab325e3e8c1441f47d0f6adf705535b2389</text:p>
          </table:table-cell>
          <table:table-cell office:value-type="float" office:value="144" calcext:value-type="float">
            <text:p>144</text:p>
          </table:table-cell>
          <table:table-cell office:value-type="float" office:value="150" calcext:value-type="float">
            <text:p>150</text:p>
          </table:table-cell>
          <table:table-cell/>
          <table:table-cell table:formula="of:=FLOOR([.A169];60*60*24)" office:value-type="float" office:value="1547251200" calcext:value-type="float">
            <text:p>1547251200</text:p>
          </table:table-cell>
          <table:table-cell table:number-columns-repeated="3"/>
        </table:table-row>
        <table:table-row table:style-name="ro1">
          <table:table-cell office:value-type="float" office:value="1547300937" calcext:value-type="float">
            <text:p>1547300937</text:p>
          </table:table-cell>
          <table:table-cell office:value-type="string" calcext:value-type="string">
            <text:p>2019-01-12</text:p>
          </table:table-cell>
          <table:table-cell office:value-type="string" calcext:value-type="string">
            <text:p>13:48:57</text:p>
          </table:table-cell>
          <table:table-cell office:value-type="float" office:value="558230" calcext:value-type="float">
            <text:p>558230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4b95f0affa8fa2059bb39f5bd5526ab5a3e6d4449884c241de9a6b792874a9a5</text:p>
          </table:table-cell>
          <table:table-cell office:value-type="float" office:value="144" calcext:value-type="float">
            <text:p>144</text:p>
          </table:table-cell>
          <table:table-cell office:value-type="float" office:value="150" calcext:value-type="float">
            <text:p>150</text:p>
          </table:table-cell>
          <table:table-cell/>
          <table:table-cell table:formula="of:=FLOOR([.A170];60*60*24)" office:value-type="float" office:value="1547251200" calcext:value-type="float">
            <text:p>1547251200</text:p>
          </table:table-cell>
          <table:table-cell table:number-columns-repeated="3"/>
        </table:table-row>
        <table:table-row table:style-name="ro1">
          <table:table-cell office:value-type="float" office:value="1547302735" calcext:value-type="float">
            <text:p>1547302735</text:p>
          </table:table-cell>
          <table:table-cell office:value-type="string" calcext:value-type="string">
            <text:p>2019-01-12</text:p>
          </table:table-cell>
          <table:table-cell office:value-type="string" calcext:value-type="string">
            <text:p>14:18:55</text:p>
          </table:table-cell>
          <table:table-cell office:value-type="float" office:value="558233" calcext:value-type="float">
            <text:p>558233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bf9d5899e8d7a9905f467674c27b14e4d9d55b532caf1af22939aa497572424d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171];60*60*24)" office:value-type="float" office:value="1547251200" calcext:value-type="float">
            <text:p>1547251200</text:p>
          </table:table-cell>
          <table:table-cell table:number-columns-repeated="3"/>
        </table:table-row>
        <table:table-row table:style-name="ro1">
          <table:table-cell office:value-type="float" office:value="1547302735" calcext:value-type="float">
            <text:p>1547302735</text:p>
          </table:table-cell>
          <table:table-cell office:value-type="string" calcext:value-type="string">
            <text:p>2019-01-12</text:p>
          </table:table-cell>
          <table:table-cell office:value-type="string" calcext:value-type="string">
            <text:p>14:18:55</text:p>
          </table:table-cell>
          <table:table-cell office:value-type="float" office:value="558233" calcext:value-type="float">
            <text:p>558233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b8f995f6773c4fe71e2f9d991b42640438bab8607b1874c30d4eb835d5c54fb0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172];60*60*24)" office:value-type="float" office:value="1547251200" calcext:value-type="float">
            <text:p>1547251200</text:p>
          </table:table-cell>
          <table:table-cell table:number-columns-repeated="3"/>
        </table:table-row>
        <table:table-row table:style-name="ro1">
          <table:table-cell office:value-type="float" office:value="1547297172" calcext:value-type="float">
            <text:p>1547297172</text:p>
          </table:table-cell>
          <table:table-cell office:value-type="string" calcext:value-type="string">
            <text:p>2019-01-12</text:p>
          </table:table-cell>
          <table:table-cell office:value-type="string" calcext:value-type="string">
            <text:p>12:46:12</text:p>
          </table:table-cell>
          <table:table-cell office:value-type="float" office:value="558222" calcext:value-type="float">
            <text:p>558222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d3e6d7313ed146cc5e14bdfed9827e0255a15973f317c8bafb008cf69ad29249</text:p>
          </table:table-cell>
          <table:table-cell office:value-type="float" office:value="144" calcext:value-type="float">
            <text:p>144</text:p>
          </table:table-cell>
          <table:table-cell office:value-type="float" office:value="189" calcext:value-type="float">
            <text:p>189</text:p>
          </table:table-cell>
          <table:table-cell/>
          <table:table-cell table:formula="of:=FLOOR([.A173];60*60*24)" office:value-type="float" office:value="1547251200" calcext:value-type="float">
            <text:p>1547251200</text:p>
          </table:table-cell>
          <table:table-cell table:number-columns-repeated="3"/>
        </table:table-row>
        <table:table-row table:style-name="ro1">
          <table:table-cell office:value-type="float" office:value="1547300615" calcext:value-type="float">
            <text:p>1547300615</text:p>
          </table:table-cell>
          <table:table-cell office:value-type="string" calcext:value-type="string">
            <text:p>2019-01-12</text:p>
          </table:table-cell>
          <table:table-cell office:value-type="string" calcext:value-type="string">
            <text:p>13:43:35</text:p>
          </table:table-cell>
          <table:table-cell office:value-type="float" office:value="558229" calcext:value-type="float">
            <text:p>558229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88f860d14f534b5125473289ee6df184cfca2d5ce448b48a6ab0fdd22f924d17</text:p>
          </table:table-cell>
          <table:table-cell office:value-type="float" office:value="144" calcext:value-type="float">
            <text:p>144</text:p>
          </table:table-cell>
          <table:table-cell office:value-type="float" office:value="150" calcext:value-type="float">
            <text:p>150</text:p>
          </table:table-cell>
          <table:table-cell/>
          <table:table-cell table:formula="of:=FLOOR([.A174];60*60*24)" office:value-type="float" office:value="1547251200" calcext:value-type="float">
            <text:p>1547251200</text:p>
          </table:table-cell>
          <table:table-cell table:number-columns-repeated="3"/>
        </table:table-row>
        <table:table-row table:style-name="ro1">
          <table:table-cell office:value-type="float" office:value="1547305547" calcext:value-type="float">
            <text:p>1547305547</text:p>
          </table:table-cell>
          <table:table-cell office:value-type="string" calcext:value-type="string">
            <text:p>2019-01-12</text:p>
          </table:table-cell>
          <table:table-cell office:value-type="string" calcext:value-type="string">
            <text:p>15:05:47</text:p>
          </table:table-cell>
          <table:table-cell office:value-type="float" office:value="558239" calcext:value-type="float">
            <text:p>558239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a7c04a03545ae7f8b8d39a3074d41bb18e0dcf905c23fc8798858667a239fdec</text:p>
          </table:table-cell>
          <table:table-cell office:value-type="float" office:value="360" calcext:value-type="float">
            <text:p>360</text:p>
          </table:table-cell>
          <table:table-cell office:value-type="float" office:value="362" calcext:value-type="float">
            <text:p>362</text:p>
          </table:table-cell>
          <table:table-cell/>
          <table:table-cell table:formula="of:=FLOOR([.A175];60*60*24)" office:value-type="float" office:value="1547251200" calcext:value-type="float">
            <text:p>1547251200</text:p>
          </table:table-cell>
          <table:table-cell table:number-columns-repeated="3"/>
        </table:table-row>
        <table:table-row table:style-name="ro1">
          <table:table-cell office:value-type="float" office:value="1547308055" calcext:value-type="float">
            <text:p>1547308055</text:p>
          </table:table-cell>
          <table:table-cell office:value-type="string" calcext:value-type="string">
            <text:p>2019-01-12</text:p>
          </table:table-cell>
          <table:table-cell office:value-type="string" calcext:value-type="string">
            <text:p>15:47:35</text:p>
          </table:table-cell>
          <table:table-cell office:value-type="float" office:value="558244" calcext:value-type="float">
            <text:p>558244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325ea6bc980997fe3e36d5ef3ad3cd7983ed898d7b22d4236ce67ac1018183a1</text:p>
          </table:table-cell>
          <table:table-cell table:number-columns-repeated="2" office:value-type="float" office:value="144" calcext:value-type="float">
            <text:p>144</text:p>
          </table:table-cell>
          <table:table-cell/>
          <table:table-cell table:formula="of:=FLOOR([.A176];60*60*24)" office:value-type="float" office:value="1547251200" calcext:value-type="float">
            <text:p>1547251200</text:p>
          </table:table-cell>
          <table:table-cell table:number-columns-repeated="3"/>
        </table:table-row>
        <table:table-row table:style-name="ro1">
          <table:table-cell office:value-type="float" office:value="1547315033" calcext:value-type="float">
            <text:p>1547315033</text:p>
          </table:table-cell>
          <table:table-cell office:value-type="string" calcext:value-type="string">
            <text:p>2019-01-12</text:p>
          </table:table-cell>
          <table:table-cell office:value-type="string" calcext:value-type="string">
            <text:p>17:43:53</text:p>
          </table:table-cell>
          <table:table-cell office:value-type="float" office:value="558251" calcext:value-type="float">
            <text:p>558251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3436eba2b10f1c1d3bf7f3e89b85a667c05ca9606a35838297530e99dfac71de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177];60*60*24)" office:value-type="float" office:value="1547251200" calcext:value-type="float">
            <text:p>1547251200</text:p>
          </table:table-cell>
          <table:table-cell table:number-columns-repeated="3"/>
        </table:table-row>
        <table:table-row table:style-name="ro1">
          <table:table-cell office:value-type="float" office:value="1547315033" calcext:value-type="float">
            <text:p>1547315033</text:p>
          </table:table-cell>
          <table:table-cell office:value-type="string" calcext:value-type="string">
            <text:p>2019-01-12</text:p>
          </table:table-cell>
          <table:table-cell office:value-type="string" calcext:value-type="string">
            <text:p>17:43:53</text:p>
          </table:table-cell>
          <table:table-cell office:value-type="float" office:value="558251" calcext:value-type="float">
            <text:p>558251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c7229357b4ff7ef721421a6b3acde7d91774b204db7a2a6886415b827feaaf16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178];60*60*24)" office:value-type="float" office:value="1547251200" calcext:value-type="float">
            <text:p>1547251200</text:p>
          </table:table-cell>
          <table:table-cell table:number-columns-repeated="3"/>
        </table:table-row>
        <table:table-row table:style-name="ro1">
          <table:table-cell office:value-type="float" office:value="1547315033" calcext:value-type="float">
            <text:p>1547315033</text:p>
          </table:table-cell>
          <table:table-cell office:value-type="string" calcext:value-type="string">
            <text:p>2019-01-12</text:p>
          </table:table-cell>
          <table:table-cell office:value-type="string" calcext:value-type="string">
            <text:p>17:43:53</text:p>
          </table:table-cell>
          <table:table-cell office:value-type="float" office:value="558251" calcext:value-type="float">
            <text:p>558251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b605bfd424df764d0c244b4b8a5bcc2f3d8e46f1c3f14b3d3be9ee9aef9ffac7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179];60*60*24)" office:value-type="float" office:value="1547251200" calcext:value-type="float">
            <text:p>1547251200</text:p>
          </table:table-cell>
          <table:table-cell table:number-columns-repeated="3"/>
        </table:table-row>
        <table:table-row table:style-name="ro1">
          <table:table-cell office:value-type="float" office:value="1547312990" calcext:value-type="float">
            <text:p>1547312990</text:p>
          </table:table-cell>
          <table:table-cell office:value-type="string" calcext:value-type="string">
            <text:p>2019-01-12</text:p>
          </table:table-cell>
          <table:table-cell office:value-type="string" calcext:value-type="string">
            <text:p>17:09:50</text:p>
          </table:table-cell>
          <table:table-cell office:value-type="float" office:value="558247" calcext:value-type="float">
            <text:p>558247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c1635028f5a26d273373bc9caf7dd3520019db77f4086c1e68479866a8dbb1f1</text:p>
          </table:table-cell>
          <table:table-cell office:value-type="float" office:value="144" calcext:value-type="float">
            <text:p>144</text:p>
          </table:table-cell>
          <table:table-cell office:value-type="float" office:value="292" calcext:value-type="float">
            <text:p>292</text:p>
          </table:table-cell>
          <table:table-cell/>
          <table:table-cell table:formula="of:=FLOOR([.A180];60*60*24)" office:value-type="float" office:value="1547251200" calcext:value-type="float">
            <text:p>1547251200</text:p>
          </table:table-cell>
          <table:table-cell table:number-columns-repeated="3"/>
        </table:table-row>
        <table:table-row table:style-name="ro1">
          <table:table-cell office:value-type="float" office:value="1547318611" calcext:value-type="float">
            <text:p>1547318611</text:p>
          </table:table-cell>
          <table:table-cell office:value-type="string" calcext:value-type="string">
            <text:p>2019-01-12</text:p>
          </table:table-cell>
          <table:table-cell office:value-type="string" calcext:value-type="string">
            <text:p>18:43:31</text:p>
          </table:table-cell>
          <table:table-cell office:value-type="float" office:value="558255" calcext:value-type="float">
            <text:p>558255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fe32b98833fad8aa6edd2cdbfc58aa2f3d050c6555a995da0eeffa689ebc7956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181];60*60*24)" office:value-type="float" office:value="1547251200" calcext:value-type="float">
            <text:p>1547251200</text:p>
          </table:table-cell>
          <table:table-cell table:number-columns-repeated="3"/>
        </table:table-row>
        <table:table-row table:style-name="ro1">
          <table:table-cell office:value-type="float" office:value="1547314796" calcext:value-type="float">
            <text:p>1547314796</text:p>
          </table:table-cell>
          <table:table-cell office:value-type="string" calcext:value-type="string">
            <text:p>2019-01-12</text:p>
          </table:table-cell>
          <table:table-cell office:value-type="string" calcext:value-type="string">
            <text:p>17:39:56</text:p>
          </table:table-cell>
          <table:table-cell office:value-type="float" office:value="558250" calcext:value-type="float">
            <text:p>558250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73fcd84f811db99db3a20333ee8415e0425888f9119423cbe776ff116f459e7b</text:p>
          </table:table-cell>
          <table:table-cell office:value-type="float" office:value="144" calcext:value-type="float">
            <text:p>144</text:p>
          </table:table-cell>
          <table:table-cell office:value-type="float" office:value="167" calcext:value-type="float">
            <text:p>167</text:p>
          </table:table-cell>
          <table:table-cell/>
          <table:table-cell table:formula="of:=FLOOR([.A182];60*60*24)" office:value-type="float" office:value="1547251200" calcext:value-type="float">
            <text:p>1547251200</text:p>
          </table:table-cell>
          <table:table-cell table:number-columns-repeated="3"/>
        </table:table-row>
        <table:table-row table:style-name="ro1">
          <table:table-cell office:value-type="float" office:value="1547315033" calcext:value-type="float">
            <text:p>1547315033</text:p>
          </table:table-cell>
          <table:table-cell office:value-type="string" calcext:value-type="string">
            <text:p>2019-01-12</text:p>
          </table:table-cell>
          <table:table-cell office:value-type="string" calcext:value-type="string">
            <text:p>17:43:53</text:p>
          </table:table-cell>
          <table:table-cell office:value-type="float" office:value="558251" calcext:value-type="float">
            <text:p>558251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92a405a46c72f4644065edc057fc4893e686aaa7b2cd643aabfd5144f61c6da7</text:p>
          </table:table-cell>
          <table:table-cell office:value-type="float" office:value="144" calcext:value-type="float">
            <text:p>144</text:p>
          </table:table-cell>
          <table:table-cell office:value-type="float" office:value="147" calcext:value-type="float">
            <text:p>147</text:p>
          </table:table-cell>
          <table:table-cell/>
          <table:table-cell table:formula="of:=FLOOR([.A183];60*60*24)" office:value-type="float" office:value="1547251200" calcext:value-type="float">
            <text:p>1547251200</text:p>
          </table:table-cell>
          <table:table-cell table:number-columns-repeated="3"/>
        </table:table-row>
        <table:table-row table:style-name="ro1">
          <table:table-cell office:value-type="float" office:value="1547315033" calcext:value-type="float">
            <text:p>1547315033</text:p>
          </table:table-cell>
          <table:table-cell office:value-type="string" calcext:value-type="string">
            <text:p>2019-01-12</text:p>
          </table:table-cell>
          <table:table-cell office:value-type="string" calcext:value-type="string">
            <text:p>17:43:53</text:p>
          </table:table-cell>
          <table:table-cell office:value-type="float" office:value="558251" calcext:value-type="float">
            <text:p>558251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1cea9431b9ddfaa18936380a1cca84a25ecc6fbf950de5d9e835be709896c99f</text:p>
          </table:table-cell>
          <table:table-cell office:value-type="float" office:value="144" calcext:value-type="float">
            <text:p>144</text:p>
          </table:table-cell>
          <table:table-cell office:value-type="float" office:value="148" calcext:value-type="float">
            <text:p>148</text:p>
          </table:table-cell>
          <table:table-cell/>
          <table:table-cell table:formula="of:=FLOOR([.A184];60*60*24)" office:value-type="float" office:value="1547251200" calcext:value-type="float">
            <text:p>1547251200</text:p>
          </table:table-cell>
          <table:table-cell table:number-columns-repeated="3"/>
        </table:table-row>
        <table:table-row table:style-name="ro1">
          <table:table-cell office:value-type="float" office:value="1547315033" calcext:value-type="float">
            <text:p>1547315033</text:p>
          </table:table-cell>
          <table:table-cell office:value-type="string" calcext:value-type="string">
            <text:p>2019-01-12</text:p>
          </table:table-cell>
          <table:table-cell office:value-type="string" calcext:value-type="string">
            <text:p>17:43:53</text:p>
          </table:table-cell>
          <table:table-cell office:value-type="float" office:value="558251" calcext:value-type="float">
            <text:p>558251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77611808b12c652d86a5174eed467c8236b425f15e06a0077284018898b905a7</text:p>
          </table:table-cell>
          <table:table-cell office:value-type="float" office:value="144" calcext:value-type="float">
            <text:p>144</text:p>
          </table:table-cell>
          <table:table-cell office:value-type="float" office:value="150" calcext:value-type="float">
            <text:p>150</text:p>
          </table:table-cell>
          <table:table-cell/>
          <table:table-cell table:formula="of:=FLOOR([.A185];60*60*24)" office:value-type="float" office:value="1547251200" calcext:value-type="float">
            <text:p>1547251200</text:p>
          </table:table-cell>
          <table:table-cell table:number-columns-repeated="3"/>
        </table:table-row>
        <table:table-row table:style-name="ro1">
          <table:table-cell office:value-type="float" office:value="1547320296" calcext:value-type="float">
            <text:p>1547320296</text:p>
          </table:table-cell>
          <table:table-cell office:value-type="string" calcext:value-type="string">
            <text:p>2019-01-12</text:p>
          </table:table-cell>
          <table:table-cell office:value-type="string" calcext:value-type="string">
            <text:p>19:11:36</text:p>
          </table:table-cell>
          <table:table-cell office:value-type="float" office:value="558258" calcext:value-type="float">
            <text:p>558258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041bb82fed473d0cf4285191674ccdfbe23dc69e3f643cc174a52fdb8bb78226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186];60*60*24)" office:value-type="float" office:value="1547251200" calcext:value-type="float">
            <text:p>1547251200</text:p>
          </table:table-cell>
          <table:table-cell table:number-columns-repeated="3"/>
        </table:table-row>
        <table:table-row table:style-name="ro1">
          <table:table-cell office:value-type="float" office:value="1547319450" calcext:value-type="float">
            <text:p>1547319450</text:p>
          </table:table-cell>
          <table:table-cell office:value-type="string" calcext:value-type="string">
            <text:p>2019-01-12</text:p>
          </table:table-cell>
          <table:table-cell office:value-type="string" calcext:value-type="string">
            <text:p>18:57:30</text:p>
          </table:table-cell>
          <table:table-cell office:value-type="float" office:value="558256" calcext:value-type="float">
            <text:p>558256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e461607994f4c4adc74b0fa592d695cabcd4f30308b10afb31b337534893cfa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187];60*60*24)" office:value-type="float" office:value="1547251200" calcext:value-type="float">
            <text:p>1547251200</text:p>
          </table:table-cell>
          <table:table-cell table:number-columns-repeated="3"/>
        </table:table-row>
        <table:table-row table:style-name="ro1">
          <table:table-cell office:value-type="float" office:value="1547321918" calcext:value-type="float">
            <text:p>1547321918</text:p>
          </table:table-cell>
          <table:table-cell office:value-type="string" calcext:value-type="string">
            <text:p>2019-01-12</text:p>
          </table:table-cell>
          <table:table-cell office:value-type="string" calcext:value-type="string">
            <text:p>19:38:38</text:p>
          </table:table-cell>
          <table:table-cell office:value-type="float" office:value="558261" calcext:value-type="float">
            <text:p>558261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7030aaed352c6156409fba6dc4cc8ac075cd6af6a475d38022dc61ffe41c4346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188];60*60*24)" office:value-type="float" office:value="1547251200" calcext:value-type="float">
            <text:p>1547251200</text:p>
          </table:table-cell>
          <table:table-cell table:number-columns-repeated="3"/>
        </table:table-row>
        <table:table-row table:style-name="ro1">
          <table:table-cell office:value-type="float" office:value="1547321195" calcext:value-type="float">
            <text:p>1547321195</text:p>
          </table:table-cell>
          <table:table-cell office:value-type="string" calcext:value-type="string">
            <text:p>2019-01-12</text:p>
          </table:table-cell>
          <table:table-cell office:value-type="string" calcext:value-type="string">
            <text:p>19:26:35</text:p>
          </table:table-cell>
          <table:table-cell office:value-type="float" office:value="558259" calcext:value-type="float">
            <text:p>558259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2dbc5e4755982abdfbb153f6f1795b712f70bde1713f632ea06e7001e5b68320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189];60*60*24)" office:value-type="float" office:value="1547251200" calcext:value-type="float">
            <text:p>1547251200</text:p>
          </table:table-cell>
          <table:table-cell table:number-columns-repeated="3"/>
        </table:table-row>
        <table:table-row table:style-name="ro1">
          <table:table-cell office:value-type="float" office:value="1547321195" calcext:value-type="float">
            <text:p>1547321195</text:p>
          </table:table-cell>
          <table:table-cell office:value-type="string" calcext:value-type="string">
            <text:p>2019-01-12</text:p>
          </table:table-cell>
          <table:table-cell office:value-type="string" calcext:value-type="string">
            <text:p>19:26:35</text:p>
          </table:table-cell>
          <table:table-cell office:value-type="float" office:value="558259" calcext:value-type="float">
            <text:p>558259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b4016384fbe59a68f0ed1cec0c9c6693a70ebb1bf4cce73c8f6cebad8f358266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190];60*60*24)" office:value-type="float" office:value="1547251200" calcext:value-type="float">
            <text:p>1547251200</text:p>
          </table:table-cell>
          <table:table-cell table:number-columns-repeated="3"/>
        </table:table-row>
        <table:table-row table:style-name="ro1">
          <table:table-cell office:value-type="float" office:value="1547322652" calcext:value-type="float">
            <text:p>1547322652</text:p>
          </table:table-cell>
          <table:table-cell office:value-type="string" calcext:value-type="string">
            <text:p>2019-01-12</text:p>
          </table:table-cell>
          <table:table-cell office:value-type="string" calcext:value-type="string">
            <text:p>19:50:52</text:p>
          </table:table-cell>
          <table:table-cell office:value-type="float" office:value="558262" calcext:value-type="float">
            <text:p>558262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14abd4f5c397aac2015fbba867a05c3c5a977dc587b3af8bcea9f96eb514c535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191];60*60*24)" office:value-type="float" office:value="1547251200" calcext:value-type="float">
            <text:p>1547251200</text:p>
          </table:table-cell>
          <table:table-cell table:number-columns-repeated="3"/>
        </table:table-row>
        <table:table-row table:style-name="ro1">
          <table:table-cell office:value-type="float" office:value="1547322652" calcext:value-type="float">
            <text:p>1547322652</text:p>
          </table:table-cell>
          <table:table-cell office:value-type="string" calcext:value-type="string">
            <text:p>2019-01-12</text:p>
          </table:table-cell>
          <table:table-cell office:value-type="string" calcext:value-type="string">
            <text:p>19:50:52</text:p>
          </table:table-cell>
          <table:table-cell office:value-type="float" office:value="558262" calcext:value-type="float">
            <text:p>558262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d0436b6f4e7813bf21c0705c1365ee0e4355e8556ad6cf9d1bfb65146a663d18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192];60*60*24)" office:value-type="float" office:value="1547251200" calcext:value-type="float">
            <text:p>1547251200</text:p>
          </table:table-cell>
          <table:table-cell table:number-columns-repeated="3"/>
        </table:table-row>
        <table:table-row table:style-name="ro1">
          <table:table-cell office:value-type="float" office:value="1547325303" calcext:value-type="float">
            <text:p>1547325303</text:p>
          </table:table-cell>
          <table:table-cell office:value-type="string" calcext:value-type="string">
            <text:p>2019-01-12</text:p>
          </table:table-cell>
          <table:table-cell office:value-type="string" calcext:value-type="string">
            <text:p>20:35:03</text:p>
          </table:table-cell>
          <table:table-cell office:value-type="float" office:value="558268" calcext:value-type="float">
            <text:p>558268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dac54b0b00837df91bd7cfadbbfc5f20a4038d6d2028920b0fdf7c5ea9923349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193];60*60*24)" office:value-type="float" office:value="1547251200" calcext:value-type="float">
            <text:p>1547251200</text:p>
          </table:table-cell>
          <table:table-cell table:number-columns-repeated="3"/>
        </table:table-row>
        <table:table-row table:style-name="ro1">
          <table:table-cell office:value-type="float" office:value="1547325303" calcext:value-type="float">
            <text:p>1547325303</text:p>
          </table:table-cell>
          <table:table-cell office:value-type="string" calcext:value-type="string">
            <text:p>2019-01-12</text:p>
          </table:table-cell>
          <table:table-cell office:value-type="string" calcext:value-type="string">
            <text:p>20:35:03</text:p>
          </table:table-cell>
          <table:table-cell office:value-type="float" office:value="558268" calcext:value-type="float">
            <text:p>558268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02603781ad069c68aacf4e42c832789de3d7d49b456495087e62dde48ab4d2e3</text:p>
          </table:table-cell>
          <table:table-cell table:number-columns-repeated="2" office:value-type="float" office:value="155" calcext:value-type="float">
            <text:p>155</text:p>
          </table:table-cell>
          <table:table-cell/>
          <table:table-cell table:formula="of:=FLOOR([.A194];60*60*24)" office:value-type="float" office:value="1547251200" calcext:value-type="float">
            <text:p>1547251200</text:p>
          </table:table-cell>
          <table:table-cell table:number-columns-repeated="3"/>
        </table:table-row>
        <table:table-row table:style-name="ro1">
          <table:table-cell office:value-type="float" office:value="1547330099" calcext:value-type="float">
            <text:p>1547330099</text:p>
          </table:table-cell>
          <table:table-cell office:value-type="string" calcext:value-type="string">
            <text:p>2019-01-12</text:p>
          </table:table-cell>
          <table:table-cell office:value-type="string" calcext:value-type="string">
            <text:p>21:54:59</text:p>
          </table:table-cell>
          <table:table-cell office:value-type="float" office:value="558275" calcext:value-type="float">
            <text:p>558275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ab050fd39bbcd7afe4034143e5b6f3c32a7b0b1ea45ab77ed8b3a15d21ec1ef6</text:p>
          </table:table-cell>
          <table:table-cell office:value-type="float" office:value="159" calcext:value-type="float">
            <text:p>159</text:p>
          </table:table-cell>
          <table:table-cell office:value-type="float" office:value="161" calcext:value-type="float">
            <text:p>161</text:p>
          </table:table-cell>
          <table:table-cell/>
          <table:table-cell table:formula="of:=FLOOR([.A195];60*60*24)" office:value-type="float" office:value="1547251200" calcext:value-type="float">
            <text:p>1547251200</text:p>
          </table:table-cell>
          <table:table-cell table:number-columns-repeated="3"/>
        </table:table-row>
        <table:table-row table:style-name="ro1">
          <table:table-cell office:value-type="float" office:value="1547337145" calcext:value-type="float">
            <text:p>1547337145</text:p>
          </table:table-cell>
          <table:table-cell office:value-type="string" calcext:value-type="string">
            <text:p>2019-01-12</text:p>
          </table:table-cell>
          <table:table-cell office:value-type="string" calcext:value-type="string">
            <text:p>23:52:25</text:p>
          </table:table-cell>
          <table:table-cell office:value-type="float" office:value="558282" calcext:value-type="float">
            <text:p>558282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7ea463e2132987fcad700a73aabba8cc2342de6a839126b7e5a809261de0a27d</text:p>
          </table:table-cell>
          <table:table-cell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  <table:table-cell/>
          <table:table-cell table:formula="of:=FLOOR([.A196];60*60*24)" office:value-type="float" office:value="1547251200" calcext:value-type="float">
            <text:p>1547251200</text:p>
          </table:table-cell>
          <table:table-cell table:number-columns-repeated="3"/>
        </table:table-row>
        <table:table-row table:style-name="ro1">
          <table:table-cell office:value-type="float" office:value="1547341305" calcext:value-type="float">
            <text:p>1547341305</text:p>
          </table:table-cell>
          <table:table-cell office:value-type="string" calcext:value-type="string">
            <text:p>2019-01-13</text:p>
          </table:table-cell>
          <table:table-cell office:value-type="string" calcext:value-type="string">
            <text:p>01:01:45</text:p>
          </table:table-cell>
          <table:table-cell office:value-type="float" office:value="558286" calcext:value-type="float">
            <text:p>558286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32f9600d2b6a816658906576e009f35c7ac8cc70eacc942e447be0b99a6b3710</text:p>
          </table:table-cell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/>
          <table:table-cell table:formula="of:=FLOOR([.A197];60*60*24)" office:value-type="float" office:value="1547337600" calcext:value-type="float">
            <text:p>1547337600</text:p>
          </table:table-cell>
          <table:table-cell table:number-columns-repeated="3"/>
        </table:table-row>
        <table:table-row table:style-name="ro1">
          <table:table-cell office:value-type="float" office:value="1547341748" calcext:value-type="float">
            <text:p>1547341748</text:p>
          </table:table-cell>
          <table:table-cell office:value-type="string" calcext:value-type="string">
            <text:p>2019-01-13</text:p>
          </table:table-cell>
          <table:table-cell office:value-type="string" calcext:value-type="string">
            <text:p>01:09:08</text:p>
          </table:table-cell>
          <table:table-cell office:value-type="float" office:value="558287" calcext:value-type="float">
            <text:p>558287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be1752b176fd64fde854317c3d423cce4b490295c51ac59bad2c40a8c924067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198];60*60*24)" office:value-type="float" office:value="1547337600" calcext:value-type="float">
            <text:p>1547337600</text:p>
          </table:table-cell>
          <table:table-cell table:number-columns-repeated="3"/>
        </table:table-row>
        <table:table-row table:style-name="ro1">
          <table:table-cell office:value-type="float" office:value="1547341748" calcext:value-type="float">
            <text:p>1547341748</text:p>
          </table:table-cell>
          <table:table-cell office:value-type="string" calcext:value-type="string">
            <text:p>2019-01-13</text:p>
          </table:table-cell>
          <table:table-cell office:value-type="string" calcext:value-type="string">
            <text:p>01:09:08</text:p>
          </table:table-cell>
          <table:table-cell office:value-type="float" office:value="558287" calcext:value-type="float">
            <text:p>558287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aa9d6eeed7c69c045a4c7a8023d974838b3c8c428c95a0330671a4db85c4a2d1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199];60*60*24)" office:value-type="float" office:value="1547337600" calcext:value-type="float">
            <text:p>1547337600</text:p>
          </table:table-cell>
          <table:table-cell table:number-columns-repeated="3"/>
        </table:table-row>
        <table:table-row table:style-name="ro1">
          <table:table-cell office:value-type="float" office:value="1547340760" calcext:value-type="float">
            <text:p>1547340760</text:p>
          </table:table-cell>
          <table:table-cell office:value-type="string" calcext:value-type="string">
            <text:p>2019-01-13</text:p>
          </table:table-cell>
          <table:table-cell office:value-type="string" calcext:value-type="string">
            <text:p>00:52:40</text:p>
          </table:table-cell>
          <table:table-cell office:value-type="float" office:value="558285" calcext:value-type="float">
            <text:p>558285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0560b6a58d4d17c1ab5da958d25280bd8c05e9e0d9cc829c62b937a7d7357bfc</text:p>
          </table:table-cell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/>
          <table:table-cell table:formula="of:=FLOOR([.A200];60*60*24)" office:value-type="float" office:value="1547337600" calcext:value-type="float">
            <text:p>1547337600</text:p>
          </table:table-cell>
          <table:table-cell table:number-columns-repeated="3"/>
        </table:table-row>
        <table:table-row table:style-name="ro1">
          <table:table-cell office:value-type="float" office:value="1547347376" calcext:value-type="float">
            <text:p>1547347376</text:p>
          </table:table-cell>
          <table:table-cell office:value-type="string" calcext:value-type="string">
            <text:p>2019-01-13</text:p>
          </table:table-cell>
          <table:table-cell office:value-type="string" calcext:value-type="string">
            <text:p>02:42:56</text:p>
          </table:table-cell>
          <table:table-cell office:value-type="float" office:value="558303" calcext:value-type="float">
            <text:p>558303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eab1a1be7033bfcd5a15b7f76f75b27b2d43ae2ca5f881d972582d9fd1e1bbf2</text:p>
          </table:table-cell>
          <table:table-cell office:value-type="float" office:value="600" calcext:value-type="float">
            <text:p>600</text:p>
          </table:table-cell>
          <table:table-cell office:value-type="float" office:value="656" calcext:value-type="float">
            <text:p>656</text:p>
          </table:table-cell>
          <table:table-cell/>
          <table:table-cell table:formula="of:=FLOOR([.A201];60*60*24)" office:value-type="float" office:value="1547337600" calcext:value-type="float">
            <text:p>1547337600</text:p>
          </table:table-cell>
          <table:table-cell table:number-columns-repeated="3"/>
        </table:table-row>
        <table:table-row table:style-name="ro1">
          <table:table-cell office:value-type="float" office:value="1547345249" calcext:value-type="float">
            <text:p>1547345249</text:p>
          </table:table-cell>
          <table:table-cell office:value-type="string" calcext:value-type="string">
            <text:p>2019-01-13</text:p>
          </table:table-cell>
          <table:table-cell office:value-type="string" calcext:value-type="string">
            <text:p>02:07:29</text:p>
          </table:table-cell>
          <table:table-cell office:value-type="float" office:value="558295" calcext:value-type="float">
            <text:p>558295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879e85742b3320ed59d46d1f600923360f8ef9489c5a090a9c20f0fe4f5aad67</text:p>
          </table:table-cell>
          <table:table-cell office:value-type="float" office:value="1928" calcext:value-type="float">
            <text:p>1928</text:p>
          </table:table-cell>
          <table:table-cell office:value-type="float" office:value="1929" calcext:value-type="float">
            <text:p>1929</text:p>
          </table:table-cell>
          <table:table-cell/>
          <table:table-cell table:formula="of:=FLOOR([.A202];60*60*24)" office:value-type="float" office:value="1547337600" calcext:value-type="float">
            <text:p>1547337600</text:p>
          </table:table-cell>
          <table:table-cell table:number-columns-repeated="3"/>
        </table:table-row>
        <table:table-row table:style-name="ro1">
          <table:table-cell office:value-type="float" office:value="1547350636" calcext:value-type="float">
            <text:p>1547350636</text:p>
          </table:table-cell>
          <table:table-cell office:value-type="string" calcext:value-type="string">
            <text:p>2019-01-13</text:p>
          </table:table-cell>
          <table:table-cell office:value-type="string" calcext:value-type="string">
            <text:p>03:37:16</text:p>
          </table:table-cell>
          <table:table-cell office:value-type="float" office:value="558307" calcext:value-type="float">
            <text:p>558307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b82c49b1d695c5f20b1314fdf29668ec0dfcb90ec19810163db45c3fbfe8f926</text:p>
          </table:table-cell>
          <table:table-cell table:number-columns-repeated="2" office:value-type="float" office:value="144" calcext:value-type="float">
            <text:p>144</text:p>
          </table:table-cell>
          <table:table-cell/>
          <table:table-cell table:formula="of:=FLOOR([.A203];60*60*24)" office:value-type="float" office:value="1547337600" calcext:value-type="float">
            <text:p>1547337600</text:p>
          </table:table-cell>
          <table:table-cell table:number-columns-repeated="3"/>
        </table:table-row>
        <table:table-row table:style-name="ro1">
          <table:table-cell office:value-type="float" office:value="1547348380" calcext:value-type="float">
            <text:p>1547348380</text:p>
          </table:table-cell>
          <table:table-cell office:value-type="string" calcext:value-type="string">
            <text:p>2019-01-13</text:p>
          </table:table-cell>
          <table:table-cell office:value-type="string" calcext:value-type="string">
            <text:p>02:59:40</text:p>
          </table:table-cell>
          <table:table-cell office:value-type="float" office:value="558304" calcext:value-type="float">
            <text:p>558304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025780118292b34ec0b001d020cf3209d2c5686764824ef40cdce1563efc5947</text:p>
          </table:table-cell>
          <table:table-cell office:value-type="float" office:value="480" calcext:value-type="float">
            <text:p>480</text:p>
          </table:table-cell>
          <table:table-cell office:value-type="float" office:value="481" calcext:value-type="float">
            <text:p>481</text:p>
          </table:table-cell>
          <table:table-cell/>
          <table:table-cell table:formula="of:=FLOOR([.A204];60*60*24)" office:value-type="float" office:value="1547337600" calcext:value-type="float">
            <text:p>1547337600</text:p>
          </table:table-cell>
          <table:table-cell table:number-columns-repeated="3"/>
        </table:table-row>
        <table:table-row table:style-name="ro1">
          <table:table-cell office:value-type="float" office:value="1547350636" calcext:value-type="float">
            <text:p>1547350636</text:p>
          </table:table-cell>
          <table:table-cell office:value-type="string" calcext:value-type="string">
            <text:p>2019-01-13</text:p>
          </table:table-cell>
          <table:table-cell office:value-type="string" calcext:value-type="string">
            <text:p>03:37:16</text:p>
          </table:table-cell>
          <table:table-cell office:value-type="float" office:value="558307" calcext:value-type="float">
            <text:p>558307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423ec138744181b8a311949607dcd6ef54ff45f3ccc512c489598f764c5bfef6</text:p>
          </table:table-cell>
          <table:table-cell office:value-type="float" office:value="360" calcext:value-type="float">
            <text:p>360</text:p>
          </table:table-cell>
          <table:table-cell office:value-type="float" office:value="361" calcext:value-type="float">
            <text:p>361</text:p>
          </table:table-cell>
          <table:table-cell/>
          <table:table-cell table:formula="of:=FLOOR([.A205];60*60*24)" office:value-type="float" office:value="1547337600" calcext:value-type="float">
            <text:p>1547337600</text:p>
          </table:table-cell>
          <table:table-cell table:number-columns-repeated="3"/>
        </table:table-row>
        <table:table-row table:style-name="ro1">
          <table:table-cell office:value-type="float" office:value="1547354360" calcext:value-type="float">
            <text:p>1547354360</text:p>
          </table:table-cell>
          <table:table-cell office:value-type="string" calcext:value-type="string">
            <text:p>2019-01-13</text:p>
          </table:table-cell>
          <table:table-cell office:value-type="string" calcext:value-type="string">
            <text:p>04:39:20</text:p>
          </table:table-cell>
          <table:table-cell office:value-type="float" office:value="558311" calcext:value-type="float">
            <text:p>558311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16ffab16055bd99638b987e17539f3ee55d3a0676af678c1712ddfd50948698e</text:p>
          </table:table-cell>
          <table:table-cell office:value-type="float" office:value="355" calcext:value-type="float">
            <text:p>355</text:p>
          </table:table-cell>
          <table:table-cell office:value-type="float" office:value="357" calcext:value-type="float">
            <text:p>357</text:p>
          </table:table-cell>
          <table:table-cell/>
          <table:table-cell table:formula="of:=FLOOR([.A206];60*60*24)" office:value-type="float" office:value="1547337600" calcext:value-type="float">
            <text:p>1547337600</text:p>
          </table:table-cell>
          <table:table-cell table:number-columns-repeated="3"/>
        </table:table-row>
        <table:table-row table:style-name="ro1">
          <table:table-cell office:value-type="float" office:value="1547359559" calcext:value-type="float">
            <text:p>1547359559</text:p>
          </table:table-cell>
          <table:table-cell office:value-type="string" calcext:value-type="string">
            <text:p>2019-01-13</text:p>
          </table:table-cell>
          <table:table-cell office:value-type="string" calcext:value-type="string">
            <text:p>06:05:59</text:p>
          </table:table-cell>
          <table:table-cell office:value-type="float" office:value="558318" calcext:value-type="float">
            <text:p>558318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94fefaf42f42a2b052d6ac0b9d014ceb7268471de8d3089dff297a0ad786fa11</text:p>
          </table:table-cell>
          <table:table-cell office:value-type="float" office:value="720" calcext:value-type="float">
            <text:p>720</text:p>
          </table:table-cell>
          <table:table-cell office:value-type="float" office:value="721" calcext:value-type="float">
            <text:p>721</text:p>
          </table:table-cell>
          <table:table-cell/>
          <table:table-cell table:formula="of:=FLOOR([.A207];60*60*24)" office:value-type="float" office:value="1547337600" calcext:value-type="float">
            <text:p>1547337600</text:p>
          </table:table-cell>
          <table:table-cell table:number-columns-repeated="3"/>
        </table:table-row>
        <table:table-row table:style-name="ro1">
          <table:table-cell office:value-type="float" office:value="1547359039" calcext:value-type="float">
            <text:p>1547359039</text:p>
          </table:table-cell>
          <table:table-cell office:value-type="string" calcext:value-type="string">
            <text:p>2019-01-13</text:p>
          </table:table-cell>
          <table:table-cell office:value-type="string" calcext:value-type="string">
            <text:p>05:57:19</text:p>
          </table:table-cell>
          <table:table-cell office:value-type="float" office:value="558316" calcext:value-type="float">
            <text:p>558316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a50a0dad156e263b39148dce6927d483e0b28452ecc920adb588ed761cb29007</text:p>
          </table:table-cell>
          <table:table-cell office:value-type="float" office:value="144" calcext:value-type="float">
            <text:p>144</text:p>
          </table:table-cell>
          <table:table-cell office:value-type="float" office:value="198" calcext:value-type="float">
            <text:p>198</text:p>
          </table:table-cell>
          <table:table-cell/>
          <table:table-cell table:formula="of:=FLOOR([.A208];60*60*24)" office:value-type="float" office:value="1547337600" calcext:value-type="float">
            <text:p>1547337600</text:p>
          </table:table-cell>
          <table:table-cell table:number-columns-repeated="3"/>
        </table:table-row>
        <table:table-row table:style-name="ro1">
          <table:table-cell office:value-type="float" office:value="1547361804" calcext:value-type="float">
            <text:p>1547361804</text:p>
          </table:table-cell>
          <table:table-cell office:value-type="string" calcext:value-type="string">
            <text:p>2019-01-13</text:p>
          </table:table-cell>
          <table:table-cell office:value-type="string" calcext:value-type="string">
            <text:p>06:43:24</text:p>
          </table:table-cell>
          <table:table-cell office:value-type="float" office:value="558320" calcext:value-type="float">
            <text:p>558320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b043008a925f85bf05869c3cf9bc2b0b2a8cc6b428329511ac33e044a0a21492</text:p>
          </table:table-cell>
          <table:table-cell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  <table:table-cell/>
          <table:table-cell table:formula="of:=FLOOR([.A209];60*60*24)" office:value-type="float" office:value="1547337600" calcext:value-type="float">
            <text:p>1547337600</text:p>
          </table:table-cell>
          <table:table-cell table:number-columns-repeated="3"/>
        </table:table-row>
        <table:table-row table:style-name="ro1">
          <table:table-cell office:value-type="float" office:value="1547364980" calcext:value-type="float">
            <text:p>1547364980</text:p>
          </table:table-cell>
          <table:table-cell office:value-type="string" calcext:value-type="string">
            <text:p>2019-01-13</text:p>
          </table:table-cell>
          <table:table-cell office:value-type="string" calcext:value-type="string">
            <text:p>07:36:20</text:p>
          </table:table-cell>
          <table:table-cell office:value-type="float" office:value="558324" calcext:value-type="float">
            <text:p>558324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c02335a16e86fa0a285e4e95e1225810b11fc9049ee9030393e4b01887d4b2dc</text:p>
          </table:table-cell>
          <table:table-cell office:value-type="float" office:value="1440" calcext:value-type="float">
            <text:p>1440</text:p>
          </table:table-cell>
          <table:table-cell office:value-type="float" office:value="1441" calcext:value-type="float">
            <text:p>1441</text:p>
          </table:table-cell>
          <table:table-cell/>
          <table:table-cell table:formula="of:=FLOOR([.A210];60*60*24)" office:value-type="float" office:value="1547337600" calcext:value-type="float">
            <text:p>1547337600</text:p>
          </table:table-cell>
          <table:table-cell table:number-columns-repeated="3"/>
        </table:table-row>
        <table:table-row table:style-name="ro1">
          <table:table-cell office:value-type="float" office:value="1547366220" calcext:value-type="float">
            <text:p>1547366220</text:p>
          </table:table-cell>
          <table:table-cell office:value-type="string" calcext:value-type="string">
            <text:p>2019-01-13</text:p>
          </table:table-cell>
          <table:table-cell office:value-type="string" calcext:value-type="string">
            <text:p>07:57:00</text:p>
          </table:table-cell>
          <table:table-cell office:value-type="float" office:value="558330" calcext:value-type="float">
            <text:p>558330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794c4d04ad9518ec59ae5b04f49d5a2a468e130dfec377f10b7f5bf9fc0708df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211];60*60*24)" office:value-type="float" office:value="1547337600" calcext:value-type="float">
            <text:p>1547337600</text:p>
          </table:table-cell>
          <table:table-cell table:number-columns-repeated="3"/>
        </table:table-row>
        <table:table-row table:style-name="ro1">
          <table:table-cell office:value-type="float" office:value="1547364078" calcext:value-type="float">
            <text:p>1547364078</text:p>
          </table:table-cell>
          <table:table-cell office:value-type="string" calcext:value-type="string">
            <text:p>2019-01-13</text:p>
          </table:table-cell>
          <table:table-cell office:value-type="string" calcext:value-type="string">
            <text:p>07:21:18</text:p>
          </table:table-cell>
          <table:table-cell office:value-type="float" office:value="558322" calcext:value-type="float">
            <text:p>558322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cc485c47828d4e0f733ce418630609317e986f1e6a7bf97b3fb1680c9ec44b91</text:p>
          </table:table-cell>
          <table:table-cell office:value-type="float" office:value="480" calcext:value-type="float">
            <text:p>480</text:p>
          </table:table-cell>
          <table:table-cell office:value-type="float" office:value="482" calcext:value-type="float">
            <text:p>482</text:p>
          </table:table-cell>
          <table:table-cell/>
          <table:table-cell table:formula="of:=FLOOR([.A212];60*60*24)" office:value-type="float" office:value="1547337600" calcext:value-type="float">
            <text:p>1547337600</text:p>
          </table:table-cell>
          <table:table-cell table:number-columns-repeated="3"/>
        </table:table-row>
        <table:table-row table:style-name="ro1">
          <table:table-cell office:value-type="float" office:value="1547366662" calcext:value-type="float">
            <text:p>1547366662</text:p>
          </table:table-cell>
          <table:table-cell office:value-type="string" calcext:value-type="string">
            <text:p>2019-01-13</text:p>
          </table:table-cell>
          <table:table-cell office:value-type="string" calcext:value-type="string">
            <text:p>08:04:22</text:p>
          </table:table-cell>
          <table:table-cell office:value-type="float" office:value="558331" calcext:value-type="float">
            <text:p>558331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38b96a781f14c2c6fdbb87f994c90c479b17334e68ed7e63f13efc93c5bee051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213];60*60*24)" office:value-type="float" office:value="1547337600" calcext:value-type="float">
            <text:p>1547337600</text:p>
          </table:table-cell>
          <table:table-cell table:number-columns-repeated="3"/>
        </table:table-row>
        <table:table-row table:style-name="ro1">
          <table:table-cell office:value-type="float" office:value="1547372908" calcext:value-type="float">
            <text:p>1547372908</text:p>
          </table:table-cell>
          <table:table-cell office:value-type="string" calcext:value-type="string">
            <text:p>2019-01-13</text:p>
          </table:table-cell>
          <table:table-cell office:value-type="string" calcext:value-type="string">
            <text:p>09:48:28</text:p>
          </table:table-cell>
          <table:table-cell office:value-type="float" office:value="558337" calcext:value-type="float">
            <text:p>558337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1ba4dd2de83c0a726607a84a46597ebac143cb042aa2efa933a2836bd9c379a5</text:p>
          </table:table-cell>
          <table:table-cell office:value-type="float" office:value="360" calcext:value-type="float">
            <text:p>360</text:p>
          </table:table-cell>
          <table:table-cell office:value-type="float" office:value="362" calcext:value-type="float">
            <text:p>362</text:p>
          </table:table-cell>
          <table:table-cell/>
          <table:table-cell table:formula="of:=FLOOR([.A214];60*60*24)" office:value-type="float" office:value="1547337600" calcext:value-type="float">
            <text:p>1547337600</text:p>
          </table:table-cell>
          <table:table-cell table:number-columns-repeated="3"/>
        </table:table-row>
        <table:table-row table:style-name="ro1">
          <table:table-cell office:value-type="float" office:value="1547372908" calcext:value-type="float">
            <text:p>1547372908</text:p>
          </table:table-cell>
          <table:table-cell office:value-type="string" calcext:value-type="string">
            <text:p>2019-01-13</text:p>
          </table:table-cell>
          <table:table-cell office:value-type="string" calcext:value-type="string">
            <text:p>09:48:28</text:p>
          </table:table-cell>
          <table:table-cell office:value-type="float" office:value="558337" calcext:value-type="float">
            <text:p>558337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f2a080fea87cb1e934d022ba0a21c0648e5f80f894a8cafcc2cbf33feff5e323</text:p>
          </table:table-cell>
          <table:table-cell office:value-type="float" office:value="144" calcext:value-type="float">
            <text:p>144</text:p>
          </table:table-cell>
          <table:table-cell office:value-type="float" office:value="295" calcext:value-type="float">
            <text:p>295</text:p>
          </table:table-cell>
          <table:table-cell/>
          <table:table-cell table:formula="of:=FLOOR([.A215];60*60*24)" office:value-type="float" office:value="1547337600" calcext:value-type="float">
            <text:p>1547337600</text:p>
          </table:table-cell>
          <table:table-cell table:number-columns-repeated="3"/>
        </table:table-row>
        <table:table-row table:style-name="ro1">
          <table:table-cell office:value-type="float" office:value="1547376943" calcext:value-type="float">
            <text:p>1547376943</text:p>
          </table:table-cell>
          <table:table-cell office:value-type="string" calcext:value-type="string">
            <text:p>2019-01-13</text:p>
          </table:table-cell>
          <table:table-cell office:value-type="string" calcext:value-type="string">
            <text:p>10:55:43</text:p>
          </table:table-cell>
          <table:table-cell office:value-type="float" office:value="558344" calcext:value-type="float">
            <text:p>558344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4ee97735622b6b110af24be5362518bb75c866d78a650dee4ca557ed4bb977e2</text:p>
          </table:table-cell>
          <table:table-cell office:value-type="float" office:value="144" calcext:value-type="float">
            <text:p>144</text:p>
          </table:table-cell>
          <table:table-cell office:value-type="float" office:value="147" calcext:value-type="float">
            <text:p>147</text:p>
          </table:table-cell>
          <table:table-cell/>
          <table:table-cell table:formula="of:=FLOOR([.A216];60*60*24)" office:value-type="float" office:value="1547337600" calcext:value-type="float">
            <text:p>1547337600</text:p>
          </table:table-cell>
          <table:table-cell table:number-columns-repeated="3"/>
        </table:table-row>
        <table:table-row table:style-name="ro1">
          <table:table-cell office:value-type="float" office:value="1547376943" calcext:value-type="float">
            <text:p>1547376943</text:p>
          </table:table-cell>
          <table:table-cell office:value-type="string" calcext:value-type="string">
            <text:p>2019-01-13</text:p>
          </table:table-cell>
          <table:table-cell office:value-type="string" calcext:value-type="string">
            <text:p>10:55:43</text:p>
          </table:table-cell>
          <table:table-cell office:value-type="float" office:value="558344" calcext:value-type="float">
            <text:p>558344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622424ae2176a0eb87a2727c36c000f9b38473457284bf1df82cee980af38a89</text:p>
          </table:table-cell>
          <table:table-cell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  <table:table-cell/>
          <table:table-cell table:formula="of:=FLOOR([.A217];60*60*24)" office:value-type="float" office:value="1547337600" calcext:value-type="float">
            <text:p>1547337600</text:p>
          </table:table-cell>
          <table:table-cell table:number-columns-repeated="3"/>
        </table:table-row>
        <table:table-row table:style-name="ro1">
          <table:table-cell office:value-type="float" office:value="1547381446" calcext:value-type="float">
            <text:p>1547381446</text:p>
          </table:table-cell>
          <table:table-cell office:value-type="string" calcext:value-type="string">
            <text:p>2019-01-13</text:p>
          </table:table-cell>
          <table:table-cell office:value-type="string" calcext:value-type="string">
            <text:p>12:10:46</text:p>
          </table:table-cell>
          <table:table-cell office:value-type="float" office:value="558353" calcext:value-type="float">
            <text:p>558353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085d22c849ebf0feb3884a278f791721ef533e25faa63350e30df60e1e580146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218];60*60*24)" office:value-type="float" office:value="1547337600" calcext:value-type="float">
            <text:p>1547337600</text:p>
          </table:table-cell>
          <table:table-cell table:number-columns-repeated="3"/>
        </table:table-row>
        <table:table-row table:style-name="ro1">
          <table:table-cell office:value-type="float" office:value="1547381800" calcext:value-type="float">
            <text:p>1547381800</text:p>
          </table:table-cell>
          <table:table-cell office:value-type="string" calcext:value-type="string">
            <text:p>2019-01-13</text:p>
          </table:table-cell>
          <table:table-cell office:value-type="string" calcext:value-type="string">
            <text:p>12:16:40</text:p>
          </table:table-cell>
          <table:table-cell office:value-type="float" office:value="558354" calcext:value-type="float">
            <text:p>558354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6913f7762ab671a8d078ccf90c6efd967ab0bc0f6b970772bcfdb2f1a3737c6c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219];60*60*24)" office:value-type="float" office:value="1547337600" calcext:value-type="float">
            <text:p>1547337600</text:p>
          </table:table-cell>
          <table:table-cell table:number-columns-repeated="3"/>
        </table:table-row>
        <table:table-row table:style-name="ro1">
          <table:table-cell office:value-type="float" office:value="1547389813" calcext:value-type="float">
            <text:p>1547389813</text:p>
          </table:table-cell>
          <table:table-cell office:value-type="string" calcext:value-type="string">
            <text:p>2019-01-13</text:p>
          </table:table-cell>
          <table:table-cell office:value-type="string" calcext:value-type="string">
            <text:p>14:30:13</text:p>
          </table:table-cell>
          <table:table-cell office:value-type="float" office:value="558362" calcext:value-type="float">
            <text:p>558362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0b220d9e0ff9fe09b5584f5247e0748298565f944c24c79cecc39537747910f5</text:p>
          </table:table-cell>
          <table:table-cell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  <table:table-cell/>
          <table:table-cell table:formula="of:=FLOOR([.A220];60*60*24)" office:value-type="float" office:value="1547337600" calcext:value-type="float">
            <text:p>1547337600</text:p>
          </table:table-cell>
          <table:table-cell table:number-columns-repeated="3"/>
        </table:table-row>
        <table:table-row table:style-name="ro1">
          <table:table-cell office:value-type="float" office:value="1547391915" calcext:value-type="float">
            <text:p>1547391915</text:p>
          </table:table-cell>
          <table:table-cell office:value-type="string" calcext:value-type="string">
            <text:p>2019-01-13</text:p>
          </table:table-cell>
          <table:table-cell office:value-type="string" calcext:value-type="string">
            <text:p>15:05:15</text:p>
          </table:table-cell>
          <table:table-cell office:value-type="float" office:value="558366" calcext:value-type="float">
            <text:p>558366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9a56eacb86a509ef1fb68cb37d093ca353943f0945686bb8b7979cfe4a2a9a3c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/>
          <table:table-cell table:formula="of:=FLOOR([.A221];60*60*24)" office:value-type="float" office:value="1547337600" calcext:value-type="float">
            <text:p>1547337600</text:p>
          </table:table-cell>
          <table:table-cell table:number-columns-repeated="3"/>
        </table:table-row>
        <table:table-row table:style-name="ro1">
          <table:table-cell office:value-type="float" office:value="1547391254" calcext:value-type="float">
            <text:p>1547391254</text:p>
          </table:table-cell>
          <table:table-cell office:value-type="string" calcext:value-type="string">
            <text:p>2019-01-13</text:p>
          </table:table-cell>
          <table:table-cell office:value-type="string" calcext:value-type="string">
            <text:p>14:54:14</text:p>
          </table:table-cell>
          <table:table-cell office:value-type="float" office:value="558365" calcext:value-type="float">
            <text:p>558365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2d13991dacc331d32bb96b98678471339528bed084b4ff79f6fea10e1773dc7a</text:p>
          </table:table-cell>
          <table:table-cell office:value-type="float" office:value="144" calcext:value-type="float">
            <text:p>144</text:p>
          </table:table-cell>
          <table:table-cell office:value-type="float" office:value="152" calcext:value-type="float">
            <text:p>152</text:p>
          </table:table-cell>
          <table:table-cell/>
          <table:table-cell table:formula="of:=FLOOR([.A222];60*60*24)" office:value-type="float" office:value="1547337600" calcext:value-type="float">
            <text:p>1547337600</text:p>
          </table:table-cell>
          <table:table-cell table:number-columns-repeated="3"/>
        </table:table-row>
        <table:table-row table:style-name="ro1">
          <table:table-cell office:value-type="float" office:value="1547395514" calcext:value-type="float">
            <text:p>1547395514</text:p>
          </table:table-cell>
          <table:table-cell office:value-type="string" calcext:value-type="string">
            <text:p>2019-01-13</text:p>
          </table:table-cell>
          <table:table-cell office:value-type="string" calcext:value-type="string">
            <text:p>16:05:14</text:p>
          </table:table-cell>
          <table:table-cell office:value-type="float" office:value="558373" calcext:value-type="float">
            <text:p>558373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f4e0956a33875be8716f4e4fc584c682ef042c918c556ac2531d533b9f6b38b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223];60*60*24)" office:value-type="float" office:value="1547337600" calcext:value-type="float">
            <text:p>1547337600</text:p>
          </table:table-cell>
          <table:table-cell table:number-columns-repeated="3"/>
        </table:table-row>
        <table:table-row table:style-name="ro1">
          <table:table-cell office:value-type="float" office:value="1547392519" calcext:value-type="float">
            <text:p>1547392519</text:p>
          </table:table-cell>
          <table:table-cell office:value-type="string" calcext:value-type="string">
            <text:p>2019-01-13</text:p>
          </table:table-cell>
          <table:table-cell office:value-type="string" calcext:value-type="string">
            <text:p>15:15:19</text:p>
          </table:table-cell>
          <table:table-cell office:value-type="float" office:value="558367" calcext:value-type="float">
            <text:p>558367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bc158f083143901749281cc8cdfe0abf8b6c77956f19a700653272b6e49613e9</text:p>
          </table:table-cell>
          <table:table-cell office:value-type="float" office:value="144" calcext:value-type="float">
            <text:p>144</text:p>
          </table:table-cell>
          <table:table-cell office:value-type="float" office:value="154" calcext:value-type="float">
            <text:p>154</text:p>
          </table:table-cell>
          <table:table-cell/>
          <table:table-cell table:formula="of:=FLOOR([.A224];60*60*24)" office:value-type="float" office:value="1547337600" calcext:value-type="float">
            <text:p>1547337600</text:p>
          </table:table-cell>
          <table:table-cell table:number-columns-repeated="3"/>
        </table:table-row>
        <table:table-row table:style-name="ro1">
          <table:table-cell office:value-type="float" office:value="1547395121" calcext:value-type="float">
            <text:p>1547395121</text:p>
          </table:table-cell>
          <table:table-cell office:value-type="string" calcext:value-type="string">
            <text:p>2019-01-13</text:p>
          </table:table-cell>
          <table:table-cell office:value-type="string" calcext:value-type="string">
            <text:p>15:58:41</text:p>
          </table:table-cell>
          <table:table-cell office:value-type="float" office:value="558371" calcext:value-type="float">
            <text:p>558371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5a7ae6d6f39e8a4d0b1457046104c3c669d67cfdb2d57e38232d44f628bd2499</text:p>
          </table:table-cell>
          <table:table-cell office:value-type="float" office:value="144" calcext:value-type="float">
            <text:p>144</text:p>
          </table:table-cell>
          <table:table-cell office:value-type="float" office:value="506" calcext:value-type="float">
            <text:p>506</text:p>
          </table:table-cell>
          <table:table-cell/>
          <table:table-cell table:formula="of:=FLOOR([.A225];60*60*24)" office:value-type="float" office:value="1547337600" calcext:value-type="float">
            <text:p>1547337600</text:p>
          </table:table-cell>
          <table:table-cell table:number-columns-repeated="3"/>
        </table:table-row>
        <table:table-row table:style-name="ro1">
          <table:table-cell office:value-type="float" office:value="1547406103" calcext:value-type="float">
            <text:p>1547406103</text:p>
          </table:table-cell>
          <table:table-cell office:value-type="string" calcext:value-type="string">
            <text:p>2019-01-13</text:p>
          </table:table-cell>
          <table:table-cell office:value-type="string" calcext:value-type="string">
            <text:p>19:01:43</text:p>
          </table:table-cell>
          <table:table-cell office:value-type="float" office:value="558384" calcext:value-type="float">
            <text:p>558384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ecb34a5518206fec012071dd2cefea8b59db258aacb102dd768ce6ae512bd36d</text:p>
          </table:table-cell>
          <table:table-cell office:value-type="float" office:value="2016" calcext:value-type="float">
            <text:p>2016</text:p>
          </table:table-cell>
          <table:table-cell office:value-type="float" office:value="2018" calcext:value-type="float">
            <text:p>2018</text:p>
          </table:table-cell>
          <table:table-cell/>
          <table:table-cell table:formula="of:=FLOOR([.A226];60*60*24)" office:value-type="float" office:value="1547337600" calcext:value-type="float">
            <text:p>1547337600</text:p>
          </table:table-cell>
          <table:table-cell table:number-columns-repeated="3"/>
        </table:table-row>
        <table:table-row table:style-name="ro1">
          <table:table-cell office:value-type="float" office:value="1547406233" calcext:value-type="float">
            <text:p>1547406233</text:p>
          </table:table-cell>
          <table:table-cell office:value-type="string" calcext:value-type="string">
            <text:p>2019-01-13</text:p>
          </table:table-cell>
          <table:table-cell office:value-type="string" calcext:value-type="string">
            <text:p>19:03:53</text:p>
          </table:table-cell>
          <table:table-cell office:value-type="float" office:value="558386" calcext:value-type="float">
            <text:p>558386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96384e4ab1ca932cb22f71ceb55d3219dd076f557be54d082b6219a717f25fbc</text:p>
          </table:table-cell>
          <table:table-cell office:value-type="float" office:value="144" calcext:value-type="float">
            <text:p>144</text:p>
          </table:table-cell>
          <table:table-cell office:value-type="float" office:value="1004" calcext:value-type="float">
            <text:p>1004</text:p>
          </table:table-cell>
          <table:table-cell/>
          <table:table-cell table:formula="of:=FLOOR([.A227];60*60*24)" office:value-type="float" office:value="1547337600" calcext:value-type="float">
            <text:p>1547337600</text:p>
          </table:table-cell>
          <table:table-cell table:number-columns-repeated="3"/>
        </table:table-row>
        <table:table-row table:style-name="ro1">
          <table:table-cell office:value-type="float" office:value="1547407257" calcext:value-type="float">
            <text:p>1547407257</text:p>
          </table:table-cell>
          <table:table-cell office:value-type="string" calcext:value-type="string">
            <text:p>2019-01-13</text:p>
          </table:table-cell>
          <table:table-cell office:value-type="string" calcext:value-type="string">
            <text:p>19:20:57</text:p>
          </table:table-cell>
          <table:table-cell office:value-type="float" office:value="558391" calcext:value-type="float">
            <text:p>558391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745b122ad33be1cc51c3f7f52c073dbe7d8964962be8ed15cca1c75f965f3f31</text:p>
          </table:table-cell>
          <table:table-cell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  <table:table-cell/>
          <table:table-cell table:formula="of:=FLOOR([.A228];60*60*24)" office:value-type="float" office:value="1547337600" calcext:value-type="float">
            <text:p>1547337600</text:p>
          </table:table-cell>
          <table:table-cell table:number-columns-repeated="3"/>
        </table:table-row>
        <table:table-row table:style-name="ro1">
          <table:table-cell office:value-type="float" office:value="1547407288" calcext:value-type="float">
            <text:p>1547407288</text:p>
          </table:table-cell>
          <table:table-cell office:value-type="string" calcext:value-type="string">
            <text:p>2019-01-13</text:p>
          </table:table-cell>
          <table:table-cell office:value-type="string" calcext:value-type="string">
            <text:p>19:21:28</text:p>
          </table:table-cell>
          <table:table-cell office:value-type="float" office:value="558392" calcext:value-type="float">
            <text:p>558392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75f2122076160dd1e5c05bcbc70b06449a6c4d280968277b00aabc6f743b650d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229];60*60*24)" office:value-type="float" office:value="1547337600" calcext:value-type="float">
            <text:p>1547337600</text:p>
          </table:table-cell>
          <table:table-cell table:number-columns-repeated="3"/>
        </table:table-row>
        <table:table-row table:style-name="ro1">
          <table:table-cell office:value-type="float" office:value="1547409221" calcext:value-type="float">
            <text:p>1547409221</text:p>
          </table:table-cell>
          <table:table-cell office:value-type="string" calcext:value-type="string">
            <text:p>2019-01-13</text:p>
          </table:table-cell>
          <table:table-cell office:value-type="string" calcext:value-type="string">
            <text:p>19:53:41</text:p>
          </table:table-cell>
          <table:table-cell office:value-type="float" office:value="558394" calcext:value-type="float">
            <text:p>558394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1b24732b11444a02a8959e9cf3a0ad725e00cc47049eee8d6345b361cc95ca00</text:p>
          </table:table-cell>
          <table:table-cell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  <table:table-cell/>
          <table:table-cell table:formula="of:=FLOOR([.A230];60*60*24)" office:value-type="float" office:value="1547337600" calcext:value-type="float">
            <text:p>1547337600</text:p>
          </table:table-cell>
          <table:table-cell table:number-columns-repeated="3"/>
        </table:table-row>
        <table:table-row table:style-name="ro1">
          <table:table-cell office:value-type="float" office:value="1547409221" calcext:value-type="float">
            <text:p>1547409221</text:p>
          </table:table-cell>
          <table:table-cell office:value-type="string" calcext:value-type="string">
            <text:p>2019-01-13</text:p>
          </table:table-cell>
          <table:table-cell office:value-type="string" calcext:value-type="string">
            <text:p>19:53:41</text:p>
          </table:table-cell>
          <table:table-cell office:value-type="float" office:value="558394" calcext:value-type="float">
            <text:p>558394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ee95a7780a886801fd484786df2f21b4dc1fedb4c09b9449f6582fa14d0476f6</text:p>
          </table:table-cell>
          <table:table-cell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  <table:table-cell/>
          <table:table-cell table:formula="of:=FLOOR([.A231];60*60*24)" office:value-type="float" office:value="1547337600" calcext:value-type="float">
            <text:p>1547337600</text:p>
          </table:table-cell>
          <table:table-cell table:number-columns-repeated="3"/>
        </table:table-row>
        <table:table-row table:style-name="ro1">
          <table:table-cell office:value-type="float" office:value="1547409221" calcext:value-type="float">
            <text:p>1547409221</text:p>
          </table:table-cell>
          <table:table-cell office:value-type="string" calcext:value-type="string">
            <text:p>2019-01-13</text:p>
          </table:table-cell>
          <table:table-cell office:value-type="string" calcext:value-type="string">
            <text:p>19:53:41</text:p>
          </table:table-cell>
          <table:table-cell office:value-type="float" office:value="558394" calcext:value-type="float">
            <text:p>558394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959257c5451840a71a253d98225ba3d4fbeab088d652265c0b2c999f50698ddb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232];60*60*24)" office:value-type="float" office:value="1547337600" calcext:value-type="float">
            <text:p>1547337600</text:p>
          </table:table-cell>
          <table:table-cell table:number-columns-repeated="3"/>
        </table:table-row>
        <table:table-row table:style-name="ro1">
          <table:table-cell office:value-type="float" office:value="1547407033" calcext:value-type="float">
            <text:p>1547407033</text:p>
          </table:table-cell>
          <table:table-cell office:value-type="string" calcext:value-type="string">
            <text:p>2019-01-13</text:p>
          </table:table-cell>
          <table:table-cell office:value-type="string" calcext:value-type="string">
            <text:p>19:17:13</text:p>
          </table:table-cell>
          <table:table-cell office:value-type="float" office:value="558388" calcext:value-type="float">
            <text:p>558388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c05f99570284e54e19e5ef9a6d1a390bd414a4f325c3f67e437eee1bad17ba7a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233];60*60*24)" office:value-type="float" office:value="1547337600" calcext:value-type="float">
            <text:p>1547337600</text:p>
          </table:table-cell>
          <table:table-cell table:number-columns-repeated="3"/>
        </table:table-row>
        <table:table-row table:style-name="ro1">
          <table:table-cell office:value-type="float" office:value="1547411928" calcext:value-type="float">
            <text:p>1547411928</text:p>
          </table:table-cell>
          <table:table-cell office:value-type="string" calcext:value-type="string">
            <text:p>2019-01-13</text:p>
          </table:table-cell>
          <table:table-cell office:value-type="string" calcext:value-type="string">
            <text:p>20:38:48</text:p>
          </table:table-cell>
          <table:table-cell office:value-type="float" office:value="558399" calcext:value-type="float">
            <text:p>558399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b77f2452abd71b79996b7ad50ac044dda5ef8509ed643f0c36203cc441662f53</text:p>
          </table:table-cell>
          <table:table-cell office:value-type="float" office:value="360" calcext:value-type="float">
            <text:p>360</text:p>
          </table:table-cell>
          <table:table-cell office:value-type="float" office:value="361" calcext:value-type="float">
            <text:p>361</text:p>
          </table:table-cell>
          <table:table-cell/>
          <table:table-cell table:formula="of:=FLOOR([.A234];60*60*24)" office:value-type="float" office:value="1547337600" calcext:value-type="float">
            <text:p>1547337600</text:p>
          </table:table-cell>
          <table:table-cell table:number-columns-repeated="3"/>
        </table:table-row>
        <table:table-row table:style-name="ro1">
          <table:table-cell office:value-type="float" office:value="1547409221" calcext:value-type="float">
            <text:p>1547409221</text:p>
          </table:table-cell>
          <table:table-cell office:value-type="string" calcext:value-type="string">
            <text:p>2019-01-13</text:p>
          </table:table-cell>
          <table:table-cell office:value-type="string" calcext:value-type="string">
            <text:p>19:53:41</text:p>
          </table:table-cell>
          <table:table-cell office:value-type="float" office:value="558394" calcext:value-type="float">
            <text:p>558394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c346c86aad368f568848cb43a96d0c526253f26d653fbed8165af0e9c5e2c0ba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235];60*60*24)" office:value-type="float" office:value="1547337600" calcext:value-type="float">
            <text:p>1547337600</text:p>
          </table:table-cell>
          <table:table-cell table:number-columns-repeated="3"/>
        </table:table-row>
        <table:table-row table:style-name="ro1">
          <table:table-cell office:value-type="float" office:value="1547411789" calcext:value-type="float">
            <text:p>1547411789</text:p>
          </table:table-cell>
          <table:table-cell office:value-type="string" calcext:value-type="string">
            <text:p>2019-01-13</text:p>
          </table:table-cell>
          <table:table-cell office:value-type="string" calcext:value-type="string">
            <text:p>20:36:29</text:p>
          </table:table-cell>
          <table:table-cell office:value-type="float" office:value="558398" calcext:value-type="float">
            <text:p>558398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4e1fe327e56cf495e2ed75ce29ef4bcfe597786661579182a85df4fffbe9787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236];60*60*24)" office:value-type="float" office:value="1547337600" calcext:value-type="float">
            <text:p>1547337600</text:p>
          </table:table-cell>
          <table:table-cell table:number-columns-repeated="3"/>
        </table:table-row>
        <table:table-row table:style-name="ro1">
          <table:table-cell office:value-type="float" office:value="1547418703" calcext:value-type="float">
            <text:p>1547418703</text:p>
          </table:table-cell>
          <table:table-cell office:value-type="string" calcext:value-type="string">
            <text:p>2019-01-13</text:p>
          </table:table-cell>
          <table:table-cell office:value-type="string" calcext:value-type="string">
            <text:p>22:31:43</text:p>
          </table:table-cell>
          <table:table-cell office:value-type="float" office:value="558408" calcext:value-type="float">
            <text:p>558408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697a216f696bfa9d70ade1a6c6e84d5d1f0bda65f368592cbc03d88ebde6ae37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237];60*60*24)" office:value-type="float" office:value="1547337600" calcext:value-type="float">
            <text:p>1547337600</text:p>
          </table:table-cell>
          <table:table-cell table:number-columns-repeated="3"/>
        </table:table-row>
        <table:table-row table:style-name="ro1">
          <table:table-cell office:value-type="float" office:value="1547418356" calcext:value-type="float">
            <text:p>1547418356</text:p>
          </table:table-cell>
          <table:table-cell office:value-type="string" calcext:value-type="string">
            <text:p>2019-01-13</text:p>
          </table:table-cell>
          <table:table-cell office:value-type="string" calcext:value-type="string">
            <text:p>22:25:56</text:p>
          </table:table-cell>
          <table:table-cell office:value-type="float" office:value="558407" calcext:value-type="float">
            <text:p>558407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1d4f116e8c46d913094ba73fb4ee0de5b72af31c5877a453a7da34ef440bc281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238];60*60*24)" office:value-type="float" office:value="1547337600" calcext:value-type="float">
            <text:p>1547337600</text:p>
          </table:table-cell>
          <table:table-cell table:number-columns-repeated="3"/>
        </table:table-row>
        <table:table-row table:style-name="ro1">
          <table:table-cell office:value-type="float" office:value="1547417623" calcext:value-type="float">
            <text:p>1547417623</text:p>
          </table:table-cell>
          <table:table-cell office:value-type="string" calcext:value-type="string">
            <text:p>2019-01-13</text:p>
          </table:table-cell>
          <table:table-cell office:value-type="string" calcext:value-type="string">
            <text:p>22:13:43</text:p>
          </table:table-cell>
          <table:table-cell office:value-type="float" office:value="558403" calcext:value-type="float">
            <text:p>558403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6bcb508d62c92674619b7bc84316c3904321ce4ec8a328978f660359b327d910</text:p>
          </table:table-cell>
          <table:table-cell office:value-type="float" office:value="2016" calcext:value-type="float">
            <text:p>2016</text:p>
          </table:table-cell>
          <table:table-cell office:value-type="float" office:value="2017" calcext:value-type="float">
            <text:p>2017</text:p>
          </table:table-cell>
          <table:table-cell/>
          <table:table-cell table:formula="of:=FLOOR([.A239];60*60*24)" office:value-type="float" office:value="1547337600" calcext:value-type="float">
            <text:p>1547337600</text:p>
          </table:table-cell>
          <table:table-cell table:number-columns-repeated="3"/>
        </table:table-row>
        <table:table-row table:style-name="ro1">
          <table:table-cell office:value-type="float" office:value="1547418356" calcext:value-type="float">
            <text:p>1547418356</text:p>
          </table:table-cell>
          <table:table-cell office:value-type="string" calcext:value-type="string">
            <text:p>2019-01-13</text:p>
          </table:table-cell>
          <table:table-cell office:value-type="string" calcext:value-type="string">
            <text:p>22:25:56</text:p>
          </table:table-cell>
          <table:table-cell office:value-type="float" office:value="558407" calcext:value-type="float">
            <text:p>558407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154424cd8947d81a583aae849a5d25948ac93eed6dce6d9863d9ba6810528c7a</text:p>
          </table:table-cell>
          <table:table-cell office:value-type="float" office:value="144" calcext:value-type="float">
            <text:p>144</text:p>
          </table:table-cell>
          <table:table-cell office:value-type="float" office:value="147" calcext:value-type="float">
            <text:p>147</text:p>
          </table:table-cell>
          <table:table-cell/>
          <table:table-cell table:formula="of:=FLOOR([.A240];60*60*24)" office:value-type="float" office:value="1547337600" calcext:value-type="float">
            <text:p>1547337600</text:p>
          </table:table-cell>
          <table:table-cell table:number-columns-repeated="3"/>
        </table:table-row>
        <table:table-row table:style-name="ro1">
          <table:table-cell office:value-type="float" office:value="1547419323" calcext:value-type="float">
            <text:p>1547419323</text:p>
          </table:table-cell>
          <table:table-cell office:value-type="string" calcext:value-type="string">
            <text:p>2019-01-13</text:p>
          </table:table-cell>
          <table:table-cell office:value-type="string" calcext:value-type="string">
            <text:p>22:42:03</text:p>
          </table:table-cell>
          <table:table-cell office:value-type="float" office:value="558412" calcext:value-type="float">
            <text:p>558412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3bf643e185e32246c90c9d47aca63663f0bb600e577c087962e68cacd6d6a478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241];60*60*24)" office:value-type="float" office:value="1547337600" calcext:value-type="float">
            <text:p>1547337600</text:p>
          </table:table-cell>
          <table:table-cell table:number-columns-repeated="3"/>
        </table:table-row>
        <table:table-row table:style-name="ro1">
          <table:table-cell office:value-type="float" office:value="1547419796" calcext:value-type="float">
            <text:p>1547419796</text:p>
          </table:table-cell>
          <table:table-cell office:value-type="string" calcext:value-type="string">
            <text:p>2019-01-13</text:p>
          </table:table-cell>
          <table:table-cell office:value-type="string" calcext:value-type="string">
            <text:p>22:49:56</text:p>
          </table:table-cell>
          <table:table-cell office:value-type="float" office:value="558413" calcext:value-type="float">
            <text:p>558413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ac4fb630f0f78b4967a85cc63c3776f44fb63eae7a0ca4c9cdf23a5f9e8ac089</text:p>
          </table:table-cell>
          <table:table-cell office:value-type="float" office:value="2016" calcext:value-type="float">
            <text:p>2016</text:p>
          </table:table-cell>
          <table:table-cell office:value-type="float" office:value="2017" calcext:value-type="float">
            <text:p>2017</text:p>
          </table:table-cell>
          <table:table-cell/>
          <table:table-cell table:formula="of:=FLOOR([.A242];60*60*24)" office:value-type="float" office:value="1547337600" calcext:value-type="float">
            <text:p>1547337600</text:p>
          </table:table-cell>
          <table:table-cell table:number-columns-repeated="3"/>
        </table:table-row>
        <table:table-row table:style-name="ro1">
          <table:table-cell office:value-type="float" office:value="1547419323" calcext:value-type="float">
            <text:p>1547419323</text:p>
          </table:table-cell>
          <table:table-cell office:value-type="string" calcext:value-type="string">
            <text:p>2019-01-13</text:p>
          </table:table-cell>
          <table:table-cell office:value-type="string" calcext:value-type="string">
            <text:p>22:42:03</text:p>
          </table:table-cell>
          <table:table-cell office:value-type="float" office:value="558412" calcext:value-type="float">
            <text:p>558412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2430eb2f0a5b8ea703ec3471f6e76e9afabf4a7cfa503db7bc9836670a2f3592</text:p>
          </table:table-cell>
          <table:table-cell office:value-type="float" office:value="480" calcext:value-type="float">
            <text:p>480</text:p>
          </table:table-cell>
          <table:table-cell office:value-type="float" office:value="481" calcext:value-type="float">
            <text:p>481</text:p>
          </table:table-cell>
          <table:table-cell/>
          <table:table-cell table:formula="of:=FLOOR([.A243];60*60*24)" office:value-type="float" office:value="1547337600" calcext:value-type="float">
            <text:p>1547337600</text:p>
          </table:table-cell>
          <table:table-cell table:number-columns-repeated="3"/>
        </table:table-row>
        <table:table-row table:style-name="ro1">
          <table:table-cell office:value-type="float" office:value="1547423922" calcext:value-type="float">
            <text:p>1547423922</text:p>
          </table:table-cell>
          <table:table-cell office:value-type="string" calcext:value-type="string">
            <text:p>2019-01-13</text:p>
          </table:table-cell>
          <table:table-cell office:value-type="string" calcext:value-type="string">
            <text:p>23:58:42</text:p>
          </table:table-cell>
          <table:table-cell office:value-type="float" office:value="558419" calcext:value-type="float">
            <text:p>558419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69f2385baffe2e931e21ae2a98a9fef1a023156dd771108e1eca8306b1bc9145</text:p>
          </table:table-cell>
          <table:table-cell office:value-type="float" office:value="144" calcext:value-type="float">
            <text:p>144</text:p>
          </table:table-cell>
          <table:table-cell office:value-type="float" office:value="150" calcext:value-type="float">
            <text:p>150</text:p>
          </table:table-cell>
          <table:table-cell/>
          <table:table-cell table:formula="of:=FLOOR([.A244];60*60*24)" office:value-type="float" office:value="1547337600" calcext:value-type="float">
            <text:p>1547337600</text:p>
          </table:table-cell>
          <table:table-cell table:number-columns-repeated="3"/>
        </table:table-row>
        <table:table-row table:style-name="ro1">
          <table:table-cell office:value-type="float" office:value="1547423922" calcext:value-type="float">
            <text:p>1547423922</text:p>
          </table:table-cell>
          <table:table-cell office:value-type="string" calcext:value-type="string">
            <text:p>2019-01-13</text:p>
          </table:table-cell>
          <table:table-cell office:value-type="string" calcext:value-type="string">
            <text:p>23:58:42</text:p>
          </table:table-cell>
          <table:table-cell office:value-type="float" office:value="558419" calcext:value-type="float">
            <text:p>558419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3aece8653b6e0f172daa98c6a37f573af98a0193a17118af21ddba860847bb5d</text:p>
          </table:table-cell>
          <table:table-cell office:value-type="float" office:value="144" calcext:value-type="float">
            <text:p>144</text:p>
          </table:table-cell>
          <table:table-cell office:value-type="float" office:value="150" calcext:value-type="float">
            <text:p>150</text:p>
          </table:table-cell>
          <table:table-cell/>
          <table:table-cell table:formula="of:=FLOOR([.A245];60*60*24)" office:value-type="float" office:value="1547337600" calcext:value-type="float">
            <text:p>1547337600</text:p>
          </table:table-cell>
          <table:table-cell table:number-columns-repeated="3"/>
        </table:table-row>
        <table:table-row table:style-name="ro1">
          <table:table-cell office:value-type="float" office:value="1547423922" calcext:value-type="float">
            <text:p>1547423922</text:p>
          </table:table-cell>
          <table:table-cell office:value-type="string" calcext:value-type="string">
            <text:p>2019-01-13</text:p>
          </table:table-cell>
          <table:table-cell office:value-type="string" calcext:value-type="string">
            <text:p>23:58:42</text:p>
          </table:table-cell>
          <table:table-cell office:value-type="float" office:value="558419" calcext:value-type="float">
            <text:p>558419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c02447eba420eb40661ddefbc236891d153db17139c3b503dfac5725b6de349b</text:p>
          </table:table-cell>
          <table:table-cell office:value-type="float" office:value="144" calcext:value-type="float">
            <text:p>144</text:p>
          </table:table-cell>
          <table:table-cell office:value-type="float" office:value="150" calcext:value-type="float">
            <text:p>150</text:p>
          </table:table-cell>
          <table:table-cell/>
          <table:table-cell table:formula="of:=FLOOR([.A246];60*60*24)" office:value-type="float" office:value="1547337600" calcext:value-type="float">
            <text:p>1547337600</text:p>
          </table:table-cell>
          <table:table-cell table:number-columns-repeated="3"/>
        </table:table-row>
        <table:table-row table:style-name="ro1">
          <table:table-cell office:value-type="float" office:value="1547426125" calcext:value-type="float">
            <text:p>1547426125</text:p>
          </table:table-cell>
          <table:table-cell office:value-type="string" calcext:value-type="string">
            <text:p>2019-01-14</text:p>
          </table:table-cell>
          <table:table-cell office:value-type="string" calcext:value-type="string">
            <text:p>00:35:25</text:p>
          </table:table-cell>
          <table:table-cell office:value-type="float" office:value="558422" calcext:value-type="float">
            <text:p>558422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cc59aca0af9ef826583c5550d9ce27392119584625f177d276bbdf0c5c4b8655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247];60*60*24)" office:value-type="float" office:value="1547424000" calcext:value-type="float">
            <text:p>1547424000</text:p>
          </table:table-cell>
          <table:table-cell table:number-columns-repeated="3"/>
        </table:table-row>
        <table:table-row table:style-name="ro1">
          <table:table-cell office:value-type="float" office:value="1547424364" calcext:value-type="float">
            <text:p>1547424364</text:p>
          </table:table-cell>
          <table:table-cell office:value-type="string" calcext:value-type="string">
            <text:p>2019-01-14</text:p>
          </table:table-cell>
          <table:table-cell office:value-type="string" calcext:value-type="string">
            <text:p>00:06:04</text:p>
          </table:table-cell>
          <table:table-cell office:value-type="float" office:value="558420" calcext:value-type="float">
            <text:p>558420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c02f4a06ef9ab047e18d7e653168e096a67faeecf9b8702e4a432500645fdba1</text:p>
          </table:table-cell>
          <table:table-cell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  <table:table-cell/>
          <table:table-cell table:formula="of:=FLOOR([.A248];60*60*24)" office:value-type="float" office:value="1547424000" calcext:value-type="float">
            <text:p>1547424000</text:p>
          </table:table-cell>
          <table:table-cell table:number-columns-repeated="3"/>
        </table:table-row>
        <table:table-row table:style-name="ro1">
          <table:table-cell office:value-type="float" office:value="1547421315" calcext:value-type="float">
            <text:p>1547421315</text:p>
          </table:table-cell>
          <table:table-cell office:value-type="string" calcext:value-type="string">
            <text:p>2019-01-13</text:p>
          </table:table-cell>
          <table:table-cell office:value-type="string" calcext:value-type="string">
            <text:p>23:15:15</text:p>
          </table:table-cell>
          <table:table-cell office:value-type="float" office:value="558415" calcext:value-type="float">
            <text:p>558415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1e330ef44124b0757de354ad4333faf7d12767e489816b06de9674aeeeb07037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249];60*60*24)" office:value-type="float" office:value="1547337600" calcext:value-type="float">
            <text:p>1547337600</text:p>
          </table:table-cell>
          <table:table-cell table:number-columns-repeated="3"/>
        </table:table-row>
        <table:table-row table:style-name="ro1">
          <table:table-cell office:value-type="float" office:value="1547426125" calcext:value-type="float">
            <text:p>1547426125</text:p>
          </table:table-cell>
          <table:table-cell office:value-type="string" calcext:value-type="string">
            <text:p>2019-01-14</text:p>
          </table:table-cell>
          <table:table-cell office:value-type="string" calcext:value-type="string">
            <text:p>00:35:25</text:p>
          </table:table-cell>
          <table:table-cell office:value-type="float" office:value="558422" calcext:value-type="float">
            <text:p>558422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2724ff7d292a14b81cee6d2a4ae44b80f583d6d8128c289e60ef320177254cd1</text:p>
          </table:table-cell>
          <table:table-cell office:value-type="float" office:value="480" calcext:value-type="float">
            <text:p>480</text:p>
          </table:table-cell>
          <table:table-cell office:value-type="float" office:value="481" calcext:value-type="float">
            <text:p>481</text:p>
          </table:table-cell>
          <table:table-cell/>
          <table:table-cell table:formula="of:=FLOOR([.A250];60*60*24)" office:value-type="float" office:value="1547424000" calcext:value-type="float">
            <text:p>1547424000</text:p>
          </table:table-cell>
          <table:table-cell table:number-columns-repeated="3"/>
        </table:table-row>
        <table:table-row table:style-name="ro1">
          <table:table-cell office:value-type="float" office:value="1547426125" calcext:value-type="float">
            <text:p>1547426125</text:p>
          </table:table-cell>
          <table:table-cell office:value-type="string" calcext:value-type="string">
            <text:p>2019-01-14</text:p>
          </table:table-cell>
          <table:table-cell office:value-type="string" calcext:value-type="string">
            <text:p>00:35:25</text:p>
          </table:table-cell>
          <table:table-cell office:value-type="float" office:value="558422" calcext:value-type="float">
            <text:p>558422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fa2a429553d296f5ff1955a9b3ed51907006697e7668d70be74da99dabce16d5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251];60*60*24)" office:value-type="float" office:value="1547424000" calcext:value-type="float">
            <text:p>1547424000</text:p>
          </table:table-cell>
          <table:table-cell table:number-columns-repeated="3"/>
        </table:table-row>
        <table:table-row table:style-name="ro1">
          <table:table-cell office:value-type="float" office:value="1547425787" calcext:value-type="float">
            <text:p>1547425787</text:p>
          </table:table-cell>
          <table:table-cell office:value-type="string" calcext:value-type="string">
            <text:p>2019-01-14</text:p>
          </table:table-cell>
          <table:table-cell office:value-type="string" calcext:value-type="string">
            <text:p>00:29:47</text:p>
          </table:table-cell>
          <table:table-cell office:value-type="float" office:value="558421" calcext:value-type="float">
            <text:p>558421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bf042a62e2185ecd494c49486b8f4a1118de3a040a809af992d5c163cfe7114f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252];60*60*24)" office:value-type="float" office:value="1547424000" calcext:value-type="float">
            <text:p>1547424000</text:p>
          </table:table-cell>
          <table:table-cell table:number-columns-repeated="3"/>
        </table:table-row>
        <table:table-row table:style-name="ro1">
          <table:table-cell office:value-type="float" office:value="1547432754" calcext:value-type="float">
            <text:p>1547432754</text:p>
          </table:table-cell>
          <table:table-cell office:value-type="string" calcext:value-type="string">
            <text:p>2019-01-14</text:p>
          </table:table-cell>
          <table:table-cell office:value-type="string" calcext:value-type="string">
            <text:p>02:25:54</text:p>
          </table:table-cell>
          <table:table-cell office:value-type="float" office:value="558433" calcext:value-type="float">
            <text:p>558433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6a428cf4cdb2cffabec29d1bcff48fea1db5bbc1365039850037fe930a37bf7b</text:p>
          </table:table-cell>
          <table:table-cell office:value-type="float" office:value="600" calcext:value-type="float">
            <text:p>600</text:p>
          </table:table-cell>
          <table:table-cell office:value-type="float" office:value="604" calcext:value-type="float">
            <text:p>604</text:p>
          </table:table-cell>
          <table:table-cell/>
          <table:table-cell table:formula="of:=FLOOR([.A253];60*60*24)" office:value-type="float" office:value="1547424000" calcext:value-type="float">
            <text:p>1547424000</text:p>
          </table:table-cell>
          <table:table-cell table:number-columns-repeated="3"/>
        </table:table-row>
        <table:table-row table:style-name="ro1">
          <table:table-cell office:value-type="float" office:value="1547431851" calcext:value-type="float">
            <text:p>1547431851</text:p>
          </table:table-cell>
          <table:table-cell office:value-type="string" calcext:value-type="string">
            <text:p>2019-01-14</text:p>
          </table:table-cell>
          <table:table-cell office:value-type="string" calcext:value-type="string">
            <text:p>02:10:51</text:p>
          </table:table-cell>
          <table:table-cell office:value-type="float" office:value="558431" calcext:value-type="float">
            <text:p>558431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3b4315385c71f7f836f32101012f88731a2534e1ec37efc85844e2f2c3025b89</text:p>
          </table:table-cell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/>
          <table:table-cell table:formula="of:=FLOOR([.A254];60*60*24)" office:value-type="float" office:value="1547424000" calcext:value-type="float">
            <text:p>1547424000</text:p>
          </table:table-cell>
          <table:table-cell table:number-columns-repeated="3"/>
        </table:table-row>
        <table:table-row table:style-name="ro1">
          <table:table-cell office:value-type="float" office:value="1547432754" calcext:value-type="float">
            <text:p>1547432754</text:p>
          </table:table-cell>
          <table:table-cell office:value-type="string" calcext:value-type="string">
            <text:p>2019-01-14</text:p>
          </table:table-cell>
          <table:table-cell office:value-type="string" calcext:value-type="string">
            <text:p>02:25:54</text:p>
          </table:table-cell>
          <table:table-cell office:value-type="float" office:value="558433" calcext:value-type="float">
            <text:p>558433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2496cb3ceee97a3b8eb2cd8d266b4a541c55b30ee51e48b91a819d1244764eb3</text:p>
          </table:table-cell>
          <table:table-cell office:value-type="float" office:value="231" calcext:value-type="float">
            <text:p>231</text:p>
          </table:table-cell>
          <table:table-cell office:value-type="float" office:value="232" calcext:value-type="float">
            <text:p>232</text:p>
          </table:table-cell>
          <table:table-cell/>
          <table:table-cell table:formula="of:=FLOOR([.A255];60*60*24)" office:value-type="float" office:value="1547424000" calcext:value-type="float">
            <text:p>1547424000</text:p>
          </table:table-cell>
          <table:table-cell table:number-columns-repeated="3"/>
        </table:table-row>
        <table:table-row table:style-name="ro1">
          <table:table-cell office:value-type="float" office:value="1547434718" calcext:value-type="float">
            <text:p>1547434718</text:p>
          </table:table-cell>
          <table:table-cell office:value-type="string" calcext:value-type="string">
            <text:p>2019-01-14</text:p>
          </table:table-cell>
          <table:table-cell office:value-type="string" calcext:value-type="string">
            <text:p>02:58:38</text:p>
          </table:table-cell>
          <table:table-cell office:value-type="float" office:value="558438" calcext:value-type="float">
            <text:p>558438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f9045940caf120dc2d983fb0ef21fd9d5fdbb148d3e050eff533c2132755cc2d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256];60*60*24)" office:value-type="float" office:value="1547424000" calcext:value-type="float">
            <text:p>1547424000</text:p>
          </table:table-cell>
          <table:table-cell table:number-columns-repeated="3"/>
        </table:table-row>
        <table:table-row table:style-name="ro1">
          <table:table-cell office:value-type="float" office:value="1547437914" calcext:value-type="float">
            <text:p>1547437914</text:p>
          </table:table-cell>
          <table:table-cell office:value-type="string" calcext:value-type="string">
            <text:p>2019-01-14</text:p>
          </table:table-cell>
          <table:table-cell office:value-type="string" calcext:value-type="string">
            <text:p>03:51:54</text:p>
          </table:table-cell>
          <table:table-cell office:value-type="float" office:value="558444" calcext:value-type="float">
            <text:p>558444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4760055190826e028a6de838ffabdc6ebb597ab94958f3ba2e86f74acf94b563</text:p>
          </table:table-cell>
          <table:table-cell table:number-columns-repeated="2" office:value-type="float" office:value="236" calcext:value-type="float">
            <text:p>236</text:p>
          </table:table-cell>
          <table:table-cell/>
          <table:table-cell table:formula="of:=FLOOR([.A257];60*60*24)" office:value-type="float" office:value="1547424000" calcext:value-type="float">
            <text:p>1547424000</text:p>
          </table:table-cell>
          <table:table-cell table:number-columns-repeated="3"/>
        </table:table-row>
        <table:table-row table:style-name="ro1">
          <table:table-cell office:value-type="float" office:value="1547435418" calcext:value-type="float">
            <text:p>1547435418</text:p>
          </table:table-cell>
          <table:table-cell office:value-type="string" calcext:value-type="string">
            <text:p>2019-01-14</text:p>
          </table:table-cell>
          <table:table-cell office:value-type="string" calcext:value-type="string">
            <text:p>03:10:18</text:p>
          </table:table-cell>
          <table:table-cell office:value-type="float" office:value="558439" calcext:value-type="float">
            <text:p>558439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5146b485116437b19560b80995b420668e7e7acf4586c97f4af4e6d0c2616d27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258];60*60*24)" office:value-type="float" office:value="1547424000" calcext:value-type="float">
            <text:p>1547424000</text:p>
          </table:table-cell>
          <table:table-cell table:number-columns-repeated="3"/>
        </table:table-row>
        <table:table-row table:style-name="ro1">
          <table:table-cell office:value-type="float" office:value="1547433588" calcext:value-type="float">
            <text:p>1547433588</text:p>
          </table:table-cell>
          <table:table-cell office:value-type="string" calcext:value-type="string">
            <text:p>2019-01-14</text:p>
          </table:table-cell>
          <table:table-cell office:value-type="string" calcext:value-type="string">
            <text:p>02:39:48</text:p>
          </table:table-cell>
          <table:table-cell office:value-type="float" office:value="558435" calcext:value-type="float">
            <text:p>558435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a2aff1a0af2daf000f1adaf2f59a3ed3f9e5b2714c9f15affbb809a8bc831b8a</text:p>
          </table:table-cell>
          <table:table-cell table:number-columns-repeated="2" office:value-type="float" office:value="144" calcext:value-type="float">
            <text:p>144</text:p>
          </table:table-cell>
          <table:table-cell/>
          <table:table-cell table:formula="of:=FLOOR([.A259];60*60*24)" office:value-type="float" office:value="1547424000" calcext:value-type="float">
            <text:p>1547424000</text:p>
          </table:table-cell>
          <table:table-cell table:number-columns-repeated="3"/>
        </table:table-row>
        <table:table-row table:style-name="ro1">
          <table:table-cell office:value-type="float" office:value="1547440513" calcext:value-type="float">
            <text:p>1547440513</text:p>
          </table:table-cell>
          <table:table-cell office:value-type="string" calcext:value-type="string">
            <text:p>2019-01-14</text:p>
          </table:table-cell>
          <table:table-cell office:value-type="string" calcext:value-type="string">
            <text:p>04:35:13</text:p>
          </table:table-cell>
          <table:table-cell office:value-type="float" office:value="558451" calcext:value-type="float">
            <text:p>558451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462cd56e672a868c60c256f0a6f2c54bab2132f399953f7afd7b4ac9fe0b5747</text:p>
          </table:table-cell>
          <table:table-cell office:value-type="float" office:value="240" calcext:value-type="float">
            <text:p>240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FLOOR([.A260];60*60*24)" office:value-type="float" office:value="1547424000" calcext:value-type="float">
            <text:p>1547424000</text:p>
          </table:table-cell>
          <table:table-cell table:number-columns-repeated="3"/>
        </table:table-row>
        <table:table-row table:style-name="ro1">
          <table:table-cell office:value-type="float" office:value="1547438290" calcext:value-type="float">
            <text:p>1547438290</text:p>
          </table:table-cell>
          <table:table-cell office:value-type="string" calcext:value-type="string">
            <text:p>2019-01-14</text:p>
          </table:table-cell>
          <table:table-cell office:value-type="string" calcext:value-type="string">
            <text:p>03:58:10</text:p>
          </table:table-cell>
          <table:table-cell office:value-type="float" office:value="558445" calcext:value-type="float">
            <text:p>558445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7ae695e98aebd4e9c7caded5cffacd564637ef9649e19978282230d7a7d38465</text:p>
          </table:table-cell>
          <table:table-cell office:value-type="float" office:value="235" calcext:value-type="float">
            <text:p>235</text:p>
          </table:table-cell>
          <table:table-cell office:value-type="float" office:value="236" calcext:value-type="float">
            <text:p>236</text:p>
          </table:table-cell>
          <table:table-cell/>
          <table:table-cell table:formula="of:=FLOOR([.A261];60*60*24)" office:value-type="float" office:value="1547424000" calcext:value-type="float">
            <text:p>1547424000</text:p>
          </table:table-cell>
          <table:table-cell table:number-columns-repeated="3"/>
        </table:table-row>
        <table:table-row table:style-name="ro1">
          <table:table-cell office:value-type="float" office:value="1547442861" calcext:value-type="float">
            <text:p>1547442861</text:p>
          </table:table-cell>
          <table:table-cell office:value-type="string" calcext:value-type="string">
            <text:p>2019-01-14</text:p>
          </table:table-cell>
          <table:table-cell office:value-type="string" calcext:value-type="string">
            <text:p>05:14:21</text:p>
          </table:table-cell>
          <table:table-cell office:value-type="float" office:value="558458" calcext:value-type="float">
            <text:p>558458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1ee76be0a183ec4b39fab8ff80449785ae8a054def184b6b394d13de9c03d3eb</text:p>
          </table:table-cell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/>
          <table:table-cell table:formula="of:=FLOOR([.A262];60*60*24)" office:value-type="float" office:value="1547424000" calcext:value-type="float">
            <text:p>1547424000</text:p>
          </table:table-cell>
          <table:table-cell table:number-columns-repeated="3"/>
        </table:table-row>
        <table:table-row table:style-name="ro1">
          <table:table-cell office:value-type="float" office:value="1547441878" calcext:value-type="float">
            <text:p>1547441878</text:p>
          </table:table-cell>
          <table:table-cell office:value-type="string" calcext:value-type="string">
            <text:p>2019-01-14</text:p>
          </table:table-cell>
          <table:table-cell office:value-type="string" calcext:value-type="string">
            <text:p>04:57:58</text:p>
          </table:table-cell>
          <table:table-cell office:value-type="float" office:value="558454" calcext:value-type="float">
            <text:p>558454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278e942ae229a8b0cce360963bbcf2f3ff78cd23fc453dd3f7279bbf4582c0bf</text:p>
          </table:table-cell>
          <table:table-cell office:value-type="float" office:value="198" calcext:value-type="float">
            <text:p>198</text:p>
          </table:table-cell>
          <table:table-cell office:value-type="float" office:value="199" calcext:value-type="float">
            <text:p>199</text:p>
          </table:table-cell>
          <table:table-cell/>
          <table:table-cell table:formula="of:=FLOOR([.A263];60*60*24)" office:value-type="float" office:value="1547424000" calcext:value-type="float">
            <text:p>1547424000</text:p>
          </table:table-cell>
          <table:table-cell table:number-columns-repeated="3"/>
        </table:table-row>
        <table:table-row table:style-name="ro1">
          <table:table-cell office:value-type="float" office:value="1547444541" calcext:value-type="float">
            <text:p>1547444541</text:p>
          </table:table-cell>
          <table:table-cell office:value-type="string" calcext:value-type="string">
            <text:p>2019-01-14</text:p>
          </table:table-cell>
          <table:table-cell office:value-type="string" calcext:value-type="string">
            <text:p>05:42:21</text:p>
          </table:table-cell>
          <table:table-cell office:value-type="float" office:value="558460" calcext:value-type="float">
            <text:p>558460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cac6ccfdc05e59d7a1f77cb42032e46dcddf56e642804b6242492568765b7b6b</text:p>
          </table:table-cell>
          <table:table-cell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  <table:table-cell/>
          <table:table-cell table:formula="of:=FLOOR([.A264];60*60*24)" office:value-type="float" office:value="1547424000" calcext:value-type="float">
            <text:p>1547424000</text:p>
          </table:table-cell>
          <table:table-cell table:number-columns-repeated="3"/>
        </table:table-row>
        <table:table-row table:style-name="ro1">
          <table:table-cell office:value-type="float" office:value="1547448675" calcext:value-type="float">
            <text:p>1547448675</text:p>
          </table:table-cell>
          <table:table-cell office:value-type="string" calcext:value-type="string">
            <text:p>2019-01-14</text:p>
          </table:table-cell>
          <table:table-cell office:value-type="string" calcext:value-type="string">
            <text:p>06:51:15</text:p>
          </table:table-cell>
          <table:table-cell office:value-type="float" office:value="558466" calcext:value-type="float">
            <text:p>558466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b3480950af87cbb135787b91808dae154eb27f901ebc6eb0b6f9c14f3ae5007f</text:p>
          </table:table-cell>
          <table:table-cell office:value-type="float" office:value="144" calcext:value-type="float">
            <text:p>144</text:p>
          </table:table-cell>
          <table:table-cell office:value-type="float" office:value="147" calcext:value-type="float">
            <text:p>147</text:p>
          </table:table-cell>
          <table:table-cell/>
          <table:table-cell table:formula="of:=FLOOR([.A265];60*60*24)" office:value-type="float" office:value="1547424000" calcext:value-type="float">
            <text:p>1547424000</text:p>
          </table:table-cell>
          <table:table-cell table:number-columns-repeated="3"/>
        </table:table-row>
        <table:table-row table:style-name="ro1">
          <table:table-cell office:value-type="float" office:value="1547463558" calcext:value-type="float">
            <text:p>1547463558</text:p>
          </table:table-cell>
          <table:table-cell office:value-type="string" calcext:value-type="string">
            <text:p>2019-01-14</text:p>
          </table:table-cell>
          <table:table-cell office:value-type="string" calcext:value-type="string">
            <text:p>10:59:18</text:p>
          </table:table-cell>
          <table:table-cell office:value-type="float" office:value="558480" calcext:value-type="float">
            <text:p>558480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7fa5f42b5a63055c0d11b5ac87c755ba254bebc6aa6bbead6a04318dadd37f92</text:p>
          </table:table-cell>
          <table:table-cell table:number-columns-repeated="2" office:value-type="float" office:value="144" calcext:value-type="float">
            <text:p>144</text:p>
          </table:table-cell>
          <table:table-cell/>
          <table:table-cell table:formula="of:=FLOOR([.A266];60*60*24)" office:value-type="float" office:value="1547424000" calcext:value-type="float">
            <text:p>1547424000</text:p>
          </table:table-cell>
          <table:table-cell table:number-columns-repeated="3"/>
        </table:table-row>
        <table:table-row table:style-name="ro1">
          <table:table-cell office:value-type="float" office:value="1547463723" calcext:value-type="float">
            <text:p>1547463723</text:p>
          </table:table-cell>
          <table:table-cell office:value-type="string" calcext:value-type="string">
            <text:p>2019-01-14</text:p>
          </table:table-cell>
          <table:table-cell office:value-type="string" calcext:value-type="string">
            <text:p>11:02:03</text:p>
          </table:table-cell>
          <table:table-cell office:value-type="float" office:value="558481" calcext:value-type="float">
            <text:p>558481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dc614673f292c7775b5e863b02da90a07555f3bc3e5e4cda1cde3c48b9b0643e</text:p>
          </table:table-cell>
          <table:table-cell office:value-type="float" office:value="144" calcext:value-type="float">
            <text:p>144</text:p>
          </table:table-cell>
          <table:table-cell office:value-type="float" office:value="1914" calcext:value-type="float">
            <text:p>1914</text:p>
          </table:table-cell>
          <table:table-cell/>
          <table:table-cell table:formula="of:=FLOOR([.A267];60*60*24)" office:value-type="float" office:value="1547424000" calcext:value-type="float">
            <text:p>1547424000</text:p>
          </table:table-cell>
          <table:table-cell table:number-columns-repeated="3"/>
        </table:table-row>
        <table:table-row table:style-name="ro1">
          <table:table-cell office:value-type="float" office:value="1547465833" calcext:value-type="float">
            <text:p>1547465833</text:p>
          </table:table-cell>
          <table:table-cell office:value-type="string" calcext:value-type="string">
            <text:p>2019-01-14</text:p>
          </table:table-cell>
          <table:table-cell office:value-type="string" calcext:value-type="string">
            <text:p>11:37:13</text:p>
          </table:table-cell>
          <table:table-cell office:value-type="float" office:value="558484" calcext:value-type="float">
            <text:p>558484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52b4a061d164754f10d970bdb67fb099327922ffcecb2d938248eb83dc207c05</text:p>
          </table:table-cell>
          <table:table-cell office:value-type="float" office:value="144" calcext:value-type="float">
            <text:p>144</text:p>
          </table:table-cell>
          <table:table-cell office:value-type="float" office:value="7567" calcext:value-type="float">
            <text:p>7567</text:p>
          </table:table-cell>
          <table:table-cell/>
          <table:table-cell table:formula="of:=FLOOR([.A268];60*60*24)" office:value-type="float" office:value="1547424000" calcext:value-type="float">
            <text:p>1547424000</text:p>
          </table:table-cell>
          <table:table-cell table:number-columns-repeated="3"/>
        </table:table-row>
        <table:table-row table:style-name="ro1">
          <table:table-cell office:value-type="float" office:value="1547464281" calcext:value-type="float">
            <text:p>1547464281</text:p>
          </table:table-cell>
          <table:table-cell office:value-type="string" calcext:value-type="string">
            <text:p>2019-01-14</text:p>
          </table:table-cell>
          <table:table-cell office:value-type="string" calcext:value-type="string">
            <text:p>11:11:21</text:p>
          </table:table-cell>
          <table:table-cell office:value-type="float" office:value="558483" calcext:value-type="float">
            <text:p>558483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4d25d5cd6f538e36dacf3781ba5519f9f49d10062ed96097ac84b05395664b23</text:p>
          </table:table-cell>
          <table:table-cell office:value-type="float" office:value="144" calcext:value-type="float">
            <text:p>144</text:p>
          </table:table-cell>
          <table:table-cell office:value-type="float" office:value="151" calcext:value-type="float">
            <text:p>151</text:p>
          </table:table-cell>
          <table:table-cell/>
          <table:table-cell table:formula="of:=FLOOR([.A269];60*60*24)" office:value-type="float" office:value="1547424000" calcext:value-type="float">
            <text:p>1547424000</text:p>
          </table:table-cell>
          <table:table-cell table:number-columns-repeated="3"/>
        </table:table-row>
        <table:table-row table:style-name="ro1">
          <table:table-cell office:value-type="float" office:value="1547464069" calcext:value-type="float">
            <text:p>1547464069</text:p>
          </table:table-cell>
          <table:table-cell office:value-type="string" calcext:value-type="string">
            <text:p>2019-01-14</text:p>
          </table:table-cell>
          <table:table-cell office:value-type="string" calcext:value-type="string">
            <text:p>11:07:49</text:p>
          </table:table-cell>
          <table:table-cell office:value-type="float" office:value="558482" calcext:value-type="float">
            <text:p>558482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9fded80a4d31627e58a3959cd07d7ece598e60968ece7135020d20f6722a66a3</text:p>
          </table:table-cell>
          <table:table-cell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  <table:table-cell/>
          <table:table-cell table:formula="of:=FLOOR([.A270];60*60*24)" office:value-type="float" office:value="1547424000" calcext:value-type="float">
            <text:p>1547424000</text:p>
          </table:table-cell>
          <table:table-cell table:number-columns-repeated="3"/>
        </table:table-row>
        <table:table-row table:style-name="ro1">
          <table:table-cell office:value-type="float" office:value="1547468565" calcext:value-type="float">
            <text:p>1547468565</text:p>
          </table:table-cell>
          <table:table-cell office:value-type="string" calcext:value-type="string">
            <text:p>2019-01-14</text:p>
          </table:table-cell>
          <table:table-cell office:value-type="string" calcext:value-type="string">
            <text:p>12:22:45</text:p>
          </table:table-cell>
          <table:table-cell office:value-type="float" office:value="558491" calcext:value-type="float">
            <text:p>558491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da7d34186271eb688338dba4181ccb9b60bda11c482f330b2c9445c3c556ae3f</text:p>
          </table:table-cell>
          <table:table-cell table:number-columns-repeated="2" office:value-type="float" office:value="144" calcext:value-type="float">
            <text:p>144</text:p>
          </table:table-cell>
          <table:table-cell/>
          <table:table-cell table:formula="of:=FLOOR([.A271];60*60*24)" office:value-type="float" office:value="1547424000" calcext:value-type="float">
            <text:p>1547424000</text:p>
          </table:table-cell>
          <table:table-cell table:number-columns-repeated="3"/>
        </table:table-row>
        <table:table-row table:style-name="ro1">
          <table:table-cell office:value-type="float" office:value="1547468565" calcext:value-type="float">
            <text:p>1547468565</text:p>
          </table:table-cell>
          <table:table-cell office:value-type="string" calcext:value-type="string">
            <text:p>2019-01-14</text:p>
          </table:table-cell>
          <table:table-cell office:value-type="string" calcext:value-type="string">
            <text:p>12:22:45</text:p>
          </table:table-cell>
          <table:table-cell office:value-type="float" office:value="558491" calcext:value-type="float">
            <text:p>558491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894e41d1eb420b82c76f6b04d330b5e584991378d483b7c3aec7b510c6a1f705</text:p>
          </table:table-cell>
          <table:table-cell office:value-type="float" office:value="144" calcext:value-type="float">
            <text:p>144</text:p>
          </table:table-cell>
          <table:table-cell office:value-type="float" office:value="431" calcext:value-type="float">
            <text:p>431</text:p>
          </table:table-cell>
          <table:table-cell/>
          <table:table-cell table:formula="of:=FLOOR([.A272];60*60*24)" office:value-type="float" office:value="1547424000" calcext:value-type="float">
            <text:p>1547424000</text:p>
          </table:table-cell>
          <table:table-cell table:number-columns-repeated="3"/>
        </table:table-row>
        <table:table-row table:style-name="ro1">
          <table:table-cell office:value-type="float" office:value="1547468565" calcext:value-type="float">
            <text:p>1547468565</text:p>
          </table:table-cell>
          <table:table-cell office:value-type="string" calcext:value-type="string">
            <text:p>2019-01-14</text:p>
          </table:table-cell>
          <table:table-cell office:value-type="string" calcext:value-type="string">
            <text:p>12:22:45</text:p>
          </table:table-cell>
          <table:table-cell office:value-type="float" office:value="558491" calcext:value-type="float">
            <text:p>558491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9e1e0cb8e012c714db7d66c7847d92821e9bec3ecc0d785b703e125a4e33ea06</text:p>
          </table:table-cell>
          <table:table-cell office:value-type="float" office:value="144" calcext:value-type="float">
            <text:p>144</text:p>
          </table:table-cell>
          <table:table-cell office:value-type="float" office:value="431" calcext:value-type="float">
            <text:p>431</text:p>
          </table:table-cell>
          <table:table-cell/>
          <table:table-cell table:formula="of:=FLOOR([.A273];60*60*24)" office:value-type="float" office:value="1547424000" calcext:value-type="float">
            <text:p>1547424000</text:p>
          </table:table-cell>
          <table:table-cell table:number-columns-repeated="3"/>
        </table:table-row>
        <table:table-row table:style-name="ro1">
          <table:table-cell office:value-type="float" office:value="1547468565" calcext:value-type="float">
            <text:p>1547468565</text:p>
          </table:table-cell>
          <table:table-cell office:value-type="string" calcext:value-type="string">
            <text:p>2019-01-14</text:p>
          </table:table-cell>
          <table:table-cell office:value-type="string" calcext:value-type="string">
            <text:p>12:22:45</text:p>
          </table:table-cell>
          <table:table-cell office:value-type="float" office:value="558491" calcext:value-type="float">
            <text:p>558491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0150d14cc77e10819a86e7ec9a8fcccdc1742cf482e37e959be4acfa7c6a1e07</text:p>
          </table:table-cell>
          <table:table-cell office:value-type="float" office:value="144" calcext:value-type="float">
            <text:p>144</text:p>
          </table:table-cell>
          <table:table-cell office:value-type="float" office:value="423" calcext:value-type="float">
            <text:p>423</text:p>
          </table:table-cell>
          <table:table-cell/>
          <table:table-cell table:formula="of:=FLOOR([.A274];60*60*24)" office:value-type="float" office:value="1547424000" calcext:value-type="float">
            <text:p>1547424000</text:p>
          </table:table-cell>
          <table:table-cell table:number-columns-repeated="3"/>
        </table:table-row>
        <table:table-row table:style-name="ro1">
          <table:table-cell office:value-type="float" office:value="1547468565" calcext:value-type="float">
            <text:p>1547468565</text:p>
          </table:table-cell>
          <table:table-cell office:value-type="string" calcext:value-type="string">
            <text:p>2019-01-14</text:p>
          </table:table-cell>
          <table:table-cell office:value-type="string" calcext:value-type="string">
            <text:p>12:22:45</text:p>
          </table:table-cell>
          <table:table-cell office:value-type="float" office:value="558491" calcext:value-type="float">
            <text:p>558491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9e55312d2ffac36cab8f384f82a8a841210a669517db11dbc73ad0458413e20d</text:p>
          </table:table-cell>
          <table:table-cell office:value-type="float" office:value="144" calcext:value-type="float">
            <text:p>144</text:p>
          </table:table-cell>
          <table:table-cell office:value-type="float" office:value="431" calcext:value-type="float">
            <text:p>431</text:p>
          </table:table-cell>
          <table:table-cell/>
          <table:table-cell table:formula="of:=FLOOR([.A275];60*60*24)" office:value-type="float" office:value="1547424000" calcext:value-type="float">
            <text:p>1547424000</text:p>
          </table:table-cell>
          <table:table-cell table:number-columns-repeated="3"/>
        </table:table-row>
        <table:table-row table:style-name="ro1">
          <table:table-cell office:value-type="float" office:value="1547468565" calcext:value-type="float">
            <text:p>1547468565</text:p>
          </table:table-cell>
          <table:table-cell office:value-type="string" calcext:value-type="string">
            <text:p>2019-01-14</text:p>
          </table:table-cell>
          <table:table-cell office:value-type="string" calcext:value-type="string">
            <text:p>12:22:45</text:p>
          </table:table-cell>
          <table:table-cell office:value-type="float" office:value="558491" calcext:value-type="float">
            <text:p>558491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10cd1c7b7b5bea42ef8020663be966415c398318eeb16502151e453ff33db70f</text:p>
          </table:table-cell>
          <table:table-cell office:value-type="float" office:value="144" calcext:value-type="float">
            <text:p>144</text:p>
          </table:table-cell>
          <table:table-cell office:value-type="float" office:value="416" calcext:value-type="float">
            <text:p>416</text:p>
          </table:table-cell>
          <table:table-cell/>
          <table:table-cell table:formula="of:=FLOOR([.A276];60*60*24)" office:value-type="float" office:value="1547424000" calcext:value-type="float">
            <text:p>1547424000</text:p>
          </table:table-cell>
          <table:table-cell table:number-columns-repeated="3"/>
        </table:table-row>
        <table:table-row table:style-name="ro1">
          <table:table-cell office:value-type="float" office:value="1547468565" calcext:value-type="float">
            <text:p>1547468565</text:p>
          </table:table-cell>
          <table:table-cell office:value-type="string" calcext:value-type="string">
            <text:p>2019-01-14</text:p>
          </table:table-cell>
          <table:table-cell office:value-type="string" calcext:value-type="string">
            <text:p>12:22:45</text:p>
          </table:table-cell>
          <table:table-cell office:value-type="float" office:value="558491" calcext:value-type="float">
            <text:p>558491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37a44267daac416cb7f297d0361ea84e44c5450be6aafbc9a22618b0f7e02c14</text:p>
          </table:table-cell>
          <table:table-cell office:value-type="float" office:value="144" calcext:value-type="float">
            <text:p>144</text:p>
          </table:table-cell>
          <table:table-cell office:value-type="float" office:value="431" calcext:value-type="float">
            <text:p>431</text:p>
          </table:table-cell>
          <table:table-cell/>
          <table:table-cell table:formula="of:=FLOOR([.A277];60*60*24)" office:value-type="float" office:value="1547424000" calcext:value-type="float">
            <text:p>1547424000</text:p>
          </table:table-cell>
          <table:table-cell table:number-columns-repeated="3"/>
        </table:table-row>
        <table:table-row table:style-name="ro1">
          <table:table-cell office:value-type="float" office:value="1547468565" calcext:value-type="float">
            <text:p>1547468565</text:p>
          </table:table-cell>
          <table:table-cell office:value-type="string" calcext:value-type="string">
            <text:p>2019-01-14</text:p>
          </table:table-cell>
          <table:table-cell office:value-type="string" calcext:value-type="string">
            <text:p>12:22:45</text:p>
          </table:table-cell>
          <table:table-cell office:value-type="float" office:value="558491" calcext:value-type="float">
            <text:p>558491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d236f122efa962547af8e066f5db70f5d5b95ab29f04877b8b630e3e8036a314</text:p>
          </table:table-cell>
          <table:table-cell office:value-type="float" office:value="144" calcext:value-type="float">
            <text:p>144</text:p>
          </table:table-cell>
          <table:table-cell office:value-type="float" office:value="431" calcext:value-type="float">
            <text:p>431</text:p>
          </table:table-cell>
          <table:table-cell/>
          <table:table-cell table:formula="of:=FLOOR([.A278];60*60*24)" office:value-type="float" office:value="1547424000" calcext:value-type="float">
            <text:p>1547424000</text:p>
          </table:table-cell>
          <table:table-cell table:number-columns-repeated="3"/>
        </table:table-row>
        <table:table-row table:style-name="ro1">
          <table:table-cell office:value-type="float" office:value="1547468565" calcext:value-type="float">
            <text:p>1547468565</text:p>
          </table:table-cell>
          <table:table-cell office:value-type="string" calcext:value-type="string">
            <text:p>2019-01-14</text:p>
          </table:table-cell>
          <table:table-cell office:value-type="string" calcext:value-type="string">
            <text:p>12:22:45</text:p>
          </table:table-cell>
          <table:table-cell office:value-type="float" office:value="558491" calcext:value-type="float">
            <text:p>558491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8af1570f2572a1d57c4188b22dd84693b9b4ba2477d6874822520aacf4957a16</text:p>
          </table:table-cell>
          <table:table-cell office:value-type="float" office:value="144" calcext:value-type="float">
            <text:p>144</text:p>
          </table:table-cell>
          <table:table-cell office:value-type="float" office:value="431" calcext:value-type="float">
            <text:p>431</text:p>
          </table:table-cell>
          <table:table-cell/>
          <table:table-cell table:formula="of:=FLOOR([.A279];60*60*24)" office:value-type="float" office:value="1547424000" calcext:value-type="float">
            <text:p>1547424000</text:p>
          </table:table-cell>
          <table:table-cell table:number-columns-repeated="3"/>
        </table:table-row>
        <table:table-row table:style-name="ro1">
          <table:table-cell office:value-type="float" office:value="1547468565" calcext:value-type="float">
            <text:p>1547468565</text:p>
          </table:table-cell>
          <table:table-cell office:value-type="string" calcext:value-type="string">
            <text:p>2019-01-14</text:p>
          </table:table-cell>
          <table:table-cell office:value-type="string" calcext:value-type="string">
            <text:p>12:22:45</text:p>
          </table:table-cell>
          <table:table-cell office:value-type="float" office:value="558491" calcext:value-type="float">
            <text:p>558491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3653d29aa70219ab51f84548390ff1138790b6d77e5b2f383e96f8bd84dbb820</text:p>
          </table:table-cell>
          <table:table-cell office:value-type="float" office:value="144" calcext:value-type="float">
            <text:p>144</text:p>
          </table:table-cell>
          <table:table-cell office:value-type="float" office:value="431" calcext:value-type="float">
            <text:p>431</text:p>
          </table:table-cell>
          <table:table-cell/>
          <table:table-cell table:formula="of:=FLOOR([.A280];60*60*24)" office:value-type="float" office:value="1547424000" calcext:value-type="float">
            <text:p>1547424000</text:p>
          </table:table-cell>
          <table:table-cell table:number-columns-repeated="3"/>
        </table:table-row>
        <table:table-row table:style-name="ro1">
          <table:table-cell office:value-type="float" office:value="1547468565" calcext:value-type="float">
            <text:p>1547468565</text:p>
          </table:table-cell>
          <table:table-cell office:value-type="string" calcext:value-type="string">
            <text:p>2019-01-14</text:p>
          </table:table-cell>
          <table:table-cell office:value-type="string" calcext:value-type="string">
            <text:p>12:22:45</text:p>
          </table:table-cell>
          <table:table-cell office:value-type="float" office:value="558491" calcext:value-type="float">
            <text:p>558491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643af4fb83ff8ac81642f4af79c3a55b18330561939b6aa6cc13d32611567022</text:p>
          </table:table-cell>
          <table:table-cell office:value-type="float" office:value="144" calcext:value-type="float">
            <text:p>144</text:p>
          </table:table-cell>
          <table:table-cell office:value-type="float" office:value="431" calcext:value-type="float">
            <text:p>431</text:p>
          </table:table-cell>
          <table:table-cell/>
          <table:table-cell table:formula="of:=FLOOR([.A281];60*60*24)" office:value-type="float" office:value="1547424000" calcext:value-type="float">
            <text:p>1547424000</text:p>
          </table:table-cell>
          <table:table-cell table:number-columns-repeated="3"/>
        </table:table-row>
        <table:table-row table:style-name="ro1">
          <table:table-cell office:value-type="float" office:value="1547468565" calcext:value-type="float">
            <text:p>1547468565</text:p>
          </table:table-cell>
          <table:table-cell office:value-type="string" calcext:value-type="string">
            <text:p>2019-01-14</text:p>
          </table:table-cell>
          <table:table-cell office:value-type="string" calcext:value-type="string">
            <text:p>12:22:45</text:p>
          </table:table-cell>
          <table:table-cell office:value-type="float" office:value="558491" calcext:value-type="float">
            <text:p>558491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447c43063748e6035c7e657e77e279823c693409fbea13adef435a95713c1223</text:p>
          </table:table-cell>
          <table:table-cell office:value-type="float" office:value="144" calcext:value-type="float">
            <text:p>144</text:p>
          </table:table-cell>
          <table:table-cell office:value-type="float" office:value="431" calcext:value-type="float">
            <text:p>431</text:p>
          </table:table-cell>
          <table:table-cell/>
          <table:table-cell table:formula="of:=FLOOR([.A282];60*60*24)" office:value-type="float" office:value="1547424000" calcext:value-type="float">
            <text:p>1547424000</text:p>
          </table:table-cell>
          <table:table-cell table:number-columns-repeated="3"/>
        </table:table-row>
        <table:table-row table:style-name="ro1">
          <table:table-cell office:value-type="float" office:value="1547468565" calcext:value-type="float">
            <text:p>1547468565</text:p>
          </table:table-cell>
          <table:table-cell office:value-type="string" calcext:value-type="string">
            <text:p>2019-01-14</text:p>
          </table:table-cell>
          <table:table-cell office:value-type="string" calcext:value-type="string">
            <text:p>12:22:45</text:p>
          </table:table-cell>
          <table:table-cell office:value-type="float" office:value="558491" calcext:value-type="float">
            <text:p>558491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71b689a40305c883ecadab323766b300a135e3737eaa8286051c40f658c43c26</text:p>
          </table:table-cell>
          <table:table-cell office:value-type="float" office:value="144" calcext:value-type="float">
            <text:p>144</text:p>
          </table:table-cell>
          <table:table-cell office:value-type="float" office:value="431" calcext:value-type="float">
            <text:p>431</text:p>
          </table:table-cell>
          <table:table-cell/>
          <table:table-cell table:formula="of:=FLOOR([.A283];60*60*24)" office:value-type="float" office:value="1547424000" calcext:value-type="float">
            <text:p>1547424000</text:p>
          </table:table-cell>
          <table:table-cell table:number-columns-repeated="3"/>
        </table:table-row>
        <table:table-row table:style-name="ro1">
          <table:table-cell office:value-type="float" office:value="1547468565" calcext:value-type="float">
            <text:p>1547468565</text:p>
          </table:table-cell>
          <table:table-cell office:value-type="string" calcext:value-type="string">
            <text:p>2019-01-14</text:p>
          </table:table-cell>
          <table:table-cell office:value-type="string" calcext:value-type="string">
            <text:p>12:22:45</text:p>
          </table:table-cell>
          <table:table-cell office:value-type="float" office:value="558491" calcext:value-type="float">
            <text:p>558491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57e0f4684f86cb5c22623c2a0395f752906d3ae1db10c8916802cd3d997d0a29</text:p>
          </table:table-cell>
          <table:table-cell office:value-type="float" office:value="144" calcext:value-type="float">
            <text:p>144</text:p>
          </table:table-cell>
          <table:table-cell office:value-type="float" office:value="431" calcext:value-type="float">
            <text:p>431</text:p>
          </table:table-cell>
          <table:table-cell/>
          <table:table-cell table:formula="of:=FLOOR([.A284];60*60*24)" office:value-type="float" office:value="1547424000" calcext:value-type="float">
            <text:p>1547424000</text:p>
          </table:table-cell>
          <table:table-cell table:number-columns-repeated="3"/>
        </table:table-row>
        <table:table-row table:style-name="ro1">
          <table:table-cell office:value-type="float" office:value="1547468565" calcext:value-type="float">
            <text:p>1547468565</text:p>
          </table:table-cell>
          <table:table-cell office:value-type="string" calcext:value-type="string">
            <text:p>2019-01-14</text:p>
          </table:table-cell>
          <table:table-cell office:value-type="string" calcext:value-type="string">
            <text:p>12:22:45</text:p>
          </table:table-cell>
          <table:table-cell office:value-type="float" office:value="558491" calcext:value-type="float">
            <text:p>558491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c05f6ca65a0b812f3a3f29ffe1f6537340eac858c565ba8c39c96bdcf8dc0a2a</text:p>
          </table:table-cell>
          <table:table-cell office:value-type="float" office:value="144" calcext:value-type="float">
            <text:p>144</text:p>
          </table:table-cell>
          <table:table-cell office:value-type="float" office:value="417" calcext:value-type="float">
            <text:p>417</text:p>
          </table:table-cell>
          <table:table-cell/>
          <table:table-cell table:formula="of:=FLOOR([.A285];60*60*24)" office:value-type="float" office:value="1547424000" calcext:value-type="float">
            <text:p>1547424000</text:p>
          </table:table-cell>
          <table:table-cell table:number-columns-repeated="3"/>
        </table:table-row>
        <table:table-row table:style-name="ro1">
          <table:table-cell office:value-type="float" office:value="1547468565" calcext:value-type="float">
            <text:p>1547468565</text:p>
          </table:table-cell>
          <table:table-cell office:value-type="string" calcext:value-type="string">
            <text:p>2019-01-14</text:p>
          </table:table-cell>
          <table:table-cell office:value-type="string" calcext:value-type="string">
            <text:p>12:22:45</text:p>
          </table:table-cell>
          <table:table-cell office:value-type="float" office:value="558491" calcext:value-type="float">
            <text:p>558491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f1cd6062080ae7da3721c5169d4e62c3b384f4611660e8896bc1d309f33e9a2b</text:p>
          </table:table-cell>
          <table:table-cell office:value-type="float" office:value="144" calcext:value-type="float">
            <text:p>144</text:p>
          </table:table-cell>
          <table:table-cell office:value-type="float" office:value="431" calcext:value-type="float">
            <text:p>431</text:p>
          </table:table-cell>
          <table:table-cell/>
          <table:table-cell table:formula="of:=FLOOR([.A286];60*60*24)" office:value-type="float" office:value="1547424000" calcext:value-type="float">
            <text:p>1547424000</text:p>
          </table:table-cell>
          <table:table-cell table:number-columns-repeated="3"/>
        </table:table-row>
        <table:table-row table:style-name="ro1">
          <table:table-cell office:value-type="float" office:value="1547468565" calcext:value-type="float">
            <text:p>1547468565</text:p>
          </table:table-cell>
          <table:table-cell office:value-type="string" calcext:value-type="string">
            <text:p>2019-01-14</text:p>
          </table:table-cell>
          <table:table-cell office:value-type="string" calcext:value-type="string">
            <text:p>12:22:45</text:p>
          </table:table-cell>
          <table:table-cell office:value-type="float" office:value="558491" calcext:value-type="float">
            <text:p>558491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167b6b42ddffcbdb7525866faf31f78405cf379a20abf70e03395a3a00781131</text:p>
          </table:table-cell>
          <table:table-cell office:value-type="float" office:value="144" calcext:value-type="float">
            <text:p>144</text:p>
          </table:table-cell>
          <table:table-cell office:value-type="float" office:value="431" calcext:value-type="float">
            <text:p>431</text:p>
          </table:table-cell>
          <table:table-cell/>
          <table:table-cell table:formula="of:=FLOOR([.A287];60*60*24)" office:value-type="float" office:value="1547424000" calcext:value-type="float">
            <text:p>1547424000</text:p>
          </table:table-cell>
          <table:table-cell table:number-columns-repeated="3"/>
        </table:table-row>
        <table:table-row table:style-name="ro1">
          <table:table-cell office:value-type="float" office:value="1547468565" calcext:value-type="float">
            <text:p>1547468565</text:p>
          </table:table-cell>
          <table:table-cell office:value-type="string" calcext:value-type="string">
            <text:p>2019-01-14</text:p>
          </table:table-cell>
          <table:table-cell office:value-type="string" calcext:value-type="string">
            <text:p>12:22:45</text:p>
          </table:table-cell>
          <table:table-cell office:value-type="float" office:value="558491" calcext:value-type="float">
            <text:p>558491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e4facc0bb27ec03b5f954a1e8c6c00f7a90c71590d7bbc726f44c04af7e9c53c</text:p>
          </table:table-cell>
          <table:table-cell office:value-type="float" office:value="144" calcext:value-type="float">
            <text:p>144</text:p>
          </table:table-cell>
          <table:table-cell office:value-type="float" office:value="431" calcext:value-type="float">
            <text:p>431</text:p>
          </table:table-cell>
          <table:table-cell/>
          <table:table-cell table:formula="of:=FLOOR([.A288];60*60*24)" office:value-type="float" office:value="1547424000" calcext:value-type="float">
            <text:p>1547424000</text:p>
          </table:table-cell>
          <table:table-cell table:number-columns-repeated="3"/>
        </table:table-row>
        <table:table-row table:style-name="ro1">
          <table:table-cell office:value-type="float" office:value="1547468565" calcext:value-type="float">
            <text:p>1547468565</text:p>
          </table:table-cell>
          <table:table-cell office:value-type="string" calcext:value-type="string">
            <text:p>2019-01-14</text:p>
          </table:table-cell>
          <table:table-cell office:value-type="string" calcext:value-type="string">
            <text:p>12:22:45</text:p>
          </table:table-cell>
          <table:table-cell office:value-type="float" office:value="558491" calcext:value-type="float">
            <text:p>558491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12b877431ed273a0e739c4a9991808c8b4b7570b1092e5875d0f518b87d99c3d</text:p>
          </table:table-cell>
          <table:table-cell office:value-type="float" office:value="144" calcext:value-type="float">
            <text:p>144</text:p>
          </table:table-cell>
          <table:table-cell office:value-type="float" office:value="431" calcext:value-type="float">
            <text:p>431</text:p>
          </table:table-cell>
          <table:table-cell/>
          <table:table-cell table:formula="of:=FLOOR([.A289];60*60*24)" office:value-type="float" office:value="1547424000" calcext:value-type="float">
            <text:p>1547424000</text:p>
          </table:table-cell>
          <table:table-cell table:number-columns-repeated="3"/>
        </table:table-row>
        <table:table-row table:style-name="ro1">
          <table:table-cell office:value-type="float" office:value="1547468565" calcext:value-type="float">
            <text:p>1547468565</text:p>
          </table:table-cell>
          <table:table-cell office:value-type="string" calcext:value-type="string">
            <text:p>2019-01-14</text:p>
          </table:table-cell>
          <table:table-cell office:value-type="string" calcext:value-type="string">
            <text:p>12:22:45</text:p>
          </table:table-cell>
          <table:table-cell office:value-type="float" office:value="558491" calcext:value-type="float">
            <text:p>558491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14425f5053e032201b271397d4ca1e9ea9af65cf459b01a0abff78e614e32042</text:p>
          </table:table-cell>
          <table:table-cell office:value-type="float" office:value="144" calcext:value-type="float">
            <text:p>144</text:p>
          </table:table-cell>
          <table:table-cell office:value-type="float" office:value="431" calcext:value-type="float">
            <text:p>431</text:p>
          </table:table-cell>
          <table:table-cell/>
          <table:table-cell table:formula="of:=FLOOR([.A290];60*60*24)" office:value-type="float" office:value="1547424000" calcext:value-type="float">
            <text:p>1547424000</text:p>
          </table:table-cell>
          <table:table-cell table:number-columns-repeated="3"/>
        </table:table-row>
        <table:table-row table:style-name="ro1">
          <table:table-cell office:value-type="float" office:value="1547468565" calcext:value-type="float">
            <text:p>1547468565</text:p>
          </table:table-cell>
          <table:table-cell office:value-type="string" calcext:value-type="string">
            <text:p>2019-01-14</text:p>
          </table:table-cell>
          <table:table-cell office:value-type="string" calcext:value-type="string">
            <text:p>12:22:45</text:p>
          </table:table-cell>
          <table:table-cell office:value-type="float" office:value="558491" calcext:value-type="float">
            <text:p>558491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de2ca28bff9b60f499eaf903f4509b49c36a10c75bd787bb5c35b6b22d3eb044</text:p>
          </table:table-cell>
          <table:table-cell office:value-type="float" office:value="144" calcext:value-type="float">
            <text:p>144</text:p>
          </table:table-cell>
          <table:table-cell office:value-type="float" office:value="431" calcext:value-type="float">
            <text:p>431</text:p>
          </table:table-cell>
          <table:table-cell/>
          <table:table-cell table:formula="of:=FLOOR([.A291];60*60*24)" office:value-type="float" office:value="1547424000" calcext:value-type="float">
            <text:p>1547424000</text:p>
          </table:table-cell>
          <table:table-cell table:number-columns-repeated="3"/>
        </table:table-row>
        <table:table-row table:style-name="ro1">
          <table:table-cell office:value-type="float" office:value="1547468565" calcext:value-type="float">
            <text:p>1547468565</text:p>
          </table:table-cell>
          <table:table-cell office:value-type="string" calcext:value-type="string">
            <text:p>2019-01-14</text:p>
          </table:table-cell>
          <table:table-cell office:value-type="string" calcext:value-type="string">
            <text:p>12:22:45</text:p>
          </table:table-cell>
          <table:table-cell office:value-type="float" office:value="558491" calcext:value-type="float">
            <text:p>558491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e7335c4e055164b44daf7a00b694b2b267ba467a79c5f00af30e1356cc0f9146</text:p>
          </table:table-cell>
          <table:table-cell office:value-type="float" office:value="144" calcext:value-type="float">
            <text:p>144</text:p>
          </table:table-cell>
          <table:table-cell office:value-type="float" office:value="431" calcext:value-type="float">
            <text:p>431</text:p>
          </table:table-cell>
          <table:table-cell/>
          <table:table-cell table:formula="of:=FLOOR([.A292];60*60*24)" office:value-type="float" office:value="1547424000" calcext:value-type="float">
            <text:p>1547424000</text:p>
          </table:table-cell>
          <table:table-cell table:number-columns-repeated="3"/>
        </table:table-row>
        <table:table-row table:style-name="ro1">
          <table:table-cell office:value-type="float" office:value="1547468565" calcext:value-type="float">
            <text:p>1547468565</text:p>
          </table:table-cell>
          <table:table-cell office:value-type="string" calcext:value-type="string">
            <text:p>2019-01-14</text:p>
          </table:table-cell>
          <table:table-cell office:value-type="string" calcext:value-type="string">
            <text:p>12:22:45</text:p>
          </table:table-cell>
          <table:table-cell office:value-type="float" office:value="558491" calcext:value-type="float">
            <text:p>558491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56adb3cc261dd7f916443f4c11bf2fa3fbc40d522b296196571f88d7b447914a</text:p>
          </table:table-cell>
          <table:table-cell office:value-type="float" office:value="144" calcext:value-type="float">
            <text:p>144</text:p>
          </table:table-cell>
          <table:table-cell office:value-type="float" office:value="431" calcext:value-type="float">
            <text:p>431</text:p>
          </table:table-cell>
          <table:table-cell/>
          <table:table-cell table:formula="of:=FLOOR([.A293];60*60*24)" office:value-type="float" office:value="1547424000" calcext:value-type="float">
            <text:p>1547424000</text:p>
          </table:table-cell>
          <table:table-cell table:number-columns-repeated="3"/>
        </table:table-row>
        <table:table-row table:style-name="ro1">
          <table:table-cell office:value-type="float" office:value="1547468565" calcext:value-type="float">
            <text:p>1547468565</text:p>
          </table:table-cell>
          <table:table-cell office:value-type="string" calcext:value-type="string">
            <text:p>2019-01-14</text:p>
          </table:table-cell>
          <table:table-cell office:value-type="string" calcext:value-type="string">
            <text:p>12:22:45</text:p>
          </table:table-cell>
          <table:table-cell office:value-type="float" office:value="558491" calcext:value-type="float">
            <text:p>558491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67992287e35c4ebceefeea8cb24510acdbbe251dd34432c66f3f89c0bdf9424c</text:p>
          </table:table-cell>
          <table:table-cell office:value-type="float" office:value="144" calcext:value-type="float">
            <text:p>144</text:p>
          </table:table-cell>
          <table:table-cell office:value-type="float" office:value="431" calcext:value-type="float">
            <text:p>431</text:p>
          </table:table-cell>
          <table:table-cell/>
          <table:table-cell table:formula="of:=FLOOR([.A294];60*60*24)" office:value-type="float" office:value="1547424000" calcext:value-type="float">
            <text:p>1547424000</text:p>
          </table:table-cell>
          <table:table-cell table:number-columns-repeated="3"/>
        </table:table-row>
        <table:table-row table:style-name="ro1">
          <table:table-cell office:value-type="float" office:value="1547468565" calcext:value-type="float">
            <text:p>1547468565</text:p>
          </table:table-cell>
          <table:table-cell office:value-type="string" calcext:value-type="string">
            <text:p>2019-01-14</text:p>
          </table:table-cell>
          <table:table-cell office:value-type="string" calcext:value-type="string">
            <text:p>12:22:45</text:p>
          </table:table-cell>
          <table:table-cell office:value-type="float" office:value="558491" calcext:value-type="float">
            <text:p>558491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c412add9091c0fb53ef2b60bed3c9dd603fa1ccfbec4189d40ced835c9263b4d</text:p>
          </table:table-cell>
          <table:table-cell office:value-type="float" office:value="144" calcext:value-type="float">
            <text:p>144</text:p>
          </table:table-cell>
          <table:table-cell office:value-type="float" office:value="431" calcext:value-type="float">
            <text:p>431</text:p>
          </table:table-cell>
          <table:table-cell/>
          <table:table-cell table:formula="of:=FLOOR([.A295];60*60*24)" office:value-type="float" office:value="1547424000" calcext:value-type="float">
            <text:p>1547424000</text:p>
          </table:table-cell>
          <table:table-cell table:number-columns-repeated="3"/>
        </table:table-row>
        <table:table-row table:style-name="ro1">
          <table:table-cell office:value-type="float" office:value="1547468565" calcext:value-type="float">
            <text:p>1547468565</text:p>
          </table:table-cell>
          <table:table-cell office:value-type="string" calcext:value-type="string">
            <text:p>2019-01-14</text:p>
          </table:table-cell>
          <table:table-cell office:value-type="string" calcext:value-type="string">
            <text:p>12:22:45</text:p>
          </table:table-cell>
          <table:table-cell office:value-type="float" office:value="558491" calcext:value-type="float">
            <text:p>558491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cfb113583716b38725146e20de83a3c1399752a7d3770840186231ba2bb1a94f</text:p>
          </table:table-cell>
          <table:table-cell office:value-type="float" office:value="144" calcext:value-type="float">
            <text:p>144</text:p>
          </table:table-cell>
          <table:table-cell office:value-type="float" office:value="431" calcext:value-type="float">
            <text:p>431</text:p>
          </table:table-cell>
          <table:table-cell/>
          <table:table-cell table:formula="of:=FLOOR([.A296];60*60*24)" office:value-type="float" office:value="1547424000" calcext:value-type="float">
            <text:p>1547424000</text:p>
          </table:table-cell>
          <table:table-cell table:number-columns-repeated="3"/>
        </table:table-row>
        <table:table-row table:style-name="ro1">
          <table:table-cell office:value-type="float" office:value="1547468565" calcext:value-type="float">
            <text:p>1547468565</text:p>
          </table:table-cell>
          <table:table-cell office:value-type="string" calcext:value-type="string">
            <text:p>2019-01-14</text:p>
          </table:table-cell>
          <table:table-cell office:value-type="string" calcext:value-type="string">
            <text:p>12:22:45</text:p>
          </table:table-cell>
          <table:table-cell office:value-type="float" office:value="558491" calcext:value-type="float">
            <text:p>558491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641eca510dfddbe2b9c9d0d51799fe60a419cde06aec10991eece156d948115e</text:p>
          </table:table-cell>
          <table:table-cell office:value-type="float" office:value="144" calcext:value-type="float">
            <text:p>144</text:p>
          </table:table-cell>
          <table:table-cell office:value-type="float" office:value="431" calcext:value-type="float">
            <text:p>431</text:p>
          </table:table-cell>
          <table:table-cell/>
          <table:table-cell table:formula="of:=FLOOR([.A297];60*60*24)" office:value-type="float" office:value="1547424000" calcext:value-type="float">
            <text:p>1547424000</text:p>
          </table:table-cell>
          <table:table-cell table:number-columns-repeated="3"/>
        </table:table-row>
        <table:table-row table:style-name="ro1">
          <table:table-cell office:value-type="float" office:value="1547468565" calcext:value-type="float">
            <text:p>1547468565</text:p>
          </table:table-cell>
          <table:table-cell office:value-type="string" calcext:value-type="string">
            <text:p>2019-01-14</text:p>
          </table:table-cell>
          <table:table-cell office:value-type="string" calcext:value-type="string">
            <text:p>12:22:45</text:p>
          </table:table-cell>
          <table:table-cell office:value-type="float" office:value="558491" calcext:value-type="float">
            <text:p>558491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3e2ba2ec5017ccb3a02474b148b2425dfb55c568c6ef7c1235f86ce59a322260</text:p>
          </table:table-cell>
          <table:table-cell office:value-type="float" office:value="144" calcext:value-type="float">
            <text:p>144</text:p>
          </table:table-cell>
          <table:table-cell office:value-type="float" office:value="431" calcext:value-type="float">
            <text:p>431</text:p>
          </table:table-cell>
          <table:table-cell/>
          <table:table-cell table:formula="of:=FLOOR([.A298];60*60*24)" office:value-type="float" office:value="1547424000" calcext:value-type="float">
            <text:p>1547424000</text:p>
          </table:table-cell>
          <table:table-cell table:number-columns-repeated="3"/>
        </table:table-row>
        <table:table-row table:style-name="ro1">
          <table:table-cell office:value-type="float" office:value="1547468565" calcext:value-type="float">
            <text:p>1547468565</text:p>
          </table:table-cell>
          <table:table-cell office:value-type="string" calcext:value-type="string">
            <text:p>2019-01-14</text:p>
          </table:table-cell>
          <table:table-cell office:value-type="string" calcext:value-type="string">
            <text:p>12:22:45</text:p>
          </table:table-cell>
          <table:table-cell office:value-type="float" office:value="558491" calcext:value-type="float">
            <text:p>558491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4462fe5402deea0583e87c4a0d177ff7105cdeca1ad925f0c32b62010a85da61</text:p>
          </table:table-cell>
          <table:table-cell office:value-type="float" office:value="144" calcext:value-type="float">
            <text:p>144</text:p>
          </table:table-cell>
          <table:table-cell office:value-type="float" office:value="431" calcext:value-type="float">
            <text:p>431</text:p>
          </table:table-cell>
          <table:table-cell/>
          <table:table-cell table:formula="of:=FLOOR([.A299];60*60*24)" office:value-type="float" office:value="1547424000" calcext:value-type="float">
            <text:p>1547424000</text:p>
          </table:table-cell>
          <table:table-cell table:number-columns-repeated="3"/>
        </table:table-row>
        <table:table-row table:style-name="ro1">
          <table:table-cell office:value-type="float" office:value="1547468565" calcext:value-type="float">
            <text:p>1547468565</text:p>
          </table:table-cell>
          <table:table-cell office:value-type="string" calcext:value-type="string">
            <text:p>2019-01-14</text:p>
          </table:table-cell>
          <table:table-cell office:value-type="string" calcext:value-type="string">
            <text:p>12:22:45</text:p>
          </table:table-cell>
          <table:table-cell office:value-type="float" office:value="558491" calcext:value-type="float">
            <text:p>558491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a495ca1e5b1c7bed512ce626eb586d61f71d9b4ac4611c0d4f1a397c1dba8e65</text:p>
          </table:table-cell>
          <table:table-cell office:value-type="float" office:value="144" calcext:value-type="float">
            <text:p>144</text:p>
          </table:table-cell>
          <table:table-cell office:value-type="float" office:value="431" calcext:value-type="float">
            <text:p>431</text:p>
          </table:table-cell>
          <table:table-cell/>
          <table:table-cell table:formula="of:=FLOOR([.A300];60*60*24)" office:value-type="float" office:value="1547424000" calcext:value-type="float">
            <text:p>1547424000</text:p>
          </table:table-cell>
          <table:table-cell table:number-columns-repeated="3"/>
        </table:table-row>
        <table:table-row table:style-name="ro1">
          <table:table-cell office:value-type="float" office:value="1547468565" calcext:value-type="float">
            <text:p>1547468565</text:p>
          </table:table-cell>
          <table:table-cell office:value-type="string" calcext:value-type="string">
            <text:p>2019-01-14</text:p>
          </table:table-cell>
          <table:table-cell office:value-type="string" calcext:value-type="string">
            <text:p>12:22:45</text:p>
          </table:table-cell>
          <table:table-cell office:value-type="float" office:value="558491" calcext:value-type="float">
            <text:p>558491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23603c05323af65157a29803f13cef6f89d83e730243418057aa4e101da0a16b</text:p>
          </table:table-cell>
          <table:table-cell office:value-type="float" office:value="144" calcext:value-type="float">
            <text:p>144</text:p>
          </table:table-cell>
          <table:table-cell office:value-type="float" office:value="431" calcext:value-type="float">
            <text:p>431</text:p>
          </table:table-cell>
          <table:table-cell/>
          <table:table-cell table:formula="of:=FLOOR([.A301];60*60*24)" office:value-type="float" office:value="1547424000" calcext:value-type="float">
            <text:p>1547424000</text:p>
          </table:table-cell>
          <table:table-cell table:number-columns-repeated="3"/>
        </table:table-row>
        <table:table-row table:style-name="ro1">
          <table:table-cell office:value-type="float" office:value="1547468565" calcext:value-type="float">
            <text:p>1547468565</text:p>
          </table:table-cell>
          <table:table-cell office:value-type="string" calcext:value-type="string">
            <text:p>2019-01-14</text:p>
          </table:table-cell>
          <table:table-cell office:value-type="string" calcext:value-type="string">
            <text:p>12:22:45</text:p>
          </table:table-cell>
          <table:table-cell office:value-type="float" office:value="558491" calcext:value-type="float">
            <text:p>558491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d6f0b637e98e9116d2d81ee143fddf212ce21309e1b99ec4380a0b9a668aca6b</text:p>
          </table:table-cell>
          <table:table-cell office:value-type="float" office:value="144" calcext:value-type="float">
            <text:p>144</text:p>
          </table:table-cell>
          <table:table-cell office:value-type="float" office:value="431" calcext:value-type="float">
            <text:p>431</text:p>
          </table:table-cell>
          <table:table-cell/>
          <table:table-cell table:formula="of:=FLOOR([.A302];60*60*24)" office:value-type="float" office:value="1547424000" calcext:value-type="float">
            <text:p>1547424000</text:p>
          </table:table-cell>
          <table:table-cell table:number-columns-repeated="3"/>
        </table:table-row>
        <table:table-row table:style-name="ro1">
          <table:table-cell office:value-type="float" office:value="1547468565" calcext:value-type="float">
            <text:p>1547468565</text:p>
          </table:table-cell>
          <table:table-cell office:value-type="string" calcext:value-type="string">
            <text:p>2019-01-14</text:p>
          </table:table-cell>
          <table:table-cell office:value-type="string" calcext:value-type="string">
            <text:p>12:22:45</text:p>
          </table:table-cell>
          <table:table-cell office:value-type="float" office:value="558491" calcext:value-type="float">
            <text:p>558491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a7d5945d0e7d4948490d90c0ac4e7b8d37c37a98df0b1781e3c5ce0987431075</text:p>
          </table:table-cell>
          <table:table-cell office:value-type="float" office:value="144" calcext:value-type="float">
            <text:p>144</text:p>
          </table:table-cell>
          <table:table-cell office:value-type="float" office:value="431" calcext:value-type="float">
            <text:p>431</text:p>
          </table:table-cell>
          <table:table-cell/>
          <table:table-cell table:formula="of:=FLOOR([.A303];60*60*24)" office:value-type="float" office:value="1547424000" calcext:value-type="float">
            <text:p>1547424000</text:p>
          </table:table-cell>
          <table:table-cell table:number-columns-repeated="3"/>
        </table:table-row>
        <table:table-row table:style-name="ro1">
          <table:table-cell office:value-type="float" office:value="1547468565" calcext:value-type="float">
            <text:p>1547468565</text:p>
          </table:table-cell>
          <table:table-cell office:value-type="string" calcext:value-type="string">
            <text:p>2019-01-14</text:p>
          </table:table-cell>
          <table:table-cell office:value-type="string" calcext:value-type="string">
            <text:p>12:22:45</text:p>
          </table:table-cell>
          <table:table-cell office:value-type="float" office:value="558491" calcext:value-type="float">
            <text:p>558491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aceb1e0d7c609bef361f3016aceccf45c05ab1daf9e0080d1ee9c97685b49077</text:p>
          </table:table-cell>
          <table:table-cell office:value-type="float" office:value="144" calcext:value-type="float">
            <text:p>144</text:p>
          </table:table-cell>
          <table:table-cell office:value-type="float" office:value="431" calcext:value-type="float">
            <text:p>431</text:p>
          </table:table-cell>
          <table:table-cell/>
          <table:table-cell table:formula="of:=FLOOR([.A304];60*60*24)" office:value-type="float" office:value="1547424000" calcext:value-type="float">
            <text:p>1547424000</text:p>
          </table:table-cell>
          <table:table-cell table:number-columns-repeated="3"/>
        </table:table-row>
        <table:table-row table:style-name="ro1">
          <table:table-cell office:value-type="float" office:value="1547468565" calcext:value-type="float">
            <text:p>1547468565</text:p>
          </table:table-cell>
          <table:table-cell office:value-type="string" calcext:value-type="string">
            <text:p>2019-01-14</text:p>
          </table:table-cell>
          <table:table-cell office:value-type="string" calcext:value-type="string">
            <text:p>12:22:45</text:p>
          </table:table-cell>
          <table:table-cell office:value-type="float" office:value="558491" calcext:value-type="float">
            <text:p>558491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0f0ac9938da1e6c235c468d33e6a00748d44797b48597372c2c3598af1e10082</text:p>
          </table:table-cell>
          <table:table-cell office:value-type="float" office:value="144" calcext:value-type="float">
            <text:p>144</text:p>
          </table:table-cell>
          <table:table-cell office:value-type="float" office:value="431" calcext:value-type="float">
            <text:p>431</text:p>
          </table:table-cell>
          <table:table-cell/>
          <table:table-cell table:formula="of:=FLOOR([.A305];60*60*24)" office:value-type="float" office:value="1547424000" calcext:value-type="float">
            <text:p>1547424000</text:p>
          </table:table-cell>
          <table:table-cell table:number-columns-repeated="3"/>
        </table:table-row>
        <table:table-row table:style-name="ro1">
          <table:table-cell office:value-type="float" office:value="1547468565" calcext:value-type="float">
            <text:p>1547468565</text:p>
          </table:table-cell>
          <table:table-cell office:value-type="string" calcext:value-type="string">
            <text:p>2019-01-14</text:p>
          </table:table-cell>
          <table:table-cell office:value-type="string" calcext:value-type="string">
            <text:p>12:22:45</text:p>
          </table:table-cell>
          <table:table-cell office:value-type="float" office:value="558491" calcext:value-type="float">
            <text:p>558491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c979477c053b71d54f719bba2aa3126e685a929045454121d72ca86f0d520382</text:p>
          </table:table-cell>
          <table:table-cell office:value-type="float" office:value="144" calcext:value-type="float">
            <text:p>144</text:p>
          </table:table-cell>
          <table:table-cell office:value-type="float" office:value="431" calcext:value-type="float">
            <text:p>431</text:p>
          </table:table-cell>
          <table:table-cell/>
          <table:table-cell table:formula="of:=FLOOR([.A306];60*60*24)" office:value-type="float" office:value="1547424000" calcext:value-type="float">
            <text:p>1547424000</text:p>
          </table:table-cell>
          <table:table-cell table:number-columns-repeated="3"/>
        </table:table-row>
        <table:table-row table:style-name="ro1">
          <table:table-cell office:value-type="float" office:value="1547468565" calcext:value-type="float">
            <text:p>1547468565</text:p>
          </table:table-cell>
          <table:table-cell office:value-type="string" calcext:value-type="string">
            <text:p>2019-01-14</text:p>
          </table:table-cell>
          <table:table-cell office:value-type="string" calcext:value-type="string">
            <text:p>12:22:45</text:p>
          </table:table-cell>
          <table:table-cell office:value-type="float" office:value="558491" calcext:value-type="float">
            <text:p>558491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ab07d81e6b2743b8e0658d301d8c9466ee215f41f3ab7768244cc5af9d885182</text:p>
          </table:table-cell>
          <table:table-cell office:value-type="float" office:value="144" calcext:value-type="float">
            <text:p>144</text:p>
          </table:table-cell>
          <table:table-cell office:value-type="float" office:value="431" calcext:value-type="float">
            <text:p>431</text:p>
          </table:table-cell>
          <table:table-cell/>
          <table:table-cell table:formula="of:=FLOOR([.A307];60*60*24)" office:value-type="float" office:value="1547424000" calcext:value-type="float">
            <text:p>1547424000</text:p>
          </table:table-cell>
          <table:table-cell table:number-columns-repeated="3"/>
        </table:table-row>
        <table:table-row table:style-name="ro1">
          <table:table-cell office:value-type="float" office:value="1547468565" calcext:value-type="float">
            <text:p>1547468565</text:p>
          </table:table-cell>
          <table:table-cell office:value-type="string" calcext:value-type="string">
            <text:p>2019-01-14</text:p>
          </table:table-cell>
          <table:table-cell office:value-type="string" calcext:value-type="string">
            <text:p>12:22:45</text:p>
          </table:table-cell>
          <table:table-cell office:value-type="float" office:value="558491" calcext:value-type="float">
            <text:p>558491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1e1d720cea3419e1f3b70845bba0ca2be347192bf3117b056dbae345edb6ff82</text:p>
          </table:table-cell>
          <table:table-cell office:value-type="float" office:value="144" calcext:value-type="float">
            <text:p>144</text:p>
          </table:table-cell>
          <table:table-cell office:value-type="float" office:value="431" calcext:value-type="float">
            <text:p>431</text:p>
          </table:table-cell>
          <table:table-cell/>
          <table:table-cell table:formula="of:=FLOOR([.A308];60*60*24)" office:value-type="float" office:value="1547424000" calcext:value-type="float">
            <text:p>1547424000</text:p>
          </table:table-cell>
          <table:table-cell table:number-columns-repeated="3"/>
        </table:table-row>
        <table:table-row table:style-name="ro1">
          <table:table-cell office:value-type="float" office:value="1547468565" calcext:value-type="float">
            <text:p>1547468565</text:p>
          </table:table-cell>
          <table:table-cell office:value-type="string" calcext:value-type="string">
            <text:p>2019-01-14</text:p>
          </table:table-cell>
          <table:table-cell office:value-type="string" calcext:value-type="string">
            <text:p>12:22:45</text:p>
          </table:table-cell>
          <table:table-cell office:value-type="float" office:value="558491" calcext:value-type="float">
            <text:p>558491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9db796ff992647a8c8358ade57b62b3ca77e42c81fa785cf784f55cd6cba3e84</text:p>
          </table:table-cell>
          <table:table-cell office:value-type="float" office:value="144" calcext:value-type="float">
            <text:p>144</text:p>
          </table:table-cell>
          <table:table-cell office:value-type="float" office:value="431" calcext:value-type="float">
            <text:p>431</text:p>
          </table:table-cell>
          <table:table-cell/>
          <table:table-cell table:formula="of:=FLOOR([.A309];60*60*24)" office:value-type="float" office:value="1547424000" calcext:value-type="float">
            <text:p>1547424000</text:p>
          </table:table-cell>
          <table:table-cell table:number-columns-repeated="3"/>
        </table:table-row>
        <table:table-row table:style-name="ro1">
          <table:table-cell office:value-type="float" office:value="1547468565" calcext:value-type="float">
            <text:p>1547468565</text:p>
          </table:table-cell>
          <table:table-cell office:value-type="string" calcext:value-type="string">
            <text:p>2019-01-14</text:p>
          </table:table-cell>
          <table:table-cell office:value-type="string" calcext:value-type="string">
            <text:p>12:22:45</text:p>
          </table:table-cell>
          <table:table-cell office:value-type="float" office:value="558491" calcext:value-type="float">
            <text:p>558491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69a0b17c762b50f40e969d4369286321b00842b7bd38084e6c1ff614a9319e8a</text:p>
          </table:table-cell>
          <table:table-cell office:value-type="float" office:value="144" calcext:value-type="float">
            <text:p>144</text:p>
          </table:table-cell>
          <table:table-cell office:value-type="float" office:value="431" calcext:value-type="float">
            <text:p>431</text:p>
          </table:table-cell>
          <table:table-cell/>
          <table:table-cell table:formula="of:=FLOOR([.A310];60*60*24)" office:value-type="float" office:value="1547424000" calcext:value-type="float">
            <text:p>1547424000</text:p>
          </table:table-cell>
          <table:table-cell table:number-columns-repeated="3"/>
        </table:table-row>
        <table:table-row table:style-name="ro1">
          <table:table-cell office:value-type="float" office:value="1547468565" calcext:value-type="float">
            <text:p>1547468565</text:p>
          </table:table-cell>
          <table:table-cell office:value-type="string" calcext:value-type="string">
            <text:p>2019-01-14</text:p>
          </table:table-cell>
          <table:table-cell office:value-type="string" calcext:value-type="string">
            <text:p>12:22:45</text:p>
          </table:table-cell>
          <table:table-cell office:value-type="float" office:value="558491" calcext:value-type="float">
            <text:p>558491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79c709f44646101d84258b01197b91828bb8c5c26498dc16e1fa90ec28381994</text:p>
          </table:table-cell>
          <table:table-cell office:value-type="float" office:value="144" calcext:value-type="float">
            <text:p>144</text:p>
          </table:table-cell>
          <table:table-cell office:value-type="float" office:value="431" calcext:value-type="float">
            <text:p>431</text:p>
          </table:table-cell>
          <table:table-cell/>
          <table:table-cell table:formula="of:=FLOOR([.A311];60*60*24)" office:value-type="float" office:value="1547424000" calcext:value-type="float">
            <text:p>1547424000</text:p>
          </table:table-cell>
          <table:table-cell table:number-columns-repeated="3"/>
        </table:table-row>
        <table:table-row table:style-name="ro1">
          <table:table-cell office:value-type="float" office:value="1547468565" calcext:value-type="float">
            <text:p>1547468565</text:p>
          </table:table-cell>
          <table:table-cell office:value-type="string" calcext:value-type="string">
            <text:p>2019-01-14</text:p>
          </table:table-cell>
          <table:table-cell office:value-type="string" calcext:value-type="string">
            <text:p>12:22:45</text:p>
          </table:table-cell>
          <table:table-cell office:value-type="float" office:value="558491" calcext:value-type="float">
            <text:p>558491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b54cf011e17d10db8b2286346b380ec87e953f5f3c3d07b423370ca73e14f294</text:p>
          </table:table-cell>
          <table:table-cell office:value-type="float" office:value="144" calcext:value-type="float">
            <text:p>144</text:p>
          </table:table-cell>
          <table:table-cell office:value-type="float" office:value="431" calcext:value-type="float">
            <text:p>431</text:p>
          </table:table-cell>
          <table:table-cell/>
          <table:table-cell table:formula="of:=FLOOR([.A312];60*60*24)" office:value-type="float" office:value="1547424000" calcext:value-type="float">
            <text:p>1547424000</text:p>
          </table:table-cell>
          <table:table-cell table:number-columns-repeated="3"/>
        </table:table-row>
        <table:table-row table:style-name="ro1">
          <table:table-cell office:value-type="float" office:value="1547468565" calcext:value-type="float">
            <text:p>1547468565</text:p>
          </table:table-cell>
          <table:table-cell office:value-type="string" calcext:value-type="string">
            <text:p>2019-01-14</text:p>
          </table:table-cell>
          <table:table-cell office:value-type="string" calcext:value-type="string">
            <text:p>12:22:45</text:p>
          </table:table-cell>
          <table:table-cell office:value-type="float" office:value="558491" calcext:value-type="float">
            <text:p>558491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35e3dd383f35247fd04882edd359ffe7e6c4334baebe451d546b20801f22a29e</text:p>
          </table:table-cell>
          <table:table-cell office:value-type="float" office:value="600" calcext:value-type="float">
            <text:p>600</text:p>
          </table:table-cell>
          <table:table-cell office:value-type="float" office:value="763" calcext:value-type="float">
            <text:p>763</text:p>
          </table:table-cell>
          <table:table-cell/>
          <table:table-cell table:formula="of:=FLOOR([.A313];60*60*24)" office:value-type="float" office:value="1547424000" calcext:value-type="float">
            <text:p>1547424000</text:p>
          </table:table-cell>
          <table:table-cell table:number-columns-repeated="3"/>
        </table:table-row>
        <table:table-row table:style-name="ro1">
          <table:table-cell office:value-type="float" office:value="1547468565" calcext:value-type="float">
            <text:p>1547468565</text:p>
          </table:table-cell>
          <table:table-cell office:value-type="string" calcext:value-type="string">
            <text:p>2019-01-14</text:p>
          </table:table-cell>
          <table:table-cell office:value-type="string" calcext:value-type="string">
            <text:p>12:22:45</text:p>
          </table:table-cell>
          <table:table-cell office:value-type="float" office:value="558491" calcext:value-type="float">
            <text:p>558491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dab619904fcae9a02823a5010b2671b6bbfaa23a39125115bd328a77b5f563a2</text:p>
          </table:table-cell>
          <table:table-cell office:value-type="float" office:value="144" calcext:value-type="float">
            <text:p>144</text:p>
          </table:table-cell>
          <table:table-cell office:value-type="float" office:value="431" calcext:value-type="float">
            <text:p>431</text:p>
          </table:table-cell>
          <table:table-cell/>
          <table:table-cell table:formula="of:=FLOOR([.A314];60*60*24)" office:value-type="float" office:value="1547424000" calcext:value-type="float">
            <text:p>1547424000</text:p>
          </table:table-cell>
          <table:table-cell table:number-columns-repeated="3"/>
        </table:table-row>
        <table:table-row table:style-name="ro1">
          <table:table-cell office:value-type="float" office:value="1547468565" calcext:value-type="float">
            <text:p>1547468565</text:p>
          </table:table-cell>
          <table:table-cell office:value-type="string" calcext:value-type="string">
            <text:p>2019-01-14</text:p>
          </table:table-cell>
          <table:table-cell office:value-type="string" calcext:value-type="string">
            <text:p>12:22:45</text:p>
          </table:table-cell>
          <table:table-cell office:value-type="float" office:value="558491" calcext:value-type="float">
            <text:p>558491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e4bc83d617e9229b6ee517bb5aa52b17452d1d97edcc4c2924e5d957d266f1b8</text:p>
          </table:table-cell>
          <table:table-cell office:value-type="float" office:value="144" calcext:value-type="float">
            <text:p>144</text:p>
          </table:table-cell>
          <table:table-cell office:value-type="float" office:value="431" calcext:value-type="float">
            <text:p>431</text:p>
          </table:table-cell>
          <table:table-cell/>
          <table:table-cell table:formula="of:=FLOOR([.A315];60*60*24)" office:value-type="float" office:value="1547424000" calcext:value-type="float">
            <text:p>1547424000</text:p>
          </table:table-cell>
          <table:table-cell table:number-columns-repeated="3"/>
        </table:table-row>
        <table:table-row table:style-name="ro1">
          <table:table-cell office:value-type="float" office:value="1547468565" calcext:value-type="float">
            <text:p>1547468565</text:p>
          </table:table-cell>
          <table:table-cell office:value-type="string" calcext:value-type="string">
            <text:p>2019-01-14</text:p>
          </table:table-cell>
          <table:table-cell office:value-type="string" calcext:value-type="string">
            <text:p>12:22:45</text:p>
          </table:table-cell>
          <table:table-cell office:value-type="float" office:value="558491" calcext:value-type="float">
            <text:p>558491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4b5d69be8c683abe9a2e5b0b90329f0f3f438150717552e461ea503bf88a46bd</text:p>
          </table:table-cell>
          <table:table-cell office:value-type="float" office:value="144" calcext:value-type="float">
            <text:p>144</text:p>
          </table:table-cell>
          <table:table-cell office:value-type="float" office:value="431" calcext:value-type="float">
            <text:p>431</text:p>
          </table:table-cell>
          <table:table-cell/>
          <table:table-cell table:formula="of:=FLOOR([.A316];60*60*24)" office:value-type="float" office:value="1547424000" calcext:value-type="float">
            <text:p>1547424000</text:p>
          </table:table-cell>
          <table:table-cell table:number-columns-repeated="3"/>
        </table:table-row>
        <table:table-row table:style-name="ro1">
          <table:table-cell office:value-type="float" office:value="1547468565" calcext:value-type="float">
            <text:p>1547468565</text:p>
          </table:table-cell>
          <table:table-cell office:value-type="string" calcext:value-type="string">
            <text:p>2019-01-14</text:p>
          </table:table-cell>
          <table:table-cell office:value-type="string" calcext:value-type="string">
            <text:p>12:22:45</text:p>
          </table:table-cell>
          <table:table-cell office:value-type="float" office:value="558491" calcext:value-type="float">
            <text:p>558491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d20da271cf5ff005c10c3978147cd4fb9c4040be6cf131c7f5d9d8c4dd44c3c0</text:p>
          </table:table-cell>
          <table:table-cell office:value-type="float" office:value="144" calcext:value-type="float">
            <text:p>144</text:p>
          </table:table-cell>
          <table:table-cell office:value-type="float" office:value="431" calcext:value-type="float">
            <text:p>431</text:p>
          </table:table-cell>
          <table:table-cell/>
          <table:table-cell table:formula="of:=FLOOR([.A317];60*60*24)" office:value-type="float" office:value="1547424000" calcext:value-type="float">
            <text:p>1547424000</text:p>
          </table:table-cell>
          <table:table-cell table:number-columns-repeated="3"/>
        </table:table-row>
        <table:table-row table:style-name="ro1">
          <table:table-cell office:value-type="float" office:value="1547468565" calcext:value-type="float">
            <text:p>1547468565</text:p>
          </table:table-cell>
          <table:table-cell office:value-type="string" calcext:value-type="string">
            <text:p>2019-01-14</text:p>
          </table:table-cell>
          <table:table-cell office:value-type="string" calcext:value-type="string">
            <text:p>12:22:45</text:p>
          </table:table-cell>
          <table:table-cell office:value-type="float" office:value="558491" calcext:value-type="float">
            <text:p>558491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957cb1f2913e9dfcb30024e1b4eede071ba3fa6f40940f09e4fd07bfa8e234c5</text:p>
          </table:table-cell>
          <table:table-cell office:value-type="float" office:value="144" calcext:value-type="float">
            <text:p>144</text:p>
          </table:table-cell>
          <table:table-cell office:value-type="float" office:value="431" calcext:value-type="float">
            <text:p>431</text:p>
          </table:table-cell>
          <table:table-cell/>
          <table:table-cell table:formula="of:=FLOOR([.A318];60*60*24)" office:value-type="float" office:value="1547424000" calcext:value-type="float">
            <text:p>1547424000</text:p>
          </table:table-cell>
          <table:table-cell table:number-columns-repeated="3"/>
        </table:table-row>
        <table:table-row table:style-name="ro1">
          <table:table-cell office:value-type="float" office:value="1547468565" calcext:value-type="float">
            <text:p>1547468565</text:p>
          </table:table-cell>
          <table:table-cell office:value-type="string" calcext:value-type="string">
            <text:p>2019-01-14</text:p>
          </table:table-cell>
          <table:table-cell office:value-type="string" calcext:value-type="string">
            <text:p>12:22:45</text:p>
          </table:table-cell>
          <table:table-cell office:value-type="float" office:value="558491" calcext:value-type="float">
            <text:p>558491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5640ad25a057ed6d18dd559bf4ae43f51394a6e8a68218fb05441addaa0688c8</text:p>
          </table:table-cell>
          <table:table-cell office:value-type="float" office:value="144" calcext:value-type="float">
            <text:p>144</text:p>
          </table:table-cell>
          <table:table-cell office:value-type="float" office:value="431" calcext:value-type="float">
            <text:p>431</text:p>
          </table:table-cell>
          <table:table-cell/>
          <table:table-cell table:formula="of:=FLOOR([.A319];60*60*24)" office:value-type="float" office:value="1547424000" calcext:value-type="float">
            <text:p>1547424000</text:p>
          </table:table-cell>
          <table:table-cell table:number-columns-repeated="3"/>
        </table:table-row>
        <table:table-row table:style-name="ro1">
          <table:table-cell office:value-type="float" office:value="1547468565" calcext:value-type="float">
            <text:p>1547468565</text:p>
          </table:table-cell>
          <table:table-cell office:value-type="string" calcext:value-type="string">
            <text:p>2019-01-14</text:p>
          </table:table-cell>
          <table:table-cell office:value-type="string" calcext:value-type="string">
            <text:p>12:22:45</text:p>
          </table:table-cell>
          <table:table-cell office:value-type="float" office:value="558491" calcext:value-type="float">
            <text:p>558491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da97b0a9d81bcb1a74702b4eff9e05fdf5d60264eeeb67e08c1e7550436ef9d1</text:p>
          </table:table-cell>
          <table:table-cell office:value-type="float" office:value="144" calcext:value-type="float">
            <text:p>144</text:p>
          </table:table-cell>
          <table:table-cell office:value-type="float" office:value="431" calcext:value-type="float">
            <text:p>431</text:p>
          </table:table-cell>
          <table:table-cell/>
          <table:table-cell table:formula="of:=FLOOR([.A320];60*60*24)" office:value-type="float" office:value="1547424000" calcext:value-type="float">
            <text:p>1547424000</text:p>
          </table:table-cell>
          <table:table-cell table:number-columns-repeated="3"/>
        </table:table-row>
        <table:table-row table:style-name="ro1">
          <table:table-cell office:value-type="float" office:value="1547468565" calcext:value-type="float">
            <text:p>1547468565</text:p>
          </table:table-cell>
          <table:table-cell office:value-type="string" calcext:value-type="string">
            <text:p>2019-01-14</text:p>
          </table:table-cell>
          <table:table-cell office:value-type="string" calcext:value-type="string">
            <text:p>12:22:45</text:p>
          </table:table-cell>
          <table:table-cell office:value-type="float" office:value="558491" calcext:value-type="float">
            <text:p>558491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b4976123ae0785e7099b1ecf754b079780589a5f14d738d4988c2da429b7edd4</text:p>
          </table:table-cell>
          <table:table-cell office:value-type="float" office:value="144" calcext:value-type="float">
            <text:p>144</text:p>
          </table:table-cell>
          <table:table-cell office:value-type="float" office:value="431" calcext:value-type="float">
            <text:p>431</text:p>
          </table:table-cell>
          <table:table-cell/>
          <table:table-cell table:formula="of:=FLOOR([.A321];60*60*24)" office:value-type="float" office:value="1547424000" calcext:value-type="float">
            <text:p>1547424000</text:p>
          </table:table-cell>
          <table:table-cell table:number-columns-repeated="3"/>
        </table:table-row>
        <table:table-row table:style-name="ro1">
          <table:table-cell office:value-type="float" office:value="1547468565" calcext:value-type="float">
            <text:p>1547468565</text:p>
          </table:table-cell>
          <table:table-cell office:value-type="string" calcext:value-type="string">
            <text:p>2019-01-14</text:p>
          </table:table-cell>
          <table:table-cell office:value-type="string" calcext:value-type="string">
            <text:p>12:22:45</text:p>
          </table:table-cell>
          <table:table-cell office:value-type="float" office:value="558491" calcext:value-type="float">
            <text:p>558491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18a4f39ac6645b74abdbfd81e848f7972ba21a700c451bb9190998bfa66482da</text:p>
          </table:table-cell>
          <table:table-cell office:value-type="float" office:value="144" calcext:value-type="float">
            <text:p>144</text:p>
          </table:table-cell>
          <table:table-cell office:value-type="float" office:value="431" calcext:value-type="float">
            <text:p>431</text:p>
          </table:table-cell>
          <table:table-cell/>
          <table:table-cell table:formula="of:=FLOOR([.A322];60*60*24)" office:value-type="float" office:value="1547424000" calcext:value-type="float">
            <text:p>1547424000</text:p>
          </table:table-cell>
          <table:table-cell table:number-columns-repeated="3"/>
        </table:table-row>
        <table:table-row table:style-name="ro1">
          <table:table-cell office:value-type="float" office:value="1547468565" calcext:value-type="float">
            <text:p>1547468565</text:p>
          </table:table-cell>
          <table:table-cell office:value-type="string" calcext:value-type="string">
            <text:p>2019-01-14</text:p>
          </table:table-cell>
          <table:table-cell office:value-type="string" calcext:value-type="string">
            <text:p>12:22:45</text:p>
          </table:table-cell>
          <table:table-cell office:value-type="float" office:value="558491" calcext:value-type="float">
            <text:p>558491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81f83f52faebe322b49efb9ef77f4622cd9418ddab348edc720947cf9aaf80db</text:p>
          </table:table-cell>
          <table:table-cell office:value-type="float" office:value="144" calcext:value-type="float">
            <text:p>144</text:p>
          </table:table-cell>
          <table:table-cell office:value-type="float" office:value="431" calcext:value-type="float">
            <text:p>431</text:p>
          </table:table-cell>
          <table:table-cell/>
          <table:table-cell table:formula="of:=FLOOR([.A323];60*60*24)" office:value-type="float" office:value="1547424000" calcext:value-type="float">
            <text:p>1547424000</text:p>
          </table:table-cell>
          <table:table-cell table:number-columns-repeated="3"/>
        </table:table-row>
        <table:table-row table:style-name="ro1">
          <table:table-cell office:value-type="float" office:value="1547468565" calcext:value-type="float">
            <text:p>1547468565</text:p>
          </table:table-cell>
          <table:table-cell office:value-type="string" calcext:value-type="string">
            <text:p>2019-01-14</text:p>
          </table:table-cell>
          <table:table-cell office:value-type="string" calcext:value-type="string">
            <text:p>12:22:45</text:p>
          </table:table-cell>
          <table:table-cell office:value-type="float" office:value="558491" calcext:value-type="float">
            <text:p>558491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f1f81729312c12e212153099da4e7fd1ca2ab51dec9d98015be87c0a880097e7</text:p>
          </table:table-cell>
          <table:table-cell office:value-type="float" office:value="144" calcext:value-type="float">
            <text:p>144</text:p>
          </table:table-cell>
          <table:table-cell office:value-type="float" office:value="431" calcext:value-type="float">
            <text:p>431</text:p>
          </table:table-cell>
          <table:table-cell/>
          <table:table-cell table:formula="of:=FLOOR([.A324];60*60*24)" office:value-type="float" office:value="1547424000" calcext:value-type="float">
            <text:p>1547424000</text:p>
          </table:table-cell>
          <table:table-cell table:number-columns-repeated="3"/>
        </table:table-row>
        <table:table-row table:style-name="ro1">
          <table:table-cell office:value-type="float" office:value="1547468565" calcext:value-type="float">
            <text:p>1547468565</text:p>
          </table:table-cell>
          <table:table-cell office:value-type="string" calcext:value-type="string">
            <text:p>2019-01-14</text:p>
          </table:table-cell>
          <table:table-cell office:value-type="string" calcext:value-type="string">
            <text:p>12:22:45</text:p>
          </table:table-cell>
          <table:table-cell office:value-type="float" office:value="558491" calcext:value-type="float">
            <text:p>558491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400ee574ceca4a9927cc43b4b2d423269bd4d1eab3c331ce7194b0a7ff0577e8</text:p>
          </table:table-cell>
          <table:table-cell office:value-type="float" office:value="144" calcext:value-type="float">
            <text:p>144</text:p>
          </table:table-cell>
          <table:table-cell office:value-type="float" office:value="431" calcext:value-type="float">
            <text:p>431</text:p>
          </table:table-cell>
          <table:table-cell/>
          <table:table-cell table:formula="of:=FLOOR([.A325];60*60*24)" office:value-type="float" office:value="1547424000" calcext:value-type="float">
            <text:p>1547424000</text:p>
          </table:table-cell>
          <table:table-cell table:number-columns-repeated="3"/>
        </table:table-row>
        <table:table-row table:style-name="ro1">
          <table:table-cell office:value-type="float" office:value="1547468565" calcext:value-type="float">
            <text:p>1547468565</text:p>
          </table:table-cell>
          <table:table-cell office:value-type="string" calcext:value-type="string">
            <text:p>2019-01-14</text:p>
          </table:table-cell>
          <table:table-cell office:value-type="string" calcext:value-type="string">
            <text:p>12:22:45</text:p>
          </table:table-cell>
          <table:table-cell office:value-type="float" office:value="558491" calcext:value-type="float">
            <text:p>558491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4d4c6a0906498e82fa43795d33fe9cf0f4b22ab51bf4410b6c74327a80b838ef</text:p>
          </table:table-cell>
          <table:table-cell office:value-type="float" office:value="144" calcext:value-type="float">
            <text:p>144</text:p>
          </table:table-cell>
          <table:table-cell office:value-type="float" office:value="431" calcext:value-type="float">
            <text:p>431</text:p>
          </table:table-cell>
          <table:table-cell/>
          <table:table-cell table:formula="of:=FLOOR([.A326];60*60*24)" office:value-type="float" office:value="1547424000" calcext:value-type="float">
            <text:p>1547424000</text:p>
          </table:table-cell>
          <table:table-cell table:number-columns-repeated="3"/>
        </table:table-row>
        <table:table-row table:style-name="ro1">
          <table:table-cell office:value-type="float" office:value="1547468565" calcext:value-type="float">
            <text:p>1547468565</text:p>
          </table:table-cell>
          <table:table-cell office:value-type="string" calcext:value-type="string">
            <text:p>2019-01-14</text:p>
          </table:table-cell>
          <table:table-cell office:value-type="string" calcext:value-type="string">
            <text:p>12:22:45</text:p>
          </table:table-cell>
          <table:table-cell office:value-type="float" office:value="558491" calcext:value-type="float">
            <text:p>558491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e24bb5668766e862242e6186859406cbd9412b33495c13eb989a8fe29a4b57ef</text:p>
          </table:table-cell>
          <table:table-cell office:value-type="float" office:value="144" calcext:value-type="float">
            <text:p>144</text:p>
          </table:table-cell>
          <table:table-cell office:value-type="float" office:value="431" calcext:value-type="float">
            <text:p>431</text:p>
          </table:table-cell>
          <table:table-cell/>
          <table:table-cell table:formula="of:=FLOOR([.A327];60*60*24)" office:value-type="float" office:value="1547424000" calcext:value-type="float">
            <text:p>1547424000</text:p>
          </table:table-cell>
          <table:table-cell table:number-columns-repeated="3"/>
        </table:table-row>
        <table:table-row table:style-name="ro1">
          <table:table-cell office:value-type="float" office:value="1547468565" calcext:value-type="float">
            <text:p>1547468565</text:p>
          </table:table-cell>
          <table:table-cell office:value-type="string" calcext:value-type="string">
            <text:p>2019-01-14</text:p>
          </table:table-cell>
          <table:table-cell office:value-type="string" calcext:value-type="string">
            <text:p>12:22:45</text:p>
          </table:table-cell>
          <table:table-cell office:value-type="float" office:value="558491" calcext:value-type="float">
            <text:p>558491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824ed1153f51416c98fc3247bf29a76750d842220fb0d1aa1e26b203584760f9</text:p>
          </table:table-cell>
          <table:table-cell office:value-type="float" office:value="144" calcext:value-type="float">
            <text:p>144</text:p>
          </table:table-cell>
          <table:table-cell office:value-type="float" office:value="431" calcext:value-type="float">
            <text:p>431</text:p>
          </table:table-cell>
          <table:table-cell/>
          <table:table-cell table:formula="of:=FLOOR([.A328];60*60*24)" office:value-type="float" office:value="1547424000" calcext:value-type="float">
            <text:p>1547424000</text:p>
          </table:table-cell>
          <table:table-cell table:number-columns-repeated="3"/>
        </table:table-row>
        <table:table-row table:style-name="ro1">
          <table:table-cell office:value-type="float" office:value="1547468565" calcext:value-type="float">
            <text:p>1547468565</text:p>
          </table:table-cell>
          <table:table-cell office:value-type="string" calcext:value-type="string">
            <text:p>2019-01-14</text:p>
          </table:table-cell>
          <table:table-cell office:value-type="string" calcext:value-type="string">
            <text:p>12:22:45</text:p>
          </table:table-cell>
          <table:table-cell office:value-type="float" office:value="558491" calcext:value-type="float">
            <text:p>558491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82561c087632d204ac5767c41906db53a382f16f03784c4a12a3377576665f2c</text:p>
          </table:table-cell>
          <table:table-cell office:value-type="float" office:value="144" calcext:value-type="float">
            <text:p>144</text:p>
          </table:table-cell>
          <table:table-cell office:value-type="float" office:value="167" calcext:value-type="float">
            <text:p>167</text:p>
          </table:table-cell>
          <table:table-cell/>
          <table:table-cell table:formula="of:=FLOOR([.A329];60*60*24)" office:value-type="float" office:value="1547424000" calcext:value-type="float">
            <text:p>1547424000</text:p>
          </table:table-cell>
          <table:table-cell table:number-columns-repeated="3"/>
        </table:table-row>
        <table:table-row table:style-name="ro1">
          <table:table-cell office:value-type="float" office:value="1547468565" calcext:value-type="float">
            <text:p>1547468565</text:p>
          </table:table-cell>
          <table:table-cell office:value-type="string" calcext:value-type="string">
            <text:p>2019-01-14</text:p>
          </table:table-cell>
          <table:table-cell office:value-type="string" calcext:value-type="string">
            <text:p>12:22:45</text:p>
          </table:table-cell>
          <table:table-cell office:value-type="float" office:value="558491" calcext:value-type="float">
            <text:p>558491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8a92ca8400fab3efa826ba682aedee23059f2dcd18781adc629639a08dae817c</text:p>
          </table:table-cell>
          <table:table-cell office:value-type="float" office:value="144" calcext:value-type="float">
            <text:p>144</text:p>
          </table:table-cell>
          <table:table-cell office:value-type="float" office:value="169" calcext:value-type="float">
            <text:p>169</text:p>
          </table:table-cell>
          <table:table-cell/>
          <table:table-cell table:formula="of:=FLOOR([.A330];60*60*24)" office:value-type="float" office:value="1547424000" calcext:value-type="float">
            <text:p>1547424000</text:p>
          </table:table-cell>
          <table:table-cell table:number-columns-repeated="3"/>
        </table:table-row>
        <table:table-row table:style-name="ro1">
          <table:table-cell office:value-type="float" office:value="1547469310" calcext:value-type="float">
            <text:p>1547469310</text:p>
          </table:table-cell>
          <table:table-cell office:value-type="string" calcext:value-type="string">
            <text:p>2019-01-14</text:p>
          </table:table-cell>
          <table:table-cell office:value-type="string" calcext:value-type="string">
            <text:p>12:35:10</text:p>
          </table:table-cell>
          <table:table-cell office:value-type="float" office:value="558493" calcext:value-type="float">
            <text:p>558493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0d1d0f610521b69176fe733fe68061fec28fd76dcd145a58aa8cae323027d1ff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331];60*60*24)" office:value-type="float" office:value="1547424000" calcext:value-type="float">
            <text:p>1547424000</text:p>
          </table:table-cell>
          <table:table-cell table:number-columns-repeated="3"/>
        </table:table-row>
        <table:table-row table:style-name="ro1">
          <table:table-cell office:value-type="float" office:value="1547476318" calcext:value-type="float">
            <text:p>1547476318</text:p>
          </table:table-cell>
          <table:table-cell office:value-type="string" calcext:value-type="string">
            <text:p>2019-01-14</text:p>
          </table:table-cell>
          <table:table-cell office:value-type="string" calcext:value-type="string">
            <text:p>14:31:58</text:p>
          </table:table-cell>
          <table:table-cell office:value-type="float" office:value="558504" calcext:value-type="float">
            <text:p>558504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ae37c363e7dde19d9c1b80e89e34b742fc1e58e0bc1d842fa30ecb2c9b491664</text:p>
          </table:table-cell>
          <table:table-cell table:number-columns-repeated="2" office:value-type="float" office:value="144" calcext:value-type="float">
            <text:p>144</text:p>
          </table:table-cell>
          <table:table-cell/>
          <table:table-cell table:formula="of:=FLOOR([.A332];60*60*24)" office:value-type="float" office:value="1547424000" calcext:value-type="float">
            <text:p>1547424000</text:p>
          </table:table-cell>
          <table:table-cell table:number-columns-repeated="3"/>
        </table:table-row>
        <table:table-row table:style-name="ro1">
          <table:table-cell office:value-type="float" office:value="1547476365" calcext:value-type="float">
            <text:p>1547476365</text:p>
          </table:table-cell>
          <table:table-cell office:value-type="string" calcext:value-type="string">
            <text:p>2019-01-14</text:p>
          </table:table-cell>
          <table:table-cell office:value-type="string" calcext:value-type="string">
            <text:p>14:32:45</text:p>
          </table:table-cell>
          <table:table-cell office:value-type="float" office:value="558505" calcext:value-type="float">
            <text:p>558505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7bc3461cd5ed1700a81460b3211f2da8d373ca0e33745ca8061d7b3c0e93b016</text:p>
          </table:table-cell>
          <table:table-cell office:value-type="float" office:value="144" calcext:value-type="float">
            <text:p>144</text:p>
          </table:table-cell>
          <table:table-cell office:value-type="float" office:value="150" calcext:value-type="float">
            <text:p>150</text:p>
          </table:table-cell>
          <table:table-cell/>
          <table:table-cell table:formula="of:=FLOOR([.A333];60*60*24)" office:value-type="float" office:value="1547424000" calcext:value-type="float">
            <text:p>1547424000</text:p>
          </table:table-cell>
          <table:table-cell table:number-columns-repeated="3"/>
        </table:table-row>
        <table:table-row table:style-name="ro1">
          <table:table-cell office:value-type="float" office:value="1547482219" calcext:value-type="float">
            <text:p>1547482219</text:p>
          </table:table-cell>
          <table:table-cell office:value-type="string" calcext:value-type="string">
            <text:p>2019-01-14</text:p>
          </table:table-cell>
          <table:table-cell office:value-type="string" calcext:value-type="string">
            <text:p>16:10:19</text:p>
          </table:table-cell>
          <table:table-cell office:value-type="float" office:value="558515" calcext:value-type="float">
            <text:p>558515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a2354998a352c6e70f766086b2ad13994110c11b63e96a7f978bcb47263f96d5</text:p>
          </table:table-cell>
          <table:table-cell office:value-type="float" office:value="144" calcext:value-type="float">
            <text:p>144</text:p>
          </table:table-cell>
          <table:table-cell office:value-type="float" office:value="147" calcext:value-type="float">
            <text:p>147</text:p>
          </table:table-cell>
          <table:table-cell/>
          <table:table-cell table:formula="of:=FLOOR([.A334];60*60*24)" office:value-type="float" office:value="1547424000" calcext:value-type="float">
            <text:p>1547424000</text:p>
          </table:table-cell>
          <table:table-cell table:number-columns-repeated="3"/>
        </table:table-row>
        <table:table-row table:style-name="ro1">
          <table:table-cell office:value-type="float" office:value="1547482110" calcext:value-type="float">
            <text:p>1547482110</text:p>
          </table:table-cell>
          <table:table-cell office:value-type="string" calcext:value-type="string">
            <text:p>2019-01-14</text:p>
          </table:table-cell>
          <table:table-cell office:value-type="string" calcext:value-type="string">
            <text:p>16:08:30</text:p>
          </table:table-cell>
          <table:table-cell office:value-type="float" office:value="558513" calcext:value-type="float">
            <text:p>558513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46d74aa23e2b73a85c71b0b262f19dfc2671cd6791e006389ff91f4b836108d0</text:p>
          </table:table-cell>
          <table:table-cell table:number-columns-repeated="2" office:value-type="float" office:value="144" calcext:value-type="float">
            <text:p>144</text:p>
          </table:table-cell>
          <table:table-cell/>
          <table:table-cell table:formula="of:=FLOOR([.A335];60*60*24)" office:value-type="float" office:value="1547424000" calcext:value-type="float">
            <text:p>1547424000</text:p>
          </table:table-cell>
          <table:table-cell table:number-columns-repeated="3"/>
        </table:table-row>
        <table:table-row table:style-name="ro1">
          <table:table-cell office:value-type="float" office:value="1547482219" calcext:value-type="float">
            <text:p>1547482219</text:p>
          </table:table-cell>
          <table:table-cell office:value-type="string" calcext:value-type="string">
            <text:p>2019-01-14</text:p>
          </table:table-cell>
          <table:table-cell office:value-type="string" calcext:value-type="string">
            <text:p>16:10:19</text:p>
          </table:table-cell>
          <table:table-cell office:value-type="float" office:value="558515" calcext:value-type="float">
            <text:p>558515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a719c8b9e09bcf8e467fdc039d4299ca02a6488b2f876568b260aa60a5479736</text:p>
          </table:table-cell>
          <table:table-cell office:value-type="float" office:value="144" calcext:value-type="float">
            <text:p>144</text:p>
          </table:table-cell>
          <table:table-cell office:value-type="float" office:value="147" calcext:value-type="float">
            <text:p>147</text:p>
          </table:table-cell>
          <table:table-cell/>
          <table:table-cell table:formula="of:=FLOOR([.A336];60*60*24)" office:value-type="float" office:value="1547424000" calcext:value-type="float">
            <text:p>1547424000</text:p>
          </table:table-cell>
          <table:table-cell table:number-columns-repeated="3"/>
        </table:table-row>
        <table:table-row table:style-name="ro1">
          <table:table-cell office:value-type="float" office:value="1547482219" calcext:value-type="float">
            <text:p>1547482219</text:p>
          </table:table-cell>
          <table:table-cell office:value-type="string" calcext:value-type="string">
            <text:p>2019-01-14</text:p>
          </table:table-cell>
          <table:table-cell office:value-type="string" calcext:value-type="string">
            <text:p>16:10:19</text:p>
          </table:table-cell>
          <table:table-cell office:value-type="float" office:value="558515" calcext:value-type="float">
            <text:p>558515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0b1824d734aa0a5886a393fef835a433b843604a78ef2e228ea9f1ba2cbc74b5</text:p>
          </table:table-cell>
          <table:table-cell office:value-type="float" office:value="144" calcext:value-type="float">
            <text:p>144</text:p>
          </table:table-cell>
          <table:table-cell office:value-type="float" office:value="147" calcext:value-type="float">
            <text:p>147</text:p>
          </table:table-cell>
          <table:table-cell/>
          <table:table-cell table:formula="of:=FLOOR([.A337];60*60*24)" office:value-type="float" office:value="1547424000" calcext:value-type="float">
            <text:p>1547424000</text:p>
          </table:table-cell>
          <table:table-cell table:number-columns-repeated="3"/>
        </table:table-row>
        <table:table-row table:style-name="ro1">
          <table:table-cell office:value-type="float" office:value="1547482219" calcext:value-type="float">
            <text:p>1547482219</text:p>
          </table:table-cell>
          <table:table-cell office:value-type="string" calcext:value-type="string">
            <text:p>2019-01-14</text:p>
          </table:table-cell>
          <table:table-cell office:value-type="string" calcext:value-type="string">
            <text:p>16:10:19</text:p>
          </table:table-cell>
          <table:table-cell office:value-type="float" office:value="558515" calcext:value-type="float">
            <text:p>558515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aa331c06efb8fda0f71348d4a635dc7b739f2f14c1aff0cf4c41f25824ae0ce4</text:p>
          </table:table-cell>
          <table:table-cell office:value-type="float" office:value="2016" calcext:value-type="float">
            <text:p>2016</text:p>
          </table:table-cell>
          <table:table-cell office:value-type="float" office:value="2021" calcext:value-type="float">
            <text:p>2021</text:p>
          </table:table-cell>
          <table:table-cell/>
          <table:table-cell table:formula="of:=FLOOR([.A338];60*60*24)" office:value-type="float" office:value="1547424000" calcext:value-type="float">
            <text:p>1547424000</text:p>
          </table:table-cell>
          <table:table-cell table:number-columns-repeated="3"/>
        </table:table-row>
        <table:table-row table:style-name="ro1">
          <table:table-cell office:value-type="float" office:value="1547482219" calcext:value-type="float">
            <text:p>1547482219</text:p>
          </table:table-cell>
          <table:table-cell office:value-type="string" calcext:value-type="string">
            <text:p>2019-01-14</text:p>
          </table:table-cell>
          <table:table-cell office:value-type="string" calcext:value-type="string">
            <text:p>16:10:19</text:p>
          </table:table-cell>
          <table:table-cell office:value-type="float" office:value="558515" calcext:value-type="float">
            <text:p>558515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a55d6b3b3056d16376cef5c0f0ee4b3ebfca451a5c12e4eb3094d640cefd9c21</text:p>
          </table:table-cell>
          <table:table-cell office:value-type="float" office:value="144" calcext:value-type="float">
            <text:p>144</text:p>
          </table:table-cell>
          <table:table-cell office:value-type="float" office:value="177" calcext:value-type="float">
            <text:p>177</text:p>
          </table:table-cell>
          <table:table-cell/>
          <table:table-cell table:formula="of:=FLOOR([.A339];60*60*24)" office:value-type="float" office:value="1547424000" calcext:value-type="float">
            <text:p>1547424000</text:p>
          </table:table-cell>
          <table:table-cell table:number-columns-repeated="3"/>
        </table:table-row>
        <table:table-row table:style-name="ro1">
          <table:table-cell office:value-type="float" office:value="1547482219" calcext:value-type="float">
            <text:p>1547482219</text:p>
          </table:table-cell>
          <table:table-cell office:value-type="string" calcext:value-type="string">
            <text:p>2019-01-14</text:p>
          </table:table-cell>
          <table:table-cell office:value-type="string" calcext:value-type="string">
            <text:p>16:10:19</text:p>
          </table:table-cell>
          <table:table-cell office:value-type="float" office:value="558515" calcext:value-type="float">
            <text:p>558515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981e97c08a0e0fd6adbbec74fead27d50c7780e831e5e3e56544456705bef221</text:p>
          </table:table-cell>
          <table:table-cell office:value-type="float" office:value="144" calcext:value-type="float">
            <text:p>144</text:p>
          </table:table-cell>
          <table:table-cell office:value-type="float" office:value="177" calcext:value-type="float">
            <text:p>177</text:p>
          </table:table-cell>
          <table:table-cell/>
          <table:table-cell table:formula="of:=FLOOR([.A340];60*60*24)" office:value-type="float" office:value="1547424000" calcext:value-type="float">
            <text:p>1547424000</text:p>
          </table:table-cell>
          <table:table-cell table:number-columns-repeated="3"/>
        </table:table-row>
        <table:table-row table:style-name="ro1">
          <table:table-cell office:value-type="float" office:value="1547482219" calcext:value-type="float">
            <text:p>1547482219</text:p>
          </table:table-cell>
          <table:table-cell office:value-type="string" calcext:value-type="string">
            <text:p>2019-01-14</text:p>
          </table:table-cell>
          <table:table-cell office:value-type="string" calcext:value-type="string">
            <text:p>16:10:19</text:p>
          </table:table-cell>
          <table:table-cell office:value-type="float" office:value="558515" calcext:value-type="float">
            <text:p>558515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33927954e7543a6e3de030f4eec8f8c5540c65e1e4c854af3592c81b84aa2876</text:p>
          </table:table-cell>
          <table:table-cell office:value-type="float" office:value="144" calcext:value-type="float">
            <text:p>144</text:p>
          </table:table-cell>
          <table:table-cell office:value-type="float" office:value="177" calcext:value-type="float">
            <text:p>177</text:p>
          </table:table-cell>
          <table:table-cell/>
          <table:table-cell table:formula="of:=FLOOR([.A341];60*60*24)" office:value-type="float" office:value="1547424000" calcext:value-type="float">
            <text:p>1547424000</text:p>
          </table:table-cell>
          <table:table-cell table:number-columns-repeated="3"/>
        </table:table-row>
        <table:table-row table:style-name="ro1">
          <table:table-cell office:value-type="float" office:value="1547482219" calcext:value-type="float">
            <text:p>1547482219</text:p>
          </table:table-cell>
          <table:table-cell office:value-type="string" calcext:value-type="string">
            <text:p>2019-01-14</text:p>
          </table:table-cell>
          <table:table-cell office:value-type="string" calcext:value-type="string">
            <text:p>16:10:19</text:p>
          </table:table-cell>
          <table:table-cell office:value-type="float" office:value="558515" calcext:value-type="float">
            <text:p>558515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e2c8d8c4ac7b401b3db5c79f7c673d92d426f7e539442b54e8ce4ee34fec2aaa</text:p>
          </table:table-cell>
          <table:table-cell office:value-type="float" office:value="144" calcext:value-type="float">
            <text:p>144</text:p>
          </table:table-cell>
          <table:table-cell office:value-type="float" office:value="177" calcext:value-type="float">
            <text:p>177</text:p>
          </table:table-cell>
          <table:table-cell/>
          <table:table-cell table:formula="of:=FLOOR([.A342];60*60*24)" office:value-type="float" office:value="1547424000" calcext:value-type="float">
            <text:p>1547424000</text:p>
          </table:table-cell>
          <table:table-cell table:number-columns-repeated="3"/>
        </table:table-row>
        <table:table-row table:style-name="ro1">
          <table:table-cell office:value-type="float" office:value="1547484447" calcext:value-type="float">
            <text:p>1547484447</text:p>
          </table:table-cell>
          <table:table-cell office:value-type="string" calcext:value-type="string">
            <text:p>2019-01-14</text:p>
          </table:table-cell>
          <table:table-cell office:value-type="string" calcext:value-type="string">
            <text:p>16:47:27</text:p>
          </table:table-cell>
          <table:table-cell office:value-type="float" office:value="558520" calcext:value-type="float">
            <text:p>558520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d6e475aa59207170e09bd09b6cc9675c38e2d5b62c083c149a098327b2216e82</text:p>
          </table:table-cell>
          <table:table-cell table:number-columns-repeated="2" office:value-type="float" office:value="144" calcext:value-type="float">
            <text:p>144</text:p>
          </table:table-cell>
          <table:table-cell/>
          <table:table-cell table:formula="of:=FLOOR([.A343];60*60*24)" office:value-type="float" office:value="1547424000" calcext:value-type="float">
            <text:p>1547424000</text:p>
          </table:table-cell>
          <table:table-cell table:number-columns-repeated="3"/>
        </table:table-row>
        <table:table-row table:style-name="ro1">
          <table:table-cell office:value-type="float" office:value="1547484447" calcext:value-type="float">
            <text:p>1547484447</text:p>
          </table:table-cell>
          <table:table-cell office:value-type="string" calcext:value-type="string">
            <text:p>2019-01-14</text:p>
          </table:table-cell>
          <table:table-cell office:value-type="string" calcext:value-type="string">
            <text:p>16:47:27</text:p>
          </table:table-cell>
          <table:table-cell office:value-type="float" office:value="558520" calcext:value-type="float">
            <text:p>558520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c8004af9837645c612c49abba2fb79d5481c22691c5e08d99b5ee491e619c3c2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344];60*60*24)" office:value-type="float" office:value="1547424000" calcext:value-type="float">
            <text:p>1547424000</text:p>
          </table:table-cell>
          <table:table-cell table:number-columns-repeated="3"/>
        </table:table-row>
        <table:table-row table:style-name="ro1">
          <table:table-cell office:value-type="float" office:value="1547484248" calcext:value-type="float">
            <text:p>1547484248</text:p>
          </table:table-cell>
          <table:table-cell office:value-type="string" calcext:value-type="string">
            <text:p>2019-01-14</text:p>
          </table:table-cell>
          <table:table-cell office:value-type="string" calcext:value-type="string">
            <text:p>16:44:08</text:p>
          </table:table-cell>
          <table:table-cell office:value-type="float" office:value="558519" calcext:value-type="float">
            <text:p>558519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aeea0fb01d83358bb470146d2da9f747854228eb5fa574a6347ddf35f2d94fed</text:p>
          </table:table-cell>
          <table:table-cell office:value-type="float" office:value="788" calcext:value-type="float">
            <text:p>788</text:p>
          </table:table-cell>
          <table:table-cell office:value-type="float" office:value="789" calcext:value-type="float">
            <text:p>789</text:p>
          </table:table-cell>
          <table:table-cell/>
          <table:table-cell table:formula="of:=FLOOR([.A345];60*60*24)" office:value-type="float" office:value="1547424000" calcext:value-type="float">
            <text:p>1547424000</text:p>
          </table:table-cell>
          <table:table-cell table:number-columns-repeated="3"/>
        </table:table-row>
        <table:table-row table:style-name="ro1">
          <table:table-cell office:value-type="float" office:value="1547486409" calcext:value-type="float">
            <text:p>1547486409</text:p>
          </table:table-cell>
          <table:table-cell office:value-type="string" calcext:value-type="string">
            <text:p>2019-01-14</text:p>
          </table:table-cell>
          <table:table-cell office:value-type="string" calcext:value-type="string">
            <text:p>17:20:09</text:p>
          </table:table-cell>
          <table:table-cell office:value-type="float" office:value="558524" calcext:value-type="float">
            <text:p>558524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46f53bab91891fad3a0443e125ce35c43384b4fb7b73ea11372cc4bcb40cd518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346];60*60*24)" office:value-type="float" office:value="1547424000" calcext:value-type="float">
            <text:p>1547424000</text:p>
          </table:table-cell>
          <table:table-cell table:number-columns-repeated="3"/>
        </table:table-row>
        <table:table-row table:style-name="ro1">
          <table:table-cell office:value-type="float" office:value="1547486409" calcext:value-type="float">
            <text:p>1547486409</text:p>
          </table:table-cell>
          <table:table-cell office:value-type="string" calcext:value-type="string">
            <text:p>2019-01-14</text:p>
          </table:table-cell>
          <table:table-cell office:value-type="string" calcext:value-type="string">
            <text:p>17:20:09</text:p>
          </table:table-cell>
          <table:table-cell office:value-type="float" office:value="558524" calcext:value-type="float">
            <text:p>558524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37ffd0fddfec67eaa32693a49bb129e82232ed1007d065e81a19a904dede8d75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347];60*60*24)" office:value-type="float" office:value="1547424000" calcext:value-type="float">
            <text:p>1547424000</text:p>
          </table:table-cell>
          <table:table-cell table:number-columns-repeated="3"/>
        </table:table-row>
        <table:table-row table:style-name="ro1">
          <table:table-cell office:value-type="float" office:value="1547484248" calcext:value-type="float">
            <text:p>1547484248</text:p>
          </table:table-cell>
          <table:table-cell office:value-type="string" calcext:value-type="string">
            <text:p>2019-01-14</text:p>
          </table:table-cell>
          <table:table-cell office:value-type="string" calcext:value-type="string">
            <text:p>16:44:08</text:p>
          </table:table-cell>
          <table:table-cell office:value-type="float" office:value="558519" calcext:value-type="float">
            <text:p>558519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31a34e49437f15a2e0bfc5ac6e6fe4d40e171321e63428b139826aa49f7609bc</text:p>
          </table:table-cell>
          <table:table-cell office:value-type="float" office:value="144" calcext:value-type="float">
            <text:p>144</text:p>
          </table:table-cell>
          <table:table-cell office:value-type="float" office:value="160" calcext:value-type="float">
            <text:p>160</text:p>
          </table:table-cell>
          <table:table-cell/>
          <table:table-cell table:formula="of:=FLOOR([.A348];60*60*24)" office:value-type="float" office:value="1547424000" calcext:value-type="float">
            <text:p>1547424000</text:p>
          </table:table-cell>
          <table:table-cell table:number-columns-repeated="3"/>
        </table:table-row>
        <table:table-row table:style-name="ro1">
          <table:table-cell office:value-type="float" office:value="1547484447" calcext:value-type="float">
            <text:p>1547484447</text:p>
          </table:table-cell>
          <table:table-cell office:value-type="string" calcext:value-type="string">
            <text:p>2019-01-14</text:p>
          </table:table-cell>
          <table:table-cell office:value-type="string" calcext:value-type="string">
            <text:p>16:47:27</text:p>
          </table:table-cell>
          <table:table-cell office:value-type="float" office:value="558520" calcext:value-type="float">
            <text:p>558520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f6de6979352e08d5df812a86fff80c362188212ff02594190c661822b143a742</text:p>
          </table:table-cell>
          <table:table-cell office:value-type="float" office:value="180" calcext:value-type="float">
            <text:p>180</text:p>
          </table:table-cell>
          <table:table-cell office:value-type="float" office:value="186" calcext:value-type="float">
            <text:p>186</text:p>
          </table:table-cell>
          <table:table-cell/>
          <table:table-cell table:formula="of:=FLOOR([.A349];60*60*24)" office:value-type="float" office:value="1547424000" calcext:value-type="float">
            <text:p>1547424000</text:p>
          </table:table-cell>
          <table:table-cell table:number-columns-repeated="3"/>
        </table:table-row>
        <table:table-row table:style-name="ro1">
          <table:table-cell office:value-type="float" office:value="1547487239" calcext:value-type="float">
            <text:p>1547487239</text:p>
          </table:table-cell>
          <table:table-cell office:value-type="string" calcext:value-type="string">
            <text:p>2019-01-14</text:p>
          </table:table-cell>
          <table:table-cell office:value-type="string" calcext:value-type="string">
            <text:p>17:33:59</text:p>
          </table:table-cell>
          <table:table-cell office:value-type="float" office:value="558526" calcext:value-type="float">
            <text:p>558526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fd1616b1898c47b3fe958d7eeda7138949f31ce77d7b820fb2288d9a838f6a19</text:p>
          </table:table-cell>
          <table:table-cell table:number-columns-repeated="2" office:value-type="float" office:value="144" calcext:value-type="float">
            <text:p>144</text:p>
          </table:table-cell>
          <table:table-cell/>
          <table:table-cell table:formula="of:=FLOOR([.A350];60*60*24)" office:value-type="float" office:value="1547424000" calcext:value-type="float">
            <text:p>1547424000</text:p>
          </table:table-cell>
          <table:table-cell table:number-columns-repeated="3"/>
        </table:table-row>
        <table:table-row table:style-name="ro1">
          <table:table-cell office:value-type="float" office:value="1547487239" calcext:value-type="float">
            <text:p>1547487239</text:p>
          </table:table-cell>
          <table:table-cell office:value-type="string" calcext:value-type="string">
            <text:p>2019-01-14</text:p>
          </table:table-cell>
          <table:table-cell office:value-type="string" calcext:value-type="string">
            <text:p>17:33:59</text:p>
          </table:table-cell>
          <table:table-cell office:value-type="float" office:value="558526" calcext:value-type="float">
            <text:p>558526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dbdc2989c364653728a00ebc530237fb494884142c882f606035fe5944b62a60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351];60*60*24)" office:value-type="float" office:value="1547424000" calcext:value-type="float">
            <text:p>1547424000</text:p>
          </table:table-cell>
          <table:table-cell table:number-columns-repeated="3"/>
        </table:table-row>
        <table:table-row table:style-name="ro1">
          <table:table-cell office:value-type="float" office:value="1547487239" calcext:value-type="float">
            <text:p>1547487239</text:p>
          </table:table-cell>
          <table:table-cell office:value-type="string" calcext:value-type="string">
            <text:p>2019-01-14</text:p>
          </table:table-cell>
          <table:table-cell office:value-type="string" calcext:value-type="string">
            <text:p>17:33:59</text:p>
          </table:table-cell>
          <table:table-cell office:value-type="float" office:value="558526" calcext:value-type="float">
            <text:p>558526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18a94eb9d46dfd7f4f9bc371b85917dcbbc1cfdd5ab1f93e89b31c895a41ac8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352];60*60*24)" office:value-type="float" office:value="1547424000" calcext:value-type="float">
            <text:p>1547424000</text:p>
          </table:table-cell>
          <table:table-cell table:number-columns-repeated="3"/>
        </table:table-row>
        <table:table-row table:style-name="ro1">
          <table:table-cell office:value-type="float" office:value="1547487653" calcext:value-type="float">
            <text:p>1547487653</text:p>
          </table:table-cell>
          <table:table-cell office:value-type="string" calcext:value-type="string">
            <text:p>2019-01-14</text:p>
          </table:table-cell>
          <table:table-cell office:value-type="string" calcext:value-type="string">
            <text:p>17:40:53</text:p>
          </table:table-cell>
          <table:table-cell office:value-type="float" office:value="558528" calcext:value-type="float">
            <text:p>558528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485a3c3ba84e26358a90fd76473e4556ec69d8301cd0c7e6eac8ce8c0be2177f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353];60*60*24)" office:value-type="float" office:value="1547424000" calcext:value-type="float">
            <text:p>1547424000</text:p>
          </table:table-cell>
          <table:table-cell table:number-columns-repeated="3"/>
        </table:table-row>
        <table:table-row table:style-name="ro1">
          <table:table-cell office:value-type="float" office:value="1547487653" calcext:value-type="float">
            <text:p>1547487653</text:p>
          </table:table-cell>
          <table:table-cell office:value-type="string" calcext:value-type="string">
            <text:p>2019-01-14</text:p>
          </table:table-cell>
          <table:table-cell office:value-type="string" calcext:value-type="string">
            <text:p>17:40:53</text:p>
          </table:table-cell>
          <table:table-cell office:value-type="float" office:value="558528" calcext:value-type="float">
            <text:p>558528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6ddaeb2138d7ec135be64e2aa95b7726339f75065c9e82e4992eee6dcc9011b2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354];60*60*24)" office:value-type="float" office:value="1547424000" calcext:value-type="float">
            <text:p>1547424000</text:p>
          </table:table-cell>
          <table:table-cell table:number-columns-repeated="3"/>
        </table:table-row>
        <table:table-row table:style-name="ro1">
          <table:table-cell office:value-type="float" office:value="1547489260" calcext:value-type="float">
            <text:p>1547489260</text:p>
          </table:table-cell>
          <table:table-cell office:value-type="string" calcext:value-type="string">
            <text:p>2019-01-14</text:p>
          </table:table-cell>
          <table:table-cell office:value-type="string" calcext:value-type="string">
            <text:p>18:07:40</text:p>
          </table:table-cell>
          <table:table-cell office:value-type="float" office:value="558534" calcext:value-type="float">
            <text:p>558534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2001a12d4f080004d2f3183c2599ced712530a965701c4bd8e631664c59038eb</text:p>
          </table:table-cell>
          <table:table-cell office:value-type="float" office:value="144" calcext:value-type="float">
            <text:p>144</text:p>
          </table:table-cell>
          <table:table-cell office:value-type="float" office:value="151" calcext:value-type="float">
            <text:p>151</text:p>
          </table:table-cell>
          <table:table-cell/>
          <table:table-cell table:formula="of:=FLOOR([.A355];60*60*24)" office:value-type="float" office:value="1547424000" calcext:value-type="float">
            <text:p>1547424000</text:p>
          </table:table-cell>
          <table:table-cell table:number-columns-repeated="3"/>
        </table:table-row>
        <table:table-row table:style-name="ro1">
          <table:table-cell office:value-type="float" office:value="1547489260" calcext:value-type="float">
            <text:p>1547489260</text:p>
          </table:table-cell>
          <table:table-cell office:value-type="string" calcext:value-type="string">
            <text:p>2019-01-14</text:p>
          </table:table-cell>
          <table:table-cell office:value-type="string" calcext:value-type="string">
            <text:p>18:07:40</text:p>
          </table:table-cell>
          <table:table-cell office:value-type="float" office:value="558534" calcext:value-type="float">
            <text:p>558534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28e0d4b5f69859884443e41f81ecfd963aff0c22309a706b7718b0a4e56952c6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356];60*60*24)" office:value-type="float" office:value="1547424000" calcext:value-type="float">
            <text:p>1547424000</text:p>
          </table:table-cell>
          <table:table-cell table:number-columns-repeated="3"/>
        </table:table-row>
        <table:table-row table:style-name="ro1">
          <table:table-cell office:value-type="float" office:value="1547491409" calcext:value-type="float">
            <text:p>1547491409</text:p>
          </table:table-cell>
          <table:table-cell office:value-type="string" calcext:value-type="string">
            <text:p>2019-01-14</text:p>
          </table:table-cell>
          <table:table-cell office:value-type="string" calcext:value-type="string">
            <text:p>18:43:29</text:p>
          </table:table-cell>
          <table:table-cell office:value-type="float" office:value="558538" calcext:value-type="float">
            <text:p>558538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83a068bb8af22fcf1b2f4452dc583102ddbf5e6392426f670f7b7a9950cc8eeb</text:p>
          </table:table-cell>
          <table:table-cell table:number-columns-repeated="2" office:value-type="float" office:value="144" calcext:value-type="float">
            <text:p>144</text:p>
          </table:table-cell>
          <table:table-cell/>
          <table:table-cell table:formula="of:=FLOOR([.A357];60*60*24)" office:value-type="float" office:value="1547424000" calcext:value-type="float">
            <text:p>1547424000</text:p>
          </table:table-cell>
          <table:table-cell table:number-columns-repeated="3"/>
        </table:table-row>
        <table:table-row table:style-name="ro1">
          <table:table-cell office:value-type="float" office:value="1547488240" calcext:value-type="float">
            <text:p>1547488240</text:p>
          </table:table-cell>
          <table:table-cell office:value-type="string" calcext:value-type="string">
            <text:p>2019-01-14</text:p>
          </table:table-cell>
          <table:table-cell office:value-type="string" calcext:value-type="string">
            <text:p>17:50:40</text:p>
          </table:table-cell>
          <table:table-cell office:value-type="float" office:value="558529" calcext:value-type="float">
            <text:p>558529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8a77fee5376cc5043079959a76e8a08b8b0c8bda9e0d7b8c2fb0e571d118e9b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358];60*60*24)" office:value-type="float" office:value="1547424000" calcext:value-type="float">
            <text:p>1547424000</text:p>
          </table:table-cell>
          <table:table-cell table:number-columns-repeated="3"/>
        </table:table-row>
        <table:table-row table:style-name="ro1">
          <table:table-cell office:value-type="float" office:value="1547488240" calcext:value-type="float">
            <text:p>1547488240</text:p>
          </table:table-cell>
          <table:table-cell office:value-type="string" calcext:value-type="string">
            <text:p>2019-01-14</text:p>
          </table:table-cell>
          <table:table-cell office:value-type="string" calcext:value-type="string">
            <text:p>17:50:40</text:p>
          </table:table-cell>
          <table:table-cell office:value-type="float" office:value="558529" calcext:value-type="float">
            <text:p>558529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d834ef2c9446a4bab6e6b1051bb7aed78264368d02b966e5f86cd139187b1bf5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359];60*60*24)" office:value-type="float" office:value="1547424000" calcext:value-type="float">
            <text:p>1547424000</text:p>
          </table:table-cell>
          <table:table-cell table:number-columns-repeated="3"/>
        </table:table-row>
        <table:table-row table:style-name="ro1">
          <table:table-cell office:value-type="float" office:value="1547488240" calcext:value-type="float">
            <text:p>1547488240</text:p>
          </table:table-cell>
          <table:table-cell office:value-type="string" calcext:value-type="string">
            <text:p>2019-01-14</text:p>
          </table:table-cell>
          <table:table-cell office:value-type="string" calcext:value-type="string">
            <text:p>17:50:40</text:p>
          </table:table-cell>
          <table:table-cell office:value-type="float" office:value="558529" calcext:value-type="float">
            <text:p>558529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5a2e60bc6bd40b1197faeddfc8f471934cc7ea97710cfe0877668e0792d45eeb</text:p>
          </table:table-cell>
          <table:table-cell office:value-type="float" office:value="788" calcext:value-type="float">
            <text:p>788</text:p>
          </table:table-cell>
          <table:table-cell office:value-type="float" office:value="789" calcext:value-type="float">
            <text:p>789</text:p>
          </table:table-cell>
          <table:table-cell/>
          <table:table-cell table:formula="of:=FLOOR([.A360];60*60*24)" office:value-type="float" office:value="1547424000" calcext:value-type="float">
            <text:p>1547424000</text:p>
          </table:table-cell>
          <table:table-cell table:number-columns-repeated="3"/>
        </table:table-row>
        <table:table-row table:style-name="ro1">
          <table:table-cell office:value-type="float" office:value="1547491409" calcext:value-type="float">
            <text:p>1547491409</text:p>
          </table:table-cell>
          <table:table-cell office:value-type="string" calcext:value-type="string">
            <text:p>2019-01-14</text:p>
          </table:table-cell>
          <table:table-cell office:value-type="string" calcext:value-type="string">
            <text:p>18:43:29</text:p>
          </table:table-cell>
          <table:table-cell office:value-type="float" office:value="558538" calcext:value-type="float">
            <text:p>558538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d652e088618b1e70feb2749da13b48d8e78f4a6951e630368d836340fcbaad1e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361];60*60*24)" office:value-type="float" office:value="1547424000" calcext:value-type="float">
            <text:p>1547424000</text:p>
          </table:table-cell>
          <table:table-cell table:number-columns-repeated="3"/>
        </table:table-row>
        <table:table-row table:style-name="ro1">
          <table:table-cell office:value-type="float" office:value="1547491409" calcext:value-type="float">
            <text:p>1547491409</text:p>
          </table:table-cell>
          <table:table-cell office:value-type="string" calcext:value-type="string">
            <text:p>2019-01-14</text:p>
          </table:table-cell>
          <table:table-cell office:value-type="string" calcext:value-type="string">
            <text:p>18:43:29</text:p>
          </table:table-cell>
          <table:table-cell office:value-type="float" office:value="558538" calcext:value-type="float">
            <text:p>558538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ccb503df473e729ca0d0d0025de15815673a328abd0ab2dac0418ca13830c262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362];60*60*24)" office:value-type="float" office:value="1547424000" calcext:value-type="float">
            <text:p>1547424000</text:p>
          </table:table-cell>
          <table:table-cell table:number-columns-repeated="3"/>
        </table:table-row>
        <table:table-row table:style-name="ro1">
          <table:table-cell office:value-type="float" office:value="1547491409" calcext:value-type="float">
            <text:p>1547491409</text:p>
          </table:table-cell>
          <table:table-cell office:value-type="string" calcext:value-type="string">
            <text:p>2019-01-14</text:p>
          </table:table-cell>
          <table:table-cell office:value-type="string" calcext:value-type="string">
            <text:p>18:43:29</text:p>
          </table:table-cell>
          <table:table-cell office:value-type="float" office:value="558538" calcext:value-type="float">
            <text:p>558538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354ac0e89b103b2214261a450ca46f006bd82cecbd4de8ebd0508a5ac1e92d6f</text:p>
          </table:table-cell>
          <table:table-cell office:value-type="float" office:value="144" calcext:value-type="float">
            <text:p>144</text:p>
          </table:table-cell>
          <table:table-cell office:value-type="float" office:value="17736" calcext:value-type="float">
            <text:p>17736</text:p>
          </table:table-cell>
          <table:table-cell/>
          <table:table-cell table:formula="of:=FLOOR([.A363];60*60*24)" office:value-type="float" office:value="1547424000" calcext:value-type="float">
            <text:p>1547424000</text:p>
          </table:table-cell>
          <table:table-cell table:number-columns-repeated="3"/>
        </table:table-row>
        <table:table-row table:style-name="ro1">
          <table:table-cell office:value-type="float" office:value="1547491409" calcext:value-type="float">
            <text:p>1547491409</text:p>
          </table:table-cell>
          <table:table-cell office:value-type="string" calcext:value-type="string">
            <text:p>2019-01-14</text:p>
          </table:table-cell>
          <table:table-cell office:value-type="string" calcext:value-type="string">
            <text:p>18:43:29</text:p>
          </table:table-cell>
          <table:table-cell office:value-type="float" office:value="558538" calcext:value-type="float">
            <text:p>558538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a3ab507ec3ecaa7243fdfd90dbbf0b1674d930a6981005230d84d9e50fc500f8</text:p>
          </table:table-cell>
          <table:table-cell office:value-type="float" office:value="144" calcext:value-type="float">
            <text:p>144</text:p>
          </table:table-cell>
          <table:table-cell office:value-type="float" office:value="15361" calcext:value-type="float">
            <text:p>15361</text:p>
          </table:table-cell>
          <table:table-cell/>
          <table:table-cell table:formula="of:=FLOOR([.A364];60*60*24)" office:value-type="float" office:value="1547424000" calcext:value-type="float">
            <text:p>1547424000</text:p>
          </table:table-cell>
          <table:table-cell table:number-columns-repeated="3"/>
        </table:table-row>
        <table:table-row table:style-name="ro1">
          <table:table-cell office:value-type="float" office:value="1547491792" calcext:value-type="float">
            <text:p>1547491792</text:p>
          </table:table-cell>
          <table:table-cell office:value-type="string" calcext:value-type="string">
            <text:p>2019-01-14</text:p>
          </table:table-cell>
          <table:table-cell office:value-type="string" calcext:value-type="string">
            <text:p>18:49:52</text:p>
          </table:table-cell>
          <table:table-cell office:value-type="float" office:value="558539" calcext:value-type="float">
            <text:p>558539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abd5d1733509381be1cdba2725a539ce30fc294818378359a4a88c0bb4176cf5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365];60*60*24)" office:value-type="float" office:value="1547424000" calcext:value-type="float">
            <text:p>1547424000</text:p>
          </table:table-cell>
          <table:table-cell table:number-columns-repeated="3"/>
        </table:table-row>
        <table:table-row table:style-name="ro1">
          <table:table-cell office:value-type="float" office:value="1547496304" calcext:value-type="float">
            <text:p>1547496304</text:p>
          </table:table-cell>
          <table:table-cell office:value-type="string" calcext:value-type="string">
            <text:p>2019-01-14</text:p>
          </table:table-cell>
          <table:table-cell office:value-type="string" calcext:value-type="string">
            <text:p>20:05:04</text:p>
          </table:table-cell>
          <table:table-cell office:value-type="float" office:value="558545" calcext:value-type="float">
            <text:p>558545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07e91cfdd7debe6834b0b88b7622361f268aa261e43f34ceca00700a05111b27</text:p>
          </table:table-cell>
          <table:table-cell office:value-type="float" office:value="144" calcext:value-type="float">
            <text:p>144</text:p>
          </table:table-cell>
          <table:table-cell office:value-type="float" office:value="147" calcext:value-type="float">
            <text:p>147</text:p>
          </table:table-cell>
          <table:table-cell/>
          <table:table-cell table:formula="of:=FLOOR([.A366];60*60*24)" office:value-type="float" office:value="1547424000" calcext:value-type="float">
            <text:p>1547424000</text:p>
          </table:table-cell>
          <table:table-cell table:number-columns-repeated="3"/>
        </table:table-row>
        <table:table-row table:style-name="ro1">
          <table:table-cell office:value-type="float" office:value="1547496830" calcext:value-type="float">
            <text:p>1547496830</text:p>
          </table:table-cell>
          <table:table-cell office:value-type="string" calcext:value-type="string">
            <text:p>2019-01-14</text:p>
          </table:table-cell>
          <table:table-cell office:value-type="string" calcext:value-type="string">
            <text:p>20:13:50</text:p>
          </table:table-cell>
          <table:table-cell office:value-type="float" office:value="558547" calcext:value-type="float">
            <text:p>558547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e7644d945fe0a3f06be7785fd9f1717cc71e5051efc95fcfd0886768361ff5a2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367];60*60*24)" office:value-type="float" office:value="1547424000" calcext:value-type="float">
            <text:p>1547424000</text:p>
          </table:table-cell>
          <table:table-cell table:number-columns-repeated="3"/>
        </table:table-row>
        <table:table-row table:style-name="ro1">
          <table:table-cell office:value-type="float" office:value="1547492652" calcext:value-type="float">
            <text:p>1547492652</text:p>
          </table:table-cell>
          <table:table-cell office:value-type="string" calcext:value-type="string">
            <text:p>2019-01-14</text:p>
          </table:table-cell>
          <table:table-cell office:value-type="string" calcext:value-type="string">
            <text:p>19:04:12</text:p>
          </table:table-cell>
          <table:table-cell office:value-type="float" office:value="558541" calcext:value-type="float">
            <text:p>558541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3d9450f3a551566e7028f24a86f70644a2bbec8c4afc4e7ad29587c16e369d1f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368];60*60*24)" office:value-type="float" office:value="1547424000" calcext:value-type="float">
            <text:p>1547424000</text:p>
          </table:table-cell>
          <table:table-cell table:number-columns-repeated="3"/>
        </table:table-row>
        <table:table-row table:style-name="ro1">
          <table:table-cell office:value-type="float" office:value="1547496711" calcext:value-type="float">
            <text:p>1547496711</text:p>
          </table:table-cell>
          <table:table-cell office:value-type="string" calcext:value-type="string">
            <text:p>2019-01-14</text:p>
          </table:table-cell>
          <table:table-cell office:value-type="string" calcext:value-type="string">
            <text:p>20:11:51</text:p>
          </table:table-cell>
          <table:table-cell office:value-type="float" office:value="558546" calcext:value-type="float">
            <text:p>558546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ef962267d87e50bc5efc5e259bb898e85cff2f8d90147b61caa5f3799128dfbd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369];60*60*24)" office:value-type="float" office:value="1547424000" calcext:value-type="float">
            <text:p>1547424000</text:p>
          </table:table-cell>
          <table:table-cell table:number-columns-repeated="3"/>
        </table:table-row>
        <table:table-row table:style-name="ro1">
          <table:table-cell office:value-type="float" office:value="1547492652" calcext:value-type="float">
            <text:p>1547492652</text:p>
          </table:table-cell>
          <table:table-cell office:value-type="string" calcext:value-type="string">
            <text:p>2019-01-14</text:p>
          </table:table-cell>
          <table:table-cell office:value-type="string" calcext:value-type="string">
            <text:p>19:04:12</text:p>
          </table:table-cell>
          <table:table-cell office:value-type="float" office:value="558541" calcext:value-type="float">
            <text:p>558541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fcd4d3844f94f2ffd0583dbce75aedda9baa1e08425dcc2e0cdab982f5b0aa1c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370];60*60*24)" office:value-type="float" office:value="1547424000" calcext:value-type="float">
            <text:p>1547424000</text:p>
          </table:table-cell>
          <table:table-cell table:number-columns-repeated="3"/>
        </table:table-row>
        <table:table-row table:style-name="ro1">
          <table:table-cell office:value-type="float" office:value="1547497768" calcext:value-type="float">
            <text:p>1547497768</text:p>
          </table:table-cell>
          <table:table-cell office:value-type="string" calcext:value-type="string">
            <text:p>2019-01-14</text:p>
          </table:table-cell>
          <table:table-cell office:value-type="string" calcext:value-type="string">
            <text:p>20:29:28</text:p>
          </table:table-cell>
          <table:table-cell office:value-type="float" office:value="558549" calcext:value-type="float">
            <text:p>558549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4b2916380b4d4aeaa655e4292439f12458dc864cb5d8a889e792884ece9af65b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371];60*60*24)" office:value-type="float" office:value="1547424000" calcext:value-type="float">
            <text:p>1547424000</text:p>
          </table:table-cell>
          <table:table-cell table:number-columns-repeated="3"/>
        </table:table-row>
        <table:table-row table:style-name="ro1">
          <table:table-cell office:value-type="float" office:value="1547496711" calcext:value-type="float">
            <text:p>1547496711</text:p>
          </table:table-cell>
          <table:table-cell office:value-type="string" calcext:value-type="string">
            <text:p>2019-01-14</text:p>
          </table:table-cell>
          <table:table-cell office:value-type="string" calcext:value-type="string">
            <text:p>20:11:51</text:p>
          </table:table-cell>
          <table:table-cell office:value-type="float" office:value="558546" calcext:value-type="float">
            <text:p>558546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3199d1ee9a90adb8488665eee71a0d35d1c4d25b8bf044b9d93a5ab941b6f3de</text:p>
          </table:table-cell>
          <table:table-cell office:value-type="float" office:value="600" calcext:value-type="float">
            <text:p>600</text:p>
          </table:table-cell>
          <table:table-cell office:value-type="float" office:value="601" calcext:value-type="float">
            <text:p>601</text:p>
          </table:table-cell>
          <table:table-cell/>
          <table:table-cell table:formula="of:=FLOOR([.A372];60*60*24)" office:value-type="float" office:value="1547424000" calcext:value-type="float">
            <text:p>1547424000</text:p>
          </table:table-cell>
          <table:table-cell table:number-columns-repeated="3"/>
        </table:table-row>
        <table:table-row table:style-name="ro1">
          <table:table-cell office:value-type="float" office:value="1547496711" calcext:value-type="float">
            <text:p>1547496711</text:p>
          </table:table-cell>
          <table:table-cell office:value-type="string" calcext:value-type="string">
            <text:p>2019-01-14</text:p>
          </table:table-cell>
          <table:table-cell office:value-type="string" calcext:value-type="string">
            <text:p>20:11:51</text:p>
          </table:table-cell>
          <table:table-cell office:value-type="float" office:value="558546" calcext:value-type="float">
            <text:p>558546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4cfedd42df4e77fd54cb892826adf518de08b6f4ab2fc68b969d45a6899770af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373];60*60*24)" office:value-type="float" office:value="1547424000" calcext:value-type="float">
            <text:p>1547424000</text:p>
          </table:table-cell>
          <table:table-cell table:number-columns-repeated="3"/>
        </table:table-row>
        <table:table-row table:style-name="ro1">
          <table:table-cell office:value-type="float" office:value="1547500148" calcext:value-type="float">
            <text:p>1547500148</text:p>
          </table:table-cell>
          <table:table-cell office:value-type="string" calcext:value-type="string">
            <text:p>2019-01-14</text:p>
          </table:table-cell>
          <table:table-cell office:value-type="string" calcext:value-type="string">
            <text:p>21:09:08</text:p>
          </table:table-cell>
          <table:table-cell office:value-type="float" office:value="558552" calcext:value-type="float">
            <text:p>558552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1620ad4fda6f412da7912b230b7ac07d3a48391974837c5ad3c1caca04b5847b</text:p>
          </table:table-cell>
          <table:table-cell table:number-columns-repeated="2" office:value-type="float" office:value="144" calcext:value-type="float">
            <text:p>144</text:p>
          </table:table-cell>
          <table:table-cell/>
          <table:table-cell table:formula="of:=FLOOR([.A374];60*60*24)" office:value-type="float" office:value="1547424000" calcext:value-type="float">
            <text:p>1547424000</text:p>
          </table:table-cell>
          <table:table-cell table:number-columns-repeated="3"/>
        </table:table-row>
        <table:table-row table:style-name="ro1">
          <table:table-cell office:value-type="float" office:value="1547500252" calcext:value-type="float">
            <text:p>1547500252</text:p>
          </table:table-cell>
          <table:table-cell office:value-type="string" calcext:value-type="string">
            <text:p>2019-01-14</text:p>
          </table:table-cell>
          <table:table-cell office:value-type="string" calcext:value-type="string">
            <text:p>21:10:52</text:p>
          </table:table-cell>
          <table:table-cell office:value-type="float" office:value="558553" calcext:value-type="float">
            <text:p>558553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3f9ab9b62aaaa2053914d778e28b9b90967643c007335eb225ab6e973d7481eb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375];60*60*24)" office:value-type="float" office:value="1547424000" calcext:value-type="float">
            <text:p>1547424000</text:p>
          </table:table-cell>
          <table:table-cell table:number-columns-repeated="3"/>
        </table:table-row>
        <table:table-row table:style-name="ro1">
          <table:table-cell office:value-type="float" office:value="1547499356" calcext:value-type="float">
            <text:p>1547499356</text:p>
          </table:table-cell>
          <table:table-cell office:value-type="string" calcext:value-type="string">
            <text:p>2019-01-14</text:p>
          </table:table-cell>
          <table:table-cell office:value-type="string" calcext:value-type="string">
            <text:p>20:55:56</text:p>
          </table:table-cell>
          <table:table-cell office:value-type="float" office:value="558550" calcext:value-type="float">
            <text:p>558550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155d9163eae7a138812f17746c49bd1c8caf41dce02e38cf2dd789d8823aa659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376];60*60*24)" office:value-type="float" office:value="1547424000" calcext:value-type="float">
            <text:p>1547424000</text:p>
          </table:table-cell>
          <table:table-cell table:number-columns-repeated="3"/>
        </table:table-row>
        <table:table-row table:style-name="ro1">
          <table:table-cell office:value-type="float" office:value="1547500148" calcext:value-type="float">
            <text:p>1547500148</text:p>
          </table:table-cell>
          <table:table-cell office:value-type="string" calcext:value-type="string">
            <text:p>2019-01-14</text:p>
          </table:table-cell>
          <table:table-cell office:value-type="string" calcext:value-type="string">
            <text:p>21:09:08</text:p>
          </table:table-cell>
          <table:table-cell office:value-type="float" office:value="558552" calcext:value-type="float">
            <text:p>558552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51f5b4e5d253c887c1b7baa9a0c8f72f1f0f645bb46cd62f3893420b62c1bd04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377];60*60*24)" office:value-type="float" office:value="1547424000" calcext:value-type="float">
            <text:p>1547424000</text:p>
          </table:table-cell>
          <table:table-cell table:number-columns-repeated="3"/>
        </table:table-row>
        <table:table-row table:style-name="ro1">
          <table:table-cell office:value-type="float" office:value="1547505452" calcext:value-type="float">
            <text:p>1547505452</text:p>
          </table:table-cell>
          <table:table-cell office:value-type="string" calcext:value-type="string">
            <text:p>2019-01-14</text:p>
          </table:table-cell>
          <table:table-cell office:value-type="string" calcext:value-type="string">
            <text:p>22:37:32</text:p>
          </table:table-cell>
          <table:table-cell office:value-type="float" office:value="558562" calcext:value-type="float">
            <text:p>558562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71d99d653c76dcea20d7c54743957f7b6241fc1b6fed80ff95e2ff2c134f4172</text:p>
          </table:table-cell>
          <table:table-cell office:value-type="float" office:value="144" calcext:value-type="float">
            <text:p>144</text:p>
          </table:table-cell>
          <table:table-cell office:value-type="float" office:value="147" calcext:value-type="float">
            <text:p>147</text:p>
          </table:table-cell>
          <table:table-cell/>
          <table:table-cell table:formula="of:=FLOOR([.A378];60*60*24)" office:value-type="float" office:value="1547424000" calcext:value-type="float">
            <text:p>1547424000</text:p>
          </table:table-cell>
          <table:table-cell table:number-columns-repeated="3"/>
        </table:table-row>
        <table:table-row table:style-name="ro1">
          <table:table-cell office:value-type="float" office:value="1547505452" calcext:value-type="float">
            <text:p>1547505452</text:p>
          </table:table-cell>
          <table:table-cell office:value-type="string" calcext:value-type="string">
            <text:p>2019-01-14</text:p>
          </table:table-cell>
          <table:table-cell office:value-type="string" calcext:value-type="string">
            <text:p>22:37:32</text:p>
          </table:table-cell>
          <table:table-cell office:value-type="float" office:value="558562" calcext:value-type="float">
            <text:p>558562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2375d0961a7c171241e1bbb1cae8b9db95212dd5ecf78220a22edc82c8e9e1ab</text:p>
          </table:table-cell>
          <table:table-cell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  <table:table-cell/>
          <table:table-cell table:formula="of:=FLOOR([.A379];60*60*24)" office:value-type="float" office:value="1547424000" calcext:value-type="float">
            <text:p>1547424000</text:p>
          </table:table-cell>
          <table:table-cell table:number-columns-repeated="3"/>
        </table:table-row>
        <table:table-row table:style-name="ro1">
          <table:table-cell office:value-type="float" office:value="1547509746" calcext:value-type="float">
            <text:p>1547509746</text:p>
          </table:table-cell>
          <table:table-cell office:value-type="string" calcext:value-type="string">
            <text:p>2019-01-14</text:p>
          </table:table-cell>
          <table:table-cell office:value-type="string" calcext:value-type="string">
            <text:p>23:49:06</text:p>
          </table:table-cell>
          <table:table-cell office:value-type="float" office:value="558568" calcext:value-type="float">
            <text:p>558568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5aabee5d0b9bf72e67ac09e5a99dad08c066d05aa2b8393b1a2f445dbf256c18</text:p>
          </table:table-cell>
          <table:table-cell table:number-columns-repeated="2" office:value-type="float" office:value="144" calcext:value-type="float">
            <text:p>144</text:p>
          </table:table-cell>
          <table:table-cell/>
          <table:table-cell table:formula="of:=FLOOR([.A380];60*60*24)" office:value-type="float" office:value="1547424000" calcext:value-type="float">
            <text:p>1547424000</text:p>
          </table:table-cell>
          <table:table-cell table:number-columns-repeated="3"/>
        </table:table-row>
        <table:table-row table:style-name="ro1">
          <table:table-cell office:value-type="float" office:value="1547507822" calcext:value-type="float">
            <text:p>1547507822</text:p>
          </table:table-cell>
          <table:table-cell office:value-type="string" calcext:value-type="string">
            <text:p>2019-01-14</text:p>
          </table:table-cell>
          <table:table-cell office:value-type="string" calcext:value-type="string">
            <text:p>23:17:02</text:p>
          </table:table-cell>
          <table:table-cell office:value-type="float" office:value="558565" calcext:value-type="float">
            <text:p>558565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feea10f5bc8ca5b7dba13a4d08a03e6b674339012832710e55e5fa4a27ae6d11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381];60*60*24)" office:value-type="float" office:value="1547424000" calcext:value-type="float">
            <text:p>1547424000</text:p>
          </table:table-cell>
          <table:table-cell table:number-columns-repeated="3"/>
        </table:table-row>
        <table:table-row table:style-name="ro1">
          <table:table-cell office:value-type="float" office:value="1547510532" calcext:value-type="float">
            <text:p>1547510532</text:p>
          </table:table-cell>
          <table:table-cell office:value-type="string" calcext:value-type="string">
            <text:p>2019-01-15</text:p>
          </table:table-cell>
          <table:table-cell office:value-type="string" calcext:value-type="string">
            <text:p>00:02:12</text:p>
          </table:table-cell>
          <table:table-cell office:value-type="float" office:value="558569" calcext:value-type="float">
            <text:p>558569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9117084c4126fb7731ae123ae03d209e8da6e821df8058784d45a4455acf60c2</text:p>
          </table:table-cell>
          <table:table-cell office:value-type="float" office:value="144" calcext:value-type="float">
            <text:p>144</text:p>
          </table:table-cell>
          <table:table-cell office:value-type="float" office:value="165" calcext:value-type="float">
            <text:p>165</text:p>
          </table:table-cell>
          <table:table-cell/>
          <table:table-cell table:formula="of:=FLOOR([.A382];60*60*24)" office:value-type="float" office:value="1547510400" calcext:value-type="float">
            <text:p>1547510400</text:p>
          </table:table-cell>
          <table:table-cell table:number-columns-repeated="3"/>
        </table:table-row>
        <table:table-row table:style-name="ro1">
          <table:table-cell office:value-type="float" office:value="1547507822" calcext:value-type="float">
            <text:p>1547507822</text:p>
          </table:table-cell>
          <table:table-cell office:value-type="string" calcext:value-type="string">
            <text:p>2019-01-14</text:p>
          </table:table-cell>
          <table:table-cell office:value-type="string" calcext:value-type="string">
            <text:p>23:17:02</text:p>
          </table:table-cell>
          <table:table-cell office:value-type="float" office:value="558565" calcext:value-type="float">
            <text:p>558565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83d545db31eb2843a0e1aa573a60b3be836f2d27ffdefd82c70999415ba15e00</text:p>
          </table:table-cell>
          <table:table-cell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  <table:table-cell/>
          <table:table-cell table:formula="of:=FLOOR([.A383];60*60*24)" office:value-type="float" office:value="1547424000" calcext:value-type="float">
            <text:p>1547424000</text:p>
          </table:table-cell>
          <table:table-cell table:number-columns-repeated="3"/>
        </table:table-row>
        <table:table-row table:style-name="ro1">
          <table:table-cell office:value-type="float" office:value="1547514289" calcext:value-type="float">
            <text:p>1547514289</text:p>
          </table:table-cell>
          <table:table-cell office:value-type="string" calcext:value-type="string">
            <text:p>2019-01-15</text:p>
          </table:table-cell>
          <table:table-cell office:value-type="string" calcext:value-type="string">
            <text:p>01:04:49</text:p>
          </table:table-cell>
          <table:table-cell office:value-type="float" office:value="558577" calcext:value-type="float">
            <text:p>558577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fda554b9a4bbf926d486da319a99340164d4602f49bec95a724d211c367e2889</text:p>
          </table:table-cell>
          <table:table-cell office:value-type="float" office:value="1201" calcext:value-type="float">
            <text:p>1201</text:p>
          </table:table-cell>
          <table:table-cell office:value-type="float" office:value="1203" calcext:value-type="float">
            <text:p>1203</text:p>
          </table:table-cell>
          <table:table-cell/>
          <table:table-cell table:formula="of:=FLOOR([.A384];60*60*24)" office:value-type="float" office:value="1547510400" calcext:value-type="float">
            <text:p>1547510400</text:p>
          </table:table-cell>
          <table:table-cell table:number-columns-repeated="3"/>
        </table:table-row>
        <table:table-row table:style-name="ro1">
          <table:table-cell office:value-type="float" office:value="1547514289" calcext:value-type="float">
            <text:p>1547514289</text:p>
          </table:table-cell>
          <table:table-cell office:value-type="string" calcext:value-type="string">
            <text:p>2019-01-15</text:p>
          </table:table-cell>
          <table:table-cell office:value-type="string" calcext:value-type="string">
            <text:p>01:04:49</text:p>
          </table:table-cell>
          <table:table-cell office:value-type="float" office:value="558577" calcext:value-type="float">
            <text:p>558577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9f9e2ef6336aa490ec5135e4f7ca7b0b689a2a3c5c7b9fcc32dadf39b9e626c2</text:p>
          </table:table-cell>
          <table:table-cell office:value-type="float" office:value="432" calcext:value-type="float">
            <text:p>432</text:p>
          </table:table-cell>
          <table:table-cell office:value-type="float" office:value="435" calcext:value-type="float">
            <text:p>435</text:p>
          </table:table-cell>
          <table:table-cell/>
          <table:table-cell table:formula="of:=FLOOR([.A385];60*60*24)" office:value-type="float" office:value="1547510400" calcext:value-type="float">
            <text:p>1547510400</text:p>
          </table:table-cell>
          <table:table-cell table:number-columns-repeated="3"/>
        </table:table-row>
        <table:table-row table:style-name="ro1">
          <table:table-cell office:value-type="float" office:value="1547514289" calcext:value-type="float">
            <text:p>1547514289</text:p>
          </table:table-cell>
          <table:table-cell office:value-type="string" calcext:value-type="string">
            <text:p>2019-01-15</text:p>
          </table:table-cell>
          <table:table-cell office:value-type="string" calcext:value-type="string">
            <text:p>01:04:49</text:p>
          </table:table-cell>
          <table:table-cell office:value-type="float" office:value="558577" calcext:value-type="float">
            <text:p>558577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d58f6fc55659ed72d73d353181e54a1b1f48bd06373960d1e5f9ee0e8adcd0e7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386];60*60*24)" office:value-type="float" office:value="1547510400" calcext:value-type="float">
            <text:p>1547510400</text:p>
          </table:table-cell>
          <table:table-cell table:number-columns-repeated="3"/>
        </table:table-row>
        <table:table-row table:style-name="ro1">
          <table:table-cell office:value-type="float" office:value="1547512049" calcext:value-type="float">
            <text:p>1547512049</text:p>
          </table:table-cell>
          <table:table-cell office:value-type="string" calcext:value-type="string">
            <text:p>2019-01-15</text:p>
          </table:table-cell>
          <table:table-cell office:value-type="string" calcext:value-type="string">
            <text:p>00:27:29</text:p>
          </table:table-cell>
          <table:table-cell office:value-type="float" office:value="558571" calcext:value-type="float">
            <text:p>558571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3482d68c570d8c7516422552d998857409d6de4b4547891ee15b600dd0d76e7c</text:p>
          </table:table-cell>
          <table:table-cell office:value-type="float" office:value="144" calcext:value-type="float">
            <text:p>144</text:p>
          </table:table-cell>
          <table:table-cell office:value-type="float" office:value="1339" calcext:value-type="float">
            <text:p>1339</text:p>
          </table:table-cell>
          <table:table-cell/>
          <table:table-cell table:formula="of:=FLOOR([.A387];60*60*24)" office:value-type="float" office:value="1547510400" calcext:value-type="float">
            <text:p>1547510400</text:p>
          </table:table-cell>
          <table:table-cell table:number-columns-repeated="3"/>
        </table:table-row>
        <table:table-row table:style-name="ro1">
          <table:table-cell office:value-type="float" office:value="1547523435" calcext:value-type="float">
            <text:p>1547523435</text:p>
          </table:table-cell>
          <table:table-cell office:value-type="string" calcext:value-type="string">
            <text:p>2019-01-15</text:p>
          </table:table-cell>
          <table:table-cell office:value-type="string" calcext:value-type="string">
            <text:p>03:37:15</text:p>
          </table:table-cell>
          <table:table-cell office:value-type="float" office:value="558591" calcext:value-type="float">
            <text:p>558591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3465cbfa936a113a1e6863197143efc76067246e720527135e40c9cd85d070e4</text:p>
          </table:table-cell>
          <table:table-cell office:value-type="float" office:value="144" calcext:value-type="float">
            <text:p>144</text:p>
          </table:table-cell>
          <table:table-cell office:value-type="float" office:value="156" calcext:value-type="float">
            <text:p>156</text:p>
          </table:table-cell>
          <table:table-cell/>
          <table:table-cell table:formula="of:=FLOOR([.A388];60*60*24)" office:value-type="float" office:value="1547510400" calcext:value-type="float">
            <text:p>1547510400</text:p>
          </table:table-cell>
          <table:table-cell table:number-columns-repeated="3"/>
        </table:table-row>
        <table:table-row table:style-name="ro1">
          <table:table-cell office:value-type="float" office:value="1547519737" calcext:value-type="float">
            <text:p>1547519737</text:p>
          </table:table-cell>
          <table:table-cell office:value-type="string" calcext:value-type="string">
            <text:p>2019-01-15</text:p>
          </table:table-cell>
          <table:table-cell office:value-type="string" calcext:value-type="string">
            <text:p>02:35:37</text:p>
          </table:table-cell>
          <table:table-cell office:value-type="float" office:value="558586" calcext:value-type="float">
            <text:p>558586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a05c23ebbf61b1bafefe78a62be521dc18f6e34e26d8c85f60b2a61baa08f9ad</text:p>
          </table:table-cell>
          <table:table-cell office:value-type="float" office:value="180" calcext:value-type="float">
            <text:p>180</text:p>
          </table:table-cell>
          <table:table-cell office:value-type="float" office:value="187" calcext:value-type="float">
            <text:p>187</text:p>
          </table:table-cell>
          <table:table-cell/>
          <table:table-cell table:formula="of:=FLOOR([.A389];60*60*24)" office:value-type="float" office:value="1547510400" calcext:value-type="float">
            <text:p>1547510400</text:p>
          </table:table-cell>
          <table:table-cell table:number-columns-repeated="3"/>
        </table:table-row>
        <table:table-row table:style-name="ro1">
          <table:table-cell office:value-type="float" office:value="1547519737" calcext:value-type="float">
            <text:p>1547519737</text:p>
          </table:table-cell>
          <table:table-cell office:value-type="string" calcext:value-type="string">
            <text:p>2019-01-15</text:p>
          </table:table-cell>
          <table:table-cell office:value-type="string" calcext:value-type="string">
            <text:p>02:35:37</text:p>
          </table:table-cell>
          <table:table-cell office:value-type="float" office:value="558586" calcext:value-type="float">
            <text:p>558586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8389d54be282529d10db28745cc6b8c05abbf5935ffc71f2e58ce7372269a3bd</text:p>
          </table:table-cell>
          <table:table-cell office:value-type="float" office:value="144" calcext:value-type="float">
            <text:p>144</text:p>
          </table:table-cell>
          <table:table-cell office:value-type="float" office:value="172" calcext:value-type="float">
            <text:p>172</text:p>
          </table:table-cell>
          <table:table-cell/>
          <table:table-cell table:formula="of:=FLOOR([.A390];60*60*24)" office:value-type="float" office:value="1547510400" calcext:value-type="float">
            <text:p>1547510400</text:p>
          </table:table-cell>
          <table:table-cell table:number-columns-repeated="3"/>
        </table:table-row>
        <table:table-row table:style-name="ro1">
          <table:table-cell office:value-type="float" office:value="1547519552" calcext:value-type="float">
            <text:p>1547519552</text:p>
          </table:table-cell>
          <table:table-cell office:value-type="string" calcext:value-type="string">
            <text:p>2019-01-15</text:p>
          </table:table-cell>
          <table:table-cell office:value-type="string" calcext:value-type="string">
            <text:p>02:32:32</text:p>
          </table:table-cell>
          <table:table-cell office:value-type="float" office:value="558585" calcext:value-type="float">
            <text:p>558585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2489b0f187b0e11b8a441fecf0302ca20e2b1513db9a9abf4daaca90051d0163</text:p>
          </table:table-cell>
          <table:table-cell office:value-type="float" office:value="144" calcext:value-type="float">
            <text:p>144</text:p>
          </table:table-cell>
          <table:table-cell office:value-type="float" office:value="235" calcext:value-type="float">
            <text:p>235</text:p>
          </table:table-cell>
          <table:table-cell/>
          <table:table-cell table:formula="of:=FLOOR([.A391];60*60*24)" office:value-type="float" office:value="1547510400" calcext:value-type="float">
            <text:p>1547510400</text:p>
          </table:table-cell>
          <table:table-cell table:number-columns-repeated="3"/>
        </table:table-row>
        <table:table-row table:style-name="ro1">
          <table:table-cell office:value-type="float" office:value="1547524872" calcext:value-type="float">
            <text:p>1547524872</text:p>
          </table:table-cell>
          <table:table-cell office:value-type="string" calcext:value-type="string">
            <text:p>2019-01-15</text:p>
          </table:table-cell>
          <table:table-cell office:value-type="string" calcext:value-type="string">
            <text:p>04:01:12</text:p>
          </table:table-cell>
          <table:table-cell office:value-type="float" office:value="558595" calcext:value-type="float">
            <text:p>558595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818fe103c914934d39a3b07c1db4282a6c09763088e212b234d915cd7707c21c</text:p>
          </table:table-cell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/>
          <table:table-cell table:formula="of:=FLOOR([.A392];60*60*24)" office:value-type="float" office:value="1547510400" calcext:value-type="float">
            <text:p>1547510400</text:p>
          </table:table-cell>
          <table:table-cell table:number-columns-repeated="3"/>
        </table:table-row>
        <table:table-row table:style-name="ro1">
          <table:table-cell office:value-type="float" office:value="1547533180" calcext:value-type="float">
            <text:p>1547533180</text:p>
          </table:table-cell>
          <table:table-cell office:value-type="string" calcext:value-type="string">
            <text:p>2019-01-15</text:p>
          </table:table-cell>
          <table:table-cell office:value-type="string" calcext:value-type="string">
            <text:p>06:19:40</text:p>
          </table:table-cell>
          <table:table-cell office:value-type="float" office:value="558607" calcext:value-type="float">
            <text:p>558607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ac1f3062b6165b0b91fb8419eb8ab8cfa07a280ac83d49d2e4ee85195ddfeef9</text:p>
          </table:table-cell>
          <table:table-cell office:value-type="float" office:value="240" calcext:value-type="float">
            <text:p>240</text:p>
          </table:table-cell>
          <table:table-cell office:value-type="float" office:value="244" calcext:value-type="float">
            <text:p>244</text:p>
          </table:table-cell>
          <table:table-cell/>
          <table:table-cell table:formula="of:=FLOOR([.A393];60*60*24)" office:value-type="float" office:value="1547510400" calcext:value-type="float">
            <text:p>1547510400</text:p>
          </table:table-cell>
          <table:table-cell table:number-columns-repeated="3"/>
        </table:table-row>
        <table:table-row table:style-name="ro1">
          <table:table-cell office:value-type="float" office:value="1547533180" calcext:value-type="float">
            <text:p>1547533180</text:p>
          </table:table-cell>
          <table:table-cell office:value-type="string" calcext:value-type="string">
            <text:p>2019-01-15</text:p>
          </table:table-cell>
          <table:table-cell office:value-type="string" calcext:value-type="string">
            <text:p>06:19:40</text:p>
          </table:table-cell>
          <table:table-cell office:value-type="float" office:value="558607" calcext:value-type="float">
            <text:p>558607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9bd54b77cb889b4e1960099ee1acd18373f43791a8a190ea818f21be9904e3e1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394];60*60*24)" office:value-type="float" office:value="1547510400" calcext:value-type="float">
            <text:p>1547510400</text:p>
          </table:table-cell>
          <table:table-cell table:number-columns-repeated="3"/>
        </table:table-row>
        <table:table-row table:style-name="ro1">
          <table:table-cell office:value-type="float" office:value="1547526973" calcext:value-type="float">
            <text:p>1547526973</text:p>
          </table:table-cell>
          <table:table-cell office:value-type="string" calcext:value-type="string">
            <text:p>2019-01-15</text:p>
          </table:table-cell>
          <table:table-cell office:value-type="string" calcext:value-type="string">
            <text:p>04:36:13</text:p>
          </table:table-cell>
          <table:table-cell office:value-type="float" office:value="558599" calcext:value-type="float">
            <text:p>558599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b7a861aade2795c7446fd9c2bce958f38464b74459f65ed6a38e37002b2df34e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395];60*60*24)" office:value-type="float" office:value="1547510400" calcext:value-type="float">
            <text:p>1547510400</text:p>
          </table:table-cell>
          <table:table-cell table:number-columns-repeated="3"/>
        </table:table-row>
        <table:table-row table:style-name="ro1">
          <table:table-cell office:value-type="float" office:value="1547526973" calcext:value-type="float">
            <text:p>1547526973</text:p>
          </table:table-cell>
          <table:table-cell office:value-type="string" calcext:value-type="string">
            <text:p>2019-01-15</text:p>
          </table:table-cell>
          <table:table-cell office:value-type="string" calcext:value-type="string">
            <text:p>04:36:13</text:p>
          </table:table-cell>
          <table:table-cell office:value-type="float" office:value="558599" calcext:value-type="float">
            <text:p>558599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75e77f7d0086f572bd770641478e32715da4b7c52e69476aaeb61e7b844f0122</text:p>
          </table:table-cell>
          <table:table-cell table:number-columns-repeated="2" office:value-type="float" office:value="144" calcext:value-type="float">
            <text:p>144</text:p>
          </table:table-cell>
          <table:table-cell/>
          <table:table-cell table:formula="of:=FLOOR([.A396];60*60*24)" office:value-type="float" office:value="1547510400" calcext:value-type="float">
            <text:p>1547510400</text:p>
          </table:table-cell>
          <table:table-cell table:number-columns-repeated="3"/>
        </table:table-row>
        <table:table-row table:style-name="ro1">
          <table:table-cell office:value-type="float" office:value="1547533180" calcext:value-type="float">
            <text:p>1547533180</text:p>
          </table:table-cell>
          <table:table-cell office:value-type="string" calcext:value-type="string">
            <text:p>2019-01-15</text:p>
          </table:table-cell>
          <table:table-cell office:value-type="string" calcext:value-type="string">
            <text:p>06:19:40</text:p>
          </table:table-cell>
          <table:table-cell office:value-type="float" office:value="558607" calcext:value-type="float">
            <text:p>558607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b84eb366c630d195c520f93f776f15d263559a32d8965e7b3b52c265aa0e6c1f</text:p>
          </table:table-cell>
          <table:table-cell office:value-type="float" office:value="144" calcext:value-type="float">
            <text:p>144</text:p>
          </table:table-cell>
          <table:table-cell office:value-type="float" office:value="152" calcext:value-type="float">
            <text:p>152</text:p>
          </table:table-cell>
          <table:table-cell/>
          <table:table-cell table:formula="of:=FLOOR([.A397];60*60*24)" office:value-type="float" office:value="1547510400" calcext:value-type="float">
            <text:p>1547510400</text:p>
          </table:table-cell>
          <table:table-cell table:number-columns-repeated="3"/>
        </table:table-row>
        <table:table-row table:style-name="ro1">
          <table:table-cell office:value-type="float" office:value="1547533180" calcext:value-type="float">
            <text:p>1547533180</text:p>
          </table:table-cell>
          <table:table-cell office:value-type="string" calcext:value-type="string">
            <text:p>2019-01-15</text:p>
          </table:table-cell>
          <table:table-cell office:value-type="string" calcext:value-type="string">
            <text:p>06:19:40</text:p>
          </table:table-cell>
          <table:table-cell office:value-type="float" office:value="558607" calcext:value-type="float">
            <text:p>558607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ac4bd529c12d3ab4f7e0ec4ee2b5cbf35a935d5d33743fcf79666d8a40e30940</text:p>
          </table:table-cell>
          <table:table-cell office:value-type="float" office:value="144" calcext:value-type="float">
            <text:p>144</text:p>
          </table:table-cell>
          <table:table-cell office:value-type="float" office:value="149" calcext:value-type="float">
            <text:p>149</text:p>
          </table:table-cell>
          <table:table-cell/>
          <table:table-cell table:formula="of:=FLOOR([.A398];60*60*24)" office:value-type="float" office:value="1547510400" calcext:value-type="float">
            <text:p>1547510400</text:p>
          </table:table-cell>
          <table:table-cell table:number-columns-repeated="3"/>
        </table:table-row>
        <table:table-row table:style-name="ro1">
          <table:table-cell office:value-type="float" office:value="1547533180" calcext:value-type="float">
            <text:p>1547533180</text:p>
          </table:table-cell>
          <table:table-cell office:value-type="string" calcext:value-type="string">
            <text:p>2019-01-15</text:p>
          </table:table-cell>
          <table:table-cell office:value-type="string" calcext:value-type="string">
            <text:p>06:19:40</text:p>
          </table:table-cell>
          <table:table-cell office:value-type="float" office:value="558607" calcext:value-type="float">
            <text:p>558607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7d56568509a14ab2fa790a715572f081907e21f68e408fa4526357484db56091</text:p>
          </table:table-cell>
          <table:table-cell office:value-type="float" office:value="144" calcext:value-type="float">
            <text:p>144</text:p>
          </table:table-cell>
          <table:table-cell office:value-type="float" office:value="152" calcext:value-type="float">
            <text:p>152</text:p>
          </table:table-cell>
          <table:table-cell/>
          <table:table-cell table:formula="of:=FLOOR([.A399];60*60*24)" office:value-type="float" office:value="1547510400" calcext:value-type="float">
            <text:p>1547510400</text:p>
          </table:table-cell>
          <table:table-cell table:number-columns-repeated="3"/>
        </table:table-row>
        <table:table-row table:style-name="ro1">
          <table:table-cell office:value-type="float" office:value="1547533180" calcext:value-type="float">
            <text:p>1547533180</text:p>
          </table:table-cell>
          <table:table-cell office:value-type="string" calcext:value-type="string">
            <text:p>2019-01-15</text:p>
          </table:table-cell>
          <table:table-cell office:value-type="string" calcext:value-type="string">
            <text:p>06:19:40</text:p>
          </table:table-cell>
          <table:table-cell office:value-type="float" office:value="558607" calcext:value-type="float">
            <text:p>558607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f7773966c9958794d5853e60509da56a5b6512687dcb42b985aadd5d3df383cd</text:p>
          </table:table-cell>
          <table:table-cell office:value-type="float" office:value="144" calcext:value-type="float">
            <text:p>144</text:p>
          </table:table-cell>
          <table:table-cell office:value-type="float" office:value="150" calcext:value-type="float">
            <text:p>150</text:p>
          </table:table-cell>
          <table:table-cell/>
          <table:table-cell table:formula="of:=FLOOR([.A400];60*60*24)" office:value-type="float" office:value="1547510400" calcext:value-type="float">
            <text:p>1547510400</text:p>
          </table:table-cell>
          <table:table-cell table:number-columns-repeated="3"/>
        </table:table-row>
        <table:table-row table:style-name="ro1">
          <table:table-cell office:value-type="float" office:value="1547536599" calcext:value-type="float">
            <text:p>1547536599</text:p>
          </table:table-cell>
          <table:table-cell office:value-type="string" calcext:value-type="string">
            <text:p>2019-01-15</text:p>
          </table:table-cell>
          <table:table-cell office:value-type="string" calcext:value-type="string">
            <text:p>07:16:39</text:p>
          </table:table-cell>
          <table:table-cell office:value-type="float" office:value="558614" calcext:value-type="float">
            <text:p>558614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3f300ca62048976301b2c348f2b5218a258611ae108ddd467f4e2b225ea40b00</text:p>
          </table:table-cell>
          <table:table-cell table:number-columns-repeated="2" office:value-type="float" office:value="144" calcext:value-type="float">
            <text:p>144</text:p>
          </table:table-cell>
          <table:table-cell/>
          <table:table-cell table:formula="of:=FLOOR([.A401];60*60*24)" office:value-type="float" office:value="1547510400" calcext:value-type="float">
            <text:p>1547510400</text:p>
          </table:table-cell>
          <table:table-cell table:number-columns-repeated="3"/>
        </table:table-row>
        <table:table-row table:style-name="ro1">
          <table:table-cell office:value-type="float" office:value="1547536599" calcext:value-type="float">
            <text:p>1547536599</text:p>
          </table:table-cell>
          <table:table-cell office:value-type="string" calcext:value-type="string">
            <text:p>2019-01-15</text:p>
          </table:table-cell>
          <table:table-cell office:value-type="string" calcext:value-type="string">
            <text:p>07:16:39</text:p>
          </table:table-cell>
          <table:table-cell office:value-type="float" office:value="558614" calcext:value-type="float">
            <text:p>558614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675a7a2d48226883e4f74a1ed4780774aac1eadc4e102e4d281fa874d489e001</text:p>
          </table:table-cell>
          <table:table-cell table:number-columns-repeated="2" office:value-type="float" office:value="144" calcext:value-type="float">
            <text:p>144</text:p>
          </table:table-cell>
          <table:table-cell/>
          <table:table-cell table:formula="of:=FLOOR([.A402];60*60*24)" office:value-type="float" office:value="1547510400" calcext:value-type="float">
            <text:p>1547510400</text:p>
          </table:table-cell>
          <table:table-cell table:number-columns-repeated="3"/>
        </table:table-row>
        <table:table-row table:style-name="ro1">
          <table:table-cell office:value-type="float" office:value="1547536599" calcext:value-type="float">
            <text:p>1547536599</text:p>
          </table:table-cell>
          <table:table-cell office:value-type="string" calcext:value-type="string">
            <text:p>2019-01-15</text:p>
          </table:table-cell>
          <table:table-cell office:value-type="string" calcext:value-type="string">
            <text:p>07:16:39</text:p>
          </table:table-cell>
          <table:table-cell office:value-type="float" office:value="558614" calcext:value-type="float">
            <text:p>558614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45ad3f7c5bf2e153610933bcab7a8bf945db5d92c8e33346177801b960f03002</text:p>
          </table:table-cell>
          <table:table-cell table:number-columns-repeated="2" office:value-type="float" office:value="144" calcext:value-type="float">
            <text:p>144</text:p>
          </table:table-cell>
          <table:table-cell/>
          <table:table-cell table:formula="of:=FLOOR([.A403];60*60*24)" office:value-type="float" office:value="1547510400" calcext:value-type="float">
            <text:p>1547510400</text:p>
          </table:table-cell>
          <table:table-cell table:number-columns-repeated="3"/>
        </table:table-row>
        <table:table-row table:style-name="ro1">
          <table:table-cell office:value-type="float" office:value="1547536599" calcext:value-type="float">
            <text:p>1547536599</text:p>
          </table:table-cell>
          <table:table-cell office:value-type="string" calcext:value-type="string">
            <text:p>2019-01-15</text:p>
          </table:table-cell>
          <table:table-cell office:value-type="string" calcext:value-type="string">
            <text:p>07:16:39</text:p>
          </table:table-cell>
          <table:table-cell office:value-type="float" office:value="558614" calcext:value-type="float">
            <text:p>558614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1ead05338a0e183feb3669a77ff3439299198c47700a2656b28258c02974e711</text:p>
          </table:table-cell>
          <table:table-cell table:number-columns-repeated="2" office:value-type="float" office:value="144" calcext:value-type="float">
            <text:p>144</text:p>
          </table:table-cell>
          <table:table-cell/>
          <table:table-cell table:formula="of:=FLOOR([.A404];60*60*24)" office:value-type="float" office:value="1547510400" calcext:value-type="float">
            <text:p>1547510400</text:p>
          </table:table-cell>
          <table:table-cell table:number-columns-repeated="3"/>
        </table:table-row>
        <table:table-row table:style-name="ro1">
          <table:table-cell office:value-type="float" office:value="1547536599" calcext:value-type="float">
            <text:p>1547536599</text:p>
          </table:table-cell>
          <table:table-cell office:value-type="string" calcext:value-type="string">
            <text:p>2019-01-15</text:p>
          </table:table-cell>
          <table:table-cell office:value-type="string" calcext:value-type="string">
            <text:p>07:16:39</text:p>
          </table:table-cell>
          <table:table-cell office:value-type="float" office:value="558614" calcext:value-type="float">
            <text:p>558614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75fa7bf0ba1d0803b67f1cef173c932010bf4f0c28a07c2c21e2da59856b9e17</text:p>
          </table:table-cell>
          <table:table-cell table:number-columns-repeated="2" office:value-type="float" office:value="144" calcext:value-type="float">
            <text:p>144</text:p>
          </table:table-cell>
          <table:table-cell/>
          <table:table-cell table:formula="of:=FLOOR([.A405];60*60*24)" office:value-type="float" office:value="1547510400" calcext:value-type="float">
            <text:p>1547510400</text:p>
          </table:table-cell>
          <table:table-cell table:number-columns-repeated="3"/>
        </table:table-row>
        <table:table-row table:style-name="ro1">
          <table:table-cell office:value-type="float" office:value="1547536599" calcext:value-type="float">
            <text:p>1547536599</text:p>
          </table:table-cell>
          <table:table-cell office:value-type="string" calcext:value-type="string">
            <text:p>2019-01-15</text:p>
          </table:table-cell>
          <table:table-cell office:value-type="string" calcext:value-type="string">
            <text:p>07:16:39</text:p>
          </table:table-cell>
          <table:table-cell office:value-type="float" office:value="558614" calcext:value-type="float">
            <text:p>558614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4f5690b09d5de158a0da52939b2bfd7cb0262cf0b3d9f58add88c7590be21419</text:p>
          </table:table-cell>
          <table:table-cell table:number-columns-repeated="2" office:value-type="float" office:value="144" calcext:value-type="float">
            <text:p>144</text:p>
          </table:table-cell>
          <table:table-cell/>
          <table:table-cell table:formula="of:=FLOOR([.A406];60*60*24)" office:value-type="float" office:value="1547510400" calcext:value-type="float">
            <text:p>1547510400</text:p>
          </table:table-cell>
          <table:table-cell table:number-columns-repeated="3"/>
        </table:table-row>
        <table:table-row table:style-name="ro1">
          <table:table-cell office:value-type="float" office:value="1547536599" calcext:value-type="float">
            <text:p>1547536599</text:p>
          </table:table-cell>
          <table:table-cell office:value-type="string" calcext:value-type="string">
            <text:p>2019-01-15</text:p>
          </table:table-cell>
          <table:table-cell office:value-type="string" calcext:value-type="string">
            <text:p>07:16:39</text:p>
          </table:table-cell>
          <table:table-cell office:value-type="float" office:value="558614" calcext:value-type="float">
            <text:p>558614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13732dd4b8d1486e5a395313ea4a4ea532cb800d2637f54744a7bfd344b9761a</text:p>
          </table:table-cell>
          <table:table-cell table:number-columns-repeated="2" office:value-type="float" office:value="144" calcext:value-type="float">
            <text:p>144</text:p>
          </table:table-cell>
          <table:table-cell/>
          <table:table-cell table:formula="of:=FLOOR([.A407];60*60*24)" office:value-type="float" office:value="1547510400" calcext:value-type="float">
            <text:p>1547510400</text:p>
          </table:table-cell>
          <table:table-cell table:number-columns-repeated="3"/>
        </table:table-row>
        <table:table-row table:style-name="ro1">
          <table:table-cell office:value-type="float" office:value="1547536599" calcext:value-type="float">
            <text:p>1547536599</text:p>
          </table:table-cell>
          <table:table-cell office:value-type="string" calcext:value-type="string">
            <text:p>2019-01-15</text:p>
          </table:table-cell>
          <table:table-cell office:value-type="string" calcext:value-type="string">
            <text:p>07:16:39</text:p>
          </table:table-cell>
          <table:table-cell office:value-type="float" office:value="558614" calcext:value-type="float">
            <text:p>558614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63ec702d08f30fdfa33ef8440668316f77b63a7a1adc67ec85b48449f736801b</text:p>
          </table:table-cell>
          <table:table-cell table:number-columns-repeated="2" office:value-type="float" office:value="144" calcext:value-type="float">
            <text:p>144</text:p>
          </table:table-cell>
          <table:table-cell/>
          <table:table-cell table:formula="of:=FLOOR([.A408];60*60*24)" office:value-type="float" office:value="1547510400" calcext:value-type="float">
            <text:p>1547510400</text:p>
          </table:table-cell>
          <table:table-cell table:number-columns-repeated="3"/>
        </table:table-row>
        <table:table-row table:style-name="ro1">
          <table:table-cell office:value-type="float" office:value="1547536599" calcext:value-type="float">
            <text:p>1547536599</text:p>
          </table:table-cell>
          <table:table-cell office:value-type="string" calcext:value-type="string">
            <text:p>2019-01-15</text:p>
          </table:table-cell>
          <table:table-cell office:value-type="string" calcext:value-type="string">
            <text:p>07:16:39</text:p>
          </table:table-cell>
          <table:table-cell office:value-type="float" office:value="558614" calcext:value-type="float">
            <text:p>558614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7c9a4a7f5869735d25f087e422080df05efce0fb6553f8579fb0fb9bb009d71f</text:p>
          </table:table-cell>
          <table:table-cell table:number-columns-repeated="2" office:value-type="float" office:value="144" calcext:value-type="float">
            <text:p>144</text:p>
          </table:table-cell>
          <table:table-cell/>
          <table:table-cell table:formula="of:=FLOOR([.A409];60*60*24)" office:value-type="float" office:value="1547510400" calcext:value-type="float">
            <text:p>1547510400</text:p>
          </table:table-cell>
          <table:table-cell table:number-columns-repeated="3"/>
        </table:table-row>
        <table:table-row table:style-name="ro1">
          <table:table-cell office:value-type="float" office:value="1547536599" calcext:value-type="float">
            <text:p>1547536599</text:p>
          </table:table-cell>
          <table:table-cell office:value-type="string" calcext:value-type="string">
            <text:p>2019-01-15</text:p>
          </table:table-cell>
          <table:table-cell office:value-type="string" calcext:value-type="string">
            <text:p>07:16:39</text:p>
          </table:table-cell>
          <table:table-cell office:value-type="float" office:value="558614" calcext:value-type="float">
            <text:p>558614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5b8f7221aee78173a5e4e6595bdfe0093d960f5d77ca0b4dbd3069ee4c917c21</text:p>
          </table:table-cell>
          <table:table-cell table:number-columns-repeated="2" office:value-type="float" office:value="144" calcext:value-type="float">
            <text:p>144</text:p>
          </table:table-cell>
          <table:table-cell/>
          <table:table-cell table:formula="of:=FLOOR([.A410];60*60*24)" office:value-type="float" office:value="1547510400" calcext:value-type="float">
            <text:p>1547510400</text:p>
          </table:table-cell>
          <table:table-cell table:number-columns-repeated="3"/>
        </table:table-row>
        <table:table-row table:style-name="ro1">
          <table:table-cell office:value-type="float" office:value="1547536599" calcext:value-type="float">
            <text:p>1547536599</text:p>
          </table:table-cell>
          <table:table-cell office:value-type="string" calcext:value-type="string">
            <text:p>2019-01-15</text:p>
          </table:table-cell>
          <table:table-cell office:value-type="string" calcext:value-type="string">
            <text:p>07:16:39</text:p>
          </table:table-cell>
          <table:table-cell office:value-type="float" office:value="558614" calcext:value-type="float">
            <text:p>558614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e549857058f377cda9f101ec2bd79617dc641d9e6cbb13127b68375c80b62823</text:p>
          </table:table-cell>
          <table:table-cell table:number-columns-repeated="2" office:value-type="float" office:value="144" calcext:value-type="float">
            <text:p>144</text:p>
          </table:table-cell>
          <table:table-cell/>
          <table:table-cell table:formula="of:=FLOOR([.A411];60*60*24)" office:value-type="float" office:value="1547510400" calcext:value-type="float">
            <text:p>1547510400</text:p>
          </table:table-cell>
          <table:table-cell table:number-columns-repeated="3"/>
        </table:table-row>
        <table:table-row table:style-name="ro1">
          <table:table-cell office:value-type="float" office:value="1547536599" calcext:value-type="float">
            <text:p>1547536599</text:p>
          </table:table-cell>
          <table:table-cell office:value-type="string" calcext:value-type="string">
            <text:p>2019-01-15</text:p>
          </table:table-cell>
          <table:table-cell office:value-type="string" calcext:value-type="string">
            <text:p>07:16:39</text:p>
          </table:table-cell>
          <table:table-cell office:value-type="float" office:value="558614" calcext:value-type="float">
            <text:p>558614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a67135dae40d5bfdf4e2662a71eb14f756313bff193bfde8c1b0ea075dedae2a</text:p>
          </table:table-cell>
          <table:table-cell table:number-columns-repeated="2" office:value-type="float" office:value="144" calcext:value-type="float">
            <text:p>144</text:p>
          </table:table-cell>
          <table:table-cell/>
          <table:table-cell table:formula="of:=FLOOR([.A412];60*60*24)" office:value-type="float" office:value="1547510400" calcext:value-type="float">
            <text:p>1547510400</text:p>
          </table:table-cell>
          <table:table-cell table:number-columns-repeated="3"/>
        </table:table-row>
        <table:table-row table:style-name="ro1">
          <table:table-cell office:value-type="float" office:value="1547536599" calcext:value-type="float">
            <text:p>1547536599</text:p>
          </table:table-cell>
          <table:table-cell office:value-type="string" calcext:value-type="string">
            <text:p>2019-01-15</text:p>
          </table:table-cell>
          <table:table-cell office:value-type="string" calcext:value-type="string">
            <text:p>07:16:39</text:p>
          </table:table-cell>
          <table:table-cell office:value-type="float" office:value="558614" calcext:value-type="float">
            <text:p>558614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46003bc5182a760f6ffbb20eb8db08a21805cb4b3ceb3f6ffad9abed917dfa2a</text:p>
          </table:table-cell>
          <table:table-cell table:number-columns-repeated="2" office:value-type="float" office:value="144" calcext:value-type="float">
            <text:p>144</text:p>
          </table:table-cell>
          <table:table-cell/>
          <table:table-cell table:formula="of:=FLOOR([.A413];60*60*24)" office:value-type="float" office:value="1547510400" calcext:value-type="float">
            <text:p>1547510400</text:p>
          </table:table-cell>
          <table:table-cell table:number-columns-repeated="3"/>
        </table:table-row>
        <table:table-row table:style-name="ro1">
          <table:table-cell office:value-type="float" office:value="1547536599" calcext:value-type="float">
            <text:p>1547536599</text:p>
          </table:table-cell>
          <table:table-cell office:value-type="string" calcext:value-type="string">
            <text:p>2019-01-15</text:p>
          </table:table-cell>
          <table:table-cell office:value-type="string" calcext:value-type="string">
            <text:p>07:16:39</text:p>
          </table:table-cell>
          <table:table-cell office:value-type="float" office:value="558614" calcext:value-type="float">
            <text:p>558614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24856798955637ca973f0a67c4fdd27d581f4612d05dff1dd8891fcb326d612b</text:p>
          </table:table-cell>
          <table:table-cell table:number-columns-repeated="2" office:value-type="float" office:value="144" calcext:value-type="float">
            <text:p>144</text:p>
          </table:table-cell>
          <table:table-cell/>
          <table:table-cell table:formula="of:=FLOOR([.A414];60*60*24)" office:value-type="float" office:value="1547510400" calcext:value-type="float">
            <text:p>1547510400</text:p>
          </table:table-cell>
          <table:table-cell table:number-columns-repeated="3"/>
        </table:table-row>
        <table:table-row table:style-name="ro1">
          <table:table-cell office:value-type="float" office:value="1547536599" calcext:value-type="float">
            <text:p>1547536599</text:p>
          </table:table-cell>
          <table:table-cell office:value-type="string" calcext:value-type="string">
            <text:p>2019-01-15</text:p>
          </table:table-cell>
          <table:table-cell office:value-type="string" calcext:value-type="string">
            <text:p>07:16:39</text:p>
          </table:table-cell>
          <table:table-cell office:value-type="float" office:value="558614" calcext:value-type="float">
            <text:p>558614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733c360d969887c516c3bd6ece567d7a77aab72263aaa89518bc964639d02c2c</text:p>
          </table:table-cell>
          <table:table-cell table:number-columns-repeated="2" office:value-type="float" office:value="144" calcext:value-type="float">
            <text:p>144</text:p>
          </table:table-cell>
          <table:table-cell/>
          <table:table-cell table:formula="of:=FLOOR([.A415];60*60*24)" office:value-type="float" office:value="1547510400" calcext:value-type="float">
            <text:p>1547510400</text:p>
          </table:table-cell>
          <table:table-cell table:number-columns-repeated="3"/>
        </table:table-row>
        <table:table-row table:style-name="ro1">
          <table:table-cell office:value-type="float" office:value="1547536599" calcext:value-type="float">
            <text:p>1547536599</text:p>
          </table:table-cell>
          <table:table-cell office:value-type="string" calcext:value-type="string">
            <text:p>2019-01-15</text:p>
          </table:table-cell>
          <table:table-cell office:value-type="string" calcext:value-type="string">
            <text:p>07:16:39</text:p>
          </table:table-cell>
          <table:table-cell office:value-type="float" office:value="558614" calcext:value-type="float">
            <text:p>558614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548a4846e2c81457d9b2cba2be74914a58c0764dc9ace838534076b678583a2c</text:p>
          </table:table-cell>
          <table:table-cell table:number-columns-repeated="2" office:value-type="float" office:value="144" calcext:value-type="float">
            <text:p>144</text:p>
          </table:table-cell>
          <table:table-cell/>
          <table:table-cell table:formula="of:=FLOOR([.A416];60*60*24)" office:value-type="float" office:value="1547510400" calcext:value-type="float">
            <text:p>1547510400</text:p>
          </table:table-cell>
          <table:table-cell table:number-columns-repeated="3"/>
        </table:table-row>
        <table:table-row table:style-name="ro1">
          <table:table-cell office:value-type="float" office:value="1547536599" calcext:value-type="float">
            <text:p>1547536599</text:p>
          </table:table-cell>
          <table:table-cell office:value-type="string" calcext:value-type="string">
            <text:p>2019-01-15</text:p>
          </table:table-cell>
          <table:table-cell office:value-type="string" calcext:value-type="string">
            <text:p>07:16:39</text:p>
          </table:table-cell>
          <table:table-cell office:value-type="float" office:value="558614" calcext:value-type="float">
            <text:p>558614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a2c29171782812a76f1a6dcb6e1392e2fea9f13b6d40bfa3829bc4eed8c6732c</text:p>
          </table:table-cell>
          <table:table-cell table:number-columns-repeated="2" office:value-type="float" office:value="144" calcext:value-type="float">
            <text:p>144</text:p>
          </table:table-cell>
          <table:table-cell/>
          <table:table-cell table:formula="of:=FLOOR([.A417];60*60*24)" office:value-type="float" office:value="1547510400" calcext:value-type="float">
            <text:p>1547510400</text:p>
          </table:table-cell>
          <table:table-cell table:number-columns-repeated="3"/>
        </table:table-row>
        <table:table-row table:style-name="ro1">
          <table:table-cell office:value-type="float" office:value="1547536599" calcext:value-type="float">
            <text:p>1547536599</text:p>
          </table:table-cell>
          <table:table-cell office:value-type="string" calcext:value-type="string">
            <text:p>2019-01-15</text:p>
          </table:table-cell>
          <table:table-cell office:value-type="string" calcext:value-type="string">
            <text:p>07:16:39</text:p>
          </table:table-cell>
          <table:table-cell office:value-type="float" office:value="558614" calcext:value-type="float">
            <text:p>558614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94480bbe468c0fbd1c967cce5eb0a3732a2fb48e7d8b5b597c69fa0590f1c330</text:p>
          </table:table-cell>
          <table:table-cell table:number-columns-repeated="2" office:value-type="float" office:value="144" calcext:value-type="float">
            <text:p>144</text:p>
          </table:table-cell>
          <table:table-cell/>
          <table:table-cell table:formula="of:=FLOOR([.A418];60*60*24)" office:value-type="float" office:value="1547510400" calcext:value-type="float">
            <text:p>1547510400</text:p>
          </table:table-cell>
          <table:table-cell table:number-columns-repeated="3"/>
        </table:table-row>
        <table:table-row table:style-name="ro1">
          <table:table-cell office:value-type="float" office:value="1547536599" calcext:value-type="float">
            <text:p>1547536599</text:p>
          </table:table-cell>
          <table:table-cell office:value-type="string" calcext:value-type="string">
            <text:p>2019-01-15</text:p>
          </table:table-cell>
          <table:table-cell office:value-type="string" calcext:value-type="string">
            <text:p>07:16:39</text:p>
          </table:table-cell>
          <table:table-cell office:value-type="float" office:value="558614" calcext:value-type="float">
            <text:p>558614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a25d2805b1c2cb338216c255c25eed61e2196aa532fb173ff5c64a65cad41235</text:p>
          </table:table-cell>
          <table:table-cell table:number-columns-repeated="2" office:value-type="float" office:value="144" calcext:value-type="float">
            <text:p>144</text:p>
          </table:table-cell>
          <table:table-cell/>
          <table:table-cell table:formula="of:=FLOOR([.A419];60*60*24)" office:value-type="float" office:value="1547510400" calcext:value-type="float">
            <text:p>1547510400</text:p>
          </table:table-cell>
          <table:table-cell table:number-columns-repeated="3"/>
        </table:table-row>
        <table:table-row table:style-name="ro1">
          <table:table-cell office:value-type="float" office:value="1547536599" calcext:value-type="float">
            <text:p>1547536599</text:p>
          </table:table-cell>
          <table:table-cell office:value-type="string" calcext:value-type="string">
            <text:p>2019-01-15</text:p>
          </table:table-cell>
          <table:table-cell office:value-type="string" calcext:value-type="string">
            <text:p>07:16:39</text:p>
          </table:table-cell>
          <table:table-cell office:value-type="float" office:value="558614" calcext:value-type="float">
            <text:p>558614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6a933c2578ff173b32b029650795b78eac3c97f7077b6728c7436da5df035f35</text:p>
          </table:table-cell>
          <table:table-cell table:number-columns-repeated="2" office:value-type="float" office:value="144" calcext:value-type="float">
            <text:p>144</text:p>
          </table:table-cell>
          <table:table-cell/>
          <table:table-cell table:formula="of:=FLOOR([.A420];60*60*24)" office:value-type="float" office:value="1547510400" calcext:value-type="float">
            <text:p>1547510400</text:p>
          </table:table-cell>
          <table:table-cell table:number-columns-repeated="3"/>
        </table:table-row>
        <table:table-row table:style-name="ro1">
          <table:table-cell office:value-type="float" office:value="1547536599" calcext:value-type="float">
            <text:p>1547536599</text:p>
          </table:table-cell>
          <table:table-cell office:value-type="string" calcext:value-type="string">
            <text:p>2019-01-15</text:p>
          </table:table-cell>
          <table:table-cell office:value-type="string" calcext:value-type="string">
            <text:p>07:16:39</text:p>
          </table:table-cell>
          <table:table-cell office:value-type="float" office:value="558614" calcext:value-type="float">
            <text:p>558614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b0f46ee6d762241c5397e3dc66a34a3ddb1fcde3881cc767a859e35e183c833b</text:p>
          </table:table-cell>
          <table:table-cell table:number-columns-repeated="2" office:value-type="float" office:value="144" calcext:value-type="float">
            <text:p>144</text:p>
          </table:table-cell>
          <table:table-cell/>
          <table:table-cell table:formula="of:=FLOOR([.A421];60*60*24)" office:value-type="float" office:value="1547510400" calcext:value-type="float">
            <text:p>1547510400</text:p>
          </table:table-cell>
          <table:table-cell table:number-columns-repeated="3"/>
        </table:table-row>
        <table:table-row table:style-name="ro1">
          <table:table-cell office:value-type="float" office:value="1547536599" calcext:value-type="float">
            <text:p>1547536599</text:p>
          </table:table-cell>
          <table:table-cell office:value-type="string" calcext:value-type="string">
            <text:p>2019-01-15</text:p>
          </table:table-cell>
          <table:table-cell office:value-type="string" calcext:value-type="string">
            <text:p>07:16:39</text:p>
          </table:table-cell>
          <table:table-cell office:value-type="float" office:value="558614" calcext:value-type="float">
            <text:p>558614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013acd1c7e518812c5d13c6a28e9665a88653983696dc606a93f7838c44ee33b</text:p>
          </table:table-cell>
          <table:table-cell table:number-columns-repeated="2" office:value-type="float" office:value="144" calcext:value-type="float">
            <text:p>144</text:p>
          </table:table-cell>
          <table:table-cell/>
          <table:table-cell table:formula="of:=FLOOR([.A422];60*60*24)" office:value-type="float" office:value="1547510400" calcext:value-type="float">
            <text:p>1547510400</text:p>
          </table:table-cell>
          <table:table-cell table:number-columns-repeated="3"/>
        </table:table-row>
        <table:table-row table:style-name="ro1">
          <table:table-cell office:value-type="float" office:value="1547536599" calcext:value-type="float">
            <text:p>1547536599</text:p>
          </table:table-cell>
          <table:table-cell office:value-type="string" calcext:value-type="string">
            <text:p>2019-01-15</text:p>
          </table:table-cell>
          <table:table-cell office:value-type="string" calcext:value-type="string">
            <text:p>07:16:39</text:p>
          </table:table-cell>
          <table:table-cell office:value-type="float" office:value="558614" calcext:value-type="float">
            <text:p>558614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360b3d2678439a8648acafe55e97ea0bd7874c21c4216ea19e553b24db178f43</text:p>
          </table:table-cell>
          <table:table-cell table:number-columns-repeated="2" office:value-type="float" office:value="144" calcext:value-type="float">
            <text:p>144</text:p>
          </table:table-cell>
          <table:table-cell/>
          <table:table-cell table:formula="of:=FLOOR([.A423];60*60*24)" office:value-type="float" office:value="1547510400" calcext:value-type="float">
            <text:p>1547510400</text:p>
          </table:table-cell>
          <table:table-cell table:number-columns-repeated="3"/>
        </table:table-row>
        <table:table-row table:style-name="ro1">
          <table:table-cell office:value-type="float" office:value="1547536599" calcext:value-type="float">
            <text:p>1547536599</text:p>
          </table:table-cell>
          <table:table-cell office:value-type="string" calcext:value-type="string">
            <text:p>2019-01-15</text:p>
          </table:table-cell>
          <table:table-cell office:value-type="string" calcext:value-type="string">
            <text:p>07:16:39</text:p>
          </table:table-cell>
          <table:table-cell office:value-type="float" office:value="558614" calcext:value-type="float">
            <text:p>558614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35427595bf17bd7da5af5e5355d7247d2fb01a685f63f4de1083d8bb16b93c47</text:p>
          </table:table-cell>
          <table:table-cell table:number-columns-repeated="2" office:value-type="float" office:value="144" calcext:value-type="float">
            <text:p>144</text:p>
          </table:table-cell>
          <table:table-cell/>
          <table:table-cell table:formula="of:=FLOOR([.A424];60*60*24)" office:value-type="float" office:value="1547510400" calcext:value-type="float">
            <text:p>1547510400</text:p>
          </table:table-cell>
          <table:table-cell table:number-columns-repeated="3"/>
        </table:table-row>
        <table:table-row table:style-name="ro1">
          <table:table-cell office:value-type="float" office:value="1547536599" calcext:value-type="float">
            <text:p>1547536599</text:p>
          </table:table-cell>
          <table:table-cell office:value-type="string" calcext:value-type="string">
            <text:p>2019-01-15</text:p>
          </table:table-cell>
          <table:table-cell office:value-type="string" calcext:value-type="string">
            <text:p>07:16:39</text:p>
          </table:table-cell>
          <table:table-cell office:value-type="float" office:value="558614" calcext:value-type="float">
            <text:p>558614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7ae91f65c8c800b22f9fa58b155e8b24277ad1f146f5c47945c715113220e047</text:p>
          </table:table-cell>
          <table:table-cell table:number-columns-repeated="2" office:value-type="float" office:value="144" calcext:value-type="float">
            <text:p>144</text:p>
          </table:table-cell>
          <table:table-cell/>
          <table:table-cell table:formula="of:=FLOOR([.A425];60*60*24)" office:value-type="float" office:value="1547510400" calcext:value-type="float">
            <text:p>1547510400</text:p>
          </table:table-cell>
          <table:table-cell table:number-columns-repeated="3"/>
        </table:table-row>
        <table:table-row table:style-name="ro1">
          <table:table-cell office:value-type="float" office:value="1547536599" calcext:value-type="float">
            <text:p>1547536599</text:p>
          </table:table-cell>
          <table:table-cell office:value-type="string" calcext:value-type="string">
            <text:p>2019-01-15</text:p>
          </table:table-cell>
          <table:table-cell office:value-type="string" calcext:value-type="string">
            <text:p>07:16:39</text:p>
          </table:table-cell>
          <table:table-cell office:value-type="float" office:value="558614" calcext:value-type="float">
            <text:p>558614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c00a7a280dfa09162ec7abbef92b0ebdfdf94498b1555dfde56adb9019cada4c</text:p>
          </table:table-cell>
          <table:table-cell table:number-columns-repeated="2" office:value-type="float" office:value="144" calcext:value-type="float">
            <text:p>144</text:p>
          </table:table-cell>
          <table:table-cell/>
          <table:table-cell table:formula="of:=FLOOR([.A426];60*60*24)" office:value-type="float" office:value="1547510400" calcext:value-type="float">
            <text:p>1547510400</text:p>
          </table:table-cell>
          <table:table-cell table:number-columns-repeated="3"/>
        </table:table-row>
        <table:table-row table:style-name="ro1">
          <table:table-cell office:value-type="float" office:value="1547536599" calcext:value-type="float">
            <text:p>1547536599</text:p>
          </table:table-cell>
          <table:table-cell office:value-type="string" calcext:value-type="string">
            <text:p>2019-01-15</text:p>
          </table:table-cell>
          <table:table-cell office:value-type="string" calcext:value-type="string">
            <text:p>07:16:39</text:p>
          </table:table-cell>
          <table:table-cell office:value-type="float" office:value="558614" calcext:value-type="float">
            <text:p>558614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7db785cbe57311181bc191e45258ce3b5780b016c45e2a5e455d99079dd33a52</text:p>
          </table:table-cell>
          <table:table-cell table:number-columns-repeated="2" office:value-type="float" office:value="144" calcext:value-type="float">
            <text:p>144</text:p>
          </table:table-cell>
          <table:table-cell/>
          <table:table-cell table:formula="of:=FLOOR([.A427];60*60*24)" office:value-type="float" office:value="1547510400" calcext:value-type="float">
            <text:p>1547510400</text:p>
          </table:table-cell>
          <table:table-cell table:number-columns-repeated="3"/>
        </table:table-row>
        <table:table-row table:style-name="ro1">
          <table:table-cell office:value-type="float" office:value="1547536599" calcext:value-type="float">
            <text:p>1547536599</text:p>
          </table:table-cell>
          <table:table-cell office:value-type="string" calcext:value-type="string">
            <text:p>2019-01-15</text:p>
          </table:table-cell>
          <table:table-cell office:value-type="string" calcext:value-type="string">
            <text:p>07:16:39</text:p>
          </table:table-cell>
          <table:table-cell office:value-type="float" office:value="558614" calcext:value-type="float">
            <text:p>558614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e94337dc0c8f7509291d81c30c6706d4b7f60c4602dc28395e456de6d45fb952</text:p>
          </table:table-cell>
          <table:table-cell table:number-columns-repeated="2" office:value-type="float" office:value="144" calcext:value-type="float">
            <text:p>144</text:p>
          </table:table-cell>
          <table:table-cell/>
          <table:table-cell table:formula="of:=FLOOR([.A428];60*60*24)" office:value-type="float" office:value="1547510400" calcext:value-type="float">
            <text:p>1547510400</text:p>
          </table:table-cell>
          <table:table-cell table:number-columns-repeated="3"/>
        </table:table-row>
        <table:table-row table:style-name="ro1">
          <table:table-cell office:value-type="float" office:value="1547536599" calcext:value-type="float">
            <text:p>1547536599</text:p>
          </table:table-cell>
          <table:table-cell office:value-type="string" calcext:value-type="string">
            <text:p>2019-01-15</text:p>
          </table:table-cell>
          <table:table-cell office:value-type="string" calcext:value-type="string">
            <text:p>07:16:39</text:p>
          </table:table-cell>
          <table:table-cell office:value-type="float" office:value="558614" calcext:value-type="float">
            <text:p>558614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7a03e4087967ad4d8398a6f4de760c2eba52fe26379c41164378a46674fb7954</text:p>
          </table:table-cell>
          <table:table-cell table:number-columns-repeated="2" office:value-type="float" office:value="144" calcext:value-type="float">
            <text:p>144</text:p>
          </table:table-cell>
          <table:table-cell/>
          <table:table-cell table:formula="of:=FLOOR([.A429];60*60*24)" office:value-type="float" office:value="1547510400" calcext:value-type="float">
            <text:p>1547510400</text:p>
          </table:table-cell>
          <table:table-cell table:number-columns-repeated="3"/>
        </table:table-row>
        <table:table-row table:style-name="ro1">
          <table:table-cell office:value-type="float" office:value="1547536599" calcext:value-type="float">
            <text:p>1547536599</text:p>
          </table:table-cell>
          <table:table-cell office:value-type="string" calcext:value-type="string">
            <text:p>2019-01-15</text:p>
          </table:table-cell>
          <table:table-cell office:value-type="string" calcext:value-type="string">
            <text:p>07:16:39</text:p>
          </table:table-cell>
          <table:table-cell office:value-type="float" office:value="558614" calcext:value-type="float">
            <text:p>558614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212d88c58823a04f219f472fbdf1182eacf55ef960c2ba04adb1cf7531cf6159</text:p>
          </table:table-cell>
          <table:table-cell table:number-columns-repeated="2" office:value-type="float" office:value="144" calcext:value-type="float">
            <text:p>144</text:p>
          </table:table-cell>
          <table:table-cell/>
          <table:table-cell table:formula="of:=FLOOR([.A430];60*60*24)" office:value-type="float" office:value="1547510400" calcext:value-type="float">
            <text:p>1547510400</text:p>
          </table:table-cell>
          <table:table-cell table:number-columns-repeated="3"/>
        </table:table-row>
        <table:table-row table:style-name="ro1">
          <table:table-cell office:value-type="float" office:value="1547536599" calcext:value-type="float">
            <text:p>1547536599</text:p>
          </table:table-cell>
          <table:table-cell office:value-type="string" calcext:value-type="string">
            <text:p>2019-01-15</text:p>
          </table:table-cell>
          <table:table-cell office:value-type="string" calcext:value-type="string">
            <text:p>07:16:39</text:p>
          </table:table-cell>
          <table:table-cell office:value-type="float" office:value="558614" calcext:value-type="float">
            <text:p>558614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bf3a142ffdfbf9f866445ce2f0563c05d66bff197f3af108beb3680175705a5c</text:p>
          </table:table-cell>
          <table:table-cell table:number-columns-repeated="2" office:value-type="float" office:value="144" calcext:value-type="float">
            <text:p>144</text:p>
          </table:table-cell>
          <table:table-cell/>
          <table:table-cell table:formula="of:=FLOOR([.A431];60*60*24)" office:value-type="float" office:value="1547510400" calcext:value-type="float">
            <text:p>1547510400</text:p>
          </table:table-cell>
          <table:table-cell table:number-columns-repeated="3"/>
        </table:table-row>
        <table:table-row table:style-name="ro1">
          <table:table-cell office:value-type="float" office:value="1547536599" calcext:value-type="float">
            <text:p>1547536599</text:p>
          </table:table-cell>
          <table:table-cell office:value-type="string" calcext:value-type="string">
            <text:p>2019-01-15</text:p>
          </table:table-cell>
          <table:table-cell office:value-type="string" calcext:value-type="string">
            <text:p>07:16:39</text:p>
          </table:table-cell>
          <table:table-cell office:value-type="float" office:value="558614" calcext:value-type="float">
            <text:p>558614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05ac56d3e488caa8056579e8d1bd8e3a99d003a53e788f551b53a3ed494fc85f</text:p>
          </table:table-cell>
          <table:table-cell table:number-columns-repeated="2" office:value-type="float" office:value="144" calcext:value-type="float">
            <text:p>144</text:p>
          </table:table-cell>
          <table:table-cell/>
          <table:table-cell table:formula="of:=FLOOR([.A432];60*60*24)" office:value-type="float" office:value="1547510400" calcext:value-type="float">
            <text:p>1547510400</text:p>
          </table:table-cell>
          <table:table-cell table:number-columns-repeated="3"/>
        </table:table-row>
        <table:table-row table:style-name="ro1">
          <table:table-cell office:value-type="float" office:value="1547536599" calcext:value-type="float">
            <text:p>1547536599</text:p>
          </table:table-cell>
          <table:table-cell office:value-type="string" calcext:value-type="string">
            <text:p>2019-01-15</text:p>
          </table:table-cell>
          <table:table-cell office:value-type="string" calcext:value-type="string">
            <text:p>07:16:39</text:p>
          </table:table-cell>
          <table:table-cell office:value-type="float" office:value="558614" calcext:value-type="float">
            <text:p>558614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9c3cd6b6f231825b4a07ef794393c935025a6e43f3681cb913dde0450d629861</text:p>
          </table:table-cell>
          <table:table-cell table:number-columns-repeated="2" office:value-type="float" office:value="144" calcext:value-type="float">
            <text:p>144</text:p>
          </table:table-cell>
          <table:table-cell/>
          <table:table-cell table:formula="of:=FLOOR([.A433];60*60*24)" office:value-type="float" office:value="1547510400" calcext:value-type="float">
            <text:p>1547510400</text:p>
          </table:table-cell>
          <table:table-cell table:number-columns-repeated="3"/>
        </table:table-row>
        <table:table-row table:style-name="ro1">
          <table:table-cell office:value-type="float" office:value="1547536599" calcext:value-type="float">
            <text:p>1547536599</text:p>
          </table:table-cell>
          <table:table-cell office:value-type="string" calcext:value-type="string">
            <text:p>2019-01-15</text:p>
          </table:table-cell>
          <table:table-cell office:value-type="string" calcext:value-type="string">
            <text:p>07:16:39</text:p>
          </table:table-cell>
          <table:table-cell office:value-type="float" office:value="558614" calcext:value-type="float">
            <text:p>558614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487194e0d8cf51d8143110c15dd41f0673443789f24be80f3e652053c7c5746c</text:p>
          </table:table-cell>
          <table:table-cell table:number-columns-repeated="2" office:value-type="float" office:value="144" calcext:value-type="float">
            <text:p>144</text:p>
          </table:table-cell>
          <table:table-cell/>
          <table:table-cell table:formula="of:=FLOOR([.A434];60*60*24)" office:value-type="float" office:value="1547510400" calcext:value-type="float">
            <text:p>1547510400</text:p>
          </table:table-cell>
          <table:table-cell table:number-columns-repeated="3"/>
        </table:table-row>
        <table:table-row table:style-name="ro1">
          <table:table-cell office:value-type="float" office:value="1547534966" calcext:value-type="float">
            <text:p>1547534966</text:p>
          </table:table-cell>
          <table:table-cell office:value-type="string" calcext:value-type="string">
            <text:p>2019-01-15</text:p>
          </table:table-cell>
          <table:table-cell office:value-type="string" calcext:value-type="string">
            <text:p>06:49:26</text:p>
          </table:table-cell>
          <table:table-cell office:value-type="float" office:value="558611" calcext:value-type="float">
            <text:p>558611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cbcaab8102bdebe4c48d6d1cd0bbe4c74581cbca010a2756b0ab36e513144ded</text:p>
          </table:table-cell>
          <table:table-cell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  <table:table-cell/>
          <table:table-cell table:formula="of:=FLOOR([.A435];60*60*24)" office:value-type="float" office:value="1547510400" calcext:value-type="float">
            <text:p>1547510400</text:p>
          </table:table-cell>
          <table:table-cell table:number-columns-repeated="3"/>
        </table:table-row>
        <table:table-row table:style-name="ro1">
          <table:table-cell office:value-type="float" office:value="1547536599" calcext:value-type="float">
            <text:p>1547536599</text:p>
          </table:table-cell>
          <table:table-cell office:value-type="string" calcext:value-type="string">
            <text:p>2019-01-15</text:p>
          </table:table-cell>
          <table:table-cell office:value-type="string" calcext:value-type="string">
            <text:p>07:16:39</text:p>
          </table:table-cell>
          <table:table-cell office:value-type="float" office:value="558614" calcext:value-type="float">
            <text:p>558614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09a460498effad6bae701176c5ca550d4d19e65ecd061340bc1ed21e5593476f</text:p>
          </table:table-cell>
          <table:table-cell table:number-columns-repeated="2" office:value-type="float" office:value="144" calcext:value-type="float">
            <text:p>144</text:p>
          </table:table-cell>
          <table:table-cell/>
          <table:table-cell table:formula="of:=FLOOR([.A436];60*60*24)" office:value-type="float" office:value="1547510400" calcext:value-type="float">
            <text:p>1547510400</text:p>
          </table:table-cell>
          <table:table-cell table:number-columns-repeated="3"/>
        </table:table-row>
        <table:table-row table:style-name="ro1">
          <table:table-cell office:value-type="float" office:value="1547536599" calcext:value-type="float">
            <text:p>1547536599</text:p>
          </table:table-cell>
          <table:table-cell office:value-type="string" calcext:value-type="string">
            <text:p>2019-01-15</text:p>
          </table:table-cell>
          <table:table-cell office:value-type="string" calcext:value-type="string">
            <text:p>07:16:39</text:p>
          </table:table-cell>
          <table:table-cell office:value-type="float" office:value="558614" calcext:value-type="float">
            <text:p>558614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26ad3939700d391d0abcfa37a5740ac729f969a400799e1b2fc3bec2c1635f70</text:p>
          </table:table-cell>
          <table:table-cell table:number-columns-repeated="2" office:value-type="float" office:value="144" calcext:value-type="float">
            <text:p>144</text:p>
          </table:table-cell>
          <table:table-cell/>
          <table:table-cell table:formula="of:=FLOOR([.A437];60*60*24)" office:value-type="float" office:value="1547510400" calcext:value-type="float">
            <text:p>1547510400</text:p>
          </table:table-cell>
          <table:table-cell table:number-columns-repeated="3"/>
        </table:table-row>
        <table:table-row table:style-name="ro1">
          <table:table-cell office:value-type="float" office:value="1547536599" calcext:value-type="float">
            <text:p>1547536599</text:p>
          </table:table-cell>
          <table:table-cell office:value-type="string" calcext:value-type="string">
            <text:p>2019-01-15</text:p>
          </table:table-cell>
          <table:table-cell office:value-type="string" calcext:value-type="string">
            <text:p>07:16:39</text:p>
          </table:table-cell>
          <table:table-cell office:value-type="float" office:value="558614" calcext:value-type="float">
            <text:p>558614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0e0e4ce2149371636e7c7ff830933b93660db4d5d7ea4dbb3ae1a3bd85265b75</text:p>
          </table:table-cell>
          <table:table-cell table:number-columns-repeated="2" office:value-type="float" office:value="144" calcext:value-type="float">
            <text:p>144</text:p>
          </table:table-cell>
          <table:table-cell/>
          <table:table-cell table:formula="of:=FLOOR([.A438];60*60*24)" office:value-type="float" office:value="1547510400" calcext:value-type="float">
            <text:p>1547510400</text:p>
          </table:table-cell>
          <table:table-cell table:number-columns-repeated="3"/>
        </table:table-row>
        <table:table-row table:style-name="ro1">
          <table:table-cell office:value-type="float" office:value="1547536599" calcext:value-type="float">
            <text:p>1547536599</text:p>
          </table:table-cell>
          <table:table-cell office:value-type="string" calcext:value-type="string">
            <text:p>2019-01-15</text:p>
          </table:table-cell>
          <table:table-cell office:value-type="string" calcext:value-type="string">
            <text:p>07:16:39</text:p>
          </table:table-cell>
          <table:table-cell office:value-type="float" office:value="558614" calcext:value-type="float">
            <text:p>558614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ea74334d2ec3d3df8323e17549ee95c4102593cf11ab7c047e4b8c2112ff5779</text:p>
          </table:table-cell>
          <table:table-cell table:number-columns-repeated="2" office:value-type="float" office:value="144" calcext:value-type="float">
            <text:p>144</text:p>
          </table:table-cell>
          <table:table-cell/>
          <table:table-cell table:formula="of:=FLOOR([.A439];60*60*24)" office:value-type="float" office:value="1547510400" calcext:value-type="float">
            <text:p>1547510400</text:p>
          </table:table-cell>
          <table:table-cell table:number-columns-repeated="3"/>
        </table:table-row>
        <table:table-row table:style-name="ro1">
          <table:table-cell office:value-type="float" office:value="1547536599" calcext:value-type="float">
            <text:p>1547536599</text:p>
          </table:table-cell>
          <table:table-cell office:value-type="string" calcext:value-type="string">
            <text:p>2019-01-15</text:p>
          </table:table-cell>
          <table:table-cell office:value-type="string" calcext:value-type="string">
            <text:p>07:16:39</text:p>
          </table:table-cell>
          <table:table-cell office:value-type="float" office:value="558614" calcext:value-type="float">
            <text:p>558614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b2f895d7c685f0754de6a1d0c5e19772352d4252432815c80fba67d058aef07a</text:p>
          </table:table-cell>
          <table:table-cell table:number-columns-repeated="2" office:value-type="float" office:value="144" calcext:value-type="float">
            <text:p>144</text:p>
          </table:table-cell>
          <table:table-cell/>
          <table:table-cell table:formula="of:=FLOOR([.A440];60*60*24)" office:value-type="float" office:value="1547510400" calcext:value-type="float">
            <text:p>1547510400</text:p>
          </table:table-cell>
          <table:table-cell table:number-columns-repeated="3"/>
        </table:table-row>
        <table:table-row table:style-name="ro1">
          <table:table-cell office:value-type="float" office:value="1547536599" calcext:value-type="float">
            <text:p>1547536599</text:p>
          </table:table-cell>
          <table:table-cell office:value-type="string" calcext:value-type="string">
            <text:p>2019-01-15</text:p>
          </table:table-cell>
          <table:table-cell office:value-type="string" calcext:value-type="string">
            <text:p>07:16:39</text:p>
          </table:table-cell>
          <table:table-cell office:value-type="float" office:value="558614" calcext:value-type="float">
            <text:p>558614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ce93f57835e69b66e038b12d1e60c6259ae2a5fdaa4c294fcca500a908a0747e</text:p>
          </table:table-cell>
          <table:table-cell table:number-columns-repeated="2" office:value-type="float" office:value="144" calcext:value-type="float">
            <text:p>144</text:p>
          </table:table-cell>
          <table:table-cell/>
          <table:table-cell table:formula="of:=FLOOR([.A441];60*60*24)" office:value-type="float" office:value="1547510400" calcext:value-type="float">
            <text:p>1547510400</text:p>
          </table:table-cell>
          <table:table-cell table:number-columns-repeated="3"/>
        </table:table-row>
        <table:table-row table:style-name="ro1">
          <table:table-cell office:value-type="float" office:value="1547536599" calcext:value-type="float">
            <text:p>1547536599</text:p>
          </table:table-cell>
          <table:table-cell office:value-type="string" calcext:value-type="string">
            <text:p>2019-01-15</text:p>
          </table:table-cell>
          <table:table-cell office:value-type="string" calcext:value-type="string">
            <text:p>07:16:39</text:p>
          </table:table-cell>
          <table:table-cell office:value-type="float" office:value="558614" calcext:value-type="float">
            <text:p>558614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4a4b6ef2cc1d71a7c82ada7d9025725a76746a08e8e592be2ec12e169695c083</text:p>
          </table:table-cell>
          <table:table-cell table:number-columns-repeated="2" office:value-type="float" office:value="144" calcext:value-type="float">
            <text:p>144</text:p>
          </table:table-cell>
          <table:table-cell/>
          <table:table-cell table:formula="of:=FLOOR([.A442];60*60*24)" office:value-type="float" office:value="1547510400" calcext:value-type="float">
            <text:p>1547510400</text:p>
          </table:table-cell>
          <table:table-cell table:number-columns-repeated="3"/>
        </table:table-row>
        <table:table-row table:style-name="ro1">
          <table:table-cell office:value-type="float" office:value="1547536599" calcext:value-type="float">
            <text:p>1547536599</text:p>
          </table:table-cell>
          <table:table-cell office:value-type="string" calcext:value-type="string">
            <text:p>2019-01-15</text:p>
          </table:table-cell>
          <table:table-cell office:value-type="string" calcext:value-type="string">
            <text:p>07:16:39</text:p>
          </table:table-cell>
          <table:table-cell office:value-type="float" office:value="558614" calcext:value-type="float">
            <text:p>558614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dbf4fd3761a03bc92ca61a1ee99f320eb348f2ca32e4172a7f67c0ee97121e8a</text:p>
          </table:table-cell>
          <table:table-cell table:number-columns-repeated="2" office:value-type="float" office:value="144" calcext:value-type="float">
            <text:p>144</text:p>
          </table:table-cell>
          <table:table-cell/>
          <table:table-cell table:formula="of:=FLOOR([.A443];60*60*24)" office:value-type="float" office:value="1547510400" calcext:value-type="float">
            <text:p>1547510400</text:p>
          </table:table-cell>
          <table:table-cell table:number-columns-repeated="3"/>
        </table:table-row>
        <table:table-row table:style-name="ro1">
          <table:table-cell office:value-type="float" office:value="1547536599" calcext:value-type="float">
            <text:p>1547536599</text:p>
          </table:table-cell>
          <table:table-cell office:value-type="string" calcext:value-type="string">
            <text:p>2019-01-15</text:p>
          </table:table-cell>
          <table:table-cell office:value-type="string" calcext:value-type="string">
            <text:p>07:16:39</text:p>
          </table:table-cell>
          <table:table-cell office:value-type="float" office:value="558614" calcext:value-type="float">
            <text:p>558614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ad5aa88360b9e747721e692bb4e183dceb603c471bdb6248b17f7f9b570f4f8c</text:p>
          </table:table-cell>
          <table:table-cell table:number-columns-repeated="2" office:value-type="float" office:value="144" calcext:value-type="float">
            <text:p>144</text:p>
          </table:table-cell>
          <table:table-cell/>
          <table:table-cell table:formula="of:=FLOOR([.A444];60*60*24)" office:value-type="float" office:value="1547510400" calcext:value-type="float">
            <text:p>1547510400</text:p>
          </table:table-cell>
          <table:table-cell table:number-columns-repeated="3"/>
        </table:table-row>
        <table:table-row table:style-name="ro1">
          <table:table-cell office:value-type="float" office:value="1547536599" calcext:value-type="float">
            <text:p>1547536599</text:p>
          </table:table-cell>
          <table:table-cell office:value-type="string" calcext:value-type="string">
            <text:p>2019-01-15</text:p>
          </table:table-cell>
          <table:table-cell office:value-type="string" calcext:value-type="string">
            <text:p>07:16:39</text:p>
          </table:table-cell>
          <table:table-cell office:value-type="float" office:value="558614" calcext:value-type="float">
            <text:p>558614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fc57e91da7d25811226c2d9dce212e6ae20d5a344857749059de769fb136008f</text:p>
          </table:table-cell>
          <table:table-cell table:number-columns-repeated="2" office:value-type="float" office:value="144" calcext:value-type="float">
            <text:p>144</text:p>
          </table:table-cell>
          <table:table-cell/>
          <table:table-cell table:formula="of:=FLOOR([.A445];60*60*24)" office:value-type="float" office:value="1547510400" calcext:value-type="float">
            <text:p>1547510400</text:p>
          </table:table-cell>
          <table:table-cell table:number-columns-repeated="3"/>
        </table:table-row>
        <table:table-row table:style-name="ro1">
          <table:table-cell office:value-type="float" office:value="1547536599" calcext:value-type="float">
            <text:p>1547536599</text:p>
          </table:table-cell>
          <table:table-cell office:value-type="string" calcext:value-type="string">
            <text:p>2019-01-15</text:p>
          </table:table-cell>
          <table:table-cell office:value-type="string" calcext:value-type="string">
            <text:p>07:16:39</text:p>
          </table:table-cell>
          <table:table-cell office:value-type="float" office:value="558614" calcext:value-type="float">
            <text:p>558614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8d8e78ed05f396cc5be434ddade64dcfc814201003bd37a8be08c15f44623296</text:p>
          </table:table-cell>
          <table:table-cell table:number-columns-repeated="2" office:value-type="float" office:value="144" calcext:value-type="float">
            <text:p>144</text:p>
          </table:table-cell>
          <table:table-cell/>
          <table:table-cell table:formula="of:=FLOOR([.A446];60*60*24)" office:value-type="float" office:value="1547510400" calcext:value-type="float">
            <text:p>1547510400</text:p>
          </table:table-cell>
          <table:table-cell table:number-columns-repeated="3"/>
        </table:table-row>
        <table:table-row table:style-name="ro1">
          <table:table-cell office:value-type="float" office:value="1547536599" calcext:value-type="float">
            <text:p>1547536599</text:p>
          </table:table-cell>
          <table:table-cell office:value-type="string" calcext:value-type="string">
            <text:p>2019-01-15</text:p>
          </table:table-cell>
          <table:table-cell office:value-type="string" calcext:value-type="string">
            <text:p>07:16:39</text:p>
          </table:table-cell>
          <table:table-cell office:value-type="float" office:value="558614" calcext:value-type="float">
            <text:p>558614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5d942041c054a0d14a420858631e36323c50aaebe72470074ec37cfd4aa47a96</text:p>
          </table:table-cell>
          <table:table-cell table:number-columns-repeated="2" office:value-type="float" office:value="144" calcext:value-type="float">
            <text:p>144</text:p>
          </table:table-cell>
          <table:table-cell/>
          <table:table-cell table:formula="of:=FLOOR([.A447];60*60*24)" office:value-type="float" office:value="1547510400" calcext:value-type="float">
            <text:p>1547510400</text:p>
          </table:table-cell>
          <table:table-cell table:number-columns-repeated="3"/>
        </table:table-row>
        <table:table-row table:style-name="ro1">
          <table:table-cell office:value-type="float" office:value="1547536599" calcext:value-type="float">
            <text:p>1547536599</text:p>
          </table:table-cell>
          <table:table-cell office:value-type="string" calcext:value-type="string">
            <text:p>2019-01-15</text:p>
          </table:table-cell>
          <table:table-cell office:value-type="string" calcext:value-type="string">
            <text:p>07:16:39</text:p>
          </table:table-cell>
          <table:table-cell office:value-type="float" office:value="558614" calcext:value-type="float">
            <text:p>558614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f673a37a7bd9588ece0d6def75f60a9f5b08aa4de3c91101d690a5e1ae51269b</text:p>
          </table:table-cell>
          <table:table-cell table:number-columns-repeated="2" office:value-type="float" office:value="144" calcext:value-type="float">
            <text:p>144</text:p>
          </table:table-cell>
          <table:table-cell/>
          <table:table-cell table:formula="of:=FLOOR([.A448];60*60*24)" office:value-type="float" office:value="1547510400" calcext:value-type="float">
            <text:p>1547510400</text:p>
          </table:table-cell>
          <table:table-cell table:number-columns-repeated="3"/>
        </table:table-row>
        <table:table-row table:style-name="ro1">
          <table:table-cell office:value-type="float" office:value="1547536599" calcext:value-type="float">
            <text:p>1547536599</text:p>
          </table:table-cell>
          <table:table-cell office:value-type="string" calcext:value-type="string">
            <text:p>2019-01-15</text:p>
          </table:table-cell>
          <table:table-cell office:value-type="string" calcext:value-type="string">
            <text:p>07:16:39</text:p>
          </table:table-cell>
          <table:table-cell office:value-type="float" office:value="558614" calcext:value-type="float">
            <text:p>558614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6de981b998a137e49d9dc41bb32c7aa3074cecf193fcc87fb42bccd2743649a1</text:p>
          </table:table-cell>
          <table:table-cell table:number-columns-repeated="2" office:value-type="float" office:value="144" calcext:value-type="float">
            <text:p>144</text:p>
          </table:table-cell>
          <table:table-cell/>
          <table:table-cell table:formula="of:=FLOOR([.A449];60*60*24)" office:value-type="float" office:value="1547510400" calcext:value-type="float">
            <text:p>1547510400</text:p>
          </table:table-cell>
          <table:table-cell table:number-columns-repeated="3"/>
        </table:table-row>
        <table:table-row table:style-name="ro1">
          <table:table-cell office:value-type="float" office:value="1547536599" calcext:value-type="float">
            <text:p>1547536599</text:p>
          </table:table-cell>
          <table:table-cell office:value-type="string" calcext:value-type="string">
            <text:p>2019-01-15</text:p>
          </table:table-cell>
          <table:table-cell office:value-type="string" calcext:value-type="string">
            <text:p>07:16:39</text:p>
          </table:table-cell>
          <table:table-cell office:value-type="float" office:value="558614" calcext:value-type="float">
            <text:p>558614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0387657acd7d7dc43964afe3a9a9c1f160459ce5be5e2227b51574df95e94ca6</text:p>
          </table:table-cell>
          <table:table-cell table:number-columns-repeated="2" office:value-type="float" office:value="144" calcext:value-type="float">
            <text:p>144</text:p>
          </table:table-cell>
          <table:table-cell/>
          <table:table-cell table:formula="of:=FLOOR([.A450];60*60*24)" office:value-type="float" office:value="1547510400" calcext:value-type="float">
            <text:p>1547510400</text:p>
          </table:table-cell>
          <table:table-cell table:number-columns-repeated="3"/>
        </table:table-row>
        <table:table-row table:style-name="ro1">
          <table:table-cell office:value-type="float" office:value="1547536599" calcext:value-type="float">
            <text:p>1547536599</text:p>
          </table:table-cell>
          <table:table-cell office:value-type="string" calcext:value-type="string">
            <text:p>2019-01-15</text:p>
          </table:table-cell>
          <table:table-cell office:value-type="string" calcext:value-type="string">
            <text:p>07:16:39</text:p>
          </table:table-cell>
          <table:table-cell office:value-type="float" office:value="558614" calcext:value-type="float">
            <text:p>558614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87b88dc5de1e3338625ca1c21f8c3e6b4896a44995666627720343535d5404af</text:p>
          </table:table-cell>
          <table:table-cell table:number-columns-repeated="2" office:value-type="float" office:value="144" calcext:value-type="float">
            <text:p>144</text:p>
          </table:table-cell>
          <table:table-cell/>
          <table:table-cell table:formula="of:=FLOOR([.A451];60*60*24)" office:value-type="float" office:value="1547510400" calcext:value-type="float">
            <text:p>1547510400</text:p>
          </table:table-cell>
          <table:table-cell table:number-columns-repeated="3"/>
        </table:table-row>
        <table:table-row table:style-name="ro1">
          <table:table-cell office:value-type="float" office:value="1547536599" calcext:value-type="float">
            <text:p>1547536599</text:p>
          </table:table-cell>
          <table:table-cell office:value-type="string" calcext:value-type="string">
            <text:p>2019-01-15</text:p>
          </table:table-cell>
          <table:table-cell office:value-type="string" calcext:value-type="string">
            <text:p>07:16:39</text:p>
          </table:table-cell>
          <table:table-cell office:value-type="float" office:value="558614" calcext:value-type="float">
            <text:p>558614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46f0255034bd1a782dbb00cb63a5e3a3e2cbdd2a9a0004e88a824f7ad91877af</text:p>
          </table:table-cell>
          <table:table-cell table:number-columns-repeated="2" office:value-type="float" office:value="144" calcext:value-type="float">
            <text:p>144</text:p>
          </table:table-cell>
          <table:table-cell/>
          <table:table-cell table:formula="of:=FLOOR([.A452];60*60*24)" office:value-type="float" office:value="1547510400" calcext:value-type="float">
            <text:p>1547510400</text:p>
          </table:table-cell>
          <table:table-cell table:number-columns-repeated="3"/>
        </table:table-row>
        <table:table-row table:style-name="ro1">
          <table:table-cell office:value-type="float" office:value="1547536599" calcext:value-type="float">
            <text:p>1547536599</text:p>
          </table:table-cell>
          <table:table-cell office:value-type="string" calcext:value-type="string">
            <text:p>2019-01-15</text:p>
          </table:table-cell>
          <table:table-cell office:value-type="string" calcext:value-type="string">
            <text:p>07:16:39</text:p>
          </table:table-cell>
          <table:table-cell office:value-type="float" office:value="558614" calcext:value-type="float">
            <text:p>558614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91d09c96b53821689230b96558ebc69e0017bff82e2afb78ed8562e797f628b3</text:p>
          </table:table-cell>
          <table:table-cell table:number-columns-repeated="2" office:value-type="float" office:value="144" calcext:value-type="float">
            <text:p>144</text:p>
          </table:table-cell>
          <table:table-cell/>
          <table:table-cell table:formula="of:=FLOOR([.A453];60*60*24)" office:value-type="float" office:value="1547510400" calcext:value-type="float">
            <text:p>1547510400</text:p>
          </table:table-cell>
          <table:table-cell table:number-columns-repeated="3"/>
        </table:table-row>
        <table:table-row table:style-name="ro1">
          <table:table-cell office:value-type="float" office:value="1547536599" calcext:value-type="float">
            <text:p>1547536599</text:p>
          </table:table-cell>
          <table:table-cell office:value-type="string" calcext:value-type="string">
            <text:p>2019-01-15</text:p>
          </table:table-cell>
          <table:table-cell office:value-type="string" calcext:value-type="string">
            <text:p>07:16:39</text:p>
          </table:table-cell>
          <table:table-cell office:value-type="float" office:value="558614" calcext:value-type="float">
            <text:p>558614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729a43de29d7b4c67f67ff4c451732d20ed1ddbfabe50ffd62935c9c4c8113ba</text:p>
          </table:table-cell>
          <table:table-cell table:number-columns-repeated="2" office:value-type="float" office:value="144" calcext:value-type="float">
            <text:p>144</text:p>
          </table:table-cell>
          <table:table-cell/>
          <table:table-cell table:formula="of:=FLOOR([.A454];60*60*24)" office:value-type="float" office:value="1547510400" calcext:value-type="float">
            <text:p>1547510400</text:p>
          </table:table-cell>
          <table:table-cell table:number-columns-repeated="3"/>
        </table:table-row>
        <table:table-row table:style-name="ro1">
          <table:table-cell office:value-type="float" office:value="1547536599" calcext:value-type="float">
            <text:p>1547536599</text:p>
          </table:table-cell>
          <table:table-cell office:value-type="string" calcext:value-type="string">
            <text:p>2019-01-15</text:p>
          </table:table-cell>
          <table:table-cell office:value-type="string" calcext:value-type="string">
            <text:p>07:16:39</text:p>
          </table:table-cell>
          <table:table-cell office:value-type="float" office:value="558614" calcext:value-type="float">
            <text:p>558614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16e3c91a3cfda62817e15e108adf6063a9f254b408c41df959ce14c87c6253bd</text:p>
          </table:table-cell>
          <table:table-cell table:number-columns-repeated="2" office:value-type="float" office:value="144" calcext:value-type="float">
            <text:p>144</text:p>
          </table:table-cell>
          <table:table-cell/>
          <table:table-cell table:formula="of:=FLOOR([.A455];60*60*24)" office:value-type="float" office:value="1547510400" calcext:value-type="float">
            <text:p>1547510400</text:p>
          </table:table-cell>
          <table:table-cell table:number-columns-repeated="3"/>
        </table:table-row>
        <table:table-row table:style-name="ro1">
          <table:table-cell office:value-type="float" office:value="1547536599" calcext:value-type="float">
            <text:p>1547536599</text:p>
          </table:table-cell>
          <table:table-cell office:value-type="string" calcext:value-type="string">
            <text:p>2019-01-15</text:p>
          </table:table-cell>
          <table:table-cell office:value-type="string" calcext:value-type="string">
            <text:p>07:16:39</text:p>
          </table:table-cell>
          <table:table-cell office:value-type="float" office:value="558614" calcext:value-type="float">
            <text:p>558614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d0d8808afbab086b9c0c3a9c59957b0062ef8b5be2ee4a09444cf132163d8fbd</text:p>
          </table:table-cell>
          <table:table-cell table:number-columns-repeated="2" office:value-type="float" office:value="144" calcext:value-type="float">
            <text:p>144</text:p>
          </table:table-cell>
          <table:table-cell/>
          <table:table-cell table:formula="of:=FLOOR([.A456];60*60*24)" office:value-type="float" office:value="1547510400" calcext:value-type="float">
            <text:p>1547510400</text:p>
          </table:table-cell>
          <table:table-cell table:number-columns-repeated="3"/>
        </table:table-row>
        <table:table-row table:style-name="ro1">
          <table:table-cell office:value-type="float" office:value="1547536599" calcext:value-type="float">
            <text:p>1547536599</text:p>
          </table:table-cell>
          <table:table-cell office:value-type="string" calcext:value-type="string">
            <text:p>2019-01-15</text:p>
          </table:table-cell>
          <table:table-cell office:value-type="string" calcext:value-type="string">
            <text:p>07:16:39</text:p>
          </table:table-cell>
          <table:table-cell office:value-type="float" office:value="558614" calcext:value-type="float">
            <text:p>558614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32ed615060b851f2e2417c9020d21042d02597a1c7562d98723bb90a42983dbe</text:p>
          </table:table-cell>
          <table:table-cell table:number-columns-repeated="2" office:value-type="float" office:value="144" calcext:value-type="float">
            <text:p>144</text:p>
          </table:table-cell>
          <table:table-cell/>
          <table:table-cell table:formula="of:=FLOOR([.A457];60*60*24)" office:value-type="float" office:value="1547510400" calcext:value-type="float">
            <text:p>1547510400</text:p>
          </table:table-cell>
          <table:table-cell table:number-columns-repeated="3"/>
        </table:table-row>
        <table:table-row table:style-name="ro1">
          <table:table-cell office:value-type="float" office:value="1547536599" calcext:value-type="float">
            <text:p>1547536599</text:p>
          </table:table-cell>
          <table:table-cell office:value-type="string" calcext:value-type="string">
            <text:p>2019-01-15</text:p>
          </table:table-cell>
          <table:table-cell office:value-type="string" calcext:value-type="string">
            <text:p>07:16:39</text:p>
          </table:table-cell>
          <table:table-cell office:value-type="float" office:value="558614" calcext:value-type="float">
            <text:p>558614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42c1b2d679ed4ffb2510bda30f2d6d2c1da54c17691cc34dad1ef4107e8f36bf</text:p>
          </table:table-cell>
          <table:table-cell table:number-columns-repeated="2" office:value-type="float" office:value="144" calcext:value-type="float">
            <text:p>144</text:p>
          </table:table-cell>
          <table:table-cell/>
          <table:table-cell table:formula="of:=FLOOR([.A458];60*60*24)" office:value-type="float" office:value="1547510400" calcext:value-type="float">
            <text:p>1547510400</text:p>
          </table:table-cell>
          <table:table-cell table:number-columns-repeated="3"/>
        </table:table-row>
        <table:table-row table:style-name="ro1">
          <table:table-cell office:value-type="float" office:value="1547536599" calcext:value-type="float">
            <text:p>1547536599</text:p>
          </table:table-cell>
          <table:table-cell office:value-type="string" calcext:value-type="string">
            <text:p>2019-01-15</text:p>
          </table:table-cell>
          <table:table-cell office:value-type="string" calcext:value-type="string">
            <text:p>07:16:39</text:p>
          </table:table-cell>
          <table:table-cell office:value-type="float" office:value="558614" calcext:value-type="float">
            <text:p>558614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4b7e591498d76168c61ee389b3ed94cf2e8909698c6ed3967ee1c6a4d14d4fbf</text:p>
          </table:table-cell>
          <table:table-cell table:number-columns-repeated="2" office:value-type="float" office:value="144" calcext:value-type="float">
            <text:p>144</text:p>
          </table:table-cell>
          <table:table-cell/>
          <table:table-cell table:formula="of:=FLOOR([.A459];60*60*24)" office:value-type="float" office:value="1547510400" calcext:value-type="float">
            <text:p>1547510400</text:p>
          </table:table-cell>
          <table:table-cell table:number-columns-repeated="3"/>
        </table:table-row>
        <table:table-row table:style-name="ro1">
          <table:table-cell office:value-type="float" office:value="1547536599" calcext:value-type="float">
            <text:p>1547536599</text:p>
          </table:table-cell>
          <table:table-cell office:value-type="string" calcext:value-type="string">
            <text:p>2019-01-15</text:p>
          </table:table-cell>
          <table:table-cell office:value-type="string" calcext:value-type="string">
            <text:p>07:16:39</text:p>
          </table:table-cell>
          <table:table-cell office:value-type="float" office:value="558614" calcext:value-type="float">
            <text:p>558614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924f4b4706e4588de3ef9ee999fb8d0afa25b570a469aecf5877690b8ea79ac4</text:p>
          </table:table-cell>
          <table:table-cell table:number-columns-repeated="2" office:value-type="float" office:value="144" calcext:value-type="float">
            <text:p>144</text:p>
          </table:table-cell>
          <table:table-cell/>
          <table:table-cell table:formula="of:=FLOOR([.A460];60*60*24)" office:value-type="float" office:value="1547510400" calcext:value-type="float">
            <text:p>1547510400</text:p>
          </table:table-cell>
          <table:table-cell table:number-columns-repeated="3"/>
        </table:table-row>
        <table:table-row table:style-name="ro1">
          <table:table-cell office:value-type="float" office:value="1547536599" calcext:value-type="float">
            <text:p>1547536599</text:p>
          </table:table-cell>
          <table:table-cell office:value-type="string" calcext:value-type="string">
            <text:p>2019-01-15</text:p>
          </table:table-cell>
          <table:table-cell office:value-type="string" calcext:value-type="string">
            <text:p>07:16:39</text:p>
          </table:table-cell>
          <table:table-cell office:value-type="float" office:value="558614" calcext:value-type="float">
            <text:p>558614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8d25682ea84cc18e705047c2b540bc5d50b01d6406a38afdd3d914d917bb92d1</text:p>
          </table:table-cell>
          <table:table-cell table:number-columns-repeated="2" office:value-type="float" office:value="144" calcext:value-type="float">
            <text:p>144</text:p>
          </table:table-cell>
          <table:table-cell/>
          <table:table-cell table:formula="of:=FLOOR([.A461];60*60*24)" office:value-type="float" office:value="1547510400" calcext:value-type="float">
            <text:p>1547510400</text:p>
          </table:table-cell>
          <table:table-cell table:number-columns-repeated="3"/>
        </table:table-row>
        <table:table-row table:style-name="ro1">
          <table:table-cell office:value-type="float" office:value="1547536599" calcext:value-type="float">
            <text:p>1547536599</text:p>
          </table:table-cell>
          <table:table-cell office:value-type="string" calcext:value-type="string">
            <text:p>2019-01-15</text:p>
          </table:table-cell>
          <table:table-cell office:value-type="string" calcext:value-type="string">
            <text:p>07:16:39</text:p>
          </table:table-cell>
          <table:table-cell office:value-type="float" office:value="558614" calcext:value-type="float">
            <text:p>558614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11c08d2698ceb078deb8380de9f00528eb7c129b85b1e0158e5d8c6bb27cdfd1</text:p>
          </table:table-cell>
          <table:table-cell table:number-columns-repeated="2" office:value-type="float" office:value="144" calcext:value-type="float">
            <text:p>144</text:p>
          </table:table-cell>
          <table:table-cell/>
          <table:table-cell table:formula="of:=FLOOR([.A462];60*60*24)" office:value-type="float" office:value="1547510400" calcext:value-type="float">
            <text:p>1547510400</text:p>
          </table:table-cell>
          <table:table-cell table:number-columns-repeated="3"/>
        </table:table-row>
        <table:table-row table:style-name="ro1">
          <table:table-cell office:value-type="float" office:value="1547536599" calcext:value-type="float">
            <text:p>1547536599</text:p>
          </table:table-cell>
          <table:table-cell office:value-type="string" calcext:value-type="string">
            <text:p>2019-01-15</text:p>
          </table:table-cell>
          <table:table-cell office:value-type="string" calcext:value-type="string">
            <text:p>07:16:39</text:p>
          </table:table-cell>
          <table:table-cell office:value-type="float" office:value="558614" calcext:value-type="float">
            <text:p>558614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0d555f74bd43cc32edff588dcf967ea91dfcf662fa2d9cecb3baf869c9d9a7d3</text:p>
          </table:table-cell>
          <table:table-cell table:number-columns-repeated="2" office:value-type="float" office:value="144" calcext:value-type="float">
            <text:p>144</text:p>
          </table:table-cell>
          <table:table-cell/>
          <table:table-cell table:formula="of:=FLOOR([.A463];60*60*24)" office:value-type="float" office:value="1547510400" calcext:value-type="float">
            <text:p>1547510400</text:p>
          </table:table-cell>
          <table:table-cell table:number-columns-repeated="3"/>
        </table:table-row>
        <table:table-row table:style-name="ro1">
          <table:table-cell office:value-type="float" office:value="1547536599" calcext:value-type="float">
            <text:p>1547536599</text:p>
          </table:table-cell>
          <table:table-cell office:value-type="string" calcext:value-type="string">
            <text:p>2019-01-15</text:p>
          </table:table-cell>
          <table:table-cell office:value-type="string" calcext:value-type="string">
            <text:p>07:16:39</text:p>
          </table:table-cell>
          <table:table-cell office:value-type="float" office:value="558614" calcext:value-type="float">
            <text:p>558614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6462feba4aca23a6e0249fb2a4396cb72e6ae24b8c8c3a6c4d9c26ada59409d6</text:p>
          </table:table-cell>
          <table:table-cell table:number-columns-repeated="2" office:value-type="float" office:value="144" calcext:value-type="float">
            <text:p>144</text:p>
          </table:table-cell>
          <table:table-cell/>
          <table:table-cell table:formula="of:=FLOOR([.A464];60*60*24)" office:value-type="float" office:value="1547510400" calcext:value-type="float">
            <text:p>1547510400</text:p>
          </table:table-cell>
          <table:table-cell table:number-columns-repeated="3"/>
        </table:table-row>
        <table:table-row table:style-name="ro1">
          <table:table-cell office:value-type="float" office:value="1547536599" calcext:value-type="float">
            <text:p>1547536599</text:p>
          </table:table-cell>
          <table:table-cell office:value-type="string" calcext:value-type="string">
            <text:p>2019-01-15</text:p>
          </table:table-cell>
          <table:table-cell office:value-type="string" calcext:value-type="string">
            <text:p>07:16:39</text:p>
          </table:table-cell>
          <table:table-cell office:value-type="float" office:value="558614" calcext:value-type="float">
            <text:p>558614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5311f0f85e87aacce81570d650f1855f69e37fd4f2912f319b2c29ba5b2911d7</text:p>
          </table:table-cell>
          <table:table-cell table:number-columns-repeated="2" office:value-type="float" office:value="144" calcext:value-type="float">
            <text:p>144</text:p>
          </table:table-cell>
          <table:table-cell/>
          <table:table-cell table:formula="of:=FLOOR([.A465];60*60*24)" office:value-type="float" office:value="1547510400" calcext:value-type="float">
            <text:p>1547510400</text:p>
          </table:table-cell>
          <table:table-cell table:number-columns-repeated="3"/>
        </table:table-row>
        <table:table-row table:style-name="ro1">
          <table:table-cell office:value-type="float" office:value="1547534503" calcext:value-type="float">
            <text:p>1547534503</text:p>
          </table:table-cell>
          <table:table-cell office:value-type="string" calcext:value-type="string">
            <text:p>2019-01-15</text:p>
          </table:table-cell>
          <table:table-cell office:value-type="string" calcext:value-type="string">
            <text:p>06:41:43</text:p>
          </table:table-cell>
          <table:table-cell office:value-type="float" office:value="558609" calcext:value-type="float">
            <text:p>558609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f67001d4b629d98d58a3aecabf9b6ffa935acc3a783059def8da006ec27f4d4b</text:p>
          </table:table-cell>
          <table:table-cell office:value-type="float" office:value="144" calcext:value-type="float">
            <text:p>144</text:p>
          </table:table-cell>
          <table:table-cell office:value-type="float" office:value="152" calcext:value-type="float">
            <text:p>152</text:p>
          </table:table-cell>
          <table:table-cell/>
          <table:table-cell table:formula="of:=FLOOR([.A466];60*60*24)" office:value-type="float" office:value="1547510400" calcext:value-type="float">
            <text:p>1547510400</text:p>
          </table:table-cell>
          <table:table-cell table:number-columns-repeated="3"/>
        </table:table-row>
        <table:table-row table:style-name="ro1">
          <table:table-cell office:value-type="float" office:value="1547536599" calcext:value-type="float">
            <text:p>1547536599</text:p>
          </table:table-cell>
          <table:table-cell office:value-type="string" calcext:value-type="string">
            <text:p>2019-01-15</text:p>
          </table:table-cell>
          <table:table-cell office:value-type="string" calcext:value-type="string">
            <text:p>07:16:39</text:p>
          </table:table-cell>
          <table:table-cell office:value-type="float" office:value="558614" calcext:value-type="float">
            <text:p>558614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500fc54b55b12fda2f50b5bd9cf4ec4a3ca54890c1d5fac6b16b5b31f5d255d8</text:p>
          </table:table-cell>
          <table:table-cell table:number-columns-repeated="2" office:value-type="float" office:value="144" calcext:value-type="float">
            <text:p>144</text:p>
          </table:table-cell>
          <table:table-cell/>
          <table:table-cell table:formula="of:=FLOOR([.A467];60*60*24)" office:value-type="float" office:value="1547510400" calcext:value-type="float">
            <text:p>1547510400</text:p>
          </table:table-cell>
          <table:table-cell table:number-columns-repeated="3"/>
        </table:table-row>
        <table:table-row table:style-name="ro1">
          <table:table-cell office:value-type="float" office:value="1547534503" calcext:value-type="float">
            <text:p>1547534503</text:p>
          </table:table-cell>
          <table:table-cell office:value-type="string" calcext:value-type="string">
            <text:p>2019-01-15</text:p>
          </table:table-cell>
          <table:table-cell office:value-type="string" calcext:value-type="string">
            <text:p>06:41:43</text:p>
          </table:table-cell>
          <table:table-cell office:value-type="float" office:value="558609" calcext:value-type="float">
            <text:p>558609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f67a5e0806fe5f878d4068938c8db88f2c080d01d3c6389089f2c51032da6870</text:p>
          </table:table-cell>
          <table:table-cell office:value-type="float" office:value="144" calcext:value-type="float">
            <text:p>144</text:p>
          </table:table-cell>
          <table:table-cell office:value-type="float" office:value="150" calcext:value-type="float">
            <text:p>150</text:p>
          </table:table-cell>
          <table:table-cell/>
          <table:table-cell table:formula="of:=FLOOR([.A468];60*60*24)" office:value-type="float" office:value="1547510400" calcext:value-type="float">
            <text:p>1547510400</text:p>
          </table:table-cell>
          <table:table-cell table:number-columns-repeated="3"/>
        </table:table-row>
        <table:table-row table:style-name="ro1">
          <table:table-cell office:value-type="float" office:value="1547536599" calcext:value-type="float">
            <text:p>1547536599</text:p>
          </table:table-cell>
          <table:table-cell office:value-type="string" calcext:value-type="string">
            <text:p>2019-01-15</text:p>
          </table:table-cell>
          <table:table-cell office:value-type="string" calcext:value-type="string">
            <text:p>07:16:39</text:p>
          </table:table-cell>
          <table:table-cell office:value-type="float" office:value="558614" calcext:value-type="float">
            <text:p>558614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08e52c15b5448d5a45a06df2052952961049a0002718902c40f563d13cdb97da</text:p>
          </table:table-cell>
          <table:table-cell table:number-columns-repeated="2" office:value-type="float" office:value="144" calcext:value-type="float">
            <text:p>144</text:p>
          </table:table-cell>
          <table:table-cell/>
          <table:table-cell table:formula="of:=FLOOR([.A469];60*60*24)" office:value-type="float" office:value="1547510400" calcext:value-type="float">
            <text:p>1547510400</text:p>
          </table:table-cell>
          <table:table-cell table:number-columns-repeated="3"/>
        </table:table-row>
        <table:table-row table:style-name="ro1">
          <table:table-cell office:value-type="float" office:value="1547534503" calcext:value-type="float">
            <text:p>1547534503</text:p>
          </table:table-cell>
          <table:table-cell office:value-type="string" calcext:value-type="string">
            <text:p>2019-01-15</text:p>
          </table:table-cell>
          <table:table-cell office:value-type="string" calcext:value-type="string">
            <text:p>06:41:43</text:p>
          </table:table-cell>
          <table:table-cell office:value-type="float" office:value="558609" calcext:value-type="float">
            <text:p>558609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5d7395a0c7cbeafb31480fc51edf7b818a4b914fa84f093c72f161010f5ee6bf</text:p>
          </table:table-cell>
          <table:table-cell office:value-type="float" office:value="144" calcext:value-type="float">
            <text:p>144</text:p>
          </table:table-cell>
          <table:table-cell office:value-type="float" office:value="150" calcext:value-type="float">
            <text:p>150</text:p>
          </table:table-cell>
          <table:table-cell/>
          <table:table-cell table:formula="of:=FLOOR([.A470];60*60*24)" office:value-type="float" office:value="1547510400" calcext:value-type="float">
            <text:p>1547510400</text:p>
          </table:table-cell>
          <table:table-cell table:number-columns-repeated="3"/>
        </table:table-row>
        <table:table-row table:style-name="ro1">
          <table:table-cell office:value-type="float" office:value="1547534503" calcext:value-type="float">
            <text:p>1547534503</text:p>
          </table:table-cell>
          <table:table-cell office:value-type="string" calcext:value-type="string">
            <text:p>2019-01-15</text:p>
          </table:table-cell>
          <table:table-cell office:value-type="string" calcext:value-type="string">
            <text:p>06:41:43</text:p>
          </table:table-cell>
          <table:table-cell office:value-type="float" office:value="558609" calcext:value-type="float">
            <text:p>558609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14cb86abc3abc6c33efd03cda01095ea1ae9810bcc55a97e4d6dfd6cef6755c0</text:p>
          </table:table-cell>
          <table:table-cell office:value-type="float" office:value="144" calcext:value-type="float">
            <text:p>144</text:p>
          </table:table-cell>
          <table:table-cell office:value-type="float" office:value="154" calcext:value-type="float">
            <text:p>154</text:p>
          </table:table-cell>
          <table:table-cell/>
          <table:table-cell table:formula="of:=FLOOR([.A471];60*60*24)" office:value-type="float" office:value="1547510400" calcext:value-type="float">
            <text:p>1547510400</text:p>
          </table:table-cell>
          <table:table-cell table:number-columns-repeated="3"/>
        </table:table-row>
        <table:table-row table:style-name="ro1">
          <table:table-cell office:value-type="float" office:value="1547536599" calcext:value-type="float">
            <text:p>1547536599</text:p>
          </table:table-cell>
          <table:table-cell office:value-type="string" calcext:value-type="string">
            <text:p>2019-01-15</text:p>
          </table:table-cell>
          <table:table-cell office:value-type="string" calcext:value-type="string">
            <text:p>07:16:39</text:p>
          </table:table-cell>
          <table:table-cell office:value-type="float" office:value="558614" calcext:value-type="float">
            <text:p>558614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a64c7b4dc5d48ddba57b17debef6a939734d63f710875a2ff501084894f80ce4</text:p>
          </table:table-cell>
          <table:table-cell table:number-columns-repeated="2" office:value-type="float" office:value="144" calcext:value-type="float">
            <text:p>144</text:p>
          </table:table-cell>
          <table:table-cell/>
          <table:table-cell table:formula="of:=FLOOR([.A472];60*60*24)" office:value-type="float" office:value="1547510400" calcext:value-type="float">
            <text:p>1547510400</text:p>
          </table:table-cell>
          <table:table-cell table:number-columns-repeated="3"/>
        </table:table-row>
        <table:table-row table:style-name="ro1">
          <table:table-cell office:value-type="float" office:value="1547536599" calcext:value-type="float">
            <text:p>1547536599</text:p>
          </table:table-cell>
          <table:table-cell office:value-type="string" calcext:value-type="string">
            <text:p>2019-01-15</text:p>
          </table:table-cell>
          <table:table-cell office:value-type="string" calcext:value-type="string">
            <text:p>07:16:39</text:p>
          </table:table-cell>
          <table:table-cell office:value-type="float" office:value="558614" calcext:value-type="float">
            <text:p>558614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e0b8ba8f4d9a3ae809714382f16e1a7d08e83da7fb914523c91d00fb9875d1ee</text:p>
          </table:table-cell>
          <table:table-cell table:number-columns-repeated="2" office:value-type="float" office:value="144" calcext:value-type="float">
            <text:p>144</text:p>
          </table:table-cell>
          <table:table-cell/>
          <table:table-cell table:formula="of:=FLOOR([.A473];60*60*24)" office:value-type="float" office:value="1547510400" calcext:value-type="float">
            <text:p>1547510400</text:p>
          </table:table-cell>
          <table:table-cell table:number-columns-repeated="3"/>
        </table:table-row>
        <table:table-row table:style-name="ro1">
          <table:table-cell office:value-type="float" office:value="1547536599" calcext:value-type="float">
            <text:p>1547536599</text:p>
          </table:table-cell>
          <table:table-cell office:value-type="string" calcext:value-type="string">
            <text:p>2019-01-15</text:p>
          </table:table-cell>
          <table:table-cell office:value-type="string" calcext:value-type="string">
            <text:p>07:16:39</text:p>
          </table:table-cell>
          <table:table-cell office:value-type="float" office:value="558614" calcext:value-type="float">
            <text:p>558614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87fedfa40d70eb630f024dd4d7b544027bdc880f92b2e8d8480946e2f7fc16f4</text:p>
          </table:table-cell>
          <table:table-cell table:number-columns-repeated="2" office:value-type="float" office:value="144" calcext:value-type="float">
            <text:p>144</text:p>
          </table:table-cell>
          <table:table-cell/>
          <table:table-cell table:formula="of:=FLOOR([.A474];60*60*24)" office:value-type="float" office:value="1547510400" calcext:value-type="float">
            <text:p>1547510400</text:p>
          </table:table-cell>
          <table:table-cell table:number-columns-repeated="3"/>
        </table:table-row>
        <table:table-row table:style-name="ro1">
          <table:table-cell office:value-type="float" office:value="1547536599" calcext:value-type="float">
            <text:p>1547536599</text:p>
          </table:table-cell>
          <table:table-cell office:value-type="string" calcext:value-type="string">
            <text:p>2019-01-15</text:p>
          </table:table-cell>
          <table:table-cell office:value-type="string" calcext:value-type="string">
            <text:p>07:16:39</text:p>
          </table:table-cell>
          <table:table-cell office:value-type="float" office:value="558614" calcext:value-type="float">
            <text:p>558614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4087369abe5d612d5268555d168d628f38570fbc9b3303fe554ebd2d9f298df4</text:p>
          </table:table-cell>
          <table:table-cell table:number-columns-repeated="2" office:value-type="float" office:value="144" calcext:value-type="float">
            <text:p>144</text:p>
          </table:table-cell>
          <table:table-cell/>
          <table:table-cell table:formula="of:=FLOOR([.A475];60*60*24)" office:value-type="float" office:value="1547510400" calcext:value-type="float">
            <text:p>1547510400</text:p>
          </table:table-cell>
          <table:table-cell table:number-columns-repeated="3"/>
        </table:table-row>
        <table:table-row table:style-name="ro1">
          <table:table-cell office:value-type="float" office:value="1547536599" calcext:value-type="float">
            <text:p>1547536599</text:p>
          </table:table-cell>
          <table:table-cell office:value-type="string" calcext:value-type="string">
            <text:p>2019-01-15</text:p>
          </table:table-cell>
          <table:table-cell office:value-type="string" calcext:value-type="string">
            <text:p>07:16:39</text:p>
          </table:table-cell>
          <table:table-cell office:value-type="float" office:value="558614" calcext:value-type="float">
            <text:p>558614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58ce97b2a5f8ca904059a6439cacedbc30341e01aef517c627c4b812dbadc7f5</text:p>
          </table:table-cell>
          <table:table-cell table:number-columns-repeated="2" office:value-type="float" office:value="144" calcext:value-type="float">
            <text:p>144</text:p>
          </table:table-cell>
          <table:table-cell/>
          <table:table-cell table:formula="of:=FLOOR([.A476];60*60*24)" office:value-type="float" office:value="1547510400" calcext:value-type="float">
            <text:p>1547510400</text:p>
          </table:table-cell>
          <table:table-cell table:number-columns-repeated="3"/>
        </table:table-row>
        <table:table-row table:style-name="ro1">
          <table:table-cell office:value-type="float" office:value="1547536599" calcext:value-type="float">
            <text:p>1547536599</text:p>
          </table:table-cell>
          <table:table-cell office:value-type="string" calcext:value-type="string">
            <text:p>2019-01-15</text:p>
          </table:table-cell>
          <table:table-cell office:value-type="string" calcext:value-type="string">
            <text:p>07:16:39</text:p>
          </table:table-cell>
          <table:table-cell office:value-type="float" office:value="558614" calcext:value-type="float">
            <text:p>558614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901a1999d3eb105c34739faad593a7f1be7f2fe412833127e4767dd70a64e1f8</text:p>
          </table:table-cell>
          <table:table-cell table:number-columns-repeated="2" office:value-type="float" office:value="144" calcext:value-type="float">
            <text:p>144</text:p>
          </table:table-cell>
          <table:table-cell/>
          <table:table-cell table:formula="of:=FLOOR([.A477];60*60*24)" office:value-type="float" office:value="1547510400" calcext:value-type="float">
            <text:p>1547510400</text:p>
          </table:table-cell>
          <table:table-cell table:number-columns-repeated="3"/>
        </table:table-row>
        <table:table-row table:style-name="ro1">
          <table:table-cell office:value-type="float" office:value="1547536599" calcext:value-type="float">
            <text:p>1547536599</text:p>
          </table:table-cell>
          <table:table-cell office:value-type="string" calcext:value-type="string">
            <text:p>2019-01-15</text:p>
          </table:table-cell>
          <table:table-cell office:value-type="string" calcext:value-type="string">
            <text:p>07:16:39</text:p>
          </table:table-cell>
          <table:table-cell office:value-type="float" office:value="558614" calcext:value-type="float">
            <text:p>558614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742a9297b60c61ad07dae74f283d9ea43974f2164d739b93e0f833da39dd0efd</text:p>
          </table:table-cell>
          <table:table-cell table:number-columns-repeated="2" office:value-type="float" office:value="144" calcext:value-type="float">
            <text:p>144</text:p>
          </table:table-cell>
          <table:table-cell/>
          <table:table-cell table:formula="of:=FLOOR([.A478];60*60*24)" office:value-type="float" office:value="1547510400" calcext:value-type="float">
            <text:p>1547510400</text:p>
          </table:table-cell>
          <table:table-cell table:number-columns-repeated="3"/>
        </table:table-row>
        <table:table-row table:style-name="ro1">
          <table:table-cell office:value-type="float" office:value="1547541721" calcext:value-type="float">
            <text:p>1547541721</text:p>
          </table:table-cell>
          <table:table-cell office:value-type="string" calcext:value-type="string">
            <text:p>2019-01-15</text:p>
          </table:table-cell>
          <table:table-cell office:value-type="string" calcext:value-type="string">
            <text:p>08:42:01</text:p>
          </table:table-cell>
          <table:table-cell office:value-type="float" office:value="558622" calcext:value-type="float">
            <text:p>558622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cb5bd4fd18fc28671b8f4ca49e7f23b25e23793669b362aedbdbe4f7155533b9</text:p>
          </table:table-cell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/>
          <table:table-cell table:formula="of:=FLOOR([.A479];60*60*24)" office:value-type="float" office:value="1547510400" calcext:value-type="float">
            <text:p>1547510400</text:p>
          </table:table-cell>
          <table:table-cell table:number-columns-repeated="3"/>
        </table:table-row>
        <table:table-row table:style-name="ro1">
          <table:table-cell office:value-type="float" office:value="1547541721" calcext:value-type="float">
            <text:p>1547541721</text:p>
          </table:table-cell>
          <table:table-cell office:value-type="string" calcext:value-type="string">
            <text:p>2019-01-15</text:p>
          </table:table-cell>
          <table:table-cell office:value-type="string" calcext:value-type="string">
            <text:p>08:42:01</text:p>
          </table:table-cell>
          <table:table-cell office:value-type="float" office:value="558622" calcext:value-type="float">
            <text:p>558622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8ae44c26bfca33d7c1910c0448a144463c96e8a9f94cffc406a6468f2e71aec9</text:p>
          </table:table-cell>
          <table:table-cell office:value-type="float" office:value="240" calcext:value-type="float">
            <text:p>240</text:p>
          </table:table-cell>
          <table:table-cell office:value-type="float" office:value="263" calcext:value-type="float">
            <text:p>263</text:p>
          </table:table-cell>
          <table:table-cell/>
          <table:table-cell table:formula="of:=FLOOR([.A480];60*60*24)" office:value-type="float" office:value="1547510400" calcext:value-type="float">
            <text:p>1547510400</text:p>
          </table:table-cell>
          <table:table-cell table:number-columns-repeated="3"/>
        </table:table-row>
        <table:table-row table:style-name="ro1">
          <table:table-cell office:value-type="float" office:value="1547542579" calcext:value-type="float">
            <text:p>1547542579</text:p>
          </table:table-cell>
          <table:table-cell office:value-type="string" calcext:value-type="string">
            <text:p>2019-01-15</text:p>
          </table:table-cell>
          <table:table-cell office:value-type="string" calcext:value-type="string">
            <text:p>08:56:19</text:p>
          </table:table-cell>
          <table:table-cell office:value-type="float" office:value="558624" calcext:value-type="float">
            <text:p>558624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1f21ada9f1fc83a5ffb71ec31b95a81fcf15e80da166d87e26f0133e1f76ff98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481];60*60*24)" office:value-type="float" office:value="1547510400" calcext:value-type="float">
            <text:p>1547510400</text:p>
          </table:table-cell>
          <table:table-cell table:number-columns-repeated="3"/>
        </table:table-row>
        <table:table-row table:style-name="ro1">
          <table:table-cell office:value-type="float" office:value="1547542579" calcext:value-type="float">
            <text:p>1547542579</text:p>
          </table:table-cell>
          <table:table-cell office:value-type="string" calcext:value-type="string">
            <text:p>2019-01-15</text:p>
          </table:table-cell>
          <table:table-cell office:value-type="string" calcext:value-type="string">
            <text:p>08:56:19</text:p>
          </table:table-cell>
          <table:table-cell office:value-type="float" office:value="558624" calcext:value-type="float">
            <text:p>558624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2c25842549daf4bd9bec26baa1d7876838ad5f188b328b80e7fa2e1fb1cf37d7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482];60*60*24)" office:value-type="float" office:value="1547510400" calcext:value-type="float">
            <text:p>1547510400</text:p>
          </table:table-cell>
          <table:table-cell table:number-columns-repeated="3"/>
        </table:table-row>
        <table:table-row table:style-name="ro1">
          <table:table-cell office:value-type="float" office:value="1547556309" calcext:value-type="float">
            <text:p>1547556309</text:p>
          </table:table-cell>
          <table:table-cell office:value-type="string" calcext:value-type="string">
            <text:p>2019-01-15</text:p>
          </table:table-cell>
          <table:table-cell office:value-type="string" calcext:value-type="string">
            <text:p>12:45:09</text:p>
          </table:table-cell>
          <table:table-cell office:value-type="float" office:value="558640" calcext:value-type="float">
            <text:p>558640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a0a8fdaa1c66a741727249fcfc7b2c2c403f4662252c45133982cf40a1e06b4b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483];60*60*24)" office:value-type="float" office:value="1547510400" calcext:value-type="float">
            <text:p>1547510400</text:p>
          </table:table-cell>
          <table:table-cell table:number-columns-repeated="3"/>
        </table:table-row>
        <table:table-row table:style-name="ro1">
          <table:table-cell office:value-type="float" office:value="1547552153" calcext:value-type="float">
            <text:p>1547552153</text:p>
          </table:table-cell>
          <table:table-cell office:value-type="string" calcext:value-type="string">
            <text:p>2019-01-15</text:p>
          </table:table-cell>
          <table:table-cell office:value-type="string" calcext:value-type="string">
            <text:p>11:35:53</text:p>
          </table:table-cell>
          <table:table-cell office:value-type="float" office:value="558635" calcext:value-type="float">
            <text:p>558635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1a963454ecb5cfc258f687761e797b4e6ad58f22c53a9e6e7870cc0b3d31b1be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484];60*60*24)" office:value-type="float" office:value="1547510400" calcext:value-type="float">
            <text:p>1547510400</text:p>
          </table:table-cell>
          <table:table-cell table:number-columns-repeated="3"/>
        </table:table-row>
        <table:table-row table:style-name="ro1">
          <table:table-cell office:value-type="float" office:value="1547557304" calcext:value-type="float">
            <text:p>1547557304</text:p>
          </table:table-cell>
          <table:table-cell office:value-type="string" calcext:value-type="string">
            <text:p>2019-01-15</text:p>
          </table:table-cell>
          <table:table-cell office:value-type="string" calcext:value-type="string">
            <text:p>13:01:44</text:p>
          </table:table-cell>
          <table:table-cell office:value-type="float" office:value="558642" calcext:value-type="float">
            <text:p>558642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43f96a9e5249eb0c682e6218e0defd82e8628f7dad0ec571b888be4a6d4b44a5</text:p>
          </table:table-cell>
          <table:table-cell office:value-type="float" office:value="144" calcext:value-type="float">
            <text:p>144</text:p>
          </table:table-cell>
          <table:table-cell office:value-type="float" office:value="7421" calcext:value-type="float">
            <text:p>7421</text:p>
          </table:table-cell>
          <table:table-cell/>
          <table:table-cell table:formula="of:=FLOOR([.A485];60*60*24)" office:value-type="float" office:value="1547510400" calcext:value-type="float">
            <text:p>1547510400</text:p>
          </table:table-cell>
          <table:table-cell table:number-columns-repeated="3"/>
        </table:table-row>
        <table:table-row table:style-name="ro1">
          <table:table-cell office:value-type="float" office:value="1547557304" calcext:value-type="float">
            <text:p>1547557304</text:p>
          </table:table-cell>
          <table:table-cell office:value-type="string" calcext:value-type="string">
            <text:p>2019-01-15</text:p>
          </table:table-cell>
          <table:table-cell office:value-type="string" calcext:value-type="string">
            <text:p>13:01:44</text:p>
          </table:table-cell>
          <table:table-cell office:value-type="float" office:value="558642" calcext:value-type="float">
            <text:p>558642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13960c9a7759de28a257a1dfd119cefc94e01e7c907c0f0658648a3a50a28fbb</text:p>
          </table:table-cell>
          <table:table-cell office:value-type="float" office:value="144" calcext:value-type="float">
            <text:p>144</text:p>
          </table:table-cell>
          <table:table-cell office:value-type="float" office:value="7407" calcext:value-type="float">
            <text:p>7407</text:p>
          </table:table-cell>
          <table:table-cell/>
          <table:table-cell table:formula="of:=FLOOR([.A486];60*60*24)" office:value-type="float" office:value="1547510400" calcext:value-type="float">
            <text:p>1547510400</text:p>
          </table:table-cell>
          <table:table-cell table:number-columns-repeated="3"/>
        </table:table-row>
        <table:table-row table:style-name="ro1">
          <table:table-cell office:value-type="float" office:value="1547556309" calcext:value-type="float">
            <text:p>1547556309</text:p>
          </table:table-cell>
          <table:table-cell office:value-type="string" calcext:value-type="string">
            <text:p>2019-01-15</text:p>
          </table:table-cell>
          <table:table-cell office:value-type="string" calcext:value-type="string">
            <text:p>12:45:09</text:p>
          </table:table-cell>
          <table:table-cell office:value-type="float" office:value="558640" calcext:value-type="float">
            <text:p>558640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60b6cd8d8cec2496845f1ad8d882c6b46e8b524483b5b9572b8c9613d3c96992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487];60*60*24)" office:value-type="float" office:value="1547510400" calcext:value-type="float">
            <text:p>1547510400</text:p>
          </table:table-cell>
          <table:table-cell table:number-columns-repeated="3"/>
        </table:table-row>
        <table:table-row table:style-name="ro1">
          <table:table-cell office:value-type="float" office:value="1547556309" calcext:value-type="float">
            <text:p>1547556309</text:p>
          </table:table-cell>
          <table:table-cell office:value-type="string" calcext:value-type="string">
            <text:p>2019-01-15</text:p>
          </table:table-cell>
          <table:table-cell office:value-type="string" calcext:value-type="string">
            <text:p>12:45:09</text:p>
          </table:table-cell>
          <table:table-cell office:value-type="float" office:value="558640" calcext:value-type="float">
            <text:p>558640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c10804f3c98d780052557f0aae4f30933c4571e1deb58fd4323bd7f5bc3c0e3e</text:p>
          </table:table-cell>
          <table:table-cell office:value-type="float" office:value="144" calcext:value-type="float">
            <text:p>144</text:p>
          </table:table-cell>
          <table:table-cell office:value-type="float" office:value="11375" calcext:value-type="float">
            <text:p>11375</text:p>
          </table:table-cell>
          <table:table-cell/>
          <table:table-cell table:formula="of:=FLOOR([.A488];60*60*24)" office:value-type="float" office:value="1547510400" calcext:value-type="float">
            <text:p>1547510400</text:p>
          </table:table-cell>
          <table:table-cell table:number-columns-repeated="3"/>
        </table:table-row>
        <table:table-row table:style-name="ro1">
          <table:table-cell office:value-type="float" office:value="1547556084" calcext:value-type="float">
            <text:p>1547556084</text:p>
          </table:table-cell>
          <table:table-cell office:value-type="string" calcext:value-type="string">
            <text:p>2019-01-15</text:p>
          </table:table-cell>
          <table:table-cell office:value-type="string" calcext:value-type="string">
            <text:p>12:41:24</text:p>
          </table:table-cell>
          <table:table-cell office:value-type="float" office:value="558639" calcext:value-type="float">
            <text:p>558639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38bf895332d464274713eb43013d2c0adb0385720f8a63ea9ce3d8ab146ee238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489];60*60*24)" office:value-type="float" office:value="1547510400" calcext:value-type="float">
            <text:p>1547510400</text:p>
          </table:table-cell>
          <table:table-cell table:number-columns-repeated="3"/>
        </table:table-row>
        <table:table-row table:style-name="ro1">
          <table:table-cell office:value-type="float" office:value="1547563659" calcext:value-type="float">
            <text:p>1547563659</text:p>
          </table:table-cell>
          <table:table-cell office:value-type="string" calcext:value-type="string">
            <text:p>2019-01-15</text:p>
          </table:table-cell>
          <table:table-cell office:value-type="string" calcext:value-type="string">
            <text:p>14:47:39</text:p>
          </table:table-cell>
          <table:table-cell office:value-type="float" office:value="558652" calcext:value-type="float">
            <text:p>558652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79ac2ffd68d7f49fde9e3664b1afbec93d8272d40a5ef77f7f62f1bec6ebce85</text:p>
          </table:table-cell>
          <table:table-cell table:number-columns-repeated="2" office:value-type="float" office:value="2016" calcext:value-type="float">
            <text:p>2016</text:p>
          </table:table-cell>
          <table:table-cell/>
          <table:table-cell table:formula="of:=FLOOR([.A490];60*60*24)" office:value-type="float" office:value="1547510400" calcext:value-type="float">
            <text:p>1547510400</text:p>
          </table:table-cell>
          <table:table-cell table:number-columns-repeated="3"/>
        </table:table-row>
        <table:table-row table:style-name="ro1">
          <table:table-cell office:value-type="float" office:value="1547566354" calcext:value-type="float">
            <text:p>1547566354</text:p>
          </table:table-cell>
          <table:table-cell office:value-type="string" calcext:value-type="string">
            <text:p>2019-01-15</text:p>
          </table:table-cell>
          <table:table-cell office:value-type="string" calcext:value-type="string">
            <text:p>15:32:34</text:p>
          </table:table-cell>
          <table:table-cell office:value-type="float" office:value="558659" calcext:value-type="float">
            <text:p>558659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34f0547e8d0eb028ade30a6bb40cdb4bb2e30822196317336fdeac503a3c88d0</text:p>
          </table:table-cell>
          <table:table-cell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  <table:table-cell/>
          <table:table-cell table:formula="of:=FLOOR([.A491];60*60*24)" office:value-type="float" office:value="1547510400" calcext:value-type="float">
            <text:p>1547510400</text:p>
          </table:table-cell>
          <table:table-cell table:number-columns-repeated="3"/>
        </table:table-row>
        <table:table-row table:style-name="ro1">
          <table:table-cell office:value-type="float" office:value="1547562181" calcext:value-type="float">
            <text:p>1547562181</text:p>
          </table:table-cell>
          <table:table-cell office:value-type="string" calcext:value-type="string">
            <text:p>2019-01-15</text:p>
          </table:table-cell>
          <table:table-cell office:value-type="string" calcext:value-type="string">
            <text:p>14:23:01</text:p>
          </table:table-cell>
          <table:table-cell office:value-type="float" office:value="558649" calcext:value-type="float">
            <text:p>558649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c020da979273a9b0c2b9caa49fbe74078b96f3495ff2f0a2cf7ba0605346c1b0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492];60*60*24)" office:value-type="float" office:value="1547510400" calcext:value-type="float">
            <text:p>1547510400</text:p>
          </table:table-cell>
          <table:table-cell table:number-columns-repeated="3"/>
        </table:table-row>
        <table:table-row table:style-name="ro1">
          <table:table-cell office:value-type="float" office:value="1547566354" calcext:value-type="float">
            <text:p>1547566354</text:p>
          </table:table-cell>
          <table:table-cell office:value-type="string" calcext:value-type="string">
            <text:p>2019-01-15</text:p>
          </table:table-cell>
          <table:table-cell office:value-type="string" calcext:value-type="string">
            <text:p>15:32:34</text:p>
          </table:table-cell>
          <table:table-cell office:value-type="float" office:value="558659" calcext:value-type="float">
            <text:p>558659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787af72ae2febbf3b4d3d74eb70bbad0673836e1b1ffad1fa409d7dca71234dc</text:p>
          </table:table-cell>
          <table:table-cell office:value-type="float" office:value="144" calcext:value-type="float">
            <text:p>144</text:p>
          </table:table-cell>
          <table:table-cell office:value-type="float" office:value="147" calcext:value-type="float">
            <text:p>147</text:p>
          </table:table-cell>
          <table:table-cell/>
          <table:table-cell table:formula="of:=FLOOR([.A493];60*60*24)" office:value-type="float" office:value="1547510400" calcext:value-type="float">
            <text:p>1547510400</text:p>
          </table:table-cell>
          <table:table-cell table:number-columns-repeated="3"/>
        </table:table-row>
        <table:table-row table:style-name="ro1">
          <table:table-cell office:value-type="float" office:value="1547571006" calcext:value-type="float">
            <text:p>1547571006</text:p>
          </table:table-cell>
          <table:table-cell office:value-type="string" calcext:value-type="string">
            <text:p>2019-01-15</text:p>
          </table:table-cell>
          <table:table-cell office:value-type="string" calcext:value-type="string">
            <text:p>16:50:06</text:p>
          </table:table-cell>
          <table:table-cell office:value-type="float" office:value="558664" calcext:value-type="float">
            <text:p>558664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3d0a361d70999c5502fe6fe2f1bd8aa7c2bffbd29a05ae18103e32aa9282b934</text:p>
          </table:table-cell>
          <table:table-cell office:value-type="float" office:value="144" calcext:value-type="float">
            <text:p>144</text:p>
          </table:table-cell>
          <table:table-cell office:value-type="float" office:value="148" calcext:value-type="float">
            <text:p>148</text:p>
          </table:table-cell>
          <table:table-cell/>
          <table:table-cell table:formula="of:=FLOOR([.A494];60*60*24)" office:value-type="float" office:value="1547510400" calcext:value-type="float">
            <text:p>1547510400</text:p>
          </table:table-cell>
          <table:table-cell table:number-columns-repeated="3"/>
        </table:table-row>
        <table:table-row table:style-name="ro1">
          <table:table-cell office:value-type="float" office:value="1547571006" calcext:value-type="float">
            <text:p>1547571006</text:p>
          </table:table-cell>
          <table:table-cell office:value-type="string" calcext:value-type="string">
            <text:p>2019-01-15</text:p>
          </table:table-cell>
          <table:table-cell office:value-type="string" calcext:value-type="string">
            <text:p>16:50:06</text:p>
          </table:table-cell>
          <table:table-cell office:value-type="float" office:value="558664" calcext:value-type="float">
            <text:p>558664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3df29f9b651d98ce5b39f9531d8ae39c15eb301d0668fb93c87f52498ae41336</text:p>
          </table:table-cell>
          <table:table-cell office:value-type="float" office:value="144" calcext:value-type="float">
            <text:p>144</text:p>
          </table:table-cell>
          <table:table-cell office:value-type="float" office:value="147" calcext:value-type="float">
            <text:p>147</text:p>
          </table:table-cell>
          <table:table-cell/>
          <table:table-cell table:formula="of:=FLOOR([.A495];60*60*24)" office:value-type="float" office:value="1547510400" calcext:value-type="float">
            <text:p>1547510400</text:p>
          </table:table-cell>
          <table:table-cell table:number-columns-repeated="3"/>
        </table:table-row>
        <table:table-row table:style-name="ro1">
          <table:table-cell office:value-type="float" office:value="1547571006" calcext:value-type="float">
            <text:p>1547571006</text:p>
          </table:table-cell>
          <table:table-cell office:value-type="string" calcext:value-type="string">
            <text:p>2019-01-15</text:p>
          </table:table-cell>
          <table:table-cell office:value-type="string" calcext:value-type="string">
            <text:p>16:50:06</text:p>
          </table:table-cell>
          <table:table-cell office:value-type="float" office:value="558664" calcext:value-type="float">
            <text:p>558664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2bdfced084abda5cb9c7d0d98af5a84e4d97254da2f8ae1f5aa1067a2ae109a0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496];60*60*24)" office:value-type="float" office:value="1547510400" calcext:value-type="float">
            <text:p>1547510400</text:p>
          </table:table-cell>
          <table:table-cell table:number-columns-repeated="3"/>
        </table:table-row>
        <table:table-row table:style-name="ro1">
          <table:table-cell office:value-type="float" office:value="1547571386" calcext:value-type="float">
            <text:p>1547571386</text:p>
          </table:table-cell>
          <table:table-cell office:value-type="string" calcext:value-type="string">
            <text:p>2019-01-15</text:p>
          </table:table-cell>
          <table:table-cell office:value-type="string" calcext:value-type="string">
            <text:p>16:56:26</text:p>
          </table:table-cell>
          <table:table-cell office:value-type="float" office:value="558665" calcext:value-type="float">
            <text:p>558665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6cb24ef4450702c63d6b8d9af55a159d2e92afa1b17f05c7a627c0c4a03c2dc9</text:p>
          </table:table-cell>
          <table:table-cell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  <table:table-cell/>
          <table:table-cell table:formula="of:=FLOOR([.A497];60*60*24)" office:value-type="float" office:value="1547510400" calcext:value-type="float">
            <text:p>1547510400</text:p>
          </table:table-cell>
          <table:table-cell table:number-columns-repeated="3"/>
        </table:table-row>
        <table:table-row table:style-name="ro1">
          <table:table-cell office:value-type="float" office:value="1547580256" calcext:value-type="float">
            <text:p>1547580256</text:p>
          </table:table-cell>
          <table:table-cell office:value-type="string" calcext:value-type="string">
            <text:p>2019-01-15</text:p>
          </table:table-cell>
          <table:table-cell office:value-type="string" calcext:value-type="string">
            <text:p>19:24:16</text:p>
          </table:table-cell>
          <table:table-cell office:value-type="float" office:value="558674" calcext:value-type="float">
            <text:p>558674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72a13d5f97c8d1b4e20b4aa767684b7102d2c5b52103f6c33ada63e0641bf47a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498];60*60*24)" office:value-type="float" office:value="1547510400" calcext:value-type="float">
            <text:p>1547510400</text:p>
          </table:table-cell>
          <table:table-cell table:number-columns-repeated="3"/>
        </table:table-row>
        <table:table-row table:style-name="ro1">
          <table:table-cell office:value-type="float" office:value="1547580486" calcext:value-type="float">
            <text:p>1547580486</text:p>
          </table:table-cell>
          <table:table-cell office:value-type="string" calcext:value-type="string">
            <text:p>2019-01-15</text:p>
          </table:table-cell>
          <table:table-cell office:value-type="string" calcext:value-type="string">
            <text:p>19:28:06</text:p>
          </table:table-cell>
          <table:table-cell office:value-type="float" office:value="558675" calcext:value-type="float">
            <text:p>558675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57b4a9c81709a283c74c8ee77a5ac3cbc2aa6b0dc3922cccfa903d2e28b66d10</text:p>
          </table:table-cell>
          <table:table-cell office:value-type="float" office:value="144" calcext:value-type="float">
            <text:p>144</text:p>
          </table:table-cell>
          <table:table-cell office:value-type="float" office:value="153" calcext:value-type="float">
            <text:p>153</text:p>
          </table:table-cell>
          <table:table-cell/>
          <table:table-cell table:formula="of:=FLOOR([.A499];60*60*24)" office:value-type="float" office:value="1547510400" calcext:value-type="float">
            <text:p>1547510400</text:p>
          </table:table-cell>
          <table:table-cell table:number-columns-repeated="3"/>
        </table:table-row>
        <table:table-row table:style-name="ro1">
          <table:table-cell office:value-type="float" office:value="1547580486" calcext:value-type="float">
            <text:p>1547580486</text:p>
          </table:table-cell>
          <table:table-cell office:value-type="string" calcext:value-type="string">
            <text:p>2019-01-15</text:p>
          </table:table-cell>
          <table:table-cell office:value-type="string" calcext:value-type="string">
            <text:p>19:28:06</text:p>
          </table:table-cell>
          <table:table-cell office:value-type="float" office:value="558675" calcext:value-type="float">
            <text:p>558675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79f5b82bd1683ab34165fe85a5093ab2df5e1ac9f0b18903eeba5333115f50da</text:p>
          </table:table-cell>
          <table:table-cell office:value-type="float" office:value="2016" calcext:value-type="float">
            <text:p>2016</text:p>
          </table:table-cell>
          <table:table-cell office:value-type="float" office:value="2086" calcext:value-type="float">
            <text:p>2086</text:p>
          </table:table-cell>
          <table:table-cell/>
          <table:table-cell table:formula="of:=FLOOR([.A500];60*60*24)" office:value-type="float" office:value="1547510400" calcext:value-type="float">
            <text:p>1547510400</text:p>
          </table:table-cell>
          <table:table-cell table:number-columns-repeated="3"/>
        </table:table-row>
        <table:table-row table:style-name="ro1">
          <table:table-cell office:value-type="float" office:value="1547581117" calcext:value-type="float">
            <text:p>1547581117</text:p>
          </table:table-cell>
          <table:table-cell office:value-type="string" calcext:value-type="string">
            <text:p>2019-01-15</text:p>
          </table:table-cell>
          <table:table-cell office:value-type="string" calcext:value-type="string">
            <text:p>19:38:37</text:p>
          </table:table-cell>
          <table:table-cell office:value-type="float" office:value="558677" calcext:value-type="float">
            <text:p>558677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f87c6e7f81c0d30e08fc42168bddb6df12dfda4a73bbf6c0f9d1857eaa862f2e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501];60*60*24)" office:value-type="float" office:value="1547510400" calcext:value-type="float">
            <text:p>1547510400</text:p>
          </table:table-cell>
          <table:table-cell table:number-columns-repeated="3"/>
        </table:table-row>
        <table:table-row table:style-name="ro1">
          <table:table-cell office:value-type="float" office:value="1547580735" calcext:value-type="float">
            <text:p>1547580735</text:p>
          </table:table-cell>
          <table:table-cell office:value-type="string" calcext:value-type="string">
            <text:p>2019-01-15</text:p>
          </table:table-cell>
          <table:table-cell office:value-type="string" calcext:value-type="string">
            <text:p>19:32:15</text:p>
          </table:table-cell>
          <table:table-cell office:value-type="float" office:value="558676" calcext:value-type="float">
            <text:p>558676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3e97dccc1eb308ca938f811df4d8cd04f87a8f7d8d925f9eb76648402ba4caee</text:p>
          </table:table-cell>
          <table:table-cell office:value-type="float" office:value="144" calcext:value-type="float">
            <text:p>144</text:p>
          </table:table-cell>
          <table:table-cell office:value-type="float" office:value="151" calcext:value-type="float">
            <text:p>151</text:p>
          </table:table-cell>
          <table:table-cell/>
          <table:table-cell table:formula="of:=FLOOR([.A502];60*60*24)" office:value-type="float" office:value="1547510400" calcext:value-type="float">
            <text:p>1547510400</text:p>
          </table:table-cell>
          <table:table-cell table:number-columns-repeated="3"/>
        </table:table-row>
        <table:table-row table:style-name="ro1">
          <table:table-cell office:value-type="float" office:value="1547580735" calcext:value-type="float">
            <text:p>1547580735</text:p>
          </table:table-cell>
          <table:table-cell office:value-type="string" calcext:value-type="string">
            <text:p>2019-01-15</text:p>
          </table:table-cell>
          <table:table-cell office:value-type="string" calcext:value-type="string">
            <text:p>19:32:15</text:p>
          </table:table-cell>
          <table:table-cell office:value-type="float" office:value="558676" calcext:value-type="float">
            <text:p>558676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51f049a2c90823b3d6a7e261c65244d83173d39b4874094bd2a90a6c22a64112</text:p>
          </table:table-cell>
          <table:table-cell office:value-type="float" office:value="1440" calcext:value-type="float">
            <text:p>1440</text:p>
          </table:table-cell>
          <table:table-cell office:value-type="float" office:value="1448" calcext:value-type="float">
            <text:p>1448</text:p>
          </table:table-cell>
          <table:table-cell/>
          <table:table-cell table:formula="of:=FLOOR([.A503];60*60*24)" office:value-type="float" office:value="1547510400" calcext:value-type="float">
            <text:p>1547510400</text:p>
          </table:table-cell>
          <table:table-cell table:number-columns-repeated="3"/>
        </table:table-row>
        <table:table-row table:style-name="ro1">
          <table:table-cell office:value-type="float" office:value="1547583797" calcext:value-type="float">
            <text:p>1547583797</text:p>
          </table:table-cell>
          <table:table-cell office:value-type="string" calcext:value-type="string">
            <text:p>2019-01-15</text:p>
          </table:table-cell>
          <table:table-cell office:value-type="string" calcext:value-type="string">
            <text:p>20:23:17</text:p>
          </table:table-cell>
          <table:table-cell office:value-type="float" office:value="558681" calcext:value-type="float">
            <text:p>558681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97072b388989a422e9544fe3f0d0ace5f7c7d0003e0170082e311ec60a30ae2c</text:p>
          </table:table-cell>
          <table:table-cell office:value-type="float" office:value="1081" calcext:value-type="float">
            <text:p>1081</text:p>
          </table:table-cell>
          <table:table-cell office:value-type="float" office:value="1082" calcext:value-type="float">
            <text:p>1082</text:p>
          </table:table-cell>
          <table:table-cell/>
          <table:table-cell table:formula="of:=FLOOR([.A504];60*60*24)" office:value-type="float" office:value="1547510400" calcext:value-type="float">
            <text:p>1547510400</text:p>
          </table:table-cell>
          <table:table-cell table:number-columns-repeated="3"/>
        </table:table-row>
        <table:table-row table:style-name="ro1">
          <table:table-cell office:value-type="float" office:value="1547582127" calcext:value-type="float">
            <text:p>1547582127</text:p>
          </table:table-cell>
          <table:table-cell office:value-type="string" calcext:value-type="string">
            <text:p>2019-01-15</text:p>
          </table:table-cell>
          <table:table-cell office:value-type="string" calcext:value-type="string">
            <text:p>19:55:27</text:p>
          </table:table-cell>
          <table:table-cell office:value-type="float" office:value="558678" calcext:value-type="float">
            <text:p>558678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f100637d511f68d38481337b0dfe2044bff08254c6c2f1b7af1dea22fe67cd18</text:p>
          </table:table-cell>
          <table:table-cell office:value-type="float" office:value="144" calcext:value-type="float">
            <text:p>144</text:p>
          </table:table-cell>
          <table:table-cell office:value-type="float" office:value="746" calcext:value-type="float">
            <text:p>746</text:p>
          </table:table-cell>
          <table:table-cell/>
          <table:table-cell table:formula="of:=FLOOR([.A505];60*60*24)" office:value-type="float" office:value="1547510400" calcext:value-type="float">
            <text:p>1547510400</text:p>
          </table:table-cell>
          <table:table-cell table:number-columns-repeated="3"/>
        </table:table-row>
        <table:table-row table:style-name="ro1">
          <table:table-cell office:value-type="float" office:value="1547584000" calcext:value-type="float">
            <text:p>1547584000</text:p>
          </table:table-cell>
          <table:table-cell office:value-type="string" calcext:value-type="string">
            <text:p>2019-01-15</text:p>
          </table:table-cell>
          <table:table-cell office:value-type="string" calcext:value-type="string">
            <text:p>20:26:40</text:p>
          </table:table-cell>
          <table:table-cell office:value-type="float" office:value="558682" calcext:value-type="float">
            <text:p>558682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5fb98178937fe264c8fef74c8089e9e05affc6a5895e8e19cfed4351ea5a4566</text:p>
          </table:table-cell>
          <table:table-cell office:value-type="float" office:value="1081" calcext:value-type="float">
            <text:p>1081</text:p>
          </table:table-cell>
          <table:table-cell office:value-type="float" office:value="1083" calcext:value-type="float">
            <text:p>1083</text:p>
          </table:table-cell>
          <table:table-cell/>
          <table:table-cell table:formula="of:=FLOOR([.A506];60*60*24)" office:value-type="float" office:value="1547510400" calcext:value-type="float">
            <text:p>1547510400</text:p>
          </table:table-cell>
          <table:table-cell table:number-columns-repeated="3"/>
        </table:table-row>
        <table:table-row table:style-name="ro1">
          <table:table-cell office:value-type="float" office:value="1547585717" calcext:value-type="float">
            <text:p>1547585717</text:p>
          </table:table-cell>
          <table:table-cell office:value-type="string" calcext:value-type="string">
            <text:p>2019-01-15</text:p>
          </table:table-cell>
          <table:table-cell office:value-type="string" calcext:value-type="string">
            <text:p>20:55:17</text:p>
          </table:table-cell>
          <table:table-cell office:value-type="float" office:value="558688" calcext:value-type="float">
            <text:p>558688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88e3fed480cafae30fe0c969b42c7ec3f3566287754ebeb498ba7aa8dcdcaf34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507];60*60*24)" office:value-type="float" office:value="1547510400" calcext:value-type="float">
            <text:p>1547510400</text:p>
          </table:table-cell>
          <table:table-cell table:number-columns-repeated="3"/>
        </table:table-row>
        <table:table-row table:style-name="ro1">
          <table:table-cell office:value-type="float" office:value="1547583797" calcext:value-type="float">
            <text:p>1547583797</text:p>
          </table:table-cell>
          <table:table-cell office:value-type="string" calcext:value-type="string">
            <text:p>2019-01-15</text:p>
          </table:table-cell>
          <table:table-cell office:value-type="string" calcext:value-type="string">
            <text:p>20:23:17</text:p>
          </table:table-cell>
          <table:table-cell office:value-type="float" office:value="558681" calcext:value-type="float">
            <text:p>558681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93d562123cfe3c5d0944a6b55a1f00ef0e77e4fc90842cfd1d09f9d7d2fc141f</text:p>
          </table:table-cell>
          <table:table-cell office:value-type="float" office:value="144" calcext:value-type="float">
            <text:p>144</text:p>
          </table:table-cell>
          <table:table-cell office:value-type="float" office:value="174" calcext:value-type="float">
            <text:p>174</text:p>
          </table:table-cell>
          <table:table-cell/>
          <table:table-cell table:formula="of:=FLOOR([.A508];60*60*24)" office:value-type="float" office:value="1547510400" calcext:value-type="float">
            <text:p>1547510400</text:p>
          </table:table-cell>
          <table:table-cell table:number-columns-repeated="3"/>
        </table:table-row>
        <table:table-row table:style-name="ro1">
          <table:table-cell office:value-type="float" office:value="1547583797" calcext:value-type="float">
            <text:p>1547583797</text:p>
          </table:table-cell>
          <table:table-cell office:value-type="string" calcext:value-type="string">
            <text:p>2019-01-15</text:p>
          </table:table-cell>
          <table:table-cell office:value-type="string" calcext:value-type="string">
            <text:p>20:23:17</text:p>
          </table:table-cell>
          <table:table-cell office:value-type="float" office:value="558681" calcext:value-type="float">
            <text:p>558681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d9b97a1e26431e4e394972860df6a07cd5766c26487eb73323b7b3b9dbf8c530</text:p>
          </table:table-cell>
          <table:table-cell office:value-type="float" office:value="144" calcext:value-type="float">
            <text:p>144</text:p>
          </table:table-cell>
          <table:table-cell office:value-type="float" office:value="173" calcext:value-type="float">
            <text:p>173</text:p>
          </table:table-cell>
          <table:table-cell/>
          <table:table-cell table:formula="of:=FLOOR([.A509];60*60*24)" office:value-type="float" office:value="1547510400" calcext:value-type="float">
            <text:p>1547510400</text:p>
          </table:table-cell>
          <table:table-cell table:number-columns-repeated="3"/>
        </table:table-row>
        <table:table-row table:style-name="ro1">
          <table:table-cell office:value-type="float" office:value="1547583797" calcext:value-type="float">
            <text:p>1547583797</text:p>
          </table:table-cell>
          <table:table-cell office:value-type="string" calcext:value-type="string">
            <text:p>2019-01-15</text:p>
          </table:table-cell>
          <table:table-cell office:value-type="string" calcext:value-type="string">
            <text:p>20:23:17</text:p>
          </table:table-cell>
          <table:table-cell office:value-type="float" office:value="558681" calcext:value-type="float">
            <text:p>558681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c24b4ffcfb5d37db8c62d3dc5278871067bac7c32885ff7aef39e10cdc61127c</text:p>
          </table:table-cell>
          <table:table-cell office:value-type="float" office:value="144" calcext:value-type="float">
            <text:p>144</text:p>
          </table:table-cell>
          <table:table-cell office:value-type="float" office:value="174" calcext:value-type="float">
            <text:p>174</text:p>
          </table:table-cell>
          <table:table-cell/>
          <table:table-cell table:formula="of:=FLOOR([.A510];60*60*24)" office:value-type="float" office:value="1547510400" calcext:value-type="float">
            <text:p>1547510400</text:p>
          </table:table-cell>
          <table:table-cell table:number-columns-repeated="3"/>
        </table:table-row>
        <table:table-row table:style-name="ro1">
          <table:table-cell office:value-type="float" office:value="1547587860" calcext:value-type="float">
            <text:p>1547587860</text:p>
          </table:table-cell>
          <table:table-cell office:value-type="string" calcext:value-type="string">
            <text:p>2019-01-15</text:p>
          </table:table-cell>
          <table:table-cell office:value-type="string" calcext:value-type="string">
            <text:p>21:31:00</text:p>
          </table:table-cell>
          <table:table-cell office:value-type="float" office:value="558694" calcext:value-type="float">
            <text:p>558694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8b75d702b012f504ce1457259883c4279385af954a3a3dbe5369438787dd2f0d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511];60*60*24)" office:value-type="float" office:value="1547510400" calcext:value-type="float">
            <text:p>1547510400</text:p>
          </table:table-cell>
          <table:table-cell table:number-columns-repeated="3"/>
        </table:table-row>
        <table:table-row table:style-name="ro1">
          <table:table-cell office:value-type="float" office:value="1547587860" calcext:value-type="float">
            <text:p>1547587860</text:p>
          </table:table-cell>
          <table:table-cell office:value-type="string" calcext:value-type="string">
            <text:p>2019-01-15</text:p>
          </table:table-cell>
          <table:table-cell office:value-type="string" calcext:value-type="string">
            <text:p>21:31:00</text:p>
          </table:table-cell>
          <table:table-cell office:value-type="float" office:value="558694" calcext:value-type="float">
            <text:p>558694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14150475f6addb5ebfd594da39ae1b9ffd27c209a5e17607d5cb50fc0cfe4c9d</text:p>
          </table:table-cell>
          <table:table-cell table:number-columns-repeated="2" office:value-type="float" office:value="144" calcext:value-type="float">
            <text:p>144</text:p>
          </table:table-cell>
          <table:table-cell/>
          <table:table-cell table:formula="of:=FLOOR([.A512];60*60*24)" office:value-type="float" office:value="1547510400" calcext:value-type="float">
            <text:p>1547510400</text:p>
          </table:table-cell>
          <table:table-cell table:number-columns-repeated="3"/>
        </table:table-row>
        <table:table-row table:style-name="ro1">
          <table:table-cell office:value-type="float" office:value="1547587860" calcext:value-type="float">
            <text:p>1547587860</text:p>
          </table:table-cell>
          <table:table-cell office:value-type="string" calcext:value-type="string">
            <text:p>2019-01-15</text:p>
          </table:table-cell>
          <table:table-cell office:value-type="string" calcext:value-type="string">
            <text:p>21:31:00</text:p>
          </table:table-cell>
          <table:table-cell office:value-type="float" office:value="558694" calcext:value-type="float">
            <text:p>558694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63336f085e272097ebb28d7cc05a904731af73e1b8c69411aafaf74a478a5a24</text:p>
          </table:table-cell>
          <table:table-cell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  <table:table-cell/>
          <table:table-cell table:formula="of:=FLOOR([.A513];60*60*24)" office:value-type="float" office:value="1547510400" calcext:value-type="float">
            <text:p>1547510400</text:p>
          </table:table-cell>
          <table:table-cell table:number-columns-repeated="3"/>
        </table:table-row>
        <table:table-row table:style-name="ro1">
          <table:table-cell office:value-type="float" office:value="1547586525" calcext:value-type="float">
            <text:p>1547586525</text:p>
          </table:table-cell>
          <table:table-cell office:value-type="string" calcext:value-type="string">
            <text:p>2019-01-15</text:p>
          </table:table-cell>
          <table:table-cell office:value-type="string" calcext:value-type="string">
            <text:p>21:08:45</text:p>
          </table:table-cell>
          <table:table-cell office:value-type="float" office:value="558690" calcext:value-type="float">
            <text:p>558690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f798ddd961cc62e4f45068e5f5dd3e56fb1b5bcb1634040ebff12af305f52452</text:p>
          </table:table-cell>
          <table:table-cell office:value-type="float" office:value="240" calcext:value-type="float">
            <text:p>240</text:p>
          </table:table-cell>
          <table:table-cell office:value-type="float" office:value="303" calcext:value-type="float">
            <text:p>303</text:p>
          </table:table-cell>
          <table:table-cell/>
          <table:table-cell table:formula="of:=FLOOR([.A514];60*60*24)" office:value-type="float" office:value="1547510400" calcext:value-type="float">
            <text:p>1547510400</text:p>
          </table:table-cell>
          <table:table-cell table:number-columns-repeated="3"/>
        </table:table-row>
        <table:table-row table:style-name="ro1">
          <table:table-cell office:value-type="float" office:value="1547591745" calcext:value-type="float">
            <text:p>1547591745</text:p>
          </table:table-cell>
          <table:table-cell office:value-type="string" calcext:value-type="string">
            <text:p>2019-01-15</text:p>
          </table:table-cell>
          <table:table-cell office:value-type="string" calcext:value-type="string">
            <text:p>22:35:45</text:p>
          </table:table-cell>
          <table:table-cell office:value-type="float" office:value="558698" calcext:value-type="float">
            <text:p>558698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e25a91c28f95255839a65907ab1566de571ac5a7e9a0f360822a3b92f8e46135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515];60*60*24)" office:value-type="float" office:value="1547510400" calcext:value-type="float">
            <text:p>1547510400</text:p>
          </table:table-cell>
          <table:table-cell table:number-columns-repeated="3"/>
        </table:table-row>
        <table:table-row table:style-name="ro1">
          <table:table-cell office:value-type="float" office:value="1547591745" calcext:value-type="float">
            <text:p>1547591745</text:p>
          </table:table-cell>
          <table:table-cell office:value-type="string" calcext:value-type="string">
            <text:p>2019-01-15</text:p>
          </table:table-cell>
          <table:table-cell office:value-type="string" calcext:value-type="string">
            <text:p>22:35:45</text:p>
          </table:table-cell>
          <table:table-cell office:value-type="float" office:value="558698" calcext:value-type="float">
            <text:p>558698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be6ea7c9469f79e4f69efc5e41b671c6596dafc9340ee2d2d094ec9f180fa7ab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516];60*60*24)" office:value-type="float" office:value="1547510400" calcext:value-type="float">
            <text:p>1547510400</text:p>
          </table:table-cell>
          <table:table-cell table:number-columns-repeated="3"/>
        </table:table-row>
        <table:table-row table:style-name="ro1">
          <table:table-cell office:value-type="float" office:value="1547591745" calcext:value-type="float">
            <text:p>1547591745</text:p>
          </table:table-cell>
          <table:table-cell office:value-type="string" calcext:value-type="string">
            <text:p>2019-01-15</text:p>
          </table:table-cell>
          <table:table-cell office:value-type="string" calcext:value-type="string">
            <text:p>22:35:45</text:p>
          </table:table-cell>
          <table:table-cell office:value-type="float" office:value="558698" calcext:value-type="float">
            <text:p>558698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8fde0f4bc49effc118c08863faa5cd36a95e6afb111c501330c5cc8574a18393</text:p>
          </table:table-cell>
          <table:table-cell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  <table:table-cell/>
          <table:table-cell table:formula="of:=FLOOR([.A517];60*60*24)" office:value-type="float" office:value="1547510400" calcext:value-type="float">
            <text:p>1547510400</text:p>
          </table:table-cell>
          <table:table-cell table:number-columns-repeated="3"/>
        </table:table-row>
        <table:table-row table:style-name="ro1">
          <table:table-cell office:value-type="float" office:value="1547591745" calcext:value-type="float">
            <text:p>1547591745</text:p>
          </table:table-cell>
          <table:table-cell office:value-type="string" calcext:value-type="string">
            <text:p>2019-01-15</text:p>
          </table:table-cell>
          <table:table-cell office:value-type="string" calcext:value-type="string">
            <text:p>22:35:45</text:p>
          </table:table-cell>
          <table:table-cell office:value-type="float" office:value="558698" calcext:value-type="float">
            <text:p>558698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cd297d7443b293b44bcf9512781c40b10bafdb18b51307802422c478dbed4b02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518];60*60*24)" office:value-type="float" office:value="1547510400" calcext:value-type="float">
            <text:p>1547510400</text:p>
          </table:table-cell>
          <table:table-cell table:number-columns-repeated="3"/>
        </table:table-row>
        <table:table-row table:style-name="ro1">
          <table:table-cell office:value-type="float" office:value="1547591745" calcext:value-type="float">
            <text:p>1547591745</text:p>
          </table:table-cell>
          <table:table-cell office:value-type="string" calcext:value-type="string">
            <text:p>2019-01-15</text:p>
          </table:table-cell>
          <table:table-cell office:value-type="string" calcext:value-type="string">
            <text:p>22:35:45</text:p>
          </table:table-cell>
          <table:table-cell office:value-type="float" office:value="558698" calcext:value-type="float">
            <text:p>558698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41d912bd9fc52b06d59281936bd19f936b2b4dd00c7aa010cc0cbbb675dc4934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519];60*60*24)" office:value-type="float" office:value="1547510400" calcext:value-type="float">
            <text:p>1547510400</text:p>
          </table:table-cell>
          <table:table-cell table:number-columns-repeated="3"/>
        </table:table-row>
        <table:table-row table:style-name="ro1">
          <table:table-cell office:value-type="float" office:value="1547591745" calcext:value-type="float">
            <text:p>1547591745</text:p>
          </table:table-cell>
          <table:table-cell office:value-type="string" calcext:value-type="string">
            <text:p>2019-01-15</text:p>
          </table:table-cell>
          <table:table-cell office:value-type="string" calcext:value-type="string">
            <text:p>22:35:45</text:p>
          </table:table-cell>
          <table:table-cell office:value-type="float" office:value="558698" calcext:value-type="float">
            <text:p>558698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b853024cb911cd2f945a75f04c4e6d2b2e7a860e0c038398e6c85db0aff89f4b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520];60*60*24)" office:value-type="float" office:value="1547510400" calcext:value-type="float">
            <text:p>1547510400</text:p>
          </table:table-cell>
          <table:table-cell table:number-columns-repeated="3"/>
        </table:table-row>
        <table:table-row table:style-name="ro1">
          <table:table-cell office:value-type="float" office:value="1547591745" calcext:value-type="float">
            <text:p>1547591745</text:p>
          </table:table-cell>
          <table:table-cell office:value-type="string" calcext:value-type="string">
            <text:p>2019-01-15</text:p>
          </table:table-cell>
          <table:table-cell office:value-type="string" calcext:value-type="string">
            <text:p>22:35:45</text:p>
          </table:table-cell>
          <table:table-cell office:value-type="float" office:value="558698" calcext:value-type="float">
            <text:p>558698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51adb7263edf2e8d2f6d5449d33d9de1bbb30fd381fcadaa2334ba71e58d584d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521];60*60*24)" office:value-type="float" office:value="1547510400" calcext:value-type="float">
            <text:p>1547510400</text:p>
          </table:table-cell>
          <table:table-cell table:number-columns-repeated="3"/>
        </table:table-row>
        <table:table-row table:style-name="ro1">
          <table:table-cell office:value-type="float" office:value="1547591745" calcext:value-type="float">
            <text:p>1547591745</text:p>
          </table:table-cell>
          <table:table-cell office:value-type="string" calcext:value-type="string">
            <text:p>2019-01-15</text:p>
          </table:table-cell>
          <table:table-cell office:value-type="string" calcext:value-type="string">
            <text:p>22:35:45</text:p>
          </table:table-cell>
          <table:table-cell office:value-type="float" office:value="558698" calcext:value-type="float">
            <text:p>558698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91c9a843a5daed15cbb1379fb31e467927fc15455db57121824181ca8824a786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522];60*60*24)" office:value-type="float" office:value="1547510400" calcext:value-type="float">
            <text:p>1547510400</text:p>
          </table:table-cell>
          <table:table-cell table:number-columns-repeated="3"/>
        </table:table-row>
        <table:table-row table:style-name="ro1">
          <table:table-cell office:value-type="float" office:value="1547591745" calcext:value-type="float">
            <text:p>1547591745</text:p>
          </table:table-cell>
          <table:table-cell office:value-type="string" calcext:value-type="string">
            <text:p>2019-01-15</text:p>
          </table:table-cell>
          <table:table-cell office:value-type="string" calcext:value-type="string">
            <text:p>22:35:45</text:p>
          </table:table-cell>
          <table:table-cell office:value-type="float" office:value="558698" calcext:value-type="float">
            <text:p>558698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9b557d0b8876a5fac9c240b383279457cd3903b94a3d31660c67003441457792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523];60*60*24)" office:value-type="float" office:value="1547510400" calcext:value-type="float">
            <text:p>1547510400</text:p>
          </table:table-cell>
          <table:table-cell table:number-columns-repeated="3"/>
        </table:table-row>
        <table:table-row table:style-name="ro1">
          <table:table-cell office:value-type="float" office:value="1547591745" calcext:value-type="float">
            <text:p>1547591745</text:p>
          </table:table-cell>
          <table:table-cell office:value-type="string" calcext:value-type="string">
            <text:p>2019-01-15</text:p>
          </table:table-cell>
          <table:table-cell office:value-type="string" calcext:value-type="string">
            <text:p>22:35:45</text:p>
          </table:table-cell>
          <table:table-cell office:value-type="float" office:value="558698" calcext:value-type="float">
            <text:p>558698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ce2929d7b77e769aa461c2c566494d106f5caa22c5e77afd516c3b9fa4c6c1a5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524];60*60*24)" office:value-type="float" office:value="1547510400" calcext:value-type="float">
            <text:p>1547510400</text:p>
          </table:table-cell>
          <table:table-cell table:number-columns-repeated="3"/>
        </table:table-row>
        <table:table-row table:style-name="ro1">
          <table:table-cell office:value-type="float" office:value="1547591745" calcext:value-type="float">
            <text:p>1547591745</text:p>
          </table:table-cell>
          <table:table-cell office:value-type="string" calcext:value-type="string">
            <text:p>2019-01-15</text:p>
          </table:table-cell>
          <table:table-cell office:value-type="string" calcext:value-type="string">
            <text:p>22:35:45</text:p>
          </table:table-cell>
          <table:table-cell office:value-type="float" office:value="558698" calcext:value-type="float">
            <text:p>558698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42e4fbf9916c7b91263a60fe9757f0e257340697699bb7c68178889818c316b6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525];60*60*24)" office:value-type="float" office:value="1547510400" calcext:value-type="float">
            <text:p>1547510400</text:p>
          </table:table-cell>
          <table:table-cell table:number-columns-repeated="3"/>
        </table:table-row>
        <table:table-row table:style-name="ro1">
          <table:table-cell office:value-type="float" office:value="1547591745" calcext:value-type="float">
            <text:p>1547591745</text:p>
          </table:table-cell>
          <table:table-cell office:value-type="string" calcext:value-type="string">
            <text:p>2019-01-15</text:p>
          </table:table-cell>
          <table:table-cell office:value-type="string" calcext:value-type="string">
            <text:p>22:35:45</text:p>
          </table:table-cell>
          <table:table-cell office:value-type="float" office:value="558698" calcext:value-type="float">
            <text:p>558698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5c01c985af47e6549698d49d110ea58b4a716b88b44dad5f184d44e1b392eec2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526];60*60*24)" office:value-type="float" office:value="1547510400" calcext:value-type="float">
            <text:p>1547510400</text:p>
          </table:table-cell>
          <table:table-cell table:number-columns-repeated="3"/>
        </table:table-row>
        <table:table-row table:style-name="ro1">
          <table:table-cell office:value-type="float" office:value="1547591745" calcext:value-type="float">
            <text:p>1547591745</text:p>
          </table:table-cell>
          <table:table-cell office:value-type="string" calcext:value-type="string">
            <text:p>2019-01-15</text:p>
          </table:table-cell>
          <table:table-cell office:value-type="string" calcext:value-type="string">
            <text:p>22:35:45</text:p>
          </table:table-cell>
          <table:table-cell office:value-type="float" office:value="558698" calcext:value-type="float">
            <text:p>558698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a536493279f7599c1d160972245519b5eb236c651ddeef0faccbb28f656d1bc4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527];60*60*24)" office:value-type="float" office:value="1547510400" calcext:value-type="float">
            <text:p>1547510400</text:p>
          </table:table-cell>
          <table:table-cell table:number-columns-repeated="3"/>
        </table:table-row>
        <table:table-row table:style-name="ro1">
          <table:table-cell office:value-type="float" office:value="1547591745" calcext:value-type="float">
            <text:p>1547591745</text:p>
          </table:table-cell>
          <table:table-cell office:value-type="string" calcext:value-type="string">
            <text:p>2019-01-15</text:p>
          </table:table-cell>
          <table:table-cell office:value-type="string" calcext:value-type="string">
            <text:p>22:35:45</text:p>
          </table:table-cell>
          <table:table-cell office:value-type="float" office:value="558698" calcext:value-type="float">
            <text:p>558698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3f056461a608a58df515ea43d800d879eabe007ba774035254688350418badda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528];60*60*24)" office:value-type="float" office:value="1547510400" calcext:value-type="float">
            <text:p>1547510400</text:p>
          </table:table-cell>
          <table:table-cell table:number-columns-repeated="3"/>
        </table:table-row>
        <table:table-row table:style-name="ro1">
          <table:table-cell office:value-type="float" office:value="1547591525" calcext:value-type="float">
            <text:p>1547591525</text:p>
          </table:table-cell>
          <table:table-cell office:value-type="string" calcext:value-type="string">
            <text:p>2019-01-15</text:p>
          </table:table-cell>
          <table:table-cell office:value-type="string" calcext:value-type="string">
            <text:p>22:32:05</text:p>
          </table:table-cell>
          <table:table-cell office:value-type="float" office:value="558697" calcext:value-type="float">
            <text:p>558697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341c2c06e89a1cf3b38cbccce75a068d53dc5076c963391b7625ef1cdcede988</text:p>
          </table:table-cell>
          <table:table-cell office:value-type="float" office:value="144" calcext:value-type="float">
            <text:p>144</text:p>
          </table:table-cell>
          <table:table-cell office:value-type="float" office:value="147" calcext:value-type="float">
            <text:p>147</text:p>
          </table:table-cell>
          <table:table-cell/>
          <table:table-cell table:formula="of:=FLOOR([.A529];60*60*24)" office:value-type="float" office:value="1547510400" calcext:value-type="float">
            <text:p>1547510400</text:p>
          </table:table-cell>
          <table:table-cell table:number-columns-repeated="3"/>
        </table:table-row>
        <table:table-row table:style-name="ro1">
          <table:table-cell office:value-type="float" office:value="1547591525" calcext:value-type="float">
            <text:p>1547591525</text:p>
          </table:table-cell>
          <table:table-cell office:value-type="string" calcext:value-type="string">
            <text:p>2019-01-15</text:p>
          </table:table-cell>
          <table:table-cell office:value-type="string" calcext:value-type="string">
            <text:p>22:32:05</text:p>
          </table:table-cell>
          <table:table-cell office:value-type="float" office:value="558697" calcext:value-type="float">
            <text:p>558697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83915c8d3b7574c0cd9bafb3cf1a1b8924384eb428ee82b816e61ba2d3370752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530];60*60*24)" office:value-type="float" office:value="1547510400" calcext:value-type="float">
            <text:p>1547510400</text:p>
          </table:table-cell>
          <table:table-cell table:number-columns-repeated="3"/>
        </table:table-row>
        <table:table-row table:style-name="ro1">
          <table:table-cell office:value-type="float" office:value="1547591525" calcext:value-type="float">
            <text:p>1547591525</text:p>
          </table:table-cell>
          <table:table-cell office:value-type="string" calcext:value-type="string">
            <text:p>2019-01-15</text:p>
          </table:table-cell>
          <table:table-cell office:value-type="string" calcext:value-type="string">
            <text:p>22:32:05</text:p>
          </table:table-cell>
          <table:table-cell office:value-type="float" office:value="558697" calcext:value-type="float">
            <text:p>558697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f9565c28aa979c526cbfe05bcf6fcf0dbcd42acde9fc8da26e60c5ece0d0bb40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531];60*60*24)" office:value-type="float" office:value="1547510400" calcext:value-type="float">
            <text:p>1547510400</text:p>
          </table:table-cell>
          <table:table-cell table:number-columns-repeated="3"/>
        </table:table-row>
        <table:table-row table:style-name="ro1">
          <table:table-cell office:value-type="float" office:value="1547591525" calcext:value-type="float">
            <text:p>1547591525</text:p>
          </table:table-cell>
          <table:table-cell office:value-type="string" calcext:value-type="string">
            <text:p>2019-01-15</text:p>
          </table:table-cell>
          <table:table-cell office:value-type="string" calcext:value-type="string">
            <text:p>22:32:05</text:p>
          </table:table-cell>
          <table:table-cell office:value-type="float" office:value="558697" calcext:value-type="float">
            <text:p>558697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d234dee48c170ef33582ba7276b6ef3b397fda541daad1031e7a53e31a59477e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532];60*60*24)" office:value-type="float" office:value="1547510400" calcext:value-type="float">
            <text:p>1547510400</text:p>
          </table:table-cell>
          <table:table-cell table:number-columns-repeated="3"/>
        </table:table-row>
        <table:table-row table:style-name="ro1">
          <table:table-cell office:value-type="float" office:value="1547591525" calcext:value-type="float">
            <text:p>1547591525</text:p>
          </table:table-cell>
          <table:table-cell office:value-type="string" calcext:value-type="string">
            <text:p>2019-01-15</text:p>
          </table:table-cell>
          <table:table-cell office:value-type="string" calcext:value-type="string">
            <text:p>22:32:05</text:p>
          </table:table-cell>
          <table:table-cell office:value-type="float" office:value="558697" calcext:value-type="float">
            <text:p>558697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fe21c62aeb312b007d8abfc8a349f3334c408c108d22138db41e4953be508880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533];60*60*24)" office:value-type="float" office:value="1547510400" calcext:value-type="float">
            <text:p>1547510400</text:p>
          </table:table-cell>
          <table:table-cell table:number-columns-repeated="3"/>
        </table:table-row>
        <table:table-row table:style-name="ro1">
          <table:table-cell office:value-type="float" office:value="1547591525" calcext:value-type="float">
            <text:p>1547591525</text:p>
          </table:table-cell>
          <table:table-cell office:value-type="string" calcext:value-type="string">
            <text:p>2019-01-15</text:p>
          </table:table-cell>
          <table:table-cell office:value-type="string" calcext:value-type="string">
            <text:p>22:32:05</text:p>
          </table:table-cell>
          <table:table-cell office:value-type="float" office:value="558697" calcext:value-type="float">
            <text:p>558697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95d3537ae11e16d88097e4e312d8e1ef129b15f8f69f94fd9d27a5d06ad637b4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534];60*60*24)" office:value-type="float" office:value="1547510400" calcext:value-type="float">
            <text:p>1547510400</text:p>
          </table:table-cell>
          <table:table-cell table:number-columns-repeated="3"/>
        </table:table-row>
        <table:table-row table:style-name="ro1">
          <table:table-cell office:value-type="float" office:value="1547591525" calcext:value-type="float">
            <text:p>1547591525</text:p>
          </table:table-cell>
          <table:table-cell office:value-type="string" calcext:value-type="string">
            <text:p>2019-01-15</text:p>
          </table:table-cell>
          <table:table-cell office:value-type="string" calcext:value-type="string">
            <text:p>22:32:05</text:p>
          </table:table-cell>
          <table:table-cell office:value-type="float" office:value="558697" calcext:value-type="float">
            <text:p>558697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011ba89c1a90b247371b609a4ab48276bc228a93a1edb4937efee2975d2d9b3b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535];60*60*24)" office:value-type="float" office:value="1547510400" calcext:value-type="float">
            <text:p>1547510400</text:p>
          </table:table-cell>
          <table:table-cell table:number-columns-repeated="3"/>
        </table:table-row>
        <table:table-row table:style-name="ro1">
          <table:table-cell office:value-type="float" office:value="1547591525" calcext:value-type="float">
            <text:p>1547591525</text:p>
          </table:table-cell>
          <table:table-cell office:value-type="string" calcext:value-type="string">
            <text:p>2019-01-15</text:p>
          </table:table-cell>
          <table:table-cell office:value-type="string" calcext:value-type="string">
            <text:p>22:32:05</text:p>
          </table:table-cell>
          <table:table-cell office:value-type="float" office:value="558697" calcext:value-type="float">
            <text:p>558697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d82cfcbde05cdd4a5aa6066d81b4567af614487b34353ce7de120384a4629f4e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536];60*60*24)" office:value-type="float" office:value="1547510400" calcext:value-type="float">
            <text:p>1547510400</text:p>
          </table:table-cell>
          <table:table-cell table:number-columns-repeated="3"/>
        </table:table-row>
        <table:table-row table:style-name="ro1">
          <table:table-cell office:value-type="float" office:value="1547591525" calcext:value-type="float">
            <text:p>1547591525</text:p>
          </table:table-cell>
          <table:table-cell office:value-type="string" calcext:value-type="string">
            <text:p>2019-01-15</text:p>
          </table:table-cell>
          <table:table-cell office:value-type="string" calcext:value-type="string">
            <text:p>22:32:05</text:p>
          </table:table-cell>
          <table:table-cell office:value-type="float" office:value="558697" calcext:value-type="float">
            <text:p>558697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8ce3626feff3201a19474e347fee12a6d2b97254bca1b61fb72e74de7eda805b</text:p>
          </table:table-cell>
          <table:table-cell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  <table:table-cell/>
          <table:table-cell table:formula="of:=FLOOR([.A537];60*60*24)" office:value-type="float" office:value="1547510400" calcext:value-type="float">
            <text:p>1547510400</text:p>
          </table:table-cell>
          <table:table-cell table:number-columns-repeated="3"/>
        </table:table-row>
        <table:table-row table:style-name="ro1">
          <table:table-cell office:value-type="float" office:value="1547591525" calcext:value-type="float">
            <text:p>1547591525</text:p>
          </table:table-cell>
          <table:table-cell office:value-type="string" calcext:value-type="string">
            <text:p>2019-01-15</text:p>
          </table:table-cell>
          <table:table-cell office:value-type="string" calcext:value-type="string">
            <text:p>22:32:05</text:p>
          </table:table-cell>
          <table:table-cell office:value-type="float" office:value="558697" calcext:value-type="float">
            <text:p>558697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07e43e079359cae0bce8d3f5f69bffbed2827c9c2d4449d0cfb95753c8ec397f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538];60*60*24)" office:value-type="float" office:value="1547510400" calcext:value-type="float">
            <text:p>1547510400</text:p>
          </table:table-cell>
          <table:table-cell table:number-columns-repeated="3"/>
        </table:table-row>
        <table:table-row table:style-name="ro1">
          <table:table-cell office:value-type="float" office:value="1547591525" calcext:value-type="float">
            <text:p>1547591525</text:p>
          </table:table-cell>
          <table:table-cell office:value-type="string" calcext:value-type="string">
            <text:p>2019-01-15</text:p>
          </table:table-cell>
          <table:table-cell office:value-type="string" calcext:value-type="string">
            <text:p>22:32:05</text:p>
          </table:table-cell>
          <table:table-cell office:value-type="float" office:value="558697" calcext:value-type="float">
            <text:p>558697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1412b24bc0d7788503ea2adfd7c38bcf6aea332e79d15419b4bd343dc51d099e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539];60*60*24)" office:value-type="float" office:value="1547510400" calcext:value-type="float">
            <text:p>1547510400</text:p>
          </table:table-cell>
          <table:table-cell table:number-columns-repeated="3"/>
        </table:table-row>
        <table:table-row table:style-name="ro1">
          <table:table-cell office:value-type="float" office:value="1547591525" calcext:value-type="float">
            <text:p>1547591525</text:p>
          </table:table-cell>
          <table:table-cell office:value-type="string" calcext:value-type="string">
            <text:p>2019-01-15</text:p>
          </table:table-cell>
          <table:table-cell office:value-type="string" calcext:value-type="string">
            <text:p>22:32:05</text:p>
          </table:table-cell>
          <table:table-cell office:value-type="float" office:value="558697" calcext:value-type="float">
            <text:p>558697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cf5e70c70ae09db15542eb5dbd02edbc788b7c6e93af0bf73f6f2b2b82cfbd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540];60*60*24)" office:value-type="float" office:value="1547510400" calcext:value-type="float">
            <text:p>1547510400</text:p>
          </table:table-cell>
          <table:table-cell table:number-columns-repeated="3"/>
        </table:table-row>
        <table:table-row table:style-name="ro1">
          <table:table-cell office:value-type="float" office:value="1547591525" calcext:value-type="float">
            <text:p>1547591525</text:p>
          </table:table-cell>
          <table:table-cell office:value-type="string" calcext:value-type="string">
            <text:p>2019-01-15</text:p>
          </table:table-cell>
          <table:table-cell office:value-type="string" calcext:value-type="string">
            <text:p>22:32:05</text:p>
          </table:table-cell>
          <table:table-cell office:value-type="float" office:value="558697" calcext:value-type="float">
            <text:p>558697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a5763cf69b11f208e0d6d1bf92e06c52699c0ba1d91c27f257ef2423ce31313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541];60*60*24)" office:value-type="float" office:value="1547510400" calcext:value-type="float">
            <text:p>1547510400</text:p>
          </table:table-cell>
          <table:table-cell table:number-columns-repeated="3"/>
        </table:table-row>
        <table:table-row table:style-name="ro1">
          <table:table-cell office:value-type="float" office:value="1547591525" calcext:value-type="float">
            <text:p>1547591525</text:p>
          </table:table-cell>
          <table:table-cell office:value-type="string" calcext:value-type="string">
            <text:p>2019-01-15</text:p>
          </table:table-cell>
          <table:table-cell office:value-type="string" calcext:value-type="string">
            <text:p>22:32:05</text:p>
          </table:table-cell>
          <table:table-cell office:value-type="float" office:value="558697" calcext:value-type="float">
            <text:p>558697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2879b29723a72583e94cb8c3bddc494aea39d601220e182542eec2648933ea40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542];60*60*24)" office:value-type="float" office:value="1547510400" calcext:value-type="float">
            <text:p>1547510400</text:p>
          </table:table-cell>
          <table:table-cell table:number-columns-repeated="3"/>
        </table:table-row>
        <table:table-row table:style-name="ro1">
          <table:table-cell office:value-type="float" office:value="1547591525" calcext:value-type="float">
            <text:p>1547591525</text:p>
          </table:table-cell>
          <table:table-cell office:value-type="string" calcext:value-type="string">
            <text:p>2019-01-15</text:p>
          </table:table-cell>
          <table:table-cell office:value-type="string" calcext:value-type="string">
            <text:p>22:32:05</text:p>
          </table:table-cell>
          <table:table-cell office:value-type="float" office:value="558697" calcext:value-type="float">
            <text:p>558697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868ab387963444d2d2a43ad0c42a47e2aa4cf0ed33d2077be5cac559dbb461a8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543];60*60*24)" office:value-type="float" office:value="1547510400" calcext:value-type="float">
            <text:p>1547510400</text:p>
          </table:table-cell>
          <table:table-cell table:number-columns-repeated="3"/>
        </table:table-row>
        <table:table-row table:style-name="ro1">
          <table:table-cell office:value-type="float" office:value="1547591525" calcext:value-type="float">
            <text:p>1547591525</text:p>
          </table:table-cell>
          <table:table-cell office:value-type="string" calcext:value-type="string">
            <text:p>2019-01-15</text:p>
          </table:table-cell>
          <table:table-cell office:value-type="string" calcext:value-type="string">
            <text:p>22:32:05</text:p>
          </table:table-cell>
          <table:table-cell office:value-type="float" office:value="558697" calcext:value-type="float">
            <text:p>558697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6592b0b3d1a1da882d4898b6735bd3447458c1ab607d95f554b2fafdfef80109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544];60*60*24)" office:value-type="float" office:value="1547510400" calcext:value-type="float">
            <text:p>1547510400</text:p>
          </table:table-cell>
          <table:table-cell table:number-columns-repeated="3"/>
        </table:table-row>
        <table:table-row table:style-name="ro1">
          <table:table-cell office:value-type="float" office:value="1547591525" calcext:value-type="float">
            <text:p>1547591525</text:p>
          </table:table-cell>
          <table:table-cell office:value-type="string" calcext:value-type="string">
            <text:p>2019-01-15</text:p>
          </table:table-cell>
          <table:table-cell office:value-type="string" calcext:value-type="string">
            <text:p>22:32:05</text:p>
          </table:table-cell>
          <table:table-cell office:value-type="float" office:value="558697" calcext:value-type="float">
            <text:p>558697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41ea13ec12653b210e47f38d6e3655522878b3fc2d3b53db59141b868209d714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545];60*60*24)" office:value-type="float" office:value="1547510400" calcext:value-type="float">
            <text:p>1547510400</text:p>
          </table:table-cell>
          <table:table-cell table:number-columns-repeated="3"/>
        </table:table-row>
        <table:table-row table:style-name="ro1">
          <table:table-cell office:value-type="float" office:value="1547591525" calcext:value-type="float">
            <text:p>1547591525</text:p>
          </table:table-cell>
          <table:table-cell office:value-type="string" calcext:value-type="string">
            <text:p>2019-01-15</text:p>
          </table:table-cell>
          <table:table-cell office:value-type="string" calcext:value-type="string">
            <text:p>22:32:05</text:p>
          </table:table-cell>
          <table:table-cell office:value-type="float" office:value="558697" calcext:value-type="float">
            <text:p>558697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1a9f38aaf85614e8b520b86afd6a5a73dfe9bbcf87077ca48ec95b8badec7700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546];60*60*24)" office:value-type="float" office:value="1547510400" calcext:value-type="float">
            <text:p>1547510400</text:p>
          </table:table-cell>
          <table:table-cell table:number-columns-repeated="3"/>
        </table:table-row>
        <table:table-row table:style-name="ro1">
          <table:table-cell office:value-type="float" office:value="1547591525" calcext:value-type="float">
            <text:p>1547591525</text:p>
          </table:table-cell>
          <table:table-cell office:value-type="string" calcext:value-type="string">
            <text:p>2019-01-15</text:p>
          </table:table-cell>
          <table:table-cell office:value-type="string" calcext:value-type="string">
            <text:p>22:32:05</text:p>
          </table:table-cell>
          <table:table-cell office:value-type="float" office:value="558697" calcext:value-type="float">
            <text:p>558697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a2b6526cec619e0b87b788b956cb6f3987d269846376533816c76afdc1e9fe1b</text:p>
          </table:table-cell>
          <table:table-cell office:value-type="float" office:value="144" calcext:value-type="float">
            <text:p>144</text:p>
          </table:table-cell>
          <table:table-cell office:value-type="float" office:value="147" calcext:value-type="float">
            <text:p>147</text:p>
          </table:table-cell>
          <table:table-cell/>
          <table:table-cell table:formula="of:=FLOOR([.A547];60*60*24)" office:value-type="float" office:value="1547510400" calcext:value-type="float">
            <text:p>1547510400</text:p>
          </table:table-cell>
          <table:table-cell table:number-columns-repeated="3"/>
        </table:table-row>
        <table:table-row table:style-name="ro1">
          <table:table-cell office:value-type="float" office:value="1547591525" calcext:value-type="float">
            <text:p>1547591525</text:p>
          </table:table-cell>
          <table:table-cell office:value-type="string" calcext:value-type="string">
            <text:p>2019-01-15</text:p>
          </table:table-cell>
          <table:table-cell office:value-type="string" calcext:value-type="string">
            <text:p>22:32:05</text:p>
          </table:table-cell>
          <table:table-cell office:value-type="float" office:value="558697" calcext:value-type="float">
            <text:p>558697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cf68080f21952cb8de06505d78c98bbb79f882717c62fb8b99f14e3846288d50</text:p>
          </table:table-cell>
          <table:table-cell office:value-type="float" office:value="144" calcext:value-type="float">
            <text:p>144</text:p>
          </table:table-cell>
          <table:table-cell office:value-type="float" office:value="147" calcext:value-type="float">
            <text:p>147</text:p>
          </table:table-cell>
          <table:table-cell/>
          <table:table-cell table:formula="of:=FLOOR([.A548];60*60*24)" office:value-type="float" office:value="1547510400" calcext:value-type="float">
            <text:p>1547510400</text:p>
          </table:table-cell>
          <table:table-cell table:number-columns-repeated="3"/>
        </table:table-row>
        <table:table-row table:style-name="ro1">
          <table:table-cell office:value-type="float" office:value="1547591525" calcext:value-type="float">
            <text:p>1547591525</text:p>
          </table:table-cell>
          <table:table-cell office:value-type="string" calcext:value-type="string">
            <text:p>2019-01-15</text:p>
          </table:table-cell>
          <table:table-cell office:value-type="string" calcext:value-type="string">
            <text:p>22:32:05</text:p>
          </table:table-cell>
          <table:table-cell office:value-type="float" office:value="558697" calcext:value-type="float">
            <text:p>558697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e4d0fd2129cf4ae05150221dcc66806b96377a0dc7dfa4547fc72481653e1555</text:p>
          </table:table-cell>
          <table:table-cell office:value-type="float" office:value="144" calcext:value-type="float">
            <text:p>144</text:p>
          </table:table-cell>
          <table:table-cell office:value-type="float" office:value="147" calcext:value-type="float">
            <text:p>147</text:p>
          </table:table-cell>
          <table:table-cell/>
          <table:table-cell table:formula="of:=FLOOR([.A549];60*60*24)" office:value-type="float" office:value="1547510400" calcext:value-type="float">
            <text:p>1547510400</text:p>
          </table:table-cell>
          <table:table-cell table:number-columns-repeated="3"/>
        </table:table-row>
        <table:table-row table:style-name="ro1">
          <table:table-cell office:value-type="float" office:value="1547591525" calcext:value-type="float">
            <text:p>1547591525</text:p>
          </table:table-cell>
          <table:table-cell office:value-type="string" calcext:value-type="string">
            <text:p>2019-01-15</text:p>
          </table:table-cell>
          <table:table-cell office:value-type="string" calcext:value-type="string">
            <text:p>22:32:05</text:p>
          </table:table-cell>
          <table:table-cell office:value-type="float" office:value="558697" calcext:value-type="float">
            <text:p>558697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ccd2d793e2c9b79bc79823f553bba80754807b200406d410e38fd94bef9d6760</text:p>
          </table:table-cell>
          <table:table-cell office:value-type="float" office:value="144" calcext:value-type="float">
            <text:p>144</text:p>
          </table:table-cell>
          <table:table-cell office:value-type="float" office:value="147" calcext:value-type="float">
            <text:p>147</text:p>
          </table:table-cell>
          <table:table-cell/>
          <table:table-cell table:formula="of:=FLOOR([.A550];60*60*24)" office:value-type="float" office:value="1547510400" calcext:value-type="float">
            <text:p>1547510400</text:p>
          </table:table-cell>
          <table:table-cell table:number-columns-repeated="3"/>
        </table:table-row>
        <table:table-row table:style-name="ro1">
          <table:table-cell office:value-type="float" office:value="1547591525" calcext:value-type="float">
            <text:p>1547591525</text:p>
          </table:table-cell>
          <table:table-cell office:value-type="string" calcext:value-type="string">
            <text:p>2019-01-15</text:p>
          </table:table-cell>
          <table:table-cell office:value-type="string" calcext:value-type="string">
            <text:p>22:32:05</text:p>
          </table:table-cell>
          <table:table-cell office:value-type="float" office:value="558697" calcext:value-type="float">
            <text:p>558697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4d01fdd8d7650cc245a2e43d4ea434f480fda1954c90b9befe560c29ea713e81</text:p>
          </table:table-cell>
          <table:table-cell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  <table:table-cell/>
          <table:table-cell table:formula="of:=FLOOR([.A551];60*60*24)" office:value-type="float" office:value="1547510400" calcext:value-type="float">
            <text:p>1547510400</text:p>
          </table:table-cell>
          <table:table-cell table:number-columns-repeated="3"/>
        </table:table-row>
        <table:table-row table:style-name="ro1">
          <table:table-cell office:value-type="float" office:value="1547591525" calcext:value-type="float">
            <text:p>1547591525</text:p>
          </table:table-cell>
          <table:table-cell office:value-type="string" calcext:value-type="string">
            <text:p>2019-01-15</text:p>
          </table:table-cell>
          <table:table-cell office:value-type="string" calcext:value-type="string">
            <text:p>22:32:05</text:p>
          </table:table-cell>
          <table:table-cell office:value-type="float" office:value="558697" calcext:value-type="float">
            <text:p>558697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4233db20b710b1ae7bc418c83645e7f9f6e69ce0116c0ff5436b334773e55390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552];60*60*24)" office:value-type="float" office:value="1547510400" calcext:value-type="float">
            <text:p>1547510400</text:p>
          </table:table-cell>
          <table:table-cell table:number-columns-repeated="3"/>
        </table:table-row>
        <table:table-row table:style-name="ro1">
          <table:table-cell office:value-type="float" office:value="1547591525" calcext:value-type="float">
            <text:p>1547591525</text:p>
          </table:table-cell>
          <table:table-cell office:value-type="string" calcext:value-type="string">
            <text:p>2019-01-15</text:p>
          </table:table-cell>
          <table:table-cell office:value-type="string" calcext:value-type="string">
            <text:p>22:32:05</text:p>
          </table:table-cell>
          <table:table-cell office:value-type="float" office:value="558697" calcext:value-type="float">
            <text:p>558697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f002025a30e0243460b29e1c11ba02ac61b59798dc670d06f3ddcd008037e29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553];60*60*24)" office:value-type="float" office:value="1547510400" calcext:value-type="float">
            <text:p>1547510400</text:p>
          </table:table-cell>
          <table:table-cell table:number-columns-repeated="3"/>
        </table:table-row>
        <table:table-row table:style-name="ro1">
          <table:table-cell office:value-type="float" office:value="1547591525" calcext:value-type="float">
            <text:p>1547591525</text:p>
          </table:table-cell>
          <table:table-cell office:value-type="string" calcext:value-type="string">
            <text:p>2019-01-15</text:p>
          </table:table-cell>
          <table:table-cell office:value-type="string" calcext:value-type="string">
            <text:p>22:32:05</text:p>
          </table:table-cell>
          <table:table-cell office:value-type="float" office:value="558697" calcext:value-type="float">
            <text:p>558697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567be03c9549e89cc3b556cceeeb09266856cb0f4a8d2bffa0abff588e7f21af</text:p>
          </table:table-cell>
          <table:table-cell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  <table:table-cell/>
          <table:table-cell table:formula="of:=FLOOR([.A554];60*60*24)" office:value-type="float" office:value="1547510400" calcext:value-type="float">
            <text:p>1547510400</text:p>
          </table:table-cell>
          <table:table-cell table:number-columns-repeated="3"/>
        </table:table-row>
        <table:table-row table:style-name="ro1">
          <table:table-cell office:value-type="float" office:value="1547591525" calcext:value-type="float">
            <text:p>1547591525</text:p>
          </table:table-cell>
          <table:table-cell office:value-type="string" calcext:value-type="string">
            <text:p>2019-01-15</text:p>
          </table:table-cell>
          <table:table-cell office:value-type="string" calcext:value-type="string">
            <text:p>22:32:05</text:p>
          </table:table-cell>
          <table:table-cell office:value-type="float" office:value="558697" calcext:value-type="float">
            <text:p>558697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58eadc8041d84871ea25a1473eea305795ecf0958200f7d32e129fef50ac07d0</text:p>
          </table:table-cell>
          <table:table-cell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  <table:table-cell/>
          <table:table-cell table:formula="of:=FLOOR([.A555];60*60*24)" office:value-type="float" office:value="1547510400" calcext:value-type="float">
            <text:p>1547510400</text:p>
          </table:table-cell>
          <table:table-cell table:number-columns-repeated="3"/>
        </table:table-row>
        <table:table-row table:style-name="ro1">
          <table:table-cell office:value-type="float" office:value="1547592757" calcext:value-type="float">
            <text:p>1547592757</text:p>
          </table:table-cell>
          <table:table-cell office:value-type="string" calcext:value-type="string">
            <text:p>2019-01-15</text:p>
          </table:table-cell>
          <table:table-cell office:value-type="string" calcext:value-type="string">
            <text:p>22:52:37</text:p>
          </table:table-cell>
          <table:table-cell office:value-type="float" office:value="558699" calcext:value-type="float">
            <text:p>558699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91f6e9465c573d3e2058458aa034dd3a38e3eb19154db78f7270f5ee4ef4d2ae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556];60*60*24)" office:value-type="float" office:value="1547510400" calcext:value-type="float">
            <text:p>1547510400</text:p>
          </table:table-cell>
          <table:table-cell table:number-columns-repeated="3"/>
        </table:table-row>
        <table:table-row table:style-name="ro1">
          <table:table-cell office:value-type="float" office:value="1547591745" calcext:value-type="float">
            <text:p>1547591745</text:p>
          </table:table-cell>
          <table:table-cell office:value-type="string" calcext:value-type="string">
            <text:p>2019-01-15</text:p>
          </table:table-cell>
          <table:table-cell office:value-type="string" calcext:value-type="string">
            <text:p>22:35:45</text:p>
          </table:table-cell>
          <table:table-cell office:value-type="float" office:value="558698" calcext:value-type="float">
            <text:p>558698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436f79ed4323db636e35a83ecf35c3db27b6769bf5b0fa77dee71f43cd60cd39</text:p>
          </table:table-cell>
          <table:table-cell office:value-type="float" office:value="144" calcext:value-type="float">
            <text:p>144</text:p>
          </table:table-cell>
          <table:table-cell office:value-type="float" office:value="148" calcext:value-type="float">
            <text:p>148</text:p>
          </table:table-cell>
          <table:table-cell/>
          <table:table-cell table:formula="of:=FLOOR([.A557];60*60*24)" office:value-type="float" office:value="1547510400" calcext:value-type="float">
            <text:p>1547510400</text:p>
          </table:table-cell>
          <table:table-cell table:number-columns-repeated="3"/>
        </table:table-row>
        <table:table-row table:style-name="ro1">
          <table:table-cell office:value-type="float" office:value="1547592757" calcext:value-type="float">
            <text:p>1547592757</text:p>
          </table:table-cell>
          <table:table-cell office:value-type="string" calcext:value-type="string">
            <text:p>2019-01-15</text:p>
          </table:table-cell>
          <table:table-cell office:value-type="string" calcext:value-type="string">
            <text:p>22:52:37</text:p>
          </table:table-cell>
          <table:table-cell office:value-type="float" office:value="558699" calcext:value-type="float">
            <text:p>558699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e523f5d97fe533dc00a160ec136a7e8220cd02da65d413d4df7405a3d3c54362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558];60*60*24)" office:value-type="float" office:value="1547510400" calcext:value-type="float">
            <text:p>1547510400</text:p>
          </table:table-cell>
          <table:table-cell table:number-columns-repeated="3"/>
        </table:table-row>
        <table:table-row table:style-name="ro1">
          <table:table-cell office:value-type="float" office:value="1547591525" calcext:value-type="float">
            <text:p>1547591525</text:p>
          </table:table-cell>
          <table:table-cell office:value-type="string" calcext:value-type="string">
            <text:p>2019-01-15</text:p>
          </table:table-cell>
          <table:table-cell office:value-type="string" calcext:value-type="string">
            <text:p>22:32:05</text:p>
          </table:table-cell>
          <table:table-cell office:value-type="float" office:value="558697" calcext:value-type="float">
            <text:p>558697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095b3b3ae1d7c86420398be177b280bc58301aafb898aae4170b87d2cbd27054</text:p>
          </table:table-cell>
          <table:table-cell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  <table:table-cell/>
          <table:table-cell table:formula="of:=FLOOR([.A559];60*60*24)" office:value-type="float" office:value="1547510400" calcext:value-type="float">
            <text:p>1547510400</text:p>
          </table:table-cell>
          <table:table-cell table:number-columns-repeated="3"/>
        </table:table-row>
        <table:table-row table:style-name="ro1">
          <table:table-cell office:value-type="float" office:value="1547599043" calcext:value-type="float">
            <text:p>1547599043</text:p>
          </table:table-cell>
          <table:table-cell office:value-type="string" calcext:value-type="string">
            <text:p>2019-01-16</text:p>
          </table:table-cell>
          <table:table-cell office:value-type="string" calcext:value-type="string">
            <text:p>00:37:23</text:p>
          </table:table-cell>
          <table:table-cell office:value-type="float" office:value="558703" calcext:value-type="float">
            <text:p>558703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9cc1a4b66a77384ae67b14b0189486d0030caab4586f12b7540e78f27c3c1d2a</text:p>
          </table:table-cell>
          <table:table-cell office:value-type="float" office:value="144" calcext:value-type="float">
            <text:p>144</text:p>
          </table:table-cell>
          <table:table-cell office:value-type="float" office:value="148" calcext:value-type="float">
            <text:p>148</text:p>
          </table:table-cell>
          <table:table-cell/>
          <table:table-cell table:formula="of:=FLOOR([.A560];60*60*24)" office:value-type="float" office:value="1547596800" calcext:value-type="float">
            <text:p>1547596800</text:p>
          </table:table-cell>
          <table:table-cell table:number-columns-repeated="3"/>
        </table:table-row>
        <table:table-row table:style-name="ro1">
          <table:table-cell office:value-type="float" office:value="1547599593" calcext:value-type="float">
            <text:p>1547599593</text:p>
          </table:table-cell>
          <table:table-cell office:value-type="string" calcext:value-type="string">
            <text:p>2019-01-16</text:p>
          </table:table-cell>
          <table:table-cell office:value-type="string" calcext:value-type="string">
            <text:p>00:46:33</text:p>
          </table:table-cell>
          <table:table-cell office:value-type="float" office:value="558704" calcext:value-type="float">
            <text:p>558704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390a17e883d280ad0b68d9bff57f272e939f4ce2215461f083cfbd17dad30610</text:p>
          </table:table-cell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/>
          <table:table-cell table:formula="of:=FLOOR([.A561];60*60*24)" office:value-type="float" office:value="1547596800" calcext:value-type="float">
            <text:p>1547596800</text:p>
          </table:table-cell>
          <table:table-cell table:number-columns-repeated="3"/>
        </table:table-row>
        <table:table-row table:style-name="ro1">
          <table:table-cell office:value-type="float" office:value="1547599593" calcext:value-type="float">
            <text:p>1547599593</text:p>
          </table:table-cell>
          <table:table-cell office:value-type="string" calcext:value-type="string">
            <text:p>2019-01-16</text:p>
          </table:table-cell>
          <table:table-cell office:value-type="string" calcext:value-type="string">
            <text:p>00:46:33</text:p>
          </table:table-cell>
          <table:table-cell office:value-type="float" office:value="558704" calcext:value-type="float">
            <text:p>558704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b23f32a87b3b250651686a75ce17e3a438c947800b89343988f891d0e8b579e1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562];60*60*24)" office:value-type="float" office:value="1547596800" calcext:value-type="float">
            <text:p>1547596800</text:p>
          </table:table-cell>
          <table:table-cell table:number-columns-repeated="3"/>
        </table:table-row>
        <table:table-row table:style-name="ro1">
          <table:table-cell office:value-type="float" office:value="1547600204" calcext:value-type="float">
            <text:p>1547600204</text:p>
          </table:table-cell>
          <table:table-cell office:value-type="string" calcext:value-type="string">
            <text:p>2019-01-16</text:p>
          </table:table-cell>
          <table:table-cell office:value-type="string" calcext:value-type="string">
            <text:p>00:56:44</text:p>
          </table:table-cell>
          <table:table-cell office:value-type="float" office:value="558705" calcext:value-type="float">
            <text:p>558705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2426be07746e5f313383bc3d0791701ba592e22a6b8bee8ae8770b3efe969e12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563];60*60*24)" office:value-type="float" office:value="1547596800" calcext:value-type="float">
            <text:p>1547596800</text:p>
          </table:table-cell>
          <table:table-cell table:number-columns-repeated="3"/>
        </table:table-row>
        <table:table-row table:style-name="ro1">
          <table:table-cell office:value-type="float" office:value="1547599593" calcext:value-type="float">
            <text:p>1547599593</text:p>
          </table:table-cell>
          <table:table-cell office:value-type="string" calcext:value-type="string">
            <text:p>2019-01-16</text:p>
          </table:table-cell>
          <table:table-cell office:value-type="string" calcext:value-type="string">
            <text:p>00:46:33</text:p>
          </table:table-cell>
          <table:table-cell office:value-type="float" office:value="558704" calcext:value-type="float">
            <text:p>558704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07a2233f8ff5a35c7609c3103d7b16df75f647dbd30108cae166967c629f5ca2</text:p>
          </table:table-cell>
          <table:table-cell office:value-type="float" office:value="144" calcext:value-type="float">
            <text:p>144</text:p>
          </table:table-cell>
          <table:table-cell office:value-type="float" office:value="148" calcext:value-type="float">
            <text:p>148</text:p>
          </table:table-cell>
          <table:table-cell/>
          <table:table-cell table:formula="of:=FLOOR([.A564];60*60*24)" office:value-type="float" office:value="1547596800" calcext:value-type="float">
            <text:p>1547596800</text:p>
          </table:table-cell>
          <table:table-cell table:number-columns-repeated="3"/>
        </table:table-row>
        <table:table-row table:style-name="ro1">
          <table:table-cell office:value-type="float" office:value="1547599043" calcext:value-type="float">
            <text:p>1547599043</text:p>
          </table:table-cell>
          <table:table-cell office:value-type="string" calcext:value-type="string">
            <text:p>2019-01-16</text:p>
          </table:table-cell>
          <table:table-cell office:value-type="string" calcext:value-type="string">
            <text:p>00:37:23</text:p>
          </table:table-cell>
          <table:table-cell office:value-type="float" office:value="558703" calcext:value-type="float">
            <text:p>558703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2b6478668ea4c58b7a366c1936d2bdec6189630fd3d97b6541830b1838560272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565];60*60*24)" office:value-type="float" office:value="1547596800" calcext:value-type="float">
            <text:p>1547596800</text:p>
          </table:table-cell>
          <table:table-cell table:number-columns-repeated="3"/>
        </table:table-row>
        <table:table-row table:style-name="ro1">
          <table:table-cell office:value-type="float" office:value="1547599043" calcext:value-type="float">
            <text:p>1547599043</text:p>
          </table:table-cell>
          <table:table-cell office:value-type="string" calcext:value-type="string">
            <text:p>2019-01-16</text:p>
          </table:table-cell>
          <table:table-cell office:value-type="string" calcext:value-type="string">
            <text:p>00:37:23</text:p>
          </table:table-cell>
          <table:table-cell office:value-type="float" office:value="558703" calcext:value-type="float">
            <text:p>558703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d9ea1b8e8f4ca8f39df3c49a657632e800c2125cad2032559d682fb136917111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566];60*60*24)" office:value-type="float" office:value="1547596800" calcext:value-type="float">
            <text:p>1547596800</text:p>
          </table:table-cell>
          <table:table-cell table:number-columns-repeated="3"/>
        </table:table-row>
        <table:table-row table:style-name="ro1">
          <table:table-cell office:value-type="float" office:value="1547599043" calcext:value-type="float">
            <text:p>1547599043</text:p>
          </table:table-cell>
          <table:table-cell office:value-type="string" calcext:value-type="string">
            <text:p>2019-01-16</text:p>
          </table:table-cell>
          <table:table-cell office:value-type="string" calcext:value-type="string">
            <text:p>00:37:23</text:p>
          </table:table-cell>
          <table:table-cell office:value-type="float" office:value="558703" calcext:value-type="float">
            <text:p>558703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4cc777d40c97518cbccf601f7d24614a0b34362dd9318b726df535032ffda06b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567];60*60*24)" office:value-type="float" office:value="1547596800" calcext:value-type="float">
            <text:p>1547596800</text:p>
          </table:table-cell>
          <table:table-cell table:number-columns-repeated="3"/>
        </table:table-row>
        <table:table-row table:style-name="ro1">
          <table:table-cell office:value-type="float" office:value="1547599043" calcext:value-type="float">
            <text:p>1547599043</text:p>
          </table:table-cell>
          <table:table-cell office:value-type="string" calcext:value-type="string">
            <text:p>2019-01-16</text:p>
          </table:table-cell>
          <table:table-cell office:value-type="string" calcext:value-type="string">
            <text:p>00:37:23</text:p>
          </table:table-cell>
          <table:table-cell office:value-type="float" office:value="558703" calcext:value-type="float">
            <text:p>558703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b74af29d05c51db1cf8452b6cf036858db2d917f471cd89850bb92a12f4a648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568];60*60*24)" office:value-type="float" office:value="1547596800" calcext:value-type="float">
            <text:p>1547596800</text:p>
          </table:table-cell>
          <table:table-cell table:number-columns-repeated="3"/>
        </table:table-row>
        <table:table-row table:style-name="ro1">
          <table:table-cell office:value-type="float" office:value="1547598037" calcext:value-type="float">
            <text:p>1547598037</text:p>
          </table:table-cell>
          <table:table-cell office:value-type="string" calcext:value-type="string">
            <text:p>2019-01-16</text:p>
          </table:table-cell>
          <table:table-cell office:value-type="string" calcext:value-type="string">
            <text:p>00:20:37</text:p>
          </table:table-cell>
          <table:table-cell office:value-type="float" office:value="558702" calcext:value-type="float">
            <text:p>558702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9688f3b10fcef1e4a8228127002d48ee6ba82620ed11a69cf7dc9f55ea702f88</text:p>
          </table:table-cell>
          <table:table-cell office:value-type="float" office:value="144" calcext:value-type="float">
            <text:p>144</text:p>
          </table:table-cell>
          <table:table-cell office:value-type="float" office:value="147" calcext:value-type="float">
            <text:p>147</text:p>
          </table:table-cell>
          <table:table-cell/>
          <table:table-cell table:formula="of:=FLOOR([.A569];60*60*24)" office:value-type="float" office:value="1547596800" calcext:value-type="float">
            <text:p>1547596800</text:p>
          </table:table-cell>
          <table:table-cell table:number-columns-repeated="3"/>
        </table:table-row>
        <table:table-row table:style-name="ro1">
          <table:table-cell office:value-type="float" office:value="1547604270" calcext:value-type="float">
            <text:p>1547604270</text:p>
          </table:table-cell>
          <table:table-cell office:value-type="string" calcext:value-type="string">
            <text:p>2019-01-16</text:p>
          </table:table-cell>
          <table:table-cell office:value-type="string" calcext:value-type="string">
            <text:p>02:04:30</text:p>
          </table:table-cell>
          <table:table-cell office:value-type="float" office:value="558710" calcext:value-type="float">
            <text:p>558710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0d53a310e65280b533e387365564051a1506381bb727f5a31bb2215287533f8d</text:p>
          </table:table-cell>
          <table:table-cell office:value-type="float" office:value="144" calcext:value-type="float">
            <text:p>144</text:p>
          </table:table-cell>
          <table:table-cell office:value-type="float" office:value="147" calcext:value-type="float">
            <text:p>147</text:p>
          </table:table-cell>
          <table:table-cell/>
          <table:table-cell table:formula="of:=FLOOR([.A570];60*60*24)" office:value-type="float" office:value="1547596800" calcext:value-type="float">
            <text:p>1547596800</text:p>
          </table:table-cell>
          <table:table-cell table:number-columns-repeated="3"/>
        </table:table-row>
        <table:table-row table:style-name="ro1">
          <table:table-cell office:value-type="float" office:value="1547604270" calcext:value-type="float">
            <text:p>1547604270</text:p>
          </table:table-cell>
          <table:table-cell office:value-type="string" calcext:value-type="string">
            <text:p>2019-01-16</text:p>
          </table:table-cell>
          <table:table-cell office:value-type="string" calcext:value-type="string">
            <text:p>02:04:30</text:p>
          </table:table-cell>
          <table:table-cell office:value-type="float" office:value="558710" calcext:value-type="float">
            <text:p>558710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c1035330086fa3f3896aa8514b646635df386b88a996e791f9845f5820c77bc3</text:p>
          </table:table-cell>
          <table:table-cell office:value-type="float" office:value="144" calcext:value-type="float">
            <text:p>144</text:p>
          </table:table-cell>
          <table:table-cell office:value-type="float" office:value="285" calcext:value-type="float">
            <text:p>285</text:p>
          </table:table-cell>
          <table:table-cell/>
          <table:table-cell table:formula="of:=FLOOR([.A571];60*60*24)" office:value-type="float" office:value="1547596800" calcext:value-type="float">
            <text:p>1547596800</text:p>
          </table:table-cell>
          <table:table-cell table:number-columns-repeated="3"/>
        </table:table-row>
        <table:table-row table:style-name="ro1">
          <table:table-cell office:value-type="float" office:value="1547601280" calcext:value-type="float">
            <text:p>1547601280</text:p>
          </table:table-cell>
          <table:table-cell office:value-type="string" calcext:value-type="string">
            <text:p>2019-01-16</text:p>
          </table:table-cell>
          <table:table-cell office:value-type="string" calcext:value-type="string">
            <text:p>01:14:40</text:p>
          </table:table-cell>
          <table:table-cell office:value-type="float" office:value="558707" calcext:value-type="float">
            <text:p>558707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a4f1b3d3f28c73b49a5aba5f64de1a88c95bea4e1ebfa5611da8249b818cd641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572];60*60*24)" office:value-type="float" office:value="1547596800" calcext:value-type="float">
            <text:p>1547596800</text:p>
          </table:table-cell>
          <table:table-cell table:number-columns-repeated="3"/>
        </table:table-row>
        <table:table-row table:style-name="ro1">
          <table:table-cell office:value-type="float" office:value="1547600204" calcext:value-type="float">
            <text:p>1547600204</text:p>
          </table:table-cell>
          <table:table-cell office:value-type="string" calcext:value-type="string">
            <text:p>2019-01-16</text:p>
          </table:table-cell>
          <table:table-cell office:value-type="string" calcext:value-type="string">
            <text:p>00:56:44</text:p>
          </table:table-cell>
          <table:table-cell office:value-type="float" office:value="558705" calcext:value-type="float">
            <text:p>558705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e23303dcc86fe165d70b0968f17b82ca65d1e08541b19b545651f8567f2b2578</text:p>
          </table:table-cell>
          <table:table-cell office:value-type="float" office:value="144" calcext:value-type="float">
            <text:p>144</text:p>
          </table:table-cell>
          <table:table-cell office:value-type="float" office:value="147" calcext:value-type="float">
            <text:p>147</text:p>
          </table:table-cell>
          <table:table-cell/>
          <table:table-cell table:formula="of:=FLOOR([.A573];60*60*24)" office:value-type="float" office:value="1547596800" calcext:value-type="float">
            <text:p>1547596800</text:p>
          </table:table-cell>
          <table:table-cell table:number-columns-repeated="3"/>
        </table:table-row>
        <table:table-row table:style-name="ro1">
          <table:table-cell office:value-type="float" office:value="1547600204" calcext:value-type="float">
            <text:p>1547600204</text:p>
          </table:table-cell>
          <table:table-cell office:value-type="string" calcext:value-type="string">
            <text:p>2019-01-16</text:p>
          </table:table-cell>
          <table:table-cell office:value-type="string" calcext:value-type="string">
            <text:p>00:56:44</text:p>
          </table:table-cell>
          <table:table-cell office:value-type="float" office:value="558705" calcext:value-type="float">
            <text:p>558705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0054685be881d0fe751b454458b3147fc5938d9bd70572c98d7bc25a88dadfc2</text:p>
          </table:table-cell>
          <table:table-cell office:value-type="float" office:value="144" calcext:value-type="float">
            <text:p>144</text:p>
          </table:table-cell>
          <table:table-cell office:value-type="float" office:value="150" calcext:value-type="float">
            <text:p>150</text:p>
          </table:table-cell>
          <table:table-cell/>
          <table:table-cell table:formula="of:=FLOOR([.A574];60*60*24)" office:value-type="float" office:value="1547596800" calcext:value-type="float">
            <text:p>1547596800</text:p>
          </table:table-cell>
          <table:table-cell table:number-columns-repeated="3"/>
        </table:table-row>
        <table:table-row table:style-name="ro1">
          <table:table-cell office:value-type="float" office:value="1547605805" calcext:value-type="float">
            <text:p>1547605805</text:p>
          </table:table-cell>
          <table:table-cell office:value-type="string" calcext:value-type="string">
            <text:p>2019-01-16</text:p>
          </table:table-cell>
          <table:table-cell office:value-type="string" calcext:value-type="string">
            <text:p>02:30:05</text:p>
          </table:table-cell>
          <table:table-cell office:value-type="float" office:value="558712" calcext:value-type="float">
            <text:p>558712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c7385cc3b587f88e8598284d09a064837bdbc29a3262d0bb15fce678f167b9b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575];60*60*24)" office:value-type="float" office:value="1547596800" calcext:value-type="float">
            <text:p>1547596800</text:p>
          </table:table-cell>
          <table:table-cell table:number-columns-repeated="3"/>
        </table:table-row>
        <table:table-row table:style-name="ro1">
          <table:table-cell office:value-type="float" office:value="1547605805" calcext:value-type="float">
            <text:p>1547605805</text:p>
          </table:table-cell>
          <table:table-cell office:value-type="string" calcext:value-type="string">
            <text:p>2019-01-16</text:p>
          </table:table-cell>
          <table:table-cell office:value-type="string" calcext:value-type="string">
            <text:p>02:30:05</text:p>
          </table:table-cell>
          <table:table-cell office:value-type="float" office:value="558712" calcext:value-type="float">
            <text:p>558712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4afc6fa5a499b9c91bef961b2290d8a07b7e82d90197a3fef6c4ba87793d08b9</text:p>
          </table:table-cell>
          <table:table-cell office:value-type="float" office:value="144" calcext:value-type="float">
            <text:p>144</text:p>
          </table:table-cell>
          <table:table-cell office:value-type="float" office:value="147" calcext:value-type="float">
            <text:p>147</text:p>
          </table:table-cell>
          <table:table-cell/>
          <table:table-cell table:formula="of:=FLOOR([.A576];60*60*24)" office:value-type="float" office:value="1547596800" calcext:value-type="float">
            <text:p>1547596800</text:p>
          </table:table-cell>
          <table:table-cell table:number-columns-repeated="3"/>
        </table:table-row>
        <table:table-row table:style-name="ro1">
          <table:table-cell office:value-type="float" office:value="1547609024" calcext:value-type="float">
            <text:p>1547609024</text:p>
          </table:table-cell>
          <table:table-cell office:value-type="string" calcext:value-type="string">
            <text:p>2019-01-16</text:p>
          </table:table-cell>
          <table:table-cell office:value-type="string" calcext:value-type="string">
            <text:p>03:23:44</text:p>
          </table:table-cell>
          <table:table-cell office:value-type="float" office:value="558721" calcext:value-type="float">
            <text:p>558721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d3d5e1f38ea7098080ae0667f16483127aeec9e188991b85afb490544dbba404</text:p>
          </table:table-cell>
          <table:table-cell office:value-type="float" office:value="1440" calcext:value-type="float">
            <text:p>1440</text:p>
          </table:table-cell>
          <table:table-cell office:value-type="float" office:value="1441" calcext:value-type="float">
            <text:p>1441</text:p>
          </table:table-cell>
          <table:table-cell/>
          <table:table-cell table:formula="of:=FLOOR([.A577];60*60*24)" office:value-type="float" office:value="1547596800" calcext:value-type="float">
            <text:p>1547596800</text:p>
          </table:table-cell>
          <table:table-cell table:number-columns-repeated="3"/>
        </table:table-row>
        <table:table-row table:style-name="ro1">
          <table:table-cell office:value-type="float" office:value="1547608789" calcext:value-type="float">
            <text:p>1547608789</text:p>
          </table:table-cell>
          <table:table-cell office:value-type="string" calcext:value-type="string">
            <text:p>2019-01-16</text:p>
          </table:table-cell>
          <table:table-cell office:value-type="string" calcext:value-type="string">
            <text:p>03:19:49</text:p>
          </table:table-cell>
          <table:table-cell office:value-type="float" office:value="558719" calcext:value-type="float">
            <text:p>558719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99421bc6c6121a856ffbddb403cd9aed92eb090fe0ced71e7e4956e74a71ff43</text:p>
          </table:table-cell>
          <table:table-cell office:value-type="float" office:value="240" calcext:value-type="float">
            <text:p>240</text:p>
          </table:table-cell>
          <table:table-cell office:value-type="float" office:value="260" calcext:value-type="float">
            <text:p>260</text:p>
          </table:table-cell>
          <table:table-cell/>
          <table:table-cell table:formula="of:=FLOOR([.A578];60*60*24)" office:value-type="float" office:value="1547596800" calcext:value-type="float">
            <text:p>1547596800</text:p>
          </table:table-cell>
          <table:table-cell table:number-columns-repeated="3"/>
        </table:table-row>
        <table:table-row table:style-name="ro1">
          <table:table-cell office:value-type="float" office:value="1547608789" calcext:value-type="float">
            <text:p>1547608789</text:p>
          </table:table-cell>
          <table:table-cell office:value-type="string" calcext:value-type="string">
            <text:p>2019-01-16</text:p>
          </table:table-cell>
          <table:table-cell office:value-type="string" calcext:value-type="string">
            <text:p>03:19:49</text:p>
          </table:table-cell>
          <table:table-cell office:value-type="float" office:value="558719" calcext:value-type="float">
            <text:p>558719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5e41636de801b60720fcfed39e1650a130d1c4f330514cabc982082398451c52</text:p>
          </table:table-cell>
          <table:table-cell office:value-type="float" office:value="144" calcext:value-type="float">
            <text:p>144</text:p>
          </table:table-cell>
          <table:table-cell office:value-type="float" office:value="155" calcext:value-type="float">
            <text:p>155</text:p>
          </table:table-cell>
          <table:table-cell/>
          <table:table-cell table:formula="of:=FLOOR([.A579];60*60*24)" office:value-type="float" office:value="1547596800" calcext:value-type="float">
            <text:p>1547596800</text:p>
          </table:table-cell>
          <table:table-cell table:number-columns-repeated="3"/>
        </table:table-row>
        <table:table-row table:style-name="ro1">
          <table:table-cell office:value-type="float" office:value="1547608886" calcext:value-type="float">
            <text:p>1547608886</text:p>
          </table:table-cell>
          <table:table-cell office:value-type="string" calcext:value-type="string">
            <text:p>2019-01-16</text:p>
          </table:table-cell>
          <table:table-cell office:value-type="string" calcext:value-type="string">
            <text:p>03:21:26</text:p>
          </table:table-cell>
          <table:table-cell office:value-type="float" office:value="558720" calcext:value-type="float">
            <text:p>558720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c1d8b094d2ade686d8fb124a2434bfbee0f45a1f7a12ab365c0ae1e808452782</text:p>
          </table:table-cell>
          <table:table-cell office:value-type="float" office:value="144" calcext:value-type="float">
            <text:p>144</text:p>
          </table:table-cell>
          <table:table-cell office:value-type="float" office:value="156" calcext:value-type="float">
            <text:p>156</text:p>
          </table:table-cell>
          <table:table-cell/>
          <table:table-cell table:formula="of:=FLOOR([.A580];60*60*24)" office:value-type="float" office:value="1547596800" calcext:value-type="float">
            <text:p>1547596800</text:p>
          </table:table-cell>
          <table:table-cell table:number-columns-repeated="3"/>
        </table:table-row>
        <table:table-row table:style-name="ro1">
          <table:table-cell office:value-type="float" office:value="1547608886" calcext:value-type="float">
            <text:p>1547608886</text:p>
          </table:table-cell>
          <table:table-cell office:value-type="string" calcext:value-type="string">
            <text:p>2019-01-16</text:p>
          </table:table-cell>
          <table:table-cell office:value-type="string" calcext:value-type="string">
            <text:p>03:21:26</text:p>
          </table:table-cell>
          <table:table-cell office:value-type="float" office:value="558720" calcext:value-type="float">
            <text:p>558720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0a7ae554ea717bc691b406dba4d2e4f4c8fa24f393ef1ce0b8cc00360152e09c</text:p>
          </table:table-cell>
          <table:table-cell office:value-type="float" office:value="144" calcext:value-type="float">
            <text:p>144</text:p>
          </table:table-cell>
          <table:table-cell office:value-type="float" office:value="156" calcext:value-type="float">
            <text:p>156</text:p>
          </table:table-cell>
          <table:table-cell/>
          <table:table-cell table:formula="of:=FLOOR([.A581];60*60*24)" office:value-type="float" office:value="1547596800" calcext:value-type="float">
            <text:p>1547596800</text:p>
          </table:table-cell>
          <table:table-cell table:number-columns-repeated="3"/>
        </table:table-row>
        <table:table-row table:style-name="ro1">
          <table:table-cell office:value-type="float" office:value="1547608886" calcext:value-type="float">
            <text:p>1547608886</text:p>
          </table:table-cell>
          <table:table-cell office:value-type="string" calcext:value-type="string">
            <text:p>2019-01-16</text:p>
          </table:table-cell>
          <table:table-cell office:value-type="string" calcext:value-type="string">
            <text:p>03:21:26</text:p>
          </table:table-cell>
          <table:table-cell office:value-type="float" office:value="558720" calcext:value-type="float">
            <text:p>558720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5a60d5f5e81033e46a27cc6ec7d45a30d2183c83ff395a7cf25323fbd01ac2ab</text:p>
          </table:table-cell>
          <table:table-cell office:value-type="float" office:value="144" calcext:value-type="float">
            <text:p>144</text:p>
          </table:table-cell>
          <table:table-cell office:value-type="float" office:value="156" calcext:value-type="float">
            <text:p>156</text:p>
          </table:table-cell>
          <table:table-cell/>
          <table:table-cell table:formula="of:=FLOOR([.A582];60*60*24)" office:value-type="float" office:value="1547596800" calcext:value-type="float">
            <text:p>1547596800</text:p>
          </table:table-cell>
          <table:table-cell table:number-columns-repeated="3"/>
        </table:table-row>
        <table:table-row table:style-name="ro1">
          <table:table-cell office:value-type="float" office:value="1547608886" calcext:value-type="float">
            <text:p>1547608886</text:p>
          </table:table-cell>
          <table:table-cell office:value-type="string" calcext:value-type="string">
            <text:p>2019-01-16</text:p>
          </table:table-cell>
          <table:table-cell office:value-type="string" calcext:value-type="string">
            <text:p>03:21:26</text:p>
          </table:table-cell>
          <table:table-cell office:value-type="float" office:value="558720" calcext:value-type="float">
            <text:p>558720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4703df2e920b5790bc6b096a43e64a26b45c5fff9089e3d8862603e44745a1af</text:p>
          </table:table-cell>
          <table:table-cell office:value-type="float" office:value="144" calcext:value-type="float">
            <text:p>144</text:p>
          </table:table-cell>
          <table:table-cell office:value-type="float" office:value="156" calcext:value-type="float">
            <text:p>156</text:p>
          </table:table-cell>
          <table:table-cell/>
          <table:table-cell table:formula="of:=FLOOR([.A583];60*60*24)" office:value-type="float" office:value="1547596800" calcext:value-type="float">
            <text:p>1547596800</text:p>
          </table:table-cell>
          <table:table-cell table:number-columns-repeated="3"/>
        </table:table-row>
        <table:table-row table:style-name="ro1">
          <table:table-cell office:value-type="float" office:value="1547608886" calcext:value-type="float">
            <text:p>1547608886</text:p>
          </table:table-cell>
          <table:table-cell office:value-type="string" calcext:value-type="string">
            <text:p>2019-01-16</text:p>
          </table:table-cell>
          <table:table-cell office:value-type="string" calcext:value-type="string">
            <text:p>03:21:26</text:p>
          </table:table-cell>
          <table:table-cell office:value-type="float" office:value="558720" calcext:value-type="float">
            <text:p>558720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5932f572d0b9347f3a2106162cdc00e5691f50734a346fbbf824d992dde2f1b2</text:p>
          </table:table-cell>
          <table:table-cell office:value-type="float" office:value="144" calcext:value-type="float">
            <text:p>144</text:p>
          </table:table-cell>
          <table:table-cell office:value-type="float" office:value="156" calcext:value-type="float">
            <text:p>156</text:p>
          </table:table-cell>
          <table:table-cell/>
          <table:table-cell table:formula="of:=FLOOR([.A584];60*60*24)" office:value-type="float" office:value="1547596800" calcext:value-type="float">
            <text:p>1547596800</text:p>
          </table:table-cell>
          <table:table-cell table:number-columns-repeated="3"/>
        </table:table-row>
        <table:table-row table:style-name="ro1">
          <table:table-cell office:value-type="float" office:value="1547609024" calcext:value-type="float">
            <text:p>1547609024</text:p>
          </table:table-cell>
          <table:table-cell office:value-type="string" calcext:value-type="string">
            <text:p>2019-01-16</text:p>
          </table:table-cell>
          <table:table-cell office:value-type="string" calcext:value-type="string">
            <text:p>03:23:44</text:p>
          </table:table-cell>
          <table:table-cell office:value-type="float" office:value="558721" calcext:value-type="float">
            <text:p>558721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d7a5031bb75cfb7d915e49f0d896cd833278fb75e1a61d29548a9ff37611cfc8</text:p>
          </table:table-cell>
          <table:table-cell office:value-type="float" office:value="144" calcext:value-type="float">
            <text:p>144</text:p>
          </table:table-cell>
          <table:table-cell office:value-type="float" office:value="157" calcext:value-type="float">
            <text:p>157</text:p>
          </table:table-cell>
          <table:table-cell/>
          <table:table-cell table:formula="of:=FLOOR([.A585];60*60*24)" office:value-type="float" office:value="1547596800" calcext:value-type="float">
            <text:p>1547596800</text:p>
          </table:table-cell>
          <table:table-cell table:number-columns-repeated="3"/>
        </table:table-row>
        <table:table-row table:style-name="ro1">
          <table:table-cell office:value-type="float" office:value="1547609024" calcext:value-type="float">
            <text:p>1547609024</text:p>
          </table:table-cell>
          <table:table-cell office:value-type="string" calcext:value-type="string">
            <text:p>2019-01-16</text:p>
          </table:table-cell>
          <table:table-cell office:value-type="string" calcext:value-type="string">
            <text:p>03:23:44</text:p>
          </table:table-cell>
          <table:table-cell office:value-type="float" office:value="558721" calcext:value-type="float">
            <text:p>558721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d2f4f38a2b159d37057d9f66e4f93af70de8718f5116f83e3fd581df8f9b23e2</text:p>
          </table:table-cell>
          <table:table-cell office:value-type="float" office:value="144" calcext:value-type="float">
            <text:p>144</text:p>
          </table:table-cell>
          <table:table-cell office:value-type="float" office:value="157" calcext:value-type="float">
            <text:p>157</text:p>
          </table:table-cell>
          <table:table-cell/>
          <table:table-cell table:formula="of:=FLOOR([.A586];60*60*24)" office:value-type="float" office:value="1547596800" calcext:value-type="float">
            <text:p>1547596800</text:p>
          </table:table-cell>
          <table:table-cell table:number-columns-repeated="3"/>
        </table:table-row>
        <table:table-row table:style-name="ro1">
          <table:table-cell office:value-type="float" office:value="1547609024" calcext:value-type="float">
            <text:p>1547609024</text:p>
          </table:table-cell>
          <table:table-cell office:value-type="string" calcext:value-type="string">
            <text:p>2019-01-16</text:p>
          </table:table-cell>
          <table:table-cell office:value-type="string" calcext:value-type="string">
            <text:p>03:23:44</text:p>
          </table:table-cell>
          <table:table-cell office:value-type="float" office:value="558721" calcext:value-type="float">
            <text:p>558721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f4eef34ae8f1ae3b7081ae1ffae2faddbe906fcf131af3929eb47363f01dd1f6</text:p>
          </table:table-cell>
          <table:table-cell office:value-type="float" office:value="144" calcext:value-type="float">
            <text:p>144</text:p>
          </table:table-cell>
          <table:table-cell office:value-type="float" office:value="157" calcext:value-type="float">
            <text:p>157</text:p>
          </table:table-cell>
          <table:table-cell/>
          <table:table-cell table:formula="of:=FLOOR([.A587];60*60*24)" office:value-type="float" office:value="1547596800" calcext:value-type="float">
            <text:p>1547596800</text:p>
          </table:table-cell>
          <table:table-cell table:number-columns-repeated="3"/>
        </table:table-row>
        <table:table-row table:style-name="ro1">
          <table:table-cell office:value-type="float" office:value="1547609151" calcext:value-type="float">
            <text:p>1547609151</text:p>
          </table:table-cell>
          <table:table-cell office:value-type="string" calcext:value-type="string">
            <text:p>2019-01-16</text:p>
          </table:table-cell>
          <table:table-cell office:value-type="string" calcext:value-type="string">
            <text:p>03:25:51</text:p>
          </table:table-cell>
          <table:table-cell office:value-type="float" office:value="558722" calcext:value-type="float">
            <text:p>558722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b48618bcd418502cfa353ab3ae6bf0f43ab40dbcf9a109bcc6fcfb0f4cd052e6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588];60*60*24)" office:value-type="float" office:value="1547596800" calcext:value-type="float">
            <text:p>1547596800</text:p>
          </table:table-cell>
          <table:table-cell table:number-columns-repeated="3"/>
        </table:table-row>
        <table:table-row table:style-name="ro1">
          <table:table-cell office:value-type="float" office:value="1547609024" calcext:value-type="float">
            <text:p>1547609024</text:p>
          </table:table-cell>
          <table:table-cell office:value-type="string" calcext:value-type="string">
            <text:p>2019-01-16</text:p>
          </table:table-cell>
          <table:table-cell office:value-type="string" calcext:value-type="string">
            <text:p>03:23:44</text:p>
          </table:table-cell>
          <table:table-cell office:value-type="float" office:value="558721" calcext:value-type="float">
            <text:p>558721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14b9c633f9f3d161d8e97e6a7401f4638e1c5ccdd7fc886c1649f793bdf4da5d</text:p>
          </table:table-cell>
          <table:table-cell office:value-type="float" office:value="144" calcext:value-type="float">
            <text:p>144</text:p>
          </table:table-cell>
          <table:table-cell office:value-type="float" office:value="154" calcext:value-type="float">
            <text:p>154</text:p>
          </table:table-cell>
          <table:table-cell/>
          <table:table-cell table:formula="of:=FLOOR([.A589];60*60*24)" office:value-type="float" office:value="1547596800" calcext:value-type="float">
            <text:p>1547596800</text:p>
          </table:table-cell>
          <table:table-cell table:number-columns-repeated="3"/>
        </table:table-row>
        <table:table-row table:style-name="ro1">
          <table:table-cell office:value-type="float" office:value="1547611003" calcext:value-type="float">
            <text:p>1547611003</text:p>
          </table:table-cell>
          <table:table-cell office:value-type="string" calcext:value-type="string">
            <text:p>2019-01-16</text:p>
          </table:table-cell>
          <table:table-cell office:value-type="string" calcext:value-type="string">
            <text:p>03:56:43</text:p>
          </table:table-cell>
          <table:table-cell office:value-type="float" office:value="558725" calcext:value-type="float">
            <text:p>558725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af863f867233ba863935fb17a040df6795d106af1d7589a559a58165f9ff0852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590];60*60*24)" office:value-type="float" office:value="1547596800" calcext:value-type="float">
            <text:p>1547596800</text:p>
          </table:table-cell>
          <table:table-cell table:number-columns-repeated="3"/>
        </table:table-row>
        <table:table-row table:style-name="ro1">
          <table:table-cell office:value-type="float" office:value="1547611003" calcext:value-type="float">
            <text:p>1547611003</text:p>
          </table:table-cell>
          <table:table-cell office:value-type="string" calcext:value-type="string">
            <text:p>2019-01-16</text:p>
          </table:table-cell>
          <table:table-cell office:value-type="string" calcext:value-type="string">
            <text:p>03:56:43</text:p>
          </table:table-cell>
          <table:table-cell office:value-type="float" office:value="558725" calcext:value-type="float">
            <text:p>558725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c13d0535d42edbce5604f404825cd425383cd7f83748aa4745d9901a634be5c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591];60*60*24)" office:value-type="float" office:value="1547596800" calcext:value-type="float">
            <text:p>1547596800</text:p>
          </table:table-cell>
          <table:table-cell table:number-columns-repeated="3"/>
        </table:table-row>
        <table:table-row table:style-name="ro1">
          <table:table-cell office:value-type="float" office:value="1547609151" calcext:value-type="float">
            <text:p>1547609151</text:p>
          </table:table-cell>
          <table:table-cell office:value-type="string" calcext:value-type="string">
            <text:p>2019-01-16</text:p>
          </table:table-cell>
          <table:table-cell office:value-type="string" calcext:value-type="string">
            <text:p>03:25:51</text:p>
          </table:table-cell>
          <table:table-cell office:value-type="float" office:value="558722" calcext:value-type="float">
            <text:p>558722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d2842f2cf2734f3236d20b1ba5859259eb74e999b14a2df8f79155468b9d1825</text:p>
          </table:table-cell>
          <table:table-cell office:value-type="float" office:value="144" calcext:value-type="float">
            <text:p>144</text:p>
          </table:table-cell>
          <table:table-cell office:value-type="float" office:value="186" calcext:value-type="float">
            <text:p>186</text:p>
          </table:table-cell>
          <table:table-cell/>
          <table:table-cell table:formula="of:=FLOOR([.A592];60*60*24)" office:value-type="float" office:value="1547596800" calcext:value-type="float">
            <text:p>1547596800</text:p>
          </table:table-cell>
          <table:table-cell table:number-columns-repeated="3"/>
        </table:table-row>
        <table:table-row table:style-name="ro1">
          <table:table-cell office:value-type="float" office:value="1547609151" calcext:value-type="float">
            <text:p>1547609151</text:p>
          </table:table-cell>
          <table:table-cell office:value-type="string" calcext:value-type="string">
            <text:p>2019-01-16</text:p>
          </table:table-cell>
          <table:table-cell office:value-type="string" calcext:value-type="string">
            <text:p>03:25:51</text:p>
          </table:table-cell>
          <table:table-cell office:value-type="float" office:value="558722" calcext:value-type="float">
            <text:p>558722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0a28483c258b5200c1c2a79444a8194b54174c90ffce40b2603b6d5622007962</text:p>
          </table:table-cell>
          <table:table-cell office:value-type="float" office:value="144" calcext:value-type="float">
            <text:p>144</text:p>
          </table:table-cell>
          <table:table-cell office:value-type="float" office:value="186" calcext:value-type="float">
            <text:p>186</text:p>
          </table:table-cell>
          <table:table-cell/>
          <table:table-cell table:formula="of:=FLOOR([.A593];60*60*24)" office:value-type="float" office:value="1547596800" calcext:value-type="float">
            <text:p>1547596800</text:p>
          </table:table-cell>
          <table:table-cell table:number-columns-repeated="3"/>
        </table:table-row>
        <table:table-row table:style-name="ro1">
          <table:table-cell office:value-type="float" office:value="1547613838" calcext:value-type="float">
            <text:p>1547613838</text:p>
          </table:table-cell>
          <table:table-cell office:value-type="string" calcext:value-type="string">
            <text:p>2019-01-16</text:p>
          </table:table-cell>
          <table:table-cell office:value-type="string" calcext:value-type="string">
            <text:p>04:43:58</text:p>
          </table:table-cell>
          <table:table-cell office:value-type="float" office:value="558729" calcext:value-type="float">
            <text:p>558729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e53bcc7759f801c268b992b0b1749bd3676e36a4d5420a1d945eed98d8dd303a</text:p>
          </table:table-cell>
          <table:table-cell office:value-type="float" office:value="144" calcext:value-type="float">
            <text:p>144</text:p>
          </table:table-cell>
          <table:table-cell office:value-type="float" office:value="419" calcext:value-type="float">
            <text:p>419</text:p>
          </table:table-cell>
          <table:table-cell/>
          <table:table-cell table:formula="of:=FLOOR([.A594];60*60*24)" office:value-type="float" office:value="1547596800" calcext:value-type="float">
            <text:p>1547596800</text:p>
          </table:table-cell>
          <table:table-cell table:number-columns-repeated="3"/>
        </table:table-row>
        <table:table-row table:style-name="ro1">
          <table:table-cell office:value-type="float" office:value="1547610677" calcext:value-type="float">
            <text:p>1547610677</text:p>
          </table:table-cell>
          <table:table-cell office:value-type="string" calcext:value-type="string">
            <text:p>2019-01-16</text:p>
          </table:table-cell>
          <table:table-cell office:value-type="string" calcext:value-type="string">
            <text:p>03:51:17</text:p>
          </table:table-cell>
          <table:table-cell office:value-type="float" office:value="558724" calcext:value-type="float">
            <text:p>558724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5fa482f263a0297858a0b771e50501fbe5ac4947d0399578b1b090f2cc3f5826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/>
          <table:table-cell table:formula="of:=FLOOR([.A595];60*60*24)" office:value-type="float" office:value="1547596800" calcext:value-type="float">
            <text:p>1547596800</text:p>
          </table:table-cell>
          <table:table-cell table:number-columns-repeated="3"/>
        </table:table-row>
        <table:table-row table:style-name="ro1">
          <table:table-cell office:value-type="float" office:value="1547610677" calcext:value-type="float">
            <text:p>1547610677</text:p>
          </table:table-cell>
          <table:table-cell office:value-type="string" calcext:value-type="string">
            <text:p>2019-01-16</text:p>
          </table:table-cell>
          <table:table-cell office:value-type="string" calcext:value-type="string">
            <text:p>03:51:17</text:p>
          </table:table-cell>
          <table:table-cell office:value-type="float" office:value="558724" calcext:value-type="float">
            <text:p>558724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258a45163804cd03ad0b6deb342ca9c3fc22202188eaaea22d87f564a0caf41a</text:p>
          </table:table-cell>
          <table:table-cell office:value-type="float" office:value="144" calcext:value-type="float">
            <text:p>144</text:p>
          </table:table-cell>
          <table:table-cell office:value-type="float" office:value="152" calcext:value-type="float">
            <text:p>152</text:p>
          </table:table-cell>
          <table:table-cell/>
          <table:table-cell table:formula="of:=FLOOR([.A596];60*60*24)" office:value-type="float" office:value="1547596800" calcext:value-type="float">
            <text:p>1547596800</text:p>
          </table:table-cell>
          <table:table-cell table:number-columns-repeated="3"/>
        </table:table-row>
        <table:table-row table:style-name="ro1">
          <table:table-cell office:value-type="float" office:value="1547615644" calcext:value-type="float">
            <text:p>1547615644</text:p>
          </table:table-cell>
          <table:table-cell office:value-type="string" calcext:value-type="string">
            <text:p>2019-01-16</text:p>
          </table:table-cell>
          <table:table-cell office:value-type="string" calcext:value-type="string">
            <text:p>05:14:04</text:p>
          </table:table-cell>
          <table:table-cell office:value-type="float" office:value="558732" calcext:value-type="float">
            <text:p>558732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d661b932c9590fdb4ad6170bdc4feac843d5b71eb36ecea58eed2f1b035bd78c</text:p>
          </table:table-cell>
          <table:table-cell office:value-type="float" office:value="144" calcext:value-type="float">
            <text:p>144</text:p>
          </table:table-cell>
          <table:table-cell office:value-type="float" office:value="147" calcext:value-type="float">
            <text:p>147</text:p>
          </table:table-cell>
          <table:table-cell/>
          <table:table-cell table:formula="of:=FLOOR([.A597];60*60*24)" office:value-type="float" office:value="1547596800" calcext:value-type="float">
            <text:p>1547596800</text:p>
          </table:table-cell>
          <table:table-cell table:number-columns-repeated="3"/>
        </table:table-row>
        <table:table-row table:style-name="ro1">
          <table:table-cell office:value-type="float" office:value="1547619229" calcext:value-type="float">
            <text:p>1547619229</text:p>
          </table:table-cell>
          <table:table-cell office:value-type="string" calcext:value-type="string">
            <text:p>2019-01-16</text:p>
          </table:table-cell>
          <table:table-cell office:value-type="string" calcext:value-type="string">
            <text:p>06:13:49</text:p>
          </table:table-cell>
          <table:table-cell office:value-type="float" office:value="558739" calcext:value-type="float">
            <text:p>558739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945bbf1c9f03325f4680ee37978310bbf4b66cc0d7db2b81e5962b9542a33537</text:p>
          </table:table-cell>
          <table:table-cell office:value-type="float" office:value="186" calcext:value-type="float">
            <text:p>186</text:p>
          </table:table-cell>
          <table:table-cell office:value-type="float" office:value="187" calcext:value-type="float">
            <text:p>187</text:p>
          </table:table-cell>
          <table:table-cell/>
          <table:table-cell table:formula="of:=FLOOR([.A598];60*60*24)" office:value-type="float" office:value="1547596800" calcext:value-type="float">
            <text:p>1547596800</text:p>
          </table:table-cell>
          <table:table-cell table:number-columns-repeated="3"/>
        </table:table-row>
        <table:table-row table:style-name="ro1">
          <table:table-cell office:value-type="float" office:value="1547618959" calcext:value-type="float">
            <text:p>1547618959</text:p>
          </table:table-cell>
          <table:table-cell office:value-type="string" calcext:value-type="string">
            <text:p>2019-01-16</text:p>
          </table:table-cell>
          <table:table-cell office:value-type="string" calcext:value-type="string">
            <text:p>06:09:19</text:p>
          </table:table-cell>
          <table:table-cell office:value-type="float" office:value="558738" calcext:value-type="float">
            <text:p>558738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c19f45c6a49c6780e3ad6a96664192d2f8a49e839898be24012a08b3a605cd92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599];60*60*24)" office:value-type="float" office:value="1547596800" calcext:value-type="float">
            <text:p>1547596800</text:p>
          </table:table-cell>
          <table:table-cell table:number-columns-repeated="3"/>
        </table:table-row>
        <table:table-row table:style-name="ro1">
          <table:table-cell office:value-type="float" office:value="1547624424" calcext:value-type="float">
            <text:p>1547624424</text:p>
          </table:table-cell>
          <table:table-cell office:value-type="string" calcext:value-type="string">
            <text:p>2019-01-16</text:p>
          </table:table-cell>
          <table:table-cell office:value-type="string" calcext:value-type="string">
            <text:p>07:40:24</text:p>
          </table:table-cell>
          <table:table-cell office:value-type="float" office:value="558746" calcext:value-type="float">
            <text:p>558746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530ccdb593daa301193e5c11a6de6fb09e706e336927b0d59db99eca47adea31</text:p>
          </table:table-cell>
          <table:table-cell office:value-type="float" office:value="1440" calcext:value-type="float">
            <text:p>1440</text:p>
          </table:table-cell>
          <table:table-cell office:value-type="float" office:value="1446" calcext:value-type="float">
            <text:p>1446</text:p>
          </table:table-cell>
          <table:table-cell/>
          <table:table-cell table:formula="of:=FLOOR([.A600];60*60*24)" office:value-type="float" office:value="1547596800" calcext:value-type="float">
            <text:p>1547596800</text:p>
          </table:table-cell>
          <table:table-cell table:number-columns-repeated="3"/>
        </table:table-row>
        <table:table-row table:style-name="ro1">
          <table:table-cell office:value-type="float" office:value="1547622852" calcext:value-type="float">
            <text:p>1547622852</text:p>
          </table:table-cell>
          <table:table-cell office:value-type="string" calcext:value-type="string">
            <text:p>2019-01-16</text:p>
          </table:table-cell>
          <table:table-cell office:value-type="string" calcext:value-type="string">
            <text:p>07:14:12</text:p>
          </table:table-cell>
          <table:table-cell office:value-type="float" office:value="558743" calcext:value-type="float">
            <text:p>558743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ae894a9c5efbfb668e46e357c85525abb16d0da2ce7ad98e765081e3f0153044</text:p>
          </table:table-cell>
          <table:table-cell office:value-type="float" office:value="144" calcext:value-type="float">
            <text:p>144</text:p>
          </table:table-cell>
          <table:table-cell office:value-type="float" office:value="158" calcext:value-type="float">
            <text:p>158</text:p>
          </table:table-cell>
          <table:table-cell/>
          <table:table-cell table:formula="of:=FLOOR([.A601];60*60*24)" office:value-type="float" office:value="1547596800" calcext:value-type="float">
            <text:p>1547596800</text:p>
          </table:table-cell>
          <table:table-cell table:number-columns-repeated="3"/>
        </table:table-row>
        <table:table-row table:style-name="ro1">
          <table:table-cell office:value-type="float" office:value="1547622852" calcext:value-type="float">
            <text:p>1547622852</text:p>
          </table:table-cell>
          <table:table-cell office:value-type="string" calcext:value-type="string">
            <text:p>2019-01-16</text:p>
          </table:table-cell>
          <table:table-cell office:value-type="string" calcext:value-type="string">
            <text:p>07:14:12</text:p>
          </table:table-cell>
          <table:table-cell office:value-type="float" office:value="558743" calcext:value-type="float">
            <text:p>558743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74e093772dd19f838f1e2831bb06f6e1269b5f35ca654cf23e55db24cff026a3</text:p>
          </table:table-cell>
          <table:table-cell office:value-type="float" office:value="144" calcext:value-type="float">
            <text:p>144</text:p>
          </table:table-cell>
          <table:table-cell office:value-type="float" office:value="160" calcext:value-type="float">
            <text:p>160</text:p>
          </table:table-cell>
          <table:table-cell/>
          <table:table-cell table:formula="of:=FLOOR([.A602];60*60*24)" office:value-type="float" office:value="1547596800" calcext:value-type="float">
            <text:p>1547596800</text:p>
          </table:table-cell>
          <table:table-cell table:number-columns-repeated="3"/>
        </table:table-row>
        <table:table-row table:style-name="ro1">
          <table:table-cell office:value-type="float" office:value="1547624867" calcext:value-type="float">
            <text:p>1547624867</text:p>
          </table:table-cell>
          <table:table-cell office:value-type="string" calcext:value-type="string">
            <text:p>2019-01-16</text:p>
          </table:table-cell>
          <table:table-cell office:value-type="string" calcext:value-type="string">
            <text:p>07:47:47</text:p>
          </table:table-cell>
          <table:table-cell office:value-type="float" office:value="558747" calcext:value-type="float">
            <text:p>558747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21fa3bf3f492cfde0223960dd47bba704f55fd4583311675f389f93c1ea855c6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603];60*60*24)" office:value-type="float" office:value="1547596800" calcext:value-type="float">
            <text:p>1547596800</text:p>
          </table:table-cell>
          <table:table-cell table:number-columns-repeated="3"/>
        </table:table-row>
        <table:table-row table:style-name="ro1">
          <table:table-cell office:value-type="float" office:value="1547622393" calcext:value-type="float">
            <text:p>1547622393</text:p>
          </table:table-cell>
          <table:table-cell office:value-type="string" calcext:value-type="string">
            <text:p>2019-01-16</text:p>
          </table:table-cell>
          <table:table-cell office:value-type="string" calcext:value-type="string">
            <text:p>07:06:33</text:p>
          </table:table-cell>
          <table:table-cell office:value-type="float" office:value="558742" calcext:value-type="float">
            <text:p>558742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90fc61b030596dd797ac56716507fa906a68adba4bd226d8c0669447c180fc7a</text:p>
          </table:table-cell>
          <table:table-cell office:value-type="float" office:value="144" calcext:value-type="float">
            <text:p>144</text:p>
          </table:table-cell>
          <table:table-cell office:value-type="float" office:value="158" calcext:value-type="float">
            <text:p>158</text:p>
          </table:table-cell>
          <table:table-cell/>
          <table:table-cell table:formula="of:=FLOOR([.A604];60*60*24)" office:value-type="float" office:value="1547596800" calcext:value-type="float">
            <text:p>1547596800</text:p>
          </table:table-cell>
          <table:table-cell table:number-columns-repeated="3"/>
        </table:table-row>
        <table:table-row table:style-name="ro1">
          <table:table-cell office:value-type="float" office:value="1547626309" calcext:value-type="float">
            <text:p>1547626309</text:p>
          </table:table-cell>
          <table:table-cell office:value-type="string" calcext:value-type="string">
            <text:p>2019-01-16</text:p>
          </table:table-cell>
          <table:table-cell office:value-type="string" calcext:value-type="string">
            <text:p>08:11:49</text:p>
          </table:table-cell>
          <table:table-cell office:value-type="float" office:value="558750" calcext:value-type="float">
            <text:p>558750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92a9a3f6b9c03874348f8cb3268d51bb4eca77d038e59e65be3a7081ff43b771</text:p>
          </table:table-cell>
          <table:table-cell office:value-type="float" office:value="2016" calcext:value-type="float">
            <text:p>2016</text:p>
          </table:table-cell>
          <table:table-cell office:value-type="float" office:value="2017" calcext:value-type="float">
            <text:p>2017</text:p>
          </table:table-cell>
          <table:table-cell/>
          <table:table-cell table:formula="of:=FLOOR([.A605];60*60*24)" office:value-type="float" office:value="1547596800" calcext:value-type="float">
            <text:p>1547596800</text:p>
          </table:table-cell>
          <table:table-cell table:number-columns-repeated="3"/>
        </table:table-row>
        <table:table-row table:style-name="ro1">
          <table:table-cell office:value-type="float" office:value="1547625566" calcext:value-type="float">
            <text:p>1547625566</text:p>
          </table:table-cell>
          <table:table-cell office:value-type="string" calcext:value-type="string">
            <text:p>2019-01-16</text:p>
          </table:table-cell>
          <table:table-cell office:value-type="string" calcext:value-type="string">
            <text:p>07:59:26</text:p>
          </table:table-cell>
          <table:table-cell office:value-type="float" office:value="558748" calcext:value-type="float">
            <text:p>558748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61ec088d8603a57b3a834636589e0989b86d0e88f25817db6f1379d1f9ba0667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606];60*60*24)" office:value-type="float" office:value="1547596800" calcext:value-type="float">
            <text:p>1547596800</text:p>
          </table:table-cell>
          <table:table-cell table:number-columns-repeated="3"/>
        </table:table-row>
        <table:table-row table:style-name="ro1">
          <table:table-cell office:value-type="float" office:value="1547626916" calcext:value-type="float">
            <text:p>1547626916</text:p>
          </table:table-cell>
          <table:table-cell office:value-type="string" calcext:value-type="string">
            <text:p>2019-01-16</text:p>
          </table:table-cell>
          <table:table-cell office:value-type="string" calcext:value-type="string">
            <text:p>08:21:56</text:p>
          </table:table-cell>
          <table:table-cell office:value-type="float" office:value="558752" calcext:value-type="float">
            <text:p>558752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188ad1d4e22105ef9fb34644a382e90564cb98364e6f6e47b6a00fd64a2714da</text:p>
          </table:table-cell>
          <table:table-cell office:value-type="float" office:value="633" calcext:value-type="float">
            <text:p>633</text:p>
          </table:table-cell>
          <table:table-cell office:value-type="float" office:value="634" calcext:value-type="float">
            <text:p>634</text:p>
          </table:table-cell>
          <table:table-cell/>
          <table:table-cell table:formula="of:=FLOOR([.A607];60*60*24)" office:value-type="float" office:value="1547596800" calcext:value-type="float">
            <text:p>1547596800</text:p>
          </table:table-cell>
          <table:table-cell table:number-columns-repeated="3"/>
        </table:table-row>
        <table:table-row table:style-name="ro1">
          <table:table-cell office:value-type="float" office:value="1547627809" calcext:value-type="float">
            <text:p>1547627809</text:p>
          </table:table-cell>
          <table:table-cell office:value-type="string" calcext:value-type="string">
            <text:p>2019-01-16</text:p>
          </table:table-cell>
          <table:table-cell office:value-type="string" calcext:value-type="string">
            <text:p>08:36:49</text:p>
          </table:table-cell>
          <table:table-cell office:value-type="float" office:value="558753" calcext:value-type="float">
            <text:p>558753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edab511c397f3d421dcd734f14efd00165e7f9b3e2e7bb90d87c906a02064de1</text:p>
          </table:table-cell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/>
          <table:table-cell table:formula="of:=FLOOR([.A608];60*60*24)" office:value-type="float" office:value="1547596800" calcext:value-type="float">
            <text:p>1547596800</text:p>
          </table:table-cell>
          <table:table-cell table:number-columns-repeated="3"/>
        </table:table-row>
        <table:table-row table:style-name="ro1">
          <table:table-cell office:value-type="float" office:value="1547630060" calcext:value-type="float">
            <text:p>1547630060</text:p>
          </table:table-cell>
          <table:table-cell office:value-type="string" calcext:value-type="string">
            <text:p>2019-01-16</text:p>
          </table:table-cell>
          <table:table-cell office:value-type="string" calcext:value-type="string">
            <text:p>09:14:20</text:p>
          </table:table-cell>
          <table:table-cell office:value-type="float" office:value="558755" calcext:value-type="float">
            <text:p>558755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5c953ca713615af1e92fbb057adeaf616e6ce56ea69d009cb37ce2929819858f</text:p>
          </table:table-cell>
          <table:table-cell office:value-type="float" office:value="240" calcext:value-type="float">
            <text:p>240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FLOOR([.A609];60*60*24)" office:value-type="float" office:value="1547596800" calcext:value-type="float">
            <text:p>1547596800</text:p>
          </table:table-cell>
          <table:table-cell table:number-columns-repeated="3"/>
        </table:table-row>
        <table:table-row table:style-name="ro1">
          <table:table-cell office:value-type="float" office:value="1547632420" calcext:value-type="float">
            <text:p>1547632420</text:p>
          </table:table-cell>
          <table:table-cell office:value-type="string" calcext:value-type="string">
            <text:p>2019-01-16</text:p>
          </table:table-cell>
          <table:table-cell office:value-type="string" calcext:value-type="string">
            <text:p>09:53:40</text:p>
          </table:table-cell>
          <table:table-cell office:value-type="float" office:value="558759" calcext:value-type="float">
            <text:p>558759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5fe80f17825126371171ecffdfd9f59b5421398a9757d6d541220b3460b8ce1c</text:p>
          </table:table-cell>
          <table:table-cell office:value-type="float" office:value="300" calcext:value-type="float">
            <text:p>300</text:p>
          </table:table-cell>
          <table:table-cell office:value-type="float" office:value="301" calcext:value-type="float">
            <text:p>301</text:p>
          </table:table-cell>
          <table:table-cell/>
          <table:table-cell table:formula="of:=FLOOR([.A610];60*60*24)" office:value-type="float" office:value="1547596800" calcext:value-type="float">
            <text:p>1547596800</text:p>
          </table:table-cell>
          <table:table-cell table:number-columns-repeated="3"/>
        </table:table-row>
        <table:table-row table:style-name="ro1">
          <table:table-cell office:value-type="float" office:value="1547636131" calcext:value-type="float">
            <text:p>1547636131</text:p>
          </table:table-cell>
          <table:table-cell office:value-type="string" calcext:value-type="string">
            <text:p>2019-01-16</text:p>
          </table:table-cell>
          <table:table-cell office:value-type="string" calcext:value-type="string">
            <text:p>10:55:31</text:p>
          </table:table-cell>
          <table:table-cell office:value-type="float" office:value="558763" calcext:value-type="float">
            <text:p>558763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57f0530ad2a0585d2b83223f7ae0a4302b658700472a0a9ab8b556d6ac2554fd</text:p>
          </table:table-cell>
          <table:table-cell office:value-type="float" office:value="1201" calcext:value-type="float">
            <text:p>1201</text:p>
          </table:table-cell>
          <table:table-cell office:value-type="float" office:value="1202" calcext:value-type="float">
            <text:p>1202</text:p>
          </table:table-cell>
          <table:table-cell/>
          <table:table-cell table:formula="of:=FLOOR([.A611];60*60*24)" office:value-type="float" office:value="1547596800" calcext:value-type="float">
            <text:p>1547596800</text:p>
          </table:table-cell>
          <table:table-cell table:number-columns-repeated="3"/>
        </table:table-row>
        <table:table-row table:style-name="ro1">
          <table:table-cell office:value-type="float" office:value="1547639461" calcext:value-type="float">
            <text:p>1547639461</text:p>
          </table:table-cell>
          <table:table-cell office:value-type="string" calcext:value-type="string">
            <text:p>2019-01-16</text:p>
          </table:table-cell>
          <table:table-cell office:value-type="string" calcext:value-type="string">
            <text:p>11:51:01</text:p>
          </table:table-cell>
          <table:table-cell office:value-type="float" office:value="558770" calcext:value-type="float">
            <text:p>558770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33a25dfa48c59118164272e3bb482ca8fc43abc14dbf399b250c902ec850ab45</text:p>
          </table:table-cell>
          <table:table-cell office:value-type="float" office:value="217" calcext:value-type="float">
            <text:p>217</text:p>
          </table:table-cell>
          <table:table-cell office:value-type="float" office:value="218" calcext:value-type="float">
            <text:p>218</text:p>
          </table:table-cell>
          <table:table-cell/>
          <table:table-cell table:formula="of:=FLOOR([.A612];60*60*24)" office:value-type="float" office:value="1547596800" calcext:value-type="float">
            <text:p>1547596800</text:p>
          </table:table-cell>
          <table:table-cell table:number-columns-repeated="3"/>
        </table:table-row>
        <table:table-row table:style-name="ro1">
          <table:table-cell office:value-type="float" office:value="1547639461" calcext:value-type="float">
            <text:p>1547639461</text:p>
          </table:table-cell>
          <table:table-cell office:value-type="string" calcext:value-type="string">
            <text:p>2019-01-16</text:p>
          </table:table-cell>
          <table:table-cell office:value-type="string" calcext:value-type="string">
            <text:p>11:51:01</text:p>
          </table:table-cell>
          <table:table-cell office:value-type="float" office:value="558770" calcext:value-type="float">
            <text:p>558770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eebc883be6ffbf753c8c4ae380fd42e4eff0f1c151229983a6577e0bb0d0e568</text:p>
          </table:table-cell>
          <table:table-cell office:value-type="float" office:value="1440" calcext:value-type="float">
            <text:p>1440</text:p>
          </table:table-cell>
          <table:table-cell office:value-type="float" office:value="1443" calcext:value-type="float">
            <text:p>1443</text:p>
          </table:table-cell>
          <table:table-cell/>
          <table:table-cell table:formula="of:=FLOOR([.A613];60*60*24)" office:value-type="float" office:value="1547596800" calcext:value-type="float">
            <text:p>1547596800</text:p>
          </table:table-cell>
          <table:table-cell table:number-columns-repeated="3"/>
        </table:table-row>
        <table:table-row table:style-name="ro1">
          <table:table-cell office:value-type="float" office:value="1547654592" calcext:value-type="float">
            <text:p>1547654592</text:p>
          </table:table-cell>
          <table:table-cell office:value-type="string" calcext:value-type="string">
            <text:p>2019-01-16</text:p>
          </table:table-cell>
          <table:table-cell office:value-type="string" calcext:value-type="string">
            <text:p>16:03:12</text:p>
          </table:table-cell>
          <table:table-cell office:value-type="float" office:value="558785" calcext:value-type="float">
            <text:p>558785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32b5ae34591e8058d0f9ec9b3419214c81e1c4d26b68b9094255e2ef0376d315</text:p>
          </table:table-cell>
          <table:table-cell office:value-type="float" office:value="144" calcext:value-type="float">
            <text:p>144</text:p>
          </table:table-cell>
          <table:table-cell office:value-type="float" office:value="252" calcext:value-type="float">
            <text:p>252</text:p>
          </table:table-cell>
          <table:table-cell/>
          <table:table-cell table:formula="of:=FLOOR([.A614];60*60*24)" office:value-type="float" office:value="1547596800" calcext:value-type="float">
            <text:p>1547596800</text:p>
          </table:table-cell>
          <table:table-cell table:number-columns-repeated="3"/>
        </table:table-row>
        <table:table-row table:style-name="ro1">
          <table:table-cell office:value-type="float" office:value="1547654592" calcext:value-type="float">
            <text:p>1547654592</text:p>
          </table:table-cell>
          <table:table-cell office:value-type="string" calcext:value-type="string">
            <text:p>2019-01-16</text:p>
          </table:table-cell>
          <table:table-cell office:value-type="string" calcext:value-type="string">
            <text:p>16:03:12</text:p>
          </table:table-cell>
          <table:table-cell office:value-type="float" office:value="558785" calcext:value-type="float">
            <text:p>558785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370e08bb6435b1722bdea4734a4e228b42e6d58044dfe434eac14818eec64f77</text:p>
          </table:table-cell>
          <table:table-cell office:value-type="float" office:value="144" calcext:value-type="float">
            <text:p>144</text:p>
          </table:table-cell>
          <table:table-cell office:value-type="float" office:value="253" calcext:value-type="float">
            <text:p>253</text:p>
          </table:table-cell>
          <table:table-cell/>
          <table:table-cell table:formula="of:=FLOOR([.A615];60*60*24)" office:value-type="float" office:value="1547596800" calcext:value-type="float">
            <text:p>1547596800</text:p>
          </table:table-cell>
          <table:table-cell table:number-columns-repeated="3"/>
        </table:table-row>
        <table:table-row table:style-name="ro1">
          <table:table-cell office:value-type="float" office:value="1547651855" calcext:value-type="float">
            <text:p>1547651855</text:p>
          </table:table-cell>
          <table:table-cell office:value-type="string" calcext:value-type="string">
            <text:p>2019-01-16</text:p>
          </table:table-cell>
          <table:table-cell office:value-type="string" calcext:value-type="string">
            <text:p>15:17:35</text:p>
          </table:table-cell>
          <table:table-cell office:value-type="float" office:value="558780" calcext:value-type="float">
            <text:p>558780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5ed7cc8a7ad8d8571d298839cb33012e0fa73ef204d5d34eee6e582614ac5db4</text:p>
          </table:table-cell>
          <table:table-cell office:value-type="float" office:value="144" calcext:value-type="float">
            <text:p>144</text:p>
          </table:table-cell>
          <table:table-cell office:value-type="float" office:value="3663" calcext:value-type="float">
            <text:p>3663</text:p>
          </table:table-cell>
          <table:table-cell/>
          <table:table-cell table:formula="of:=FLOOR([.A616];60*60*24)" office:value-type="float" office:value="1547596800" calcext:value-type="float">
            <text:p>1547596800</text:p>
          </table:table-cell>
          <table:table-cell table:number-columns-repeated="3"/>
        </table:table-row>
        <table:table-row table:style-name="ro1">
          <table:table-cell office:value-type="float" office:value="1547654592" calcext:value-type="float">
            <text:p>1547654592</text:p>
          </table:table-cell>
          <table:table-cell office:value-type="string" calcext:value-type="string">
            <text:p>2019-01-16</text:p>
          </table:table-cell>
          <table:table-cell office:value-type="string" calcext:value-type="string">
            <text:p>16:03:12</text:p>
          </table:table-cell>
          <table:table-cell office:value-type="float" office:value="558785" calcext:value-type="float">
            <text:p>558785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c0689d23fc6bc0a0b6e4291599c7b55058855afcfc9ba282056a71c825d16800</text:p>
          </table:table-cell>
          <table:table-cell office:value-type="float" office:value="144" calcext:value-type="float">
            <text:p>144</text:p>
          </table:table-cell>
          <table:table-cell office:value-type="float" office:value="151" calcext:value-type="float">
            <text:p>151</text:p>
          </table:table-cell>
          <table:table-cell/>
          <table:table-cell table:formula="of:=FLOOR([.A617];60*60*24)" office:value-type="float" office:value="1547596800" calcext:value-type="float">
            <text:p>1547596800</text:p>
          </table:table-cell>
          <table:table-cell table:number-columns-repeated="3"/>
        </table:table-row>
        <table:table-row table:style-name="ro1">
          <table:table-cell office:value-type="float" office:value="1547654592" calcext:value-type="float">
            <text:p>1547654592</text:p>
          </table:table-cell>
          <table:table-cell office:value-type="string" calcext:value-type="string">
            <text:p>2019-01-16</text:p>
          </table:table-cell>
          <table:table-cell office:value-type="string" calcext:value-type="string">
            <text:p>16:03:12</text:p>
          </table:table-cell>
          <table:table-cell office:value-type="float" office:value="558785" calcext:value-type="float">
            <text:p>558785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64eb59c4d5c21bcb78fbe85566cb4369444586aef68f7e7516aab28706f6c2b0</text:p>
          </table:table-cell>
          <table:table-cell office:value-type="float" office:value="1021" calcext:value-type="float">
            <text:p>1021</text:p>
          </table:table-cell>
          <table:table-cell office:value-type="float" office:value="1022" calcext:value-type="float">
            <text:p>1022</text:p>
          </table:table-cell>
          <table:table-cell/>
          <table:table-cell table:formula="of:=FLOOR([.A618];60*60*24)" office:value-type="float" office:value="1547596800" calcext:value-type="float">
            <text:p>1547596800</text:p>
          </table:table-cell>
          <table:table-cell table:number-columns-repeated="3"/>
        </table:table-row>
        <table:table-row table:style-name="ro1">
          <table:table-cell office:value-type="float" office:value="1547654458" calcext:value-type="float">
            <text:p>1547654458</text:p>
          </table:table-cell>
          <table:table-cell office:value-type="string" calcext:value-type="string">
            <text:p>2019-01-16</text:p>
          </table:table-cell>
          <table:table-cell office:value-type="string" calcext:value-type="string">
            <text:p>16:00:58</text:p>
          </table:table-cell>
          <table:table-cell office:value-type="float" office:value="558784" calcext:value-type="float">
            <text:p>558784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e72be383ea64b679aaa481f2d90377d066d37cb356cd6a0aa7e2322119f661fa</text:p>
          </table:table-cell>
          <table:table-cell office:value-type="float" office:value="226" calcext:value-type="float">
            <text:p>226</text:p>
          </table:table-cell>
          <table:table-cell office:value-type="float" office:value="232" calcext:value-type="float">
            <text:p>232</text:p>
          </table:table-cell>
          <table:table-cell/>
          <table:table-cell table:formula="of:=FLOOR([.A619];60*60*24)" office:value-type="float" office:value="1547596800" calcext:value-type="float">
            <text:p>1547596800</text:p>
          </table:table-cell>
          <table:table-cell table:number-columns-repeated="3"/>
        </table:table-row>
        <table:table-row table:style-name="ro1">
          <table:table-cell office:value-type="float" office:value="1547657899" calcext:value-type="float">
            <text:p>1547657899</text:p>
          </table:table-cell>
          <table:table-cell office:value-type="string" calcext:value-type="string">
            <text:p>2019-01-16</text:p>
          </table:table-cell>
          <table:table-cell office:value-type="string" calcext:value-type="string">
            <text:p>16:58:19</text:p>
          </table:table-cell>
          <table:table-cell office:value-type="float" office:value="558792" calcext:value-type="float">
            <text:p>558792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6cdd55c1821dc390242b54cf2d023516a8605c9603f976d06e3cd2d09943ff39</text:p>
          </table:table-cell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/>
          <table:table-cell table:formula="of:=FLOOR([.A620];60*60*24)" office:value-type="float" office:value="1547596800" calcext:value-type="float">
            <text:p>1547596800</text:p>
          </table:table-cell>
          <table:table-cell table:number-columns-repeated="3"/>
        </table:table-row>
        <table:table-row table:style-name="ro1">
          <table:table-cell office:value-type="float" office:value="1547657733" calcext:value-type="float">
            <text:p>1547657733</text:p>
          </table:table-cell>
          <table:table-cell office:value-type="string" calcext:value-type="string">
            <text:p>2019-01-16</text:p>
          </table:table-cell>
          <table:table-cell office:value-type="string" calcext:value-type="string">
            <text:p>16:55:33</text:p>
          </table:table-cell>
          <table:table-cell office:value-type="float" office:value="558791" calcext:value-type="float">
            <text:p>558791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1dc656e048ed8ec5fe17829565a5baa0e850f2185c8dd2c4a4d9c83f67cc2891</text:p>
          </table:table-cell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/>
          <table:table-cell table:formula="of:=FLOOR([.A621];60*60*24)" office:value-type="float" office:value="1547596800" calcext:value-type="float">
            <text:p>1547596800</text:p>
          </table:table-cell>
          <table:table-cell table:number-columns-repeated="3"/>
        </table:table-row>
        <table:table-row table:style-name="ro1">
          <table:table-cell office:value-type="float" office:value="1547660749" calcext:value-type="float">
            <text:p>1547660749</text:p>
          </table:table-cell>
          <table:table-cell office:value-type="string" calcext:value-type="string">
            <text:p>2019-01-16</text:p>
          </table:table-cell>
          <table:table-cell office:value-type="string" calcext:value-type="string">
            <text:p>17:45:49</text:p>
          </table:table-cell>
          <table:table-cell office:value-type="float" office:value="558797" calcext:value-type="float">
            <text:p>558797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b64bb28d66ae7850eb78744111a394cb573aef079123f406e3bf45793f0c7c68</text:p>
          </table:table-cell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/>
          <table:table-cell table:formula="of:=FLOOR([.A622];60*60*24)" office:value-type="float" office:value="1547596800" calcext:value-type="float">
            <text:p>1547596800</text:p>
          </table:table-cell>
          <table:table-cell table:number-columns-repeated="3"/>
        </table:table-row>
        <table:table-row table:style-name="ro1">
          <table:table-cell office:value-type="float" office:value="1547660749" calcext:value-type="float">
            <text:p>1547660749</text:p>
          </table:table-cell>
          <table:table-cell office:value-type="string" calcext:value-type="string">
            <text:p>2019-01-16</text:p>
          </table:table-cell>
          <table:table-cell office:value-type="string" calcext:value-type="string">
            <text:p>17:45:49</text:p>
          </table:table-cell>
          <table:table-cell office:value-type="float" office:value="558797" calcext:value-type="float">
            <text:p>558797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f79858045051ed663424cdfcf9bf4c7237716927a0696aa56e2a3d91d96a442d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623];60*60*24)" office:value-type="float" office:value="1547596800" calcext:value-type="float">
            <text:p>1547596800</text:p>
          </table:table-cell>
          <table:table-cell table:number-columns-repeated="3"/>
        </table:table-row>
        <table:table-row table:style-name="ro1">
          <table:table-cell office:value-type="float" office:value="1547660380" calcext:value-type="float">
            <text:p>1547660380</text:p>
          </table:table-cell>
          <table:table-cell office:value-type="string" calcext:value-type="string">
            <text:p>2019-01-16</text:p>
          </table:table-cell>
          <table:table-cell office:value-type="string" calcext:value-type="string">
            <text:p>17:39:40</text:p>
          </table:table-cell>
          <table:table-cell office:value-type="float" office:value="558796" calcext:value-type="float">
            <text:p>558796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3e58d80bf0dfb73acbb85cbf5c3ebcb7783e149bef7cb42bd6b0106a5c081c89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624];60*60*24)" office:value-type="float" office:value="1547596800" calcext:value-type="float">
            <text:p>1547596800</text:p>
          </table:table-cell>
          <table:table-cell table:number-columns-repeated="3"/>
        </table:table-row>
        <table:table-row table:style-name="ro1">
          <table:table-cell office:value-type="float" office:value="1547661043" calcext:value-type="float">
            <text:p>1547661043</text:p>
          </table:table-cell>
          <table:table-cell office:value-type="string" calcext:value-type="string">
            <text:p>2019-01-16</text:p>
          </table:table-cell>
          <table:table-cell office:value-type="string" calcext:value-type="string">
            <text:p>17:50:43</text:p>
          </table:table-cell>
          <table:table-cell office:value-type="float" office:value="558798" calcext:value-type="float">
            <text:p>558798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5afb2a5a5b8d70558f926302e620c5d87f5337f7ce541494be112bc7bacac393</text:p>
          </table:table-cell>
          <table:table-cell office:value-type="float" office:value="144" calcext:value-type="float">
            <text:p>144</text:p>
          </table:table-cell>
          <table:table-cell office:value-type="float" office:value="161" calcext:value-type="float">
            <text:p>161</text:p>
          </table:table-cell>
          <table:table-cell/>
          <table:table-cell table:formula="of:=FLOOR([.A625];60*60*24)" office:value-type="float" office:value="1547596800" calcext:value-type="float">
            <text:p>1547596800</text:p>
          </table:table-cell>
          <table:table-cell table:number-columns-repeated="3"/>
        </table:table-row>
        <table:table-row table:style-name="ro1">
          <table:table-cell office:value-type="float" office:value="1547661705" calcext:value-type="float">
            <text:p>1547661705</text:p>
          </table:table-cell>
          <table:table-cell office:value-type="string" calcext:value-type="string">
            <text:p>2019-01-16</text:p>
          </table:table-cell>
          <table:table-cell office:value-type="string" calcext:value-type="string">
            <text:p>18:01:45</text:p>
          </table:table-cell>
          <table:table-cell office:value-type="float" office:value="558800" calcext:value-type="float">
            <text:p>558800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f345d9d376e3f3d4f32091e4169f4cccb3aba99b4d878c64fbea8ae3ed302b54</text:p>
          </table:table-cell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/>
          <table:table-cell table:formula="of:=FLOOR([.A626];60*60*24)" office:value-type="float" office:value="1547596800" calcext:value-type="float">
            <text:p>1547596800</text:p>
          </table:table-cell>
          <table:table-cell table:number-columns-repeated="3"/>
        </table:table-row>
        <table:table-row table:style-name="ro1">
          <table:table-cell office:value-type="float" office:value="1547661043" calcext:value-type="float">
            <text:p>1547661043</text:p>
          </table:table-cell>
          <table:table-cell office:value-type="string" calcext:value-type="string">
            <text:p>2019-01-16</text:p>
          </table:table-cell>
          <table:table-cell office:value-type="string" calcext:value-type="string">
            <text:p>17:50:43</text:p>
          </table:table-cell>
          <table:table-cell office:value-type="float" office:value="558798" calcext:value-type="float">
            <text:p>558798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547e120e2894a0ebc733858799cf735fe276f13320ecf4a61d4c7c024f719007</text:p>
          </table:table-cell>
          <table:table-cell office:value-type="float" office:value="144" calcext:value-type="float">
            <text:p>144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FLOOR([.A627];60*60*24)" office:value-type="float" office:value="1547596800" calcext:value-type="float">
            <text:p>1547596800</text:p>
          </table:table-cell>
          <table:table-cell table:number-columns-repeated="3"/>
        </table:table-row>
        <table:table-row table:style-name="ro1">
          <table:table-cell office:value-type="float" office:value="1547661798" calcext:value-type="float">
            <text:p>1547661798</text:p>
          </table:table-cell>
          <table:table-cell office:value-type="string" calcext:value-type="string">
            <text:p>2019-01-16</text:p>
          </table:table-cell>
          <table:table-cell office:value-type="string" calcext:value-type="string">
            <text:p>18:03:18</text:p>
          </table:table-cell>
          <table:table-cell office:value-type="float" office:value="558802" calcext:value-type="float">
            <text:p>558802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95cbe6b27e970316714223b4cea544db47606352a3592db7f04e9c38519e250c</text:p>
          </table:table-cell>
          <table:table-cell office:value-type="float" office:value="144" calcext:value-type="float">
            <text:p>144</text:p>
          </table:table-cell>
          <table:table-cell office:value-type="float" office:value="166" calcext:value-type="float">
            <text:p>166</text:p>
          </table:table-cell>
          <table:table-cell/>
          <table:table-cell table:formula="of:=FLOOR([.A628];60*60*24)" office:value-type="float" office:value="1547596800" calcext:value-type="float">
            <text:p>1547596800</text:p>
          </table:table-cell>
          <table:table-cell table:number-columns-repeated="3"/>
        </table:table-row>
        <table:table-row table:style-name="ro1">
          <table:table-cell office:value-type="float" office:value="1547661798" calcext:value-type="float">
            <text:p>1547661798</text:p>
          </table:table-cell>
          <table:table-cell office:value-type="string" calcext:value-type="string">
            <text:p>2019-01-16</text:p>
          </table:table-cell>
          <table:table-cell office:value-type="string" calcext:value-type="string">
            <text:p>18:03:18</text:p>
          </table:table-cell>
          <table:table-cell office:value-type="float" office:value="558802" calcext:value-type="float">
            <text:p>558802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dd002464be2f356953618a314a6f141e8980121ed8499673f88f669dfe780049</text:p>
          </table:table-cell>
          <table:table-cell office:value-type="float" office:value="144" calcext:value-type="float">
            <text:p>144</text:p>
          </table:table-cell>
          <table:table-cell office:value-type="float" office:value="166" calcext:value-type="float">
            <text:p>166</text:p>
          </table:table-cell>
          <table:table-cell/>
          <table:table-cell table:formula="of:=FLOOR([.A629];60*60*24)" office:value-type="float" office:value="1547596800" calcext:value-type="float">
            <text:p>1547596800</text:p>
          </table:table-cell>
          <table:table-cell table:number-columns-repeated="3"/>
        </table:table-row>
        <table:table-row table:style-name="ro1">
          <table:table-cell office:value-type="float" office:value="1547665360" calcext:value-type="float">
            <text:p>1547665360</text:p>
          </table:table-cell>
          <table:table-cell office:value-type="string" calcext:value-type="string">
            <text:p>2019-01-16</text:p>
          </table:table-cell>
          <table:table-cell office:value-type="string" calcext:value-type="string">
            <text:p>19:02:40</text:p>
          </table:table-cell>
          <table:table-cell office:value-type="float" office:value="558806" calcext:value-type="float">
            <text:p>558806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e8e6f1083c9ef7f83ab7ba4a1559ec418904e7420ada7b86f5148b799a838e30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630];60*60*24)" office:value-type="float" office:value="1547596800" calcext:value-type="float">
            <text:p>1547596800</text:p>
          </table:table-cell>
          <table:table-cell table:number-columns-repeated="3"/>
        </table:table-row>
        <table:table-row table:style-name="ro1">
          <table:table-cell office:value-type="float" office:value="1547661798" calcext:value-type="float">
            <text:p>1547661798</text:p>
          </table:table-cell>
          <table:table-cell office:value-type="string" calcext:value-type="string">
            <text:p>2019-01-16</text:p>
          </table:table-cell>
          <table:table-cell office:value-type="string" calcext:value-type="string">
            <text:p>18:03:18</text:p>
          </table:table-cell>
          <table:table-cell office:value-type="float" office:value="558802" calcext:value-type="float">
            <text:p>558802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4de3fad1e67a2aa8255ae9277bf4f62a617e02d61a14321869d3f72b331f484c</text:p>
          </table:table-cell>
          <table:table-cell office:value-type="float" office:value="144" calcext:value-type="float">
            <text:p>144</text:p>
          </table:table-cell>
          <table:table-cell office:value-type="float" office:value="494" calcext:value-type="float">
            <text:p>494</text:p>
          </table:table-cell>
          <table:table-cell/>
          <table:table-cell table:formula="of:=FLOOR([.A631];60*60*24)" office:value-type="float" office:value="1547596800" calcext:value-type="float">
            <text:p>1547596800</text:p>
          </table:table-cell>
          <table:table-cell table:number-columns-repeated="3"/>
        </table:table-row>
        <table:table-row table:style-name="ro1">
          <table:table-cell office:value-type="float" office:value="1547665360" calcext:value-type="float">
            <text:p>1547665360</text:p>
          </table:table-cell>
          <table:table-cell office:value-type="string" calcext:value-type="string">
            <text:p>2019-01-16</text:p>
          </table:table-cell>
          <table:table-cell office:value-type="string" calcext:value-type="string">
            <text:p>19:02:40</text:p>
          </table:table-cell>
          <table:table-cell office:value-type="float" office:value="558806" calcext:value-type="float">
            <text:p>558806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c31cfc3ceb6ba7c91b11649773d24e3c5af41929e0f4d85d1e970ce12e367813</text:p>
          </table:table-cell>
          <table:table-cell office:value-type="float" office:value="144" calcext:value-type="float">
            <text:p>144</text:p>
          </table:table-cell>
          <table:table-cell office:value-type="float" office:value="147" calcext:value-type="float">
            <text:p>147</text:p>
          </table:table-cell>
          <table:table-cell/>
          <table:table-cell table:formula="of:=FLOOR([.A632];60*60*24)" office:value-type="float" office:value="1547596800" calcext:value-type="float">
            <text:p>1547596800</text:p>
          </table:table-cell>
          <table:table-cell table:number-columns-repeated="3"/>
        </table:table-row>
        <table:table-row table:style-name="ro1">
          <table:table-cell office:value-type="float" office:value="1547661798" calcext:value-type="float">
            <text:p>1547661798</text:p>
          </table:table-cell>
          <table:table-cell office:value-type="string" calcext:value-type="string">
            <text:p>2019-01-16</text:p>
          </table:table-cell>
          <table:table-cell office:value-type="string" calcext:value-type="string">
            <text:p>18:03:18</text:p>
          </table:table-cell>
          <table:table-cell office:value-type="float" office:value="558802" calcext:value-type="float">
            <text:p>558802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9b4e28c1c06bc954b0a1e8d38eda43bd8875fec8383013576498faa033f21371</text:p>
          </table:table-cell>
          <table:table-cell office:value-type="float" office:value="144" calcext:value-type="float">
            <text:p>144</text:p>
          </table:table-cell>
          <table:table-cell office:value-type="float" office:value="166" calcext:value-type="float">
            <text:p>166</text:p>
          </table:table-cell>
          <table:table-cell/>
          <table:table-cell table:formula="of:=FLOOR([.A633];60*60*24)" office:value-type="float" office:value="1547596800" calcext:value-type="float">
            <text:p>1547596800</text:p>
          </table:table-cell>
          <table:table-cell table:number-columns-repeated="3"/>
        </table:table-row>
        <table:table-row table:style-name="ro1">
          <table:table-cell office:value-type="float" office:value="1547667114" calcext:value-type="float">
            <text:p>1547667114</text:p>
          </table:table-cell>
          <table:table-cell office:value-type="string" calcext:value-type="string">
            <text:p>2019-01-16</text:p>
          </table:table-cell>
          <table:table-cell office:value-type="string" calcext:value-type="string">
            <text:p>19:31:54</text:p>
          </table:table-cell>
          <table:table-cell office:value-type="float" office:value="558808" calcext:value-type="float">
            <text:p>558808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b98c592d75f05f47fad4c0c2e3ff119c216efce5731b6b2762131023a39ad835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634];60*60*24)" office:value-type="float" office:value="1547596800" calcext:value-type="float">
            <text:p>1547596800</text:p>
          </table:table-cell>
          <table:table-cell table:number-columns-repeated="3"/>
        </table:table-row>
        <table:table-row table:style-name="ro1">
          <table:table-cell office:value-type="float" office:value="1547667114" calcext:value-type="float">
            <text:p>1547667114</text:p>
          </table:table-cell>
          <table:table-cell office:value-type="string" calcext:value-type="string">
            <text:p>2019-01-16</text:p>
          </table:table-cell>
          <table:table-cell office:value-type="string" calcext:value-type="string">
            <text:p>19:31:54</text:p>
          </table:table-cell>
          <table:table-cell office:value-type="float" office:value="558808" calcext:value-type="float">
            <text:p>558808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fa4ccbd128493e3417c5c26f3ce611e2521fd4afb9ccc12ce5dbb24701175345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635];60*60*24)" office:value-type="float" office:value="1547596800" calcext:value-type="float">
            <text:p>1547596800</text:p>
          </table:table-cell>
          <table:table-cell table:number-columns-repeated="3"/>
        </table:table-row>
        <table:table-row table:style-name="ro1">
          <table:table-cell office:value-type="float" office:value="1547668667" calcext:value-type="float">
            <text:p>1547668667</text:p>
          </table:table-cell>
          <table:table-cell office:value-type="string" calcext:value-type="string">
            <text:p>2019-01-16</text:p>
          </table:table-cell>
          <table:table-cell office:value-type="string" calcext:value-type="string">
            <text:p>19:57:47</text:p>
          </table:table-cell>
          <table:table-cell office:value-type="float" office:value="558810" calcext:value-type="float">
            <text:p>558810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d6eee483c78a6f51f9c285b4c425d5a703a2773f39b04330f797f6c752d68275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636];60*60*24)" office:value-type="float" office:value="1547596800" calcext:value-type="float">
            <text:p>1547596800</text:p>
          </table:table-cell>
          <table:table-cell table:number-columns-repeated="3"/>
        </table:table-row>
        <table:table-row table:style-name="ro1">
          <table:table-cell office:value-type="float" office:value="1547662120" calcext:value-type="float">
            <text:p>1547662120</text:p>
          </table:table-cell>
          <table:table-cell office:value-type="string" calcext:value-type="string">
            <text:p>2019-01-16</text:p>
          </table:table-cell>
          <table:table-cell office:value-type="string" calcext:value-type="string">
            <text:p>18:08:40</text:p>
          </table:table-cell>
          <table:table-cell office:value-type="float" office:value="558803" calcext:value-type="float">
            <text:p>558803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a154cabc698032e47de508070b70db462e29788f41bfc88a60fb7dc4137fe7c2</text:p>
          </table:table-cell>
          <table:table-cell office:value-type="float" office:value="144" calcext:value-type="float">
            <text:p>144</text:p>
          </table:table-cell>
          <table:table-cell office:value-type="float" office:value="177" calcext:value-type="float">
            <text:p>177</text:p>
          </table:table-cell>
          <table:table-cell/>
          <table:table-cell table:formula="of:=FLOOR([.A637];60*60*24)" office:value-type="float" office:value="1547596800" calcext:value-type="float">
            <text:p>1547596800</text:p>
          </table:table-cell>
          <table:table-cell table:number-columns-repeated="3"/>
        </table:table-row>
        <table:table-row table:style-name="ro1">
          <table:table-cell office:value-type="float" office:value="1547662120" calcext:value-type="float">
            <text:p>1547662120</text:p>
          </table:table-cell>
          <table:table-cell office:value-type="string" calcext:value-type="string">
            <text:p>2019-01-16</text:p>
          </table:table-cell>
          <table:table-cell office:value-type="string" calcext:value-type="string">
            <text:p>18:08:40</text:p>
          </table:table-cell>
          <table:table-cell office:value-type="float" office:value="558803" calcext:value-type="float">
            <text:p>558803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c33a8ceee08559f17b387ae1c23e1cd4f3ab90648222f040bf54dfe31d921bd2</text:p>
          </table:table-cell>
          <table:table-cell office:value-type="float" office:value="144" calcext:value-type="float">
            <text:p>144</text:p>
          </table:table-cell>
          <table:table-cell office:value-type="float" office:value="177" calcext:value-type="float">
            <text:p>177</text:p>
          </table:table-cell>
          <table:table-cell/>
          <table:table-cell table:formula="of:=FLOOR([.A638];60*60*24)" office:value-type="float" office:value="1547596800" calcext:value-type="float">
            <text:p>1547596800</text:p>
          </table:table-cell>
          <table:table-cell table:number-columns-repeated="3"/>
        </table:table-row>
        <table:table-row table:style-name="ro1">
          <table:table-cell office:value-type="float" office:value="1547669565" calcext:value-type="float">
            <text:p>1547669565</text:p>
          </table:table-cell>
          <table:table-cell office:value-type="string" calcext:value-type="string">
            <text:p>2019-01-16</text:p>
          </table:table-cell>
          <table:table-cell office:value-type="string" calcext:value-type="string">
            <text:p>20:12:45</text:p>
          </table:table-cell>
          <table:table-cell office:value-type="float" office:value="558811" calcext:value-type="float">
            <text:p>558811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126c3f35d54dbfaafb1d820de08c68963937e4e0c9583ab1c233c9589306c184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639];60*60*24)" office:value-type="float" office:value="1547596800" calcext:value-type="float">
            <text:p>1547596800</text:p>
          </table:table-cell>
          <table:table-cell table:number-columns-repeated="3"/>
        </table:table-row>
        <table:table-row table:style-name="ro1">
          <table:table-cell office:value-type="float" office:value="1547671295" calcext:value-type="float">
            <text:p>1547671295</text:p>
          </table:table-cell>
          <table:table-cell office:value-type="string" calcext:value-type="string">
            <text:p>2019-01-16</text:p>
          </table:table-cell>
          <table:table-cell office:value-type="string" calcext:value-type="string">
            <text:p>20:41:35</text:p>
          </table:table-cell>
          <table:table-cell office:value-type="float" office:value="558817" calcext:value-type="float">
            <text:p>558817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6a9c0e1ad5d2686eb32fa92adefd698ccd377df9c8f2325bc6cc88bf9f7b1343</text:p>
          </table:table-cell>
          <table:table-cell office:value-type="float" office:value="264" calcext:value-type="float">
            <text:p>264</text:p>
          </table:table-cell>
          <table:table-cell office:value-type="float" office:value="265" calcext:value-type="float">
            <text:p>265</text:p>
          </table:table-cell>
          <table:table-cell/>
          <table:table-cell table:formula="of:=FLOOR([.A640];60*60*24)" office:value-type="float" office:value="1547596800" calcext:value-type="float">
            <text:p>1547596800</text:p>
          </table:table-cell>
          <table:table-cell table:number-columns-repeated="3"/>
        </table:table-row>
        <table:table-row table:style-name="ro1">
          <table:table-cell office:value-type="float" office:value="1547669565" calcext:value-type="float">
            <text:p>1547669565</text:p>
          </table:table-cell>
          <table:table-cell office:value-type="string" calcext:value-type="string">
            <text:p>2019-01-16</text:p>
          </table:table-cell>
          <table:table-cell office:value-type="string" calcext:value-type="string">
            <text:p>20:12:45</text:p>
          </table:table-cell>
          <table:table-cell office:value-type="float" office:value="558811" calcext:value-type="float">
            <text:p>558811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c10521ed6cb7036cd203a3d116691676117877d7872ec424574c85b679d0ecb8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641];60*60*24)" office:value-type="float" office:value="1547596800" calcext:value-type="float">
            <text:p>1547596800</text:p>
          </table:table-cell>
          <table:table-cell table:number-columns-repeated="3"/>
        </table:table-row>
        <table:table-row table:style-name="ro1">
          <table:table-cell office:value-type="float" office:value="1547670383" calcext:value-type="float">
            <text:p>1547670383</text:p>
          </table:table-cell>
          <table:table-cell office:value-type="string" calcext:value-type="string">
            <text:p>2019-01-16</text:p>
          </table:table-cell>
          <table:table-cell office:value-type="string" calcext:value-type="string">
            <text:p>20:26:23</text:p>
          </table:table-cell>
          <table:table-cell office:value-type="float" office:value="558813" calcext:value-type="float">
            <text:p>558813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c27d61faed2e5747e37363e2032f4dae8b000292864ee37b004f8eb2b611578a</text:p>
          </table:table-cell>
          <table:table-cell office:value-type="float" office:value="144" calcext:value-type="float">
            <text:p>144</text:p>
          </table:table-cell>
          <table:table-cell office:value-type="float" office:value="167" calcext:value-type="float">
            <text:p>167</text:p>
          </table:table-cell>
          <table:table-cell/>
          <table:table-cell table:formula="of:=FLOOR([.A642];60*60*24)" office:value-type="float" office:value="1547596800" calcext:value-type="float">
            <text:p>1547596800</text:p>
          </table:table-cell>
          <table:table-cell table:number-columns-repeated="3"/>
        </table:table-row>
        <table:table-row table:style-name="ro1">
          <table:table-cell office:value-type="float" office:value="1547671145" calcext:value-type="float">
            <text:p>1547671145</text:p>
          </table:table-cell>
          <table:table-cell office:value-type="string" calcext:value-type="string">
            <text:p>2019-01-16</text:p>
          </table:table-cell>
          <table:table-cell office:value-type="string" calcext:value-type="string">
            <text:p>20:39:05</text:p>
          </table:table-cell>
          <table:table-cell office:value-type="float" office:value="558816" calcext:value-type="float">
            <text:p>558816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2da02ed20170d5812aba96874fa81382098ba63226aa2838707ac2f02036f1a8</text:p>
          </table:table-cell>
          <table:table-cell office:value-type="float" office:value="324" calcext:value-type="float">
            <text:p>324</text:p>
          </table:table-cell>
          <table:table-cell office:value-type="float" office:value="357" calcext:value-type="float">
            <text:p>357</text:p>
          </table:table-cell>
          <table:table-cell/>
          <table:table-cell table:formula="of:=FLOOR([.A643];60*60*24)" office:value-type="float" office:value="1547596800" calcext:value-type="float">
            <text:p>1547596800</text:p>
          </table:table-cell>
          <table:table-cell table:number-columns-repeated="3"/>
        </table:table-row>
        <table:table-row table:style-name="ro1">
          <table:table-cell office:value-type="float" office:value="1547670644" calcext:value-type="float">
            <text:p>1547670644</text:p>
          </table:table-cell>
          <table:table-cell office:value-type="string" calcext:value-type="string">
            <text:p>2019-01-16</text:p>
          </table:table-cell>
          <table:table-cell office:value-type="string" calcext:value-type="string">
            <text:p>20:30:44</text:p>
          </table:table-cell>
          <table:table-cell office:value-type="float" office:value="558814" calcext:value-type="float">
            <text:p>558814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10b0d785f585b98a8c764c2a8a63b8aae8a216ad4ce4ea476e4873a076060b2f</text:p>
          </table:table-cell>
          <table:table-cell office:value-type="float" office:value="144" calcext:value-type="float">
            <text:p>144</text:p>
          </table:table-cell>
          <table:table-cell office:value-type="float" office:value="1451" calcext:value-type="float">
            <text:p>1451</text:p>
          </table:table-cell>
          <table:table-cell/>
          <table:table-cell table:formula="of:=FLOOR([.A644];60*60*24)" office:value-type="float" office:value="1547596800" calcext:value-type="float">
            <text:p>1547596800</text:p>
          </table:table-cell>
          <table:table-cell table:number-columns-repeated="3"/>
        </table:table-row>
        <table:table-row table:style-name="ro1">
          <table:table-cell office:value-type="float" office:value="1547673691" calcext:value-type="float">
            <text:p>1547673691</text:p>
          </table:table-cell>
          <table:table-cell office:value-type="string" calcext:value-type="string">
            <text:p>2019-01-16</text:p>
          </table:table-cell>
          <table:table-cell office:value-type="string" calcext:value-type="string">
            <text:p>21:21:31</text:p>
          </table:table-cell>
          <table:table-cell office:value-type="float" office:value="558821" calcext:value-type="float">
            <text:p>558821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82f721a9c3fd8c50e5e6a761dd439d134c190fb8dec3bb3a47f8200ddf002654</text:p>
          </table:table-cell>
          <table:table-cell office:value-type="float" office:value="144" calcext:value-type="float">
            <text:p>144</text:p>
          </table:table-cell>
          <table:table-cell office:value-type="float" office:value="305" calcext:value-type="float">
            <text:p>305</text:p>
          </table:table-cell>
          <table:table-cell/>
          <table:table-cell table:formula="of:=FLOOR([.A645];60*60*24)" office:value-type="float" office:value="1547596800" calcext:value-type="float">
            <text:p>1547596800</text:p>
          </table:table-cell>
          <table:table-cell table:number-columns-repeated="3"/>
        </table:table-row>
        <table:table-row table:style-name="ro1">
          <table:table-cell office:value-type="float" office:value="1547671145" calcext:value-type="float">
            <text:p>1547671145</text:p>
          </table:table-cell>
          <table:table-cell office:value-type="string" calcext:value-type="string">
            <text:p>2019-01-16</text:p>
          </table:table-cell>
          <table:table-cell office:value-type="string" calcext:value-type="string">
            <text:p>20:39:05</text:p>
          </table:table-cell>
          <table:table-cell office:value-type="float" office:value="558816" calcext:value-type="float">
            <text:p>558816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b42b9041f58f8ea7663752f4c0bf7d21667aec4ff4cfe5ab050bf8508d571971</text:p>
          </table:table-cell>
          <table:table-cell office:value-type="float" office:value="144" calcext:value-type="float">
            <text:p>144</text:p>
          </table:table-cell>
          <table:table-cell office:value-type="float" office:value="159" calcext:value-type="float">
            <text:p>159</text:p>
          </table:table-cell>
          <table:table-cell/>
          <table:table-cell table:formula="of:=FLOOR([.A646];60*60*24)" office:value-type="float" office:value="1547596800" calcext:value-type="float">
            <text:p>1547596800</text:p>
          </table:table-cell>
          <table:table-cell table:number-columns-repeated="3"/>
        </table:table-row>
        <table:table-row table:style-name="ro1">
          <table:table-cell office:value-type="float" office:value="1547673691" calcext:value-type="float">
            <text:p>1547673691</text:p>
          </table:table-cell>
          <table:table-cell office:value-type="string" calcext:value-type="string">
            <text:p>2019-01-16</text:p>
          </table:table-cell>
          <table:table-cell office:value-type="string" calcext:value-type="string">
            <text:p>21:21:31</text:p>
          </table:table-cell>
          <table:table-cell office:value-type="float" office:value="558821" calcext:value-type="float">
            <text:p>558821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e8c68642b8a1bbfa20434c6b05c5fdbb29922318a9efa04e5d6d37461002084b</text:p>
          </table:table-cell>
          <table:table-cell office:value-type="float" office:value="144" calcext:value-type="float">
            <text:p>144</text:p>
          </table:table-cell>
          <table:table-cell office:value-type="float" office:value="305" calcext:value-type="float">
            <text:p>305</text:p>
          </table:table-cell>
          <table:table-cell/>
          <table:table-cell table:formula="of:=FLOOR([.A647];60*60*24)" office:value-type="float" office:value="1547596800" calcext:value-type="float">
            <text:p>1547596800</text:p>
          </table:table-cell>
          <table:table-cell table:number-columns-repeated="3"/>
        </table:table-row>
        <table:table-row table:style-name="ro1">
          <table:table-cell office:value-type="float" office:value="1547669565" calcext:value-type="float">
            <text:p>1547669565</text:p>
          </table:table-cell>
          <table:table-cell office:value-type="string" calcext:value-type="string">
            <text:p>2019-01-16</text:p>
          </table:table-cell>
          <table:table-cell office:value-type="string" calcext:value-type="string">
            <text:p>20:12:45</text:p>
          </table:table-cell>
          <table:table-cell office:value-type="float" office:value="558811" calcext:value-type="float">
            <text:p>558811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a7364b3c6c012890451e674a982733930c6c4b7a8b0fbd59966c7c6fadb93f76</text:p>
          </table:table-cell>
          <table:table-cell office:value-type="float" office:value="144" calcext:value-type="float">
            <text:p>144</text:p>
          </table:table-cell>
          <table:table-cell office:value-type="float" office:value="174" calcext:value-type="float">
            <text:p>174</text:p>
          </table:table-cell>
          <table:table-cell/>
          <table:table-cell table:formula="of:=FLOOR([.A648];60*60*24)" office:value-type="float" office:value="1547596800" calcext:value-type="float">
            <text:p>1547596800</text:p>
          </table:table-cell>
          <table:table-cell table:number-columns-repeated="3"/>
        </table:table-row>
        <table:table-row table:style-name="ro1">
          <table:table-cell office:value-type="float" office:value="1547676734" calcext:value-type="float">
            <text:p>1547676734</text:p>
          </table:table-cell>
          <table:table-cell office:value-type="string" calcext:value-type="string">
            <text:p>2019-01-16</text:p>
          </table:table-cell>
          <table:table-cell office:value-type="string" calcext:value-type="string">
            <text:p>22:12:14</text:p>
          </table:table-cell>
          <table:table-cell office:value-type="float" office:value="558822" calcext:value-type="float">
            <text:p>558822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1e459bac08648a698db0f2c47cc86a0857fbdf8104f54224080516fe97a5d4eb</text:p>
          </table:table-cell>
          <table:table-cell office:value-type="float" office:value="1440" calcext:value-type="float">
            <text:p>1440</text:p>
          </table:table-cell>
          <table:table-cell office:value-type="float" office:value="0" calcext:value-type="float">
            <text:p>0</text:p>
          </table:table-cell>
          <table:table-cell/>
          <table:table-cell table:formula="of:=FLOOR([.A649];60*60*24)" office:value-type="float" office:value="1547596800" calcext:value-type="float">
            <text:p>1547596800</text:p>
          </table:table-cell>
          <table:table-cell table:number-columns-repeated="3"/>
        </table:table-row>
        <table:table-row table:style-name="ro1">
          <table:table-cell office:value-type="float" office:value="1547678594" calcext:value-type="float">
            <text:p>1547678594</text:p>
          </table:table-cell>
          <table:table-cell office:value-type="string" calcext:value-type="string">
            <text:p>2019-01-16</text:p>
          </table:table-cell>
          <table:table-cell office:value-type="string" calcext:value-type="string">
            <text:p>22:43:14</text:p>
          </table:table-cell>
          <table:table-cell office:value-type="float" office:value="558827" calcext:value-type="float">
            <text:p>558827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96a0159f2082d758484d58e9f6b9c45215e041ac0abb581b140631982e7e90b5</text:p>
          </table:table-cell>
          <table:table-cell office:value-type="float" office:value="144" calcext:value-type="float">
            <text:p>144</text:p>
          </table:table-cell>
          <table:table-cell office:value-type="float" office:value="830" calcext:value-type="float">
            <text:p>830</text:p>
          </table:table-cell>
          <table:table-cell/>
          <table:table-cell table:formula="of:=FLOOR([.A650];60*60*24)" office:value-type="float" office:value="1547596800" calcext:value-type="float">
            <text:p>1547596800</text:p>
          </table:table-cell>
          <table:table-cell table:number-columns-repeated="3"/>
        </table:table-row>
        <table:table-row table:style-name="ro1">
          <table:table-cell office:value-type="float" office:value="1547678308" calcext:value-type="float">
            <text:p>1547678308</text:p>
          </table:table-cell>
          <table:table-cell office:value-type="string" calcext:value-type="string">
            <text:p>2019-01-16</text:p>
          </table:table-cell>
          <table:table-cell office:value-type="string" calcext:value-type="string">
            <text:p>22:38:28</text:p>
          </table:table-cell>
          <table:table-cell office:value-type="float" office:value="558825" calcext:value-type="float">
            <text:p>558825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a627ef713b5a13dcd03d18b1c1e282febb0e106ee5b60356ff7b2405402017d4</text:p>
          </table:table-cell>
          <table:table-cell office:value-type="float" office:value="144" calcext:value-type="float">
            <text:p>144</text:p>
          </table:table-cell>
          <table:table-cell office:value-type="float" office:value="147" calcext:value-type="float">
            <text:p>147</text:p>
          </table:table-cell>
          <table:table-cell/>
          <table:table-cell table:formula="of:=FLOOR([.A651];60*60*24)" office:value-type="float" office:value="1547596800" calcext:value-type="float">
            <text:p>1547596800</text:p>
          </table:table-cell>
          <table:table-cell table:number-columns-repeated="3"/>
        </table:table-row>
        <table:table-row table:style-name="ro1">
          <table:table-cell office:value-type="float" office:value="1547680375" calcext:value-type="float">
            <text:p>1547680375</text:p>
          </table:table-cell>
          <table:table-cell office:value-type="string" calcext:value-type="string">
            <text:p>2019-01-16</text:p>
          </table:table-cell>
          <table:table-cell office:value-type="string" calcext:value-type="string">
            <text:p>23:12:55</text:p>
          </table:table-cell>
          <table:table-cell office:value-type="float" office:value="558829" calcext:value-type="float">
            <text:p>558829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f90182318fd2783b2e270b7c877860212bb8c930bdf70294ed0d502949777855</text:p>
          </table:table-cell>
          <table:table-cell office:value-type="float" office:value="144" calcext:value-type="float">
            <text:p>144</text:p>
          </table:table-cell>
          <table:table-cell office:value-type="float" office:value="158" calcext:value-type="float">
            <text:p>158</text:p>
          </table:table-cell>
          <table:table-cell/>
          <table:table-cell table:formula="of:=FLOOR([.A652];60*60*24)" office:value-type="float" office:value="1547596800" calcext:value-type="float">
            <text:p>1547596800</text:p>
          </table:table-cell>
          <table:table-cell table:number-columns-repeated="3"/>
        </table:table-row>
        <table:table-row table:style-name="ro1">
          <table:table-cell office:value-type="float" office:value="1547678049" calcext:value-type="float">
            <text:p>1547678049</text:p>
          </table:table-cell>
          <table:table-cell office:value-type="string" calcext:value-type="string">
            <text:p>2019-01-16</text:p>
          </table:table-cell>
          <table:table-cell office:value-type="string" calcext:value-type="string">
            <text:p>22:34:09</text:p>
          </table:table-cell>
          <table:table-cell office:value-type="float" office:value="558824" calcext:value-type="float">
            <text:p>558824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8264c3d6781a85bd07f0a6f8bb31042c3c489f2f49e02b519e1682c0345e020d</text:p>
          </table:table-cell>
          <table:table-cell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  <table:table-cell/>
          <table:table-cell table:formula="of:=FLOOR([.A653];60*60*24)" office:value-type="float" office:value="1547596800" calcext:value-type="float">
            <text:p>1547596800</text:p>
          </table:table-cell>
          <table:table-cell table:number-columns-repeated="3"/>
        </table:table-row>
        <table:table-row table:style-name="ro1">
          <table:table-cell office:value-type="float" office:value="1547684799" calcext:value-type="float">
            <text:p>1547684799</text:p>
          </table:table-cell>
          <table:table-cell office:value-type="string" calcext:value-type="string">
            <text:p>2019-01-17</text:p>
          </table:table-cell>
          <table:table-cell office:value-type="string" calcext:value-type="string">
            <text:p>00:26:39</text:p>
          </table:table-cell>
          <table:table-cell office:value-type="float" office:value="558839" calcext:value-type="float">
            <text:p>558839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3bb861143f9574383081d51920940e4017411c9358cd1104cddee587c6c66d96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654];60*60*24)" office:value-type="float" office:value="1547683200" calcext:value-type="float">
            <text:p>1547683200</text:p>
          </table:table-cell>
          <table:table-cell table:number-columns-repeated="3"/>
        </table:table-row>
        <table:table-row table:style-name="ro1">
          <table:table-cell office:value-type="float" office:value="1547684799" calcext:value-type="float">
            <text:p>1547684799</text:p>
          </table:table-cell>
          <table:table-cell office:value-type="string" calcext:value-type="string">
            <text:p>2019-01-17</text:p>
          </table:table-cell>
          <table:table-cell office:value-type="string" calcext:value-type="string">
            <text:p>00:26:39</text:p>
          </table:table-cell>
          <table:table-cell office:value-type="float" office:value="558839" calcext:value-type="float">
            <text:p>558839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9c1de8d0bef4d134da19f260d9e266b5d5a18459da2bfec6f2aa93435c2da5cd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/>
          <table:table-cell table:formula="of:=FLOOR([.A655];60*60*24)" office:value-type="float" office:value="1547683200" calcext:value-type="float">
            <text:p>1547683200</text:p>
          </table:table-cell>
          <table:table-cell table:number-columns-repeated="3"/>
        </table:table-row>
        <table:table-row table:style-name="ro1">
          <table:table-cell office:value-type="float" office:value="1547684799" calcext:value-type="float">
            <text:p>1547684799</text:p>
          </table:table-cell>
          <table:table-cell office:value-type="string" calcext:value-type="string">
            <text:p>2019-01-17</text:p>
          </table:table-cell>
          <table:table-cell office:value-type="string" calcext:value-type="string">
            <text:p>00:26:39</text:p>
          </table:table-cell>
          <table:table-cell office:value-type="float" office:value="558839" calcext:value-type="float">
            <text:p>558839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8544fa4c98dd99c1605a3996e629c215ec258850bade86b64e683a6473fbd00f</text:p>
          </table:table-cell>
          <table:table-cell table:number-columns-repeated="2" office:value-type="float" office:value="144" calcext:value-type="float">
            <text:p>144</text:p>
          </table:table-cell>
          <table:table-cell/>
          <table:table-cell table:formula="of:=FLOOR([.A656];60*60*24)" office:value-type="float" office:value="1547683200" calcext:value-type="float">
            <text:p>1547683200</text:p>
          </table:table-cell>
          <table:table-cell table:number-columns-repeated="3"/>
        </table:table-row>
        <table:table-row table:style-name="ro1">
          <table:table-cell office:value-type="float" office:value="1547685348" calcext:value-type="float">
            <text:p>1547685348</text:p>
          </table:table-cell>
          <table:table-cell office:value-type="string" calcext:value-type="string">
            <text:p>2019-01-17</text:p>
          </table:table-cell>
          <table:table-cell office:value-type="string" calcext:value-type="string">
            <text:p>00:35:48</text:p>
          </table:table-cell>
          <table:table-cell office:value-type="float" office:value="558841" calcext:value-type="float">
            <text:p>558841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8fccf3b89bc924b14b792d5cc22970159ae2d668cc5fcf5ad8cba6da28de47d6</text:p>
          </table:table-cell>
          <table:table-cell table:number-columns-repeated="2" office:value-type="float" office:value="144" calcext:value-type="float">
            <text:p>144</text:p>
          </table:table-cell>
          <table:table-cell/>
          <table:table-cell table:formula="of:=FLOOR([.A657];60*60*24)" office:value-type="float" office:value="1547683200" calcext:value-type="float">
            <text:p>1547683200</text:p>
          </table:table-cell>
          <table:table-cell table:number-columns-repeated="3"/>
        </table:table-row>
        <table:table-row table:style-name="ro1">
          <table:table-cell office:value-type="float" office:value="1547683683" calcext:value-type="float">
            <text:p>1547683683</text:p>
          </table:table-cell>
          <table:table-cell office:value-type="string" calcext:value-type="string">
            <text:p>2019-01-17</text:p>
          </table:table-cell>
          <table:table-cell office:value-type="string" calcext:value-type="string">
            <text:p>00:08:03</text:p>
          </table:table-cell>
          <table:table-cell office:value-type="float" office:value="558835" calcext:value-type="float">
            <text:p>558835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24744f81532bdade5fa4c93c3b685b6fdb8c888e480047367514854c72659e8f</text:p>
          </table:table-cell>
          <table:table-cell office:value-type="float" office:value="144" calcext:value-type="float">
            <text:p>144</text:p>
          </table:table-cell>
          <table:table-cell office:value-type="float" office:value="229" calcext:value-type="float">
            <text:p>229</text:p>
          </table:table-cell>
          <table:table-cell/>
          <table:table-cell table:formula="of:=FLOOR([.A658];60*60*24)" office:value-type="float" office:value="1547683200" calcext:value-type="float">
            <text:p>1547683200</text:p>
          </table:table-cell>
          <table:table-cell table:number-columns-repeated="3"/>
        </table:table-row>
        <table:table-row table:style-name="ro1">
          <table:table-cell office:value-type="float" office:value="1547683683" calcext:value-type="float">
            <text:p>1547683683</text:p>
          </table:table-cell>
          <table:table-cell office:value-type="string" calcext:value-type="string">
            <text:p>2019-01-17</text:p>
          </table:table-cell>
          <table:table-cell office:value-type="string" calcext:value-type="string">
            <text:p>00:08:03</text:p>
          </table:table-cell>
          <table:table-cell office:value-type="float" office:value="558835" calcext:value-type="float">
            <text:p>558835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bf2a7e5e013b671df37a8b3b1b18ec313070bd7cc607b5280ef5a160d48e5966</text:p>
          </table:table-cell>
          <table:table-cell office:value-type="float" office:value="180" calcext:value-type="float">
            <text:p>180</text:p>
          </table:table-cell>
          <table:table-cell office:value-type="float" office:value="229" calcext:value-type="float">
            <text:p>229</text:p>
          </table:table-cell>
          <table:table-cell/>
          <table:table-cell table:formula="of:=FLOOR([.A659];60*60*24)" office:value-type="float" office:value="1547683200" calcext:value-type="float">
            <text:p>1547683200</text:p>
          </table:table-cell>
          <table:table-cell table:number-columns-repeated="3"/>
        </table:table-row>
        <table:table-row table:style-name="ro1">
          <table:table-cell office:value-type="float" office:value="1547685742" calcext:value-type="float">
            <text:p>1547685742</text:p>
          </table:table-cell>
          <table:table-cell office:value-type="string" calcext:value-type="string">
            <text:p>2019-01-17</text:p>
          </table:table-cell>
          <table:table-cell office:value-type="string" calcext:value-type="string">
            <text:p>00:42:22</text:p>
          </table:table-cell>
          <table:table-cell office:value-type="float" office:value="558842" calcext:value-type="float">
            <text:p>558842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360ec6ac5dbb7c43d2e26f9158f079a59e0226feb6f0b9c316591f5f6ccb7124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660];60*60*24)" office:value-type="float" office:value="1547683200" calcext:value-type="float">
            <text:p>1547683200</text:p>
          </table:table-cell>
          <table:table-cell table:number-columns-repeated="3"/>
        </table:table-row>
        <table:table-row table:style-name="ro1">
          <table:table-cell office:value-type="float" office:value="1547686980" calcext:value-type="float">
            <text:p>1547686980</text:p>
          </table:table-cell>
          <table:table-cell office:value-type="string" calcext:value-type="string">
            <text:p>2019-01-17</text:p>
          </table:table-cell>
          <table:table-cell office:value-type="string" calcext:value-type="string">
            <text:p>01:03:00</text:p>
          </table:table-cell>
          <table:table-cell office:value-type="float" office:value="558844" calcext:value-type="float">
            <text:p>558844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ca97205f362ba4049417b7b7675bfff588b577fc58ba1fc354809f79e0ca1346</text:p>
          </table:table-cell>
          <table:table-cell table:number-columns-repeated="2" office:value-type="float" office:value="144" calcext:value-type="float">
            <text:p>144</text:p>
          </table:table-cell>
          <table:table-cell/>
          <table:table-cell table:formula="of:=FLOOR([.A661];60*60*24)" office:value-type="float" office:value="1547683200" calcext:value-type="float">
            <text:p>1547683200</text:p>
          </table:table-cell>
          <table:table-cell table:number-columns-repeated="3"/>
        </table:table-row>
        <table:table-row table:style-name="ro1">
          <table:table-cell office:value-type="float" office:value="1547685742" calcext:value-type="float">
            <text:p>1547685742</text:p>
          </table:table-cell>
          <table:table-cell office:value-type="string" calcext:value-type="string">
            <text:p>2019-01-17</text:p>
          </table:table-cell>
          <table:table-cell office:value-type="string" calcext:value-type="string">
            <text:p>00:42:22</text:p>
          </table:table-cell>
          <table:table-cell office:value-type="float" office:value="558842" calcext:value-type="float">
            <text:p>558842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cfa20b1a945b72694b3c8e32bd8e985cf1d5bda263ccfebfd58a94681e6d576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662];60*60*24)" office:value-type="float" office:value="1547683200" calcext:value-type="float">
            <text:p>1547683200</text:p>
          </table:table-cell>
          <table:table-cell table:number-columns-repeated="3"/>
        </table:table-row>
        <table:table-row table:style-name="ro1">
          <table:table-cell office:value-type="float" office:value="1547693627" calcext:value-type="float">
            <text:p>1547693627</text:p>
          </table:table-cell>
          <table:table-cell office:value-type="string" calcext:value-type="string">
            <text:p>2019-01-17</text:p>
          </table:table-cell>
          <table:table-cell office:value-type="string" calcext:value-type="string">
            <text:p>02:53:47</text:p>
          </table:table-cell>
          <table:table-cell office:value-type="float" office:value="558849" calcext:value-type="float">
            <text:p>558849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57f122bc06533a3b5f1ab246426eb71384945c7d8af00fbf3f32a0cd4ff6138b</text:p>
          </table:table-cell>
          <table:table-cell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  <table:table-cell/>
          <table:table-cell table:formula="of:=FLOOR([.A663];60*60*24)" office:value-type="float" office:value="1547683200" calcext:value-type="float">
            <text:p>1547683200</text:p>
          </table:table-cell>
          <table:table-cell table:number-columns-repeated="3"/>
        </table:table-row>
        <table:table-row table:style-name="ro1">
          <table:table-cell office:value-type="float" office:value="1547693627" calcext:value-type="float">
            <text:p>1547693627</text:p>
          </table:table-cell>
          <table:table-cell office:value-type="string" calcext:value-type="string">
            <text:p>2019-01-17</text:p>
          </table:table-cell>
          <table:table-cell office:value-type="string" calcext:value-type="string">
            <text:p>02:53:47</text:p>
          </table:table-cell>
          <table:table-cell office:value-type="float" office:value="558849" calcext:value-type="float">
            <text:p>558849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1834dfcd338c47588c5063d86f3ddc7cb2bc8ac17d1d4e32948ad8292cfd518f</text:p>
          </table:table-cell>
          <table:table-cell office:value-type="float" office:value="144" calcext:value-type="float">
            <text:p>144</text:p>
          </table:table-cell>
          <table:table-cell office:value-type="float" office:value="147" calcext:value-type="float">
            <text:p>147</text:p>
          </table:table-cell>
          <table:table-cell/>
          <table:table-cell table:formula="of:=FLOOR([.A664];60*60*24)" office:value-type="float" office:value="1547683200" calcext:value-type="float">
            <text:p>1547683200</text:p>
          </table:table-cell>
          <table:table-cell table:number-columns-repeated="3"/>
        </table:table-row>
        <table:table-row table:style-name="ro1">
          <table:table-cell office:value-type="float" office:value="1547693627" calcext:value-type="float">
            <text:p>1547693627</text:p>
          </table:table-cell>
          <table:table-cell office:value-type="string" calcext:value-type="string">
            <text:p>2019-01-17</text:p>
          </table:table-cell>
          <table:table-cell office:value-type="string" calcext:value-type="string">
            <text:p>02:53:47</text:p>
          </table:table-cell>
          <table:table-cell office:value-type="float" office:value="558849" calcext:value-type="float">
            <text:p>558849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03ba8cffbc30933ca7c98d032a41023cf629bdc9acc1bf1510cde53c6939a6c8</text:p>
          </table:table-cell>
          <table:table-cell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  <table:table-cell/>
          <table:table-cell table:formula="of:=FLOOR([.A665];60*60*24)" office:value-type="float" office:value="1547683200" calcext:value-type="float">
            <text:p>1547683200</text:p>
          </table:table-cell>
          <table:table-cell table:number-columns-repeated="3"/>
        </table:table-row>
        <table:table-row table:style-name="ro1">
          <table:table-cell office:value-type="float" office:value="1547686481" calcext:value-type="float">
            <text:p>1547686481</text:p>
          </table:table-cell>
          <table:table-cell office:value-type="string" calcext:value-type="string">
            <text:p>2019-01-17</text:p>
          </table:table-cell>
          <table:table-cell office:value-type="string" calcext:value-type="string">
            <text:p>00:54:41</text:p>
          </table:table-cell>
          <table:table-cell office:value-type="float" office:value="558843" calcext:value-type="float">
            <text:p>558843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b75e1d4dc11040ce34c10fe17f5d3f818a7e4be6898390fe300c41210e1c6815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666];60*60*24)" office:value-type="float" office:value="1547683200" calcext:value-type="float">
            <text:p>1547683200</text:p>
          </table:table-cell>
          <table:table-cell table:number-columns-repeated="3"/>
        </table:table-row>
        <table:table-row table:style-name="ro1">
          <table:table-cell office:value-type="float" office:value="1547686481" calcext:value-type="float">
            <text:p>1547686481</text:p>
          </table:table-cell>
          <table:table-cell office:value-type="string" calcext:value-type="string">
            <text:p>2019-01-17</text:p>
          </table:table-cell>
          <table:table-cell office:value-type="string" calcext:value-type="string">
            <text:p>00:54:41</text:p>
          </table:table-cell>
          <table:table-cell office:value-type="float" office:value="558843" calcext:value-type="float">
            <text:p>558843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d213f188afbe9af44b66f4e704822ba67542b6c5d79822b58ad3163a9bafb2b0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667];60*60*24)" office:value-type="float" office:value="1547683200" calcext:value-type="float">
            <text:p>1547683200</text:p>
          </table:table-cell>
          <table:table-cell table:number-columns-repeated="3"/>
        </table:table-row>
        <table:table-row table:style-name="ro1">
          <table:table-cell office:value-type="float" office:value="1547689697" calcext:value-type="float">
            <text:p>1547689697</text:p>
          </table:table-cell>
          <table:table-cell office:value-type="string" calcext:value-type="string">
            <text:p>2019-01-17</text:p>
          </table:table-cell>
          <table:table-cell office:value-type="string" calcext:value-type="string">
            <text:p>01:48:17</text:p>
          </table:table-cell>
          <table:table-cell office:value-type="float" office:value="558846" calcext:value-type="float">
            <text:p>558846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9181ad43519ec36e556ce70309c4f00c8b81f2dac2960be0dd8ffb2f644ed148</text:p>
          </table:table-cell>
          <table:table-cell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  <table:table-cell/>
          <table:table-cell table:formula="of:=FLOOR([.A668];60*60*24)" office:value-type="float" office:value="1547683200" calcext:value-type="float">
            <text:p>1547683200</text:p>
          </table:table-cell>
          <table:table-cell table:number-columns-repeated="3"/>
        </table:table-row>
        <table:table-row table:style-name="ro1">
          <table:table-cell office:value-type="float" office:value="1547693761" calcext:value-type="float">
            <text:p>1547693761</text:p>
          </table:table-cell>
          <table:table-cell office:value-type="string" calcext:value-type="string">
            <text:p>2019-01-17</text:p>
          </table:table-cell>
          <table:table-cell office:value-type="string" calcext:value-type="string">
            <text:p>02:56:01</text:p>
          </table:table-cell>
          <table:table-cell office:value-type="float" office:value="558850" calcext:value-type="float">
            <text:p>558850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723428b3865d9c7fa2c097ff79ca6a957b123ad7edb9d67a48e2da20201e4840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669];60*60*24)" office:value-type="float" office:value="1547683200" calcext:value-type="float">
            <text:p>1547683200</text:p>
          </table:table-cell>
          <table:table-cell table:number-columns-repeated="3"/>
        </table:table-row>
        <table:table-row table:style-name="ro1">
          <table:table-cell office:value-type="float" office:value="1547686481" calcext:value-type="float">
            <text:p>1547686481</text:p>
          </table:table-cell>
          <table:table-cell office:value-type="string" calcext:value-type="string">
            <text:p>2019-01-17</text:p>
          </table:table-cell>
          <table:table-cell office:value-type="string" calcext:value-type="string">
            <text:p>00:54:41</text:p>
          </table:table-cell>
          <table:table-cell office:value-type="float" office:value="558843" calcext:value-type="float">
            <text:p>558843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24b242f19ae2723337e0ac8ceb4139e1b25d2019768c56c3141672ce4b032c12</text:p>
          </table:table-cell>
          <table:table-cell office:value-type="float" office:value="144" calcext:value-type="float">
            <text:p>144</text:p>
          </table:table-cell>
          <table:table-cell office:value-type="float" office:value="173" calcext:value-type="float">
            <text:p>173</text:p>
          </table:table-cell>
          <table:table-cell/>
          <table:table-cell table:formula="of:=FLOOR([.A670];60*60*24)" office:value-type="float" office:value="1547683200" calcext:value-type="float">
            <text:p>1547683200</text:p>
          </table:table-cell>
          <table:table-cell table:number-columns-repeated="3"/>
        </table:table-row>
        <table:table-row table:style-name="ro1">
          <table:table-cell office:value-type="float" office:value="1547686481" calcext:value-type="float">
            <text:p>1547686481</text:p>
          </table:table-cell>
          <table:table-cell office:value-type="string" calcext:value-type="string">
            <text:p>2019-01-17</text:p>
          </table:table-cell>
          <table:table-cell office:value-type="string" calcext:value-type="string">
            <text:p>00:54:41</text:p>
          </table:table-cell>
          <table:table-cell office:value-type="float" office:value="558843" calcext:value-type="float">
            <text:p>558843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24bde0d8314647c2a4f8ce6195770fe7663f7f7a97d2856445d9ef03783d0ad9</text:p>
          </table:table-cell>
          <table:table-cell office:value-type="float" office:value="144" calcext:value-type="float">
            <text:p>144</text:p>
          </table:table-cell>
          <table:table-cell office:value-type="float" office:value="170" calcext:value-type="float">
            <text:p>170</text:p>
          </table:table-cell>
          <table:table-cell/>
          <table:table-cell table:formula="of:=FLOOR([.A671];60*60*24)" office:value-type="float" office:value="1547683200" calcext:value-type="float">
            <text:p>1547683200</text:p>
          </table:table-cell>
          <table:table-cell table:number-columns-repeated="3"/>
        </table:table-row>
        <table:table-row table:style-name="ro1">
          <table:table-cell office:value-type="float" office:value="1547699518" calcext:value-type="float">
            <text:p>1547699518</text:p>
          </table:table-cell>
          <table:table-cell office:value-type="string" calcext:value-type="string">
            <text:p>2019-01-17</text:p>
          </table:table-cell>
          <table:table-cell office:value-type="string" calcext:value-type="string">
            <text:p>04:31:58</text:p>
          </table:table-cell>
          <table:table-cell office:value-type="float" office:value="558858" calcext:value-type="float">
            <text:p>558858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5f3f6f984ba67d53afa33bcb2e45545bd539f0b7b611db06980a174d0fd97760</text:p>
          </table:table-cell>
          <table:table-cell office:value-type="float" office:value="600" calcext:value-type="float">
            <text:p>600</text:p>
          </table:table-cell>
          <table:table-cell office:value-type="float" office:value="828" calcext:value-type="float">
            <text:p>828</text:p>
          </table:table-cell>
          <table:table-cell/>
          <table:table-cell table:formula="of:=FLOOR([.A672];60*60*24)" office:value-type="float" office:value="1547683200" calcext:value-type="float">
            <text:p>1547683200</text:p>
          </table:table-cell>
          <table:table-cell table:number-columns-repeated="3"/>
        </table:table-row>
        <table:table-row table:style-name="ro1">
          <table:table-cell office:value-type="float" office:value="1547699518" calcext:value-type="float">
            <text:p>1547699518</text:p>
          </table:table-cell>
          <table:table-cell office:value-type="string" calcext:value-type="string">
            <text:p>2019-01-17</text:p>
          </table:table-cell>
          <table:table-cell office:value-type="string" calcext:value-type="string">
            <text:p>04:31:58</text:p>
          </table:table-cell>
          <table:table-cell office:value-type="float" office:value="558858" calcext:value-type="float">
            <text:p>558858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cdea4362a65eff0b0d7bc5aa9890788d95be6dad8b8af8ad137a14d7393fc666</text:p>
          </table:table-cell>
          <table:table-cell table:number-columns-repeated="2" office:value-type="float" office:value="144" calcext:value-type="float">
            <text:p>144</text:p>
          </table:table-cell>
          <table:table-cell/>
          <table:table-cell table:formula="of:=FLOOR([.A673];60*60*24)" office:value-type="float" office:value="1547683200" calcext:value-type="float">
            <text:p>1547683200</text:p>
          </table:table-cell>
          <table:table-cell table:number-columns-repeated="3"/>
        </table:table-row>
        <table:table-row table:style-name="ro1">
          <table:table-cell office:value-type="float" office:value="1547696907" calcext:value-type="float">
            <text:p>1547696907</text:p>
          </table:table-cell>
          <table:table-cell office:value-type="string" calcext:value-type="string">
            <text:p>2019-01-17</text:p>
          </table:table-cell>
          <table:table-cell office:value-type="string" calcext:value-type="string">
            <text:p>03:48:27</text:p>
          </table:table-cell>
          <table:table-cell office:value-type="float" office:value="558855" calcext:value-type="float">
            <text:p>558855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9fea35b035e7f56a24068bc6a0dac1373b3a5269a2ba83cfc9bc4688ef0f73f2</text:p>
          </table:table-cell>
          <table:table-cell office:value-type="float" office:value="180" calcext:value-type="float">
            <text:p>180</text:p>
          </table:table-cell>
          <table:table-cell office:value-type="float" office:value="186" calcext:value-type="float">
            <text:p>186</text:p>
          </table:table-cell>
          <table:table-cell/>
          <table:table-cell table:formula="of:=FLOOR([.A674];60*60*24)" office:value-type="float" office:value="1547683200" calcext:value-type="float">
            <text:p>1547683200</text:p>
          </table:table-cell>
          <table:table-cell table:number-columns-repeated="3"/>
        </table:table-row>
        <table:table-row table:style-name="ro1">
          <table:table-cell office:value-type="float" office:value="1547697783" calcext:value-type="float">
            <text:p>1547697783</text:p>
          </table:table-cell>
          <table:table-cell office:value-type="string" calcext:value-type="string">
            <text:p>2019-01-17</text:p>
          </table:table-cell>
          <table:table-cell office:value-type="string" calcext:value-type="string">
            <text:p>04:03:03</text:p>
          </table:table-cell>
          <table:table-cell office:value-type="float" office:value="558856" calcext:value-type="float">
            <text:p>558856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5d74b1c1ebe47260575568a7423f7469ec9780dea518a6ef883cf3ccf07ca405</text:p>
          </table:table-cell>
          <table:table-cell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  <table:table-cell/>
          <table:table-cell table:formula="of:=FLOOR([.A675];60*60*24)" office:value-type="float" office:value="1547683200" calcext:value-type="float">
            <text:p>1547683200</text:p>
          </table:table-cell>
          <table:table-cell table:number-columns-repeated="3"/>
        </table:table-row>
        <table:table-row table:style-name="ro1">
          <table:table-cell office:value-type="float" office:value="1547696767" calcext:value-type="float">
            <text:p>1547696767</text:p>
          </table:table-cell>
          <table:table-cell office:value-type="string" calcext:value-type="string">
            <text:p>2019-01-17</text:p>
          </table:table-cell>
          <table:table-cell office:value-type="string" calcext:value-type="string">
            <text:p>03:46:07</text:p>
          </table:table-cell>
          <table:table-cell office:value-type="float" office:value="558854" calcext:value-type="float">
            <text:p>558854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7afa106cc0307d78a81b00a8de50189a9a7c4a56bb0e2f341785c13a719b328c</text:p>
          </table:table-cell>
          <table:table-cell office:value-type="float" office:value="144" calcext:value-type="float">
            <text:p>144</text:p>
          </table:table-cell>
          <table:table-cell office:value-type="float" office:value="193" calcext:value-type="float">
            <text:p>193</text:p>
          </table:table-cell>
          <table:table-cell/>
          <table:table-cell table:formula="of:=FLOOR([.A676];60*60*24)" office:value-type="float" office:value="1547683200" calcext:value-type="float">
            <text:p>1547683200</text:p>
          </table:table-cell>
          <table:table-cell table:number-columns-repeated="3"/>
        </table:table-row>
        <table:table-row table:style-name="ro1">
          <table:table-cell office:value-type="float" office:value="1547703899" calcext:value-type="float">
            <text:p>1547703899</text:p>
          </table:table-cell>
          <table:table-cell office:value-type="string" calcext:value-type="string">
            <text:p>2019-01-17</text:p>
          </table:table-cell>
          <table:table-cell office:value-type="string" calcext:value-type="string">
            <text:p>05:44:59</text:p>
          </table:table-cell>
          <table:table-cell office:value-type="float" office:value="558863" calcext:value-type="float">
            <text:p>558863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4c6a157bef08748470ebd97016eab3a5e9dcaa42f1fde3ba75f924828bbaf3d1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677];60*60*24)" office:value-type="float" office:value="1547683200" calcext:value-type="float">
            <text:p>1547683200</text:p>
          </table:table-cell>
          <table:table-cell table:number-columns-repeated="3"/>
        </table:table-row>
        <table:table-row table:style-name="ro1">
          <table:table-cell office:value-type="float" office:value="1547703899" calcext:value-type="float">
            <text:p>1547703899</text:p>
          </table:table-cell>
          <table:table-cell office:value-type="string" calcext:value-type="string">
            <text:p>2019-01-17</text:p>
          </table:table-cell>
          <table:table-cell office:value-type="string" calcext:value-type="string">
            <text:p>05:44:59</text:p>
          </table:table-cell>
          <table:table-cell office:value-type="float" office:value="558863" calcext:value-type="float">
            <text:p>558863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bfd074d78200c8da026c1df0b8c134162771e00ec56c063a7c10635124640175</text:p>
          </table:table-cell>
          <table:table-cell office:value-type="float" office:value="312" calcext:value-type="float">
            <text:p>312</text:p>
          </table:table-cell>
          <table:table-cell office:value-type="float" office:value="313" calcext:value-type="float">
            <text:p>313</text:p>
          </table:table-cell>
          <table:table-cell/>
          <table:table-cell table:formula="of:=FLOOR([.A678];60*60*24)" office:value-type="float" office:value="1547683200" calcext:value-type="float">
            <text:p>1547683200</text:p>
          </table:table-cell>
          <table:table-cell table:number-columns-repeated="3"/>
        </table:table-row>
        <table:table-row table:style-name="ro1">
          <table:table-cell office:value-type="float" office:value="1547696767" calcext:value-type="float">
            <text:p>1547696767</text:p>
          </table:table-cell>
          <table:table-cell office:value-type="string" calcext:value-type="string">
            <text:p>2019-01-17</text:p>
          </table:table-cell>
          <table:table-cell office:value-type="string" calcext:value-type="string">
            <text:p>03:46:07</text:p>
          </table:table-cell>
          <table:table-cell office:value-type="float" office:value="558854" calcext:value-type="float">
            <text:p>558854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4383ad9e0919ddc4438ade043dfb54b08da19cb4535c9bf7cdec0ea700c1ed31</text:p>
          </table:table-cell>
          <table:table-cell office:value-type="float" office:value="144" calcext:value-type="float">
            <text:p>144</text:p>
          </table:table-cell>
          <table:table-cell office:value-type="float" office:value="148" calcext:value-type="float">
            <text:p>148</text:p>
          </table:table-cell>
          <table:table-cell/>
          <table:table-cell table:formula="of:=FLOOR([.A679];60*60*24)" office:value-type="float" office:value="1547683200" calcext:value-type="float">
            <text:p>1547683200</text:p>
          </table:table-cell>
          <table:table-cell table:number-columns-repeated="3"/>
        </table:table-row>
        <table:table-row table:style-name="ro1">
          <table:table-cell office:value-type="float" office:value="1547696767" calcext:value-type="float">
            <text:p>1547696767</text:p>
          </table:table-cell>
          <table:table-cell office:value-type="string" calcext:value-type="string">
            <text:p>2019-01-17</text:p>
          </table:table-cell>
          <table:table-cell office:value-type="string" calcext:value-type="string">
            <text:p>03:46:07</text:p>
          </table:table-cell>
          <table:table-cell office:value-type="float" office:value="558854" calcext:value-type="float">
            <text:p>558854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9ff49c33e54145982abb77f366e8125023a108bfdca6d1274f33fefabe56c7e5</text:p>
          </table:table-cell>
          <table:table-cell office:value-type="float" office:value="144" calcext:value-type="float">
            <text:p>144</text:p>
          </table:table-cell>
          <table:table-cell office:value-type="float" office:value="148" calcext:value-type="float">
            <text:p>148</text:p>
          </table:table-cell>
          <table:table-cell/>
          <table:table-cell table:formula="of:=FLOOR([.A680];60*60*24)" office:value-type="float" office:value="1547683200" calcext:value-type="float">
            <text:p>1547683200</text:p>
          </table:table-cell>
          <table:table-cell table:number-columns-repeated="3"/>
        </table:table-row>
        <table:table-row table:style-name="ro1">
          <table:table-cell office:value-type="float" office:value="1547696767" calcext:value-type="float">
            <text:p>1547696767</text:p>
          </table:table-cell>
          <table:table-cell office:value-type="string" calcext:value-type="string">
            <text:p>2019-01-17</text:p>
          </table:table-cell>
          <table:table-cell office:value-type="string" calcext:value-type="string">
            <text:p>03:46:07</text:p>
          </table:table-cell>
          <table:table-cell office:value-type="float" office:value="558854" calcext:value-type="float">
            <text:p>558854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424ceb2a7f692248beb6d725b43627763f49eed3a69fe851d39b6df751d5b7a2</text:p>
          </table:table-cell>
          <table:table-cell office:value-type="float" office:value="599" calcext:value-type="float">
            <text:p>599</text:p>
          </table:table-cell>
          <table:table-cell office:value-type="float" office:value="603" calcext:value-type="float">
            <text:p>603</text:p>
          </table:table-cell>
          <table:table-cell/>
          <table:table-cell table:formula="of:=FLOOR([.A681];60*60*24)" office:value-type="float" office:value="1547683200" calcext:value-type="float">
            <text:p>1547683200</text:p>
          </table:table-cell>
          <table:table-cell table:number-columns-repeated="3"/>
        </table:table-row>
        <table:table-row table:style-name="ro1">
          <table:table-cell office:value-type="float" office:value="1547696767" calcext:value-type="float">
            <text:p>1547696767</text:p>
          </table:table-cell>
          <table:table-cell office:value-type="string" calcext:value-type="string">
            <text:p>2019-01-17</text:p>
          </table:table-cell>
          <table:table-cell office:value-type="string" calcext:value-type="string">
            <text:p>03:46:07</text:p>
          </table:table-cell>
          <table:table-cell office:value-type="float" office:value="558854" calcext:value-type="float">
            <text:p>558854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3f1df793a72252adc7b108cbc9ee26eb5bad6aa3489717ee445b8480df2e8cf0</text:p>
          </table:table-cell>
          <table:table-cell office:value-type="float" office:value="144" calcext:value-type="float">
            <text:p>144</text:p>
          </table:table-cell>
          <table:table-cell office:value-type="float" office:value="148" calcext:value-type="float">
            <text:p>148</text:p>
          </table:table-cell>
          <table:table-cell/>
          <table:table-cell table:formula="of:=FLOOR([.A682];60*60*24)" office:value-type="float" office:value="1547683200" calcext:value-type="float">
            <text:p>1547683200</text:p>
          </table:table-cell>
          <table:table-cell table:number-columns-repeated="3"/>
        </table:table-row>
        <table:table-row table:style-name="ro1">
          <table:table-cell office:value-type="float" office:value="1547713245" calcext:value-type="float">
            <text:p>1547713245</text:p>
          </table:table-cell>
          <table:table-cell office:value-type="string" calcext:value-type="string">
            <text:p>2019-01-17</text:p>
          </table:table-cell>
          <table:table-cell office:value-type="string" calcext:value-type="string">
            <text:p>08:20:45</text:p>
          </table:table-cell>
          <table:table-cell office:value-type="float" office:value="558874" calcext:value-type="float">
            <text:p>558874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60d3daef9f55a314eb81bd5e1c438fd1834c6eb8b54226a5f000af901f232edd</text:p>
          </table:table-cell>
          <table:table-cell table:number-columns-repeated="2" office:value-type="float" office:value="2016" calcext:value-type="float">
            <text:p>2016</text:p>
          </table:table-cell>
          <table:table-cell/>
          <table:table-cell table:formula="of:=FLOOR([.A683];60*60*24)" office:value-type="float" office:value="1547683200" calcext:value-type="float">
            <text:p>1547683200</text:p>
          </table:table-cell>
          <table:table-cell table:number-columns-repeated="3"/>
        </table:table-row>
        <table:table-row table:style-name="ro1">
          <table:table-cell office:value-type="float" office:value="1547709856" calcext:value-type="float">
            <text:p>1547709856</text:p>
          </table:table-cell>
          <table:table-cell office:value-type="string" calcext:value-type="string">
            <text:p>2019-01-17</text:p>
          </table:table-cell>
          <table:table-cell office:value-type="string" calcext:value-type="string">
            <text:p>07:24:16</text:p>
          </table:table-cell>
          <table:table-cell office:value-type="float" office:value="558872" calcext:value-type="float">
            <text:p>558872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e23eac74fd6bddcc0908238a71a54a9906a636cd8cd25c6de321b2c6a86a666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684];60*60*24)" office:value-type="float" office:value="1547683200" calcext:value-type="float">
            <text:p>1547683200</text:p>
          </table:table-cell>
          <table:table-cell table:number-columns-repeated="3"/>
        </table:table-row>
        <table:table-row table:style-name="ro1">
          <table:table-cell office:value-type="float" office:value="1547709307" calcext:value-type="float">
            <text:p>1547709307</text:p>
          </table:table-cell>
          <table:table-cell office:value-type="string" calcext:value-type="string">
            <text:p>2019-01-17</text:p>
          </table:table-cell>
          <table:table-cell office:value-type="string" calcext:value-type="string">
            <text:p>07:15:07</text:p>
          </table:table-cell>
          <table:table-cell office:value-type="float" office:value="558871" calcext:value-type="float">
            <text:p>558871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9d528584bf9ac7b83184fbd313790d82f7a02740d667ab1a6560d6d9e3bea017</text:p>
          </table:table-cell>
          <table:table-cell table:number-columns-repeated="2" office:value-type="float" office:value="144" calcext:value-type="float">
            <text:p>144</text:p>
          </table:table-cell>
          <table:table-cell/>
          <table:table-cell table:formula="of:=FLOOR([.A685];60*60*24)" office:value-type="float" office:value="1547683200" calcext:value-type="float">
            <text:p>1547683200</text:p>
          </table:table-cell>
          <table:table-cell table:number-columns-repeated="3"/>
        </table:table-row>
        <table:table-row table:style-name="ro1">
          <table:table-cell office:value-type="float" office:value="1547709307" calcext:value-type="float">
            <text:p>1547709307</text:p>
          </table:table-cell>
          <table:table-cell office:value-type="string" calcext:value-type="string">
            <text:p>2019-01-17</text:p>
          </table:table-cell>
          <table:table-cell office:value-type="string" calcext:value-type="string">
            <text:p>07:15:07</text:p>
          </table:table-cell>
          <table:table-cell office:value-type="float" office:value="558871" calcext:value-type="float">
            <text:p>558871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f242ca61dc9b6eae8d1bdda69914b1e541013d5fb7e0e72b3d23342a3f8fb346</text:p>
          </table:table-cell>
          <table:table-cell table:number-columns-repeated="2" office:value-type="float" office:value="144" calcext:value-type="float">
            <text:p>144</text:p>
          </table:table-cell>
          <table:table-cell/>
          <table:table-cell table:formula="of:=FLOOR([.A686];60*60*24)" office:value-type="float" office:value="1547683200" calcext:value-type="float">
            <text:p>1547683200</text:p>
          </table:table-cell>
          <table:table-cell table:number-columns-repeated="3"/>
        </table:table-row>
        <table:table-row table:style-name="ro1">
          <table:table-cell office:value-type="float" office:value="1547709307" calcext:value-type="float">
            <text:p>1547709307</text:p>
          </table:table-cell>
          <table:table-cell office:value-type="string" calcext:value-type="string">
            <text:p>2019-01-17</text:p>
          </table:table-cell>
          <table:table-cell office:value-type="string" calcext:value-type="string">
            <text:p>07:15:07</text:p>
          </table:table-cell>
          <table:table-cell office:value-type="float" office:value="558871" calcext:value-type="float">
            <text:p>558871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a77cd00e26b9990a90501e144c3388c80f0346d48c8ea6160aaa35de69e1edcc</text:p>
          </table:table-cell>
          <table:table-cell office:value-type="float" office:value="299" calcext:value-type="float">
            <text:p>299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FLOOR([.A687];60*60*24)" office:value-type="float" office:value="1547683200" calcext:value-type="float">
            <text:p>1547683200</text:p>
          </table:table-cell>
          <table:table-cell table:number-columns-repeated="3"/>
        </table:table-row>
        <table:table-row table:style-name="ro1">
          <table:table-cell office:value-type="float" office:value="1547715116" calcext:value-type="float">
            <text:p>1547715116</text:p>
          </table:table-cell>
          <table:table-cell office:value-type="string" calcext:value-type="string">
            <text:p>2019-01-17</text:p>
          </table:table-cell>
          <table:table-cell office:value-type="string" calcext:value-type="string">
            <text:p>08:51:56</text:p>
          </table:table-cell>
          <table:table-cell office:value-type="float" office:value="558878" calcext:value-type="float">
            <text:p>558878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56b285c37d4a334bb77d4b67dd1b44b567d9ed9e96040db238612147916ba8a3</text:p>
          </table:table-cell>
          <table:table-cell table:number-columns-repeated="2" office:value-type="float" office:value="144" calcext:value-type="float">
            <text:p>144</text:p>
          </table:table-cell>
          <table:table-cell/>
          <table:table-cell table:formula="of:=FLOOR([.A688];60*60*24)" office:value-type="float" office:value="1547683200" calcext:value-type="float">
            <text:p>1547683200</text:p>
          </table:table-cell>
          <table:table-cell table:number-columns-repeated="3"/>
        </table:table-row>
        <table:table-row table:style-name="ro1">
          <table:table-cell office:value-type="float" office:value="1547715993" calcext:value-type="float">
            <text:p>1547715993</text:p>
          </table:table-cell>
          <table:table-cell office:value-type="string" calcext:value-type="string">
            <text:p>2019-01-17</text:p>
          </table:table-cell>
          <table:table-cell office:value-type="string" calcext:value-type="string">
            <text:p>09:06:33</text:p>
          </table:table-cell>
          <table:table-cell office:value-type="float" office:value="558880" calcext:value-type="float">
            <text:p>558880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e09d28d1813ee05ae101ac99927f5b04d38e651ea0f8d83f48f3ef807f82f55b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689];60*60*24)" office:value-type="float" office:value="1547683200" calcext:value-type="float">
            <text:p>1547683200</text:p>
          </table:table-cell>
          <table:table-cell table:number-columns-repeated="3"/>
        </table:table-row>
        <table:table-row table:style-name="ro1">
          <table:table-cell office:value-type="float" office:value="1547729588" calcext:value-type="float">
            <text:p>1547729588</text:p>
          </table:table-cell>
          <table:table-cell office:value-type="string" calcext:value-type="string">
            <text:p>2019-01-17</text:p>
          </table:table-cell>
          <table:table-cell office:value-type="string" calcext:value-type="string">
            <text:p>12:53:08</text:p>
          </table:table-cell>
          <table:table-cell office:value-type="float" office:value="558902" calcext:value-type="float">
            <text:p>558902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d0dee924524c2388ee48c7af1c00b09d3b71f7a98d8957b56811a8ebfee6c756</text:p>
          </table:table-cell>
          <table:table-cell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  <table:table-cell/>
          <table:table-cell table:formula="of:=FLOOR([.A690];60*60*24)" office:value-type="float" office:value="1547683200" calcext:value-type="float">
            <text:p>1547683200</text:p>
          </table:table-cell>
          <table:table-cell table:number-columns-repeated="3"/>
        </table:table-row>
        <table:table-row table:style-name="ro1">
          <table:table-cell office:value-type="float" office:value="1547729588" calcext:value-type="float">
            <text:p>1547729588</text:p>
          </table:table-cell>
          <table:table-cell office:value-type="string" calcext:value-type="string">
            <text:p>2019-01-17</text:p>
          </table:table-cell>
          <table:table-cell office:value-type="string" calcext:value-type="string">
            <text:p>12:53:08</text:p>
          </table:table-cell>
          <table:table-cell office:value-type="float" office:value="558902" calcext:value-type="float">
            <text:p>558902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9b4df45ec9181f5e732a4ad47e0c1d6d1e05d64e530f46c3880be6457b86f251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691];60*60*24)" office:value-type="float" office:value="1547683200" calcext:value-type="float">
            <text:p>1547683200</text:p>
          </table:table-cell>
          <table:table-cell table:number-columns-repeated="3"/>
        </table:table-row>
        <table:table-row table:style-name="ro1">
          <table:table-cell office:value-type="float" office:value="1547729687" calcext:value-type="float">
            <text:p>1547729687</text:p>
          </table:table-cell>
          <table:table-cell office:value-type="string" calcext:value-type="string">
            <text:p>2019-01-17</text:p>
          </table:table-cell>
          <table:table-cell office:value-type="string" calcext:value-type="string">
            <text:p>12:54:47</text:p>
          </table:table-cell>
          <table:table-cell office:value-type="float" office:value="558903" calcext:value-type="float">
            <text:p>558903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bdac302bf5a6d2c9912086b34a59adfac669c2a4b51f7751a4ba00b5b73304c8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692];60*60*24)" office:value-type="float" office:value="1547683200" calcext:value-type="float">
            <text:p>1547683200</text:p>
          </table:table-cell>
          <table:table-cell table:number-columns-repeated="3"/>
        </table:table-row>
        <table:table-row table:style-name="ro1">
          <table:table-cell office:value-type="float" office:value="1547727668" calcext:value-type="float">
            <text:p>1547727668</text:p>
          </table:table-cell>
          <table:table-cell office:value-type="string" calcext:value-type="string">
            <text:p>2019-01-17</text:p>
          </table:table-cell>
          <table:table-cell office:value-type="string" calcext:value-type="string">
            <text:p>12:21:08</text:p>
          </table:table-cell>
          <table:table-cell office:value-type="float" office:value="558899" calcext:value-type="float">
            <text:p>558899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1393f9304a5a1b1f425d03cf26622849ce6cdff057c6abdbf2bab7a710610915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693];60*60*24)" office:value-type="float" office:value="1547683200" calcext:value-type="float">
            <text:p>1547683200</text:p>
          </table:table-cell>
          <table:table-cell table:number-columns-repeated="3"/>
        </table:table-row>
        <table:table-row table:style-name="ro1">
          <table:table-cell office:value-type="float" office:value="1547729588" calcext:value-type="float">
            <text:p>1547729588</text:p>
          </table:table-cell>
          <table:table-cell office:value-type="string" calcext:value-type="string">
            <text:p>2019-01-17</text:p>
          </table:table-cell>
          <table:table-cell office:value-type="string" calcext:value-type="string">
            <text:p>12:53:08</text:p>
          </table:table-cell>
          <table:table-cell office:value-type="float" office:value="558902" calcext:value-type="float">
            <text:p>558902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59faa71a0200494e0839926f2cee2ec222fe54c71efde95ccf89b1be968b9c2b</text:p>
          </table:table-cell>
          <table:table-cell office:value-type="float" office:value="144" calcext:value-type="float">
            <text:p>144</text:p>
          </table:table-cell>
          <table:table-cell office:value-type="float" office:value="147" calcext:value-type="float">
            <text:p>147</text:p>
          </table:table-cell>
          <table:table-cell/>
          <table:table-cell table:formula="of:=FLOOR([.A694];60*60*24)" office:value-type="float" office:value="1547683200" calcext:value-type="float">
            <text:p>1547683200</text:p>
          </table:table-cell>
          <table:table-cell table:number-columns-repeated="3"/>
        </table:table-row>
        <table:table-row table:style-name="ro1">
          <table:table-cell office:value-type="float" office:value="1547729588" calcext:value-type="float">
            <text:p>1547729588</text:p>
          </table:table-cell>
          <table:table-cell office:value-type="string" calcext:value-type="string">
            <text:p>2019-01-17</text:p>
          </table:table-cell>
          <table:table-cell office:value-type="string" calcext:value-type="string">
            <text:p>12:53:08</text:p>
          </table:table-cell>
          <table:table-cell office:value-type="float" office:value="558902" calcext:value-type="float">
            <text:p>558902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12b2d998df947211c086b19e5194c73b4cef88c40757720279152c795e3e9e33</text:p>
          </table:table-cell>
          <table:table-cell office:value-type="float" office:value="144" calcext:value-type="float">
            <text:p>144</text:p>
          </table:table-cell>
          <table:table-cell office:value-type="float" office:value="148" calcext:value-type="float">
            <text:p>148</text:p>
          </table:table-cell>
          <table:table-cell/>
          <table:table-cell table:formula="of:=FLOOR([.A695];60*60*24)" office:value-type="float" office:value="1547683200" calcext:value-type="float">
            <text:p>1547683200</text:p>
          </table:table-cell>
          <table:table-cell table:number-columns-repeated="3"/>
        </table:table-row>
        <table:table-row table:style-name="ro1">
          <table:table-cell office:value-type="float" office:value="1547729588" calcext:value-type="float">
            <text:p>1547729588</text:p>
          </table:table-cell>
          <table:table-cell office:value-type="string" calcext:value-type="string">
            <text:p>2019-01-17</text:p>
          </table:table-cell>
          <table:table-cell office:value-type="string" calcext:value-type="string">
            <text:p>12:53:08</text:p>
          </table:table-cell>
          <table:table-cell office:value-type="float" office:value="558902" calcext:value-type="float">
            <text:p>558902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fbdf0ddc2c0d9d82a08d4d0258d129825ca5bb88f9838abcad70e6685018cdd3</text:p>
          </table:table-cell>
          <table:table-cell office:value-type="float" office:value="144" calcext:value-type="float">
            <text:p>144</text:p>
          </table:table-cell>
          <table:table-cell office:value-type="float" office:value="147" calcext:value-type="float">
            <text:p>147</text:p>
          </table:table-cell>
          <table:table-cell/>
          <table:table-cell table:formula="of:=FLOOR([.A696];60*60*24)" office:value-type="float" office:value="1547683200" calcext:value-type="float">
            <text:p>1547683200</text:p>
          </table:table-cell>
          <table:table-cell table:number-columns-repeated="3"/>
        </table:table-row>
        <table:table-row table:style-name="ro1">
          <table:table-cell office:value-type="float" office:value="1547730443" calcext:value-type="float">
            <text:p>1547730443</text:p>
          </table:table-cell>
          <table:table-cell office:value-type="string" calcext:value-type="string">
            <text:p>2019-01-17</text:p>
          </table:table-cell>
          <table:table-cell office:value-type="string" calcext:value-type="string">
            <text:p>13:07:23</text:p>
          </table:table-cell>
          <table:table-cell office:value-type="float" office:value="558905" calcext:value-type="float">
            <text:p>558905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20ea9242314f53a5ecbb098a4ec5ede892e609417e749cb5dd78d47dfb0965d3</text:p>
          </table:table-cell>
          <table:table-cell office:value-type="float" office:value="1251" calcext:value-type="float">
            <text:p>1251</text:p>
          </table:table-cell>
          <table:table-cell office:value-type="float" office:value="1252" calcext:value-type="float">
            <text:p>1252</text:p>
          </table:table-cell>
          <table:table-cell/>
          <table:table-cell table:formula="of:=FLOOR([.A697];60*60*24)" office:value-type="float" office:value="1547683200" calcext:value-type="float">
            <text:p>1547683200</text:p>
          </table:table-cell>
          <table:table-cell table:number-columns-repeated="3"/>
        </table:table-row>
        <table:table-row table:style-name="ro1">
          <table:table-cell office:value-type="float" office:value="1547727328" calcext:value-type="float">
            <text:p>1547727328</text:p>
          </table:table-cell>
          <table:table-cell office:value-type="string" calcext:value-type="string">
            <text:p>2019-01-17</text:p>
          </table:table-cell>
          <table:table-cell office:value-type="string" calcext:value-type="string">
            <text:p>12:15:28</text:p>
          </table:table-cell>
          <table:table-cell office:value-type="float" office:value="558898" calcext:value-type="float">
            <text:p>558898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f4a6a1513de4d0ca3543a0d76a2a41980e61a5c83222fea78c292774e9103dce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698];60*60*24)" office:value-type="float" office:value="1547683200" calcext:value-type="float">
            <text:p>1547683200</text:p>
          </table:table-cell>
          <table:table-cell table:number-columns-repeated="3"/>
        </table:table-row>
        <table:table-row table:style-name="ro1">
          <table:table-cell office:value-type="float" office:value="1547729687" calcext:value-type="float">
            <text:p>1547729687</text:p>
          </table:table-cell>
          <table:table-cell office:value-type="string" calcext:value-type="string">
            <text:p>2019-01-17</text:p>
          </table:table-cell>
          <table:table-cell office:value-type="string" calcext:value-type="string">
            <text:p>12:54:47</text:p>
          </table:table-cell>
          <table:table-cell office:value-type="float" office:value="558903" calcext:value-type="float">
            <text:p>558903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1eb12eaae03c40c20cd234768a41806a6675e362c8f202bccb3f3e47ef268b9f</text:p>
          </table:table-cell>
          <table:table-cell office:value-type="float" office:value="1440" calcext:value-type="float">
            <text:p>1440</text:p>
          </table:table-cell>
          <table:table-cell office:value-type="float" office:value="1448" calcext:value-type="float">
            <text:p>1448</text:p>
          </table:table-cell>
          <table:table-cell/>
          <table:table-cell table:formula="of:=FLOOR([.A699];60*60*24)" office:value-type="float" office:value="1547683200" calcext:value-type="float">
            <text:p>1547683200</text:p>
          </table:table-cell>
          <table:table-cell table:number-columns-repeated="3"/>
        </table:table-row>
        <table:table-row table:style-name="ro1">
          <table:table-cell office:value-type="float" office:value="1547733927" calcext:value-type="float">
            <text:p>1547733927</text:p>
          </table:table-cell>
          <table:table-cell office:value-type="string" calcext:value-type="string">
            <text:p>2019-01-17</text:p>
          </table:table-cell>
          <table:table-cell office:value-type="string" calcext:value-type="string">
            <text:p>14:05:27</text:p>
          </table:table-cell>
          <table:table-cell office:value-type="float" office:value="558910" calcext:value-type="float">
            <text:p>558910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aa2d4d10e7da83df9128045e1a264124a25e227b1d1d5b1c3f34605827465735</text:p>
          </table:table-cell>
          <table:table-cell office:value-type="float" office:value="279" calcext:value-type="float">
            <text:p>279</text:p>
          </table:table-cell>
          <table:table-cell office:value-type="float" office:value="284" calcext:value-type="float">
            <text:p>284</text:p>
          </table:table-cell>
          <table:table-cell/>
          <table:table-cell table:formula="of:=FLOOR([.A700];60*60*24)" office:value-type="float" office:value="1547683200" calcext:value-type="float">
            <text:p>1547683200</text:p>
          </table:table-cell>
          <table:table-cell table:number-columns-repeated="3"/>
        </table:table-row>
        <table:table-row table:style-name="ro1">
          <table:table-cell office:value-type="float" office:value="1547737560" calcext:value-type="float">
            <text:p>1547737560</text:p>
          </table:table-cell>
          <table:table-cell office:value-type="string" calcext:value-type="string">
            <text:p>2019-01-17</text:p>
          </table:table-cell>
          <table:table-cell office:value-type="string" calcext:value-type="string">
            <text:p>15:06:00</text:p>
          </table:table-cell>
          <table:table-cell office:value-type="float" office:value="558914" calcext:value-type="float">
            <text:p>558914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0a4cdfff16e33ae8e01d721171734c2798c961e1a237dd3701145ce74f147378</text:p>
          </table:table-cell>
          <table:table-cell office:value-type="float" office:value="144" calcext:value-type="float">
            <text:p>144</text:p>
          </table:table-cell>
          <table:table-cell office:value-type="float" office:value="147" calcext:value-type="float">
            <text:p>147</text:p>
          </table:table-cell>
          <table:table-cell/>
          <table:table-cell table:formula="of:=FLOOR([.A701];60*60*24)" office:value-type="float" office:value="1547683200" calcext:value-type="float">
            <text:p>1547683200</text:p>
          </table:table-cell>
          <table:table-cell table:number-columns-repeated="3"/>
        </table:table-row>
        <table:table-row table:style-name="ro1">
          <table:table-cell office:value-type="float" office:value="1547737560" calcext:value-type="float">
            <text:p>1547737560</text:p>
          </table:table-cell>
          <table:table-cell office:value-type="string" calcext:value-type="string">
            <text:p>2019-01-17</text:p>
          </table:table-cell>
          <table:table-cell office:value-type="string" calcext:value-type="string">
            <text:p>15:06:00</text:p>
          </table:table-cell>
          <table:table-cell office:value-type="float" office:value="558914" calcext:value-type="float">
            <text:p>558914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e118d4ca7574857a7f35b4d8b6ebce4b193198f0c3052e312a87629c6922b2d0</text:p>
          </table:table-cell>
          <table:table-cell office:value-type="float" office:value="144" calcext:value-type="float">
            <text:p>144</text:p>
          </table:table-cell>
          <table:table-cell office:value-type="float" office:value="147" calcext:value-type="float">
            <text:p>147</text:p>
          </table:table-cell>
          <table:table-cell/>
          <table:table-cell table:formula="of:=FLOOR([.A702];60*60*24)" office:value-type="float" office:value="1547683200" calcext:value-type="float">
            <text:p>1547683200</text:p>
          </table:table-cell>
          <table:table-cell table:number-columns-repeated="3"/>
        </table:table-row>
        <table:table-row table:style-name="ro1">
          <table:table-cell office:value-type="float" office:value="1547739510" calcext:value-type="float">
            <text:p>1547739510</text:p>
          </table:table-cell>
          <table:table-cell office:value-type="string" calcext:value-type="string">
            <text:p>2019-01-17</text:p>
          </table:table-cell>
          <table:table-cell office:value-type="string" calcext:value-type="string">
            <text:p>15:38:30</text:p>
          </table:table-cell>
          <table:table-cell office:value-type="float" office:value="558916" calcext:value-type="float">
            <text:p>558916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5737c228b71f6adb04d08a0b8d487bb139bdf57d2e21effb508edfb31fbaaf1d</text:p>
          </table:table-cell>
          <table:table-cell office:value-type="float" office:value="180" calcext:value-type="float">
            <text:p>180</text:p>
          </table:table-cell>
          <table:table-cell office:value-type="float" office:value="182" calcext:value-type="float">
            <text:p>182</text:p>
          </table:table-cell>
          <table:table-cell/>
          <table:table-cell table:formula="of:=FLOOR([.A703];60*60*24)" office:value-type="float" office:value="1547683200" calcext:value-type="float">
            <text:p>1547683200</text:p>
          </table:table-cell>
          <table:table-cell table:number-columns-repeated="3"/>
        </table:table-row>
        <table:table-row table:style-name="ro1">
          <table:table-cell office:value-type="float" office:value="1547739510" calcext:value-type="float">
            <text:p>1547739510</text:p>
          </table:table-cell>
          <table:table-cell office:value-type="string" calcext:value-type="string">
            <text:p>2019-01-17</text:p>
          </table:table-cell>
          <table:table-cell office:value-type="string" calcext:value-type="string">
            <text:p>15:38:30</text:p>
          </table:table-cell>
          <table:table-cell office:value-type="float" office:value="558916" calcext:value-type="float">
            <text:p>558916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13277e42ea3059b41bb00c6be9d83f4048270d88803f90ffaed8948a1972164e</text:p>
          </table:table-cell>
          <table:table-cell office:value-type="float" office:value="180" calcext:value-type="float">
            <text:p>180</text:p>
          </table:table-cell>
          <table:table-cell office:value-type="float" office:value="182" calcext:value-type="float">
            <text:p>182</text:p>
          </table:table-cell>
          <table:table-cell/>
          <table:table-cell table:formula="of:=FLOOR([.A704];60*60*24)" office:value-type="float" office:value="1547683200" calcext:value-type="float">
            <text:p>1547683200</text:p>
          </table:table-cell>
          <table:table-cell table:number-columns-repeated="3"/>
        </table:table-row>
        <table:table-row table:style-name="ro1">
          <table:table-cell office:value-type="float" office:value="1547739510" calcext:value-type="float">
            <text:p>1547739510</text:p>
          </table:table-cell>
          <table:table-cell office:value-type="string" calcext:value-type="string">
            <text:p>2019-01-17</text:p>
          </table:table-cell>
          <table:table-cell office:value-type="string" calcext:value-type="string">
            <text:p>15:38:30</text:p>
          </table:table-cell>
          <table:table-cell office:value-type="float" office:value="558916" calcext:value-type="float">
            <text:p>558916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b1ee238dc3cddebba232b8e435e7b4e976628e078fd511bd596414d831de6198</text:p>
          </table:table-cell>
          <table:table-cell office:value-type="float" office:value="180" calcext:value-type="float">
            <text:p>180</text:p>
          </table:table-cell>
          <table:table-cell office:value-type="float" office:value="182" calcext:value-type="float">
            <text:p>182</text:p>
          </table:table-cell>
          <table:table-cell/>
          <table:table-cell table:formula="of:=FLOOR([.A705];60*60*24)" office:value-type="float" office:value="1547683200" calcext:value-type="float">
            <text:p>1547683200</text:p>
          </table:table-cell>
          <table:table-cell table:number-columns-repeated="3"/>
        </table:table-row>
        <table:table-row table:style-name="ro1">
          <table:table-cell office:value-type="float" office:value="1547740792" calcext:value-type="float">
            <text:p>1547740792</text:p>
          </table:table-cell>
          <table:table-cell office:value-type="string" calcext:value-type="string">
            <text:p>2019-01-17</text:p>
          </table:table-cell>
          <table:table-cell office:value-type="string" calcext:value-type="string">
            <text:p>15:59:52</text:p>
          </table:table-cell>
          <table:table-cell office:value-type="float" office:value="558918" calcext:value-type="float">
            <text:p>558918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c0ba98af1e57267daa1be3eff59eb05f0fbe87b55db774461fd82cb952eff36b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706];60*60*24)" office:value-type="float" office:value="1547683200" calcext:value-type="float">
            <text:p>1547683200</text:p>
          </table:table-cell>
          <table:table-cell table:number-columns-repeated="3"/>
        </table:table-row>
        <table:table-row table:style-name="ro1">
          <table:table-cell office:value-type="float" office:value="1547741775" calcext:value-type="float">
            <text:p>1547741775</text:p>
          </table:table-cell>
          <table:table-cell office:value-type="string" calcext:value-type="string">
            <text:p>2019-01-17</text:p>
          </table:table-cell>
          <table:table-cell office:value-type="string" calcext:value-type="string">
            <text:p>16:16:15</text:p>
          </table:table-cell>
          <table:table-cell office:value-type="float" office:value="558920" calcext:value-type="float">
            <text:p>558920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f3565b79300134943dc4540f7a29b1653e9ea23f14762051429ccf4cb1b6ed69</text:p>
          </table:table-cell>
          <table:table-cell office:value-type="float" office:value="144" calcext:value-type="float">
            <text:p>144</text:p>
          </table:table-cell>
          <table:table-cell office:value-type="float" office:value="221" calcext:value-type="float">
            <text:p>221</text:p>
          </table:table-cell>
          <table:table-cell/>
          <table:table-cell table:formula="of:=FLOOR([.A707];60*60*24)" office:value-type="float" office:value="1547683200" calcext:value-type="float">
            <text:p>1547683200</text:p>
          </table:table-cell>
          <table:table-cell table:number-columns-repeated="3"/>
        </table:table-row>
        <table:table-row table:style-name="ro1">
          <table:table-cell office:value-type="float" office:value="1547752829" calcext:value-type="float">
            <text:p>1547752829</text:p>
          </table:table-cell>
          <table:table-cell office:value-type="string" calcext:value-type="string">
            <text:p>2019-01-17</text:p>
          </table:table-cell>
          <table:table-cell office:value-type="string" calcext:value-type="string">
            <text:p>19:20:29</text:p>
          </table:table-cell>
          <table:table-cell office:value-type="float" office:value="558934" calcext:value-type="float">
            <text:p>558934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e3109a9454a7a7b90690f8f29c0ad7854cf59ee17b9464b78eeabb1c1e856ffa</text:p>
          </table:table-cell>
          <table:table-cell table:number-columns-repeated="2" office:value-type="float" office:value="144" calcext:value-type="float">
            <text:p>144</text:p>
          </table:table-cell>
          <table:table-cell/>
          <table:table-cell table:formula="of:=FLOOR([.A708];60*60*24)" office:value-type="float" office:value="1547683200" calcext:value-type="float">
            <text:p>1547683200</text:p>
          </table:table-cell>
          <table:table-cell table:number-columns-repeated="3"/>
        </table:table-row>
        <table:table-row table:style-name="ro1">
          <table:table-cell office:value-type="float" office:value="1547755243" calcext:value-type="float">
            <text:p>1547755243</text:p>
          </table:table-cell>
          <table:table-cell office:value-type="string" calcext:value-type="string">
            <text:p>2019-01-17</text:p>
          </table:table-cell>
          <table:table-cell office:value-type="string" calcext:value-type="string">
            <text:p>20:00:43</text:p>
          </table:table-cell>
          <table:table-cell office:value-type="float" office:value="558936" calcext:value-type="float">
            <text:p>558936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42b538fd0948e2752602ffbdb2b10660b7e2354cd71bcd6b8d4df1b02917fdc4</text:p>
          </table:table-cell>
          <table:table-cell table:number-columns-repeated="2" office:value-type="float" office:value="144" calcext:value-type="float">
            <text:p>144</text:p>
          </table:table-cell>
          <table:table-cell/>
          <table:table-cell table:formula="of:=FLOOR([.A709];60*60*24)" office:value-type="float" office:value="1547683200" calcext:value-type="float">
            <text:p>1547683200</text:p>
          </table:table-cell>
          <table:table-cell table:number-columns-repeated="3"/>
        </table:table-row>
        <table:table-row table:style-name="ro1">
          <table:table-cell office:value-type="float" office:value="1547752241" calcext:value-type="float">
            <text:p>1547752241</text:p>
          </table:table-cell>
          <table:table-cell office:value-type="string" calcext:value-type="string">
            <text:p>2019-01-17</text:p>
          </table:table-cell>
          <table:table-cell office:value-type="string" calcext:value-type="string">
            <text:p>19:10:41</text:p>
          </table:table-cell>
          <table:table-cell office:value-type="float" office:value="558933" calcext:value-type="float">
            <text:p>558933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d784645d074fd4ecff6bee30c00ed7c7cadeab84850d5f2aeb0f4e45bca5b510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710];60*60*24)" office:value-type="float" office:value="1547683200" calcext:value-type="float">
            <text:p>1547683200</text:p>
          </table:table-cell>
          <table:table-cell table:number-columns-repeated="3"/>
        </table:table-row>
        <table:table-row table:style-name="ro1">
          <table:table-cell office:value-type="float" office:value="1547755563" calcext:value-type="float">
            <text:p>1547755563</text:p>
          </table:table-cell>
          <table:table-cell office:value-type="string" calcext:value-type="string">
            <text:p>2019-01-17</text:p>
          </table:table-cell>
          <table:table-cell office:value-type="string" calcext:value-type="string">
            <text:p>20:06:03</text:p>
          </table:table-cell>
          <table:table-cell office:value-type="float" office:value="558937" calcext:value-type="float">
            <text:p>558937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c4f3892d7414500eb9a989b119ddc93ae26609540eacf55749fa77afa7a14b73</text:p>
          </table:table-cell>
          <table:table-cell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  <table:table-cell/>
          <table:table-cell table:formula="of:=FLOOR([.A711];60*60*24)" office:value-type="float" office:value="1547683200" calcext:value-type="float">
            <text:p>1547683200</text:p>
          </table:table-cell>
          <table:table-cell table:number-columns-repeated="3"/>
        </table:table-row>
        <table:table-row table:style-name="ro1">
          <table:table-cell office:value-type="float" office:value="1547757474" calcext:value-type="float">
            <text:p>1547757474</text:p>
          </table:table-cell>
          <table:table-cell office:value-type="string" calcext:value-type="string">
            <text:p>2019-01-17</text:p>
          </table:table-cell>
          <table:table-cell office:value-type="string" calcext:value-type="string">
            <text:p>20:37:54</text:p>
          </table:table-cell>
          <table:table-cell office:value-type="float" office:value="558941" calcext:value-type="float">
            <text:p>558941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452d845855d11e9d2f0b9ad30ed23bb46e44937cb81dd9e88dbb5db42e95fa57</text:p>
          </table:table-cell>
          <table:table-cell table:number-columns-repeated="2" office:value-type="float" office:value="144" calcext:value-type="float">
            <text:p>144</text:p>
          </table:table-cell>
          <table:table-cell/>
          <table:table-cell table:formula="of:=FLOOR([.A712];60*60*24)" office:value-type="float" office:value="1547683200" calcext:value-type="float">
            <text:p>1547683200</text:p>
          </table:table-cell>
          <table:table-cell table:number-columns-repeated="3"/>
        </table:table-row>
        <table:table-row table:style-name="ro1">
          <table:table-cell office:value-type="float" office:value="1547763379" calcext:value-type="float">
            <text:p>1547763379</text:p>
          </table:table-cell>
          <table:table-cell office:value-type="string" calcext:value-type="string">
            <text:p>2019-01-17</text:p>
          </table:table-cell>
          <table:table-cell office:value-type="string" calcext:value-type="string">
            <text:p>22:16:19</text:p>
          </table:table-cell>
          <table:table-cell office:value-type="float" office:value="558950" calcext:value-type="float">
            <text:p>558950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786e30a35ed6ac376472916284833cf60ab71798a6fb03b7df5197ebfd6aa538</text:p>
          </table:table-cell>
          <table:table-cell table:number-columns-repeated="2" office:value-type="float" office:value="144" calcext:value-type="float">
            <text:p>144</text:p>
          </table:table-cell>
          <table:table-cell/>
          <table:table-cell table:formula="of:=FLOOR([.A713];60*60*24)" office:value-type="float" office:value="1547683200" calcext:value-type="float">
            <text:p>1547683200</text:p>
          </table:table-cell>
          <table:table-cell table:number-columns-repeated="3"/>
        </table:table-row>
        <table:table-row table:style-name="ro1">
          <table:table-cell office:value-type="float" office:value="1547763428" calcext:value-type="float">
            <text:p>1547763428</text:p>
          </table:table-cell>
          <table:table-cell office:value-type="string" calcext:value-type="string">
            <text:p>2019-01-17</text:p>
          </table:table-cell>
          <table:table-cell office:value-type="string" calcext:value-type="string">
            <text:p>22:17:08</text:p>
          </table:table-cell>
          <table:table-cell office:value-type="float" office:value="558951" calcext:value-type="float">
            <text:p>558951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cf9178f335253f8a1bdd3de6967abceea14cdf66680f771570f59580ffc69208</text:p>
          </table:table-cell>
          <table:table-cell table:number-columns-repeated="2" office:value-type="float" office:value="146" calcext:value-type="float">
            <text:p>146</text:p>
          </table:table-cell>
          <table:table-cell/>
          <table:table-cell table:formula="of:=FLOOR([.A714];60*60*24)" office:value-type="float" office:value="1547683200" calcext:value-type="float">
            <text:p>1547683200</text:p>
          </table:table-cell>
          <table:table-cell table:number-columns-repeated="3"/>
        </table:table-row>
        <table:table-row table:style-name="ro1">
          <table:table-cell office:value-type="float" office:value="1547763428" calcext:value-type="float">
            <text:p>1547763428</text:p>
          </table:table-cell>
          <table:table-cell office:value-type="string" calcext:value-type="string">
            <text:p>2019-01-17</text:p>
          </table:table-cell>
          <table:table-cell office:value-type="string" calcext:value-type="string">
            <text:p>22:17:08</text:p>
          </table:table-cell>
          <table:table-cell office:value-type="float" office:value="558951" calcext:value-type="float">
            <text:p>558951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c65f4bad78f18094346c374e1d64474f90c377689ac05279e92277acee498d2f</text:p>
          </table:table-cell>
          <table:table-cell table:number-columns-repeated="2" office:value-type="float" office:value="144" calcext:value-type="float">
            <text:p>144</text:p>
          </table:table-cell>
          <table:table-cell/>
          <table:table-cell table:formula="of:=FLOOR([.A715];60*60*24)" office:value-type="float" office:value="1547683200" calcext:value-type="float">
            <text:p>1547683200</text:p>
          </table:table-cell>
          <table:table-cell table:number-columns-repeated="3"/>
        </table:table-row>
        <table:table-row table:style-name="ro1">
          <table:table-cell office:value-type="float" office:value="1547763428" calcext:value-type="float">
            <text:p>1547763428</text:p>
          </table:table-cell>
          <table:table-cell office:value-type="string" calcext:value-type="string">
            <text:p>2019-01-17</text:p>
          </table:table-cell>
          <table:table-cell office:value-type="string" calcext:value-type="string">
            <text:p>22:17:08</text:p>
          </table:table-cell>
          <table:table-cell office:value-type="float" office:value="558951" calcext:value-type="float">
            <text:p>558951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44136736eb6c65d1c1804d7c829504bb2525a0c19b1580f4ed1d215c1f746b39</text:p>
          </table:table-cell>
          <table:table-cell table:number-columns-repeated="2" office:value-type="float" office:value="144" calcext:value-type="float">
            <text:p>144</text:p>
          </table:table-cell>
          <table:table-cell/>
          <table:table-cell table:formula="of:=FLOOR([.A716];60*60*24)" office:value-type="float" office:value="1547683200" calcext:value-type="float">
            <text:p>1547683200</text:p>
          </table:table-cell>
          <table:table-cell table:number-columns-repeated="3"/>
        </table:table-row>
        <table:table-row table:style-name="ro1">
          <table:table-cell office:value-type="float" office:value="1547763428" calcext:value-type="float">
            <text:p>1547763428</text:p>
          </table:table-cell>
          <table:table-cell office:value-type="string" calcext:value-type="string">
            <text:p>2019-01-17</text:p>
          </table:table-cell>
          <table:table-cell office:value-type="string" calcext:value-type="string">
            <text:p>22:17:08</text:p>
          </table:table-cell>
          <table:table-cell office:value-type="float" office:value="558951" calcext:value-type="float">
            <text:p>558951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882f2d08b4a82d5462c11fffdad98a0a2e7be2e0fff3847cda6c2bc4db269266</text:p>
          </table:table-cell>
          <table:table-cell table:number-columns-repeated="2" office:value-type="float" office:value="144" calcext:value-type="float">
            <text:p>144</text:p>
          </table:table-cell>
          <table:table-cell/>
          <table:table-cell table:formula="of:=FLOOR([.A717];60*60*24)" office:value-type="float" office:value="1547683200" calcext:value-type="float">
            <text:p>1547683200</text:p>
          </table:table-cell>
          <table:table-cell table:number-columns-repeated="3"/>
        </table:table-row>
        <table:table-row table:style-name="ro1">
          <table:table-cell office:value-type="float" office:value="1547763428" calcext:value-type="float">
            <text:p>1547763428</text:p>
          </table:table-cell>
          <table:table-cell office:value-type="string" calcext:value-type="string">
            <text:p>2019-01-17</text:p>
          </table:table-cell>
          <table:table-cell office:value-type="string" calcext:value-type="string">
            <text:p>22:17:08</text:p>
          </table:table-cell>
          <table:table-cell office:value-type="float" office:value="558951" calcext:value-type="float">
            <text:p>558951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5242e9fb321a144b3812d21daae94101a709b50dc0c84d01852cc831e44efe78</text:p>
          </table:table-cell>
          <table:table-cell table:number-columns-repeated="2" office:value-type="float" office:value="144" calcext:value-type="float">
            <text:p>144</text:p>
          </table:table-cell>
          <table:table-cell/>
          <table:table-cell table:formula="of:=FLOOR([.A718];60*60*24)" office:value-type="float" office:value="1547683200" calcext:value-type="float">
            <text:p>1547683200</text:p>
          </table:table-cell>
          <table:table-cell table:number-columns-repeated="3"/>
        </table:table-row>
        <table:table-row table:style-name="ro1">
          <table:table-cell office:value-type="float" office:value="1547763428" calcext:value-type="float">
            <text:p>1547763428</text:p>
          </table:table-cell>
          <table:table-cell office:value-type="string" calcext:value-type="string">
            <text:p>2019-01-17</text:p>
          </table:table-cell>
          <table:table-cell office:value-type="string" calcext:value-type="string">
            <text:p>22:17:08</text:p>
          </table:table-cell>
          <table:table-cell office:value-type="float" office:value="558951" calcext:value-type="float">
            <text:p>558951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8b2cda9e26f701769938665016d42f2427b34c2e62d965490950c2db611114a8</text:p>
          </table:table-cell>
          <table:table-cell table:number-columns-repeated="2" office:value-type="float" office:value="144" calcext:value-type="float">
            <text:p>144</text:p>
          </table:table-cell>
          <table:table-cell/>
          <table:table-cell table:formula="of:=FLOOR([.A719];60*60*24)" office:value-type="float" office:value="1547683200" calcext:value-type="float">
            <text:p>1547683200</text:p>
          </table:table-cell>
          <table:table-cell table:number-columns-repeated="3"/>
        </table:table-row>
        <table:table-row table:style-name="ro1">
          <table:table-cell office:value-type="float" office:value="1547763219" calcext:value-type="float">
            <text:p>1547763219</text:p>
          </table:table-cell>
          <table:table-cell office:value-type="string" calcext:value-type="string">
            <text:p>2019-01-17</text:p>
          </table:table-cell>
          <table:table-cell office:value-type="string" calcext:value-type="string">
            <text:p>22:13:39</text:p>
          </table:table-cell>
          <table:table-cell office:value-type="float" office:value="558949" calcext:value-type="float">
            <text:p>558949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bee251f6282419315cb979425e5a7f0a1bd7aeefd9c635cf5452e49687220a61</text:p>
          </table:table-cell>
          <table:table-cell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  <table:table-cell/>
          <table:table-cell table:formula="of:=FLOOR([.A720];60*60*24)" office:value-type="float" office:value="1547683200" calcext:value-type="float">
            <text:p>1547683200</text:p>
          </table:table-cell>
          <table:table-cell table:number-columns-repeated="3"/>
        </table:table-row>
        <table:table-row table:style-name="ro1">
          <table:table-cell office:value-type="float" office:value="1547763428" calcext:value-type="float">
            <text:p>1547763428</text:p>
          </table:table-cell>
          <table:table-cell office:value-type="string" calcext:value-type="string">
            <text:p>2019-01-17</text:p>
          </table:table-cell>
          <table:table-cell office:value-type="string" calcext:value-type="string">
            <text:p>22:17:08</text:p>
          </table:table-cell>
          <table:table-cell office:value-type="float" office:value="558951" calcext:value-type="float">
            <text:p>558951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e813f7c659f65ddc93b01476b236651a31284beb2253f632687a1f5d07e04fb6</text:p>
          </table:table-cell>
          <table:table-cell table:number-columns-repeated="2" office:value-type="float" office:value="144" calcext:value-type="float">
            <text:p>144</text:p>
          </table:table-cell>
          <table:table-cell/>
          <table:table-cell table:formula="of:=FLOOR([.A721];60*60*24)" office:value-type="float" office:value="1547683200" calcext:value-type="float">
            <text:p>1547683200</text:p>
          </table:table-cell>
          <table:table-cell table:number-columns-repeated="3"/>
        </table:table-row>
        <table:table-row table:style-name="ro1">
          <table:table-cell office:value-type="float" office:value="1547763428" calcext:value-type="float">
            <text:p>1547763428</text:p>
          </table:table-cell>
          <table:table-cell office:value-type="string" calcext:value-type="string">
            <text:p>2019-01-17</text:p>
          </table:table-cell>
          <table:table-cell office:value-type="string" calcext:value-type="string">
            <text:p>22:17:08</text:p>
          </table:table-cell>
          <table:table-cell office:value-type="float" office:value="558951" calcext:value-type="float">
            <text:p>558951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757c5ed092775e1ce0f8d4e13b03921ef51350c3079e79b83a2f2995e61b18b9</text:p>
          </table:table-cell>
          <table:table-cell table:number-columns-repeated="2" office:value-type="float" office:value="144" calcext:value-type="float">
            <text:p>144</text:p>
          </table:table-cell>
          <table:table-cell/>
          <table:table-cell table:formula="of:=FLOOR([.A722];60*60*24)" office:value-type="float" office:value="1547683200" calcext:value-type="float">
            <text:p>1547683200</text:p>
          </table:table-cell>
          <table:table-cell table:number-columns-repeated="3"/>
        </table:table-row>
        <table:table-row table:style-name="ro1">
          <table:table-cell office:value-type="float" office:value="1547763219" calcext:value-type="float">
            <text:p>1547763219</text:p>
          </table:table-cell>
          <table:table-cell office:value-type="string" calcext:value-type="string">
            <text:p>2019-01-17</text:p>
          </table:table-cell>
          <table:table-cell office:value-type="string" calcext:value-type="string">
            <text:p>22:13:39</text:p>
          </table:table-cell>
          <table:table-cell office:value-type="float" office:value="558949" calcext:value-type="float">
            <text:p>558949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889a0a3fec0611c17049a25705b416c0544268ecf41d097a7cdc98d75ab82386</text:p>
          </table:table-cell>
          <table:table-cell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  <table:table-cell/>
          <table:table-cell table:formula="of:=FLOOR([.A723];60*60*24)" office:value-type="float" office:value="1547683200" calcext:value-type="float">
            <text:p>1547683200</text:p>
          </table:table-cell>
          <table:table-cell table:number-columns-repeated="3"/>
        </table:table-row>
        <table:table-row table:style-name="ro1">
          <table:table-cell office:value-type="float" office:value="1547763428" calcext:value-type="float">
            <text:p>1547763428</text:p>
          </table:table-cell>
          <table:table-cell office:value-type="string" calcext:value-type="string">
            <text:p>2019-01-17</text:p>
          </table:table-cell>
          <table:table-cell office:value-type="string" calcext:value-type="string">
            <text:p>22:17:08</text:p>
          </table:table-cell>
          <table:table-cell office:value-type="float" office:value="558951" calcext:value-type="float">
            <text:p>558951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d75789c163a9ed4328dcbca683c43aa5f99d423f8782c2be5b58876e2a5f04da</text:p>
          </table:table-cell>
          <table:table-cell table:number-columns-repeated="2" office:value-type="float" office:value="144" calcext:value-type="float">
            <text:p>144</text:p>
          </table:table-cell>
          <table:table-cell/>
          <table:table-cell table:formula="of:=FLOOR([.A724];60*60*24)" office:value-type="float" office:value="1547683200" calcext:value-type="float">
            <text:p>1547683200</text:p>
          </table:table-cell>
          <table:table-cell table:number-columns-repeated="3"/>
        </table:table-row>
        <table:table-row table:style-name="ro1">
          <table:table-cell office:value-type="float" office:value="1547763379" calcext:value-type="float">
            <text:p>1547763379</text:p>
          </table:table-cell>
          <table:table-cell office:value-type="string" calcext:value-type="string">
            <text:p>2019-01-17</text:p>
          </table:table-cell>
          <table:table-cell office:value-type="string" calcext:value-type="string">
            <text:p>22:16:19</text:p>
          </table:table-cell>
          <table:table-cell office:value-type="float" office:value="558950" calcext:value-type="float">
            <text:p>558950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03fd1f7d6691295c829882a7a91c7048e508fc564d20bf7f6d5ae40f5e10300f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725];60*60*24)" office:value-type="float" office:value="1547683200" calcext:value-type="float">
            <text:p>1547683200</text:p>
          </table:table-cell>
          <table:table-cell table:number-columns-repeated="3"/>
        </table:table-row>
        <table:table-row table:style-name="ro1">
          <table:table-cell office:value-type="float" office:value="1547763219" calcext:value-type="float">
            <text:p>1547763219</text:p>
          </table:table-cell>
          <table:table-cell office:value-type="string" calcext:value-type="string">
            <text:p>2019-01-17</text:p>
          </table:table-cell>
          <table:table-cell office:value-type="string" calcext:value-type="string">
            <text:p>22:13:39</text:p>
          </table:table-cell>
          <table:table-cell office:value-type="float" office:value="558949" calcext:value-type="float">
            <text:p>558949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73e5398088161f994105498b5933cd5370d0200630093c10ac7678f3aeca1cd9</text:p>
          </table:table-cell>
          <table:table-cell table:number-columns-repeated="2" office:value-type="float" office:value="144" calcext:value-type="float">
            <text:p>144</text:p>
          </table:table-cell>
          <table:table-cell/>
          <table:table-cell table:formula="of:=FLOOR([.A726];60*60*24)" office:value-type="float" office:value="1547683200" calcext:value-type="float">
            <text:p>1547683200</text:p>
          </table:table-cell>
          <table:table-cell table:number-columns-repeated="3"/>
        </table:table-row>
        <table:table-row table:style-name="ro1">
          <table:table-cell office:value-type="float" office:value="1547762558" calcext:value-type="float">
            <text:p>1547762558</text:p>
          </table:table-cell>
          <table:table-cell office:value-type="string" calcext:value-type="string">
            <text:p>2019-01-17</text:p>
          </table:table-cell>
          <table:table-cell office:value-type="string" calcext:value-type="string">
            <text:p>22:02:38</text:p>
          </table:table-cell>
          <table:table-cell office:value-type="float" office:value="558947" calcext:value-type="float">
            <text:p>558947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26debd8c7bce11183e5a899030fffad7e1e1a1b0ce43d74cf2d8ec1628a23ceb</text:p>
          </table:table-cell>
          <table:table-cell office:value-type="float" office:value="396" calcext:value-type="float">
            <text:p>396</text:p>
          </table:table-cell>
          <table:table-cell office:value-type="float" office:value="397" calcext:value-type="float">
            <text:p>397</text:p>
          </table:table-cell>
          <table:table-cell/>
          <table:table-cell table:formula="of:=FLOOR([.A727];60*60*24)" office:value-type="float" office:value="1547683200" calcext:value-type="float">
            <text:p>1547683200</text:p>
          </table:table-cell>
          <table:table-cell table:number-columns-repeated="3"/>
        </table:table-row>
        <table:table-row table:style-name="ro1">
          <table:table-cell office:value-type="float" office:value="1547762142" calcext:value-type="float">
            <text:p>1547762142</text:p>
          </table:table-cell>
          <table:table-cell office:value-type="string" calcext:value-type="string">
            <text:p>2019-01-17</text:p>
          </table:table-cell>
          <table:table-cell office:value-type="string" calcext:value-type="string">
            <text:p>21:55:42</text:p>
          </table:table-cell>
          <table:table-cell office:value-type="float" office:value="558946" calcext:value-type="float">
            <text:p>558946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e0d5aeb8fc1734fb5e29a0df2e94f8666208f8f816929d10d48c18da6f131538</text:p>
          </table:table-cell>
          <table:table-cell office:value-type="float" office:value="144" calcext:value-type="float">
            <text:p>144</text:p>
          </table:table-cell>
          <table:table-cell office:value-type="float" office:value="999" calcext:value-type="float">
            <text:p>999</text:p>
          </table:table-cell>
          <table:table-cell/>
          <table:table-cell table:formula="of:=FLOOR([.A728];60*60*24)" office:value-type="float" office:value="1547683200" calcext:value-type="float">
            <text:p>1547683200</text:p>
          </table:table-cell>
          <table:table-cell table:number-columns-repeated="3"/>
        </table:table-row>
        <table:table-row table:style-name="ro1">
          <table:table-cell office:value-type="float" office:value="1547762578" calcext:value-type="float">
            <text:p>1547762578</text:p>
          </table:table-cell>
          <table:table-cell office:value-type="string" calcext:value-type="string">
            <text:p>2019-01-17</text:p>
          </table:table-cell>
          <table:table-cell office:value-type="string" calcext:value-type="string">
            <text:p>22:02:58</text:p>
          </table:table-cell>
          <table:table-cell office:value-type="float" office:value="558948" calcext:value-type="float">
            <text:p>558948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9a0f5967d5882f1b9cbe7493a08c19704a11ff57ea7c5f4c3dbaf0ad4a7d87e0</text:p>
          </table:table-cell>
          <table:table-cell office:value-type="float" office:value="144" calcext:value-type="float">
            <text:p>144</text:p>
          </table:table-cell>
          <table:table-cell office:value-type="float" office:value="175" calcext:value-type="float">
            <text:p>175</text:p>
          </table:table-cell>
          <table:table-cell/>
          <table:table-cell table:formula="of:=FLOOR([.A729];60*60*24)" office:value-type="float" office:value="1547683200" calcext:value-type="float">
            <text:p>1547683200</text:p>
          </table:table-cell>
          <table:table-cell table:number-columns-repeated="3"/>
        </table:table-row>
        <table:table-row table:style-name="ro1">
          <table:table-cell office:value-type="float" office:value="1547763904" calcext:value-type="float">
            <text:p>1547763904</text:p>
          </table:table-cell>
          <table:table-cell office:value-type="string" calcext:value-type="string">
            <text:p>2019-01-17</text:p>
          </table:table-cell>
          <table:table-cell office:value-type="string" calcext:value-type="string">
            <text:p>22:25:04</text:p>
          </table:table-cell>
          <table:table-cell office:value-type="float" office:value="558952" calcext:value-type="float">
            <text:p>558952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4026706814abae65f9ba566352e5deb26853160d24d41498ffdadf961087fb3c</text:p>
          </table:table-cell>
          <table:table-cell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  <table:table-cell/>
          <table:table-cell table:formula="of:=FLOOR([.A730];60*60*24)" office:value-type="float" office:value="1547683200" calcext:value-type="float">
            <text:p>1547683200</text:p>
          </table:table-cell>
          <table:table-cell table:number-columns-repeated="3"/>
        </table:table-row>
        <table:table-row table:style-name="ro1">
          <table:table-cell office:value-type="float" office:value="1547763904" calcext:value-type="float">
            <text:p>1547763904</text:p>
          </table:table-cell>
          <table:table-cell office:value-type="string" calcext:value-type="string">
            <text:p>2019-01-17</text:p>
          </table:table-cell>
          <table:table-cell office:value-type="string" calcext:value-type="string">
            <text:p>22:25:04</text:p>
          </table:table-cell>
          <table:table-cell office:value-type="float" office:value="558952" calcext:value-type="float">
            <text:p>558952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c2dee628a34525d429b276675924e65408fdc10e40b9bd6539236b7484ba9a7a</text:p>
          </table:table-cell>
          <table:table-cell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  <table:table-cell/>
          <table:table-cell table:formula="of:=FLOOR([.A731];60*60*24)" office:value-type="float" office:value="1547683200" calcext:value-type="float">
            <text:p>1547683200</text:p>
          </table:table-cell>
          <table:table-cell table:number-columns-repeated="3"/>
        </table:table-row>
        <table:table-row table:style-name="ro1">
          <table:table-cell office:value-type="float" office:value="1547762558" calcext:value-type="float">
            <text:p>1547762558</text:p>
          </table:table-cell>
          <table:table-cell office:value-type="string" calcext:value-type="string">
            <text:p>2019-01-17</text:p>
          </table:table-cell>
          <table:table-cell office:value-type="string" calcext:value-type="string">
            <text:p>22:02:38</text:p>
          </table:table-cell>
          <table:table-cell office:value-type="float" office:value="558947" calcext:value-type="float">
            <text:p>558947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463767037dbf88fc2f049d10bd404dc982d56266dbb858a942bc3ebfbbcb3475</text:p>
          </table:table-cell>
          <table:table-cell office:value-type="float" office:value="144" calcext:value-type="float">
            <text:p>144</text:p>
          </table:table-cell>
          <table:table-cell office:value-type="float" office:value="150" calcext:value-type="float">
            <text:p>150</text:p>
          </table:table-cell>
          <table:table-cell/>
          <table:table-cell table:formula="of:=FLOOR([.A732];60*60*24)" office:value-type="float" office:value="1547683200" calcext:value-type="float">
            <text:p>1547683200</text:p>
          </table:table-cell>
          <table:table-cell table:number-columns-repeated="3"/>
        </table:table-row>
        <table:table-row table:style-name="ro1">
          <table:table-cell office:value-type="float" office:value="1547762558" calcext:value-type="float">
            <text:p>1547762558</text:p>
          </table:table-cell>
          <table:table-cell office:value-type="string" calcext:value-type="string">
            <text:p>2019-01-17</text:p>
          </table:table-cell>
          <table:table-cell office:value-type="string" calcext:value-type="string">
            <text:p>22:02:38</text:p>
          </table:table-cell>
          <table:table-cell office:value-type="float" office:value="558947" calcext:value-type="float">
            <text:p>558947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ee3a286efb36760133ae52625992d0207cd74a92c625cb499010e4c7a239d585</text:p>
          </table:table-cell>
          <table:table-cell office:value-type="float" office:value="144" calcext:value-type="float">
            <text:p>144</text:p>
          </table:table-cell>
          <table:table-cell office:value-type="float" office:value="150" calcext:value-type="float">
            <text:p>150</text:p>
          </table:table-cell>
          <table:table-cell/>
          <table:table-cell table:formula="of:=FLOOR([.A733];60*60*24)" office:value-type="float" office:value="1547683200" calcext:value-type="float">
            <text:p>1547683200</text:p>
          </table:table-cell>
          <table:table-cell table:number-columns-repeated="3"/>
        </table:table-row>
        <table:table-row table:style-name="ro1">
          <table:table-cell office:value-type="float" office:value="1547762558" calcext:value-type="float">
            <text:p>1547762558</text:p>
          </table:table-cell>
          <table:table-cell office:value-type="string" calcext:value-type="string">
            <text:p>2019-01-17</text:p>
          </table:table-cell>
          <table:table-cell office:value-type="string" calcext:value-type="string">
            <text:p>22:02:38</text:p>
          </table:table-cell>
          <table:table-cell office:value-type="float" office:value="558947" calcext:value-type="float">
            <text:p>558947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f07725b518aeaea7ecc5f6b65423fa80cfcfc12fd34347c7e280eed0409848c5</text:p>
          </table:table-cell>
          <table:table-cell office:value-type="float" office:value="144" calcext:value-type="float">
            <text:p>144</text:p>
          </table:table-cell>
          <table:table-cell office:value-type="float" office:value="150" calcext:value-type="float">
            <text:p>150</text:p>
          </table:table-cell>
          <table:table-cell/>
          <table:table-cell table:formula="of:=FLOOR([.A734];60*60*24)" office:value-type="float" office:value="1547683200" calcext:value-type="float">
            <text:p>1547683200</text:p>
          </table:table-cell>
          <table:table-cell table:number-columns-repeated="3"/>
        </table:table-row>
        <table:table-row table:style-name="ro1">
          <table:table-cell office:value-type="float" office:value="1547763219" calcext:value-type="float">
            <text:p>1547763219</text:p>
          </table:table-cell>
          <table:table-cell office:value-type="string" calcext:value-type="string">
            <text:p>2019-01-17</text:p>
          </table:table-cell>
          <table:table-cell office:value-type="string" calcext:value-type="string">
            <text:p>22:13:39</text:p>
          </table:table-cell>
          <table:table-cell office:value-type="float" office:value="558949" calcext:value-type="float">
            <text:p>558949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5d9533c260c4ad73965ff70266b77fc81d22634a71a3bf80e56dffad48743905</text:p>
          </table:table-cell>
          <table:table-cell office:value-type="float" office:value="144" calcext:value-type="float">
            <text:p>144</text:p>
          </table:table-cell>
          <table:table-cell office:value-type="float" office:value="187" calcext:value-type="float">
            <text:p>187</text:p>
          </table:table-cell>
          <table:table-cell/>
          <table:table-cell table:formula="of:=FLOOR([.A735];60*60*24)" office:value-type="float" office:value="1547683200" calcext:value-type="float">
            <text:p>1547683200</text:p>
          </table:table-cell>
          <table:table-cell table:number-columns-repeated="3"/>
        </table:table-row>
        <table:table-row table:style-name="ro1">
          <table:table-cell office:value-type="float" office:value="1547765258" calcext:value-type="float">
            <text:p>1547765258</text:p>
          </table:table-cell>
          <table:table-cell office:value-type="string" calcext:value-type="string">
            <text:p>2019-01-17</text:p>
          </table:table-cell>
          <table:table-cell office:value-type="string" calcext:value-type="string">
            <text:p>22:47:38</text:p>
          </table:table-cell>
          <table:table-cell office:value-type="float" office:value="558954" calcext:value-type="float">
            <text:p>558954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2be1c8c5852b0b5c0673715bb7de85588e79bc69ae4fd91a18e85d8b010189f5</text:p>
          </table:table-cell>
          <table:table-cell table:number-columns-repeated="2" office:value-type="float" office:value="144" calcext:value-type="float">
            <text:p>144</text:p>
          </table:table-cell>
          <table:table-cell/>
          <table:table-cell table:formula="of:=FLOOR([.A736];60*60*24)" office:value-type="float" office:value="1547683200" calcext:value-type="float">
            <text:p>1547683200</text:p>
          </table:table-cell>
          <table:table-cell table:number-columns-repeated="3"/>
        </table:table-row>
        <table:table-row table:style-name="ro1">
          <table:table-cell office:value-type="float" office:value="1547765258" calcext:value-type="float">
            <text:p>1547765258</text:p>
          </table:table-cell>
          <table:table-cell office:value-type="string" calcext:value-type="string">
            <text:p>2019-01-17</text:p>
          </table:table-cell>
          <table:table-cell office:value-type="string" calcext:value-type="string">
            <text:p>22:47:38</text:p>
          </table:table-cell>
          <table:table-cell office:value-type="float" office:value="558954" calcext:value-type="float">
            <text:p>558954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16a1a6d66204460a58e70f80d53a11506e37a3c18db3fd8c5258aed612680f1c</text:p>
          </table:table-cell>
          <table:table-cell table:number-columns-repeated="2" office:value-type="float" office:value="144" calcext:value-type="float">
            <text:p>144</text:p>
          </table:table-cell>
          <table:table-cell/>
          <table:table-cell table:formula="of:=FLOOR([.A737];60*60*24)" office:value-type="float" office:value="1547683200" calcext:value-type="float">
            <text:p>1547683200</text:p>
          </table:table-cell>
          <table:table-cell table:number-columns-repeated="3"/>
        </table:table-row>
        <table:table-row table:style-name="ro1">
          <table:table-cell office:value-type="float" office:value="1547763904" calcext:value-type="float">
            <text:p>1547763904</text:p>
          </table:table-cell>
          <table:table-cell office:value-type="string" calcext:value-type="string">
            <text:p>2019-01-17</text:p>
          </table:table-cell>
          <table:table-cell office:value-type="string" calcext:value-type="string">
            <text:p>22:25:04</text:p>
          </table:table-cell>
          <table:table-cell office:value-type="float" office:value="558952" calcext:value-type="float">
            <text:p>558952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eaf90769ff5e555bc05dc8812634bbd88453317f9206f8304e23ffe6f7f2a35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738];60*60*24)" office:value-type="float" office:value="1547683200" calcext:value-type="float">
            <text:p>1547683200</text:p>
          </table:table-cell>
          <table:table-cell table:number-columns-repeated="3"/>
        </table:table-row>
        <table:table-row table:style-name="ro1">
          <table:table-cell office:value-type="float" office:value="1547763904" calcext:value-type="float">
            <text:p>1547763904</text:p>
          </table:table-cell>
          <table:table-cell office:value-type="string" calcext:value-type="string">
            <text:p>2019-01-17</text:p>
          </table:table-cell>
          <table:table-cell office:value-type="string" calcext:value-type="string">
            <text:p>22:25:04</text:p>
          </table:table-cell>
          <table:table-cell office:value-type="float" office:value="558952" calcext:value-type="float">
            <text:p>558952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797119937f6e96643c1a766b833031f8e167522d2d357ebdaaf5afc273ee4b92</text:p>
          </table:table-cell>
          <table:table-cell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  <table:table-cell/>
          <table:table-cell table:formula="of:=FLOOR([.A739];60*60*24)" office:value-type="float" office:value="1547683200" calcext:value-type="float">
            <text:p>1547683200</text:p>
          </table:table-cell>
          <table:table-cell table:number-columns-repeated="3"/>
        </table:table-row>
        <table:table-row table:style-name="ro1">
          <table:table-cell office:value-type="float" office:value="1547765635" calcext:value-type="float">
            <text:p>1547765635</text:p>
          </table:table-cell>
          <table:table-cell office:value-type="string" calcext:value-type="string">
            <text:p>2019-01-17</text:p>
          </table:table-cell>
          <table:table-cell office:value-type="string" calcext:value-type="string">
            <text:p>22:53:55</text:p>
          </table:table-cell>
          <table:table-cell office:value-type="float" office:value="558955" calcext:value-type="float">
            <text:p>558955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0f1efbaa774feb7e9263590b47975efba9b62a0c7702de6ef50c7e6045c0803c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740];60*60*24)" office:value-type="float" office:value="1547683200" calcext:value-type="float">
            <text:p>1547683200</text:p>
          </table:table-cell>
          <table:table-cell table:number-columns-repeated="3"/>
        </table:table-row>
        <table:table-row table:style-name="ro1">
          <table:table-cell office:value-type="float" office:value="1547765258" calcext:value-type="float">
            <text:p>1547765258</text:p>
          </table:table-cell>
          <table:table-cell office:value-type="string" calcext:value-type="string">
            <text:p>2019-01-17</text:p>
          </table:table-cell>
          <table:table-cell office:value-type="string" calcext:value-type="string">
            <text:p>22:47:38</text:p>
          </table:table-cell>
          <table:table-cell office:value-type="float" office:value="558954" calcext:value-type="float">
            <text:p>558954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58c7f19f13ae1489dc1a7121b75c5accc4afb24cf810948cf3cc879edd3bddf7</text:p>
          </table:table-cell>
          <table:table-cell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  <table:table-cell/>
          <table:table-cell table:formula="of:=FLOOR([.A741];60*60*24)" office:value-type="float" office:value="1547683200" calcext:value-type="float">
            <text:p>1547683200</text:p>
          </table:table-cell>
          <table:table-cell table:number-columns-repeated="3"/>
        </table:table-row>
        <table:table-row table:style-name="ro1">
          <table:table-cell office:value-type="float" office:value="1547764682" calcext:value-type="float">
            <text:p>1547764682</text:p>
          </table:table-cell>
          <table:table-cell office:value-type="string" calcext:value-type="string">
            <text:p>2019-01-17</text:p>
          </table:table-cell>
          <table:table-cell office:value-type="string" calcext:value-type="string">
            <text:p>22:38:02</text:p>
          </table:table-cell>
          <table:table-cell office:value-type="float" office:value="558953" calcext:value-type="float">
            <text:p>558953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b4b8c17897608d985971cd2627f5d4a6e3d188b474834de2000e2bb4a3f13877</text:p>
          </table:table-cell>
          <table:table-cell office:value-type="float" office:value="144" calcext:value-type="float">
            <text:p>144</text:p>
          </table:table-cell>
          <table:table-cell office:value-type="float" office:value="8941" calcext:value-type="float">
            <text:p>8941</text:p>
          </table:table-cell>
          <table:table-cell/>
          <table:table-cell table:formula="of:=FLOOR([.A742];60*60*24)" office:value-type="float" office:value="1547683200" calcext:value-type="float">
            <text:p>1547683200</text:p>
          </table:table-cell>
          <table:table-cell table:number-columns-repeated="3"/>
        </table:table-row>
        <table:table-row table:style-name="ro1">
          <table:table-cell office:value-type="float" office:value="1547768698" calcext:value-type="float">
            <text:p>1547768698</text:p>
          </table:table-cell>
          <table:table-cell office:value-type="string" calcext:value-type="string">
            <text:p>2019-01-17</text:p>
          </table:table-cell>
          <table:table-cell office:value-type="string" calcext:value-type="string">
            <text:p>23:44:58</text:p>
          </table:table-cell>
          <table:table-cell office:value-type="float" office:value="558960" calcext:value-type="float">
            <text:p>558960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25736fcc77f5b6e42b0dd1679ca81ca0601dace18eac11a0d808fd79d9c2440a</text:p>
          </table:table-cell>
          <table:table-cell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  <table:table-cell/>
          <table:table-cell table:formula="of:=FLOOR([.A743];60*60*24)" office:value-type="float" office:value="1547683200" calcext:value-type="float">
            <text:p>1547683200</text:p>
          </table:table-cell>
          <table:table-cell table:number-columns-repeated="3"/>
        </table:table-row>
        <table:table-row table:style-name="ro1">
          <table:table-cell office:value-type="float" office:value="1547774415" calcext:value-type="float">
            <text:p>1547774415</text:p>
          </table:table-cell>
          <table:table-cell office:value-type="string" calcext:value-type="string">
            <text:p>2019-01-18</text:p>
          </table:table-cell>
          <table:table-cell office:value-type="string" calcext:value-type="string">
            <text:p>01:20:15</text:p>
          </table:table-cell>
          <table:table-cell office:value-type="float" office:value="558965" calcext:value-type="float">
            <text:p>558965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632f5db39ccb41e994ff672bdd879519e930df5c5455428e4eca016d38da5553</text:p>
          </table:table-cell>
          <table:table-cell table:number-columns-repeated="2" office:value-type="float" office:value="160" calcext:value-type="float">
            <text:p>160</text:p>
          </table:table-cell>
          <table:table-cell/>
          <table:table-cell table:formula="of:=FLOOR([.A744];60*60*24)" office:value-type="float" office:value="1547769600" calcext:value-type="float">
            <text:p>1547769600</text:p>
          </table:table-cell>
          <table:table-cell table:number-columns-repeated="3"/>
        </table:table-row>
        <table:table-row table:style-name="ro1">
          <table:table-cell office:value-type="float" office:value="1547774840" calcext:value-type="float">
            <text:p>1547774840</text:p>
          </table:table-cell>
          <table:table-cell office:value-type="string" calcext:value-type="string">
            <text:p>2019-01-18</text:p>
          </table:table-cell>
          <table:table-cell office:value-type="string" calcext:value-type="string">
            <text:p>01:27:20</text:p>
          </table:table-cell>
          <table:table-cell office:value-type="float" office:value="558967" calcext:value-type="float">
            <text:p>558967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5c8cc969a62772be0d2150a01e245c2d73b696e78adc41a0d47502fe08c485df</text:p>
          </table:table-cell>
          <table:table-cell table:number-columns-repeated="2" office:value-type="float" office:value="240" calcext:value-type="float">
            <text:p>240</text:p>
          </table:table-cell>
          <table:table-cell/>
          <table:table-cell table:formula="of:=FLOOR([.A745];60*60*24)" office:value-type="float" office:value="1547769600" calcext:value-type="float">
            <text:p>1547769600</text:p>
          </table:table-cell>
          <table:table-cell table:number-columns-repeated="3"/>
        </table:table-row>
        <table:table-row table:style-name="ro1">
          <table:table-cell office:value-type="float" office:value="1547772323" calcext:value-type="float">
            <text:p>1547772323</text:p>
          </table:table-cell>
          <table:table-cell office:value-type="string" calcext:value-type="string">
            <text:p>2019-01-18</text:p>
          </table:table-cell>
          <table:table-cell office:value-type="string" calcext:value-type="string">
            <text:p>00:45:23</text:p>
          </table:table-cell>
          <table:table-cell office:value-type="float" office:value="558963" calcext:value-type="float">
            <text:p>558963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3d1ebe6cd21396ab0c6a2b5b1934b292b8ab7d239cdfb499bf061cf51910f014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746];60*60*24)" office:value-type="float" office:value="1547769600" calcext:value-type="float">
            <text:p>1547769600</text:p>
          </table:table-cell>
          <table:table-cell table:number-columns-repeated="3"/>
        </table:table-row>
        <table:table-row table:style-name="ro1">
          <table:table-cell office:value-type="float" office:value="1547774840" calcext:value-type="float">
            <text:p>1547774840</text:p>
          </table:table-cell>
          <table:table-cell office:value-type="string" calcext:value-type="string">
            <text:p>2019-01-18</text:p>
          </table:table-cell>
          <table:table-cell office:value-type="string" calcext:value-type="string">
            <text:p>01:27:20</text:p>
          </table:table-cell>
          <table:table-cell office:value-type="float" office:value="558967" calcext:value-type="float">
            <text:p>558967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ae80684e62bb86cbcbd4d737938e2c5c35c1b614007ed0d6eaefc9ce4f5653dd</text:p>
          </table:table-cell>
          <table:table-cell office:value-type="float" office:value="269" calcext:value-type="float">
            <text:p>269</text:p>
          </table:table-cell>
          <table:table-cell office:value-type="float" office:value="270" calcext:value-type="float">
            <text:p>270</text:p>
          </table:table-cell>
          <table:table-cell/>
          <table:table-cell table:formula="of:=FLOOR([.A747];60*60*24)" office:value-type="float" office:value="1547769600" calcext:value-type="float">
            <text:p>1547769600</text:p>
          </table:table-cell>
          <table:table-cell table:number-columns-repeated="3"/>
        </table:table-row>
        <table:table-row table:style-name="ro1">
          <table:table-cell office:value-type="float" office:value="1547774415" calcext:value-type="float">
            <text:p>1547774415</text:p>
          </table:table-cell>
          <table:table-cell office:value-type="string" calcext:value-type="string">
            <text:p>2019-01-18</text:p>
          </table:table-cell>
          <table:table-cell office:value-type="string" calcext:value-type="string">
            <text:p>01:20:15</text:p>
          </table:table-cell>
          <table:table-cell office:value-type="float" office:value="558965" calcext:value-type="float">
            <text:p>558965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3a78c26b9d8bdcd40c71d93d337e171afaaf9eede97c90a52fe29fe8e2a1818c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748];60*60*24)" office:value-type="float" office:value="1547769600" calcext:value-type="float">
            <text:p>1547769600</text:p>
          </table:table-cell>
          <table:table-cell table:number-columns-repeated="3"/>
        </table:table-row>
        <table:table-row table:style-name="ro1">
          <table:table-cell office:value-type="float" office:value="1547774415" calcext:value-type="float">
            <text:p>1547774415</text:p>
          </table:table-cell>
          <table:table-cell office:value-type="string" calcext:value-type="string">
            <text:p>2019-01-18</text:p>
          </table:table-cell>
          <table:table-cell office:value-type="string" calcext:value-type="string">
            <text:p>01:20:15</text:p>
          </table:table-cell>
          <table:table-cell office:value-type="float" office:value="558965" calcext:value-type="float">
            <text:p>558965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2125241141d166f39eba2ef27f5461596932e1e9c8b9c44d5658a79c6d58abac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749];60*60*24)" office:value-type="float" office:value="1547769600" calcext:value-type="float">
            <text:p>1547769600</text:p>
          </table:table-cell>
          <table:table-cell table:number-columns-repeated="3"/>
        </table:table-row>
        <table:table-row table:style-name="ro1">
          <table:table-cell office:value-type="float" office:value="1547778244" calcext:value-type="float">
            <text:p>1547778244</text:p>
          </table:table-cell>
          <table:table-cell office:value-type="string" calcext:value-type="string">
            <text:p>2019-01-18</text:p>
          </table:table-cell>
          <table:table-cell office:value-type="string" calcext:value-type="string">
            <text:p>02:24:04</text:p>
          </table:table-cell>
          <table:table-cell office:value-type="float" office:value="558974" calcext:value-type="float">
            <text:p>558974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eea91c750d2bbe089efb30496bc90c8398b5d638d016127abe999c19dbf28e1e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750];60*60*24)" office:value-type="float" office:value="1547769600" calcext:value-type="float">
            <text:p>1547769600</text:p>
          </table:table-cell>
          <table:table-cell table:number-columns-repeated="3"/>
        </table:table-row>
        <table:table-row table:style-name="ro1">
          <table:table-cell office:value-type="float" office:value="1547776017" calcext:value-type="float">
            <text:p>1547776017</text:p>
          </table:table-cell>
          <table:table-cell office:value-type="string" calcext:value-type="string">
            <text:p>2019-01-18</text:p>
          </table:table-cell>
          <table:table-cell office:value-type="string" calcext:value-type="string">
            <text:p>01:46:57</text:p>
          </table:table-cell>
          <table:table-cell office:value-type="float" office:value="558969" calcext:value-type="float">
            <text:p>558969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804c6f49e6ff553499cc25ad049ac1828e3e886985952953f39f38a35c7b2aac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751];60*60*24)" office:value-type="float" office:value="1547769600" calcext:value-type="float">
            <text:p>1547769600</text:p>
          </table:table-cell>
          <table:table-cell table:number-columns-repeated="3"/>
        </table:table-row>
        <table:table-row table:style-name="ro1">
          <table:table-cell office:value-type="float" office:value="1547778409" calcext:value-type="float">
            <text:p>1547778409</text:p>
          </table:table-cell>
          <table:table-cell office:value-type="string" calcext:value-type="string">
            <text:p>2019-01-18</text:p>
          </table:table-cell>
          <table:table-cell office:value-type="string" calcext:value-type="string">
            <text:p>02:26:49</text:p>
          </table:table-cell>
          <table:table-cell office:value-type="float" office:value="558975" calcext:value-type="float">
            <text:p>558975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aa63d19c63693274e9fb034389271dcd07f2fd5fa22a42c2a4e291a113a222b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752];60*60*24)" office:value-type="float" office:value="1547769600" calcext:value-type="float">
            <text:p>1547769600</text:p>
          </table:table-cell>
          <table:table-cell table:number-columns-repeated="3"/>
        </table:table-row>
        <table:table-row table:style-name="ro1">
          <table:table-cell office:value-type="float" office:value="1547778409" calcext:value-type="float">
            <text:p>1547778409</text:p>
          </table:table-cell>
          <table:table-cell office:value-type="string" calcext:value-type="string">
            <text:p>2019-01-18</text:p>
          </table:table-cell>
          <table:table-cell office:value-type="string" calcext:value-type="string">
            <text:p>02:26:49</text:p>
          </table:table-cell>
          <table:table-cell office:value-type="float" office:value="558975" calcext:value-type="float">
            <text:p>558975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3e0b81b11e52f495e612b5b5e99f938230b5fd7d209143d65ec2c840d5829bf6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753];60*60*24)" office:value-type="float" office:value="1547769600" calcext:value-type="float">
            <text:p>1547769600</text:p>
          </table:table-cell>
          <table:table-cell table:number-columns-repeated="3"/>
        </table:table-row>
        <table:table-row table:style-name="ro1">
          <table:table-cell office:value-type="float" office:value="1547784061" calcext:value-type="float">
            <text:p>1547784061</text:p>
          </table:table-cell>
          <table:table-cell office:value-type="string" calcext:value-type="string">
            <text:p>2019-01-18</text:p>
          </table:table-cell>
          <table:table-cell office:value-type="string" calcext:value-type="string">
            <text:p>04:01:01</text:p>
          </table:table-cell>
          <table:table-cell office:value-type="float" office:value="558982" calcext:value-type="float">
            <text:p>558982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02dbc50c44af6bbf3898dc4e8025b3b168063aedd89f29651b806b9a97eaf097</text:p>
          </table:table-cell>
          <table:table-cell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  <table:table-cell/>
          <table:table-cell table:formula="of:=FLOOR([.A754];60*60*24)" office:value-type="float" office:value="1547769600" calcext:value-type="float">
            <text:p>1547769600</text:p>
          </table:table-cell>
          <table:table-cell table:number-columns-repeated="3"/>
        </table:table-row>
        <table:table-row table:style-name="ro1">
          <table:table-cell office:value-type="float" office:value="1547777989" calcext:value-type="float">
            <text:p>1547777989</text:p>
          </table:table-cell>
          <table:table-cell office:value-type="string" calcext:value-type="string">
            <text:p>2019-01-18</text:p>
          </table:table-cell>
          <table:table-cell office:value-type="string" calcext:value-type="string">
            <text:p>02:19:49</text:p>
          </table:table-cell>
          <table:table-cell office:value-type="float" office:value="558973" calcext:value-type="float">
            <text:p>558973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3e85de82abd229d8163baa8ec08b710056eb9d6fcc0372a093271f8ba207818e</text:p>
          </table:table-cell>
          <table:table-cell office:value-type="float" office:value="420" calcext:value-type="float">
            <text:p>420</text:p>
          </table:table-cell>
          <table:table-cell office:value-type="float" office:value="421" calcext:value-type="float">
            <text:p>421</text:p>
          </table:table-cell>
          <table:table-cell/>
          <table:table-cell table:formula="of:=FLOOR([.A755];60*60*24)" office:value-type="float" office:value="1547769600" calcext:value-type="float">
            <text:p>1547769600</text:p>
          </table:table-cell>
          <table:table-cell table:number-columns-repeated="3"/>
        </table:table-row>
        <table:table-row table:style-name="ro1">
          <table:table-cell office:value-type="float" office:value="1547784061" calcext:value-type="float">
            <text:p>1547784061</text:p>
          </table:table-cell>
          <table:table-cell office:value-type="string" calcext:value-type="string">
            <text:p>2019-01-18</text:p>
          </table:table-cell>
          <table:table-cell office:value-type="string" calcext:value-type="string">
            <text:p>04:01:01</text:p>
          </table:table-cell>
          <table:table-cell office:value-type="float" office:value="558982" calcext:value-type="float">
            <text:p>558982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d3ec85124d68cb87fabf81b628947ac73a2271466366cb6911ae831ed0706a29</text:p>
          </table:table-cell>
          <table:table-cell office:value-type="float" office:value="144" calcext:value-type="float">
            <text:p>144</text:p>
          </table:table-cell>
          <table:table-cell office:value-type="float" office:value="148" calcext:value-type="float">
            <text:p>148</text:p>
          </table:table-cell>
          <table:table-cell/>
          <table:table-cell table:formula="of:=FLOOR([.A756];60*60*24)" office:value-type="float" office:value="1547769600" calcext:value-type="float">
            <text:p>1547769600</text:p>
          </table:table-cell>
          <table:table-cell table:number-columns-repeated="3"/>
        </table:table-row>
        <table:table-row table:style-name="ro1">
          <table:table-cell office:value-type="float" office:value="1547785749" calcext:value-type="float">
            <text:p>1547785749</text:p>
          </table:table-cell>
          <table:table-cell office:value-type="string" calcext:value-type="string">
            <text:p>2019-01-18</text:p>
          </table:table-cell>
          <table:table-cell office:value-type="string" calcext:value-type="string">
            <text:p>04:29:09</text:p>
          </table:table-cell>
          <table:table-cell office:value-type="float" office:value="558985" calcext:value-type="float">
            <text:p>558985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c6af2c7c2f55855764adb6c5cb229675b743683944a1aef73ac5b80cfde46222</text:p>
          </table:table-cell>
          <table:table-cell office:value-type="float" office:value="144" calcext:value-type="float">
            <text:p>144</text:p>
          </table:table-cell>
          <table:table-cell office:value-type="float" office:value="148" calcext:value-type="float">
            <text:p>148</text:p>
          </table:table-cell>
          <table:table-cell/>
          <table:table-cell table:formula="of:=FLOOR([.A757];60*60*24)" office:value-type="float" office:value="1547769600" calcext:value-type="float">
            <text:p>1547769600</text:p>
          </table:table-cell>
          <table:table-cell table:number-columns-repeated="3"/>
        </table:table-row>
        <table:table-row table:style-name="ro1">
          <table:table-cell office:value-type="float" office:value="1547779158" calcext:value-type="float">
            <text:p>1547779158</text:p>
          </table:table-cell>
          <table:table-cell office:value-type="string" calcext:value-type="string">
            <text:p>2019-01-18</text:p>
          </table:table-cell>
          <table:table-cell office:value-type="string" calcext:value-type="string">
            <text:p>02:39:18</text:p>
          </table:table-cell>
          <table:table-cell office:value-type="float" office:value="558977" calcext:value-type="float">
            <text:p>558977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188ea11a6b880c8124b8c6fba4d355275329bead0adfd0f6228dc5fedf3bc73d</text:p>
          </table:table-cell>
          <table:table-cell office:value-type="float" office:value="2016" calcext:value-type="float">
            <text:p>2016</text:p>
          </table:table-cell>
          <table:table-cell office:value-type="float" office:value="2018" calcext:value-type="float">
            <text:p>2018</text:p>
          </table:table-cell>
          <table:table-cell/>
          <table:table-cell table:formula="of:=FLOOR([.A758];60*60*24)" office:value-type="float" office:value="1547769600" calcext:value-type="float">
            <text:p>1547769600</text:p>
          </table:table-cell>
          <table:table-cell table:number-columns-repeated="3"/>
        </table:table-row>
        <table:table-row table:style-name="ro1">
          <table:table-cell office:value-type="float" office:value="1547779158" calcext:value-type="float">
            <text:p>1547779158</text:p>
          </table:table-cell>
          <table:table-cell office:value-type="string" calcext:value-type="string">
            <text:p>2019-01-18</text:p>
          </table:table-cell>
          <table:table-cell office:value-type="string" calcext:value-type="string">
            <text:p>02:39:18</text:p>
          </table:table-cell>
          <table:table-cell office:value-type="float" office:value="558977" calcext:value-type="float">
            <text:p>558977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ba489e55236211691ec707d967c07e08f6386e21698d3a4b65d0ca07b90c24e2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759];60*60*24)" office:value-type="float" office:value="1547769600" calcext:value-type="float">
            <text:p>1547769600</text:p>
          </table:table-cell>
          <table:table-cell table:number-columns-repeated="3"/>
        </table:table-row>
        <table:table-row table:style-name="ro1">
          <table:table-cell office:value-type="float" office:value="1547785749" calcext:value-type="float">
            <text:p>1547785749</text:p>
          </table:table-cell>
          <table:table-cell office:value-type="string" calcext:value-type="string">
            <text:p>2019-01-18</text:p>
          </table:table-cell>
          <table:table-cell office:value-type="string" calcext:value-type="string">
            <text:p>04:29:09</text:p>
          </table:table-cell>
          <table:table-cell office:value-type="float" office:value="558985" calcext:value-type="float">
            <text:p>558985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ea3e5eb63055f29bfe089c54821a33c28876e4950b2cbb87b1a79bfeae48d747</text:p>
          </table:table-cell>
          <table:table-cell office:value-type="float" office:value="432" calcext:value-type="float">
            <text:p>432</text:p>
          </table:table-cell>
          <table:table-cell office:value-type="float" office:value="433" calcext:value-type="float">
            <text:p>433</text:p>
          </table:table-cell>
          <table:table-cell/>
          <table:table-cell table:formula="of:=FLOOR([.A760];60*60*24)" office:value-type="float" office:value="1547769600" calcext:value-type="float">
            <text:p>1547769600</text:p>
          </table:table-cell>
          <table:table-cell table:number-columns-repeated="3"/>
        </table:table-row>
        <table:table-row table:style-name="ro1">
          <table:table-cell office:value-type="float" office:value="1547785749" calcext:value-type="float">
            <text:p>1547785749</text:p>
          </table:table-cell>
          <table:table-cell office:value-type="string" calcext:value-type="string">
            <text:p>2019-01-18</text:p>
          </table:table-cell>
          <table:table-cell office:value-type="string" calcext:value-type="string">
            <text:p>04:29:09</text:p>
          </table:table-cell>
          <table:table-cell office:value-type="float" office:value="558985" calcext:value-type="float">
            <text:p>558985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a7695c45c42826e934b666ec98321ead84e587b9743f977f0e089c92ef0b73a4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761];60*60*24)" office:value-type="float" office:value="1547769600" calcext:value-type="float">
            <text:p>1547769600</text:p>
          </table:table-cell>
          <table:table-cell table:number-columns-repeated="3"/>
        </table:table-row>
        <table:table-row table:style-name="ro1">
          <table:table-cell office:value-type="float" office:value="1547783451" calcext:value-type="float">
            <text:p>1547783451</text:p>
          </table:table-cell>
          <table:table-cell office:value-type="string" calcext:value-type="string">
            <text:p>2019-01-18</text:p>
          </table:table-cell>
          <table:table-cell office:value-type="string" calcext:value-type="string">
            <text:p>03:50:51</text:p>
          </table:table-cell>
          <table:table-cell office:value-type="float" office:value="558981" calcext:value-type="float">
            <text:p>558981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db3d307fbcec19a32d53538b81adcb493d3ad6346fbebfaa116655a068c3ab88</text:p>
          </table:table-cell>
          <table:table-cell office:value-type="float" office:value="432" calcext:value-type="float">
            <text:p>432</text:p>
          </table:table-cell>
          <table:table-cell office:value-type="float" office:value="433" calcext:value-type="float">
            <text:p>433</text:p>
          </table:table-cell>
          <table:table-cell/>
          <table:table-cell table:formula="of:=FLOOR([.A762];60*60*24)" office:value-type="float" office:value="1547769600" calcext:value-type="float">
            <text:p>1547769600</text:p>
          </table:table-cell>
          <table:table-cell table:number-columns-repeated="3"/>
        </table:table-row>
        <table:table-row table:style-name="ro1">
          <table:table-cell office:value-type="float" office:value="1547786141" calcext:value-type="float">
            <text:p>1547786141</text:p>
          </table:table-cell>
          <table:table-cell office:value-type="string" calcext:value-type="string">
            <text:p>2019-01-18</text:p>
          </table:table-cell>
          <table:table-cell office:value-type="string" calcext:value-type="string">
            <text:p>04:35:41</text:p>
          </table:table-cell>
          <table:table-cell office:value-type="float" office:value="558988" calcext:value-type="float">
            <text:p>558988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1f68e7ecb27a9d0c66c3bb97b67282a871aa56e5a2ae5f2d33dfd8fb7f9be4cd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763];60*60*24)" office:value-type="float" office:value="1547769600" calcext:value-type="float">
            <text:p>1547769600</text:p>
          </table:table-cell>
          <table:table-cell table:number-columns-repeated="3"/>
        </table:table-row>
        <table:table-row table:style-name="ro1">
          <table:table-cell office:value-type="float" office:value="1547781673" calcext:value-type="float">
            <text:p>1547781673</text:p>
          </table:table-cell>
          <table:table-cell office:value-type="string" calcext:value-type="string">
            <text:p>2019-01-18</text:p>
          </table:table-cell>
          <table:table-cell office:value-type="string" calcext:value-type="string">
            <text:p>03:21:13</text:p>
          </table:table-cell>
          <table:table-cell office:value-type="float" office:value="558980" calcext:value-type="float">
            <text:p>558980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eaf5d9bf4594b1f4bf38e8b495373d3fcc8a89ca24c1f7e2eb2e0b222bd3f036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764];60*60*24)" office:value-type="float" office:value="1547769600" calcext:value-type="float">
            <text:p>1547769600</text:p>
          </table:table-cell>
          <table:table-cell table:number-columns-repeated="3"/>
        </table:table-row>
        <table:table-row table:style-name="ro1">
          <table:table-cell office:value-type="float" office:value="1547786287" calcext:value-type="float">
            <text:p>1547786287</text:p>
          </table:table-cell>
          <table:table-cell office:value-type="string" calcext:value-type="string">
            <text:p>2019-01-18</text:p>
          </table:table-cell>
          <table:table-cell office:value-type="string" calcext:value-type="string">
            <text:p>04:38:07</text:p>
          </table:table-cell>
          <table:table-cell office:value-type="float" office:value="558989" calcext:value-type="float">
            <text:p>558989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b49bf8de6a6832904731136914a02e62a73e672e27558a529c4dab51225f6c3c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765];60*60*24)" office:value-type="float" office:value="1547769600" calcext:value-type="float">
            <text:p>1547769600</text:p>
          </table:table-cell>
          <table:table-cell table:number-columns-repeated="3"/>
        </table:table-row>
        <table:table-row table:style-name="ro1">
          <table:table-cell office:value-type="float" office:value="1547786287" calcext:value-type="float">
            <text:p>1547786287</text:p>
          </table:table-cell>
          <table:table-cell office:value-type="string" calcext:value-type="string">
            <text:p>2019-01-18</text:p>
          </table:table-cell>
          <table:table-cell office:value-type="string" calcext:value-type="string">
            <text:p>04:38:07</text:p>
          </table:table-cell>
          <table:table-cell office:value-type="float" office:value="558989" calcext:value-type="float">
            <text:p>558989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dc835f67c0e2c16a5f1ccc25a23594f5ba8c2455ef34ff8569a4fa85ff26ec9a</text:p>
          </table:table-cell>
          <table:table-cell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  <table:table-cell/>
          <table:table-cell table:formula="of:=FLOOR([.A766];60*60*24)" office:value-type="float" office:value="1547769600" calcext:value-type="float">
            <text:p>1547769600</text:p>
          </table:table-cell>
          <table:table-cell table:number-columns-repeated="3"/>
        </table:table-row>
        <table:table-row table:style-name="ro1">
          <table:table-cell office:value-type="float" office:value="1547786287" calcext:value-type="float">
            <text:p>1547786287</text:p>
          </table:table-cell>
          <table:table-cell office:value-type="string" calcext:value-type="string">
            <text:p>2019-01-18</text:p>
          </table:table-cell>
          <table:table-cell office:value-type="string" calcext:value-type="string">
            <text:p>04:38:07</text:p>
          </table:table-cell>
          <table:table-cell office:value-type="float" office:value="558989" calcext:value-type="float">
            <text:p>558989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d6cf4e903de11ff6b12ee3296c44e388970d77f0bf3dfc70a7c3a6da53aab9b2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767];60*60*24)" office:value-type="float" office:value="1547769600" calcext:value-type="float">
            <text:p>1547769600</text:p>
          </table:table-cell>
          <table:table-cell table:number-columns-repeated="3"/>
        </table:table-row>
        <table:table-row table:style-name="ro1">
          <table:table-cell office:value-type="float" office:value="1547786558" calcext:value-type="float">
            <text:p>1547786558</text:p>
          </table:table-cell>
          <table:table-cell office:value-type="string" calcext:value-type="string">
            <text:p>2019-01-18</text:p>
          </table:table-cell>
          <table:table-cell office:value-type="string" calcext:value-type="string">
            <text:p>04:42:38</text:p>
          </table:table-cell>
          <table:table-cell office:value-type="float" office:value="558990" calcext:value-type="float">
            <text:p>558990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b1e130d4ce97ef345c9b408e32134a861a2f162b27ec2fbb600bd910d06eb7cc</text:p>
          </table:table-cell>
          <table:table-cell office:value-type="float" office:value="144" calcext:value-type="float">
            <text:p>144</text:p>
          </table:table-cell>
          <table:table-cell office:value-type="float" office:value="776" calcext:value-type="float">
            <text:p>776</text:p>
          </table:table-cell>
          <table:table-cell/>
          <table:table-cell table:formula="of:=FLOOR([.A768];60*60*24)" office:value-type="float" office:value="1547769600" calcext:value-type="float">
            <text:p>1547769600</text:p>
          </table:table-cell>
          <table:table-cell table:number-columns-repeated="3"/>
        </table:table-row>
        <table:table-row table:style-name="ro1">
          <table:table-cell office:value-type="float" office:value="1547780909" calcext:value-type="float">
            <text:p>1547780909</text:p>
          </table:table-cell>
          <table:table-cell office:value-type="string" calcext:value-type="string">
            <text:p>2019-01-18</text:p>
          </table:table-cell>
          <table:table-cell office:value-type="string" calcext:value-type="string">
            <text:p>03:08:29</text:p>
          </table:table-cell>
          <table:table-cell office:value-type="float" office:value="558979" calcext:value-type="float">
            <text:p>558979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53dfd01743c55a601a25107fe1b6957efdc5d929b3031dfc84ddb5e13b476d10</text:p>
          </table:table-cell>
          <table:table-cell table:number-columns-repeated="2" office:value-type="float" office:value="144" calcext:value-type="float">
            <text:p>144</text:p>
          </table:table-cell>
          <table:table-cell/>
          <table:table-cell table:formula="of:=FLOOR([.A769];60*60*24)" office:value-type="float" office:value="1547769600" calcext:value-type="float">
            <text:p>1547769600</text:p>
          </table:table-cell>
          <table:table-cell table:number-columns-repeated="3"/>
        </table:table-row>
        <table:table-row table:style-name="ro1">
          <table:table-cell office:value-type="float" office:value="1547793759" calcext:value-type="float">
            <text:p>1547793759</text:p>
          </table:table-cell>
          <table:table-cell office:value-type="string" calcext:value-type="string">
            <text:p>2019-01-18</text:p>
          </table:table-cell>
          <table:table-cell office:value-type="string" calcext:value-type="string">
            <text:p>06:42:39</text:p>
          </table:table-cell>
          <table:table-cell office:value-type="float" office:value="558995" calcext:value-type="float">
            <text:p>558995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7cf03505e1d2fc5e5e6c0df0a5266f7bac3231ee99592a91ed84a07fce81ad99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770];60*60*24)" office:value-type="float" office:value="1547769600" calcext:value-type="float">
            <text:p>1547769600</text:p>
          </table:table-cell>
          <table:table-cell table:number-columns-repeated="3"/>
        </table:table-row>
        <table:table-row table:style-name="ro1">
          <table:table-cell office:value-type="float" office:value="1547793206" calcext:value-type="float">
            <text:p>1547793206</text:p>
          </table:table-cell>
          <table:table-cell office:value-type="string" calcext:value-type="string">
            <text:p>2019-01-18</text:p>
          </table:table-cell>
          <table:table-cell office:value-type="string" calcext:value-type="string">
            <text:p>06:33:26</text:p>
          </table:table-cell>
          <table:table-cell office:value-type="float" office:value="558993" calcext:value-type="float">
            <text:p>558993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8027c2b36beda3b6afcd7235aac8be5faf139a63172d6d8a83d831675dde6b87</text:p>
          </table:table-cell>
          <table:table-cell office:value-type="float" office:value="144" calcext:value-type="float">
            <text:p>144</text:p>
          </table:table-cell>
          <table:table-cell office:value-type="float" office:value="168" calcext:value-type="float">
            <text:p>168</text:p>
          </table:table-cell>
          <table:table-cell/>
          <table:table-cell table:formula="of:=FLOOR([.A771];60*60*24)" office:value-type="float" office:value="1547769600" calcext:value-type="float">
            <text:p>1547769600</text:p>
          </table:table-cell>
          <table:table-cell table:number-columns-repeated="3"/>
        </table:table-row>
        <table:table-row table:style-name="ro1">
          <table:table-cell office:value-type="float" office:value="1547796529" calcext:value-type="float">
            <text:p>1547796529</text:p>
          </table:table-cell>
          <table:table-cell office:value-type="string" calcext:value-type="string">
            <text:p>2019-01-18</text:p>
          </table:table-cell>
          <table:table-cell office:value-type="string" calcext:value-type="string">
            <text:p>07:28:49</text:p>
          </table:table-cell>
          <table:table-cell office:value-type="float" office:value="559001" calcext:value-type="float">
            <text:p>559001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00a42c20569feafda9fd911c468390ece30600779e268962f5ad61ff47ea6337</text:p>
          </table:table-cell>
          <table:table-cell table:number-columns-repeated="2" office:value-type="float" office:value="144" calcext:value-type="float">
            <text:p>144</text:p>
          </table:table-cell>
          <table:table-cell/>
          <table:table-cell table:formula="of:=FLOOR([.A772];60*60*24)" office:value-type="float" office:value="1547769600" calcext:value-type="float">
            <text:p>1547769600</text:p>
          </table:table-cell>
          <table:table-cell table:number-columns-repeated="3"/>
        </table:table-row>
        <table:table-row table:style-name="ro1">
          <table:table-cell office:value-type="float" office:value="1547799393" calcext:value-type="float">
            <text:p>1547799393</text:p>
          </table:table-cell>
          <table:table-cell office:value-type="string" calcext:value-type="string">
            <text:p>2019-01-18</text:p>
          </table:table-cell>
          <table:table-cell office:value-type="string" calcext:value-type="string">
            <text:p>08:16:33</text:p>
          </table:table-cell>
          <table:table-cell office:value-type="float" office:value="559004" calcext:value-type="float">
            <text:p>559004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5fefec28a7b0ff4ceab6ff5c293d237a71aad652c22bd834da1534738870139e</text:p>
          </table:table-cell>
          <table:table-cell office:value-type="float" office:value="144" calcext:value-type="float">
            <text:p>144</text:p>
          </table:table-cell>
          <table:table-cell office:value-type="float" office:value="147" calcext:value-type="float">
            <text:p>147</text:p>
          </table:table-cell>
          <table:table-cell/>
          <table:table-cell table:formula="of:=FLOOR([.A773];60*60*24)" office:value-type="float" office:value="1547769600" calcext:value-type="float">
            <text:p>1547769600</text:p>
          </table:table-cell>
          <table:table-cell table:number-columns-repeated="3"/>
        </table:table-row>
        <table:table-row table:style-name="ro1">
          <table:table-cell office:value-type="float" office:value="1547798352" calcext:value-type="float">
            <text:p>1547798352</text:p>
          </table:table-cell>
          <table:table-cell office:value-type="string" calcext:value-type="string">
            <text:p>2019-01-18</text:p>
          </table:table-cell>
          <table:table-cell office:value-type="string" calcext:value-type="string">
            <text:p>07:59:12</text:p>
          </table:table-cell>
          <table:table-cell office:value-type="float" office:value="559002" calcext:value-type="float">
            <text:p>559002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c9a787798b91b07ef1557dcf29b72ba9b9512e780f7773d2227f9d83554eb4bf</text:p>
          </table:table-cell>
          <table:table-cell office:value-type="float" office:value="144" calcext:value-type="float">
            <text:p>144</text:p>
          </table:table-cell>
          <table:table-cell office:value-type="float" office:value="171" calcext:value-type="float">
            <text:p>171</text:p>
          </table:table-cell>
          <table:table-cell/>
          <table:table-cell table:formula="of:=FLOOR([.A774];60*60*24)" office:value-type="float" office:value="1547769600" calcext:value-type="float">
            <text:p>1547769600</text:p>
          </table:table-cell>
          <table:table-cell table:number-columns-repeated="3"/>
        </table:table-row>
        <table:table-row table:style-name="ro1">
          <table:table-cell office:value-type="float" office:value="1547796262" calcext:value-type="float">
            <text:p>1547796262</text:p>
          </table:table-cell>
          <table:table-cell office:value-type="string" calcext:value-type="string">
            <text:p>2019-01-18</text:p>
          </table:table-cell>
          <table:table-cell office:value-type="string" calcext:value-type="string">
            <text:p>07:24:22</text:p>
          </table:table-cell>
          <table:table-cell office:value-type="float" office:value="559000" calcext:value-type="float">
            <text:p>559000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5b9341b99dafdea442ca373f1843ac77554f2c45e1a5c6ee7bf8adea452697b0</text:p>
          </table:table-cell>
          <table:table-cell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  <table:table-cell/>
          <table:table-cell table:formula="of:=FLOOR([.A775];60*60*24)" office:value-type="float" office:value="1547769600" calcext:value-type="float">
            <text:p>1547769600</text:p>
          </table:table-cell>
          <table:table-cell table:number-columns-repeated="3"/>
        </table:table-row>
        <table:table-row table:style-name="ro1">
          <table:table-cell office:value-type="float" office:value="1547806541" calcext:value-type="float">
            <text:p>1547806541</text:p>
          </table:table-cell>
          <table:table-cell office:value-type="string" calcext:value-type="string">
            <text:p>2019-01-18</text:p>
          </table:table-cell>
          <table:table-cell office:value-type="string" calcext:value-type="string">
            <text:p>10:15:41</text:p>
          </table:table-cell>
          <table:table-cell office:value-type="float" office:value="559012" calcext:value-type="float">
            <text:p>559012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d2fc1376c159651344872fb0acaf0e64dbafc5af6ee804c1bab891d46afc0a5a</text:p>
          </table:table-cell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/>
          <table:table-cell table:formula="of:=FLOOR([.A776];60*60*24)" office:value-type="float" office:value="1547769600" calcext:value-type="float">
            <text:p>1547769600</text:p>
          </table:table-cell>
          <table:table-cell table:number-columns-repeated="3"/>
        </table:table-row>
        <table:table-row table:style-name="ro1">
          <table:table-cell office:value-type="float" office:value="1547799377" calcext:value-type="float">
            <text:p>1547799377</text:p>
          </table:table-cell>
          <table:table-cell office:value-type="string" calcext:value-type="string">
            <text:p>2019-01-18</text:p>
          </table:table-cell>
          <table:table-cell office:value-type="string" calcext:value-type="string">
            <text:p>08:16:17</text:p>
          </table:table-cell>
          <table:table-cell office:value-type="float" office:value="559003" calcext:value-type="float">
            <text:p>559003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7ab87512a3b49f2638d4db9eb450b6c3e2d8b54bbc3f4283b0db4b43cbc178f3</text:p>
          </table:table-cell>
          <table:table-cell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  <table:table-cell/>
          <table:table-cell table:formula="of:=FLOOR([.A777];60*60*24)" office:value-type="float" office:value="1547769600" calcext:value-type="float">
            <text:p>1547769600</text:p>
          </table:table-cell>
          <table:table-cell table:number-columns-repeated="3"/>
        </table:table-row>
        <table:table-row table:style-name="ro1">
          <table:table-cell office:value-type="float" office:value="1547801354" calcext:value-type="float">
            <text:p>1547801354</text:p>
          </table:table-cell>
          <table:table-cell office:value-type="string" calcext:value-type="string">
            <text:p>2019-01-18</text:p>
          </table:table-cell>
          <table:table-cell office:value-type="string" calcext:value-type="string">
            <text:p>08:49:14</text:p>
          </table:table-cell>
          <table:table-cell office:value-type="float" office:value="559006" calcext:value-type="float">
            <text:p>559006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49772d47cfca29caf74bd73373ca7103491578b40bc53f39da63fdd7ccd6da9d</text:p>
          </table:table-cell>
          <table:table-cell office:value-type="float" office:value="1201" calcext:value-type="float">
            <text:p>1201</text:p>
          </table:table-cell>
          <table:table-cell office:value-type="float" office:value="1203" calcext:value-type="float">
            <text:p>1203</text:p>
          </table:table-cell>
          <table:table-cell/>
          <table:table-cell table:formula="of:=FLOOR([.A778];60*60*24)" office:value-type="float" office:value="1547769600" calcext:value-type="float">
            <text:p>1547769600</text:p>
          </table:table-cell>
          <table:table-cell table:number-columns-repeated="3"/>
        </table:table-row>
        <table:table-row table:style-name="ro1">
          <table:table-cell office:value-type="float" office:value="1547810279" calcext:value-type="float">
            <text:p>1547810279</text:p>
          </table:table-cell>
          <table:table-cell office:value-type="string" calcext:value-type="string">
            <text:p>2019-01-18</text:p>
          </table:table-cell>
          <table:table-cell office:value-type="string" calcext:value-type="string">
            <text:p>11:17:59</text:p>
          </table:table-cell>
          <table:table-cell office:value-type="float" office:value="559016" calcext:value-type="float">
            <text:p>559016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c01abed10196deab208d377f9fb29b1e52bb0808244c055700701de0a6483e13</text:p>
          </table:table-cell>
          <table:table-cell office:value-type="float" office:value="1201" calcext:value-type="float">
            <text:p>1201</text:p>
          </table:table-cell>
          <table:table-cell office:value-type="float" office:value="1202" calcext:value-type="float">
            <text:p>1202</text:p>
          </table:table-cell>
          <table:table-cell/>
          <table:table-cell table:formula="of:=FLOOR([.A779];60*60*24)" office:value-type="float" office:value="1547769600" calcext:value-type="float">
            <text:p>1547769600</text:p>
          </table:table-cell>
          <table:table-cell table:number-columns-repeated="3"/>
        </table:table-row>
        <table:table-row table:style-name="ro1">
          <table:table-cell office:value-type="float" office:value="1547810035" calcext:value-type="float">
            <text:p>1547810035</text:p>
          </table:table-cell>
          <table:table-cell office:value-type="string" calcext:value-type="string">
            <text:p>2019-01-18</text:p>
          </table:table-cell>
          <table:table-cell office:value-type="string" calcext:value-type="string">
            <text:p>11:13:55</text:p>
          </table:table-cell>
          <table:table-cell office:value-type="float" office:value="559015" calcext:value-type="float">
            <text:p>559015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561543b8743c1eae487064990c266b5f406642a25cb0c9e8d9b57b413ced2f5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780];60*60*24)" office:value-type="float" office:value="1547769600" calcext:value-type="float">
            <text:p>1547769600</text:p>
          </table:table-cell>
          <table:table-cell table:number-columns-repeated="3"/>
        </table:table-row>
        <table:table-row table:style-name="ro1">
          <table:table-cell office:value-type="float" office:value="1547813748" calcext:value-type="float">
            <text:p>1547813748</text:p>
          </table:table-cell>
          <table:table-cell office:value-type="string" calcext:value-type="string">
            <text:p>2019-01-18</text:p>
          </table:table-cell>
          <table:table-cell office:value-type="string" calcext:value-type="string">
            <text:p>12:15:48</text:p>
          </table:table-cell>
          <table:table-cell office:value-type="float" office:value="559021" calcext:value-type="float">
            <text:p>559021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a707e928f771bb401676b003ae96c49691957ac8cbadc6cc88a14da396c6eecc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781];60*60*24)" office:value-type="float" office:value="1547769600" calcext:value-type="float">
            <text:p>1547769600</text:p>
          </table:table-cell>
          <table:table-cell table:number-columns-repeated="3"/>
        </table:table-row>
        <table:table-row table:style-name="ro1">
          <table:table-cell office:value-type="float" office:value="1547811957" calcext:value-type="float">
            <text:p>1547811957</text:p>
          </table:table-cell>
          <table:table-cell office:value-type="string" calcext:value-type="string">
            <text:p>2019-01-18</text:p>
          </table:table-cell>
          <table:table-cell office:value-type="string" calcext:value-type="string">
            <text:p>11:45:57</text:p>
          </table:table-cell>
          <table:table-cell office:value-type="float" office:value="559018" calcext:value-type="float">
            <text:p>559018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9e4a6576f5585c17a09d6689d2ed2f73b3ad64a4cc2349e6f84459da88f241ed</text:p>
          </table:table-cell>
          <table:table-cell office:value-type="float" office:value="144" calcext:value-type="float">
            <text:p>144</text:p>
          </table:table-cell>
          <table:table-cell office:value-type="float" office:value="770" calcext:value-type="float">
            <text:p>770</text:p>
          </table:table-cell>
          <table:table-cell/>
          <table:table-cell table:formula="of:=FLOOR([.A782];60*60*24)" office:value-type="float" office:value="1547769600" calcext:value-type="float">
            <text:p>1547769600</text:p>
          </table:table-cell>
          <table:table-cell table:number-columns-repeated="3"/>
        </table:table-row>
        <table:table-row table:style-name="ro1">
          <table:table-cell office:value-type="float" office:value="1547816930" calcext:value-type="float">
            <text:p>1547816930</text:p>
          </table:table-cell>
          <table:table-cell office:value-type="string" calcext:value-type="string">
            <text:p>2019-01-18</text:p>
          </table:table-cell>
          <table:table-cell office:value-type="string" calcext:value-type="string">
            <text:p>13:08:50</text:p>
          </table:table-cell>
          <table:table-cell office:value-type="float" office:value="559029" calcext:value-type="float">
            <text:p>559029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bb779007e24488d38e7e51ec04574e06226c3a7513607f43c4e396a3d69207b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/>
          <table:table-cell table:formula="of:=FLOOR([.A783];60*60*24)" office:value-type="float" office:value="1547769600" calcext:value-type="float">
            <text:p>1547769600</text:p>
          </table:table-cell>
          <table:table-cell table:number-columns-repeated="3"/>
        </table:table-row>
        <table:table-row table:style-name="ro1">
          <table:table-cell office:value-type="float" office:value="1547814585" calcext:value-type="float">
            <text:p>1547814585</text:p>
          </table:table-cell>
          <table:table-cell office:value-type="string" calcext:value-type="string">
            <text:p>2019-01-18</text:p>
          </table:table-cell>
          <table:table-cell office:value-type="string" calcext:value-type="string">
            <text:p>12:29:45</text:p>
          </table:table-cell>
          <table:table-cell office:value-type="float" office:value="559023" calcext:value-type="float">
            <text:p>559023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83c7e0d086971bc2ff07388ac1a6550a3d87e4592c32c68bfd6e19efe1c6aa15</text:p>
          </table:table-cell>
          <table:table-cell office:value-type="float" office:value="469" calcext:value-type="float">
            <text:p>469</text:p>
          </table:table-cell>
          <table:table-cell office:value-type="float" office:value="470" calcext:value-type="float">
            <text:p>470</text:p>
          </table:table-cell>
          <table:table-cell/>
          <table:table-cell table:formula="of:=FLOOR([.A784];60*60*24)" office:value-type="float" office:value="1547769600" calcext:value-type="float">
            <text:p>1547769600</text:p>
          </table:table-cell>
          <table:table-cell table:number-columns-repeated="3"/>
        </table:table-row>
        <table:table-row table:style-name="ro1">
          <table:table-cell office:value-type="float" office:value="1547818939" calcext:value-type="float">
            <text:p>1547818939</text:p>
          </table:table-cell>
          <table:table-cell office:value-type="string" calcext:value-type="string">
            <text:p>2019-01-18</text:p>
          </table:table-cell>
          <table:table-cell office:value-type="string" calcext:value-type="string">
            <text:p>13:42:19</text:p>
          </table:table-cell>
          <table:table-cell office:value-type="float" office:value="559035" calcext:value-type="float">
            <text:p>559035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d0e46d36f23caa04284f792bce3a22f652fb2a821c864e1b99299d18bd6beefe</text:p>
          </table:table-cell>
          <table:table-cell office:value-type="float" office:value="546" calcext:value-type="float">
            <text:p>546</text:p>
          </table:table-cell>
          <table:table-cell office:value-type="float" office:value="547" calcext:value-type="float">
            <text:p>547</text:p>
          </table:table-cell>
          <table:table-cell/>
          <table:table-cell table:formula="of:=FLOOR([.A785];60*60*24)" office:value-type="float" office:value="1547769600" calcext:value-type="float">
            <text:p>1547769600</text:p>
          </table:table-cell>
          <table:table-cell table:number-columns-repeated="3"/>
        </table:table-row>
        <table:table-row table:style-name="ro1">
          <table:table-cell office:value-type="float" office:value="1547815775" calcext:value-type="float">
            <text:p>1547815775</text:p>
          </table:table-cell>
          <table:table-cell office:value-type="string" calcext:value-type="string">
            <text:p>2019-01-18</text:p>
          </table:table-cell>
          <table:table-cell office:value-type="string" calcext:value-type="string">
            <text:p>12:49:35</text:p>
          </table:table-cell>
          <table:table-cell office:value-type="float" office:value="559025" calcext:value-type="float">
            <text:p>559025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8ed6f998e9662e371ab7fd3c2ece2ef6ec166a879d47eda50428b447b0f130ba</text:p>
          </table:table-cell>
          <table:table-cell office:value-type="float" office:value="546" calcext:value-type="float">
            <text:p>546</text:p>
          </table:table-cell>
          <table:table-cell office:value-type="float" office:value="547" calcext:value-type="float">
            <text:p>547</text:p>
          </table:table-cell>
          <table:table-cell/>
          <table:table-cell table:formula="of:=FLOOR([.A786];60*60*24)" office:value-type="float" office:value="1547769600" calcext:value-type="float">
            <text:p>1547769600</text:p>
          </table:table-cell>
          <table:table-cell table:number-columns-repeated="3"/>
        </table:table-row>
        <table:table-row table:style-name="ro1">
          <table:table-cell office:value-type="float" office:value="1547823354" calcext:value-type="float">
            <text:p>1547823354</text:p>
          </table:table-cell>
          <table:table-cell office:value-type="string" calcext:value-type="string">
            <text:p>2019-01-18</text:p>
          </table:table-cell>
          <table:table-cell office:value-type="string" calcext:value-type="string">
            <text:p>14:55:54</text:p>
          </table:table-cell>
          <table:table-cell office:value-type="float" office:value="559042" calcext:value-type="float">
            <text:p>559042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50f22610643c192cf6ecd16f8e2243f554c92168079173af054178a709cab5b9</text:p>
          </table:table-cell>
          <table:table-cell office:value-type="float" office:value="144" calcext:value-type="float">
            <text:p>144</text:p>
          </table:table-cell>
          <table:table-cell office:value-type="float" office:value="148" calcext:value-type="float">
            <text:p>148</text:p>
          </table:table-cell>
          <table:table-cell/>
          <table:table-cell table:formula="of:=FLOOR([.A787];60*60*24)" office:value-type="float" office:value="1547769600" calcext:value-type="float">
            <text:p>1547769600</text:p>
          </table:table-cell>
          <table:table-cell table:number-columns-repeated="3"/>
        </table:table-row>
        <table:table-row table:style-name="ro1">
          <table:table-cell office:value-type="float" office:value="1547823354" calcext:value-type="float">
            <text:p>1547823354</text:p>
          </table:table-cell>
          <table:table-cell office:value-type="string" calcext:value-type="string">
            <text:p>2019-01-18</text:p>
          </table:table-cell>
          <table:table-cell office:value-type="string" calcext:value-type="string">
            <text:p>14:55:54</text:p>
          </table:table-cell>
          <table:table-cell office:value-type="float" office:value="559042" calcext:value-type="float">
            <text:p>559042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ec7ca1cebf1b7c41a7c7f020ad6fef557e28b766eae3ea553d27ea07456d85ec</text:p>
          </table:table-cell>
          <table:table-cell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  <table:table-cell/>
          <table:table-cell table:formula="of:=FLOOR([.A788];60*60*24)" office:value-type="float" office:value="1547769600" calcext:value-type="float">
            <text:p>1547769600</text:p>
          </table:table-cell>
          <table:table-cell table:number-columns-repeated="3"/>
        </table:table-row>
        <table:table-row table:style-name="ro1">
          <table:table-cell office:value-type="float" office:value="1547823354" calcext:value-type="float">
            <text:p>1547823354</text:p>
          </table:table-cell>
          <table:table-cell office:value-type="string" calcext:value-type="string">
            <text:p>2019-01-18</text:p>
          </table:table-cell>
          <table:table-cell office:value-type="string" calcext:value-type="string">
            <text:p>14:55:54</text:p>
          </table:table-cell>
          <table:table-cell office:value-type="float" office:value="559042" calcext:value-type="float">
            <text:p>559042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cd032d73c10d4f14b0ba9528ce0df1008a7227898ce77e934fd12ca0d14a5927</text:p>
          </table:table-cell>
          <table:table-cell office:value-type="float" office:value="252" calcext:value-type="float">
            <text:p>252</text:p>
          </table:table-cell>
          <table:table-cell office:value-type="float" office:value="257" calcext:value-type="float">
            <text:p>257</text:p>
          </table:table-cell>
          <table:table-cell/>
          <table:table-cell table:formula="of:=FLOOR([.A789];60*60*24)" office:value-type="float" office:value="1547769600" calcext:value-type="float">
            <text:p>1547769600</text:p>
          </table:table-cell>
          <table:table-cell table:number-columns-repeated="3"/>
        </table:table-row>
        <table:table-row table:style-name="ro1">
          <table:table-cell office:value-type="float" office:value="1547823354" calcext:value-type="float">
            <text:p>1547823354</text:p>
          </table:table-cell>
          <table:table-cell office:value-type="string" calcext:value-type="string">
            <text:p>2019-01-18</text:p>
          </table:table-cell>
          <table:table-cell office:value-type="string" calcext:value-type="string">
            <text:p>14:55:54</text:p>
          </table:table-cell>
          <table:table-cell office:value-type="float" office:value="559042" calcext:value-type="float">
            <text:p>559042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eac5364b9acc073c9dca7bd2da20fb2637bb0e93fb77221ec15004dbec612e28</text:p>
          </table:table-cell>
          <table:table-cell office:value-type="float" office:value="144" calcext:value-type="float">
            <text:p>144</text:p>
          </table:table-cell>
          <table:table-cell office:value-type="float" office:value="148" calcext:value-type="float">
            <text:p>148</text:p>
          </table:table-cell>
          <table:table-cell/>
          <table:table-cell table:formula="of:=FLOOR([.A790];60*60*24)" office:value-type="float" office:value="1547769600" calcext:value-type="float">
            <text:p>1547769600</text:p>
          </table:table-cell>
          <table:table-cell table:number-columns-repeated="3"/>
        </table:table-row>
        <table:table-row table:style-name="ro1">
          <table:table-cell office:value-type="float" office:value="1547823354" calcext:value-type="float">
            <text:p>1547823354</text:p>
          </table:table-cell>
          <table:table-cell office:value-type="string" calcext:value-type="string">
            <text:p>2019-01-18</text:p>
          </table:table-cell>
          <table:table-cell office:value-type="string" calcext:value-type="string">
            <text:p>14:55:54</text:p>
          </table:table-cell>
          <table:table-cell office:value-type="float" office:value="559042" calcext:value-type="float">
            <text:p>559042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fe579ec1636fe053780977ca67cad689a157b9007ddc22b6368d1a68ff0b69ca</text:p>
          </table:table-cell>
          <table:table-cell office:value-type="float" office:value="2016" calcext:value-type="float">
            <text:p>2016</text:p>
          </table:table-cell>
          <table:table-cell office:value-type="float" office:value="2019" calcext:value-type="float">
            <text:p>2019</text:p>
          </table:table-cell>
          <table:table-cell/>
          <table:table-cell table:formula="of:=FLOOR([.A791];60*60*24)" office:value-type="float" office:value="1547769600" calcext:value-type="float">
            <text:p>1547769600</text:p>
          </table:table-cell>
          <table:table-cell table:number-columns-repeated="3"/>
        </table:table-row>
        <table:table-row table:style-name="ro1">
          <table:table-cell office:value-type="float" office:value="1547819215" calcext:value-type="float">
            <text:p>1547819215</text:p>
          </table:table-cell>
          <table:table-cell office:value-type="string" calcext:value-type="string">
            <text:p>2019-01-18</text:p>
          </table:table-cell>
          <table:table-cell office:value-type="string" calcext:value-type="string">
            <text:p>13:46:55</text:p>
          </table:table-cell>
          <table:table-cell office:value-type="float" office:value="559036" calcext:value-type="float">
            <text:p>559036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4161ea49c0d1a9ccc5e936dbebbdd220f3e42c0eb2c666144899dfeb4e672083</text:p>
          </table:table-cell>
          <table:table-cell office:value-type="float" office:value="144" calcext:value-type="float">
            <text:p>144</text:p>
          </table:table-cell>
          <table:table-cell office:value-type="float" office:value="147" calcext:value-type="float">
            <text:p>147</text:p>
          </table:table-cell>
          <table:table-cell/>
          <table:table-cell table:formula="of:=FLOOR([.A792];60*60*24)" office:value-type="float" office:value="1547769600" calcext:value-type="float">
            <text:p>1547769600</text:p>
          </table:table-cell>
          <table:table-cell table:number-columns-repeated="3"/>
        </table:table-row>
        <table:table-row table:style-name="ro1">
          <table:table-cell office:value-type="float" office:value="1547833073" calcext:value-type="float">
            <text:p>1547833073</text:p>
          </table:table-cell>
          <table:table-cell office:value-type="string" calcext:value-type="string">
            <text:p>2019-01-18</text:p>
          </table:table-cell>
          <table:table-cell office:value-type="string" calcext:value-type="string">
            <text:p>17:37:53</text:p>
          </table:table-cell>
          <table:table-cell office:value-type="float" office:value="559052" calcext:value-type="float">
            <text:p>559052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8411efd3040c1ea9d5ebe1f5647eef88aed5b7a66d98a272ee331db694e41b06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793];60*60*24)" office:value-type="float" office:value="1547769600" calcext:value-type="float">
            <text:p>1547769600</text:p>
          </table:table-cell>
          <table:table-cell table:number-columns-repeated="3"/>
        </table:table-row>
        <table:table-row table:style-name="ro1">
          <table:table-cell office:value-type="float" office:value="1547829438" calcext:value-type="float">
            <text:p>1547829438</text:p>
          </table:table-cell>
          <table:table-cell office:value-type="string" calcext:value-type="string">
            <text:p>2019-01-18</text:p>
          </table:table-cell>
          <table:table-cell office:value-type="string" calcext:value-type="string">
            <text:p>16:37:18</text:p>
          </table:table-cell>
          <table:table-cell office:value-type="float" office:value="559049" calcext:value-type="float">
            <text:p>559049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d964fe459907a4100fdce0369d006bcd44376ec14488021cb3b192b0020409e2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794];60*60*24)" office:value-type="float" office:value="1547769600" calcext:value-type="float">
            <text:p>1547769600</text:p>
          </table:table-cell>
          <table:table-cell table:number-columns-repeated="3"/>
        </table:table-row>
        <table:table-row table:style-name="ro1">
          <table:table-cell office:value-type="float" office:value="1547829438" calcext:value-type="float">
            <text:p>1547829438</text:p>
          </table:table-cell>
          <table:table-cell office:value-type="string" calcext:value-type="string">
            <text:p>2019-01-18</text:p>
          </table:table-cell>
          <table:table-cell office:value-type="string" calcext:value-type="string">
            <text:p>16:37:18</text:p>
          </table:table-cell>
          <table:table-cell office:value-type="float" office:value="559049" calcext:value-type="float">
            <text:p>559049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a83f1ca2e93d5cc1b7fdc665ad1af546f9c3fb58b3d5c429242e261ae5f2410b</text:p>
          </table:table-cell>
          <table:table-cell office:value-type="float" office:value="435" calcext:value-type="float">
            <text:p>435</text:p>
          </table:table-cell>
          <table:table-cell office:value-type="float" office:value="443" calcext:value-type="float">
            <text:p>443</text:p>
          </table:table-cell>
          <table:table-cell/>
          <table:table-cell table:formula="of:=FLOOR([.A795];60*60*24)" office:value-type="float" office:value="1547769600" calcext:value-type="float">
            <text:p>1547769600</text:p>
          </table:table-cell>
          <table:table-cell table:number-columns-repeated="3"/>
        </table:table-row>
        <table:table-row table:style-name="ro1">
          <table:table-cell office:value-type="float" office:value="1547829438" calcext:value-type="float">
            <text:p>1547829438</text:p>
          </table:table-cell>
          <table:table-cell office:value-type="string" calcext:value-type="string">
            <text:p>2019-01-18</text:p>
          </table:table-cell>
          <table:table-cell office:value-type="string" calcext:value-type="string">
            <text:p>16:37:18</text:p>
          </table:table-cell>
          <table:table-cell office:value-type="float" office:value="559049" calcext:value-type="float">
            <text:p>559049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28d84bb42f006d5f0ad48ac376900545d5a120b0a6f1383fe66d46171e247642</text:p>
          </table:table-cell>
          <table:table-cell office:value-type="float" office:value="174" calcext:value-type="float">
            <text:p>174</text:p>
          </table:table-cell>
          <table:table-cell office:value-type="float" office:value="179" calcext:value-type="float">
            <text:p>179</text:p>
          </table:table-cell>
          <table:table-cell/>
          <table:table-cell table:formula="of:=FLOOR([.A796];60*60*24)" office:value-type="float" office:value="1547769600" calcext:value-type="float">
            <text:p>1547769600</text:p>
          </table:table-cell>
          <table:table-cell table:number-columns-repeated="3"/>
        </table:table-row>
        <table:table-row table:style-name="ro1">
          <table:table-cell office:value-type="float" office:value="1547833390" calcext:value-type="float">
            <text:p>1547833390</text:p>
          </table:table-cell>
          <table:table-cell office:value-type="string" calcext:value-type="string">
            <text:p>2019-01-18</text:p>
          </table:table-cell>
          <table:table-cell office:value-type="string" calcext:value-type="string">
            <text:p>17:43:10</text:p>
          </table:table-cell>
          <table:table-cell office:value-type="float" office:value="559055" calcext:value-type="float">
            <text:p>559055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7ff24d59bf52ef285761c54a2aa1b5c698c508847bf9eb458e6e665b3ced9abe</text:p>
          </table:table-cell>
          <table:table-cell office:value-type="float" office:value="144" calcext:value-type="float">
            <text:p>144</text:p>
          </table:table-cell>
          <table:table-cell office:value-type="float" office:value="377" calcext:value-type="float">
            <text:p>377</text:p>
          </table:table-cell>
          <table:table-cell/>
          <table:table-cell table:formula="of:=FLOOR([.A797];60*60*24)" office:value-type="float" office:value="1547769600" calcext:value-type="float">
            <text:p>1547769600</text:p>
          </table:table-cell>
          <table:table-cell table:number-columns-repeated="3"/>
        </table:table-row>
        <table:table-row table:style-name="ro1">
          <table:table-cell office:value-type="float" office:value="1547833967" calcext:value-type="float">
            <text:p>1547833967</text:p>
          </table:table-cell>
          <table:table-cell office:value-type="string" calcext:value-type="string">
            <text:p>2019-01-18</text:p>
          </table:table-cell>
          <table:table-cell office:value-type="string" calcext:value-type="string">
            <text:p>17:52:47</text:p>
          </table:table-cell>
          <table:table-cell office:value-type="float" office:value="559057" calcext:value-type="float">
            <text:p>559057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7f278db8dfeb2c055919db48c9b349c2776f1d330e6539f45d73ed6da16491bf</text:p>
          </table:table-cell>
          <table:table-cell office:value-type="float" office:value="480" calcext:value-type="float">
            <text:p>480</text:p>
          </table:table-cell>
          <table:table-cell office:value-type="float" office:value="485" calcext:value-type="float">
            <text:p>485</text:p>
          </table:table-cell>
          <table:table-cell/>
          <table:table-cell table:formula="of:=FLOOR([.A798];60*60*24)" office:value-type="float" office:value="1547769600" calcext:value-type="float">
            <text:p>1547769600</text:p>
          </table:table-cell>
          <table:table-cell table:number-columns-repeated="3"/>
        </table:table-row>
        <table:table-row table:style-name="ro1">
          <table:table-cell office:value-type="float" office:value="1547833967" calcext:value-type="float">
            <text:p>1547833967</text:p>
          </table:table-cell>
          <table:table-cell office:value-type="string" calcext:value-type="string">
            <text:p>2019-01-18</text:p>
          </table:table-cell>
          <table:table-cell office:value-type="string" calcext:value-type="string">
            <text:p>17:52:47</text:p>
          </table:table-cell>
          <table:table-cell office:value-type="float" office:value="559057" calcext:value-type="float">
            <text:p>559057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0d0f1a13ecdb2141cdc7105702665e93897befb2c5aaca3e3e955a4e8b3e94df</text:p>
          </table:table-cell>
          <table:table-cell office:value-type="float" office:value="144" calcext:value-type="float">
            <text:p>144</text:p>
          </table:table-cell>
          <table:table-cell office:value-type="float" office:value="163" calcext:value-type="float">
            <text:p>163</text:p>
          </table:table-cell>
          <table:table-cell/>
          <table:table-cell table:formula="of:=FLOOR([.A799];60*60*24)" office:value-type="float" office:value="1547769600" calcext:value-type="float">
            <text:p>1547769600</text:p>
          </table:table-cell>
          <table:table-cell table:number-columns-repeated="3"/>
        </table:table-row>
        <table:table-row table:style-name="ro1">
          <table:table-cell office:value-type="float" office:value="1547834595" calcext:value-type="float">
            <text:p>1547834595</text:p>
          </table:table-cell>
          <table:table-cell office:value-type="string" calcext:value-type="string">
            <text:p>2019-01-18</text:p>
          </table:table-cell>
          <table:table-cell office:value-type="string" calcext:value-type="string">
            <text:p>18:03:15</text:p>
          </table:table-cell>
          <table:table-cell office:value-type="float" office:value="559059" calcext:value-type="float">
            <text:p>559059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c38f6c5ade4cb89b08ab7bdceee18f33568ad39ec7f6ca5224d7969b6a0c6ed8</text:p>
          </table:table-cell>
          <table:table-cell office:value-type="float" office:value="264" calcext:value-type="float">
            <text:p>264</text:p>
          </table:table-cell>
          <table:table-cell office:value-type="float" office:value="265" calcext:value-type="float">
            <text:p>265</text:p>
          </table:table-cell>
          <table:table-cell/>
          <table:table-cell table:formula="of:=FLOOR([.A800];60*60*24)" office:value-type="float" office:value="1547769600" calcext:value-type="float">
            <text:p>1547769600</text:p>
          </table:table-cell>
          <table:table-cell table:number-columns-repeated="3"/>
        </table:table-row>
        <table:table-row table:style-name="ro1">
          <table:table-cell office:value-type="float" office:value="1547840276" calcext:value-type="float">
            <text:p>1547840276</text:p>
          </table:table-cell>
          <table:table-cell office:value-type="string" calcext:value-type="string">
            <text:p>2019-01-18</text:p>
          </table:table-cell>
          <table:table-cell office:value-type="string" calcext:value-type="string">
            <text:p>19:37:56</text:p>
          </table:table-cell>
          <table:table-cell office:value-type="float" office:value="559068" calcext:value-type="float">
            <text:p>559068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9bef5053079be08e2af31a87c08a3d5d2877c08e7f6e6beb4644f552b498074a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/>
          <table:table-cell table:formula="of:=FLOOR([.A801];60*60*24)" office:value-type="float" office:value="1547769600" calcext:value-type="float">
            <text:p>1547769600</text:p>
          </table:table-cell>
          <table:table-cell table:number-columns-repeated="3"/>
        </table:table-row>
        <table:table-row table:style-name="ro1">
          <table:table-cell office:value-type="float" office:value="1547836661" calcext:value-type="float">
            <text:p>1547836661</text:p>
          </table:table-cell>
          <table:table-cell office:value-type="string" calcext:value-type="string">
            <text:p>2019-01-18</text:p>
          </table:table-cell>
          <table:table-cell office:value-type="string" calcext:value-type="string">
            <text:p>18:37:41</text:p>
          </table:table-cell>
          <table:table-cell office:value-type="float" office:value="559062" calcext:value-type="float">
            <text:p>559062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4b11c124bec06c82d85b8bd3a5a90d7b6e7658d972a1ef94bbc293b4b9049d7d</text:p>
          </table:table-cell>
          <table:table-cell office:value-type="float" office:value="144" calcext:value-type="float">
            <text:p>144</text:p>
          </table:table-cell>
          <table:table-cell office:value-type="float" office:value="168" calcext:value-type="float">
            <text:p>168</text:p>
          </table:table-cell>
          <table:table-cell/>
          <table:table-cell table:formula="of:=FLOOR([.A802];60*60*24)" office:value-type="float" office:value="1547769600" calcext:value-type="float">
            <text:p>1547769600</text:p>
          </table:table-cell>
          <table:table-cell table:number-columns-repeated="3"/>
        </table:table-row>
        <table:table-row table:style-name="ro1">
          <table:table-cell office:value-type="float" office:value="1547835343" calcext:value-type="float">
            <text:p>1547835343</text:p>
          </table:table-cell>
          <table:table-cell office:value-type="string" calcext:value-type="string">
            <text:p>2019-01-18</text:p>
          </table:table-cell>
          <table:table-cell office:value-type="string" calcext:value-type="string">
            <text:p>18:15:43</text:p>
          </table:table-cell>
          <table:table-cell office:value-type="float" office:value="559060" calcext:value-type="float">
            <text:p>559060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ca89dfa961ecdb21101d9a2c0d7077b67c5f7c5516482c93aeaa89a79aa1e488</text:p>
          </table:table-cell>
          <table:table-cell office:value-type="float" office:value="600" calcext:value-type="float">
            <text:p>600</text:p>
          </table:table-cell>
          <table:table-cell office:value-type="float" office:value="601" calcext:value-type="float">
            <text:p>601</text:p>
          </table:table-cell>
          <table:table-cell/>
          <table:table-cell table:formula="of:=FLOOR([.A803];60*60*24)" office:value-type="float" office:value="1547769600" calcext:value-type="float">
            <text:p>1547769600</text:p>
          </table:table-cell>
          <table:table-cell table:number-columns-repeated="3"/>
        </table:table-row>
        <table:table-row table:style-name="ro1">
          <table:table-cell office:value-type="float" office:value="1547841791" calcext:value-type="float">
            <text:p>1547841791</text:p>
          </table:table-cell>
          <table:table-cell office:value-type="string" calcext:value-type="string">
            <text:p>2019-01-18</text:p>
          </table:table-cell>
          <table:table-cell office:value-type="string" calcext:value-type="string">
            <text:p>20:03:11</text:p>
          </table:table-cell>
          <table:table-cell office:value-type="float" office:value="559071" calcext:value-type="float">
            <text:p>559071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d18a95cf0e0f558fe028cc0503c0ceb59d5f16846438083b9f86c41885387f96</text:p>
          </table:table-cell>
          <table:table-cell table:number-columns-repeated="2" office:value-type="float" office:value="264" calcext:value-type="float">
            <text:p>264</text:p>
          </table:table-cell>
          <table:table-cell/>
          <table:table-cell table:formula="of:=FLOOR([.A804];60*60*24)" office:value-type="float" office:value="1547769600" calcext:value-type="float">
            <text:p>1547769600</text:p>
          </table:table-cell>
          <table:table-cell table:number-columns-repeated="3"/>
        </table:table-row>
        <table:table-row table:style-name="ro1">
          <table:table-cell office:value-type="float" office:value="1547842025" calcext:value-type="float">
            <text:p>1547842025</text:p>
          </table:table-cell>
          <table:table-cell office:value-type="string" calcext:value-type="string">
            <text:p>2019-01-18</text:p>
          </table:table-cell>
          <table:table-cell office:value-type="string" calcext:value-type="string">
            <text:p>20:07:05</text:p>
          </table:table-cell>
          <table:table-cell office:value-type="float" office:value="559072" calcext:value-type="float">
            <text:p>559072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76c2d5c1d82a83c363ca6d966adb7e9f4c2dff3da1c5c7f92967ec7a6d78db5c</text:p>
          </table:table-cell>
          <table:table-cell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  <table:table-cell/>
          <table:table-cell table:formula="of:=FLOOR([.A805];60*60*24)" office:value-type="float" office:value="1547769600" calcext:value-type="float">
            <text:p>1547769600</text:p>
          </table:table-cell>
          <table:table-cell table:number-columns-repeated="3"/>
        </table:table-row>
        <table:table-row table:style-name="ro1">
          <table:table-cell office:value-type="float" office:value="1547842025" calcext:value-type="float">
            <text:p>1547842025</text:p>
          </table:table-cell>
          <table:table-cell office:value-type="string" calcext:value-type="string">
            <text:p>2019-01-18</text:p>
          </table:table-cell>
          <table:table-cell office:value-type="string" calcext:value-type="string">
            <text:p>20:07:05</text:p>
          </table:table-cell>
          <table:table-cell office:value-type="float" office:value="559072" calcext:value-type="float">
            <text:p>559072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2c938c09da9c917be1aebe4521659b7e876895d31f77d9ce84229e55b5f79e5f</text:p>
          </table:table-cell>
          <table:table-cell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  <table:table-cell/>
          <table:table-cell table:formula="of:=FLOOR([.A806];60*60*24)" office:value-type="float" office:value="1547769600" calcext:value-type="float">
            <text:p>1547769600</text:p>
          </table:table-cell>
          <table:table-cell table:number-columns-repeated="3"/>
        </table:table-row>
        <table:table-row table:style-name="ro1">
          <table:table-cell office:value-type="float" office:value="1547842025" calcext:value-type="float">
            <text:p>1547842025</text:p>
          </table:table-cell>
          <table:table-cell office:value-type="string" calcext:value-type="string">
            <text:p>2019-01-18</text:p>
          </table:table-cell>
          <table:table-cell office:value-type="string" calcext:value-type="string">
            <text:p>20:07:05</text:p>
          </table:table-cell>
          <table:table-cell office:value-type="float" office:value="559072" calcext:value-type="float">
            <text:p>559072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1af17fdbbfce05843f2d979dd9c885256408c510989db3460209b2f6912a0990</text:p>
          </table:table-cell>
          <table:table-cell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  <table:table-cell/>
          <table:table-cell table:formula="of:=FLOOR([.A807];60*60*24)" office:value-type="float" office:value="1547769600" calcext:value-type="float">
            <text:p>1547769600</text:p>
          </table:table-cell>
          <table:table-cell table:number-columns-repeated="3"/>
        </table:table-row>
        <table:table-row table:style-name="ro1">
          <table:table-cell office:value-type="float" office:value="1547842025" calcext:value-type="float">
            <text:p>1547842025</text:p>
          </table:table-cell>
          <table:table-cell office:value-type="string" calcext:value-type="string">
            <text:p>2019-01-18</text:p>
          </table:table-cell>
          <table:table-cell office:value-type="string" calcext:value-type="string">
            <text:p>20:07:05</text:p>
          </table:table-cell>
          <table:table-cell office:value-type="float" office:value="559072" calcext:value-type="float">
            <text:p>559072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6440476ab6b63d95369e9eacd03259e4be9c33eb382dfca1f292d3206b87f0fa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808];60*60*24)" office:value-type="float" office:value="1547769600" calcext:value-type="float">
            <text:p>1547769600</text:p>
          </table:table-cell>
          <table:table-cell table:number-columns-repeated="3"/>
        </table:table-row>
        <table:table-row table:style-name="ro1">
          <table:table-cell office:value-type="float" office:value="1547847897" calcext:value-type="float">
            <text:p>1547847897</text:p>
          </table:table-cell>
          <table:table-cell office:value-type="string" calcext:value-type="string">
            <text:p>2019-01-18</text:p>
          </table:table-cell>
          <table:table-cell office:value-type="string" calcext:value-type="string">
            <text:p>21:44:57</text:p>
          </table:table-cell>
          <table:table-cell office:value-type="float" office:value="559082" calcext:value-type="float">
            <text:p>559082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9f1335a50be5609ae4fff2b8d3f68ad2019f439d6f0ff5ef151641adde32e642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809];60*60*24)" office:value-type="float" office:value="1547769600" calcext:value-type="float">
            <text:p>1547769600</text:p>
          </table:table-cell>
          <table:table-cell table:number-columns-repeated="3"/>
        </table:table-row>
        <table:table-row table:style-name="ro1">
          <table:table-cell office:value-type="float" office:value="1547848443" calcext:value-type="float">
            <text:p>1547848443</text:p>
          </table:table-cell>
          <table:table-cell office:value-type="string" calcext:value-type="string">
            <text:p>2019-01-18</text:p>
          </table:table-cell>
          <table:table-cell office:value-type="string" calcext:value-type="string">
            <text:p>21:54:03</text:p>
          </table:table-cell>
          <table:table-cell office:value-type="float" office:value="559084" calcext:value-type="float">
            <text:p>559084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f504d9fbfac1c00757598c94152e97c0cb73188ac6c1d483f640a4be492ebe90</text:p>
          </table:table-cell>
          <table:table-cell table:number-columns-repeated="2" office:value-type="float" office:value="144" calcext:value-type="float">
            <text:p>144</text:p>
          </table:table-cell>
          <table:table-cell/>
          <table:table-cell table:formula="of:=FLOOR([.A810];60*60*24)" office:value-type="float" office:value="1547769600" calcext:value-type="float">
            <text:p>1547769600</text:p>
          </table:table-cell>
          <table:table-cell table:number-columns-repeated="3"/>
        </table:table-row>
        <table:table-row table:style-name="ro1">
          <table:table-cell office:value-type="float" office:value="1547842786" calcext:value-type="float">
            <text:p>1547842786</text:p>
          </table:table-cell>
          <table:table-cell office:value-type="string" calcext:value-type="string">
            <text:p>2019-01-18</text:p>
          </table:table-cell>
          <table:table-cell office:value-type="string" calcext:value-type="string">
            <text:p>20:19:46</text:p>
          </table:table-cell>
          <table:table-cell office:value-type="float" office:value="559073" calcext:value-type="float">
            <text:p>559073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f863e947f021c10337351adbc0a8d0af72bddaea025c3a45d4dffdb886047c69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811];60*60*24)" office:value-type="float" office:value="1547769600" calcext:value-type="float">
            <text:p>1547769600</text:p>
          </table:table-cell>
          <table:table-cell table:number-columns-repeated="3"/>
        </table:table-row>
        <table:table-row table:style-name="ro1">
          <table:table-cell office:value-type="float" office:value="1547848443" calcext:value-type="float">
            <text:p>1547848443</text:p>
          </table:table-cell>
          <table:table-cell office:value-type="string" calcext:value-type="string">
            <text:p>2019-01-18</text:p>
          </table:table-cell>
          <table:table-cell office:value-type="string" calcext:value-type="string">
            <text:p>21:54:03</text:p>
          </table:table-cell>
          <table:table-cell office:value-type="float" office:value="559084" calcext:value-type="float">
            <text:p>559084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eb922f826512d85ad544d2aae3be18519b5577aad1bdcc53eead7debe957f829</text:p>
          </table:table-cell>
          <table:table-cell table:number-columns-repeated="2" office:value-type="float" office:value="144" calcext:value-type="float">
            <text:p>144</text:p>
          </table:table-cell>
          <table:table-cell/>
          <table:table-cell table:formula="of:=FLOOR([.A812];60*60*24)" office:value-type="float" office:value="1547769600" calcext:value-type="float">
            <text:p>1547769600</text:p>
          </table:table-cell>
          <table:table-cell table:number-columns-repeated="3"/>
        </table:table-row>
        <table:table-row table:style-name="ro1">
          <table:table-cell office:value-type="float" office:value="1547848443" calcext:value-type="float">
            <text:p>1547848443</text:p>
          </table:table-cell>
          <table:table-cell office:value-type="string" calcext:value-type="string">
            <text:p>2019-01-18</text:p>
          </table:table-cell>
          <table:table-cell office:value-type="string" calcext:value-type="string">
            <text:p>21:54:03</text:p>
          </table:table-cell>
          <table:table-cell office:value-type="float" office:value="559084" calcext:value-type="float">
            <text:p>559084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7e34b10439a2c648b09327977f255c00ab81bd68beb35125fc853cb3664d1283</text:p>
          </table:table-cell>
          <table:table-cell table:number-columns-repeated="2" office:value-type="float" office:value="144" calcext:value-type="float">
            <text:p>144</text:p>
          </table:table-cell>
          <table:table-cell/>
          <table:table-cell table:formula="of:=FLOOR([.A813];60*60*24)" office:value-type="float" office:value="1547769600" calcext:value-type="float">
            <text:p>1547769600</text:p>
          </table:table-cell>
          <table:table-cell table:number-columns-repeated="3"/>
        </table:table-row>
        <table:table-row table:style-name="ro1">
          <table:table-cell office:value-type="float" office:value="1547848478" calcext:value-type="float">
            <text:p>1547848478</text:p>
          </table:table-cell>
          <table:table-cell office:value-type="string" calcext:value-type="string">
            <text:p>2019-01-18</text:p>
          </table:table-cell>
          <table:table-cell office:value-type="string" calcext:value-type="string">
            <text:p>21:54:38</text:p>
          </table:table-cell>
          <table:table-cell office:value-type="float" office:value="559085" calcext:value-type="float">
            <text:p>559085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66de9e169d56e5dab3aa5579b363708504de2029351e1227c5b0a955bbd1a81b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814];60*60*24)" office:value-type="float" office:value="1547769600" calcext:value-type="float">
            <text:p>1547769600</text:p>
          </table:table-cell>
          <table:table-cell table:number-columns-repeated="3"/>
        </table:table-row>
        <table:table-row table:style-name="ro1">
          <table:table-cell office:value-type="float" office:value="1547848478" calcext:value-type="float">
            <text:p>1547848478</text:p>
          </table:table-cell>
          <table:table-cell office:value-type="string" calcext:value-type="string">
            <text:p>2019-01-18</text:p>
          </table:table-cell>
          <table:table-cell office:value-type="string" calcext:value-type="string">
            <text:p>21:54:38</text:p>
          </table:table-cell>
          <table:table-cell office:value-type="float" office:value="559085" calcext:value-type="float">
            <text:p>559085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d18a922d20f6d247a9e22ae689cdfa30a7ccb3d0edf9f17d5cd43cb01505e322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815];60*60*24)" office:value-type="float" office:value="1547769600" calcext:value-type="float">
            <text:p>1547769600</text:p>
          </table:table-cell>
          <table:table-cell table:number-columns-repeated="3"/>
        </table:table-row>
        <table:table-row table:style-name="ro1">
          <table:table-cell office:value-type="float" office:value="1547848478" calcext:value-type="float">
            <text:p>1547848478</text:p>
          </table:table-cell>
          <table:table-cell office:value-type="string" calcext:value-type="string">
            <text:p>2019-01-18</text:p>
          </table:table-cell>
          <table:table-cell office:value-type="string" calcext:value-type="string">
            <text:p>21:54:38</text:p>
          </table:table-cell>
          <table:table-cell office:value-type="float" office:value="559085" calcext:value-type="float">
            <text:p>559085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110b4b743df04accc55baa31ba77b3966401c516b72c40899e8a787f444017a0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816];60*60*24)" office:value-type="float" office:value="1547769600" calcext:value-type="float">
            <text:p>1547769600</text:p>
          </table:table-cell>
          <table:table-cell table:number-columns-repeated="3"/>
        </table:table-row>
        <table:table-row table:style-name="ro1">
          <table:table-cell office:value-type="float" office:value="1547848325" calcext:value-type="float">
            <text:p>1547848325</text:p>
          </table:table-cell>
          <table:table-cell office:value-type="string" calcext:value-type="string">
            <text:p>2019-01-18</text:p>
          </table:table-cell>
          <table:table-cell office:value-type="string" calcext:value-type="string">
            <text:p>21:52:05</text:p>
          </table:table-cell>
          <table:table-cell office:value-type="float" office:value="559083" calcext:value-type="float">
            <text:p>559083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06312556c0e7b0183fa29360fc781db41b505050e709fdc15dd43742957e5e07</text:p>
          </table:table-cell>
          <table:table-cell office:value-type="float" office:value="1440" calcext:value-type="float">
            <text:p>1440</text:p>
          </table:table-cell>
          <table:table-cell office:value-type="float" office:value="1441" calcext:value-type="float">
            <text:p>1441</text:p>
          </table:table-cell>
          <table:table-cell/>
          <table:table-cell table:formula="of:=FLOOR([.A817];60*60*24)" office:value-type="float" office:value="1547769600" calcext:value-type="float">
            <text:p>1547769600</text:p>
          </table:table-cell>
          <table:table-cell table:number-columns-repeated="3"/>
        </table:table-row>
        <table:table-row table:style-name="ro1">
          <table:table-cell office:value-type="float" office:value="1547848325" calcext:value-type="float">
            <text:p>1547848325</text:p>
          </table:table-cell>
          <table:table-cell office:value-type="string" calcext:value-type="string">
            <text:p>2019-01-18</text:p>
          </table:table-cell>
          <table:table-cell office:value-type="string" calcext:value-type="string">
            <text:p>21:52:05</text:p>
          </table:table-cell>
          <table:table-cell office:value-type="float" office:value="559083" calcext:value-type="float">
            <text:p>559083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1ac651995d0b1b58003006fea0084918f3de5d5d6a9ebc86e368ddd167148dc8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818];60*60*24)" office:value-type="float" office:value="1547769600" calcext:value-type="float">
            <text:p>1547769600</text:p>
          </table:table-cell>
          <table:table-cell table:number-columns-repeated="3"/>
        </table:table-row>
        <table:table-row table:style-name="ro1">
          <table:table-cell office:value-type="float" office:value="1547841683" calcext:value-type="float">
            <text:p>1547841683</text:p>
          </table:table-cell>
          <table:table-cell office:value-type="string" calcext:value-type="string">
            <text:p>2019-01-18</text:p>
          </table:table-cell>
          <table:table-cell office:value-type="string" calcext:value-type="string">
            <text:p>20:01:23</text:p>
          </table:table-cell>
          <table:table-cell office:value-type="float" office:value="559070" calcext:value-type="float">
            <text:p>559070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2a2a542c290d343031b74474b0445ded3d3c4de5bf4228e077f00e76ead9dc20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819];60*60*24)" office:value-type="float" office:value="1547769600" calcext:value-type="float">
            <text:p>1547769600</text:p>
          </table:table-cell>
          <table:table-cell table:number-columns-repeated="3"/>
        </table:table-row>
        <table:table-row table:style-name="ro1">
          <table:table-cell office:value-type="float" office:value="1547841683" calcext:value-type="float">
            <text:p>1547841683</text:p>
          </table:table-cell>
          <table:table-cell office:value-type="string" calcext:value-type="string">
            <text:p>2019-01-18</text:p>
          </table:table-cell>
          <table:table-cell office:value-type="string" calcext:value-type="string">
            <text:p>20:01:23</text:p>
          </table:table-cell>
          <table:table-cell office:value-type="float" office:value="559070" calcext:value-type="float">
            <text:p>559070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b2786517087c7d42fff857c631e543412fcc6434c11c969961944be385edff4c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820];60*60*24)" office:value-type="float" office:value="1547769600" calcext:value-type="float">
            <text:p>1547769600</text:p>
          </table:table-cell>
          <table:table-cell table:number-columns-repeated="3"/>
        </table:table-row>
        <table:table-row table:style-name="ro1">
          <table:table-cell office:value-type="float" office:value="1547841683" calcext:value-type="float">
            <text:p>1547841683</text:p>
          </table:table-cell>
          <table:table-cell office:value-type="string" calcext:value-type="string">
            <text:p>2019-01-18</text:p>
          </table:table-cell>
          <table:table-cell office:value-type="string" calcext:value-type="string">
            <text:p>20:01:23</text:p>
          </table:table-cell>
          <table:table-cell office:value-type="float" office:value="559070" calcext:value-type="float">
            <text:p>559070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dd188e854eaf44f0bdbad846e31cb690b83f373a02071a8e3e41d943a9c5b58e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821];60*60*24)" office:value-type="float" office:value="1547769600" calcext:value-type="float">
            <text:p>1547769600</text:p>
          </table:table-cell>
          <table:table-cell table:number-columns-repeated="3"/>
        </table:table-row>
        <table:table-row table:style-name="ro1">
          <table:table-cell office:value-type="float" office:value="1547841683" calcext:value-type="float">
            <text:p>1547841683</text:p>
          </table:table-cell>
          <table:table-cell office:value-type="string" calcext:value-type="string">
            <text:p>2019-01-18</text:p>
          </table:table-cell>
          <table:table-cell office:value-type="string" calcext:value-type="string">
            <text:p>20:01:23</text:p>
          </table:table-cell>
          <table:table-cell office:value-type="float" office:value="559070" calcext:value-type="float">
            <text:p>559070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624ad3d2d3d9cc47ac0ca17cf5b547ddd244033546b1a6b2b3d5c730f0c285a0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822];60*60*24)" office:value-type="float" office:value="1547769600" calcext:value-type="float">
            <text:p>1547769600</text:p>
          </table:table-cell>
          <table:table-cell table:number-columns-repeated="3"/>
        </table:table-row>
        <table:table-row table:style-name="ro1">
          <table:table-cell office:value-type="float" office:value="1547847750" calcext:value-type="float">
            <text:p>1547847750</text:p>
          </table:table-cell>
          <table:table-cell office:value-type="string" calcext:value-type="string">
            <text:p>2019-01-18</text:p>
          </table:table-cell>
          <table:table-cell office:value-type="string" calcext:value-type="string">
            <text:p>21:42:30</text:p>
          </table:table-cell>
          <table:table-cell office:value-type="float" office:value="559080" calcext:value-type="float">
            <text:p>559080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2a59e1d55680b93b3f2740705ca0b72197b772b888ce0ba525279af5bf2e8bc1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823];60*60*24)" office:value-type="float" office:value="1547769600" calcext:value-type="float">
            <text:p>1547769600</text:p>
          </table:table-cell>
          <table:table-cell table:number-columns-repeated="3"/>
        </table:table-row>
        <table:table-row table:style-name="ro1">
          <table:table-cell office:value-type="float" office:value="1547841683" calcext:value-type="float">
            <text:p>1547841683</text:p>
          </table:table-cell>
          <table:table-cell office:value-type="string" calcext:value-type="string">
            <text:p>2019-01-18</text:p>
          </table:table-cell>
          <table:table-cell office:value-type="string" calcext:value-type="string">
            <text:p>20:01:23</text:p>
          </table:table-cell>
          <table:table-cell office:value-type="float" office:value="559070" calcext:value-type="float">
            <text:p>559070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0425434f341d84f1103be32da33100b48a4c9311edfabf474037a3bed55a4f26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824];60*60*24)" office:value-type="float" office:value="1547769600" calcext:value-type="float">
            <text:p>1547769600</text:p>
          </table:table-cell>
          <table:table-cell table:number-columns-repeated="3"/>
        </table:table-row>
        <table:table-row table:style-name="ro1">
          <table:table-cell office:value-type="float" office:value="1547852261" calcext:value-type="float">
            <text:p>1547852261</text:p>
          </table:table-cell>
          <table:table-cell office:value-type="string" calcext:value-type="string">
            <text:p>2019-01-18</text:p>
          </table:table-cell>
          <table:table-cell office:value-type="string" calcext:value-type="string">
            <text:p>22:57:41</text:p>
          </table:table-cell>
          <table:table-cell office:value-type="float" office:value="559091" calcext:value-type="float">
            <text:p>559091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a07795dcfeae77daaa22a3be79b9edece93afdfefc6f686cabb71d18f9eefe42</text:p>
          </table:table-cell>
          <table:table-cell table:number-columns-repeated="2" office:value-type="float" office:value="144" calcext:value-type="float">
            <text:p>144</text:p>
          </table:table-cell>
          <table:table-cell/>
          <table:table-cell table:formula="of:=FLOOR([.A825];60*60*24)" office:value-type="float" office:value="1547769600" calcext:value-type="float">
            <text:p>1547769600</text:p>
          </table:table-cell>
          <table:table-cell table:number-columns-repeated="3"/>
        </table:table-row>
        <table:table-row table:style-name="ro1">
          <table:table-cell office:value-type="float" office:value="1547850567" calcext:value-type="float">
            <text:p>1547850567</text:p>
          </table:table-cell>
          <table:table-cell office:value-type="string" calcext:value-type="string">
            <text:p>2019-01-18</text:p>
          </table:table-cell>
          <table:table-cell office:value-type="string" calcext:value-type="string">
            <text:p>22:29:27</text:p>
          </table:table-cell>
          <table:table-cell office:value-type="float" office:value="559087" calcext:value-type="float">
            <text:p>559087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539078b0d10b63e55381f666c47045c799524082594f8011700990237b22a2d3</text:p>
          </table:table-cell>
          <table:table-cell office:value-type="float" office:value="144" calcext:value-type="float">
            <text:p>144</text:p>
          </table:table-cell>
          <table:table-cell office:value-type="float" office:value="147" calcext:value-type="float">
            <text:p>147</text:p>
          </table:table-cell>
          <table:table-cell/>
          <table:table-cell table:formula="of:=FLOOR([.A826];60*60*24)" office:value-type="float" office:value="1547769600" calcext:value-type="float">
            <text:p>1547769600</text:p>
          </table:table-cell>
          <table:table-cell table:number-columns-repeated="3"/>
        </table:table-row>
        <table:table-row table:style-name="ro1">
          <table:table-cell office:value-type="float" office:value="1547852203" calcext:value-type="float">
            <text:p>1547852203</text:p>
          </table:table-cell>
          <table:table-cell office:value-type="string" calcext:value-type="string">
            <text:p>2019-01-18</text:p>
          </table:table-cell>
          <table:table-cell office:value-type="string" calcext:value-type="string">
            <text:p>22:56:43</text:p>
          </table:table-cell>
          <table:table-cell office:value-type="float" office:value="559090" calcext:value-type="float">
            <text:p>559090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0f6dcf3d6b6b85a7e35a8b696f503c796b894e2cb042dac0066a2e6b46bc4c64</text:p>
          </table:table-cell>
          <table:table-cell office:value-type="float" office:value="181" calcext:value-type="float">
            <text:p>181</text:p>
          </table:table-cell>
          <table:table-cell office:value-type="float" office:value="182" calcext:value-type="float">
            <text:p>182</text:p>
          </table:table-cell>
          <table:table-cell/>
          <table:table-cell table:formula="of:=FLOOR([.A827];60*60*24)" office:value-type="float" office:value="1547769600" calcext:value-type="float">
            <text:p>1547769600</text:p>
          </table:table-cell>
          <table:table-cell table:number-columns-repeated="3"/>
        </table:table-row>
        <table:table-row table:style-name="ro1">
          <table:table-cell office:value-type="float" office:value="1547852798" calcext:value-type="float">
            <text:p>1547852798</text:p>
          </table:table-cell>
          <table:table-cell office:value-type="string" calcext:value-type="string">
            <text:p>2019-01-18</text:p>
          </table:table-cell>
          <table:table-cell office:value-type="string" calcext:value-type="string">
            <text:p>23:06:38</text:p>
          </table:table-cell>
          <table:table-cell office:value-type="float" office:value="559093" calcext:value-type="float">
            <text:p>559093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51f4e153370de1b5445acab8be235915d79388d5e204dd92d46dc71bbd05638a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828];60*60*24)" office:value-type="float" office:value="1547769600" calcext:value-type="float">
            <text:p>1547769600</text:p>
          </table:table-cell>
          <table:table-cell table:number-columns-repeated="3"/>
        </table:table-row>
        <table:table-row table:style-name="ro1">
          <table:table-cell office:value-type="float" office:value="1547851368" calcext:value-type="float">
            <text:p>1547851368</text:p>
          </table:table-cell>
          <table:table-cell office:value-type="string" calcext:value-type="string">
            <text:p>2019-01-18</text:p>
          </table:table-cell>
          <table:table-cell office:value-type="string" calcext:value-type="string">
            <text:p>22:42:48</text:p>
          </table:table-cell>
          <table:table-cell office:value-type="float" office:value="559088" calcext:value-type="float">
            <text:p>559088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0f97577a15a24ebe6a2af0f95b1a66a7827314330fa65d1f7ea73056ddadc828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829];60*60*24)" office:value-type="float" office:value="1547769600" calcext:value-type="float">
            <text:p>1547769600</text:p>
          </table:table-cell>
          <table:table-cell table:number-columns-repeated="3"/>
        </table:table-row>
        <table:table-row table:style-name="ro1">
          <table:table-cell office:value-type="float" office:value="1547855442" calcext:value-type="float">
            <text:p>1547855442</text:p>
          </table:table-cell>
          <table:table-cell office:value-type="string" calcext:value-type="string">
            <text:p>2019-01-18</text:p>
          </table:table-cell>
          <table:table-cell office:value-type="string" calcext:value-type="string">
            <text:p>23:50:42</text:p>
          </table:table-cell>
          <table:table-cell office:value-type="float" office:value="559098" calcext:value-type="float">
            <text:p>559098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947b85c249bb77aae424b120cdfa96658567f6cd8328a4250f0deb77dd8490ba</text:p>
          </table:table-cell>
          <table:table-cell office:value-type="float" office:value="5000" calcext:value-type="float">
            <text:p>5000</text:p>
          </table:table-cell>
          <table:table-cell office:value-type="float" office:value="5008" calcext:value-type="float">
            <text:p>5008</text:p>
          </table:table-cell>
          <table:table-cell/>
          <table:table-cell table:formula="of:=FLOOR([.A830];60*60*24)" office:value-type="float" office:value="1547769600" calcext:value-type="float">
            <text:p>1547769600</text:p>
          </table:table-cell>
          <table:table-cell table:number-columns-repeated="3"/>
        </table:table-row>
        <table:table-row table:style-name="ro1">
          <table:table-cell office:value-type="float" office:value="1547855442" calcext:value-type="float">
            <text:p>1547855442</text:p>
          </table:table-cell>
          <table:table-cell office:value-type="string" calcext:value-type="string">
            <text:p>2019-01-18</text:p>
          </table:table-cell>
          <table:table-cell office:value-type="string" calcext:value-type="string">
            <text:p>23:50:42</text:p>
          </table:table-cell>
          <table:table-cell office:value-type="float" office:value="559098" calcext:value-type="float">
            <text:p>559098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cec03759d25c6f5c44ec29ef4805883d5f582dccb494e9044661f16c358716e7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831];60*60*24)" office:value-type="float" office:value="1547769600" calcext:value-type="float">
            <text:p>1547769600</text:p>
          </table:table-cell>
          <table:table-cell table:number-columns-repeated="3"/>
        </table:table-row>
        <table:table-row table:style-name="ro1">
          <table:table-cell office:value-type="float" office:value="1547856226" calcext:value-type="float">
            <text:p>1547856226</text:p>
          </table:table-cell>
          <table:table-cell office:value-type="string" calcext:value-type="string">
            <text:p>2019-01-19</text:p>
          </table:table-cell>
          <table:table-cell office:value-type="string" calcext:value-type="string">
            <text:p>00:03:46</text:p>
          </table:table-cell>
          <table:table-cell office:value-type="float" office:value="559099" calcext:value-type="float">
            <text:p>559099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5e00945da755bf6afe74c2802a24cb65fa6866e77aa45def540bf645c8f37d34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832];60*60*24)" office:value-type="float" office:value="1547856000" calcext:value-type="float">
            <text:p>1547856000</text:p>
          </table:table-cell>
          <table:table-cell table:number-columns-repeated="3"/>
        </table:table-row>
        <table:table-row table:style-name="ro1">
          <table:table-cell office:value-type="float" office:value="1547856226" calcext:value-type="float">
            <text:p>1547856226</text:p>
          </table:table-cell>
          <table:table-cell office:value-type="string" calcext:value-type="string">
            <text:p>2019-01-19</text:p>
          </table:table-cell>
          <table:table-cell office:value-type="string" calcext:value-type="string">
            <text:p>00:03:46</text:p>
          </table:table-cell>
          <table:table-cell office:value-type="float" office:value="559099" calcext:value-type="float">
            <text:p>559099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355f545dc90eadbeca6f0d923c2524b70f2ab6cd5acae67e3ff9b34649ffc189</text:p>
          </table:table-cell>
          <table:table-cell office:value-type="float" office:value="554" calcext:value-type="float">
            <text:p>554</text:p>
          </table:table-cell>
          <table:table-cell office:value-type="float" office:value="555" calcext:value-type="float">
            <text:p>555</text:p>
          </table:table-cell>
          <table:table-cell/>
          <table:table-cell table:formula="of:=FLOOR([.A833];60*60*24)" office:value-type="float" office:value="1547856000" calcext:value-type="float">
            <text:p>1547856000</text:p>
          </table:table-cell>
          <table:table-cell table:number-columns-repeated="3"/>
        </table:table-row>
        <table:table-row table:style-name="ro1">
          <table:table-cell office:value-type="float" office:value="1547858224" calcext:value-type="float">
            <text:p>1547858224</text:p>
          </table:table-cell>
          <table:table-cell office:value-type="string" calcext:value-type="string">
            <text:p>2019-01-19</text:p>
          </table:table-cell>
          <table:table-cell office:value-type="string" calcext:value-type="string">
            <text:p>00:37:04</text:p>
          </table:table-cell>
          <table:table-cell office:value-type="float" office:value="559104" calcext:value-type="float">
            <text:p>559104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e875f109b306c72feb4196e1e0702297a6f6aa6d6ad14cc6cadf3c36835aeb4b</text:p>
          </table:table-cell>
          <table:table-cell office:value-type="float" office:value="144" calcext:value-type="float">
            <text:p>144</text:p>
          </table:table-cell>
          <table:table-cell office:value-type="float" office:value="1316" calcext:value-type="float">
            <text:p>1316</text:p>
          </table:table-cell>
          <table:table-cell/>
          <table:table-cell table:formula="of:=FLOOR([.A834];60*60*24)" office:value-type="float" office:value="1547856000" calcext:value-type="float">
            <text:p>1547856000</text:p>
          </table:table-cell>
          <table:table-cell table:number-columns-repeated="3"/>
        </table:table-row>
        <table:table-row table:style-name="ro1">
          <table:table-cell office:value-type="float" office:value="1547859034" calcext:value-type="float">
            <text:p>1547859034</text:p>
          </table:table-cell>
          <table:table-cell office:value-type="string" calcext:value-type="string">
            <text:p>2019-01-19</text:p>
          </table:table-cell>
          <table:table-cell office:value-type="string" calcext:value-type="string">
            <text:p>00:50:34</text:p>
          </table:table-cell>
          <table:table-cell office:value-type="float" office:value="559106" calcext:value-type="float">
            <text:p>559106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48174a8a5a2335fd1e08208e388803c7ee81085074a2885ebaacdd364d0ee6fb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835];60*60*24)" office:value-type="float" office:value="1547856000" calcext:value-type="float">
            <text:p>1547856000</text:p>
          </table:table-cell>
          <table:table-cell table:number-columns-repeated="3"/>
        </table:table-row>
        <table:table-row table:style-name="ro1">
          <table:table-cell office:value-type="float" office:value="1547857981" calcext:value-type="float">
            <text:p>1547857981</text:p>
          </table:table-cell>
          <table:table-cell office:value-type="string" calcext:value-type="string">
            <text:p>2019-01-19</text:p>
          </table:table-cell>
          <table:table-cell office:value-type="string" calcext:value-type="string">
            <text:p>00:33:01</text:p>
          </table:table-cell>
          <table:table-cell office:value-type="float" office:value="559103" calcext:value-type="float">
            <text:p>559103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d536ea29f538f680a1e97202b8ca76dd6befa6e0958f984ba92b8d2ea77f73ee</text:p>
          </table:table-cell>
          <table:table-cell office:value-type="float" office:value="144" calcext:value-type="float">
            <text:p>144</text:p>
          </table:table-cell>
          <table:table-cell office:value-type="float" office:value="168" calcext:value-type="float">
            <text:p>168</text:p>
          </table:table-cell>
          <table:table-cell/>
          <table:table-cell table:formula="of:=FLOOR([.A836];60*60*24)" office:value-type="float" office:value="1547856000" calcext:value-type="float">
            <text:p>1547856000</text:p>
          </table:table-cell>
          <table:table-cell table:number-columns-repeated="3"/>
        </table:table-row>
        <table:table-row table:style-name="ro1">
          <table:table-cell office:value-type="float" office:value="1547863352" calcext:value-type="float">
            <text:p>1547863352</text:p>
          </table:table-cell>
          <table:table-cell office:value-type="string" calcext:value-type="string">
            <text:p>2019-01-19</text:p>
          </table:table-cell>
          <table:table-cell office:value-type="string" calcext:value-type="string">
            <text:p>02:02:32</text:p>
          </table:table-cell>
          <table:table-cell office:value-type="float" office:value="559112" calcext:value-type="float">
            <text:p>559112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8ac70bda8f33bf6b838bd4f6482fd4734d6308958f687888c508ff0940825402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837];60*60*24)" office:value-type="float" office:value="1547856000" calcext:value-type="float">
            <text:p>1547856000</text:p>
          </table:table-cell>
          <table:table-cell table:number-columns-repeated="3"/>
        </table:table-row>
        <table:table-row table:style-name="ro1">
          <table:table-cell office:value-type="float" office:value="1547863352" calcext:value-type="float">
            <text:p>1547863352</text:p>
          </table:table-cell>
          <table:table-cell office:value-type="string" calcext:value-type="string">
            <text:p>2019-01-19</text:p>
          </table:table-cell>
          <table:table-cell office:value-type="string" calcext:value-type="string">
            <text:p>02:02:32</text:p>
          </table:table-cell>
          <table:table-cell office:value-type="float" office:value="559112" calcext:value-type="float">
            <text:p>559112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92c21aa6cac2823621ea2d4a75425faa9efdd8350b2db3e3135e330fadacc645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838];60*60*24)" office:value-type="float" office:value="1547856000" calcext:value-type="float">
            <text:p>1547856000</text:p>
          </table:table-cell>
          <table:table-cell table:number-columns-repeated="3"/>
        </table:table-row>
        <table:table-row table:style-name="ro1">
          <table:table-cell office:value-type="float" office:value="1547863352" calcext:value-type="float">
            <text:p>1547863352</text:p>
          </table:table-cell>
          <table:table-cell office:value-type="string" calcext:value-type="string">
            <text:p>2019-01-19</text:p>
          </table:table-cell>
          <table:table-cell office:value-type="string" calcext:value-type="string">
            <text:p>02:02:32</text:p>
          </table:table-cell>
          <table:table-cell office:value-type="float" office:value="559112" calcext:value-type="float">
            <text:p>559112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9f60b6da192636c0d2710d8b27c86d0febf35c7adc1843bd7bf271ad2337b156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839];60*60*24)" office:value-type="float" office:value="1547856000" calcext:value-type="float">
            <text:p>1547856000</text:p>
          </table:table-cell>
          <table:table-cell table:number-columns-repeated="3"/>
        </table:table-row>
        <table:table-row table:style-name="ro1">
          <table:table-cell office:value-type="float" office:value="1547863352" calcext:value-type="float">
            <text:p>1547863352</text:p>
          </table:table-cell>
          <table:table-cell office:value-type="string" calcext:value-type="string">
            <text:p>2019-01-19</text:p>
          </table:table-cell>
          <table:table-cell office:value-type="string" calcext:value-type="string">
            <text:p>02:02:32</text:p>
          </table:table-cell>
          <table:table-cell office:value-type="float" office:value="559112" calcext:value-type="float">
            <text:p>559112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41de3e8ac0319f9e20a50e5ec8c24c94f99075492ec752d28b4857a14fd49564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840];60*60*24)" office:value-type="float" office:value="1547856000" calcext:value-type="float">
            <text:p>1547856000</text:p>
          </table:table-cell>
          <table:table-cell table:number-columns-repeated="3"/>
        </table:table-row>
        <table:table-row table:style-name="ro1">
          <table:table-cell office:value-type="float" office:value="1547863352" calcext:value-type="float">
            <text:p>1547863352</text:p>
          </table:table-cell>
          <table:table-cell office:value-type="string" calcext:value-type="string">
            <text:p>2019-01-19</text:p>
          </table:table-cell>
          <table:table-cell office:value-type="string" calcext:value-type="string">
            <text:p>02:02:32</text:p>
          </table:table-cell>
          <table:table-cell office:value-type="float" office:value="559112" calcext:value-type="float">
            <text:p>559112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b42cf13001153d98026d13bb0b8e6faef50765d67bb44eab11e9ff37f4e31d67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841];60*60*24)" office:value-type="float" office:value="1547856000" calcext:value-type="float">
            <text:p>1547856000</text:p>
          </table:table-cell>
          <table:table-cell table:number-columns-repeated="3"/>
        </table:table-row>
        <table:table-row table:style-name="ro1">
          <table:table-cell office:value-type="float" office:value="1547863352" calcext:value-type="float">
            <text:p>1547863352</text:p>
          </table:table-cell>
          <table:table-cell office:value-type="string" calcext:value-type="string">
            <text:p>2019-01-19</text:p>
          </table:table-cell>
          <table:table-cell office:value-type="string" calcext:value-type="string">
            <text:p>02:02:32</text:p>
          </table:table-cell>
          <table:table-cell office:value-type="float" office:value="559112" calcext:value-type="float">
            <text:p>559112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35cf9f776b987436624abd59aaef4aaf78e460953acb7061271582584a5b3472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842];60*60*24)" office:value-type="float" office:value="1547856000" calcext:value-type="float">
            <text:p>1547856000</text:p>
          </table:table-cell>
          <table:table-cell table:number-columns-repeated="3"/>
        </table:table-row>
        <table:table-row table:style-name="ro1">
          <table:table-cell office:value-type="float" office:value="1547863352" calcext:value-type="float">
            <text:p>1547863352</text:p>
          </table:table-cell>
          <table:table-cell office:value-type="string" calcext:value-type="string">
            <text:p>2019-01-19</text:p>
          </table:table-cell>
          <table:table-cell office:value-type="string" calcext:value-type="string">
            <text:p>02:02:32</text:p>
          </table:table-cell>
          <table:table-cell office:value-type="float" office:value="559112" calcext:value-type="float">
            <text:p>559112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353bf2bba8e47c8dcaa81e921ab2109a33b2963285656970ee792b51c8953f76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843];60*60*24)" office:value-type="float" office:value="1547856000" calcext:value-type="float">
            <text:p>1547856000</text:p>
          </table:table-cell>
          <table:table-cell table:number-columns-repeated="3"/>
        </table:table-row>
        <table:table-row table:style-name="ro1">
          <table:table-cell office:value-type="float" office:value="1547863352" calcext:value-type="float">
            <text:p>1547863352</text:p>
          </table:table-cell>
          <table:table-cell office:value-type="string" calcext:value-type="string">
            <text:p>2019-01-19</text:p>
          </table:table-cell>
          <table:table-cell office:value-type="string" calcext:value-type="string">
            <text:p>02:02:32</text:p>
          </table:table-cell>
          <table:table-cell office:value-type="float" office:value="559112" calcext:value-type="float">
            <text:p>559112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e9e820b99ae2b64e74a0d9ea9c3fff8b7ef5eed869515f5dcecc3b92b1e6518e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844];60*60*24)" office:value-type="float" office:value="1547856000" calcext:value-type="float">
            <text:p>1547856000</text:p>
          </table:table-cell>
          <table:table-cell table:number-columns-repeated="3"/>
        </table:table-row>
        <table:table-row table:style-name="ro1">
          <table:table-cell office:value-type="float" office:value="1547863352" calcext:value-type="float">
            <text:p>1547863352</text:p>
          </table:table-cell>
          <table:table-cell office:value-type="string" calcext:value-type="string">
            <text:p>2019-01-19</text:p>
          </table:table-cell>
          <table:table-cell office:value-type="string" calcext:value-type="string">
            <text:p>02:02:32</text:p>
          </table:table-cell>
          <table:table-cell office:value-type="float" office:value="559112" calcext:value-type="float">
            <text:p>559112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103854ab8e78ff8164d20df1f6489fe14a9f52e15144e7c0341ebcc0ce64d5c7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845];60*60*24)" office:value-type="float" office:value="1547856000" calcext:value-type="float">
            <text:p>1547856000</text:p>
          </table:table-cell>
          <table:table-cell table:number-columns-repeated="3"/>
        </table:table-row>
        <table:table-row table:style-name="ro1">
          <table:table-cell office:value-type="float" office:value="1547863352" calcext:value-type="float">
            <text:p>1547863352</text:p>
          </table:table-cell>
          <table:table-cell office:value-type="string" calcext:value-type="string">
            <text:p>2019-01-19</text:p>
          </table:table-cell>
          <table:table-cell office:value-type="string" calcext:value-type="string">
            <text:p>02:02:32</text:p>
          </table:table-cell>
          <table:table-cell office:value-type="float" office:value="559112" calcext:value-type="float">
            <text:p>559112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0393b691aed03cabc96646957d3e0941b6e9008f360988c211237c0472b057ce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846];60*60*24)" office:value-type="float" office:value="1547856000" calcext:value-type="float">
            <text:p>1547856000</text:p>
          </table:table-cell>
          <table:table-cell table:number-columns-repeated="3"/>
        </table:table-row>
        <table:table-row table:style-name="ro1">
          <table:table-cell office:value-type="float" office:value="1547863352" calcext:value-type="float">
            <text:p>1547863352</text:p>
          </table:table-cell>
          <table:table-cell office:value-type="string" calcext:value-type="string">
            <text:p>2019-01-19</text:p>
          </table:table-cell>
          <table:table-cell office:value-type="string" calcext:value-type="string">
            <text:p>02:02:32</text:p>
          </table:table-cell>
          <table:table-cell office:value-type="float" office:value="559112" calcext:value-type="float">
            <text:p>559112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336d4bfbde05345c774e277f1e22a0570d07b1aa81f9aff1986756d8817baff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847];60*60*24)" office:value-type="float" office:value="1547856000" calcext:value-type="float">
            <text:p>1547856000</text:p>
          </table:table-cell>
          <table:table-cell table:number-columns-repeated="3"/>
        </table:table-row>
        <table:table-row table:style-name="ro1">
          <table:table-cell office:value-type="float" office:value="1547863215" calcext:value-type="float">
            <text:p>1547863215</text:p>
          </table:table-cell>
          <table:table-cell office:value-type="string" calcext:value-type="string">
            <text:p>2019-01-19</text:p>
          </table:table-cell>
          <table:table-cell office:value-type="string" calcext:value-type="string">
            <text:p>02:00:15</text:p>
          </table:table-cell>
          <table:table-cell office:value-type="float" office:value="559111" calcext:value-type="float">
            <text:p>559111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746883a24e7e90cc604636b9be3470c956c6a4bfed9aa8c6d67b1d3c55351c81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848];60*60*24)" office:value-type="float" office:value="1547856000" calcext:value-type="float">
            <text:p>1547856000</text:p>
          </table:table-cell>
          <table:table-cell table:number-columns-repeated="3"/>
        </table:table-row>
        <table:table-row table:style-name="ro1">
          <table:table-cell office:value-type="float" office:value="1547863215" calcext:value-type="float">
            <text:p>1547863215</text:p>
          </table:table-cell>
          <table:table-cell office:value-type="string" calcext:value-type="string">
            <text:p>2019-01-19</text:p>
          </table:table-cell>
          <table:table-cell office:value-type="string" calcext:value-type="string">
            <text:p>02:00:15</text:p>
          </table:table-cell>
          <table:table-cell office:value-type="float" office:value="559111" calcext:value-type="float">
            <text:p>559111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2f535511c1389b442a4998c2a1c3b7bafb2983894be7d7f435591e4814119495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849];60*60*24)" office:value-type="float" office:value="1547856000" calcext:value-type="float">
            <text:p>1547856000</text:p>
          </table:table-cell>
          <table:table-cell table:number-columns-repeated="3"/>
        </table:table-row>
        <table:table-row table:style-name="ro1">
          <table:table-cell office:value-type="float" office:value="1547872049" calcext:value-type="float">
            <text:p>1547872049</text:p>
          </table:table-cell>
          <table:table-cell office:value-type="string" calcext:value-type="string">
            <text:p>2019-01-19</text:p>
          </table:table-cell>
          <table:table-cell office:value-type="string" calcext:value-type="string">
            <text:p>04:27:29</text:p>
          </table:table-cell>
          <table:table-cell office:value-type="float" office:value="559118" calcext:value-type="float">
            <text:p>559118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7cd8b60748c9f2106e58eb35db48af9d7b1a6858eeb3912f53f4ba0b9d59db53</text:p>
          </table:table-cell>
          <table:table-cell office:value-type="float" office:value="600" calcext:value-type="float">
            <text:p>600</text:p>
          </table:table-cell>
          <table:table-cell office:value-type="float" office:value="601" calcext:value-type="float">
            <text:p>601</text:p>
          </table:table-cell>
          <table:table-cell/>
          <table:table-cell table:formula="of:=FLOOR([.A850];60*60*24)" office:value-type="float" office:value="1547856000" calcext:value-type="float">
            <text:p>1547856000</text:p>
          </table:table-cell>
          <table:table-cell table:number-columns-repeated="3"/>
        </table:table-row>
        <table:table-row table:style-name="ro1">
          <table:table-cell office:value-type="float" office:value="1547865358" calcext:value-type="float">
            <text:p>1547865358</text:p>
          </table:table-cell>
          <table:table-cell office:value-type="string" calcext:value-type="string">
            <text:p>2019-01-19</text:p>
          </table:table-cell>
          <table:table-cell office:value-type="string" calcext:value-type="string">
            <text:p>02:35:58</text:p>
          </table:table-cell>
          <table:table-cell office:value-type="float" office:value="559113" calcext:value-type="float">
            <text:p>559113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beedd689ee44ea89723129f32c98179e5914d71822327ec94a65ffc360931a0d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851];60*60*24)" office:value-type="float" office:value="1547856000" calcext:value-type="float">
            <text:p>1547856000</text:p>
          </table:table-cell>
          <table:table-cell table:number-columns-repeated="3"/>
        </table:table-row>
        <table:table-row table:style-name="ro1">
          <table:table-cell office:value-type="float" office:value="1547865358" calcext:value-type="float">
            <text:p>1547865358</text:p>
          </table:table-cell>
          <table:table-cell office:value-type="string" calcext:value-type="string">
            <text:p>2019-01-19</text:p>
          </table:table-cell>
          <table:table-cell office:value-type="string" calcext:value-type="string">
            <text:p>02:35:58</text:p>
          </table:table-cell>
          <table:table-cell office:value-type="float" office:value="559113" calcext:value-type="float">
            <text:p>559113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a124df42e805005d1e1f63ed3840126a0190e126edcb53b96df0896899f8c814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852];60*60*24)" office:value-type="float" office:value="1547856000" calcext:value-type="float">
            <text:p>1547856000</text:p>
          </table:table-cell>
          <table:table-cell table:number-columns-repeated="3"/>
        </table:table-row>
        <table:table-row table:style-name="ro1">
          <table:table-cell office:value-type="float" office:value="1547865358" calcext:value-type="float">
            <text:p>1547865358</text:p>
          </table:table-cell>
          <table:table-cell office:value-type="string" calcext:value-type="string">
            <text:p>2019-01-19</text:p>
          </table:table-cell>
          <table:table-cell office:value-type="string" calcext:value-type="string">
            <text:p>02:35:58</text:p>
          </table:table-cell>
          <table:table-cell office:value-type="float" office:value="559113" calcext:value-type="float">
            <text:p>559113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915ec1e26ad41eca2824153eb9fd5eeab940b04a09615b6c0b4ff189c7a85240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853];60*60*24)" office:value-type="float" office:value="1547856000" calcext:value-type="float">
            <text:p>1547856000</text:p>
          </table:table-cell>
          <table:table-cell table:number-columns-repeated="3"/>
        </table:table-row>
        <table:table-row table:style-name="ro1">
          <table:table-cell office:value-type="float" office:value="1547865358" calcext:value-type="float">
            <text:p>1547865358</text:p>
          </table:table-cell>
          <table:table-cell office:value-type="string" calcext:value-type="string">
            <text:p>2019-01-19</text:p>
          </table:table-cell>
          <table:table-cell office:value-type="string" calcext:value-type="string">
            <text:p>02:35:58</text:p>
          </table:table-cell>
          <table:table-cell office:value-type="float" office:value="559113" calcext:value-type="float">
            <text:p>559113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cc1cbc66dd76b3846700c9adc161cb98f3c5d4e4320525306f880ff151404445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854];60*60*24)" office:value-type="float" office:value="1547856000" calcext:value-type="float">
            <text:p>1547856000</text:p>
          </table:table-cell>
          <table:table-cell table:number-columns-repeated="3"/>
        </table:table-row>
        <table:table-row table:style-name="ro1">
          <table:table-cell office:value-type="float" office:value="1547865358" calcext:value-type="float">
            <text:p>1547865358</text:p>
          </table:table-cell>
          <table:table-cell office:value-type="string" calcext:value-type="string">
            <text:p>2019-01-19</text:p>
          </table:table-cell>
          <table:table-cell office:value-type="string" calcext:value-type="string">
            <text:p>02:35:58</text:p>
          </table:table-cell>
          <table:table-cell office:value-type="float" office:value="559113" calcext:value-type="float">
            <text:p>559113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34d31aa552a725969965afd82af36e259111eccbbb296ae6bed5b5e704a3d9a4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855];60*60*24)" office:value-type="float" office:value="1547856000" calcext:value-type="float">
            <text:p>1547856000</text:p>
          </table:table-cell>
          <table:table-cell table:number-columns-repeated="3"/>
        </table:table-row>
        <table:table-row table:style-name="ro1">
          <table:table-cell office:value-type="float" office:value="1547865358" calcext:value-type="float">
            <text:p>1547865358</text:p>
          </table:table-cell>
          <table:table-cell office:value-type="string" calcext:value-type="string">
            <text:p>2019-01-19</text:p>
          </table:table-cell>
          <table:table-cell office:value-type="string" calcext:value-type="string">
            <text:p>02:35:58</text:p>
          </table:table-cell>
          <table:table-cell office:value-type="float" office:value="559113" calcext:value-type="float">
            <text:p>559113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cf7d00ddf941239d53bec8cad6de5e62ad4a602ae2e4139a725db4f645dafba7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856];60*60*24)" office:value-type="float" office:value="1547856000" calcext:value-type="float">
            <text:p>1547856000</text:p>
          </table:table-cell>
          <table:table-cell table:number-columns-repeated="3"/>
        </table:table-row>
        <table:table-row table:style-name="ro1">
          <table:table-cell office:value-type="float" office:value="1547865358" calcext:value-type="float">
            <text:p>1547865358</text:p>
          </table:table-cell>
          <table:table-cell office:value-type="string" calcext:value-type="string">
            <text:p>2019-01-19</text:p>
          </table:table-cell>
          <table:table-cell office:value-type="string" calcext:value-type="string">
            <text:p>02:35:58</text:p>
          </table:table-cell>
          <table:table-cell office:value-type="float" office:value="559113" calcext:value-type="float">
            <text:p>559113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326ed20c07e696b90faafe9bbd7776113eec9b0acb3576cf06729c758a6fa1da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857];60*60*24)" office:value-type="float" office:value="1547856000" calcext:value-type="float">
            <text:p>1547856000</text:p>
          </table:table-cell>
          <table:table-cell table:number-columns-repeated="3"/>
        </table:table-row>
        <table:table-row table:style-name="ro1">
          <table:table-cell office:value-type="float" office:value="1547878541" calcext:value-type="float">
            <text:p>1547878541</text:p>
          </table:table-cell>
          <table:table-cell office:value-type="string" calcext:value-type="string">
            <text:p>2019-01-19</text:p>
          </table:table-cell>
          <table:table-cell office:value-type="string" calcext:value-type="string">
            <text:p>06:15:41</text:p>
          </table:table-cell>
          <table:table-cell office:value-type="float" office:value="559125" calcext:value-type="float">
            <text:p>559125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069cf6e37b19bec5004e49feb3f19c37078813397f16f15152b21186795e4437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858];60*60*24)" office:value-type="float" office:value="1547856000" calcext:value-type="float">
            <text:p>1547856000</text:p>
          </table:table-cell>
          <table:table-cell table:number-columns-repeated="3"/>
        </table:table-row>
        <table:table-row table:style-name="ro1">
          <table:table-cell office:value-type="float" office:value="1547889866" calcext:value-type="float">
            <text:p>1547889866</text:p>
          </table:table-cell>
          <table:table-cell office:value-type="string" calcext:value-type="string">
            <text:p>2019-01-19</text:p>
          </table:table-cell>
          <table:table-cell office:value-type="string" calcext:value-type="string">
            <text:p>09:24:26</text:p>
          </table:table-cell>
          <table:table-cell office:value-type="float" office:value="559140" calcext:value-type="float">
            <text:p>559140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8d59f9b7ccf60299acc1becd13d7a6aaa9ef5e26b4b13901389c8325991b507d</text:p>
          </table:table-cell>
          <table:table-cell office:value-type="float" office:value="144" calcext:value-type="float">
            <text:p>144</text:p>
          </table:table-cell>
          <table:table-cell office:value-type="float" office:value="229" calcext:value-type="float">
            <text:p>229</text:p>
          </table:table-cell>
          <table:table-cell/>
          <table:table-cell table:formula="of:=FLOOR([.A859];60*60*24)" office:value-type="float" office:value="1547856000" calcext:value-type="float">
            <text:p>1547856000</text:p>
          </table:table-cell>
          <table:table-cell table:number-columns-repeated="3"/>
        </table:table-row>
        <table:table-row table:style-name="ro1">
          <table:table-cell office:value-type="float" office:value="1547887048" calcext:value-type="float">
            <text:p>1547887048</text:p>
          </table:table-cell>
          <table:table-cell office:value-type="string" calcext:value-type="string">
            <text:p>2019-01-19</text:p>
          </table:table-cell>
          <table:table-cell office:value-type="string" calcext:value-type="string">
            <text:p>08:37:28</text:p>
          </table:table-cell>
          <table:table-cell office:value-type="float" office:value="559138" calcext:value-type="float">
            <text:p>559138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fb2e2855ca8d6ba321b0a57e573888f006c856bdc7629b0003ef8ec92ec0345a</text:p>
          </table:table-cell>
          <table:table-cell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  <table:table-cell/>
          <table:table-cell table:formula="of:=FLOOR([.A860];60*60*24)" office:value-type="float" office:value="1547856000" calcext:value-type="float">
            <text:p>1547856000</text:p>
          </table:table-cell>
          <table:table-cell table:number-columns-repeated="3"/>
        </table:table-row>
        <table:table-row table:style-name="ro1">
          <table:table-cell office:value-type="float" office:value="1547886619" calcext:value-type="float">
            <text:p>1547886619</text:p>
          </table:table-cell>
          <table:table-cell office:value-type="string" calcext:value-type="string">
            <text:p>2019-01-19</text:p>
          </table:table-cell>
          <table:table-cell office:value-type="string" calcext:value-type="string">
            <text:p>08:30:19</text:p>
          </table:table-cell>
          <table:table-cell office:value-type="float" office:value="559136" calcext:value-type="float">
            <text:p>559136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5a0babc4f2a4ffecfc1fc412de0903a362ff0c68e383cec7ee25a822b199c62b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861];60*60*24)" office:value-type="float" office:value="1547856000" calcext:value-type="float">
            <text:p>1547856000</text:p>
          </table:table-cell>
          <table:table-cell table:number-columns-repeated="3"/>
        </table:table-row>
        <table:table-row table:style-name="ro1">
          <table:table-cell office:value-type="float" office:value="1547889977" calcext:value-type="float">
            <text:p>1547889977</text:p>
          </table:table-cell>
          <table:table-cell office:value-type="string" calcext:value-type="string">
            <text:p>2019-01-19</text:p>
          </table:table-cell>
          <table:table-cell office:value-type="string" calcext:value-type="string">
            <text:p>09:26:17</text:p>
          </table:table-cell>
          <table:table-cell office:value-type="float" office:value="559141" calcext:value-type="float">
            <text:p>559141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19f407e75fc999f4c3e8f30171065ddf01e5d2af55b4dbd5ff781a596a65dafd</text:p>
          </table:table-cell>
          <table:table-cell office:value-type="float" office:value="144" calcext:value-type="float">
            <text:p>144</text:p>
          </table:table-cell>
          <table:table-cell office:value-type="float" office:value="166" calcext:value-type="float">
            <text:p>166</text:p>
          </table:table-cell>
          <table:table-cell/>
          <table:table-cell table:formula="of:=FLOOR([.A862];60*60*24)" office:value-type="float" office:value="1547856000" calcext:value-type="float">
            <text:p>1547856000</text:p>
          </table:table-cell>
          <table:table-cell table:number-columns-repeated="3"/>
        </table:table-row>
        <table:table-row table:style-name="ro1">
          <table:table-cell office:value-type="float" office:value="1547886479" calcext:value-type="float">
            <text:p>1547886479</text:p>
          </table:table-cell>
          <table:table-cell office:value-type="string" calcext:value-type="string">
            <text:p>2019-01-19</text:p>
          </table:table-cell>
          <table:table-cell office:value-type="string" calcext:value-type="string">
            <text:p>08:27:59</text:p>
          </table:table-cell>
          <table:table-cell office:value-type="float" office:value="559135" calcext:value-type="float">
            <text:p>559135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240eca99e8de8e6abe4e4614b4ec445334ae475b07f8d1047e651c67d5a0e60b</text:p>
          </table:table-cell>
          <table:table-cell office:value-type="float" office:value="264" calcext:value-type="float">
            <text:p>264</text:p>
          </table:table-cell>
          <table:table-cell office:value-type="float" office:value="265" calcext:value-type="float">
            <text:p>265</text:p>
          </table:table-cell>
          <table:table-cell/>
          <table:table-cell table:formula="of:=FLOOR([.A863];60*60*24)" office:value-type="float" office:value="1547856000" calcext:value-type="float">
            <text:p>1547856000</text:p>
          </table:table-cell>
          <table:table-cell table:number-columns-repeated="3"/>
        </table:table-row>
        <table:table-row table:style-name="ro1">
          <table:table-cell office:value-type="float" office:value="1547889977" calcext:value-type="float">
            <text:p>1547889977</text:p>
          </table:table-cell>
          <table:table-cell office:value-type="string" calcext:value-type="string">
            <text:p>2019-01-19</text:p>
          </table:table-cell>
          <table:table-cell office:value-type="string" calcext:value-type="string">
            <text:p>09:26:17</text:p>
          </table:table-cell>
          <table:table-cell office:value-type="float" office:value="559141" calcext:value-type="float">
            <text:p>559141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771aac0c5a5e5a8d5b8253a2453542d50397a0a44c77871d50388e2cf052a2d4</text:p>
          </table:table-cell>
          <table:table-cell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  <table:table-cell/>
          <table:table-cell table:formula="of:=FLOOR([.A864];60*60*24)" office:value-type="float" office:value="1547856000" calcext:value-type="float">
            <text:p>1547856000</text:p>
          </table:table-cell>
          <table:table-cell table:number-columns-repeated="3"/>
        </table:table-row>
        <table:table-row table:style-name="ro1">
          <table:table-cell office:value-type="float" office:value="1547894712" calcext:value-type="float">
            <text:p>1547894712</text:p>
          </table:table-cell>
          <table:table-cell office:value-type="string" calcext:value-type="string">
            <text:p>2019-01-19</text:p>
          </table:table-cell>
          <table:table-cell office:value-type="string" calcext:value-type="string">
            <text:p>10:45:12</text:p>
          </table:table-cell>
          <table:table-cell office:value-type="float" office:value="559148" calcext:value-type="float">
            <text:p>559148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00eae6e2234cc431bba2cb7ff9e4eda83d9ae8a9a0b03b8eccf9300d9ba88300</text:p>
          </table:table-cell>
          <table:table-cell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  <table:table-cell/>
          <table:table-cell table:formula="of:=FLOOR([.A865];60*60*24)" office:value-type="float" office:value="1547856000" calcext:value-type="float">
            <text:p>1547856000</text:p>
          </table:table-cell>
          <table:table-cell table:number-columns-repeated="3"/>
        </table:table-row>
        <table:table-row table:style-name="ro1">
          <table:table-cell office:value-type="float" office:value="1547894712" calcext:value-type="float">
            <text:p>1547894712</text:p>
          </table:table-cell>
          <table:table-cell office:value-type="string" calcext:value-type="string">
            <text:p>2019-01-19</text:p>
          </table:table-cell>
          <table:table-cell office:value-type="string" calcext:value-type="string">
            <text:p>10:45:12</text:p>
          </table:table-cell>
          <table:table-cell office:value-type="float" office:value="559148" calcext:value-type="float">
            <text:p>559148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06d37e544586ac78bf78133e7616d44ebaa5fc597efe67dabd2be5e8cce3a513</text:p>
          </table:table-cell>
          <table:table-cell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  <table:table-cell/>
          <table:table-cell table:formula="of:=FLOOR([.A866];60*60*24)" office:value-type="float" office:value="1547856000" calcext:value-type="float">
            <text:p>1547856000</text:p>
          </table:table-cell>
          <table:table-cell table:number-columns-repeated="3"/>
        </table:table-row>
        <table:table-row table:style-name="ro1">
          <table:table-cell office:value-type="float" office:value="1547894712" calcext:value-type="float">
            <text:p>1547894712</text:p>
          </table:table-cell>
          <table:table-cell office:value-type="string" calcext:value-type="string">
            <text:p>2019-01-19</text:p>
          </table:table-cell>
          <table:table-cell office:value-type="string" calcext:value-type="string">
            <text:p>10:45:12</text:p>
          </table:table-cell>
          <table:table-cell office:value-type="float" office:value="559148" calcext:value-type="float">
            <text:p>559148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8cc9dbeb3b71e0d09697b0a29621946f8b77dff0ff54f67cf1a1fb2be3941c14</text:p>
          </table:table-cell>
          <table:table-cell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  <table:table-cell/>
          <table:table-cell table:formula="of:=FLOOR([.A867];60*60*24)" office:value-type="float" office:value="1547856000" calcext:value-type="float">
            <text:p>1547856000</text:p>
          </table:table-cell>
          <table:table-cell table:number-columns-repeated="3"/>
        </table:table-row>
        <table:table-row table:style-name="ro1">
          <table:table-cell office:value-type="float" office:value="1547894712" calcext:value-type="float">
            <text:p>1547894712</text:p>
          </table:table-cell>
          <table:table-cell office:value-type="string" calcext:value-type="string">
            <text:p>2019-01-19</text:p>
          </table:table-cell>
          <table:table-cell office:value-type="string" calcext:value-type="string">
            <text:p>10:45:12</text:p>
          </table:table-cell>
          <table:table-cell office:value-type="float" office:value="559148" calcext:value-type="float">
            <text:p>559148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c83489fa9300eab12cf0f462996c0506e5d0fb1a632732fc6e401daea2878b14</text:p>
          </table:table-cell>
          <table:table-cell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  <table:table-cell/>
          <table:table-cell table:formula="of:=FLOOR([.A868];60*60*24)" office:value-type="float" office:value="1547856000" calcext:value-type="float">
            <text:p>1547856000</text:p>
          </table:table-cell>
          <table:table-cell table:number-columns-repeated="3"/>
        </table:table-row>
        <table:table-row table:style-name="ro1">
          <table:table-cell office:value-type="float" office:value="1547894712" calcext:value-type="float">
            <text:p>1547894712</text:p>
          </table:table-cell>
          <table:table-cell office:value-type="string" calcext:value-type="string">
            <text:p>2019-01-19</text:p>
          </table:table-cell>
          <table:table-cell office:value-type="string" calcext:value-type="string">
            <text:p>10:45:12</text:p>
          </table:table-cell>
          <table:table-cell office:value-type="float" office:value="559148" calcext:value-type="float">
            <text:p>559148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b4a66facd10ca452c9fbd87cfbd804c185f5ec37a7da0c7a06f058c6823bdb1c</text:p>
          </table:table-cell>
          <table:table-cell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  <table:table-cell/>
          <table:table-cell table:formula="of:=FLOOR([.A869];60*60*24)" office:value-type="float" office:value="1547856000" calcext:value-type="float">
            <text:p>1547856000</text:p>
          </table:table-cell>
          <table:table-cell table:number-columns-repeated="3"/>
        </table:table-row>
        <table:table-row table:style-name="ro1">
          <table:table-cell office:value-type="float" office:value="1547894712" calcext:value-type="float">
            <text:p>1547894712</text:p>
          </table:table-cell>
          <table:table-cell office:value-type="string" calcext:value-type="string">
            <text:p>2019-01-19</text:p>
          </table:table-cell>
          <table:table-cell office:value-type="string" calcext:value-type="string">
            <text:p>10:45:12</text:p>
          </table:table-cell>
          <table:table-cell office:value-type="float" office:value="559148" calcext:value-type="float">
            <text:p>559148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b675c737eb0e363b78427a26a8b66500aefb1de5158b6cf91c141096ff599e1d</text:p>
          </table:table-cell>
          <table:table-cell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  <table:table-cell/>
          <table:table-cell table:formula="of:=FLOOR([.A870];60*60*24)" office:value-type="float" office:value="1547856000" calcext:value-type="float">
            <text:p>1547856000</text:p>
          </table:table-cell>
          <table:table-cell table:number-columns-repeated="3"/>
        </table:table-row>
        <table:table-row table:style-name="ro1">
          <table:table-cell office:value-type="float" office:value="1547894712" calcext:value-type="float">
            <text:p>1547894712</text:p>
          </table:table-cell>
          <table:table-cell office:value-type="string" calcext:value-type="string">
            <text:p>2019-01-19</text:p>
          </table:table-cell>
          <table:table-cell office:value-type="string" calcext:value-type="string">
            <text:p>10:45:12</text:p>
          </table:table-cell>
          <table:table-cell office:value-type="float" office:value="559148" calcext:value-type="float">
            <text:p>559148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9fdbcbb5d678704139d35511de183d58062568f8f37f189ad602a95081629a1e</text:p>
          </table:table-cell>
          <table:table-cell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  <table:table-cell/>
          <table:table-cell table:formula="of:=FLOOR([.A871];60*60*24)" office:value-type="float" office:value="1547856000" calcext:value-type="float">
            <text:p>1547856000</text:p>
          </table:table-cell>
          <table:table-cell table:number-columns-repeated="3"/>
        </table:table-row>
        <table:table-row table:style-name="ro1">
          <table:table-cell office:value-type="float" office:value="1547894712" calcext:value-type="float">
            <text:p>1547894712</text:p>
          </table:table-cell>
          <table:table-cell office:value-type="string" calcext:value-type="string">
            <text:p>2019-01-19</text:p>
          </table:table-cell>
          <table:table-cell office:value-type="string" calcext:value-type="string">
            <text:p>10:45:12</text:p>
          </table:table-cell>
          <table:table-cell office:value-type="float" office:value="559148" calcext:value-type="float">
            <text:p>559148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31c63c48a5d54a782382fe796ed6bb098a01f21f8d19b5cfdaa96fc928a9411f</text:p>
          </table:table-cell>
          <table:table-cell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  <table:table-cell/>
          <table:table-cell table:formula="of:=FLOOR([.A872];60*60*24)" office:value-type="float" office:value="1547856000" calcext:value-type="float">
            <text:p>1547856000</text:p>
          </table:table-cell>
          <table:table-cell table:number-columns-repeated="3"/>
        </table:table-row>
        <table:table-row table:style-name="ro1">
          <table:table-cell office:value-type="float" office:value="1547894712" calcext:value-type="float">
            <text:p>1547894712</text:p>
          </table:table-cell>
          <table:table-cell office:value-type="string" calcext:value-type="string">
            <text:p>2019-01-19</text:p>
          </table:table-cell>
          <table:table-cell office:value-type="string" calcext:value-type="string">
            <text:p>10:45:12</text:p>
          </table:table-cell>
          <table:table-cell office:value-type="float" office:value="559148" calcext:value-type="float">
            <text:p>559148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46e1ce833481e2ff39e7e044761aa84967f58477188e5a8397cac7900085d920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873];60*60*24)" office:value-type="float" office:value="1547856000" calcext:value-type="float">
            <text:p>1547856000</text:p>
          </table:table-cell>
          <table:table-cell table:number-columns-repeated="3"/>
        </table:table-row>
        <table:table-row table:style-name="ro1">
          <table:table-cell office:value-type="float" office:value="1547894712" calcext:value-type="float">
            <text:p>1547894712</text:p>
          </table:table-cell>
          <table:table-cell office:value-type="string" calcext:value-type="string">
            <text:p>2019-01-19</text:p>
          </table:table-cell>
          <table:table-cell office:value-type="string" calcext:value-type="string">
            <text:p>10:45:12</text:p>
          </table:table-cell>
          <table:table-cell office:value-type="float" office:value="559148" calcext:value-type="float">
            <text:p>559148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e5f245521ba018b66e0cd6143c3c4d169f8e0210b2159b87fa6164fecc8fbc22</text:p>
          </table:table-cell>
          <table:table-cell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  <table:table-cell/>
          <table:table-cell table:formula="of:=FLOOR([.A874];60*60*24)" office:value-type="float" office:value="1547856000" calcext:value-type="float">
            <text:p>1547856000</text:p>
          </table:table-cell>
          <table:table-cell table:number-columns-repeated="3"/>
        </table:table-row>
        <table:table-row table:style-name="ro1">
          <table:table-cell office:value-type="float" office:value="1547894712" calcext:value-type="float">
            <text:p>1547894712</text:p>
          </table:table-cell>
          <table:table-cell office:value-type="string" calcext:value-type="string">
            <text:p>2019-01-19</text:p>
          </table:table-cell>
          <table:table-cell office:value-type="string" calcext:value-type="string">
            <text:p>10:45:12</text:p>
          </table:table-cell>
          <table:table-cell office:value-type="float" office:value="559148" calcext:value-type="float">
            <text:p>559148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04d5e2c70837e69b3ecf71137de2f7717c1162df1168b560f298d814a813c62b</text:p>
          </table:table-cell>
          <table:table-cell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  <table:table-cell/>
          <table:table-cell table:formula="of:=FLOOR([.A875];60*60*24)" office:value-type="float" office:value="1547856000" calcext:value-type="float">
            <text:p>1547856000</text:p>
          </table:table-cell>
          <table:table-cell table:number-columns-repeated="3"/>
        </table:table-row>
        <table:table-row table:style-name="ro1">
          <table:table-cell office:value-type="float" office:value="1547894712" calcext:value-type="float">
            <text:p>1547894712</text:p>
          </table:table-cell>
          <table:table-cell office:value-type="string" calcext:value-type="string">
            <text:p>2019-01-19</text:p>
          </table:table-cell>
          <table:table-cell office:value-type="string" calcext:value-type="string">
            <text:p>10:45:12</text:p>
          </table:table-cell>
          <table:table-cell office:value-type="float" office:value="559148" calcext:value-type="float">
            <text:p>559148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99f95353044241c5223db28e7adf188b1fc61df609443037c7120e0bc7217a2f</text:p>
          </table:table-cell>
          <table:table-cell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  <table:table-cell/>
          <table:table-cell table:formula="of:=FLOOR([.A876];60*60*24)" office:value-type="float" office:value="1547856000" calcext:value-type="float">
            <text:p>1547856000</text:p>
          </table:table-cell>
          <table:table-cell table:number-columns-repeated="3"/>
        </table:table-row>
        <table:table-row table:style-name="ro1">
          <table:table-cell office:value-type="float" office:value="1547894712" calcext:value-type="float">
            <text:p>1547894712</text:p>
          </table:table-cell>
          <table:table-cell office:value-type="string" calcext:value-type="string">
            <text:p>2019-01-19</text:p>
          </table:table-cell>
          <table:table-cell office:value-type="string" calcext:value-type="string">
            <text:p>10:45:12</text:p>
          </table:table-cell>
          <table:table-cell office:value-type="float" office:value="559148" calcext:value-type="float">
            <text:p>559148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74344ec680c09f2a98ef7a6a10cd000e8bfce185e437a968ea2c62352e937932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877];60*60*24)" office:value-type="float" office:value="1547856000" calcext:value-type="float">
            <text:p>1547856000</text:p>
          </table:table-cell>
          <table:table-cell table:number-columns-repeated="3"/>
        </table:table-row>
        <table:table-row table:style-name="ro1">
          <table:table-cell office:value-type="float" office:value="1547894712" calcext:value-type="float">
            <text:p>1547894712</text:p>
          </table:table-cell>
          <table:table-cell office:value-type="string" calcext:value-type="string">
            <text:p>2019-01-19</text:p>
          </table:table-cell>
          <table:table-cell office:value-type="string" calcext:value-type="string">
            <text:p>10:45:12</text:p>
          </table:table-cell>
          <table:table-cell office:value-type="float" office:value="559148" calcext:value-type="float">
            <text:p>559148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fb02ed119eae5f0ac19c5f61d45dc5081a7b3a2b18ccd3cf3bddc2c1d3fad236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878];60*60*24)" office:value-type="float" office:value="1547856000" calcext:value-type="float">
            <text:p>1547856000</text:p>
          </table:table-cell>
          <table:table-cell table:number-columns-repeated="3"/>
        </table:table-row>
        <table:table-row table:style-name="ro1">
          <table:table-cell office:value-type="float" office:value="1547894712" calcext:value-type="float">
            <text:p>1547894712</text:p>
          </table:table-cell>
          <table:table-cell office:value-type="string" calcext:value-type="string">
            <text:p>2019-01-19</text:p>
          </table:table-cell>
          <table:table-cell office:value-type="string" calcext:value-type="string">
            <text:p>10:45:12</text:p>
          </table:table-cell>
          <table:table-cell office:value-type="float" office:value="559148" calcext:value-type="float">
            <text:p>559148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63f8a9a3d69201e221c16295446d668f0ae47b04d8a5a09443e7729de45db039</text:p>
          </table:table-cell>
          <table:table-cell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  <table:table-cell/>
          <table:table-cell table:formula="of:=FLOOR([.A879];60*60*24)" office:value-type="float" office:value="1547856000" calcext:value-type="float">
            <text:p>1547856000</text:p>
          </table:table-cell>
          <table:table-cell table:number-columns-repeated="3"/>
        </table:table-row>
        <table:table-row table:style-name="ro1">
          <table:table-cell office:value-type="float" office:value="1547894712" calcext:value-type="float">
            <text:p>1547894712</text:p>
          </table:table-cell>
          <table:table-cell office:value-type="string" calcext:value-type="string">
            <text:p>2019-01-19</text:p>
          </table:table-cell>
          <table:table-cell office:value-type="string" calcext:value-type="string">
            <text:p>10:45:12</text:p>
          </table:table-cell>
          <table:table-cell office:value-type="float" office:value="559148" calcext:value-type="float">
            <text:p>559148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bf134d9e42e9f856a558eb4557049f9ccb425a7b5781caf7795c408c7145793b</text:p>
          </table:table-cell>
          <table:table-cell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  <table:table-cell/>
          <table:table-cell table:formula="of:=FLOOR([.A880];60*60*24)" office:value-type="float" office:value="1547856000" calcext:value-type="float">
            <text:p>1547856000</text:p>
          </table:table-cell>
          <table:table-cell table:number-columns-repeated="3"/>
        </table:table-row>
        <table:table-row table:style-name="ro1">
          <table:table-cell office:value-type="float" office:value="1547894712" calcext:value-type="float">
            <text:p>1547894712</text:p>
          </table:table-cell>
          <table:table-cell office:value-type="string" calcext:value-type="string">
            <text:p>2019-01-19</text:p>
          </table:table-cell>
          <table:table-cell office:value-type="string" calcext:value-type="string">
            <text:p>10:45:12</text:p>
          </table:table-cell>
          <table:table-cell office:value-type="float" office:value="559148" calcext:value-type="float">
            <text:p>559148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a068af6960d83d6724be24eeea7db3d7fa7d6633f983c265f4ffc39fc3b9833e</text:p>
          </table:table-cell>
          <table:table-cell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  <table:table-cell/>
          <table:table-cell table:formula="of:=FLOOR([.A881];60*60*24)" office:value-type="float" office:value="1547856000" calcext:value-type="float">
            <text:p>1547856000</text:p>
          </table:table-cell>
          <table:table-cell table:number-columns-repeated="3"/>
        </table:table-row>
        <table:table-row table:style-name="ro1">
          <table:table-cell office:value-type="float" office:value="1547894712" calcext:value-type="float">
            <text:p>1547894712</text:p>
          </table:table-cell>
          <table:table-cell office:value-type="string" calcext:value-type="string">
            <text:p>2019-01-19</text:p>
          </table:table-cell>
          <table:table-cell office:value-type="string" calcext:value-type="string">
            <text:p>10:45:12</text:p>
          </table:table-cell>
          <table:table-cell office:value-type="float" office:value="559148" calcext:value-type="float">
            <text:p>559148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357641480130fb48368a84bcbb3405ef1d48998da83f6c167cbf567a2a628140</text:p>
          </table:table-cell>
          <table:table-cell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  <table:table-cell/>
          <table:table-cell table:formula="of:=FLOOR([.A882];60*60*24)" office:value-type="float" office:value="1547856000" calcext:value-type="float">
            <text:p>1547856000</text:p>
          </table:table-cell>
          <table:table-cell table:number-columns-repeated="3"/>
        </table:table-row>
        <table:table-row table:style-name="ro1">
          <table:table-cell office:value-type="float" office:value="1547894712" calcext:value-type="float">
            <text:p>1547894712</text:p>
          </table:table-cell>
          <table:table-cell office:value-type="string" calcext:value-type="string">
            <text:p>2019-01-19</text:p>
          </table:table-cell>
          <table:table-cell office:value-type="string" calcext:value-type="string">
            <text:p>10:45:12</text:p>
          </table:table-cell>
          <table:table-cell office:value-type="float" office:value="559148" calcext:value-type="float">
            <text:p>559148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5d6f341be9302b2a676f0ba65fd65a59000e633643fe7de8b5edbf13f577fc42</text:p>
          </table:table-cell>
          <table:table-cell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  <table:table-cell/>
          <table:table-cell table:formula="of:=FLOOR([.A883];60*60*24)" office:value-type="float" office:value="1547856000" calcext:value-type="float">
            <text:p>1547856000</text:p>
          </table:table-cell>
          <table:table-cell table:number-columns-repeated="3"/>
        </table:table-row>
        <table:table-row table:style-name="ro1">
          <table:table-cell office:value-type="float" office:value="1547894712" calcext:value-type="float">
            <text:p>1547894712</text:p>
          </table:table-cell>
          <table:table-cell office:value-type="string" calcext:value-type="string">
            <text:p>2019-01-19</text:p>
          </table:table-cell>
          <table:table-cell office:value-type="string" calcext:value-type="string">
            <text:p>10:45:12</text:p>
          </table:table-cell>
          <table:table-cell office:value-type="float" office:value="559148" calcext:value-type="float">
            <text:p>559148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483de8bcfea1da10438853e7c16fa50ceaceec9f5eed05a0e73ed16cdf8c7444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884];60*60*24)" office:value-type="float" office:value="1547856000" calcext:value-type="float">
            <text:p>1547856000</text:p>
          </table:table-cell>
          <table:table-cell table:number-columns-repeated="3"/>
        </table:table-row>
        <table:table-row table:style-name="ro1">
          <table:table-cell office:value-type="float" office:value="1547894712" calcext:value-type="float">
            <text:p>1547894712</text:p>
          </table:table-cell>
          <table:table-cell office:value-type="string" calcext:value-type="string">
            <text:p>2019-01-19</text:p>
          </table:table-cell>
          <table:table-cell office:value-type="string" calcext:value-type="string">
            <text:p>10:45:12</text:p>
          </table:table-cell>
          <table:table-cell office:value-type="float" office:value="559148" calcext:value-type="float">
            <text:p>559148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49864689bd1d41990ea86fde70cc94f381ae985f4db5c9a0387b51cc49ce3b45</text:p>
          </table:table-cell>
          <table:table-cell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  <table:table-cell/>
          <table:table-cell table:formula="of:=FLOOR([.A885];60*60*24)" office:value-type="float" office:value="1547856000" calcext:value-type="float">
            <text:p>1547856000</text:p>
          </table:table-cell>
          <table:table-cell table:number-columns-repeated="3"/>
        </table:table-row>
        <table:table-row table:style-name="ro1">
          <table:table-cell office:value-type="float" office:value="1547894712" calcext:value-type="float">
            <text:p>1547894712</text:p>
          </table:table-cell>
          <table:table-cell office:value-type="string" calcext:value-type="string">
            <text:p>2019-01-19</text:p>
          </table:table-cell>
          <table:table-cell office:value-type="string" calcext:value-type="string">
            <text:p>10:45:12</text:p>
          </table:table-cell>
          <table:table-cell office:value-type="float" office:value="559148" calcext:value-type="float">
            <text:p>559148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05e14f0691d65b22db331cad65365b10258a18794a12dd4a1319804d292e3b4c</text:p>
          </table:table-cell>
          <table:table-cell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  <table:table-cell/>
          <table:table-cell table:formula="of:=FLOOR([.A886];60*60*24)" office:value-type="float" office:value="1547856000" calcext:value-type="float">
            <text:p>1547856000</text:p>
          </table:table-cell>
          <table:table-cell table:number-columns-repeated="3"/>
        </table:table-row>
        <table:table-row table:style-name="ro1">
          <table:table-cell office:value-type="float" office:value="1547894712" calcext:value-type="float">
            <text:p>1547894712</text:p>
          </table:table-cell>
          <table:table-cell office:value-type="string" calcext:value-type="string">
            <text:p>2019-01-19</text:p>
          </table:table-cell>
          <table:table-cell office:value-type="string" calcext:value-type="string">
            <text:p>10:45:12</text:p>
          </table:table-cell>
          <table:table-cell office:value-type="float" office:value="559148" calcext:value-type="float">
            <text:p>559148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297da2163336461577e7ab32e774f55ae3cda02874f64f6f2c9ceae7b24a9b4c</text:p>
          </table:table-cell>
          <table:table-cell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  <table:table-cell/>
          <table:table-cell table:formula="of:=FLOOR([.A887];60*60*24)" office:value-type="float" office:value="1547856000" calcext:value-type="float">
            <text:p>1547856000</text:p>
          </table:table-cell>
          <table:table-cell table:number-columns-repeated="3"/>
        </table:table-row>
        <table:table-row table:style-name="ro1">
          <table:table-cell office:value-type="float" office:value="1547894712" calcext:value-type="float">
            <text:p>1547894712</text:p>
          </table:table-cell>
          <table:table-cell office:value-type="string" calcext:value-type="string">
            <text:p>2019-01-19</text:p>
          </table:table-cell>
          <table:table-cell office:value-type="string" calcext:value-type="string">
            <text:p>10:45:12</text:p>
          </table:table-cell>
          <table:table-cell office:value-type="float" office:value="559148" calcext:value-type="float">
            <text:p>559148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90707b3dedfff26e512deb53b62a94beafff0bdf0186734a772954aaf507bc4d</text:p>
          </table:table-cell>
          <table:table-cell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  <table:table-cell/>
          <table:table-cell table:formula="of:=FLOOR([.A888];60*60*24)" office:value-type="float" office:value="1547856000" calcext:value-type="float">
            <text:p>1547856000</text:p>
          </table:table-cell>
          <table:table-cell table:number-columns-repeated="3"/>
        </table:table-row>
        <table:table-row table:style-name="ro1">
          <table:table-cell office:value-type="float" office:value="1547894712" calcext:value-type="float">
            <text:p>1547894712</text:p>
          </table:table-cell>
          <table:table-cell office:value-type="string" calcext:value-type="string">
            <text:p>2019-01-19</text:p>
          </table:table-cell>
          <table:table-cell office:value-type="string" calcext:value-type="string">
            <text:p>10:45:12</text:p>
          </table:table-cell>
          <table:table-cell office:value-type="float" office:value="559148" calcext:value-type="float">
            <text:p>559148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a3a4faaf5f1236a0df55ab8d4c8637d6ae4c3cc432eaeb510116defee6a10851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889];60*60*24)" office:value-type="float" office:value="1547856000" calcext:value-type="float">
            <text:p>1547856000</text:p>
          </table:table-cell>
          <table:table-cell table:number-columns-repeated="3"/>
        </table:table-row>
        <table:table-row table:style-name="ro1">
          <table:table-cell office:value-type="float" office:value="1547894712" calcext:value-type="float">
            <text:p>1547894712</text:p>
          </table:table-cell>
          <table:table-cell office:value-type="string" calcext:value-type="string">
            <text:p>2019-01-19</text:p>
          </table:table-cell>
          <table:table-cell office:value-type="string" calcext:value-type="string">
            <text:p>10:45:12</text:p>
          </table:table-cell>
          <table:table-cell office:value-type="float" office:value="559148" calcext:value-type="float">
            <text:p>559148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aa4bc5badeb9a4bf506572b5dfd54a415111a649438b742f3f18ade095411254</text:p>
          </table:table-cell>
          <table:table-cell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  <table:table-cell/>
          <table:table-cell table:formula="of:=FLOOR([.A890];60*60*24)" office:value-type="float" office:value="1547856000" calcext:value-type="float">
            <text:p>1547856000</text:p>
          </table:table-cell>
          <table:table-cell table:number-columns-repeated="3"/>
        </table:table-row>
        <table:table-row table:style-name="ro1">
          <table:table-cell office:value-type="float" office:value="1547894712" calcext:value-type="float">
            <text:p>1547894712</text:p>
          </table:table-cell>
          <table:table-cell office:value-type="string" calcext:value-type="string">
            <text:p>2019-01-19</text:p>
          </table:table-cell>
          <table:table-cell office:value-type="string" calcext:value-type="string">
            <text:p>10:45:12</text:p>
          </table:table-cell>
          <table:table-cell office:value-type="float" office:value="559148" calcext:value-type="float">
            <text:p>559148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012e1e2ec50bc12b2e9ee45bacbaecd1a25db27b78a73f19ec64f12335631f54</text:p>
          </table:table-cell>
          <table:table-cell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  <table:table-cell/>
          <table:table-cell table:formula="of:=FLOOR([.A891];60*60*24)" office:value-type="float" office:value="1547856000" calcext:value-type="float">
            <text:p>1547856000</text:p>
          </table:table-cell>
          <table:table-cell table:number-columns-repeated="3"/>
        </table:table-row>
        <table:table-row table:style-name="ro1">
          <table:table-cell office:value-type="float" office:value="1547894712" calcext:value-type="float">
            <text:p>1547894712</text:p>
          </table:table-cell>
          <table:table-cell office:value-type="string" calcext:value-type="string">
            <text:p>2019-01-19</text:p>
          </table:table-cell>
          <table:table-cell office:value-type="string" calcext:value-type="string">
            <text:p>10:45:12</text:p>
          </table:table-cell>
          <table:table-cell office:value-type="float" office:value="559148" calcext:value-type="float">
            <text:p>559148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c8a5798a1f31e8969d52ee411412bac4b61527f3f2a6e87bdb20a4911cf5e654</text:p>
          </table:table-cell>
          <table:table-cell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  <table:table-cell/>
          <table:table-cell table:formula="of:=FLOOR([.A892];60*60*24)" office:value-type="float" office:value="1547856000" calcext:value-type="float">
            <text:p>1547856000</text:p>
          </table:table-cell>
          <table:table-cell table:number-columns-repeated="3"/>
        </table:table-row>
        <table:table-row table:style-name="ro1">
          <table:table-cell office:value-type="float" office:value="1547894712" calcext:value-type="float">
            <text:p>1547894712</text:p>
          </table:table-cell>
          <table:table-cell office:value-type="string" calcext:value-type="string">
            <text:p>2019-01-19</text:p>
          </table:table-cell>
          <table:table-cell office:value-type="string" calcext:value-type="string">
            <text:p>10:45:12</text:p>
          </table:table-cell>
          <table:table-cell office:value-type="float" office:value="559148" calcext:value-type="float">
            <text:p>559148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e4cc3456c48091905beca8fa7cf45aade17f027f5d7fc04a53d63e216dc6e957</text:p>
          </table:table-cell>
          <table:table-cell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  <table:table-cell/>
          <table:table-cell table:formula="of:=FLOOR([.A893];60*60*24)" office:value-type="float" office:value="1547856000" calcext:value-type="float">
            <text:p>1547856000</text:p>
          </table:table-cell>
          <table:table-cell table:number-columns-repeated="3"/>
        </table:table-row>
        <table:table-row table:style-name="ro1">
          <table:table-cell office:value-type="float" office:value="1547894712" calcext:value-type="float">
            <text:p>1547894712</text:p>
          </table:table-cell>
          <table:table-cell office:value-type="string" calcext:value-type="string">
            <text:p>2019-01-19</text:p>
          </table:table-cell>
          <table:table-cell office:value-type="string" calcext:value-type="string">
            <text:p>10:45:12</text:p>
          </table:table-cell>
          <table:table-cell office:value-type="float" office:value="559148" calcext:value-type="float">
            <text:p>559148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59839836f520ce68f21ffa52fd63d20aa679d6c56488d061f24ad773c667bf59</text:p>
          </table:table-cell>
          <table:table-cell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  <table:table-cell/>
          <table:table-cell table:formula="of:=FLOOR([.A894];60*60*24)" office:value-type="float" office:value="1547856000" calcext:value-type="float">
            <text:p>1547856000</text:p>
          </table:table-cell>
          <table:table-cell table:number-columns-repeated="3"/>
        </table:table-row>
        <table:table-row table:style-name="ro1">
          <table:table-cell office:value-type="float" office:value="1547894712" calcext:value-type="float">
            <text:p>1547894712</text:p>
          </table:table-cell>
          <table:table-cell office:value-type="string" calcext:value-type="string">
            <text:p>2019-01-19</text:p>
          </table:table-cell>
          <table:table-cell office:value-type="string" calcext:value-type="string">
            <text:p>10:45:12</text:p>
          </table:table-cell>
          <table:table-cell office:value-type="float" office:value="559148" calcext:value-type="float">
            <text:p>559148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15552aaaa7abd78ed42550501e9d0e8bf5c9c38322f8a076fd33b5bedbfb385b</text:p>
          </table:table-cell>
          <table:table-cell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  <table:table-cell/>
          <table:table-cell table:formula="of:=FLOOR([.A895];60*60*24)" office:value-type="float" office:value="1547856000" calcext:value-type="float">
            <text:p>1547856000</text:p>
          </table:table-cell>
          <table:table-cell table:number-columns-repeated="3"/>
        </table:table-row>
        <table:table-row table:style-name="ro1">
          <table:table-cell office:value-type="float" office:value="1547894712" calcext:value-type="float">
            <text:p>1547894712</text:p>
          </table:table-cell>
          <table:table-cell office:value-type="string" calcext:value-type="string">
            <text:p>2019-01-19</text:p>
          </table:table-cell>
          <table:table-cell office:value-type="string" calcext:value-type="string">
            <text:p>10:45:12</text:p>
          </table:table-cell>
          <table:table-cell office:value-type="float" office:value="559148" calcext:value-type="float">
            <text:p>559148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c4a9c2c4c15a9e11535e5d73bcac119377bde412f3eb5a604015df891fd06360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896];60*60*24)" office:value-type="float" office:value="1547856000" calcext:value-type="float">
            <text:p>1547856000</text:p>
          </table:table-cell>
          <table:table-cell table:number-columns-repeated="3"/>
        </table:table-row>
        <table:table-row table:style-name="ro1">
          <table:table-cell office:value-type="float" office:value="1547894712" calcext:value-type="float">
            <text:p>1547894712</text:p>
          </table:table-cell>
          <table:table-cell office:value-type="string" calcext:value-type="string">
            <text:p>2019-01-19</text:p>
          </table:table-cell>
          <table:table-cell office:value-type="string" calcext:value-type="string">
            <text:p>10:45:12</text:p>
          </table:table-cell>
          <table:table-cell office:value-type="float" office:value="559148" calcext:value-type="float">
            <text:p>559148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614d698938baaf487186314eb448922083180273d5e5f9ab3ce91b05ee637763</text:p>
          </table:table-cell>
          <table:table-cell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  <table:table-cell/>
          <table:table-cell table:formula="of:=FLOOR([.A897];60*60*24)" office:value-type="float" office:value="1547856000" calcext:value-type="float">
            <text:p>1547856000</text:p>
          </table:table-cell>
          <table:table-cell table:number-columns-repeated="3"/>
        </table:table-row>
        <table:table-row table:style-name="ro1">
          <table:table-cell office:value-type="float" office:value="1547894712" calcext:value-type="float">
            <text:p>1547894712</text:p>
          </table:table-cell>
          <table:table-cell office:value-type="string" calcext:value-type="string">
            <text:p>2019-01-19</text:p>
          </table:table-cell>
          <table:table-cell office:value-type="string" calcext:value-type="string">
            <text:p>10:45:12</text:p>
          </table:table-cell>
          <table:table-cell office:value-type="float" office:value="559148" calcext:value-type="float">
            <text:p>559148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1f0358b3bd7dd9d1fc148836df71d22cd555dabf0905f158c7982de608f75e64</text:p>
          </table:table-cell>
          <table:table-cell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  <table:table-cell/>
          <table:table-cell table:formula="of:=FLOOR([.A898];60*60*24)" office:value-type="float" office:value="1547856000" calcext:value-type="float">
            <text:p>1547856000</text:p>
          </table:table-cell>
          <table:table-cell table:number-columns-repeated="3"/>
        </table:table-row>
        <table:table-row table:style-name="ro1">
          <table:table-cell office:value-type="float" office:value="1547894712" calcext:value-type="float">
            <text:p>1547894712</text:p>
          </table:table-cell>
          <table:table-cell office:value-type="string" calcext:value-type="string">
            <text:p>2019-01-19</text:p>
          </table:table-cell>
          <table:table-cell office:value-type="string" calcext:value-type="string">
            <text:p>10:45:12</text:p>
          </table:table-cell>
          <table:table-cell office:value-type="float" office:value="559148" calcext:value-type="float">
            <text:p>559148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379ee511a9eb455383b1fe4f5db3ea58a2259ceeeaa93813e8798e9e32474d66</text:p>
          </table:table-cell>
          <table:table-cell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  <table:table-cell/>
          <table:table-cell table:formula="of:=FLOOR([.A899];60*60*24)" office:value-type="float" office:value="1547856000" calcext:value-type="float">
            <text:p>1547856000</text:p>
          </table:table-cell>
          <table:table-cell table:number-columns-repeated="3"/>
        </table:table-row>
        <table:table-row table:style-name="ro1">
          <table:table-cell office:value-type="float" office:value="1547894712" calcext:value-type="float">
            <text:p>1547894712</text:p>
          </table:table-cell>
          <table:table-cell office:value-type="string" calcext:value-type="string">
            <text:p>2019-01-19</text:p>
          </table:table-cell>
          <table:table-cell office:value-type="string" calcext:value-type="string">
            <text:p>10:45:12</text:p>
          </table:table-cell>
          <table:table-cell office:value-type="float" office:value="559148" calcext:value-type="float">
            <text:p>559148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c154a2595f84eb61b7bd6aacc7a529148bba43bb2cffa208acece6a00a05c767</text:p>
          </table:table-cell>
          <table:table-cell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  <table:table-cell/>
          <table:table-cell table:formula="of:=FLOOR([.A900];60*60*24)" office:value-type="float" office:value="1547856000" calcext:value-type="float">
            <text:p>1547856000</text:p>
          </table:table-cell>
          <table:table-cell table:number-columns-repeated="3"/>
        </table:table-row>
        <table:table-row table:style-name="ro1">
          <table:table-cell office:value-type="float" office:value="1547894712" calcext:value-type="float">
            <text:p>1547894712</text:p>
          </table:table-cell>
          <table:table-cell office:value-type="string" calcext:value-type="string">
            <text:p>2019-01-19</text:p>
          </table:table-cell>
          <table:table-cell office:value-type="string" calcext:value-type="string">
            <text:p>10:45:12</text:p>
          </table:table-cell>
          <table:table-cell office:value-type="float" office:value="559148" calcext:value-type="float">
            <text:p>559148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a74556fe6cdaa0ca77f9d9ec4ef99f878eb219bc1851ee56308441d6a9c38369</text:p>
          </table:table-cell>
          <table:table-cell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  <table:table-cell/>
          <table:table-cell table:formula="of:=FLOOR([.A901];60*60*24)" office:value-type="float" office:value="1547856000" calcext:value-type="float">
            <text:p>1547856000</text:p>
          </table:table-cell>
          <table:table-cell table:number-columns-repeated="3"/>
        </table:table-row>
        <table:table-row table:style-name="ro1">
          <table:table-cell office:value-type="float" office:value="1547894712" calcext:value-type="float">
            <text:p>1547894712</text:p>
          </table:table-cell>
          <table:table-cell office:value-type="string" calcext:value-type="string">
            <text:p>2019-01-19</text:p>
          </table:table-cell>
          <table:table-cell office:value-type="string" calcext:value-type="string">
            <text:p>10:45:12</text:p>
          </table:table-cell>
          <table:table-cell office:value-type="float" office:value="559148" calcext:value-type="float">
            <text:p>559148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4a761e7ace12b41ab2b48dad179c0c2a3cacddc6afec04a036c6bff2e5e54772</text:p>
          </table:table-cell>
          <table:table-cell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  <table:table-cell/>
          <table:table-cell table:formula="of:=FLOOR([.A902];60*60*24)" office:value-type="float" office:value="1547856000" calcext:value-type="float">
            <text:p>1547856000</text:p>
          </table:table-cell>
          <table:table-cell table:number-columns-repeated="3"/>
        </table:table-row>
        <table:table-row table:style-name="ro1">
          <table:table-cell office:value-type="float" office:value="1547894712" calcext:value-type="float">
            <text:p>1547894712</text:p>
          </table:table-cell>
          <table:table-cell office:value-type="string" calcext:value-type="string">
            <text:p>2019-01-19</text:p>
          </table:table-cell>
          <table:table-cell office:value-type="string" calcext:value-type="string">
            <text:p>10:45:12</text:p>
          </table:table-cell>
          <table:table-cell office:value-type="float" office:value="559148" calcext:value-type="float">
            <text:p>559148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3f616cceb4c82b59182a0513e7cebc0e634600e3253da2eeb0b62d2b30a56572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903];60*60*24)" office:value-type="float" office:value="1547856000" calcext:value-type="float">
            <text:p>1547856000</text:p>
          </table:table-cell>
          <table:table-cell table:number-columns-repeated="3"/>
        </table:table-row>
        <table:table-row table:style-name="ro1">
          <table:table-cell office:value-type="float" office:value="1547894712" calcext:value-type="float">
            <text:p>1547894712</text:p>
          </table:table-cell>
          <table:table-cell office:value-type="string" calcext:value-type="string">
            <text:p>2019-01-19</text:p>
          </table:table-cell>
          <table:table-cell office:value-type="string" calcext:value-type="string">
            <text:p>10:45:12</text:p>
          </table:table-cell>
          <table:table-cell office:value-type="float" office:value="559148" calcext:value-type="float">
            <text:p>559148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e71fd7120fcb30bf59cac600ea8a53d1a931b75d202d871369e5f6899677a474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904];60*60*24)" office:value-type="float" office:value="1547856000" calcext:value-type="float">
            <text:p>1547856000</text:p>
          </table:table-cell>
          <table:table-cell table:number-columns-repeated="3"/>
        </table:table-row>
        <table:table-row table:style-name="ro1">
          <table:table-cell office:value-type="float" office:value="1547894712" calcext:value-type="float">
            <text:p>1547894712</text:p>
          </table:table-cell>
          <table:table-cell office:value-type="string" calcext:value-type="string">
            <text:p>2019-01-19</text:p>
          </table:table-cell>
          <table:table-cell office:value-type="string" calcext:value-type="string">
            <text:p>10:45:12</text:p>
          </table:table-cell>
          <table:table-cell office:value-type="float" office:value="559148" calcext:value-type="float">
            <text:p>559148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0faba068d7712d7f3feaa64b1a7fc95541729c4b78b5b2583d03b3641946b675</text:p>
          </table:table-cell>
          <table:table-cell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  <table:table-cell/>
          <table:table-cell table:formula="of:=FLOOR([.A905];60*60*24)" office:value-type="float" office:value="1547856000" calcext:value-type="float">
            <text:p>1547856000</text:p>
          </table:table-cell>
          <table:table-cell table:number-columns-repeated="3"/>
        </table:table-row>
        <table:table-row table:style-name="ro1">
          <table:table-cell office:value-type="float" office:value="1547894712" calcext:value-type="float">
            <text:p>1547894712</text:p>
          </table:table-cell>
          <table:table-cell office:value-type="string" calcext:value-type="string">
            <text:p>2019-01-19</text:p>
          </table:table-cell>
          <table:table-cell office:value-type="string" calcext:value-type="string">
            <text:p>10:45:12</text:p>
          </table:table-cell>
          <table:table-cell office:value-type="float" office:value="559148" calcext:value-type="float">
            <text:p>559148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18780ca0d68b63c652fecba1ce64a3754fe7f0e0639854b82b2817e9b6d41578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906];60*60*24)" office:value-type="float" office:value="1547856000" calcext:value-type="float">
            <text:p>1547856000</text:p>
          </table:table-cell>
          <table:table-cell table:number-columns-repeated="3"/>
        </table:table-row>
        <table:table-row table:style-name="ro1">
          <table:table-cell office:value-type="float" office:value="1547894712" calcext:value-type="float">
            <text:p>1547894712</text:p>
          </table:table-cell>
          <table:table-cell office:value-type="string" calcext:value-type="string">
            <text:p>2019-01-19</text:p>
          </table:table-cell>
          <table:table-cell office:value-type="string" calcext:value-type="string">
            <text:p>10:45:12</text:p>
          </table:table-cell>
          <table:table-cell office:value-type="float" office:value="559148" calcext:value-type="float">
            <text:p>559148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5dff788c5891e249a3d93e14ecc75802a77e4227820d4c262feff10c1b20357a</text:p>
          </table:table-cell>
          <table:table-cell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  <table:table-cell/>
          <table:table-cell table:formula="of:=FLOOR([.A907];60*60*24)" office:value-type="float" office:value="1547856000" calcext:value-type="float">
            <text:p>1547856000</text:p>
          </table:table-cell>
          <table:table-cell table:number-columns-repeated="3"/>
        </table:table-row>
        <table:table-row table:style-name="ro1">
          <table:table-cell office:value-type="float" office:value="1547894712" calcext:value-type="float">
            <text:p>1547894712</text:p>
          </table:table-cell>
          <table:table-cell office:value-type="string" calcext:value-type="string">
            <text:p>2019-01-19</text:p>
          </table:table-cell>
          <table:table-cell office:value-type="string" calcext:value-type="string">
            <text:p>10:45:12</text:p>
          </table:table-cell>
          <table:table-cell office:value-type="float" office:value="559148" calcext:value-type="float">
            <text:p>559148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651f67467499a5726c1efba039fb07eb249a26dc9ff98d09c5274583a6d5917a</text:p>
          </table:table-cell>
          <table:table-cell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  <table:table-cell/>
          <table:table-cell table:formula="of:=FLOOR([.A908];60*60*24)" office:value-type="float" office:value="1547856000" calcext:value-type="float">
            <text:p>1547856000</text:p>
          </table:table-cell>
          <table:table-cell table:number-columns-repeated="3"/>
        </table:table-row>
        <table:table-row table:style-name="ro1">
          <table:table-cell office:value-type="float" office:value="1547894712" calcext:value-type="float">
            <text:p>1547894712</text:p>
          </table:table-cell>
          <table:table-cell office:value-type="string" calcext:value-type="string">
            <text:p>2019-01-19</text:p>
          </table:table-cell>
          <table:table-cell office:value-type="string" calcext:value-type="string">
            <text:p>10:45:12</text:p>
          </table:table-cell>
          <table:table-cell office:value-type="float" office:value="559148" calcext:value-type="float">
            <text:p>559148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a1d7559487d09304511daadc927ee7b7dbe7239ffaa38eeb8f8efab3d32a187b</text:p>
          </table:table-cell>
          <table:table-cell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  <table:table-cell/>
          <table:table-cell table:formula="of:=FLOOR([.A909];60*60*24)" office:value-type="float" office:value="1547856000" calcext:value-type="float">
            <text:p>1547856000</text:p>
          </table:table-cell>
          <table:table-cell table:number-columns-repeated="3"/>
        </table:table-row>
        <table:table-row table:style-name="ro1">
          <table:table-cell office:value-type="float" office:value="1547894712" calcext:value-type="float">
            <text:p>1547894712</text:p>
          </table:table-cell>
          <table:table-cell office:value-type="string" calcext:value-type="string">
            <text:p>2019-01-19</text:p>
          </table:table-cell>
          <table:table-cell office:value-type="string" calcext:value-type="string">
            <text:p>10:45:12</text:p>
          </table:table-cell>
          <table:table-cell office:value-type="float" office:value="559148" calcext:value-type="float">
            <text:p>559148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362a2d24da168145fc737c8589fa94c5739d00a6f39c7ec15bd5d15a96fdac7b</text:p>
          </table:table-cell>
          <table:table-cell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  <table:table-cell/>
          <table:table-cell table:formula="of:=FLOOR([.A910];60*60*24)" office:value-type="float" office:value="1547856000" calcext:value-type="float">
            <text:p>1547856000</text:p>
          </table:table-cell>
          <table:table-cell table:number-columns-repeated="3"/>
        </table:table-row>
        <table:table-row table:style-name="ro1">
          <table:table-cell office:value-type="float" office:value="1547894712" calcext:value-type="float">
            <text:p>1547894712</text:p>
          </table:table-cell>
          <table:table-cell office:value-type="string" calcext:value-type="string">
            <text:p>2019-01-19</text:p>
          </table:table-cell>
          <table:table-cell office:value-type="string" calcext:value-type="string">
            <text:p>10:45:12</text:p>
          </table:table-cell>
          <table:table-cell office:value-type="float" office:value="559148" calcext:value-type="float">
            <text:p>559148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0d804b53043704ee06618c950b75e2df3bad4aecbd449694a9dacfd4537e0b7e</text:p>
          </table:table-cell>
          <table:table-cell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  <table:table-cell/>
          <table:table-cell table:formula="of:=FLOOR([.A911];60*60*24)" office:value-type="float" office:value="1547856000" calcext:value-type="float">
            <text:p>1547856000</text:p>
          </table:table-cell>
          <table:table-cell table:number-columns-repeated="3"/>
        </table:table-row>
        <table:table-row table:style-name="ro1">
          <table:table-cell office:value-type="float" office:value="1547894712" calcext:value-type="float">
            <text:p>1547894712</text:p>
          </table:table-cell>
          <table:table-cell office:value-type="string" calcext:value-type="string">
            <text:p>2019-01-19</text:p>
          </table:table-cell>
          <table:table-cell office:value-type="string" calcext:value-type="string">
            <text:p>10:45:12</text:p>
          </table:table-cell>
          <table:table-cell office:value-type="float" office:value="559148" calcext:value-type="float">
            <text:p>559148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4bbfaaa92703fd20ffb77dfd39284ee3d81a78d6aec6648073ac12842ba51c81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912];60*60*24)" office:value-type="float" office:value="1547856000" calcext:value-type="float">
            <text:p>1547856000</text:p>
          </table:table-cell>
          <table:table-cell table:number-columns-repeated="3"/>
        </table:table-row>
        <table:table-row table:style-name="ro1">
          <table:table-cell office:value-type="float" office:value="1547894712" calcext:value-type="float">
            <text:p>1547894712</text:p>
          </table:table-cell>
          <table:table-cell office:value-type="string" calcext:value-type="string">
            <text:p>2019-01-19</text:p>
          </table:table-cell>
          <table:table-cell office:value-type="string" calcext:value-type="string">
            <text:p>10:45:12</text:p>
          </table:table-cell>
          <table:table-cell office:value-type="float" office:value="559148" calcext:value-type="float">
            <text:p>559148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10aa0613017f2cb27d202cd5aa8e47493df5212f5f210c1ed6fc442308ff6e86</text:p>
          </table:table-cell>
          <table:table-cell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  <table:table-cell/>
          <table:table-cell table:formula="of:=FLOOR([.A913];60*60*24)" office:value-type="float" office:value="1547856000" calcext:value-type="float">
            <text:p>1547856000</text:p>
          </table:table-cell>
          <table:table-cell table:number-columns-repeated="3"/>
        </table:table-row>
        <table:table-row table:style-name="ro1">
          <table:table-cell office:value-type="float" office:value="1547894712" calcext:value-type="float">
            <text:p>1547894712</text:p>
          </table:table-cell>
          <table:table-cell office:value-type="string" calcext:value-type="string">
            <text:p>2019-01-19</text:p>
          </table:table-cell>
          <table:table-cell office:value-type="string" calcext:value-type="string">
            <text:p>10:45:12</text:p>
          </table:table-cell>
          <table:table-cell office:value-type="float" office:value="559148" calcext:value-type="float">
            <text:p>559148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3258e8b26a220eec5bc2f69221b0b44bca6be32fbee651349871072e6435d087</text:p>
          </table:table-cell>
          <table:table-cell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  <table:table-cell/>
          <table:table-cell table:formula="of:=FLOOR([.A914];60*60*24)" office:value-type="float" office:value="1547856000" calcext:value-type="float">
            <text:p>1547856000</text:p>
          </table:table-cell>
          <table:table-cell table:number-columns-repeated="3"/>
        </table:table-row>
        <table:table-row table:style-name="ro1">
          <table:table-cell office:value-type="float" office:value="1547894712" calcext:value-type="float">
            <text:p>1547894712</text:p>
          </table:table-cell>
          <table:table-cell office:value-type="string" calcext:value-type="string">
            <text:p>2019-01-19</text:p>
          </table:table-cell>
          <table:table-cell office:value-type="string" calcext:value-type="string">
            <text:p>10:45:12</text:p>
          </table:table-cell>
          <table:table-cell office:value-type="float" office:value="559148" calcext:value-type="float">
            <text:p>559148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a1d5ee8fce84aa8c14079df74cc336d37a83ab6aba3291140ab508f2a1062b8a</text:p>
          </table:table-cell>
          <table:table-cell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  <table:table-cell/>
          <table:table-cell table:formula="of:=FLOOR([.A915];60*60*24)" office:value-type="float" office:value="1547856000" calcext:value-type="float">
            <text:p>1547856000</text:p>
          </table:table-cell>
          <table:table-cell table:number-columns-repeated="3"/>
        </table:table-row>
        <table:table-row table:style-name="ro1">
          <table:table-cell office:value-type="float" office:value="1547894712" calcext:value-type="float">
            <text:p>1547894712</text:p>
          </table:table-cell>
          <table:table-cell office:value-type="string" calcext:value-type="string">
            <text:p>2019-01-19</text:p>
          </table:table-cell>
          <table:table-cell office:value-type="string" calcext:value-type="string">
            <text:p>10:45:12</text:p>
          </table:table-cell>
          <table:table-cell office:value-type="float" office:value="559148" calcext:value-type="float">
            <text:p>559148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58fa67cea86154a4e581de916af944dcb41f192dd206518e7000caa36c529d8a</text:p>
          </table:table-cell>
          <table:table-cell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  <table:table-cell/>
          <table:table-cell table:formula="of:=FLOOR([.A916];60*60*24)" office:value-type="float" office:value="1547856000" calcext:value-type="float">
            <text:p>1547856000</text:p>
          </table:table-cell>
          <table:table-cell table:number-columns-repeated="3"/>
        </table:table-row>
        <table:table-row table:style-name="ro1">
          <table:table-cell office:value-type="float" office:value="1547894712" calcext:value-type="float">
            <text:p>1547894712</text:p>
          </table:table-cell>
          <table:table-cell office:value-type="string" calcext:value-type="string">
            <text:p>2019-01-19</text:p>
          </table:table-cell>
          <table:table-cell office:value-type="string" calcext:value-type="string">
            <text:p>10:45:12</text:p>
          </table:table-cell>
          <table:table-cell office:value-type="float" office:value="559148" calcext:value-type="float">
            <text:p>559148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65b546d0ae7a92133d12daa1403d8bdb9384701cd0c7cdc609ba0b73c8fc218f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917];60*60*24)" office:value-type="float" office:value="1547856000" calcext:value-type="float">
            <text:p>1547856000</text:p>
          </table:table-cell>
          <table:table-cell table:number-columns-repeated="3"/>
        </table:table-row>
        <table:table-row table:style-name="ro1">
          <table:table-cell office:value-type="float" office:value="1547894712" calcext:value-type="float">
            <text:p>1547894712</text:p>
          </table:table-cell>
          <table:table-cell office:value-type="string" calcext:value-type="string">
            <text:p>2019-01-19</text:p>
          </table:table-cell>
          <table:table-cell office:value-type="string" calcext:value-type="string">
            <text:p>10:45:12</text:p>
          </table:table-cell>
          <table:table-cell office:value-type="float" office:value="559148" calcext:value-type="float">
            <text:p>559148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54f84675b7452d912c47351812e4363dadf028fce215b5bc99533dddaf729e94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918];60*60*24)" office:value-type="float" office:value="1547856000" calcext:value-type="float">
            <text:p>1547856000</text:p>
          </table:table-cell>
          <table:table-cell table:number-columns-repeated="3"/>
        </table:table-row>
        <table:table-row table:style-name="ro1">
          <table:table-cell office:value-type="float" office:value="1547894712" calcext:value-type="float">
            <text:p>1547894712</text:p>
          </table:table-cell>
          <table:table-cell office:value-type="string" calcext:value-type="string">
            <text:p>2019-01-19</text:p>
          </table:table-cell>
          <table:table-cell office:value-type="string" calcext:value-type="string">
            <text:p>10:45:12</text:p>
          </table:table-cell>
          <table:table-cell office:value-type="float" office:value="559148" calcext:value-type="float">
            <text:p>559148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05ec58f2db8452069c21c4a728af9872e6bf3f843ee66932050bb3274d41e999</text:p>
          </table:table-cell>
          <table:table-cell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  <table:table-cell/>
          <table:table-cell table:formula="of:=FLOOR([.A919];60*60*24)" office:value-type="float" office:value="1547856000" calcext:value-type="float">
            <text:p>1547856000</text:p>
          </table:table-cell>
          <table:table-cell table:number-columns-repeated="3"/>
        </table:table-row>
        <table:table-row table:style-name="ro1">
          <table:table-cell office:value-type="float" office:value="1547894712" calcext:value-type="float">
            <text:p>1547894712</text:p>
          </table:table-cell>
          <table:table-cell office:value-type="string" calcext:value-type="string">
            <text:p>2019-01-19</text:p>
          </table:table-cell>
          <table:table-cell office:value-type="string" calcext:value-type="string">
            <text:p>10:45:12</text:p>
          </table:table-cell>
          <table:table-cell office:value-type="float" office:value="559148" calcext:value-type="float">
            <text:p>559148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fd3710091fcc0c2b96331b5f17b5ef8110cabaf0402e1e67a39f139d2cddbda6</text:p>
          </table:table-cell>
          <table:table-cell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  <table:table-cell/>
          <table:table-cell table:formula="of:=FLOOR([.A920];60*60*24)" office:value-type="float" office:value="1547856000" calcext:value-type="float">
            <text:p>1547856000</text:p>
          </table:table-cell>
          <table:table-cell table:number-columns-repeated="3"/>
        </table:table-row>
        <table:table-row table:style-name="ro1">
          <table:table-cell office:value-type="float" office:value="1547894712" calcext:value-type="float">
            <text:p>1547894712</text:p>
          </table:table-cell>
          <table:table-cell office:value-type="string" calcext:value-type="string">
            <text:p>2019-01-19</text:p>
          </table:table-cell>
          <table:table-cell office:value-type="string" calcext:value-type="string">
            <text:p>10:45:12</text:p>
          </table:table-cell>
          <table:table-cell office:value-type="float" office:value="559148" calcext:value-type="float">
            <text:p>559148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b30c96b318e13a4dcbdb12083b7537f99de3cef4c8272f37c14fb141241781ab</text:p>
          </table:table-cell>
          <table:table-cell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  <table:table-cell/>
          <table:table-cell table:formula="of:=FLOOR([.A921];60*60*24)" office:value-type="float" office:value="1547856000" calcext:value-type="float">
            <text:p>1547856000</text:p>
          </table:table-cell>
          <table:table-cell table:number-columns-repeated="3"/>
        </table:table-row>
        <table:table-row table:style-name="ro1">
          <table:table-cell office:value-type="float" office:value="1547894712" calcext:value-type="float">
            <text:p>1547894712</text:p>
          </table:table-cell>
          <table:table-cell office:value-type="string" calcext:value-type="string">
            <text:p>2019-01-19</text:p>
          </table:table-cell>
          <table:table-cell office:value-type="string" calcext:value-type="string">
            <text:p>10:45:12</text:p>
          </table:table-cell>
          <table:table-cell office:value-type="float" office:value="559148" calcext:value-type="float">
            <text:p>559148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4f3959ec05063070c1692f619821ef713b19a920ee7097caec7162ee513817ac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922];60*60*24)" office:value-type="float" office:value="1547856000" calcext:value-type="float">
            <text:p>1547856000</text:p>
          </table:table-cell>
          <table:table-cell table:number-columns-repeated="3"/>
        </table:table-row>
        <table:table-row table:style-name="ro1">
          <table:table-cell office:value-type="float" office:value="1547894712" calcext:value-type="float">
            <text:p>1547894712</text:p>
          </table:table-cell>
          <table:table-cell office:value-type="string" calcext:value-type="string">
            <text:p>2019-01-19</text:p>
          </table:table-cell>
          <table:table-cell office:value-type="string" calcext:value-type="string">
            <text:p>10:45:12</text:p>
          </table:table-cell>
          <table:table-cell office:value-type="float" office:value="559148" calcext:value-type="float">
            <text:p>559148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89c2ceccb25c6b712b30cd043cd551b63b0e5bc614db1ec99fa11314f8c517ad</text:p>
          </table:table-cell>
          <table:table-cell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  <table:table-cell/>
          <table:table-cell table:formula="of:=FLOOR([.A923];60*60*24)" office:value-type="float" office:value="1547856000" calcext:value-type="float">
            <text:p>1547856000</text:p>
          </table:table-cell>
          <table:table-cell table:number-columns-repeated="3"/>
        </table:table-row>
        <table:table-row table:style-name="ro1">
          <table:table-cell office:value-type="float" office:value="1547894712" calcext:value-type="float">
            <text:p>1547894712</text:p>
          </table:table-cell>
          <table:table-cell office:value-type="string" calcext:value-type="string">
            <text:p>2019-01-19</text:p>
          </table:table-cell>
          <table:table-cell office:value-type="string" calcext:value-type="string">
            <text:p>10:45:12</text:p>
          </table:table-cell>
          <table:table-cell office:value-type="float" office:value="559148" calcext:value-type="float">
            <text:p>559148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4c1302b63ab0731a8b4cd7580d90e9ec776def6163882835a7b1fe7f915eb6b1</text:p>
          </table:table-cell>
          <table:table-cell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  <table:table-cell/>
          <table:table-cell table:formula="of:=FLOOR([.A924];60*60*24)" office:value-type="float" office:value="1547856000" calcext:value-type="float">
            <text:p>1547856000</text:p>
          </table:table-cell>
          <table:table-cell table:number-columns-repeated="3"/>
        </table:table-row>
        <table:table-row table:style-name="ro1">
          <table:table-cell office:value-type="float" office:value="1547894712" calcext:value-type="float">
            <text:p>1547894712</text:p>
          </table:table-cell>
          <table:table-cell office:value-type="string" calcext:value-type="string">
            <text:p>2019-01-19</text:p>
          </table:table-cell>
          <table:table-cell office:value-type="string" calcext:value-type="string">
            <text:p>10:45:12</text:p>
          </table:table-cell>
          <table:table-cell office:value-type="float" office:value="559148" calcext:value-type="float">
            <text:p>559148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88bb259abf3e96d175f03188de382a049829a3541a96ac16a268c968ae4e8fb4</text:p>
          </table:table-cell>
          <table:table-cell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  <table:table-cell/>
          <table:table-cell table:formula="of:=FLOOR([.A925];60*60*24)" office:value-type="float" office:value="1547856000" calcext:value-type="float">
            <text:p>1547856000</text:p>
          </table:table-cell>
          <table:table-cell table:number-columns-repeated="3"/>
        </table:table-row>
        <table:table-row table:style-name="ro1">
          <table:table-cell office:value-type="float" office:value="1547894712" calcext:value-type="float">
            <text:p>1547894712</text:p>
          </table:table-cell>
          <table:table-cell office:value-type="string" calcext:value-type="string">
            <text:p>2019-01-19</text:p>
          </table:table-cell>
          <table:table-cell office:value-type="string" calcext:value-type="string">
            <text:p>10:45:12</text:p>
          </table:table-cell>
          <table:table-cell office:value-type="float" office:value="559148" calcext:value-type="float">
            <text:p>559148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c0a84da907b81b751e6721060b70a795294576e7b58aacc1bdabd9e408eb29b6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926];60*60*24)" office:value-type="float" office:value="1547856000" calcext:value-type="float">
            <text:p>1547856000</text:p>
          </table:table-cell>
          <table:table-cell table:number-columns-repeated="3"/>
        </table:table-row>
        <table:table-row table:style-name="ro1">
          <table:table-cell office:value-type="float" office:value="1547894712" calcext:value-type="float">
            <text:p>1547894712</text:p>
          </table:table-cell>
          <table:table-cell office:value-type="string" calcext:value-type="string">
            <text:p>2019-01-19</text:p>
          </table:table-cell>
          <table:table-cell office:value-type="string" calcext:value-type="string">
            <text:p>10:45:12</text:p>
          </table:table-cell>
          <table:table-cell office:value-type="float" office:value="559148" calcext:value-type="float">
            <text:p>559148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7705ae09382c0e08c2b3cd95494a25d502e422fb9af6ffe422c0c5cde45ce9b6</text:p>
          </table:table-cell>
          <table:table-cell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  <table:table-cell/>
          <table:table-cell table:formula="of:=FLOOR([.A927];60*60*24)" office:value-type="float" office:value="1547856000" calcext:value-type="float">
            <text:p>1547856000</text:p>
          </table:table-cell>
          <table:table-cell table:number-columns-repeated="3"/>
        </table:table-row>
        <table:table-row table:style-name="ro1">
          <table:table-cell office:value-type="float" office:value="1547894712" calcext:value-type="float">
            <text:p>1547894712</text:p>
          </table:table-cell>
          <table:table-cell office:value-type="string" calcext:value-type="string">
            <text:p>2019-01-19</text:p>
          </table:table-cell>
          <table:table-cell office:value-type="string" calcext:value-type="string">
            <text:p>10:45:12</text:p>
          </table:table-cell>
          <table:table-cell office:value-type="float" office:value="559148" calcext:value-type="float">
            <text:p>559148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d3a3908ae9051b19d4cb733d2c8a3b6b3c6efa4d1bf363f523607c3bfb8e10b8</text:p>
          </table:table-cell>
          <table:table-cell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  <table:table-cell/>
          <table:table-cell table:formula="of:=FLOOR([.A928];60*60*24)" office:value-type="float" office:value="1547856000" calcext:value-type="float">
            <text:p>1547856000</text:p>
          </table:table-cell>
          <table:table-cell table:number-columns-repeated="3"/>
        </table:table-row>
        <table:table-row table:style-name="ro1">
          <table:table-cell office:value-type="float" office:value="1547894712" calcext:value-type="float">
            <text:p>1547894712</text:p>
          </table:table-cell>
          <table:table-cell office:value-type="string" calcext:value-type="string">
            <text:p>2019-01-19</text:p>
          </table:table-cell>
          <table:table-cell office:value-type="string" calcext:value-type="string">
            <text:p>10:45:12</text:p>
          </table:table-cell>
          <table:table-cell office:value-type="float" office:value="559148" calcext:value-type="float">
            <text:p>559148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7ee8bd55a2f63cf21fb490dd398d1c5a948f7ae30ed88b998b88b88f58bb46b8</text:p>
          </table:table-cell>
          <table:table-cell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  <table:table-cell/>
          <table:table-cell table:formula="of:=FLOOR([.A929];60*60*24)" office:value-type="float" office:value="1547856000" calcext:value-type="float">
            <text:p>1547856000</text:p>
          </table:table-cell>
          <table:table-cell table:number-columns-repeated="3"/>
        </table:table-row>
        <table:table-row table:style-name="ro1">
          <table:table-cell office:value-type="float" office:value="1547894712" calcext:value-type="float">
            <text:p>1547894712</text:p>
          </table:table-cell>
          <table:table-cell office:value-type="string" calcext:value-type="string">
            <text:p>2019-01-19</text:p>
          </table:table-cell>
          <table:table-cell office:value-type="string" calcext:value-type="string">
            <text:p>10:45:12</text:p>
          </table:table-cell>
          <table:table-cell office:value-type="float" office:value="559148" calcext:value-type="float">
            <text:p>559148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ec58826f203507858e4989dbae45c1e21e642036a2c0467577bbd597fa3e64be</text:p>
          </table:table-cell>
          <table:table-cell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  <table:table-cell/>
          <table:table-cell table:formula="of:=FLOOR([.A930];60*60*24)" office:value-type="float" office:value="1547856000" calcext:value-type="float">
            <text:p>1547856000</text:p>
          </table:table-cell>
          <table:table-cell table:number-columns-repeated="3"/>
        </table:table-row>
        <table:table-row table:style-name="ro1">
          <table:table-cell office:value-type="float" office:value="1547894712" calcext:value-type="float">
            <text:p>1547894712</text:p>
          </table:table-cell>
          <table:table-cell office:value-type="string" calcext:value-type="string">
            <text:p>2019-01-19</text:p>
          </table:table-cell>
          <table:table-cell office:value-type="string" calcext:value-type="string">
            <text:p>10:45:12</text:p>
          </table:table-cell>
          <table:table-cell office:value-type="float" office:value="559148" calcext:value-type="float">
            <text:p>559148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6df1aa1f8aaabe60676bec2de09dd5e03563c4c1cfc7b4bf05ac743fd41341c0</text:p>
          </table:table-cell>
          <table:table-cell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  <table:table-cell/>
          <table:table-cell table:formula="of:=FLOOR([.A931];60*60*24)" office:value-type="float" office:value="1547856000" calcext:value-type="float">
            <text:p>1547856000</text:p>
          </table:table-cell>
          <table:table-cell table:number-columns-repeated="3"/>
        </table:table-row>
        <table:table-row table:style-name="ro1">
          <table:table-cell office:value-type="float" office:value="1547894712" calcext:value-type="float">
            <text:p>1547894712</text:p>
          </table:table-cell>
          <table:table-cell office:value-type="string" calcext:value-type="string">
            <text:p>2019-01-19</text:p>
          </table:table-cell>
          <table:table-cell office:value-type="string" calcext:value-type="string">
            <text:p>10:45:12</text:p>
          </table:table-cell>
          <table:table-cell office:value-type="float" office:value="559148" calcext:value-type="float">
            <text:p>559148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55bcaa0567955d4853fd7561da58267a367247828465f856bdeb2b6acc066fc4</text:p>
          </table:table-cell>
          <table:table-cell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  <table:table-cell/>
          <table:table-cell table:formula="of:=FLOOR([.A932];60*60*24)" office:value-type="float" office:value="1547856000" calcext:value-type="float">
            <text:p>1547856000</text:p>
          </table:table-cell>
          <table:table-cell table:number-columns-repeated="3"/>
        </table:table-row>
        <table:table-row table:style-name="ro1">
          <table:table-cell office:value-type="float" office:value="1547894712" calcext:value-type="float">
            <text:p>1547894712</text:p>
          </table:table-cell>
          <table:table-cell office:value-type="string" calcext:value-type="string">
            <text:p>2019-01-19</text:p>
          </table:table-cell>
          <table:table-cell office:value-type="string" calcext:value-type="string">
            <text:p>10:45:12</text:p>
          </table:table-cell>
          <table:table-cell office:value-type="float" office:value="559148" calcext:value-type="float">
            <text:p>559148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9ffe971767c0f3c392faa310a2b1d55810f0373422d57156c5b6441a23e88ac8</text:p>
          </table:table-cell>
          <table:table-cell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  <table:table-cell/>
          <table:table-cell table:formula="of:=FLOOR([.A933];60*60*24)" office:value-type="float" office:value="1547856000" calcext:value-type="float">
            <text:p>1547856000</text:p>
          </table:table-cell>
          <table:table-cell table:number-columns-repeated="3"/>
        </table:table-row>
        <table:table-row table:style-name="ro1">
          <table:table-cell office:value-type="float" office:value="1547894712" calcext:value-type="float">
            <text:p>1547894712</text:p>
          </table:table-cell>
          <table:table-cell office:value-type="string" calcext:value-type="string">
            <text:p>2019-01-19</text:p>
          </table:table-cell>
          <table:table-cell office:value-type="string" calcext:value-type="string">
            <text:p>10:45:12</text:p>
          </table:table-cell>
          <table:table-cell office:value-type="float" office:value="559148" calcext:value-type="float">
            <text:p>559148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f8b65a6d0aea56014c3da5c4c5e245b73255de430b235c5d4fa252772c81d3cb</text:p>
          </table:table-cell>
          <table:table-cell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  <table:table-cell/>
          <table:table-cell table:formula="of:=FLOOR([.A934];60*60*24)" office:value-type="float" office:value="1547856000" calcext:value-type="float">
            <text:p>1547856000</text:p>
          </table:table-cell>
          <table:table-cell table:number-columns-repeated="3"/>
        </table:table-row>
        <table:table-row table:style-name="ro1">
          <table:table-cell office:value-type="float" office:value="1547894712" calcext:value-type="float">
            <text:p>1547894712</text:p>
          </table:table-cell>
          <table:table-cell office:value-type="string" calcext:value-type="string">
            <text:p>2019-01-19</text:p>
          </table:table-cell>
          <table:table-cell office:value-type="string" calcext:value-type="string">
            <text:p>10:45:12</text:p>
          </table:table-cell>
          <table:table-cell office:value-type="float" office:value="559148" calcext:value-type="float">
            <text:p>559148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b097d4a85f068bc10875bfba799b791c0afac57691fedcce97724d57775e69cc</text:p>
          </table:table-cell>
          <table:table-cell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  <table:table-cell/>
          <table:table-cell table:formula="of:=FLOOR([.A935];60*60*24)" office:value-type="float" office:value="1547856000" calcext:value-type="float">
            <text:p>1547856000</text:p>
          </table:table-cell>
          <table:table-cell table:number-columns-repeated="3"/>
        </table:table-row>
        <table:table-row table:style-name="ro1">
          <table:table-cell office:value-type="float" office:value="1547894712" calcext:value-type="float">
            <text:p>1547894712</text:p>
          </table:table-cell>
          <table:table-cell office:value-type="string" calcext:value-type="string">
            <text:p>2019-01-19</text:p>
          </table:table-cell>
          <table:table-cell office:value-type="string" calcext:value-type="string">
            <text:p>10:45:12</text:p>
          </table:table-cell>
          <table:table-cell office:value-type="float" office:value="559148" calcext:value-type="float">
            <text:p>559148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f11e666307ee760bd6ad136cd9796f71d844e4ac934bda811b1e6bbc30f0bacd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936];60*60*24)" office:value-type="float" office:value="1547856000" calcext:value-type="float">
            <text:p>1547856000</text:p>
          </table:table-cell>
          <table:table-cell table:number-columns-repeated="3"/>
        </table:table-row>
        <table:table-row table:style-name="ro1">
          <table:table-cell office:value-type="float" office:value="1547894712" calcext:value-type="float">
            <text:p>1547894712</text:p>
          </table:table-cell>
          <table:table-cell office:value-type="string" calcext:value-type="string">
            <text:p>2019-01-19</text:p>
          </table:table-cell>
          <table:table-cell office:value-type="string" calcext:value-type="string">
            <text:p>10:45:12</text:p>
          </table:table-cell>
          <table:table-cell office:value-type="float" office:value="559148" calcext:value-type="float">
            <text:p>559148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ac6f310b350aff284409a490a343336232c5e504f00b496c87504c2c8c7285ce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937];60*60*24)" office:value-type="float" office:value="1547856000" calcext:value-type="float">
            <text:p>1547856000</text:p>
          </table:table-cell>
          <table:table-cell table:number-columns-repeated="3"/>
        </table:table-row>
        <table:table-row table:style-name="ro1">
          <table:table-cell office:value-type="float" office:value="1547894712" calcext:value-type="float">
            <text:p>1547894712</text:p>
          </table:table-cell>
          <table:table-cell office:value-type="string" calcext:value-type="string">
            <text:p>2019-01-19</text:p>
          </table:table-cell>
          <table:table-cell office:value-type="string" calcext:value-type="string">
            <text:p>10:45:12</text:p>
          </table:table-cell>
          <table:table-cell office:value-type="float" office:value="559148" calcext:value-type="float">
            <text:p>559148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eebd608d471e07d7c0674e8cd838c9e7eed42e3cc5e20b28ccc072c5626a76d1</text:p>
          </table:table-cell>
          <table:table-cell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  <table:table-cell/>
          <table:table-cell table:formula="of:=FLOOR([.A938];60*60*24)" office:value-type="float" office:value="1547856000" calcext:value-type="float">
            <text:p>1547856000</text:p>
          </table:table-cell>
          <table:table-cell table:number-columns-repeated="3"/>
        </table:table-row>
        <table:table-row table:style-name="ro1">
          <table:table-cell office:value-type="float" office:value="1547894712" calcext:value-type="float">
            <text:p>1547894712</text:p>
          </table:table-cell>
          <table:table-cell office:value-type="string" calcext:value-type="string">
            <text:p>2019-01-19</text:p>
          </table:table-cell>
          <table:table-cell office:value-type="string" calcext:value-type="string">
            <text:p>10:45:12</text:p>
          </table:table-cell>
          <table:table-cell office:value-type="float" office:value="559148" calcext:value-type="float">
            <text:p>559148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b66fe0a6a641db6c456427ee5a3ef2eb800fea1929640068c600125720ab0fd2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939];60*60*24)" office:value-type="float" office:value="1547856000" calcext:value-type="float">
            <text:p>1547856000</text:p>
          </table:table-cell>
          <table:table-cell table:number-columns-repeated="3"/>
        </table:table-row>
        <table:table-row table:style-name="ro1">
          <table:table-cell office:value-type="float" office:value="1547894712" calcext:value-type="float">
            <text:p>1547894712</text:p>
          </table:table-cell>
          <table:table-cell office:value-type="string" calcext:value-type="string">
            <text:p>2019-01-19</text:p>
          </table:table-cell>
          <table:table-cell office:value-type="string" calcext:value-type="string">
            <text:p>10:45:12</text:p>
          </table:table-cell>
          <table:table-cell office:value-type="float" office:value="559148" calcext:value-type="float">
            <text:p>559148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0da5c5469657404057c2eb6ca35111e8af25e1043a8551c711f4e3e8bbe3cad9</text:p>
          </table:table-cell>
          <table:table-cell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  <table:table-cell/>
          <table:table-cell table:formula="of:=FLOOR([.A940];60*60*24)" office:value-type="float" office:value="1547856000" calcext:value-type="float">
            <text:p>1547856000</text:p>
          </table:table-cell>
          <table:table-cell table:number-columns-repeated="3"/>
        </table:table-row>
        <table:table-row table:style-name="ro1">
          <table:table-cell office:value-type="float" office:value="1547894712" calcext:value-type="float">
            <text:p>1547894712</text:p>
          </table:table-cell>
          <table:table-cell office:value-type="string" calcext:value-type="string">
            <text:p>2019-01-19</text:p>
          </table:table-cell>
          <table:table-cell office:value-type="string" calcext:value-type="string">
            <text:p>10:45:12</text:p>
          </table:table-cell>
          <table:table-cell office:value-type="float" office:value="559148" calcext:value-type="float">
            <text:p>559148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0f7b921d8b4a3a104d8001034254f41df1e8fb187251dd4daf50124b7352e0da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941];60*60*24)" office:value-type="float" office:value="1547856000" calcext:value-type="float">
            <text:p>1547856000</text:p>
          </table:table-cell>
          <table:table-cell table:number-columns-repeated="3"/>
        </table:table-row>
        <table:table-row table:style-name="ro1">
          <table:table-cell office:value-type="float" office:value="1547894712" calcext:value-type="float">
            <text:p>1547894712</text:p>
          </table:table-cell>
          <table:table-cell office:value-type="string" calcext:value-type="string">
            <text:p>2019-01-19</text:p>
          </table:table-cell>
          <table:table-cell office:value-type="string" calcext:value-type="string">
            <text:p>10:45:12</text:p>
          </table:table-cell>
          <table:table-cell office:value-type="float" office:value="559148" calcext:value-type="float">
            <text:p>559148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1dcd73f517a9f39f6e00f69e6a2f3ba2034afeadd25dab399d430f8fe12637db</text:p>
          </table:table-cell>
          <table:table-cell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  <table:table-cell/>
          <table:table-cell table:formula="of:=FLOOR([.A942];60*60*24)" office:value-type="float" office:value="1547856000" calcext:value-type="float">
            <text:p>1547856000</text:p>
          </table:table-cell>
          <table:table-cell table:number-columns-repeated="3"/>
        </table:table-row>
        <table:table-row table:style-name="ro1">
          <table:table-cell office:value-type="float" office:value="1547894712" calcext:value-type="float">
            <text:p>1547894712</text:p>
          </table:table-cell>
          <table:table-cell office:value-type="string" calcext:value-type="string">
            <text:p>2019-01-19</text:p>
          </table:table-cell>
          <table:table-cell office:value-type="string" calcext:value-type="string">
            <text:p>10:45:12</text:p>
          </table:table-cell>
          <table:table-cell office:value-type="float" office:value="559148" calcext:value-type="float">
            <text:p>559148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841c9120cc73dd17342145485e70cc84568027b94d9682e8bf5be92ef9b74fde</text:p>
          </table:table-cell>
          <table:table-cell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  <table:table-cell/>
          <table:table-cell table:formula="of:=FLOOR([.A943];60*60*24)" office:value-type="float" office:value="1547856000" calcext:value-type="float">
            <text:p>1547856000</text:p>
          </table:table-cell>
          <table:table-cell table:number-columns-repeated="3"/>
        </table:table-row>
        <table:table-row table:style-name="ro1">
          <table:table-cell office:value-type="float" office:value="1547894712" calcext:value-type="float">
            <text:p>1547894712</text:p>
          </table:table-cell>
          <table:table-cell office:value-type="string" calcext:value-type="string">
            <text:p>2019-01-19</text:p>
          </table:table-cell>
          <table:table-cell office:value-type="string" calcext:value-type="string">
            <text:p>10:45:12</text:p>
          </table:table-cell>
          <table:table-cell office:value-type="float" office:value="559148" calcext:value-type="float">
            <text:p>559148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dfdd696f667d39565ef12c03c435b148c0afac468ae92e8cd15391186c78a4de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944];60*60*24)" office:value-type="float" office:value="1547856000" calcext:value-type="float">
            <text:p>1547856000</text:p>
          </table:table-cell>
          <table:table-cell table:number-columns-repeated="3"/>
        </table:table-row>
        <table:table-row table:style-name="ro1">
          <table:table-cell office:value-type="float" office:value="1547894712" calcext:value-type="float">
            <text:p>1547894712</text:p>
          </table:table-cell>
          <table:table-cell office:value-type="string" calcext:value-type="string">
            <text:p>2019-01-19</text:p>
          </table:table-cell>
          <table:table-cell office:value-type="string" calcext:value-type="string">
            <text:p>10:45:12</text:p>
          </table:table-cell>
          <table:table-cell office:value-type="float" office:value="559148" calcext:value-type="float">
            <text:p>559148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f94f0c1f9ceb57561c5cf31725827d75bb47659762a6697db137d4c093315ce1</text:p>
          </table:table-cell>
          <table:table-cell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  <table:table-cell/>
          <table:table-cell table:formula="of:=FLOOR([.A945];60*60*24)" office:value-type="float" office:value="1547856000" calcext:value-type="float">
            <text:p>1547856000</text:p>
          </table:table-cell>
          <table:table-cell table:number-columns-repeated="3"/>
        </table:table-row>
        <table:table-row table:style-name="ro1">
          <table:table-cell office:value-type="float" office:value="1547894712" calcext:value-type="float">
            <text:p>1547894712</text:p>
          </table:table-cell>
          <table:table-cell office:value-type="string" calcext:value-type="string">
            <text:p>2019-01-19</text:p>
          </table:table-cell>
          <table:table-cell office:value-type="string" calcext:value-type="string">
            <text:p>10:45:12</text:p>
          </table:table-cell>
          <table:table-cell office:value-type="float" office:value="559148" calcext:value-type="float">
            <text:p>559148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ed4d58530379c619886e52ae6c0bd8c2909259492c9f0bd9f6d314d82cf6b4e2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946];60*60*24)" office:value-type="float" office:value="1547856000" calcext:value-type="float">
            <text:p>1547856000</text:p>
          </table:table-cell>
          <table:table-cell table:number-columns-repeated="3"/>
        </table:table-row>
        <table:table-row table:style-name="ro1">
          <table:table-cell office:value-type="float" office:value="1547894712" calcext:value-type="float">
            <text:p>1547894712</text:p>
          </table:table-cell>
          <table:table-cell office:value-type="string" calcext:value-type="string">
            <text:p>2019-01-19</text:p>
          </table:table-cell>
          <table:table-cell office:value-type="string" calcext:value-type="string">
            <text:p>10:45:12</text:p>
          </table:table-cell>
          <table:table-cell office:value-type="float" office:value="559148" calcext:value-type="float">
            <text:p>559148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b97872111f4a66a2545f1ac9dc2d57a5dc1f4d31778f869d426898357946fee2</text:p>
          </table:table-cell>
          <table:table-cell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  <table:table-cell/>
          <table:table-cell table:formula="of:=FLOOR([.A947];60*60*24)" office:value-type="float" office:value="1547856000" calcext:value-type="float">
            <text:p>1547856000</text:p>
          </table:table-cell>
          <table:table-cell table:number-columns-repeated="3"/>
        </table:table-row>
        <table:table-row table:style-name="ro1">
          <table:table-cell office:value-type="float" office:value="1547894712" calcext:value-type="float">
            <text:p>1547894712</text:p>
          </table:table-cell>
          <table:table-cell office:value-type="string" calcext:value-type="string">
            <text:p>2019-01-19</text:p>
          </table:table-cell>
          <table:table-cell office:value-type="string" calcext:value-type="string">
            <text:p>10:45:12</text:p>
          </table:table-cell>
          <table:table-cell office:value-type="float" office:value="559148" calcext:value-type="float">
            <text:p>559148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efeb93894dddeb88b8fb31b593390425e4080bcaf5209f8613999a9b7fa1b6e3</text:p>
          </table:table-cell>
          <table:table-cell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  <table:table-cell/>
          <table:table-cell table:formula="of:=FLOOR([.A948];60*60*24)" office:value-type="float" office:value="1547856000" calcext:value-type="float">
            <text:p>1547856000</text:p>
          </table:table-cell>
          <table:table-cell table:number-columns-repeated="3"/>
        </table:table-row>
        <table:table-row table:style-name="ro1">
          <table:table-cell office:value-type="float" office:value="1547894712" calcext:value-type="float">
            <text:p>1547894712</text:p>
          </table:table-cell>
          <table:table-cell office:value-type="string" calcext:value-type="string">
            <text:p>2019-01-19</text:p>
          </table:table-cell>
          <table:table-cell office:value-type="string" calcext:value-type="string">
            <text:p>10:45:12</text:p>
          </table:table-cell>
          <table:table-cell office:value-type="float" office:value="559148" calcext:value-type="float">
            <text:p>559148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ced146e918d4b4177dc7ff1f57728a5e4764d416280811c338d15a0d2cdd23e5</text:p>
          </table:table-cell>
          <table:table-cell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  <table:table-cell/>
          <table:table-cell table:formula="of:=FLOOR([.A949];60*60*24)" office:value-type="float" office:value="1547856000" calcext:value-type="float">
            <text:p>1547856000</text:p>
          </table:table-cell>
          <table:table-cell table:number-columns-repeated="3"/>
        </table:table-row>
        <table:table-row table:style-name="ro1">
          <table:table-cell office:value-type="float" office:value="1547894712" calcext:value-type="float">
            <text:p>1547894712</text:p>
          </table:table-cell>
          <table:table-cell office:value-type="string" calcext:value-type="string">
            <text:p>2019-01-19</text:p>
          </table:table-cell>
          <table:table-cell office:value-type="string" calcext:value-type="string">
            <text:p>10:45:12</text:p>
          </table:table-cell>
          <table:table-cell office:value-type="float" office:value="559148" calcext:value-type="float">
            <text:p>559148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81ab242cd6ff59db0835458703541574bd7ef1f17f69b356f7666f3b67607ee7</text:p>
          </table:table-cell>
          <table:table-cell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  <table:table-cell/>
          <table:table-cell table:formula="of:=FLOOR([.A950];60*60*24)" office:value-type="float" office:value="1547856000" calcext:value-type="float">
            <text:p>1547856000</text:p>
          </table:table-cell>
          <table:table-cell table:number-columns-repeated="3"/>
        </table:table-row>
        <table:table-row table:style-name="ro1">
          <table:table-cell office:value-type="float" office:value="1547894712" calcext:value-type="float">
            <text:p>1547894712</text:p>
          </table:table-cell>
          <table:table-cell office:value-type="string" calcext:value-type="string">
            <text:p>2019-01-19</text:p>
          </table:table-cell>
          <table:table-cell office:value-type="string" calcext:value-type="string">
            <text:p>10:45:12</text:p>
          </table:table-cell>
          <table:table-cell office:value-type="float" office:value="559148" calcext:value-type="float">
            <text:p>559148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6f007fda90627fcd81ce51970273aad45fa2dc9bb8e837cd1f7e311c9ac60dee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951];60*60*24)" office:value-type="float" office:value="1547856000" calcext:value-type="float">
            <text:p>1547856000</text:p>
          </table:table-cell>
          <table:table-cell table:number-columns-repeated="3"/>
        </table:table-row>
        <table:table-row table:style-name="ro1">
          <table:table-cell office:value-type="float" office:value="1547894712" calcext:value-type="float">
            <text:p>1547894712</text:p>
          </table:table-cell>
          <table:table-cell office:value-type="string" calcext:value-type="string">
            <text:p>2019-01-19</text:p>
          </table:table-cell>
          <table:table-cell office:value-type="string" calcext:value-type="string">
            <text:p>10:45:12</text:p>
          </table:table-cell>
          <table:table-cell office:value-type="float" office:value="559148" calcext:value-type="float">
            <text:p>559148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845e624e78e81bc999e9493bf803314187115c6d9114afa5f80fb363295898f1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952];60*60*24)" office:value-type="float" office:value="1547856000" calcext:value-type="float">
            <text:p>1547856000</text:p>
          </table:table-cell>
          <table:table-cell table:number-columns-repeated="3"/>
        </table:table-row>
        <table:table-row table:style-name="ro1">
          <table:table-cell office:value-type="float" office:value="1547894712" calcext:value-type="float">
            <text:p>1547894712</text:p>
          </table:table-cell>
          <table:table-cell office:value-type="string" calcext:value-type="string">
            <text:p>2019-01-19</text:p>
          </table:table-cell>
          <table:table-cell office:value-type="string" calcext:value-type="string">
            <text:p>10:45:12</text:p>
          </table:table-cell>
          <table:table-cell office:value-type="float" office:value="559148" calcext:value-type="float">
            <text:p>559148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a5b6211d500b0065c93eecd53cb1ebea096338575e674ddc8b9269d697b6a9f1</text:p>
          </table:table-cell>
          <table:table-cell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  <table:table-cell/>
          <table:table-cell table:formula="of:=FLOOR([.A953];60*60*24)" office:value-type="float" office:value="1547856000" calcext:value-type="float">
            <text:p>1547856000</text:p>
          </table:table-cell>
          <table:table-cell table:number-columns-repeated="3"/>
        </table:table-row>
        <table:table-row table:style-name="ro1">
          <table:table-cell office:value-type="float" office:value="1547894712" calcext:value-type="float">
            <text:p>1547894712</text:p>
          </table:table-cell>
          <table:table-cell office:value-type="string" calcext:value-type="string">
            <text:p>2019-01-19</text:p>
          </table:table-cell>
          <table:table-cell office:value-type="string" calcext:value-type="string">
            <text:p>10:45:12</text:p>
          </table:table-cell>
          <table:table-cell office:value-type="float" office:value="559148" calcext:value-type="float">
            <text:p>559148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17a1b3da3b2410760e3b770eb16578f15e9c674924112659c15a48c3c71042f7</text:p>
          </table:table-cell>
          <table:table-cell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  <table:table-cell/>
          <table:table-cell table:formula="of:=FLOOR([.A954];60*60*24)" office:value-type="float" office:value="1547856000" calcext:value-type="float">
            <text:p>1547856000</text:p>
          </table:table-cell>
          <table:table-cell table:number-columns-repeated="3"/>
        </table:table-row>
        <table:table-row table:style-name="ro1">
          <table:table-cell office:value-type="float" office:value="1547894712" calcext:value-type="float">
            <text:p>1547894712</text:p>
          </table:table-cell>
          <table:table-cell office:value-type="string" calcext:value-type="string">
            <text:p>2019-01-19</text:p>
          </table:table-cell>
          <table:table-cell office:value-type="string" calcext:value-type="string">
            <text:p>10:45:12</text:p>
          </table:table-cell>
          <table:table-cell office:value-type="float" office:value="559148" calcext:value-type="float">
            <text:p>559148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c8dd93d927f00e6ae1185bf9e3e778f5928de073e706c390a82affe34751b9f7</text:p>
          </table:table-cell>
          <table:table-cell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  <table:table-cell/>
          <table:table-cell table:formula="of:=FLOOR([.A955];60*60*24)" office:value-type="float" office:value="1547856000" calcext:value-type="float">
            <text:p>1547856000</text:p>
          </table:table-cell>
          <table:table-cell table:number-columns-repeated="3"/>
        </table:table-row>
        <table:table-row table:style-name="ro1">
          <table:table-cell office:value-type="float" office:value="1547894712" calcext:value-type="float">
            <text:p>1547894712</text:p>
          </table:table-cell>
          <table:table-cell office:value-type="string" calcext:value-type="string">
            <text:p>2019-01-19</text:p>
          </table:table-cell>
          <table:table-cell office:value-type="string" calcext:value-type="string">
            <text:p>10:45:12</text:p>
          </table:table-cell>
          <table:table-cell office:value-type="float" office:value="559148" calcext:value-type="float">
            <text:p>559148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b7a823a619fa3a60fbc6a91d4b4d1536a87523a7b4b265372f3d0a243aa6bff7</text:p>
          </table:table-cell>
          <table:table-cell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  <table:table-cell/>
          <table:table-cell table:formula="of:=FLOOR([.A956];60*60*24)" office:value-type="float" office:value="1547856000" calcext:value-type="float">
            <text:p>1547856000</text:p>
          </table:table-cell>
          <table:table-cell table:number-columns-repeated="3"/>
        </table:table-row>
        <table:table-row table:style-name="ro1">
          <table:table-cell office:value-type="float" office:value="1547894712" calcext:value-type="float">
            <text:p>1547894712</text:p>
          </table:table-cell>
          <table:table-cell office:value-type="string" calcext:value-type="string">
            <text:p>2019-01-19</text:p>
          </table:table-cell>
          <table:table-cell office:value-type="string" calcext:value-type="string">
            <text:p>10:45:12</text:p>
          </table:table-cell>
          <table:table-cell office:value-type="float" office:value="559148" calcext:value-type="float">
            <text:p>559148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c21833b0fc150d62c90af088b3a5cd874508fec539303303eaecc78e6efdf5f7</text:p>
          </table:table-cell>
          <table:table-cell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  <table:table-cell/>
          <table:table-cell table:formula="of:=FLOOR([.A957];60*60*24)" office:value-type="float" office:value="1547856000" calcext:value-type="float">
            <text:p>1547856000</text:p>
          </table:table-cell>
          <table:table-cell table:number-columns-repeated="3"/>
        </table:table-row>
        <table:table-row table:style-name="ro1">
          <table:table-cell office:value-type="float" office:value="1547896321" calcext:value-type="float">
            <text:p>1547896321</text:p>
          </table:table-cell>
          <table:table-cell office:value-type="string" calcext:value-type="string">
            <text:p>2019-01-19</text:p>
          </table:table-cell>
          <table:table-cell office:value-type="string" calcext:value-type="string">
            <text:p>11:12:01</text:p>
          </table:table-cell>
          <table:table-cell office:value-type="float" office:value="559152" calcext:value-type="float">
            <text:p>559152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b6f384912f56580d59480f90bb7963e7a973abfb073643c88380ea44fc351620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958];60*60*24)" office:value-type="float" office:value="1547856000" calcext:value-type="float">
            <text:p>1547856000</text:p>
          </table:table-cell>
          <table:table-cell table:number-columns-repeated="3"/>
        </table:table-row>
        <table:table-row table:style-name="ro1">
          <table:table-cell office:value-type="float" office:value="1547896321" calcext:value-type="float">
            <text:p>1547896321</text:p>
          </table:table-cell>
          <table:table-cell office:value-type="string" calcext:value-type="string">
            <text:p>2019-01-19</text:p>
          </table:table-cell>
          <table:table-cell office:value-type="string" calcext:value-type="string">
            <text:p>11:12:01</text:p>
          </table:table-cell>
          <table:table-cell office:value-type="float" office:value="559152" calcext:value-type="float">
            <text:p>559152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ad371c25992504e05a5eb4d227ae01286b3a221c0321e87c014206d857218039</text:p>
          </table:table-cell>
          <table:table-cell office:value-type="float" office:value="600" calcext:value-type="float">
            <text:p>600</text:p>
          </table:table-cell>
          <table:table-cell office:value-type="float" office:value="602" calcext:value-type="float">
            <text:p>602</text:p>
          </table:table-cell>
          <table:table-cell/>
          <table:table-cell table:formula="of:=FLOOR([.A959];60*60*24)" office:value-type="float" office:value="1547856000" calcext:value-type="float">
            <text:p>1547856000</text:p>
          </table:table-cell>
          <table:table-cell table:number-columns-repeated="3"/>
        </table:table-row>
        <table:table-row table:style-name="ro1">
          <table:table-cell office:value-type="float" office:value="1547900689" calcext:value-type="float">
            <text:p>1547900689</text:p>
          </table:table-cell>
          <table:table-cell office:value-type="string" calcext:value-type="string">
            <text:p>2019-01-19</text:p>
          </table:table-cell>
          <table:table-cell office:value-type="string" calcext:value-type="string">
            <text:p>12:24:49</text:p>
          </table:table-cell>
          <table:table-cell office:value-type="float" office:value="559158" calcext:value-type="float">
            <text:p>559158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fe4eaeaa0a99232c5c6e337cf60e560f920dfd73509581d3e8b80150ff3e95b9</text:p>
          </table:table-cell>
          <table:table-cell office:value-type="float" office:value="241" calcext:value-type="float">
            <text:p>241</text:p>
          </table:table-cell>
          <table:table-cell office:value-type="float" office:value="1600" calcext:value-type="float">
            <text:p>1600</text:p>
          </table:table-cell>
          <table:table-cell/>
          <table:table-cell table:formula="of:=FLOOR([.A960];60*60*24)" office:value-type="float" office:value="1547856000" calcext:value-type="float">
            <text:p>1547856000</text:p>
          </table:table-cell>
          <table:table-cell table:number-columns-repeated="3"/>
        </table:table-row>
        <table:table-row table:style-name="ro1">
          <table:table-cell office:value-type="float" office:value="1547896029" calcext:value-type="float">
            <text:p>1547896029</text:p>
          </table:table-cell>
          <table:table-cell office:value-type="string" calcext:value-type="string">
            <text:p>2019-01-19</text:p>
          </table:table-cell>
          <table:table-cell office:value-type="string" calcext:value-type="string">
            <text:p>11:07:09</text:p>
          </table:table-cell>
          <table:table-cell office:value-type="float" office:value="559150" calcext:value-type="float">
            <text:p>559150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54ffd300330e610285572ed68ed01d62256646675ea4ac6a90ef36f169b81b05</text:p>
          </table:table-cell>
          <table:table-cell table:number-columns-repeated="2" office:value-type="float" office:value="144" calcext:value-type="float">
            <text:p>144</text:p>
          </table:table-cell>
          <table:table-cell/>
          <table:table-cell table:formula="of:=FLOOR([.A961];60*60*24)" office:value-type="float" office:value="1547856000" calcext:value-type="float">
            <text:p>1547856000</text:p>
          </table:table-cell>
          <table:table-cell table:number-columns-repeated="3"/>
        </table:table-row>
        <table:table-row table:style-name="ro1">
          <table:table-cell office:value-type="float" office:value="1547896029" calcext:value-type="float">
            <text:p>1547896029</text:p>
          </table:table-cell>
          <table:table-cell office:value-type="string" calcext:value-type="string">
            <text:p>2019-01-19</text:p>
          </table:table-cell>
          <table:table-cell office:value-type="string" calcext:value-type="string">
            <text:p>11:07:09</text:p>
          </table:table-cell>
          <table:table-cell office:value-type="float" office:value="559150" calcext:value-type="float">
            <text:p>559150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4fe8963281db885e059ada6f879ec97d8982d208c64ae535f4f318f2b8660ae0</text:p>
          </table:table-cell>
          <table:table-cell table:number-columns-repeated="2" office:value-type="float" office:value="144" calcext:value-type="float">
            <text:p>144</text:p>
          </table:table-cell>
          <table:table-cell/>
          <table:table-cell table:formula="of:=FLOOR([.A962];60*60*24)" office:value-type="float" office:value="1547856000" calcext:value-type="float">
            <text:p>1547856000</text:p>
          </table:table-cell>
          <table:table-cell table:number-columns-repeated="3"/>
        </table:table-row>
        <table:table-row table:style-name="ro1">
          <table:table-cell office:value-type="float" office:value="1547895248" calcext:value-type="float">
            <text:p>1547895248</text:p>
          </table:table-cell>
          <table:table-cell office:value-type="string" calcext:value-type="string">
            <text:p>2019-01-19</text:p>
          </table:table-cell>
          <table:table-cell office:value-type="string" calcext:value-type="string">
            <text:p>10:54:08</text:p>
          </table:table-cell>
          <table:table-cell office:value-type="float" office:value="559149" calcext:value-type="float">
            <text:p>559149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3278c38af0e26bb07c2b0a5d043da6cd511dcf1e76a6a98c9a685e6985fe5840</text:p>
          </table:table-cell>
          <table:table-cell office:value-type="float" office:value="600" calcext:value-type="float">
            <text:p>600</text:p>
          </table:table-cell>
          <table:table-cell office:value-type="float" office:value="601" calcext:value-type="float">
            <text:p>601</text:p>
          </table:table-cell>
          <table:table-cell/>
          <table:table-cell table:formula="of:=FLOOR([.A963];60*60*24)" office:value-type="float" office:value="1547856000" calcext:value-type="float">
            <text:p>1547856000</text:p>
          </table:table-cell>
          <table:table-cell table:number-columns-repeated="3"/>
        </table:table-row>
        <table:table-row table:style-name="ro1">
          <table:table-cell office:value-type="float" office:value="1547895248" calcext:value-type="float">
            <text:p>1547895248</text:p>
          </table:table-cell>
          <table:table-cell office:value-type="string" calcext:value-type="string">
            <text:p>2019-01-19</text:p>
          </table:table-cell>
          <table:table-cell office:value-type="string" calcext:value-type="string">
            <text:p>10:54:08</text:p>
          </table:table-cell>
          <table:table-cell office:value-type="float" office:value="559149" calcext:value-type="float">
            <text:p>559149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010bbcee13e3cf83a70e18d73bf57f151193acc25bc55f6a12fb4d488a868a51</text:p>
          </table:table-cell>
          <table:table-cell office:value-type="float" office:value="600" calcext:value-type="float">
            <text:p>600</text:p>
          </table:table-cell>
          <table:table-cell office:value-type="float" office:value="601" calcext:value-type="float">
            <text:p>601</text:p>
          </table:table-cell>
          <table:table-cell/>
          <table:table-cell table:formula="of:=FLOOR([.A964];60*60*24)" office:value-type="float" office:value="1547856000" calcext:value-type="float">
            <text:p>1547856000</text:p>
          </table:table-cell>
          <table:table-cell table:number-columns-repeated="3"/>
        </table:table-row>
        <table:table-row table:style-name="ro1">
          <table:table-cell office:value-type="float" office:value="1547894712" calcext:value-type="float">
            <text:p>1547894712</text:p>
          </table:table-cell>
          <table:table-cell office:value-type="string" calcext:value-type="string">
            <text:p>2019-01-19</text:p>
          </table:table-cell>
          <table:table-cell office:value-type="string" calcext:value-type="string">
            <text:p>10:45:12</text:p>
          </table:table-cell>
          <table:table-cell office:value-type="float" office:value="559148" calcext:value-type="float">
            <text:p>559148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6e8af335d23dbc7492fe63d476cd17d55df0d5a5407edd6075e98c7447f5433f</text:p>
          </table:table-cell>
          <table:table-cell office:value-type="float" office:value="240" calcext:value-type="float">
            <text:p>240</text:p>
          </table:table-cell>
          <table:table-cell office:value-type="float" office:value="244" calcext:value-type="float">
            <text:p>244</text:p>
          </table:table-cell>
          <table:table-cell/>
          <table:table-cell table:formula="of:=FLOOR([.A965];60*60*24)" office:value-type="float" office:value="1547856000" calcext:value-type="float">
            <text:p>1547856000</text:p>
          </table:table-cell>
          <table:table-cell table:number-columns-repeated="3"/>
        </table:table-row>
        <table:table-row table:style-name="ro1">
          <table:table-cell office:value-type="float" office:value="1547896321" calcext:value-type="float">
            <text:p>1547896321</text:p>
          </table:table-cell>
          <table:table-cell office:value-type="string" calcext:value-type="string">
            <text:p>2019-01-19</text:p>
          </table:table-cell>
          <table:table-cell office:value-type="string" calcext:value-type="string">
            <text:p>11:12:01</text:p>
          </table:table-cell>
          <table:table-cell office:value-type="float" office:value="559152" calcext:value-type="float">
            <text:p>559152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7930b4594424e78f76b3e97c9515e51301c07d459cd3a53ae05c302cc470c9f4</text:p>
          </table:table-cell>
          <table:table-cell office:value-type="float" office:value="144" calcext:value-type="float">
            <text:p>144</text:p>
          </table:table-cell>
          <table:table-cell office:value-type="float" office:value="150" calcext:value-type="float">
            <text:p>150</text:p>
          </table:table-cell>
          <table:table-cell/>
          <table:table-cell table:formula="of:=FLOOR([.A966];60*60*24)" office:value-type="float" office:value="1547856000" calcext:value-type="float">
            <text:p>1547856000</text:p>
          </table:table-cell>
          <table:table-cell table:number-columns-repeated="3"/>
        </table:table-row>
        <table:table-row table:style-name="ro1">
          <table:table-cell office:value-type="float" office:value="1547901511" calcext:value-type="float">
            <text:p>1547901511</text:p>
          </table:table-cell>
          <table:table-cell office:value-type="string" calcext:value-type="string">
            <text:p>2019-01-19</text:p>
          </table:table-cell>
          <table:table-cell office:value-type="string" calcext:value-type="string">
            <text:p>12:38:31</text:p>
          </table:table-cell>
          <table:table-cell office:value-type="float" office:value="559161" calcext:value-type="float">
            <text:p>559161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4f76fa2c24afadbf1600eb7f77f0ccd6d06b81e465f455a89f8e626b0ccc3c25</text:p>
          </table:table-cell>
          <table:table-cell office:value-type="float" office:value="2016" calcext:value-type="float">
            <text:p>2016</text:p>
          </table:table-cell>
          <table:table-cell office:value-type="float" office:value="2017" calcext:value-type="float">
            <text:p>2017</text:p>
          </table:table-cell>
          <table:table-cell/>
          <table:table-cell table:formula="of:=FLOOR([.A967];60*60*24)" office:value-type="float" office:value="1547856000" calcext:value-type="float">
            <text:p>1547856000</text:p>
          </table:table-cell>
          <table:table-cell table:number-columns-repeated="3"/>
        </table:table-row>
        <table:table-row table:style-name="ro1">
          <table:table-cell office:value-type="float" office:value="1547906225" calcext:value-type="float">
            <text:p>1547906225</text:p>
          </table:table-cell>
          <table:table-cell office:value-type="string" calcext:value-type="string">
            <text:p>2019-01-19</text:p>
          </table:table-cell>
          <table:table-cell office:value-type="string" calcext:value-type="string">
            <text:p>13:57:05</text:p>
          </table:table-cell>
          <table:table-cell office:value-type="float" office:value="559170" calcext:value-type="float">
            <text:p>559170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887ddcb44ab9afe6b84893a13921f2cabbfe68d68541f1bbd3a5dc156c2a6331</text:p>
          </table:table-cell>
          <table:table-cell office:value-type="float" office:value="144" calcext:value-type="float">
            <text:p>144</text:p>
          </table:table-cell>
          <table:table-cell office:value-type="float" office:value="147" calcext:value-type="float">
            <text:p>147</text:p>
          </table:table-cell>
          <table:table-cell/>
          <table:table-cell table:formula="of:=FLOOR([.A968];60*60*24)" office:value-type="float" office:value="1547856000" calcext:value-type="float">
            <text:p>1547856000</text:p>
          </table:table-cell>
          <table:table-cell table:number-columns-repeated="3"/>
        </table:table-row>
        <table:table-row table:style-name="ro1">
          <table:table-cell office:value-type="float" office:value="1547903317" calcext:value-type="float">
            <text:p>1547903317</text:p>
          </table:table-cell>
          <table:table-cell office:value-type="string" calcext:value-type="string">
            <text:p>2019-01-19</text:p>
          </table:table-cell>
          <table:table-cell office:value-type="string" calcext:value-type="string">
            <text:p>13:08:37</text:p>
          </table:table-cell>
          <table:table-cell office:value-type="float" office:value="559163" calcext:value-type="float">
            <text:p>559163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8aee33c5d409deb4f409d0bbb5d873bd9ac7651132990865f618f0fb0e037dd9</text:p>
          </table:table-cell>
          <table:table-cell office:value-type="float" office:value="144" calcext:value-type="float">
            <text:p>144</text:p>
          </table:table-cell>
          <table:table-cell office:value-type="float" office:value="158" calcext:value-type="float">
            <text:p>158</text:p>
          </table:table-cell>
          <table:table-cell/>
          <table:table-cell table:formula="of:=FLOOR([.A969];60*60*24)" office:value-type="float" office:value="1547856000" calcext:value-type="float">
            <text:p>1547856000</text:p>
          </table:table-cell>
          <table:table-cell table:number-columns-repeated="3"/>
        </table:table-row>
        <table:table-row table:style-name="ro1">
          <table:table-cell office:value-type="float" office:value="1547906225" calcext:value-type="float">
            <text:p>1547906225</text:p>
          </table:table-cell>
          <table:table-cell office:value-type="string" calcext:value-type="string">
            <text:p>2019-01-19</text:p>
          </table:table-cell>
          <table:table-cell office:value-type="string" calcext:value-type="string">
            <text:p>13:57:05</text:p>
          </table:table-cell>
          <table:table-cell office:value-type="float" office:value="559170" calcext:value-type="float">
            <text:p>559170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da4a4eb48ec2faf246aa04856f41b0086c1a2eaa1bbecd42bf04a887d513f75b</text:p>
          </table:table-cell>
          <table:table-cell office:value-type="float" office:value="144" calcext:value-type="float">
            <text:p>144</text:p>
          </table:table-cell>
          <table:table-cell office:value-type="float" office:value="368" calcext:value-type="float">
            <text:p>368</text:p>
          </table:table-cell>
          <table:table-cell/>
          <table:table-cell table:formula="of:=FLOOR([.A970];60*60*24)" office:value-type="float" office:value="1547856000" calcext:value-type="float">
            <text:p>1547856000</text:p>
          </table:table-cell>
          <table:table-cell table:number-columns-repeated="3"/>
        </table:table-row>
        <table:table-row table:style-name="ro1">
          <table:table-cell office:value-type="float" office:value="1547906225" calcext:value-type="float">
            <text:p>1547906225</text:p>
          </table:table-cell>
          <table:table-cell office:value-type="string" calcext:value-type="string">
            <text:p>2019-01-19</text:p>
          </table:table-cell>
          <table:table-cell office:value-type="string" calcext:value-type="string">
            <text:p>13:57:05</text:p>
          </table:table-cell>
          <table:table-cell office:value-type="float" office:value="559170" calcext:value-type="float">
            <text:p>559170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d3743f727b323c90bbc9f1e4298e761ab9aa6e4acbdf2d9942729c9ccddd5035</text:p>
          </table:table-cell>
          <table:table-cell office:value-type="float" office:value="144" calcext:value-type="float">
            <text:p>144</text:p>
          </table:table-cell>
          <table:table-cell office:value-type="float" office:value="147" calcext:value-type="float">
            <text:p>147</text:p>
          </table:table-cell>
          <table:table-cell/>
          <table:table-cell table:formula="of:=FLOOR([.A971];60*60*24)" office:value-type="float" office:value="1547856000" calcext:value-type="float">
            <text:p>1547856000</text:p>
          </table:table-cell>
          <table:table-cell table:number-columns-repeated="3"/>
        </table:table-row>
        <table:table-row table:style-name="ro1">
          <table:table-cell office:value-type="float" office:value="1547906225" calcext:value-type="float">
            <text:p>1547906225</text:p>
          </table:table-cell>
          <table:table-cell office:value-type="string" calcext:value-type="string">
            <text:p>2019-01-19</text:p>
          </table:table-cell>
          <table:table-cell office:value-type="string" calcext:value-type="string">
            <text:p>13:57:05</text:p>
          </table:table-cell>
          <table:table-cell office:value-type="float" office:value="559170" calcext:value-type="float">
            <text:p>559170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8c55c11583d8db24d0b8ffeb0e16a0c56f70b4a4b27109cd8f80ea8c4146f952</text:p>
          </table:table-cell>
          <table:table-cell office:value-type="float" office:value="2016" calcext:value-type="float">
            <text:p>2016</text:p>
          </table:table-cell>
          <table:table-cell office:value-type="float" office:value="2022" calcext:value-type="float">
            <text:p>2022</text:p>
          </table:table-cell>
          <table:table-cell/>
          <table:table-cell table:formula="of:=FLOOR([.A972];60*60*24)" office:value-type="float" office:value="1547856000" calcext:value-type="float">
            <text:p>1547856000</text:p>
          </table:table-cell>
          <table:table-cell table:number-columns-repeated="3"/>
        </table:table-row>
        <table:table-row table:style-name="ro1">
          <table:table-cell office:value-type="float" office:value="1547906225" calcext:value-type="float">
            <text:p>1547906225</text:p>
          </table:table-cell>
          <table:table-cell office:value-type="string" calcext:value-type="string">
            <text:p>2019-01-19</text:p>
          </table:table-cell>
          <table:table-cell office:value-type="string" calcext:value-type="string">
            <text:p>13:57:05</text:p>
          </table:table-cell>
          <table:table-cell office:value-type="float" office:value="559170" calcext:value-type="float">
            <text:p>559170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23bbc93ea98864ac2ee68341179ba6bd9f6abe39b53925f1fb7fd32e1aa88296</text:p>
          </table:table-cell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/>
          <table:table-cell table:formula="of:=FLOOR([.A973];60*60*24)" office:value-type="float" office:value="1547856000" calcext:value-type="float">
            <text:p>1547856000</text:p>
          </table:table-cell>
          <table:table-cell table:number-columns-repeated="3"/>
        </table:table-row>
        <table:table-row table:style-name="ro1">
          <table:table-cell office:value-type="float" office:value="1547906788" calcext:value-type="float">
            <text:p>1547906788</text:p>
          </table:table-cell>
          <table:table-cell office:value-type="string" calcext:value-type="string">
            <text:p>2019-01-19</text:p>
          </table:table-cell>
          <table:table-cell office:value-type="string" calcext:value-type="string">
            <text:p>14:06:28</text:p>
          </table:table-cell>
          <table:table-cell office:value-type="float" office:value="559171" calcext:value-type="float">
            <text:p>559171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4357f920f9da9438c2ffc7c28a5eb87b01bc5f04ffcbd9053779947759d83628</text:p>
          </table:table-cell>
          <table:table-cell office:value-type="float" office:value="2016" calcext:value-type="float">
            <text:p>2016</text:p>
          </table:table-cell>
          <table:table-cell office:value-type="float" office:value="2017" calcext:value-type="float">
            <text:p>2017</text:p>
          </table:table-cell>
          <table:table-cell/>
          <table:table-cell table:formula="of:=FLOOR([.A974];60*60*24)" office:value-type="float" office:value="1547856000" calcext:value-type="float">
            <text:p>1547856000</text:p>
          </table:table-cell>
          <table:table-cell table:number-columns-repeated="3"/>
        </table:table-row>
        <table:table-row table:style-name="ro1">
          <table:table-cell office:value-type="float" office:value="1547911651" calcext:value-type="float">
            <text:p>1547911651</text:p>
          </table:table-cell>
          <table:table-cell office:value-type="string" calcext:value-type="string">
            <text:p>2019-01-19</text:p>
          </table:table-cell>
          <table:table-cell office:value-type="string" calcext:value-type="string">
            <text:p>15:27:31</text:p>
          </table:table-cell>
          <table:table-cell office:value-type="float" office:value="559178" calcext:value-type="float">
            <text:p>559178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f317180e3eb5aad88ee209a65ab8397889728d7c0e00e61720cf2ac90a75837f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975];60*60*24)" office:value-type="float" office:value="1547856000" calcext:value-type="float">
            <text:p>1547856000</text:p>
          </table:table-cell>
          <table:table-cell table:number-columns-repeated="3"/>
        </table:table-row>
        <table:table-row table:style-name="ro1">
          <table:table-cell office:value-type="float" office:value="1547915921" calcext:value-type="float">
            <text:p>1547915921</text:p>
          </table:table-cell>
          <table:table-cell office:value-type="string" calcext:value-type="string">
            <text:p>2019-01-19</text:p>
          </table:table-cell>
          <table:table-cell office:value-type="string" calcext:value-type="string">
            <text:p>16:38:41</text:p>
          </table:table-cell>
          <table:table-cell office:value-type="float" office:value="559184" calcext:value-type="float">
            <text:p>559184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c8815d605c334b2ee5202e95c64e0e3dbedf3d437b50f973b0aa664517ced165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976];60*60*24)" office:value-type="float" office:value="1547856000" calcext:value-type="float">
            <text:p>1547856000</text:p>
          </table:table-cell>
          <table:table-cell table:number-columns-repeated="3"/>
        </table:table-row>
        <table:table-row table:style-name="ro1">
          <table:table-cell office:value-type="float" office:value="1547910796" calcext:value-type="float">
            <text:p>1547910796</text:p>
          </table:table-cell>
          <table:table-cell office:value-type="string" calcext:value-type="string">
            <text:p>2019-01-19</text:p>
          </table:table-cell>
          <table:table-cell office:value-type="string" calcext:value-type="string">
            <text:p>15:13:16</text:p>
          </table:table-cell>
          <table:table-cell office:value-type="float" office:value="559176" calcext:value-type="float">
            <text:p>559176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7e008d5c2008bb9b35482b9debc32e384239377f85097b84e91451e74dca94dd</text:p>
          </table:table-cell>
          <table:table-cell office:value-type="float" office:value="2016" calcext:value-type="float">
            <text:p>2016</text:p>
          </table:table-cell>
          <table:table-cell office:value-type="float" office:value="2017" calcext:value-type="float">
            <text:p>2017</text:p>
          </table:table-cell>
          <table:table-cell/>
          <table:table-cell table:formula="of:=FLOOR([.A977];60*60*24)" office:value-type="float" office:value="1547856000" calcext:value-type="float">
            <text:p>1547856000</text:p>
          </table:table-cell>
          <table:table-cell table:number-columns-repeated="3"/>
        </table:table-row>
        <table:table-row table:style-name="ro1">
          <table:table-cell office:value-type="float" office:value="1547915376" calcext:value-type="float">
            <text:p>1547915376</text:p>
          </table:table-cell>
          <table:table-cell office:value-type="string" calcext:value-type="string">
            <text:p>2019-01-19</text:p>
          </table:table-cell>
          <table:table-cell office:value-type="string" calcext:value-type="string">
            <text:p>16:29:36</text:p>
          </table:table-cell>
          <table:table-cell office:value-type="float" office:value="559182" calcext:value-type="float">
            <text:p>559182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5c9ea24690a34962acb281db2dd5cb3fa2caa2cfde08c1491b005b2fae16edab</text:p>
          </table:table-cell>
          <table:table-cell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  <table:table-cell/>
          <table:table-cell table:formula="of:=FLOOR([.A978];60*60*24)" office:value-type="float" office:value="1547856000" calcext:value-type="float">
            <text:p>1547856000</text:p>
          </table:table-cell>
          <table:table-cell table:number-columns-repeated="3"/>
        </table:table-row>
        <table:table-row table:style-name="ro1">
          <table:table-cell office:value-type="float" office:value="1547915921" calcext:value-type="float">
            <text:p>1547915921</text:p>
          </table:table-cell>
          <table:table-cell office:value-type="string" calcext:value-type="string">
            <text:p>2019-01-19</text:p>
          </table:table-cell>
          <table:table-cell office:value-type="string" calcext:value-type="string">
            <text:p>16:38:41</text:p>
          </table:table-cell>
          <table:table-cell office:value-type="float" office:value="559184" calcext:value-type="float">
            <text:p>559184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2d7ac2090a3f5a1e5aa29c0e90ddefbc7a97348cbde1928687faeed8db4bbfdd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979];60*60*24)" office:value-type="float" office:value="1547856000" calcext:value-type="float">
            <text:p>1547856000</text:p>
          </table:table-cell>
          <table:table-cell table:number-columns-repeated="3"/>
        </table:table-row>
        <table:table-row table:style-name="ro1">
          <table:table-cell office:value-type="float" office:value="1547920564" calcext:value-type="float">
            <text:p>1547920564</text:p>
          </table:table-cell>
          <table:table-cell office:value-type="string" calcext:value-type="string">
            <text:p>2019-01-19</text:p>
          </table:table-cell>
          <table:table-cell office:value-type="string" calcext:value-type="string">
            <text:p>17:56:04</text:p>
          </table:table-cell>
          <table:table-cell office:value-type="float" office:value="559191" calcext:value-type="float">
            <text:p>559191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0530a241a15beee4dfd737e6fddce0aef21ec40e05688ec24bdde2844b9d38d0</text:p>
          </table:table-cell>
          <table:table-cell office:value-type="float" office:value="675" calcext:value-type="float">
            <text:p>675</text:p>
          </table:table-cell>
          <table:table-cell office:value-type="float" office:value="676" calcext:value-type="float">
            <text:p>676</text:p>
          </table:table-cell>
          <table:table-cell/>
          <table:table-cell table:formula="of:=FLOOR([.A980];60*60*24)" office:value-type="float" office:value="1547856000" calcext:value-type="float">
            <text:p>1547856000</text:p>
          </table:table-cell>
          <table:table-cell table:number-columns-repeated="3"/>
        </table:table-row>
        <table:table-row table:style-name="ro1">
          <table:table-cell office:value-type="float" office:value="1547920107" calcext:value-type="float">
            <text:p>1547920107</text:p>
          </table:table-cell>
          <table:table-cell office:value-type="string" calcext:value-type="string">
            <text:p>2019-01-19</text:p>
          </table:table-cell>
          <table:table-cell office:value-type="string" calcext:value-type="string">
            <text:p>17:48:27</text:p>
          </table:table-cell>
          <table:table-cell office:value-type="float" office:value="559190" calcext:value-type="float">
            <text:p>559190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2f03e3f5f372fb709f69e095613248f373c072de8217f2d0d8eecb1632ddddb5</text:p>
          </table:table-cell>
          <table:table-cell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  <table:table-cell/>
          <table:table-cell table:formula="of:=FLOOR([.A981];60*60*24)" office:value-type="float" office:value="1547856000" calcext:value-type="float">
            <text:p>1547856000</text:p>
          </table:table-cell>
          <table:table-cell table:number-columns-repeated="3"/>
        </table:table-row>
        <table:table-row table:style-name="ro1">
          <table:table-cell office:value-type="float" office:value="1547922965" calcext:value-type="float">
            <text:p>1547922965</text:p>
          </table:table-cell>
          <table:table-cell office:value-type="string" calcext:value-type="string">
            <text:p>2019-01-19</text:p>
          </table:table-cell>
          <table:table-cell office:value-type="string" calcext:value-type="string">
            <text:p>18:36:05</text:p>
          </table:table-cell>
          <table:table-cell office:value-type="float" office:value="559195" calcext:value-type="float">
            <text:p>559195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4577c32df54a33de91c9138f670a21164328a16d16346dfd2ec35c1ab106e79a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982];60*60*24)" office:value-type="float" office:value="1547856000" calcext:value-type="float">
            <text:p>1547856000</text:p>
          </table:table-cell>
          <table:table-cell table:number-columns-repeated="3"/>
        </table:table-row>
        <table:table-row table:style-name="ro1">
          <table:table-cell office:value-type="float" office:value="1547925265" calcext:value-type="float">
            <text:p>1547925265</text:p>
          </table:table-cell>
          <table:table-cell office:value-type="string" calcext:value-type="string">
            <text:p>2019-01-19</text:p>
          </table:table-cell>
          <table:table-cell office:value-type="string" calcext:value-type="string">
            <text:p>19:14:25</text:p>
          </table:table-cell>
          <table:table-cell office:value-type="float" office:value="559199" calcext:value-type="float">
            <text:p>559199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3d44d04a1a68b3ab3fa1759ffecbf4e8e053777671d73aa2ad3a8873eb28eef9</text:p>
          </table:table-cell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/>
          <table:table-cell table:formula="of:=FLOOR([.A983];60*60*24)" office:value-type="float" office:value="1547856000" calcext:value-type="float">
            <text:p>1547856000</text:p>
          </table:table-cell>
          <table:table-cell table:number-columns-repeated="3"/>
        </table:table-row>
        <table:table-row table:style-name="ro1">
          <table:table-cell office:value-type="float" office:value="1547928026" calcext:value-type="float">
            <text:p>1547928026</text:p>
          </table:table-cell>
          <table:table-cell office:value-type="string" calcext:value-type="string">
            <text:p>2019-01-19</text:p>
          </table:table-cell>
          <table:table-cell office:value-type="string" calcext:value-type="string">
            <text:p>20:00:26</text:p>
          </table:table-cell>
          <table:table-cell office:value-type="float" office:value="559203" calcext:value-type="float">
            <text:p>559203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d4a94d4a2cbec7561ddae5a5911bb1a794d0c1a223a5c369919b02e00b613a15</text:p>
          </table:table-cell>
          <table:table-cell office:value-type="float" office:value="240" calcext:value-type="float">
            <text:p>240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FLOOR([.A984];60*60*24)" office:value-type="float" office:value="1547856000" calcext:value-type="float">
            <text:p>1547856000</text:p>
          </table:table-cell>
          <table:table-cell table:number-columns-repeated="3"/>
        </table:table-row>
        <table:table-row table:style-name="ro1">
          <table:table-cell office:value-type="float" office:value="1547928026" calcext:value-type="float">
            <text:p>1547928026</text:p>
          </table:table-cell>
          <table:table-cell office:value-type="string" calcext:value-type="string">
            <text:p>2019-01-19</text:p>
          </table:table-cell>
          <table:table-cell office:value-type="string" calcext:value-type="string">
            <text:p>20:00:26</text:p>
          </table:table-cell>
          <table:table-cell office:value-type="float" office:value="559203" calcext:value-type="float">
            <text:p>559203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b5dff5ab05200b32d2d7613e4df8a68a39ab185ae0735aebb19a7b3ec9110794</text:p>
          </table:table-cell>
          <table:table-cell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  <table:table-cell/>
          <table:table-cell table:formula="of:=FLOOR([.A985];60*60*24)" office:value-type="float" office:value="1547856000" calcext:value-type="float">
            <text:p>1547856000</text:p>
          </table:table-cell>
          <table:table-cell table:number-columns-repeated="3"/>
        </table:table-row>
        <table:table-row table:style-name="ro1">
          <table:table-cell office:value-type="float" office:value="1547930977" calcext:value-type="float">
            <text:p>1547930977</text:p>
          </table:table-cell>
          <table:table-cell office:value-type="string" calcext:value-type="string">
            <text:p>2019-01-19</text:p>
          </table:table-cell>
          <table:table-cell office:value-type="string" calcext:value-type="string">
            <text:p>20:49:37</text:p>
          </table:table-cell>
          <table:table-cell office:value-type="float" office:value="559206" calcext:value-type="float">
            <text:p>559206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ed8ddd5b318195573fdebe070aa28d30aaa3ac3ad64a458d31180f61b1338db0</text:p>
          </table:table-cell>
          <table:table-cell office:value-type="float" office:value="201" calcext:value-type="float">
            <text:p>201</text:p>
          </table:table-cell>
          <table:table-cell office:value-type="float" office:value="248" calcext:value-type="float">
            <text:p>248</text:p>
          </table:table-cell>
          <table:table-cell/>
          <table:table-cell table:formula="of:=FLOOR([.A986];60*60*24)" office:value-type="float" office:value="1547856000" calcext:value-type="float">
            <text:p>1547856000</text:p>
          </table:table-cell>
          <table:table-cell table:number-columns-repeated="3"/>
        </table:table-row>
        <table:table-row table:style-name="ro1">
          <table:table-cell office:value-type="float" office:value="1547937012" calcext:value-type="float">
            <text:p>1547937012</text:p>
          </table:table-cell>
          <table:table-cell office:value-type="string" calcext:value-type="string">
            <text:p>2019-01-19</text:p>
          </table:table-cell>
          <table:table-cell office:value-type="string" calcext:value-type="string">
            <text:p>22:30:12</text:p>
          </table:table-cell>
          <table:table-cell office:value-type="float" office:value="559219" calcext:value-type="float">
            <text:p>559219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4ea338b92dcff99a0ad9aa8dd4e35541ac80f03ebc0875dd5a19f65a73dcf70a</text:p>
          </table:table-cell>
          <table:table-cell office:value-type="float" office:value="144" calcext:value-type="float">
            <text:p>144</text:p>
          </table:table-cell>
          <table:table-cell office:value-type="float" office:value="428" calcext:value-type="float">
            <text:p>428</text:p>
          </table:table-cell>
          <table:table-cell/>
          <table:table-cell table:formula="of:=FLOOR([.A987];60*60*24)" office:value-type="float" office:value="1547856000" calcext:value-type="float">
            <text:p>1547856000</text:p>
          </table:table-cell>
          <table:table-cell table:number-columns-repeated="3"/>
        </table:table-row>
        <table:table-row table:style-name="ro1">
          <table:table-cell office:value-type="float" office:value="1547937012" calcext:value-type="float">
            <text:p>1547937012</text:p>
          </table:table-cell>
          <table:table-cell office:value-type="string" calcext:value-type="string">
            <text:p>2019-01-19</text:p>
          </table:table-cell>
          <table:table-cell office:value-type="string" calcext:value-type="string">
            <text:p>22:30:12</text:p>
          </table:table-cell>
          <table:table-cell office:value-type="float" office:value="559219" calcext:value-type="float">
            <text:p>559219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479d8d06bfdd938dab6015596e3f573fd5fd86d5afc0a07e734a30a303ee0c6a</text:p>
          </table:table-cell>
          <table:table-cell office:value-type="float" office:value="144" calcext:value-type="float">
            <text:p>144</text:p>
          </table:table-cell>
          <table:table-cell office:value-type="float" office:value="428" calcext:value-type="float">
            <text:p>428</text:p>
          </table:table-cell>
          <table:table-cell/>
          <table:table-cell table:formula="of:=FLOOR([.A988];60*60*24)" office:value-type="float" office:value="1547856000" calcext:value-type="float">
            <text:p>1547856000</text:p>
          </table:table-cell>
          <table:table-cell table:number-columns-repeated="3"/>
        </table:table-row>
        <table:table-row table:style-name="ro1">
          <table:table-cell office:value-type="float" office:value="1547937012" calcext:value-type="float">
            <text:p>1547937012</text:p>
          </table:table-cell>
          <table:table-cell office:value-type="string" calcext:value-type="string">
            <text:p>2019-01-19</text:p>
          </table:table-cell>
          <table:table-cell office:value-type="string" calcext:value-type="string">
            <text:p>22:30:12</text:p>
          </table:table-cell>
          <table:table-cell office:value-type="float" office:value="559219" calcext:value-type="float">
            <text:p>559219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64507bb40b9b4a4b7ea20063c22165c6f60c465c908097c07981d808099730ce</text:p>
          </table:table-cell>
          <table:table-cell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  <table:table-cell/>
          <table:table-cell table:formula="of:=FLOOR([.A989];60*60*24)" office:value-type="float" office:value="1547856000" calcext:value-type="float">
            <text:p>1547856000</text:p>
          </table:table-cell>
          <table:table-cell table:number-columns-repeated="3"/>
        </table:table-row>
        <table:table-row table:style-name="ro1">
          <table:table-cell office:value-type="float" office:value="1547934222" calcext:value-type="float">
            <text:p>1547934222</text:p>
          </table:table-cell>
          <table:table-cell office:value-type="string" calcext:value-type="string">
            <text:p>2019-01-19</text:p>
          </table:table-cell>
          <table:table-cell office:value-type="string" calcext:value-type="string">
            <text:p>21:43:42</text:p>
          </table:table-cell>
          <table:table-cell office:value-type="float" office:value="559210" calcext:value-type="float">
            <text:p>559210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767dc0c087defb4e761b8b85f6fb550f5c8b7a6c1c8880a67c9a5c964e2c3a10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990];60*60*24)" office:value-type="float" office:value="1547856000" calcext:value-type="float">
            <text:p>1547856000</text:p>
          </table:table-cell>
          <table:table-cell table:number-columns-repeated="3"/>
        </table:table-row>
        <table:table-row table:style-name="ro1">
          <table:table-cell office:value-type="float" office:value="1547936763" calcext:value-type="float">
            <text:p>1547936763</text:p>
          </table:table-cell>
          <table:table-cell office:value-type="string" calcext:value-type="string">
            <text:p>2019-01-19</text:p>
          </table:table-cell>
          <table:table-cell office:value-type="string" calcext:value-type="string">
            <text:p>22:26:03</text:p>
          </table:table-cell>
          <table:table-cell office:value-type="float" office:value="559217" calcext:value-type="float">
            <text:p>559217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e0d53e40d89a55a22d845290db3d0feb5cf107e36d5d0dfb082200a4f013fd7b</text:p>
          </table:table-cell>
          <table:table-cell office:value-type="float" office:value="2000" calcext:value-type="float">
            <text:p>2000</text:p>
          </table:table-cell>
          <table:table-cell office:value-type="float" office:value="2001" calcext:value-type="float">
            <text:p>2001</text:p>
          </table:table-cell>
          <table:table-cell/>
          <table:table-cell table:formula="of:=FLOOR([.A991];60*60*24)" office:value-type="float" office:value="1547856000" calcext:value-type="float">
            <text:p>1547856000</text:p>
          </table:table-cell>
          <table:table-cell table:number-columns-repeated="3"/>
        </table:table-row>
        <table:table-row table:style-name="ro1">
          <table:table-cell office:value-type="float" office:value="1547939332" calcext:value-type="float">
            <text:p>1547939332</text:p>
          </table:table-cell>
          <table:table-cell office:value-type="string" calcext:value-type="string">
            <text:p>2019-01-19</text:p>
          </table:table-cell>
          <table:table-cell office:value-type="string" calcext:value-type="string">
            <text:p>23:08:52</text:p>
          </table:table-cell>
          <table:table-cell office:value-type="float" office:value="559223" calcext:value-type="float">
            <text:p>559223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5fcea1733a1eefe26a5c26e8fa119b4a09cb42c72ee8bbd23c06bd65bfcb2f34</text:p>
          </table:table-cell>
          <table:table-cell office:value-type="float" office:value="144" calcext:value-type="float">
            <text:p>144</text:p>
          </table:table-cell>
          <table:table-cell office:value-type="float" office:value="8280" calcext:value-type="float">
            <text:p>8280</text:p>
          </table:table-cell>
          <table:table-cell/>
          <table:table-cell table:formula="of:=FLOOR([.A992];60*60*24)" office:value-type="float" office:value="1547856000" calcext:value-type="float">
            <text:p>1547856000</text:p>
          </table:table-cell>
          <table:table-cell table:number-columns-repeated="3"/>
        </table:table-row>
        <table:table-row table:style-name="ro1">
          <table:table-cell office:value-type="float" office:value="1547940502" calcext:value-type="float">
            <text:p>1547940502</text:p>
          </table:table-cell>
          <table:table-cell office:value-type="string" calcext:value-type="string">
            <text:p>2019-01-19</text:p>
          </table:table-cell>
          <table:table-cell office:value-type="string" calcext:value-type="string">
            <text:p>23:28:22</text:p>
          </table:table-cell>
          <table:table-cell office:value-type="float" office:value="559227" calcext:value-type="float">
            <text:p>559227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db7a517646b668e4303caf1567e061460ec538f232dd387da04cd9d5769376e2</text:p>
          </table:table-cell>
          <table:table-cell office:value-type="float" office:value="1440" calcext:value-type="float">
            <text:p>1440</text:p>
          </table:table-cell>
          <table:table-cell office:value-type="float" office:value="0" calcext:value-type="float">
            <text:p>0</text:p>
          </table:table-cell>
          <table:table-cell/>
          <table:table-cell table:formula="of:=FLOOR([.A993];60*60*24)" office:value-type="float" office:value="1547856000" calcext:value-type="float">
            <text:p>1547856000</text:p>
          </table:table-cell>
          <table:table-cell table:number-columns-repeated="3"/>
        </table:table-row>
        <table:table-row table:style-name="ro1">
          <table:table-cell office:value-type="float" office:value="1547941809" calcext:value-type="float">
            <text:p>1547941809</text:p>
          </table:table-cell>
          <table:table-cell office:value-type="string" calcext:value-type="string">
            <text:p>2019-01-19</text:p>
          </table:table-cell>
          <table:table-cell office:value-type="string" calcext:value-type="string">
            <text:p>23:50:09</text:p>
          </table:table-cell>
          <table:table-cell office:value-type="float" office:value="559230" calcext:value-type="float">
            <text:p>559230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1f19d43155eae2f9e58c8f9385f5b704af6a4715a1f9123d82812426055bc654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994];60*60*24)" office:value-type="float" office:value="1547856000" calcext:value-type="float">
            <text:p>1547856000</text:p>
          </table:table-cell>
          <table:table-cell table:number-columns-repeated="3"/>
        </table:table-row>
        <table:table-row table:style-name="ro1">
          <table:table-cell office:value-type="float" office:value="1547937698" calcext:value-type="float">
            <text:p>1547937698</text:p>
          </table:table-cell>
          <table:table-cell office:value-type="string" calcext:value-type="string">
            <text:p>2019-01-19</text:p>
          </table:table-cell>
          <table:table-cell office:value-type="string" calcext:value-type="string">
            <text:p>22:41:38</text:p>
          </table:table-cell>
          <table:table-cell office:value-type="float" office:value="559220" calcext:value-type="float">
            <text:p>559220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b361f678fda4f226d7b833b7bcf1954511dc207fd63286d7d262b69409c3a7bd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995];60*60*24)" office:value-type="float" office:value="1547856000" calcext:value-type="float">
            <text:p>1547856000</text:p>
          </table:table-cell>
          <table:table-cell table:number-columns-repeated="3"/>
        </table:table-row>
        <table:table-row table:style-name="ro1">
          <table:table-cell office:value-type="float" office:value="1547938493" calcext:value-type="float">
            <text:p>1547938493</text:p>
          </table:table-cell>
          <table:table-cell office:value-type="string" calcext:value-type="string">
            <text:p>2019-01-19</text:p>
          </table:table-cell>
          <table:table-cell office:value-type="string" calcext:value-type="string">
            <text:p>22:54:53</text:p>
          </table:table-cell>
          <table:table-cell office:value-type="float" office:value="559221" calcext:value-type="float">
            <text:p>559221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e46891d4e9cb7f3c56d6a520d281cdfa3911a28d362e2849ef6dca80c6a39034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996];60*60*24)" office:value-type="float" office:value="1547856000" calcext:value-type="float">
            <text:p>1547856000</text:p>
          </table:table-cell>
          <table:table-cell table:number-columns-repeated="3"/>
        </table:table-row>
        <table:table-row table:style-name="ro1">
          <table:table-cell office:value-type="float" office:value="1547942842" calcext:value-type="float">
            <text:p>1547942842</text:p>
          </table:table-cell>
          <table:table-cell office:value-type="string" calcext:value-type="string">
            <text:p>2019-01-20</text:p>
          </table:table-cell>
          <table:table-cell office:value-type="string" calcext:value-type="string">
            <text:p>00:07:22</text:p>
          </table:table-cell>
          <table:table-cell office:value-type="float" office:value="559234" calcext:value-type="float">
            <text:p>559234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444c35362914c031f49be67f43565ecd07b82de3f1d04544c2671e3e21423f3d</text:p>
          </table:table-cell>
          <table:table-cell office:value-type="float" office:value="144" calcext:value-type="float">
            <text:p>144</text:p>
          </table:table-cell>
          <table:table-cell office:value-type="float" office:value="376" calcext:value-type="float">
            <text:p>376</text:p>
          </table:table-cell>
          <table:table-cell/>
          <table:table-cell table:formula="of:=FLOOR([.A997];60*60*24)" office:value-type="float" office:value="1547942400" calcext:value-type="float">
            <text:p>1547942400</text:p>
          </table:table-cell>
          <table:table-cell table:number-columns-repeated="3"/>
        </table:table-row>
        <table:table-row table:style-name="ro1">
          <table:table-cell office:value-type="float" office:value="1547942075" calcext:value-type="float">
            <text:p>1547942075</text:p>
          </table:table-cell>
          <table:table-cell office:value-type="string" calcext:value-type="string">
            <text:p>2019-01-19</text:p>
          </table:table-cell>
          <table:table-cell office:value-type="string" calcext:value-type="string">
            <text:p>23:54:35</text:p>
          </table:table-cell>
          <table:table-cell office:value-type="float" office:value="559231" calcext:value-type="float">
            <text:p>559231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3d7dc0c2862a6856480feed142120907fcfa3dc0dd74e128951ae472d2ae2764</text:p>
          </table:table-cell>
          <table:table-cell office:value-type="float" office:value="360" calcext:value-type="float">
            <text:p>360</text:p>
          </table:table-cell>
          <table:table-cell office:value-type="float" office:value="361" calcext:value-type="float">
            <text:p>361</text:p>
          </table:table-cell>
          <table:table-cell/>
          <table:table-cell table:formula="of:=FLOOR([.A998];60*60*24)" office:value-type="float" office:value="1547856000" calcext:value-type="float">
            <text:p>1547856000</text:p>
          </table:table-cell>
          <table:table-cell table:number-columns-repeated="3"/>
        </table:table-row>
        <table:table-row table:style-name="ro1">
          <table:table-cell office:value-type="float" office:value="1547942842" calcext:value-type="float">
            <text:p>1547942842</text:p>
          </table:table-cell>
          <table:table-cell office:value-type="string" calcext:value-type="string">
            <text:p>2019-01-20</text:p>
          </table:table-cell>
          <table:table-cell office:value-type="string" calcext:value-type="string">
            <text:p>00:07:22</text:p>
          </table:table-cell>
          <table:table-cell office:value-type="float" office:value="559234" calcext:value-type="float">
            <text:p>559234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0256db30394e550afe610e066435b2761336b9248fd3bb53db8067cdf6af9295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999];60*60*24)" office:value-type="float" office:value="1547942400" calcext:value-type="float">
            <text:p>1547942400</text:p>
          </table:table-cell>
          <table:table-cell table:number-columns-repeated="3"/>
        </table:table-row>
        <table:table-row table:style-name="ro1">
          <table:table-cell office:value-type="float" office:value="1547942405" calcext:value-type="float">
            <text:p>1547942405</text:p>
          </table:table-cell>
          <table:table-cell office:value-type="string" calcext:value-type="string">
            <text:p>2019-01-20</text:p>
          </table:table-cell>
          <table:table-cell office:value-type="string" calcext:value-type="string">
            <text:p>00:00:05</text:p>
          </table:table-cell>
          <table:table-cell office:value-type="float" office:value="559232" calcext:value-type="float">
            <text:p>559232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e4d5c59d83d36de4cd77820af80aa3c756a403b671349c7373e9282c6cc4fbe9</text:p>
          </table:table-cell>
          <table:table-cell office:value-type="float" office:value="600" calcext:value-type="float">
            <text:p>600</text:p>
          </table:table-cell>
          <table:table-cell office:value-type="float" office:value="601" calcext:value-type="float">
            <text:p>601</text:p>
          </table:table-cell>
          <table:table-cell/>
          <table:table-cell table:formula="of:=FLOOR([.A1000];60*60*24)" office:value-type="float" office:value="1547942400" calcext:value-type="float">
            <text:p>1547942400</text:p>
          </table:table-cell>
          <table:table-cell table:number-columns-repeated="3"/>
        </table:table-row>
        <table:table-row table:style-name="ro1">
          <table:table-cell office:value-type="float" office:value="1547941205" calcext:value-type="float">
            <text:p>1547941205</text:p>
          </table:table-cell>
          <table:table-cell office:value-type="string" calcext:value-type="string">
            <text:p>2019-01-19</text:p>
          </table:table-cell>
          <table:table-cell office:value-type="string" calcext:value-type="string">
            <text:p>23:40:05</text:p>
          </table:table-cell>
          <table:table-cell office:value-type="float" office:value="559228" calcext:value-type="float">
            <text:p>559228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6d048a5898dbe9d1ad3a19157a8b101574205e638cbd54da7cc900c5be252276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1001];60*60*24)" office:value-type="float" office:value="1547856000" calcext:value-type="float">
            <text:p>1547856000</text:p>
          </table:table-cell>
          <table:table-cell table:number-columns-repeated="3"/>
        </table:table-row>
        <table:table-row table:style-name="ro1">
          <table:table-cell office:value-type="float" office:value="1547942697" calcext:value-type="float">
            <text:p>1547942697</text:p>
          </table:table-cell>
          <table:table-cell office:value-type="string" calcext:value-type="string">
            <text:p>2019-01-20</text:p>
          </table:table-cell>
          <table:table-cell office:value-type="string" calcext:value-type="string">
            <text:p>00:04:57</text:p>
          </table:table-cell>
          <table:table-cell office:value-type="float" office:value="559233" calcext:value-type="float">
            <text:p>559233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950a4874788d65abb1b2b0e6555c310564d0ad4e6cf4c4af07e25790ab9a9764</text:p>
          </table:table-cell>
          <table:table-cell office:value-type="float" office:value="1440" calcext:value-type="float">
            <text:p>1440</text:p>
          </table:table-cell>
          <table:table-cell office:value-type="float" office:value="1441" calcext:value-type="float">
            <text:p>1441</text:p>
          </table:table-cell>
          <table:table-cell/>
          <table:table-cell table:formula="of:=FLOOR([.A1002];60*60*24)" office:value-type="float" office:value="1547942400" calcext:value-type="float">
            <text:p>1547942400</text:p>
          </table:table-cell>
          <table:table-cell table:number-columns-repeated="3"/>
        </table:table-row>
        <table:table-row table:style-name="ro1">
          <table:table-cell office:value-type="float" office:value="1547946377" calcext:value-type="float">
            <text:p>1547946377</text:p>
          </table:table-cell>
          <table:table-cell office:value-type="string" calcext:value-type="string">
            <text:p>2019-01-20</text:p>
          </table:table-cell>
          <table:table-cell office:value-type="string" calcext:value-type="string">
            <text:p>01:06:17</text:p>
          </table:table-cell>
          <table:table-cell office:value-type="float" office:value="559242" calcext:value-type="float">
            <text:p>559242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cf9a55f56d4bd76587b32be5afaf72c5e0f466cccb73210e6a34d1a31e2a56b4</text:p>
          </table:table-cell>
          <table:table-cell table:number-columns-repeated="2" office:value-type="float" office:value="240" calcext:value-type="float">
            <text:p>240</text:p>
          </table:table-cell>
          <table:table-cell/>
          <table:table-cell table:formula="of:=FLOOR([.A1003];60*60*24)" office:value-type="float" office:value="1547942400" calcext:value-type="float">
            <text:p>1547942400</text:p>
          </table:table-cell>
          <table:table-cell table:number-columns-repeated="3"/>
        </table:table-row>
        <table:table-row table:style-name="ro1">
          <table:table-cell office:value-type="float" office:value="1547946377" calcext:value-type="float">
            <text:p>1547946377</text:p>
          </table:table-cell>
          <table:table-cell office:value-type="string" calcext:value-type="string">
            <text:p>2019-01-20</text:p>
          </table:table-cell>
          <table:table-cell office:value-type="string" calcext:value-type="string">
            <text:p>01:06:17</text:p>
          </table:table-cell>
          <table:table-cell office:value-type="float" office:value="559242" calcext:value-type="float">
            <text:p>559242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14a45a8cb74a2f69d0640aa5270e6457879b92729da9b2d4bdb618c323e0986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1004];60*60*24)" office:value-type="float" office:value="1547942400" calcext:value-type="float">
            <text:p>1547942400</text:p>
          </table:table-cell>
          <table:table-cell table:number-columns-repeated="3"/>
        </table:table-row>
        <table:table-row table:style-name="ro1">
          <table:table-cell office:value-type="float" office:value="1547943341" calcext:value-type="float">
            <text:p>1547943341</text:p>
          </table:table-cell>
          <table:table-cell office:value-type="string" calcext:value-type="string">
            <text:p>2019-01-20</text:p>
          </table:table-cell>
          <table:table-cell office:value-type="string" calcext:value-type="string">
            <text:p>00:15:41</text:p>
          </table:table-cell>
          <table:table-cell office:value-type="float" office:value="559236" calcext:value-type="float">
            <text:p>559236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49e50da40f3fca80defca3bb53f85ee461e9a4741eed72b3213b5033f9f31cda</text:p>
          </table:table-cell>
          <table:table-cell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  <table:table-cell/>
          <table:table-cell table:formula="of:=FLOOR([.A1005];60*60*24)" office:value-type="float" office:value="1547942400" calcext:value-type="float">
            <text:p>1547942400</text:p>
          </table:table-cell>
          <table:table-cell table:number-columns-repeated="3"/>
        </table:table-row>
        <table:table-row table:style-name="ro1">
          <table:table-cell office:value-type="float" office:value="1547950394" calcext:value-type="float">
            <text:p>1547950394</text:p>
          </table:table-cell>
          <table:table-cell office:value-type="string" calcext:value-type="string">
            <text:p>2019-01-20</text:p>
          </table:table-cell>
          <table:table-cell office:value-type="string" calcext:value-type="string">
            <text:p>02:13:14</text:p>
          </table:table-cell>
          <table:table-cell office:value-type="float" office:value="559249" calcext:value-type="float">
            <text:p>559249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5b07052b1f07392f684d9fb588b7292403c414e239abd39e83a4fbb06144e037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1006];60*60*24)" office:value-type="float" office:value="1547942400" calcext:value-type="float">
            <text:p>1547942400</text:p>
          </table:table-cell>
          <table:table-cell table:number-columns-repeated="3"/>
        </table:table-row>
        <table:table-row table:style-name="ro1">
          <table:table-cell office:value-type="float" office:value="1547952609" calcext:value-type="float">
            <text:p>1547952609</text:p>
          </table:table-cell>
          <table:table-cell office:value-type="string" calcext:value-type="string">
            <text:p>2019-01-20</text:p>
          </table:table-cell>
          <table:table-cell office:value-type="string" calcext:value-type="string">
            <text:p>02:50:09</text:p>
          </table:table-cell>
          <table:table-cell office:value-type="float" office:value="559253" calcext:value-type="float">
            <text:p>559253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d48a84cf5344cde4eaeec8b4b1954d944d00d3a599d392e94dd9a06367240a28</text:p>
          </table:table-cell>
          <table:table-cell office:value-type="float" office:value="144" calcext:value-type="float">
            <text:p>144</text:p>
          </table:table-cell>
          <table:table-cell office:value-type="float" office:value="208" calcext:value-type="float">
            <text:p>208</text:p>
          </table:table-cell>
          <table:table-cell/>
          <table:table-cell table:formula="of:=FLOOR([.A1007];60*60*24)" office:value-type="float" office:value="1547942400" calcext:value-type="float">
            <text:p>1547942400</text:p>
          </table:table-cell>
          <table:table-cell table:number-columns-repeated="3"/>
        </table:table-row>
        <table:table-row table:style-name="ro1">
          <table:table-cell office:value-type="float" office:value="1547952609" calcext:value-type="float">
            <text:p>1547952609</text:p>
          </table:table-cell>
          <table:table-cell office:value-type="string" calcext:value-type="string">
            <text:p>2019-01-20</text:p>
          </table:table-cell>
          <table:table-cell office:value-type="string" calcext:value-type="string">
            <text:p>02:50:09</text:p>
          </table:table-cell>
          <table:table-cell office:value-type="float" office:value="559253" calcext:value-type="float">
            <text:p>559253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2145e455f0db297044cd76f2e4e779559221e460defd2b1cefde0b31b98c6868</text:p>
          </table:table-cell>
          <table:table-cell office:value-type="float" office:value="144" calcext:value-type="float">
            <text:p>144</text:p>
          </table:table-cell>
          <table:table-cell office:value-type="float" office:value="191" calcext:value-type="float">
            <text:p>191</text:p>
          </table:table-cell>
          <table:table-cell/>
          <table:table-cell table:formula="of:=FLOOR([.A1008];60*60*24)" office:value-type="float" office:value="1547942400" calcext:value-type="float">
            <text:p>1547942400</text:p>
          </table:table-cell>
          <table:table-cell table:number-columns-repeated="3"/>
        </table:table-row>
        <table:table-row table:style-name="ro1">
          <table:table-cell office:value-type="float" office:value="1547952609" calcext:value-type="float">
            <text:p>1547952609</text:p>
          </table:table-cell>
          <table:table-cell office:value-type="string" calcext:value-type="string">
            <text:p>2019-01-20</text:p>
          </table:table-cell>
          <table:table-cell office:value-type="string" calcext:value-type="string">
            <text:p>02:50:09</text:p>
          </table:table-cell>
          <table:table-cell office:value-type="float" office:value="559253" calcext:value-type="float">
            <text:p>559253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a04ee01912ab4fbd91032bdf8259bfe8fce532855a9e35d78ddfa9a2ec752d6a</text:p>
          </table:table-cell>
          <table:table-cell office:value-type="float" office:value="144" calcext:value-type="float">
            <text:p>144</text:p>
          </table:table-cell>
          <table:table-cell office:value-type="float" office:value="191" calcext:value-type="float">
            <text:p>191</text:p>
          </table:table-cell>
          <table:table-cell/>
          <table:table-cell table:formula="of:=FLOOR([.A1009];60*60*24)" office:value-type="float" office:value="1547942400" calcext:value-type="float">
            <text:p>1547942400</text:p>
          </table:table-cell>
          <table:table-cell table:number-columns-repeated="3"/>
        </table:table-row>
        <table:table-row table:style-name="ro1">
          <table:table-cell office:value-type="float" office:value="1547952609" calcext:value-type="float">
            <text:p>1547952609</text:p>
          </table:table-cell>
          <table:table-cell office:value-type="string" calcext:value-type="string">
            <text:p>2019-01-20</text:p>
          </table:table-cell>
          <table:table-cell office:value-type="string" calcext:value-type="string">
            <text:p>02:50:09</text:p>
          </table:table-cell>
          <table:table-cell office:value-type="float" office:value="559253" calcext:value-type="float">
            <text:p>559253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dc0c52095be11eb59c8b40d84e50366ed40c6a8794d550fbfe162ac91a81a3d0</text:p>
          </table:table-cell>
          <table:table-cell office:value-type="float" office:value="144" calcext:value-type="float">
            <text:p>144</text:p>
          </table:table-cell>
          <table:table-cell office:value-type="float" office:value="206" calcext:value-type="float">
            <text:p>206</text:p>
          </table:table-cell>
          <table:table-cell/>
          <table:table-cell table:formula="of:=FLOOR([.A1010];60*60*24)" office:value-type="float" office:value="1547942400" calcext:value-type="float">
            <text:p>1547942400</text:p>
          </table:table-cell>
          <table:table-cell table:number-columns-repeated="3"/>
        </table:table-row>
        <table:table-row table:style-name="ro1">
          <table:table-cell office:value-type="float" office:value="1547952098" calcext:value-type="float">
            <text:p>1547952098</text:p>
          </table:table-cell>
          <table:table-cell office:value-type="string" calcext:value-type="string">
            <text:p>2019-01-20</text:p>
          </table:table-cell>
          <table:table-cell office:value-type="string" calcext:value-type="string">
            <text:p>02:41:38</text:p>
          </table:table-cell>
          <table:table-cell office:value-type="float" office:value="559252" calcext:value-type="float">
            <text:p>559252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bb7cff21c9cf3961240d6d8fcabe0ab9f690cb9fa7fe6b2cf4e09a961c1be3a8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1011];60*60*24)" office:value-type="float" office:value="1547942400" calcext:value-type="float">
            <text:p>1547942400</text:p>
          </table:table-cell>
          <table:table-cell table:number-columns-repeated="3"/>
        </table:table-row>
        <table:table-row table:style-name="ro1">
          <table:table-cell office:value-type="float" office:value="1547955844" calcext:value-type="float">
            <text:p>1547955844</text:p>
          </table:table-cell>
          <table:table-cell office:value-type="string" calcext:value-type="string">
            <text:p>2019-01-20</text:p>
          </table:table-cell>
          <table:table-cell office:value-type="string" calcext:value-type="string">
            <text:p>03:44:04</text:p>
          </table:table-cell>
          <table:table-cell office:value-type="float" office:value="559260" calcext:value-type="float">
            <text:p>559260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67bf65aff83ad0fb2875e60327d4282c240e4b72f957821cfa8a3f39731ba566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1012];60*60*24)" office:value-type="float" office:value="1547942400" calcext:value-type="float">
            <text:p>1547942400</text:p>
          </table:table-cell>
          <table:table-cell table:number-columns-repeated="3"/>
        </table:table-row>
        <table:table-row table:style-name="ro1">
          <table:table-cell office:value-type="float" office:value="1547958402" calcext:value-type="float">
            <text:p>1547958402</text:p>
          </table:table-cell>
          <table:table-cell office:value-type="string" calcext:value-type="string">
            <text:p>2019-01-20</text:p>
          </table:table-cell>
          <table:table-cell office:value-type="string" calcext:value-type="string">
            <text:p>04:26:42</text:p>
          </table:table-cell>
          <table:table-cell office:value-type="float" office:value="559264" calcext:value-type="float">
            <text:p>559264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9120650cbb86cd13820cfa81022523de289aef19f07ffa933a7ebb86aaabb5da</text:p>
          </table:table-cell>
          <table:table-cell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  <table:table-cell/>
          <table:table-cell table:formula="of:=FLOOR([.A1013];60*60*24)" office:value-type="float" office:value="1547942400" calcext:value-type="float">
            <text:p>1547942400</text:p>
          </table:table-cell>
          <table:table-cell table:number-columns-repeated="3"/>
        </table:table-row>
        <table:table-row table:style-name="ro1">
          <table:table-cell office:value-type="float" office:value="1547960487" calcext:value-type="float">
            <text:p>1547960487</text:p>
          </table:table-cell>
          <table:table-cell office:value-type="string" calcext:value-type="string">
            <text:p>2019-01-20</text:p>
          </table:table-cell>
          <table:table-cell office:value-type="string" calcext:value-type="string">
            <text:p>05:01:27</text:p>
          </table:table-cell>
          <table:table-cell office:value-type="float" office:value="559266" calcext:value-type="float">
            <text:p>559266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1a8b6be75b719d95edff28ad3ce63fb872099c645b7fd47f44e551d0ae540930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1014];60*60*24)" office:value-type="float" office:value="1547942400" calcext:value-type="float">
            <text:p>1547942400</text:p>
          </table:table-cell>
          <table:table-cell table:number-columns-repeated="3"/>
        </table:table-row>
        <table:table-row table:style-name="ro1">
          <table:table-cell office:value-type="float" office:value="1547960487" calcext:value-type="float">
            <text:p>1547960487</text:p>
          </table:table-cell>
          <table:table-cell office:value-type="string" calcext:value-type="string">
            <text:p>2019-01-20</text:p>
          </table:table-cell>
          <table:table-cell office:value-type="string" calcext:value-type="string">
            <text:p>05:01:27</text:p>
          </table:table-cell>
          <table:table-cell office:value-type="float" office:value="559266" calcext:value-type="float">
            <text:p>559266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ecab4373e89e4251a369ea3f79db62cee0717a88dc288934e3f3051c71efb95b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1015];60*60*24)" office:value-type="float" office:value="1547942400" calcext:value-type="float">
            <text:p>1547942400</text:p>
          </table:table-cell>
          <table:table-cell table:number-columns-repeated="3"/>
        </table:table-row>
        <table:table-row table:style-name="ro1">
          <table:table-cell office:value-type="float" office:value="1547960487" calcext:value-type="float">
            <text:p>1547960487</text:p>
          </table:table-cell>
          <table:table-cell office:value-type="string" calcext:value-type="string">
            <text:p>2019-01-20</text:p>
          </table:table-cell>
          <table:table-cell office:value-type="string" calcext:value-type="string">
            <text:p>05:01:27</text:p>
          </table:table-cell>
          <table:table-cell office:value-type="float" office:value="559266" calcext:value-type="float">
            <text:p>559266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ce31d2e784809807c38292942df68a4633c8e55c7508d668b56be219d3620a8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1016];60*60*24)" office:value-type="float" office:value="1547942400" calcext:value-type="float">
            <text:p>1547942400</text:p>
          </table:table-cell>
          <table:table-cell table:number-columns-repeated="3"/>
        </table:table-row>
        <table:table-row table:style-name="ro1">
          <table:table-cell office:value-type="float" office:value="1547960487" calcext:value-type="float">
            <text:p>1547960487</text:p>
          </table:table-cell>
          <table:table-cell office:value-type="string" calcext:value-type="string">
            <text:p>2019-01-20</text:p>
          </table:table-cell>
          <table:table-cell office:value-type="string" calcext:value-type="string">
            <text:p>05:01:27</text:p>
          </table:table-cell>
          <table:table-cell office:value-type="float" office:value="559266" calcext:value-type="float">
            <text:p>559266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cb1fada6d7fa55e25d566429d1c5f6f14890296bc9f9bd44350712ac276387a0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1017];60*60*24)" office:value-type="float" office:value="1547942400" calcext:value-type="float">
            <text:p>1547942400</text:p>
          </table:table-cell>
          <table:table-cell table:number-columns-repeated="3"/>
        </table:table-row>
        <table:table-row table:style-name="ro1">
          <table:table-cell office:value-type="float" office:value="1547960487" calcext:value-type="float">
            <text:p>1547960487</text:p>
          </table:table-cell>
          <table:table-cell office:value-type="string" calcext:value-type="string">
            <text:p>2019-01-20</text:p>
          </table:table-cell>
          <table:table-cell office:value-type="string" calcext:value-type="string">
            <text:p>05:01:27</text:p>
          </table:table-cell>
          <table:table-cell office:value-type="float" office:value="559266" calcext:value-type="float">
            <text:p>559266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cab85a56345bb80a5ddb0e859ffc25d04076d701d7bd04dffdb71a484638b9c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1018];60*60*24)" office:value-type="float" office:value="1547942400" calcext:value-type="float">
            <text:p>1547942400</text:p>
          </table:table-cell>
          <table:table-cell table:number-columns-repeated="3"/>
        </table:table-row>
        <table:table-row table:style-name="ro1">
          <table:table-cell office:value-type="float" office:value="1547960487" calcext:value-type="float">
            <text:p>1547960487</text:p>
          </table:table-cell>
          <table:table-cell office:value-type="string" calcext:value-type="string">
            <text:p>2019-01-20</text:p>
          </table:table-cell>
          <table:table-cell office:value-type="string" calcext:value-type="string">
            <text:p>05:01:27</text:p>
          </table:table-cell>
          <table:table-cell office:value-type="float" office:value="559266" calcext:value-type="float">
            <text:p>559266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041a2a5a7f5287ce89a92aeb620c4583ee3c9ba82175f1908519af58f1d523ed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1019];60*60*24)" office:value-type="float" office:value="1547942400" calcext:value-type="float">
            <text:p>1547942400</text:p>
          </table:table-cell>
          <table:table-cell table:number-columns-repeated="3"/>
        </table:table-row>
        <table:table-row table:style-name="ro1">
          <table:table-cell office:value-type="float" office:value="1547960487" calcext:value-type="float">
            <text:p>1547960487</text:p>
          </table:table-cell>
          <table:table-cell office:value-type="string" calcext:value-type="string">
            <text:p>2019-01-20</text:p>
          </table:table-cell>
          <table:table-cell office:value-type="string" calcext:value-type="string">
            <text:p>05:01:27</text:p>
          </table:table-cell>
          <table:table-cell office:value-type="float" office:value="559266" calcext:value-type="float">
            <text:p>559266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fef89b177ff6526197d443c0609e88f34993138a721287e53b285b99ac5b32f5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1020];60*60*24)" office:value-type="float" office:value="1547942400" calcext:value-type="float">
            <text:p>1547942400</text:p>
          </table:table-cell>
          <table:table-cell table:number-columns-repeated="3"/>
        </table:table-row>
        <table:table-row table:style-name="ro1">
          <table:table-cell office:value-type="float" office:value="1547965690" calcext:value-type="float">
            <text:p>1547965690</text:p>
          </table:table-cell>
          <table:table-cell office:value-type="string" calcext:value-type="string">
            <text:p>2019-01-20</text:p>
          </table:table-cell>
          <table:table-cell office:value-type="string" calcext:value-type="string">
            <text:p>06:28:10</text:p>
          </table:table-cell>
          <table:table-cell office:value-type="float" office:value="559276" calcext:value-type="float">
            <text:p>559276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9332fd59dcc8b6e7c8d7713b7ddbf2de40807becf0e7edde367b5a415fc61473</text:p>
          </table:table-cell>
          <table:table-cell table:number-columns-repeated="2" office:value-type="float" office:value="144" calcext:value-type="float">
            <text:p>144</text:p>
          </table:table-cell>
          <table:table-cell/>
          <table:table-cell table:formula="of:=FLOOR([.A1021];60*60*24)" office:value-type="float" office:value="1547942400" calcext:value-type="float">
            <text:p>1547942400</text:p>
          </table:table-cell>
          <table:table-cell table:number-columns-repeated="3"/>
        </table:table-row>
        <table:table-row table:style-name="ro1">
          <table:table-cell office:value-type="float" office:value="1547966046" calcext:value-type="float">
            <text:p>1547966046</text:p>
          </table:table-cell>
          <table:table-cell office:value-type="string" calcext:value-type="string">
            <text:p>2019-01-20</text:p>
          </table:table-cell>
          <table:table-cell office:value-type="string" calcext:value-type="string">
            <text:p>06:34:06</text:p>
          </table:table-cell>
          <table:table-cell office:value-type="float" office:value="559277" calcext:value-type="float">
            <text:p>559277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61ef24b1bab225c69d564f1c9c14d97f576f133d0d5d91371fa6fbbbde916e17</text:p>
          </table:table-cell>
          <table:table-cell office:value-type="float" office:value="724" calcext:value-type="float">
            <text:p>724</text:p>
          </table:table-cell>
          <table:table-cell office:value-type="float" office:value="725" calcext:value-type="float">
            <text:p>725</text:p>
          </table:table-cell>
          <table:table-cell/>
          <table:table-cell table:formula="of:=FLOOR([.A1022];60*60*24)" office:value-type="float" office:value="1547942400" calcext:value-type="float">
            <text:p>1547942400</text:p>
          </table:table-cell>
          <table:table-cell table:number-columns-repeated="3"/>
        </table:table-row>
        <table:table-row table:style-name="ro1">
          <table:table-cell office:value-type="float" office:value="1547962153" calcext:value-type="float">
            <text:p>1547962153</text:p>
          </table:table-cell>
          <table:table-cell office:value-type="string" calcext:value-type="string">
            <text:p>2019-01-20</text:p>
          </table:table-cell>
          <table:table-cell office:value-type="string" calcext:value-type="string">
            <text:p>05:29:13</text:p>
          </table:table-cell>
          <table:table-cell office:value-type="float" office:value="559270" calcext:value-type="float">
            <text:p>559270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34588b39a0e83617ad6e57a772249b8530895c7ede5954889d236edd6893482c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1023];60*60*24)" office:value-type="float" office:value="1547942400" calcext:value-type="float">
            <text:p>1547942400</text:p>
          </table:table-cell>
          <table:table-cell table:number-columns-repeated="3"/>
        </table:table-row>
        <table:table-row table:style-name="ro1">
          <table:table-cell office:value-type="float" office:value="1547962153" calcext:value-type="float">
            <text:p>1547962153</text:p>
          </table:table-cell>
          <table:table-cell office:value-type="string" calcext:value-type="string">
            <text:p>2019-01-20</text:p>
          </table:table-cell>
          <table:table-cell office:value-type="string" calcext:value-type="string">
            <text:p>05:29:13</text:p>
          </table:table-cell>
          <table:table-cell office:value-type="float" office:value="559270" calcext:value-type="float">
            <text:p>559270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dfbacf705bc7c0836c2d7b61465a0075cccc0582073cae20f78d3a63f5f05172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1024];60*60*24)" office:value-type="float" office:value="1547942400" calcext:value-type="float">
            <text:p>1547942400</text:p>
          </table:table-cell>
          <table:table-cell table:number-columns-repeated="3"/>
        </table:table-row>
        <table:table-row table:style-name="ro1">
          <table:table-cell office:value-type="float" office:value="1547972433" calcext:value-type="float">
            <text:p>1547972433</text:p>
          </table:table-cell>
          <table:table-cell office:value-type="string" calcext:value-type="string">
            <text:p>2019-01-20</text:p>
          </table:table-cell>
          <table:table-cell office:value-type="string" calcext:value-type="string">
            <text:p>08:20:33</text:p>
          </table:table-cell>
          <table:table-cell office:value-type="float" office:value="559291" calcext:value-type="float">
            <text:p>559291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560f9b0586298d06cd79e5a93140d39185e6a01019418854a3be493016196b0c</text:p>
          </table:table-cell>
          <table:table-cell office:value-type="float" office:value="480" calcext:value-type="float">
            <text:p>480</text:p>
          </table:table-cell>
          <table:table-cell office:value-type="float" office:value="481" calcext:value-type="float">
            <text:p>481</text:p>
          </table:table-cell>
          <table:table-cell/>
          <table:table-cell table:formula="of:=FLOOR([.A1025];60*60*24)" office:value-type="float" office:value="1547942400" calcext:value-type="float">
            <text:p>1547942400</text:p>
          </table:table-cell>
          <table:table-cell table:number-columns-repeated="3"/>
        </table:table-row>
        <table:table-row table:style-name="ro1">
          <table:table-cell office:value-type="float" office:value="1547978483" calcext:value-type="float">
            <text:p>1547978483</text:p>
          </table:table-cell>
          <table:table-cell office:value-type="string" calcext:value-type="string">
            <text:p>2019-01-20</text:p>
          </table:table-cell>
          <table:table-cell office:value-type="string" calcext:value-type="string">
            <text:p>10:01:23</text:p>
          </table:table-cell>
          <table:table-cell office:value-type="float" office:value="559300" calcext:value-type="float">
            <text:p>559300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6e8c2485f3a592ed6a7859fd94db5697011e97cf59ed5338f2637ec1c17f196d</text:p>
          </table:table-cell>
          <table:table-cell table:number-columns-repeated="2" office:value-type="float" office:value="144" calcext:value-type="float">
            <text:p>144</text:p>
          </table:table-cell>
          <table:table-cell/>
          <table:table-cell table:formula="of:=FLOOR([.A1026];60*60*24)" office:value-type="float" office:value="1547942400" calcext:value-type="float">
            <text:p>1547942400</text:p>
          </table:table-cell>
          <table:table-cell table:number-columns-repeated="3"/>
        </table:table-row>
        <table:table-row table:style-name="ro1">
          <table:table-cell office:value-type="float" office:value="1547978483" calcext:value-type="float">
            <text:p>1547978483</text:p>
          </table:table-cell>
          <table:table-cell office:value-type="string" calcext:value-type="string">
            <text:p>2019-01-20</text:p>
          </table:table-cell>
          <table:table-cell office:value-type="string" calcext:value-type="string">
            <text:p>10:01:23</text:p>
          </table:table-cell>
          <table:table-cell office:value-type="float" office:value="559300" calcext:value-type="float">
            <text:p>559300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de59fe15895693ada09106a7e7962f85607dbdab51296833c08e5d2ad97401ad</text:p>
          </table:table-cell>
          <table:table-cell table:number-columns-repeated="2" office:value-type="float" office:value="144" calcext:value-type="float">
            <text:p>144</text:p>
          </table:table-cell>
          <table:table-cell/>
          <table:table-cell table:formula="of:=FLOOR([.A1027];60*60*24)" office:value-type="float" office:value="1547942400" calcext:value-type="float">
            <text:p>1547942400</text:p>
          </table:table-cell>
          <table:table-cell table:number-columns-repeated="3"/>
        </table:table-row>
        <table:table-row table:style-name="ro1">
          <table:table-cell office:value-type="float" office:value="1547974305" calcext:value-type="float">
            <text:p>1547974305</text:p>
          </table:table-cell>
          <table:table-cell office:value-type="string" calcext:value-type="string">
            <text:p>2019-01-20</text:p>
          </table:table-cell>
          <table:table-cell office:value-type="string" calcext:value-type="string">
            <text:p>08:51:45</text:p>
          </table:table-cell>
          <table:table-cell office:value-type="float" office:value="559293" calcext:value-type="float">
            <text:p>559293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0e7168a30396c3b327624a6819cbc58e41305e861890dd1733d5906892cce6df</text:p>
          </table:table-cell>
          <table:table-cell office:value-type="float" office:value="600" calcext:value-type="float">
            <text:p>600</text:p>
          </table:table-cell>
          <table:table-cell office:value-type="float" office:value="658" calcext:value-type="float">
            <text:p>658</text:p>
          </table:table-cell>
          <table:table-cell/>
          <table:table-cell table:formula="of:=FLOOR([.A1028];60*60*24)" office:value-type="float" office:value="1547942400" calcext:value-type="float">
            <text:p>1547942400</text:p>
          </table:table-cell>
          <table:table-cell table:number-columns-repeated="3"/>
        </table:table-row>
        <table:table-row table:style-name="ro1">
          <table:table-cell office:value-type="float" office:value="1547978483" calcext:value-type="float">
            <text:p>1547978483</text:p>
          </table:table-cell>
          <table:table-cell office:value-type="string" calcext:value-type="string">
            <text:p>2019-01-20</text:p>
          </table:table-cell>
          <table:table-cell office:value-type="string" calcext:value-type="string">
            <text:p>10:01:23</text:p>
          </table:table-cell>
          <table:table-cell office:value-type="float" office:value="559300" calcext:value-type="float">
            <text:p>559300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7d7212756c8c3ed9198f9429c36d205e7b3088c233f87944eae6e5facbe9b090</text:p>
          </table:table-cell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/>
          <table:table-cell table:formula="of:=FLOOR([.A1029];60*60*24)" office:value-type="float" office:value="1547942400" calcext:value-type="float">
            <text:p>1547942400</text:p>
          </table:table-cell>
          <table:table-cell table:number-columns-repeated="3"/>
        </table:table-row>
        <table:table-row table:style-name="ro1">
          <table:table-cell office:value-type="float" office:value="1547978483" calcext:value-type="float">
            <text:p>1547978483</text:p>
          </table:table-cell>
          <table:table-cell office:value-type="string" calcext:value-type="string">
            <text:p>2019-01-20</text:p>
          </table:table-cell>
          <table:table-cell office:value-type="string" calcext:value-type="string">
            <text:p>10:01:23</text:p>
          </table:table-cell>
          <table:table-cell office:value-type="float" office:value="559300" calcext:value-type="float">
            <text:p>559300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a1488f95689493279efb3770678c0bd783932810e1210b67e3d30a926f45e0ef</text:p>
          </table:table-cell>
          <table:table-cell office:value-type="float" office:value="180" calcext:value-type="float">
            <text:p>180</text:p>
          </table:table-cell>
          <table:table-cell office:value-type="float" office:value="181" calcext:value-type="float">
            <text:p>181</text:p>
          </table:table-cell>
          <table:table-cell/>
          <table:table-cell table:formula="of:=FLOOR([.A1030];60*60*24)" office:value-type="float" office:value="1547942400" calcext:value-type="float">
            <text:p>1547942400</text:p>
          </table:table-cell>
          <table:table-cell table:number-columns-repeated="3"/>
        </table:table-row>
        <table:table-row table:style-name="ro1">
          <table:table-cell office:value-type="float" office:value="1547979046" calcext:value-type="float">
            <text:p>1547979046</text:p>
          </table:table-cell>
          <table:table-cell office:value-type="string" calcext:value-type="string">
            <text:p>2019-01-20</text:p>
          </table:table-cell>
          <table:table-cell office:value-type="string" calcext:value-type="string">
            <text:p>10:10:46</text:p>
          </table:table-cell>
          <table:table-cell office:value-type="float" office:value="559304" calcext:value-type="float">
            <text:p>559304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08d49f9eb50ef7e395ebd974ceb516d657f95fd803a7de62d1be172659570a93</text:p>
          </table:table-cell>
          <table:table-cell office:value-type="float" office:value="300" calcext:value-type="float">
            <text:p>300</text:p>
          </table:table-cell>
          <table:table-cell office:value-type="float" office:value="301" calcext:value-type="float">
            <text:p>301</text:p>
          </table:table-cell>
          <table:table-cell/>
          <table:table-cell table:formula="of:=FLOOR([.A1031];60*60*24)" office:value-type="float" office:value="1547942400" calcext:value-type="float">
            <text:p>1547942400</text:p>
          </table:table-cell>
          <table:table-cell table:number-columns-repeated="3"/>
        </table:table-row>
        <table:table-row table:style-name="ro1">
          <table:table-cell office:value-type="float" office:value="1547977054" calcext:value-type="float">
            <text:p>1547977054</text:p>
          </table:table-cell>
          <table:table-cell office:value-type="string" calcext:value-type="string">
            <text:p>2019-01-20</text:p>
          </table:table-cell>
          <table:table-cell office:value-type="string" calcext:value-type="string">
            <text:p>09:37:34</text:p>
          </table:table-cell>
          <table:table-cell office:value-type="float" office:value="559298" calcext:value-type="float">
            <text:p>559298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7185b712cd57b5e63b87e1d20308ec90c432d88df279497733222185d14ba440</text:p>
          </table:table-cell>
          <table:table-cell office:value-type="float" office:value="2016" calcext:value-type="float">
            <text:p>2016</text:p>
          </table:table-cell>
          <table:table-cell office:value-type="float" office:value="2017" calcext:value-type="float">
            <text:p>2017</text:p>
          </table:table-cell>
          <table:table-cell/>
          <table:table-cell table:formula="of:=FLOOR([.A1032];60*60*24)" office:value-type="float" office:value="1547942400" calcext:value-type="float">
            <text:p>1547942400</text:p>
          </table:table-cell>
          <table:table-cell table:number-columns-repeated="3"/>
        </table:table-row>
        <table:table-row table:style-name="ro1">
          <table:table-cell office:value-type="float" office:value="1547981216" calcext:value-type="float">
            <text:p>1547981216</text:p>
          </table:table-cell>
          <table:table-cell office:value-type="string" calcext:value-type="string">
            <text:p>2019-01-20</text:p>
          </table:table-cell>
          <table:table-cell office:value-type="string" calcext:value-type="string">
            <text:p>10:46:56</text:p>
          </table:table-cell>
          <table:table-cell office:value-type="float" office:value="559310" calcext:value-type="float">
            <text:p>559310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ba0154e06ed14a7424085511868ab546f640fdd2b8369e4273b81dce1ffd4755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1033];60*60*24)" office:value-type="float" office:value="1547942400" calcext:value-type="float">
            <text:p>1547942400</text:p>
          </table:table-cell>
          <table:table-cell table:number-columns-repeated="3"/>
        </table:table-row>
        <table:table-row table:style-name="ro1">
          <table:table-cell office:value-type="float" office:value="1547981216" calcext:value-type="float">
            <text:p>1547981216</text:p>
          </table:table-cell>
          <table:table-cell office:value-type="string" calcext:value-type="string">
            <text:p>2019-01-20</text:p>
          </table:table-cell>
          <table:table-cell office:value-type="string" calcext:value-type="string">
            <text:p>10:46:56</text:p>
          </table:table-cell>
          <table:table-cell office:value-type="float" office:value="559310" calcext:value-type="float">
            <text:p>559310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f5d4207749bcf86b9d5615d52fe0a6d8666d1223e5e7273d62924a72246a62fc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1034];60*60*24)" office:value-type="float" office:value="1547942400" calcext:value-type="float">
            <text:p>1547942400</text:p>
          </table:table-cell>
          <table:table-cell table:number-columns-repeated="3"/>
        </table:table-row>
        <table:table-row table:style-name="ro1">
          <table:table-cell office:value-type="float" office:value="1547982482" calcext:value-type="float">
            <text:p>1547982482</text:p>
          </table:table-cell>
          <table:table-cell office:value-type="string" calcext:value-type="string">
            <text:p>2019-01-20</text:p>
          </table:table-cell>
          <table:table-cell office:value-type="string" calcext:value-type="string">
            <text:p>11:08:02</text:p>
          </table:table-cell>
          <table:table-cell office:value-type="float" office:value="559314" calcext:value-type="float">
            <text:p>559314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227e502b2c821ea9fe6a1b7f1e6aee7847600be2338f9d26b10d475fc988a319</text:p>
          </table:table-cell>
          <table:table-cell office:value-type="float" office:value="1802" calcext:value-type="float">
            <text:p>1802</text:p>
          </table:table-cell>
          <table:table-cell office:value-type="float" office:value="1803" calcext:value-type="float">
            <text:p>1803</text:p>
          </table:table-cell>
          <table:table-cell/>
          <table:table-cell table:formula="of:=FLOOR([.A1035];60*60*24)" office:value-type="float" office:value="1547942400" calcext:value-type="float">
            <text:p>1547942400</text:p>
          </table:table-cell>
          <table:table-cell table:number-columns-repeated="3"/>
        </table:table-row>
        <table:table-row table:style-name="ro1">
          <table:table-cell office:value-type="float" office:value="1547984164" calcext:value-type="float">
            <text:p>1547984164</text:p>
          </table:table-cell>
          <table:table-cell office:value-type="string" calcext:value-type="string">
            <text:p>2019-01-20</text:p>
          </table:table-cell>
          <table:table-cell office:value-type="string" calcext:value-type="string">
            <text:p>11:36:04</text:p>
          </table:table-cell>
          <table:table-cell office:value-type="float" office:value="559318" calcext:value-type="float">
            <text:p>559318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e055ec251cdd89dc6adb45a5d1815643c70e8707f89d5144bcdf93e588fc2077</text:p>
          </table:table-cell>
          <table:table-cell table:number-columns-repeated="2" office:value-type="float" office:value="144" calcext:value-type="float">
            <text:p>144</text:p>
          </table:table-cell>
          <table:table-cell/>
          <table:table-cell table:formula="of:=FLOOR([.A1036];60*60*24)" office:value-type="float" office:value="1547942400" calcext:value-type="float">
            <text:p>1547942400</text:p>
          </table:table-cell>
          <table:table-cell table:number-columns-repeated="3"/>
        </table:table-row>
        <table:table-row table:style-name="ro1">
          <table:table-cell office:value-type="float" office:value="1547983463" calcext:value-type="float">
            <text:p>1547983463</text:p>
          </table:table-cell>
          <table:table-cell office:value-type="string" calcext:value-type="string">
            <text:p>2019-01-20</text:p>
          </table:table-cell>
          <table:table-cell office:value-type="string" calcext:value-type="string">
            <text:p>11:24:23</text:p>
          </table:table-cell>
          <table:table-cell office:value-type="float" office:value="559316" calcext:value-type="float">
            <text:p>559316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31dbbf15dec22cd9a51183f6d446f5ec90f4d816337c077412424aa0cdc93231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1037];60*60*24)" office:value-type="float" office:value="1547942400" calcext:value-type="float">
            <text:p>1547942400</text:p>
          </table:table-cell>
          <table:table-cell table:number-columns-repeated="3"/>
        </table:table-row>
        <table:table-row table:style-name="ro1">
          <table:table-cell office:value-type="float" office:value="1547983463" calcext:value-type="float">
            <text:p>1547983463</text:p>
          </table:table-cell>
          <table:table-cell office:value-type="string" calcext:value-type="string">
            <text:p>2019-01-20</text:p>
          </table:table-cell>
          <table:table-cell office:value-type="string" calcext:value-type="string">
            <text:p>11:24:23</text:p>
          </table:table-cell>
          <table:table-cell office:value-type="float" office:value="559316" calcext:value-type="float">
            <text:p>559316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f7b7842f73f1e1c003526e0c77d7df31ab9086fe9546e4eea96399119b2b8af0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1038];60*60*24)" office:value-type="float" office:value="1547942400" calcext:value-type="float">
            <text:p>1547942400</text:p>
          </table:table-cell>
          <table:table-cell table:number-columns-repeated="3"/>
        </table:table-row>
        <table:table-row table:style-name="ro1">
          <table:table-cell office:value-type="float" office:value="1547983463" calcext:value-type="float">
            <text:p>1547983463</text:p>
          </table:table-cell>
          <table:table-cell office:value-type="string" calcext:value-type="string">
            <text:p>2019-01-20</text:p>
          </table:table-cell>
          <table:table-cell office:value-type="string" calcext:value-type="string">
            <text:p>11:24:23</text:p>
          </table:table-cell>
          <table:table-cell office:value-type="float" office:value="559316" calcext:value-type="float">
            <text:p>559316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5c5f83f8571cf15a078fee381e7ab1bf50422564385e8c84b3e8982cd7adaffb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1039];60*60*24)" office:value-type="float" office:value="1547942400" calcext:value-type="float">
            <text:p>1547942400</text:p>
          </table:table-cell>
          <table:table-cell table:number-columns-repeated="3"/>
        </table:table-row>
        <table:table-row table:style-name="ro1">
          <table:table-cell office:value-type="float" office:value="1547986598" calcext:value-type="float">
            <text:p>1547986598</text:p>
          </table:table-cell>
          <table:table-cell office:value-type="string" calcext:value-type="string">
            <text:p>2019-01-20</text:p>
          </table:table-cell>
          <table:table-cell office:value-type="string" calcext:value-type="string">
            <text:p>12:16:38</text:p>
          </table:table-cell>
          <table:table-cell office:value-type="float" office:value="559322" calcext:value-type="float">
            <text:p>559322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5647a3b4a52479113accf344729261f1566a272be0a972bcee2dbe2e007ecbe8</text:p>
          </table:table-cell>
          <table:table-cell office:value-type="float" office:value="2016" calcext:value-type="float">
            <text:p>2016</text:p>
          </table:table-cell>
          <table:table-cell office:value-type="float" office:value="2019" calcext:value-type="float">
            <text:p>2019</text:p>
          </table:table-cell>
          <table:table-cell/>
          <table:table-cell table:formula="of:=FLOOR([.A1040];60*60*24)" office:value-type="float" office:value="1547942400" calcext:value-type="float">
            <text:p>1547942400</text:p>
          </table:table-cell>
          <table:table-cell table:number-columns-repeated="3"/>
        </table:table-row>
        <table:table-row table:style-name="ro1">
          <table:table-cell office:value-type="float" office:value="1547984042" calcext:value-type="float">
            <text:p>1547984042</text:p>
          </table:table-cell>
          <table:table-cell office:value-type="string" calcext:value-type="string">
            <text:p>2019-01-20</text:p>
          </table:table-cell>
          <table:table-cell office:value-type="string" calcext:value-type="string">
            <text:p>11:34:02</text:p>
          </table:table-cell>
          <table:table-cell office:value-type="float" office:value="559317" calcext:value-type="float">
            <text:p>559317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71f1a5e6cdd11e8b311acb2624309b59f229a8b45bec25dbf2feb808acdd7816</text:p>
          </table:table-cell>
          <table:table-cell office:value-type="float" office:value="2016" calcext:value-type="float">
            <text:p>2016</text:p>
          </table:table-cell>
          <table:table-cell office:value-type="float" office:value="2017" calcext:value-type="float">
            <text:p>2017</text:p>
          </table:table-cell>
          <table:table-cell/>
          <table:table-cell table:formula="of:=FLOOR([.A1041];60*60*24)" office:value-type="float" office:value="1547942400" calcext:value-type="float">
            <text:p>1547942400</text:p>
          </table:table-cell>
          <table:table-cell table:number-columns-repeated="3"/>
        </table:table-row>
        <table:table-row table:style-name="ro1">
          <table:table-cell office:value-type="float" office:value="1547988352" calcext:value-type="float">
            <text:p>1547988352</text:p>
          </table:table-cell>
          <table:table-cell office:value-type="string" calcext:value-type="string">
            <text:p>2019-01-20</text:p>
          </table:table-cell>
          <table:table-cell office:value-type="string" calcext:value-type="string">
            <text:p>12:45:52</text:p>
          </table:table-cell>
          <table:table-cell office:value-type="float" office:value="559325" calcext:value-type="float">
            <text:p>559325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300165b7c2105ec08e8b16641c4039bff8c7dc855e7b615826b498d36b156f04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1042];60*60*24)" office:value-type="float" office:value="1547942400" calcext:value-type="float">
            <text:p>1547942400</text:p>
          </table:table-cell>
          <table:table-cell table:number-columns-repeated="3"/>
        </table:table-row>
        <table:table-row table:style-name="ro1">
          <table:table-cell office:value-type="float" office:value="1547988064" calcext:value-type="float">
            <text:p>1547988064</text:p>
          </table:table-cell>
          <table:table-cell office:value-type="string" calcext:value-type="string">
            <text:p>2019-01-20</text:p>
          </table:table-cell>
          <table:table-cell office:value-type="string" calcext:value-type="string">
            <text:p>12:41:04</text:p>
          </table:table-cell>
          <table:table-cell office:value-type="float" office:value="559324" calcext:value-type="float">
            <text:p>559324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ebafffdbcc18f92bfddc211f895c263ac63a5fcb8964bdf0b2986e36f0542c75</text:p>
          </table:table-cell>
          <table:table-cell office:value-type="float" office:value="300" calcext:value-type="float">
            <text:p>300</text:p>
          </table:table-cell>
          <table:table-cell office:value-type="float" office:value="301" calcext:value-type="float">
            <text:p>301</text:p>
          </table:table-cell>
          <table:table-cell/>
          <table:table-cell table:formula="of:=FLOOR([.A1043];60*60*24)" office:value-type="float" office:value="1547942400" calcext:value-type="float">
            <text:p>1547942400</text:p>
          </table:table-cell>
          <table:table-cell table:number-columns-repeated="3"/>
        </table:table-row>
        <table:table-row table:style-name="ro1">
          <table:table-cell office:value-type="float" office:value="1547999355" calcext:value-type="float">
            <text:p>1547999355</text:p>
          </table:table-cell>
          <table:table-cell office:value-type="string" calcext:value-type="string">
            <text:p>2019-01-20</text:p>
          </table:table-cell>
          <table:table-cell office:value-type="string" calcext:value-type="string">
            <text:p>15:49:15</text:p>
          </table:table-cell>
          <table:table-cell office:value-type="float" office:value="559347" calcext:value-type="float">
            <text:p>559347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b8eaba8d07798fabb22dac616b7cfd4e5d4b591b3b1c00095537b127607b59c7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1044];60*60*24)" office:value-type="float" office:value="1547942400" calcext:value-type="float">
            <text:p>1547942400</text:p>
          </table:table-cell>
          <table:table-cell table:number-columns-repeated="3"/>
        </table:table-row>
        <table:table-row table:style-name="ro1">
          <table:table-cell office:value-type="float" office:value="1548003545" calcext:value-type="float">
            <text:p>1548003545</text:p>
          </table:table-cell>
          <table:table-cell office:value-type="string" calcext:value-type="string">
            <text:p>2019-01-20</text:p>
          </table:table-cell>
          <table:table-cell office:value-type="string" calcext:value-type="string">
            <text:p>16:59:05</text:p>
          </table:table-cell>
          <table:table-cell office:value-type="float" office:value="559350" calcext:value-type="float">
            <text:p>559350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5b74e38668eef1607ee35789a75134e8506efc229b060ccca5694ae3062a0f64</text:p>
          </table:table-cell>
          <table:table-cell office:value-type="float" office:value="222" calcext:value-type="float">
            <text:p>222</text:p>
          </table:table-cell>
          <table:table-cell office:value-type="float" office:value="4937" calcext:value-type="float">
            <text:p>4937</text:p>
          </table:table-cell>
          <table:table-cell/>
          <table:table-cell table:formula="of:=FLOOR([.A1045];60*60*24)" office:value-type="float" office:value="1547942400" calcext:value-type="float">
            <text:p>1547942400</text:p>
          </table:table-cell>
          <table:table-cell table:number-columns-repeated="3"/>
        </table:table-row>
        <table:table-row table:style-name="ro1">
          <table:table-cell office:value-type="float" office:value="1547998822" calcext:value-type="float">
            <text:p>1547998822</text:p>
          </table:table-cell>
          <table:table-cell office:value-type="string" calcext:value-type="string">
            <text:p>2019-01-20</text:p>
          </table:table-cell>
          <table:table-cell office:value-type="string" calcext:value-type="string">
            <text:p>15:40:22</text:p>
          </table:table-cell>
          <table:table-cell office:value-type="float" office:value="559345" calcext:value-type="float">
            <text:p>559345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7b275ff9cf020920dd90db3f935fcc6605807367737ed455bfd5b74f3705ce21</text:p>
          </table:table-cell>
          <table:table-cell office:value-type="float" office:value="580" calcext:value-type="float">
            <text:p>580</text:p>
          </table:table-cell>
          <table:table-cell office:value-type="float" office:value="582" calcext:value-type="float">
            <text:p>582</text:p>
          </table:table-cell>
          <table:table-cell/>
          <table:table-cell table:formula="of:=FLOOR([.A1046];60*60*24)" office:value-type="float" office:value="1547942400" calcext:value-type="float">
            <text:p>1547942400</text:p>
          </table:table-cell>
          <table:table-cell table:number-columns-repeated="3"/>
        </table:table-row>
        <table:table-row table:style-name="ro1">
          <table:table-cell office:value-type="float" office:value="1548008209" calcext:value-type="float">
            <text:p>1548008209</text:p>
          </table:table-cell>
          <table:table-cell office:value-type="string" calcext:value-type="string">
            <text:p>2019-01-20</text:p>
          </table:table-cell>
          <table:table-cell office:value-type="string" calcext:value-type="string">
            <text:p>18:16:49</text:p>
          </table:table-cell>
          <table:table-cell office:value-type="float" office:value="559358" calcext:value-type="float">
            <text:p>559358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684450a68809a6769f07b01c4284c8d448f62b8e9bcfec31aa2a18b3414d694d</text:p>
          </table:table-cell>
          <table:table-cell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  <table:table-cell/>
          <table:table-cell table:formula="of:=FLOOR([.A1047];60*60*24)" office:value-type="float" office:value="1547942400" calcext:value-type="float">
            <text:p>1547942400</text:p>
          </table:table-cell>
          <table:table-cell table:number-columns-repeated="3"/>
        </table:table-row>
        <table:table-row table:style-name="ro1">
          <table:table-cell office:value-type="float" office:value="1548008123" calcext:value-type="float">
            <text:p>1548008123</text:p>
          </table:table-cell>
          <table:table-cell office:value-type="string" calcext:value-type="string">
            <text:p>2019-01-20</text:p>
          </table:table-cell>
          <table:table-cell office:value-type="string" calcext:value-type="string">
            <text:p>18:15:23</text:p>
          </table:table-cell>
          <table:table-cell office:value-type="float" office:value="559357" calcext:value-type="float">
            <text:p>559357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3562657126a08e47e59f6c2727f82b1f3ca56c82e321d3d6962797874ff60f7d</text:p>
          </table:table-cell>
          <table:table-cell office:value-type="float" office:value="1440" calcext:value-type="float">
            <text:p>1440</text:p>
          </table:table-cell>
          <table:table-cell office:value-type="float" office:value="1441" calcext:value-type="float">
            <text:p>1441</text:p>
          </table:table-cell>
          <table:table-cell/>
          <table:table-cell table:formula="of:=FLOOR([.A1048];60*60*24)" office:value-type="float" office:value="1547942400" calcext:value-type="float">
            <text:p>1547942400</text:p>
          </table:table-cell>
          <table:table-cell table:number-columns-repeated="3"/>
        </table:table-row>
        <table:table-row table:style-name="ro1">
          <table:table-cell office:value-type="float" office:value="1548008123" calcext:value-type="float">
            <text:p>1548008123</text:p>
          </table:table-cell>
          <table:table-cell office:value-type="string" calcext:value-type="string">
            <text:p>2019-01-20</text:p>
          </table:table-cell>
          <table:table-cell office:value-type="string" calcext:value-type="string">
            <text:p>18:15:23</text:p>
          </table:table-cell>
          <table:table-cell office:value-type="float" office:value="559357" calcext:value-type="float">
            <text:p>559357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3098a89c99a3f7ba163980b68d66c7fca022064c0b0d7939d0da2a4b5db9cd1f</text:p>
          </table:table-cell>
          <table:table-cell office:value-type="float" office:value="1201" calcext:value-type="float">
            <text:p>1201</text:p>
          </table:table-cell>
          <table:table-cell office:value-type="float" office:value="1202" calcext:value-type="float">
            <text:p>1202</text:p>
          </table:table-cell>
          <table:table-cell/>
          <table:table-cell table:formula="of:=FLOOR([.A1049];60*60*24)" office:value-type="float" office:value="1547942400" calcext:value-type="float">
            <text:p>1547942400</text:p>
          </table:table-cell>
          <table:table-cell table:number-columns-repeated="3"/>
        </table:table-row>
        <table:table-row table:style-name="ro1">
          <table:table-cell office:value-type="float" office:value="1548008209" calcext:value-type="float">
            <text:p>1548008209</text:p>
          </table:table-cell>
          <table:table-cell office:value-type="string" calcext:value-type="string">
            <text:p>2019-01-20</text:p>
          </table:table-cell>
          <table:table-cell office:value-type="string" calcext:value-type="string">
            <text:p>18:16:49</text:p>
          </table:table-cell>
          <table:table-cell office:value-type="float" office:value="559358" calcext:value-type="float">
            <text:p>559358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a6ef078f4cee13fe47e3d8d1b116d224a29f48c2920e033115b3cc30b4e0f8d7</text:p>
          </table:table-cell>
          <table:table-cell office:value-type="float" office:value="343" calcext:value-type="float">
            <text:p>343</text:p>
          </table:table-cell>
          <table:table-cell office:value-type="float" office:value="347" calcext:value-type="float">
            <text:p>347</text:p>
          </table:table-cell>
          <table:table-cell/>
          <table:table-cell table:formula="of:=FLOOR([.A1050];60*60*24)" office:value-type="float" office:value="1547942400" calcext:value-type="float">
            <text:p>1547942400</text:p>
          </table:table-cell>
          <table:table-cell table:number-columns-repeated="3"/>
        </table:table-row>
        <table:table-row table:style-name="ro1">
          <table:table-cell office:value-type="float" office:value="1548010263" calcext:value-type="float">
            <text:p>1548010263</text:p>
          </table:table-cell>
          <table:table-cell office:value-type="string" calcext:value-type="string">
            <text:p>2019-01-20</text:p>
          </table:table-cell>
          <table:table-cell office:value-type="string" calcext:value-type="string">
            <text:p>18:51:03</text:p>
          </table:table-cell>
          <table:table-cell office:value-type="float" office:value="559361" calcext:value-type="float">
            <text:p>559361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01838bf359dd5448176fc3d3c7fc0120aa198173760c5d4368a2733164391183</text:p>
          </table:table-cell>
          <table:table-cell office:value-type="float" office:value="192" calcext:value-type="float">
            <text:p>192</text:p>
          </table:table-cell>
          <table:table-cell office:value-type="float" office:value="193" calcext:value-type="float">
            <text:p>193</text:p>
          </table:table-cell>
          <table:table-cell/>
          <table:table-cell table:formula="of:=FLOOR([.A1051];60*60*24)" office:value-type="float" office:value="1547942400" calcext:value-type="float">
            <text:p>1547942400</text:p>
          </table:table-cell>
          <table:table-cell table:number-columns-repeated="3"/>
        </table:table-row>
        <table:table-row table:style-name="ro1">
          <table:table-cell office:value-type="float" office:value="1548007856" calcext:value-type="float">
            <text:p>1548007856</text:p>
          </table:table-cell>
          <table:table-cell office:value-type="string" calcext:value-type="string">
            <text:p>2019-01-20</text:p>
          </table:table-cell>
          <table:table-cell office:value-type="string" calcext:value-type="string">
            <text:p>18:10:56</text:p>
          </table:table-cell>
          <table:table-cell office:value-type="float" office:value="559356" calcext:value-type="float">
            <text:p>559356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70e01a2d625fd424339ad8e9b0a8432bf91f97e5bca999936776cddb01bb2b2c</text:p>
          </table:table-cell>
          <table:table-cell office:value-type="float" office:value="2016" calcext:value-type="float">
            <text:p>2016</text:p>
          </table:table-cell>
          <table:table-cell office:value-type="float" office:value="2017" calcext:value-type="float">
            <text:p>2017</text:p>
          </table:table-cell>
          <table:table-cell/>
          <table:table-cell table:formula="of:=FLOOR([.A1052];60*60*24)" office:value-type="float" office:value="1547942400" calcext:value-type="float">
            <text:p>1547942400</text:p>
          </table:table-cell>
          <table:table-cell table:number-columns-repeated="3"/>
        </table:table-row>
        <table:table-row table:style-name="ro1">
          <table:table-cell office:value-type="float" office:value="1548010005" calcext:value-type="float">
            <text:p>1548010005</text:p>
          </table:table-cell>
          <table:table-cell office:value-type="string" calcext:value-type="string">
            <text:p>2019-01-20</text:p>
          </table:table-cell>
          <table:table-cell office:value-type="string" calcext:value-type="string">
            <text:p>18:46:45</text:p>
          </table:table-cell>
          <table:table-cell office:value-type="float" office:value="559360" calcext:value-type="float">
            <text:p>559360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35461ee4ba3e5918f812f21875402b0eca2204c826256a4f37197c237eacd664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1053];60*60*24)" office:value-type="float" office:value="1547942400" calcext:value-type="float">
            <text:p>1547942400</text:p>
          </table:table-cell>
          <table:table-cell table:number-columns-repeated="3"/>
        </table:table-row>
        <table:table-row table:style-name="ro1">
          <table:table-cell office:value-type="float" office:value="1548010263" calcext:value-type="float">
            <text:p>1548010263</text:p>
          </table:table-cell>
          <table:table-cell office:value-type="string" calcext:value-type="string">
            <text:p>2019-01-20</text:p>
          </table:table-cell>
          <table:table-cell office:value-type="string" calcext:value-type="string">
            <text:p>18:51:03</text:p>
          </table:table-cell>
          <table:table-cell office:value-type="float" office:value="559361" calcext:value-type="float">
            <text:p>559361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f7db917a0d318992e71b32a2d000ffaa809d719534a66120310f9263cafb3b41</text:p>
          </table:table-cell>
          <table:table-cell office:value-type="float" office:value="144" calcext:value-type="float">
            <text:p>144</text:p>
          </table:table-cell>
          <table:table-cell office:value-type="float" office:value="155" calcext:value-type="float">
            <text:p>155</text:p>
          </table:table-cell>
          <table:table-cell/>
          <table:table-cell table:formula="of:=FLOOR([.A1054];60*60*24)" office:value-type="float" office:value="1547942400" calcext:value-type="float">
            <text:p>1547942400</text:p>
          </table:table-cell>
          <table:table-cell table:number-columns-repeated="3"/>
        </table:table-row>
        <table:table-row table:style-name="ro1">
          <table:table-cell office:value-type="float" office:value="1548010263" calcext:value-type="float">
            <text:p>1548010263</text:p>
          </table:table-cell>
          <table:table-cell office:value-type="string" calcext:value-type="string">
            <text:p>2019-01-20</text:p>
          </table:table-cell>
          <table:table-cell office:value-type="string" calcext:value-type="string">
            <text:p>18:51:03</text:p>
          </table:table-cell>
          <table:table-cell office:value-type="float" office:value="559361" calcext:value-type="float">
            <text:p>559361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1cb15feb1a323d2a9877d2990723ebf7fa2e2c6880be75b1162c12eea51b7c6b</text:p>
          </table:table-cell>
          <table:table-cell office:value-type="float" office:value="580" calcext:value-type="float">
            <text:p>580</text:p>
          </table:table-cell>
          <table:table-cell office:value-type="float" office:value="588" calcext:value-type="float">
            <text:p>588</text:p>
          </table:table-cell>
          <table:table-cell/>
          <table:table-cell table:formula="of:=FLOOR([.A1055];60*60*24)" office:value-type="float" office:value="1547942400" calcext:value-type="float">
            <text:p>1547942400</text:p>
          </table:table-cell>
          <table:table-cell table:number-columns-repeated="3"/>
        </table:table-row>
        <table:table-row table:style-name="ro1">
          <table:table-cell office:value-type="float" office:value="1548010263" calcext:value-type="float">
            <text:p>1548010263</text:p>
          </table:table-cell>
          <table:table-cell office:value-type="string" calcext:value-type="string">
            <text:p>2019-01-20</text:p>
          </table:table-cell>
          <table:table-cell office:value-type="string" calcext:value-type="string">
            <text:p>18:51:03</text:p>
          </table:table-cell>
          <table:table-cell office:value-type="float" office:value="559361" calcext:value-type="float">
            <text:p>559361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601e321685b56f97c96f15dabd5b0da8b486007295de4d8bcb272540c68e3fd1</text:p>
          </table:table-cell>
          <table:table-cell office:value-type="float" office:value="144" calcext:value-type="float">
            <text:p>144</text:p>
          </table:table-cell>
          <table:table-cell office:value-type="float" office:value="152" calcext:value-type="float">
            <text:p>152</text:p>
          </table:table-cell>
          <table:table-cell/>
          <table:table-cell table:formula="of:=FLOOR([.A1056];60*60*24)" office:value-type="float" office:value="1547942400" calcext:value-type="float">
            <text:p>1547942400</text:p>
          </table:table-cell>
          <table:table-cell table:number-columns-repeated="3"/>
        </table:table-row>
        <table:table-row table:style-name="ro1">
          <table:table-cell office:value-type="float" office:value="1548015189" calcext:value-type="float">
            <text:p>1548015189</text:p>
          </table:table-cell>
          <table:table-cell office:value-type="string" calcext:value-type="string">
            <text:p>2019-01-20</text:p>
          </table:table-cell>
          <table:table-cell office:value-type="string" calcext:value-type="string">
            <text:p>20:13:09</text:p>
          </table:table-cell>
          <table:table-cell office:value-type="float" office:value="559370" calcext:value-type="float">
            <text:p>559370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35398397c6804d707a8838da6eb5dccea093ac67d2cd48a834d5742576f2b6f7</text:p>
          </table:table-cell>
          <table:table-cell table:number-columns-repeated="2" office:value-type="float" office:value="180" calcext:value-type="float">
            <text:p>180</text:p>
          </table:table-cell>
          <table:table-cell/>
          <table:table-cell table:formula="of:=FLOOR([.A1057];60*60*24)" office:value-type="float" office:value="1547942400" calcext:value-type="float">
            <text:p>1547942400</text:p>
          </table:table-cell>
          <table:table-cell table:number-columns-repeated="3"/>
        </table:table-row>
        <table:table-row table:style-name="ro1">
          <table:table-cell office:value-type="float" office:value="1548015283" calcext:value-type="float">
            <text:p>1548015283</text:p>
          </table:table-cell>
          <table:table-cell office:value-type="string" calcext:value-type="string">
            <text:p>2019-01-20</text:p>
          </table:table-cell>
          <table:table-cell office:value-type="string" calcext:value-type="string">
            <text:p>20:14:43</text:p>
          </table:table-cell>
          <table:table-cell office:value-type="float" office:value="559371" calcext:value-type="float">
            <text:p>559371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76cb662c36f032d8ffdb5133e1bb1eb20e308767bc5c6269839faf54b6f2585d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1058];60*60*24)" office:value-type="float" office:value="1547942400" calcext:value-type="float">
            <text:p>1547942400</text:p>
          </table:table-cell>
          <table:table-cell table:number-columns-repeated="3"/>
        </table:table-row>
        <table:table-row table:style-name="ro1">
          <table:table-cell office:value-type="float" office:value="1548015283" calcext:value-type="float">
            <text:p>1548015283</text:p>
          </table:table-cell>
          <table:table-cell office:value-type="string" calcext:value-type="string">
            <text:p>2019-01-20</text:p>
          </table:table-cell>
          <table:table-cell office:value-type="string" calcext:value-type="string">
            <text:p>20:14:43</text:p>
          </table:table-cell>
          <table:table-cell office:value-type="float" office:value="559371" calcext:value-type="float">
            <text:p>559371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9c7b3e9426dabda1397c83f5f70b3fdf0667234ff21fd07781fef546cede996f</text:p>
          </table:table-cell>
          <table:table-cell office:value-type="float" office:value="192" calcext:value-type="float">
            <text:p>192</text:p>
          </table:table-cell>
          <table:table-cell office:value-type="float" office:value="193" calcext:value-type="float">
            <text:p>193</text:p>
          </table:table-cell>
          <table:table-cell/>
          <table:table-cell table:formula="of:=FLOOR([.A1059];60*60*24)" office:value-type="float" office:value="1547942400" calcext:value-type="float">
            <text:p>1547942400</text:p>
          </table:table-cell>
          <table:table-cell table:number-columns-repeated="3"/>
        </table:table-row>
        <table:table-row table:style-name="ro1">
          <table:table-cell office:value-type="float" office:value="1548014869" calcext:value-type="float">
            <text:p>1548014869</text:p>
          </table:table-cell>
          <table:table-cell office:value-type="string" calcext:value-type="string">
            <text:p>2019-01-20</text:p>
          </table:table-cell>
          <table:table-cell office:value-type="string" calcext:value-type="string">
            <text:p>20:07:49</text:p>
          </table:table-cell>
          <table:table-cell office:value-type="float" office:value="559369" calcext:value-type="float">
            <text:p>559369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b25024da571685355da4859a5a38c45c0f9f485836957c3297859ed9401c8f57</text:p>
          </table:table-cell>
          <table:table-cell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  <table:table-cell/>
          <table:table-cell table:formula="of:=FLOOR([.A1060];60*60*24)" office:value-type="float" office:value="1547942400" calcext:value-type="float">
            <text:p>1547942400</text:p>
          </table:table-cell>
          <table:table-cell table:number-columns-repeated="3"/>
        </table:table-row>
        <table:table-row table:style-name="ro1">
          <table:table-cell office:value-type="float" office:value="1548015189" calcext:value-type="float">
            <text:p>1548015189</text:p>
          </table:table-cell>
          <table:table-cell office:value-type="string" calcext:value-type="string">
            <text:p>2019-01-20</text:p>
          </table:table-cell>
          <table:table-cell office:value-type="string" calcext:value-type="string">
            <text:p>20:13:09</text:p>
          </table:table-cell>
          <table:table-cell office:value-type="float" office:value="559370" calcext:value-type="float">
            <text:p>559370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8af56d6386977d1b3da749e3377862df650172b0bd6422c0859cf2216ed49e17</text:p>
          </table:table-cell>
          <table:table-cell office:value-type="float" office:value="144" calcext:value-type="float">
            <text:p>144</text:p>
          </table:table-cell>
          <table:table-cell office:value-type="float" office:value="147" calcext:value-type="float">
            <text:p>147</text:p>
          </table:table-cell>
          <table:table-cell/>
          <table:table-cell table:formula="of:=FLOOR([.A1061];60*60*24)" office:value-type="float" office:value="1547942400" calcext:value-type="float">
            <text:p>1547942400</text:p>
          </table:table-cell>
          <table:table-cell table:number-columns-repeated="3"/>
        </table:table-row>
        <table:table-row table:style-name="ro1">
          <table:table-cell office:value-type="float" office:value="1548015189" calcext:value-type="float">
            <text:p>1548015189</text:p>
          </table:table-cell>
          <table:table-cell office:value-type="string" calcext:value-type="string">
            <text:p>2019-01-20</text:p>
          </table:table-cell>
          <table:table-cell office:value-type="string" calcext:value-type="string">
            <text:p>20:13:09</text:p>
          </table:table-cell>
          <table:table-cell office:value-type="float" office:value="559370" calcext:value-type="float">
            <text:p>559370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1ef9e6c73ee768cf59d38fa82a43285052e44e74224947c11ddcf3e415d0456f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1062];60*60*24)" office:value-type="float" office:value="1547942400" calcext:value-type="float">
            <text:p>1547942400</text:p>
          </table:table-cell>
          <table:table-cell table:number-columns-repeated="3"/>
        </table:table-row>
        <table:table-row table:style-name="ro1">
          <table:table-cell office:value-type="float" office:value="1548012526" calcext:value-type="float">
            <text:p>1548012526</text:p>
          </table:table-cell>
          <table:table-cell office:value-type="string" calcext:value-type="string">
            <text:p>2019-01-20</text:p>
          </table:table-cell>
          <table:table-cell office:value-type="string" calcext:value-type="string">
            <text:p>19:28:46</text:p>
          </table:table-cell>
          <table:table-cell office:value-type="float" office:value="559366" calcext:value-type="float">
            <text:p>559366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08eac858f74e2167855d5b5899d16dffd72ae69df2e31cdcaa1d3a8c3e9e9607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1063];60*60*24)" office:value-type="float" office:value="1547942400" calcext:value-type="float">
            <text:p>1547942400</text:p>
          </table:table-cell>
          <table:table-cell table:number-columns-repeated="3"/>
        </table:table-row>
        <table:table-row table:style-name="ro1">
          <table:table-cell office:value-type="float" office:value="1548011888" calcext:value-type="float">
            <text:p>1548011888</text:p>
          </table:table-cell>
          <table:table-cell office:value-type="string" calcext:value-type="string">
            <text:p>2019-01-20</text:p>
          </table:table-cell>
          <table:table-cell office:value-type="string" calcext:value-type="string">
            <text:p>19:18:08</text:p>
          </table:table-cell>
          <table:table-cell office:value-type="float" office:value="559364" calcext:value-type="float">
            <text:p>559364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dcb264803b5d25bf6429109ae80f356f835328796c00df3dc8b8de08dc46789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1064];60*60*24)" office:value-type="float" office:value="1547942400" calcext:value-type="float">
            <text:p>1547942400</text:p>
          </table:table-cell>
          <table:table-cell table:number-columns-repeated="3"/>
        </table:table-row>
        <table:table-row table:style-name="ro1">
          <table:table-cell office:value-type="float" office:value="1548016333" calcext:value-type="float">
            <text:p>1548016333</text:p>
          </table:table-cell>
          <table:table-cell office:value-type="string" calcext:value-type="string">
            <text:p>2019-01-20</text:p>
          </table:table-cell>
          <table:table-cell office:value-type="string" calcext:value-type="string">
            <text:p>20:32:13</text:p>
          </table:table-cell>
          <table:table-cell office:value-type="float" office:value="559376" calcext:value-type="float">
            <text:p>559376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9a24c0ea0aae27db6f75e5b09c3c1f4af4b813076562ac13209d8c7aeacc2999</text:p>
          </table:table-cell>
          <table:table-cell table:number-columns-repeated="2" office:value-type="float" office:value="144" calcext:value-type="float">
            <text:p>144</text:p>
          </table:table-cell>
          <table:table-cell/>
          <table:table-cell table:formula="of:=FLOOR([.A1065];60*60*24)" office:value-type="float" office:value="1547942400" calcext:value-type="float">
            <text:p>1547942400</text:p>
          </table:table-cell>
          <table:table-cell table:number-columns-repeated="3"/>
        </table:table-row>
        <table:table-row table:style-name="ro1">
          <table:table-cell office:value-type="float" office:value="1548016333" calcext:value-type="float">
            <text:p>1548016333</text:p>
          </table:table-cell>
          <table:table-cell office:value-type="string" calcext:value-type="string">
            <text:p>2019-01-20</text:p>
          </table:table-cell>
          <table:table-cell office:value-type="string" calcext:value-type="string">
            <text:p>20:32:13</text:p>
          </table:table-cell>
          <table:table-cell office:value-type="float" office:value="559376" calcext:value-type="float">
            <text:p>559376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186845c6c07e80ec0857e66a78d3b0ba058442216a545a9173c6fe7d1455f61b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1066];60*60*24)" office:value-type="float" office:value="1547942400" calcext:value-type="float">
            <text:p>1547942400</text:p>
          </table:table-cell>
          <table:table-cell table:number-columns-repeated="3"/>
        </table:table-row>
        <table:table-row table:style-name="ro1">
          <table:table-cell office:value-type="float" office:value="1548017439" calcext:value-type="float">
            <text:p>1548017439</text:p>
          </table:table-cell>
          <table:table-cell office:value-type="string" calcext:value-type="string">
            <text:p>2019-01-20</text:p>
          </table:table-cell>
          <table:table-cell office:value-type="string" calcext:value-type="string">
            <text:p>20:50:39</text:p>
          </table:table-cell>
          <table:table-cell office:value-type="float" office:value="559377" calcext:value-type="float">
            <text:p>559377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e851bed64bb5f5c85e1c9f13c8e17c82a484f0b0518d4f1cb1260b538353aa06</text:p>
          </table:table-cell>
          <table:table-cell table:number-columns-repeated="2" office:value-type="float" office:value="572" calcext:value-type="float">
            <text:p>572</text:p>
          </table:table-cell>
          <table:table-cell/>
          <table:table-cell table:formula="of:=FLOOR([.A1067];60*60*24)" office:value-type="float" office:value="1547942400" calcext:value-type="float">
            <text:p>1547942400</text:p>
          </table:table-cell>
          <table:table-cell table:number-columns-repeated="3"/>
        </table:table-row>
        <table:table-row table:style-name="ro1">
          <table:table-cell office:value-type="float" office:value="1548013594" calcext:value-type="float">
            <text:p>1548013594</text:p>
          </table:table-cell>
          <table:table-cell office:value-type="string" calcext:value-type="string">
            <text:p>2019-01-20</text:p>
          </table:table-cell>
          <table:table-cell office:value-type="string" calcext:value-type="string">
            <text:p>19:46:34</text:p>
          </table:table-cell>
          <table:table-cell office:value-type="float" office:value="559367" calcext:value-type="float">
            <text:p>559367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8951f478852bf2df047bb42c1d99d50b43dfa62fc827a935863800cd94d995f9</text:p>
          </table:table-cell>
          <table:table-cell office:value-type="float" office:value="1201" calcext:value-type="float">
            <text:p>1201</text:p>
          </table:table-cell>
          <table:table-cell office:value-type="float" office:value="1202" calcext:value-type="float">
            <text:p>1202</text:p>
          </table:table-cell>
          <table:table-cell/>
          <table:table-cell table:formula="of:=FLOOR([.A1068];60*60*24)" office:value-type="float" office:value="1547942400" calcext:value-type="float">
            <text:p>1547942400</text:p>
          </table:table-cell>
          <table:table-cell table:number-columns-repeated="3"/>
        </table:table-row>
        <table:table-row table:style-name="ro1">
          <table:table-cell office:value-type="float" office:value="1548020125" calcext:value-type="float">
            <text:p>1548020125</text:p>
          </table:table-cell>
          <table:table-cell office:value-type="string" calcext:value-type="string">
            <text:p>2019-01-20</text:p>
          </table:table-cell>
          <table:table-cell office:value-type="string" calcext:value-type="string">
            <text:p>21:35:25</text:p>
          </table:table-cell>
          <table:table-cell office:value-type="float" office:value="559380" calcext:value-type="float">
            <text:p>559380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3a66ad91bf81f4ae06a6a0259aca05544327874eb23200c08fc6c4a424b87116</text:p>
          </table:table-cell>
          <table:table-cell office:value-type="float" office:value="240" calcext:value-type="float">
            <text:p>240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FLOOR([.A1069];60*60*24)" office:value-type="float" office:value="1547942400" calcext:value-type="float">
            <text:p>1547942400</text:p>
          </table:table-cell>
          <table:table-cell table:number-columns-repeated="3"/>
        </table:table-row>
        <table:table-row table:style-name="ro1">
          <table:table-cell office:value-type="float" office:value="1548018240" calcext:value-type="float">
            <text:p>1548018240</text:p>
          </table:table-cell>
          <table:table-cell office:value-type="string" calcext:value-type="string">
            <text:p>2019-01-20</text:p>
          </table:table-cell>
          <table:table-cell office:value-type="string" calcext:value-type="string">
            <text:p>21:04:00</text:p>
          </table:table-cell>
          <table:table-cell office:value-type="float" office:value="559378" calcext:value-type="float">
            <text:p>559378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71044b9f09c1f1b3446405b90c34273fbda3036c5eda33afeb11717691ba882f</text:p>
          </table:table-cell>
          <table:table-cell office:value-type="float" office:value="2016" calcext:value-type="float">
            <text:p>2016</text:p>
          </table:table-cell>
          <table:table-cell office:value-type="float" office:value="2791" calcext:value-type="float">
            <text:p>2791</text:p>
          </table:table-cell>
          <table:table-cell/>
          <table:table-cell table:formula="of:=FLOOR([.A1070];60*60*24)" office:value-type="float" office:value="1547942400" calcext:value-type="float">
            <text:p>1547942400</text:p>
          </table:table-cell>
          <table:table-cell table:number-columns-repeated="3"/>
        </table:table-row>
        <table:table-row table:style-name="ro1">
          <table:table-cell office:value-type="float" office:value="1548028864" calcext:value-type="float">
            <text:p>1548028864</text:p>
          </table:table-cell>
          <table:table-cell office:value-type="string" calcext:value-type="string">
            <text:p>2019-01-21</text:p>
          </table:table-cell>
          <table:table-cell office:value-type="string" calcext:value-type="string">
            <text:p>00:01:04</text:p>
          </table:table-cell>
          <table:table-cell office:value-type="float" office:value="559389" calcext:value-type="float">
            <text:p>559389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e1fe60fa9f55b9ab8ea9cc48ba133524723324bd46040f69fd244ebe577ddd8a</text:p>
          </table:table-cell>
          <table:table-cell office:value-type="float" office:value="144" calcext:value-type="float">
            <text:p>144</text:p>
          </table:table-cell>
          <table:table-cell office:value-type="float" office:value="11102" calcext:value-type="float">
            <text:p>11102</text:p>
          </table:table-cell>
          <table:table-cell/>
          <table:table-cell table:formula="of:=FLOOR([.A1071];60*60*24)" office:value-type="float" office:value="1548028800" calcext:value-type="float">
            <text:p>1548028800</text:p>
          </table:table-cell>
          <table:table-cell table:number-columns-repeated="3"/>
        </table:table-row>
        <table:table-row table:style-name="ro1">
          <table:table-cell office:value-type="float" office:value="1548028864" calcext:value-type="float">
            <text:p>1548028864</text:p>
          </table:table-cell>
          <table:table-cell office:value-type="string" calcext:value-type="string">
            <text:p>2019-01-21</text:p>
          </table:table-cell>
          <table:table-cell office:value-type="string" calcext:value-type="string">
            <text:p>00:01:04</text:p>
          </table:table-cell>
          <table:table-cell office:value-type="float" office:value="559389" calcext:value-type="float">
            <text:p>559389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27eb24f69140bfff5e9f0a5cdaba6d487c7e355e38d3afa762cca8ece4247fe2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1072];60*60*24)" office:value-type="float" office:value="1548028800" calcext:value-type="float">
            <text:p>1548028800</text:p>
          </table:table-cell>
          <table:table-cell table:number-columns-repeated="3"/>
        </table:table-row>
        <table:table-row table:style-name="ro1">
          <table:table-cell office:value-type="float" office:value="1548030932" calcext:value-type="float">
            <text:p>1548030932</text:p>
          </table:table-cell>
          <table:table-cell office:value-type="string" calcext:value-type="string">
            <text:p>2019-01-21</text:p>
          </table:table-cell>
          <table:table-cell office:value-type="string" calcext:value-type="string">
            <text:p>00:35:32</text:p>
          </table:table-cell>
          <table:table-cell office:value-type="float" office:value="559393" calcext:value-type="float">
            <text:p>559393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2ed1c8e5e8a46f1f3fbb1a9a16ab3c100469081fdde4756c0ad79773719634da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1073];60*60*24)" office:value-type="float" office:value="1548028800" calcext:value-type="float">
            <text:p>1548028800</text:p>
          </table:table-cell>
          <table:table-cell table:number-columns-repeated="3"/>
        </table:table-row>
        <table:table-row table:style-name="ro1">
          <table:table-cell office:value-type="float" office:value="1548032074" calcext:value-type="float">
            <text:p>1548032074</text:p>
          </table:table-cell>
          <table:table-cell office:value-type="string" calcext:value-type="string">
            <text:p>2019-01-21</text:p>
          </table:table-cell>
          <table:table-cell office:value-type="string" calcext:value-type="string">
            <text:p>00:54:34</text:p>
          </table:table-cell>
          <table:table-cell office:value-type="float" office:value="559394" calcext:value-type="float">
            <text:p>559394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1e62fa195cb0d8d799afac607cecfa2b8ce634ac12ac1c0550859cc98ad14aef</text:p>
          </table:table-cell>
          <table:table-cell office:value-type="float" office:value="144" calcext:value-type="float">
            <text:p>144</text:p>
          </table:table-cell>
          <table:table-cell office:value-type="float" office:value="332" calcext:value-type="float">
            <text:p>332</text:p>
          </table:table-cell>
          <table:table-cell/>
          <table:table-cell table:formula="of:=FLOOR([.A1074];60*60*24)" office:value-type="float" office:value="1548028800" calcext:value-type="float">
            <text:p>1548028800</text:p>
          </table:table-cell>
          <table:table-cell table:number-columns-repeated="3"/>
        </table:table-row>
        <table:table-row table:style-name="ro1">
          <table:table-cell office:value-type="float" office:value="1548032074" calcext:value-type="float">
            <text:p>1548032074</text:p>
          </table:table-cell>
          <table:table-cell office:value-type="string" calcext:value-type="string">
            <text:p>2019-01-21</text:p>
          </table:table-cell>
          <table:table-cell office:value-type="string" calcext:value-type="string">
            <text:p>00:54:34</text:p>
          </table:table-cell>
          <table:table-cell office:value-type="float" office:value="559394" calcext:value-type="float">
            <text:p>559394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eff9537c5d63b7e39547fbec396c5ab8876b41c288ca60aa3e2520de85a68d85</text:p>
          </table:table-cell>
          <table:table-cell office:value-type="float" office:value="144" calcext:value-type="float">
            <text:p>144</text:p>
          </table:table-cell>
          <table:table-cell office:value-type="float" office:value="346" calcext:value-type="float">
            <text:p>346</text:p>
          </table:table-cell>
          <table:table-cell/>
          <table:table-cell table:formula="of:=FLOOR([.A1075];60*60*24)" office:value-type="float" office:value="1548028800" calcext:value-type="float">
            <text:p>1548028800</text:p>
          </table:table-cell>
          <table:table-cell table:number-columns-repeated="3"/>
        </table:table-row>
        <table:table-row table:style-name="ro1">
          <table:table-cell office:value-type="float" office:value="1548032074" calcext:value-type="float">
            <text:p>1548032074</text:p>
          </table:table-cell>
          <table:table-cell office:value-type="string" calcext:value-type="string">
            <text:p>2019-01-21</text:p>
          </table:table-cell>
          <table:table-cell office:value-type="string" calcext:value-type="string">
            <text:p>00:54:34</text:p>
          </table:table-cell>
          <table:table-cell office:value-type="float" office:value="559394" calcext:value-type="float">
            <text:p>559394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c9355274880250a87931d0e2adb3e64a771f2235f7478b76b30ec0b2a94ccb2d</text:p>
          </table:table-cell>
          <table:table-cell office:value-type="float" office:value="144" calcext:value-type="float">
            <text:p>144</text:p>
          </table:table-cell>
          <table:table-cell office:value-type="float" office:value="345" calcext:value-type="float">
            <text:p>345</text:p>
          </table:table-cell>
          <table:table-cell/>
          <table:table-cell table:formula="of:=FLOOR([.A1076];60*60*24)" office:value-type="float" office:value="1548028800" calcext:value-type="float">
            <text:p>1548028800</text:p>
          </table:table-cell>
          <table:table-cell table:number-columns-repeated="3"/>
        </table:table-row>
        <table:table-row table:style-name="ro1">
          <table:table-cell office:value-type="float" office:value="1548035086" calcext:value-type="float">
            <text:p>1548035086</text:p>
          </table:table-cell>
          <table:table-cell office:value-type="string" calcext:value-type="string">
            <text:p>2019-01-21</text:p>
          </table:table-cell>
          <table:table-cell office:value-type="string" calcext:value-type="string">
            <text:p>01:44:46</text:p>
          </table:table-cell>
          <table:table-cell office:value-type="float" office:value="559401" calcext:value-type="float">
            <text:p>559401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11012c621ff8ec5ccd5d28ec7d7d867c8330a840016eac0c76cd3779e6c83105</text:p>
          </table:table-cell>
          <table:table-cell office:value-type="float" office:value="1802" calcext:value-type="float">
            <text:p>1802</text:p>
          </table:table-cell>
          <table:table-cell office:value-type="float" office:value="1803" calcext:value-type="float">
            <text:p>1803</text:p>
          </table:table-cell>
          <table:table-cell/>
          <table:table-cell table:formula="of:=FLOOR([.A1077];60*60*24)" office:value-type="float" office:value="1548028800" calcext:value-type="float">
            <text:p>1548028800</text:p>
          </table:table-cell>
          <table:table-cell table:number-columns-repeated="3"/>
        </table:table-row>
        <table:table-row table:style-name="ro1">
          <table:table-cell office:value-type="float" office:value="1548040795" calcext:value-type="float">
            <text:p>1548040795</text:p>
          </table:table-cell>
          <table:table-cell office:value-type="string" calcext:value-type="string">
            <text:p>2019-01-21</text:p>
          </table:table-cell>
          <table:table-cell office:value-type="string" calcext:value-type="string">
            <text:p>03:19:55</text:p>
          </table:table-cell>
          <table:table-cell office:value-type="float" office:value="559407" calcext:value-type="float">
            <text:p>559407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5efde642db4ac7f2125f88c1919be58b0a6a7c53348ee18283444c5a694041cc</text:p>
          </table:table-cell>
          <table:table-cell table:number-columns-repeated="2" office:value-type="float" office:value="600" calcext:value-type="float">
            <text:p>600</text:p>
          </table:table-cell>
          <table:table-cell/>
          <table:table-cell table:formula="of:=FLOOR([.A1078];60*60*24)" office:value-type="float" office:value="1548028800" calcext:value-type="float">
            <text:p>1548028800</text:p>
          </table:table-cell>
          <table:table-cell table:number-columns-repeated="3"/>
        </table:table-row>
        <table:table-row table:style-name="ro1">
          <table:table-cell office:value-type="float" office:value="1548039184" calcext:value-type="float">
            <text:p>1548039184</text:p>
          </table:table-cell>
          <table:table-cell office:value-type="string" calcext:value-type="string">
            <text:p>2019-01-21</text:p>
          </table:table-cell>
          <table:table-cell office:value-type="string" calcext:value-type="string">
            <text:p>02:53:04</text:p>
          </table:table-cell>
          <table:table-cell office:value-type="float" office:value="559405" calcext:value-type="float">
            <text:p>559405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38f0198e91fa34fb30d35a64b72acd6f02b90a322e57260dd6c359d7a28f43c3</text:p>
          </table:table-cell>
          <table:table-cell office:value-type="float" office:value="144" calcext:value-type="float">
            <text:p>144</text:p>
          </table:table-cell>
          <table:table-cell office:value-type="float" office:value="147" calcext:value-type="float">
            <text:p>147</text:p>
          </table:table-cell>
          <table:table-cell/>
          <table:table-cell table:formula="of:=FLOOR([.A1079];60*60*24)" office:value-type="float" office:value="1548028800" calcext:value-type="float">
            <text:p>1548028800</text:p>
          </table:table-cell>
          <table:table-cell table:number-columns-repeated="3"/>
        </table:table-row>
        <table:table-row table:style-name="ro1">
          <table:table-cell office:value-type="float" office:value="1548037625" calcext:value-type="float">
            <text:p>1548037625</text:p>
          </table:table-cell>
          <table:table-cell office:value-type="string" calcext:value-type="string">
            <text:p>2019-01-21</text:p>
          </table:table-cell>
          <table:table-cell office:value-type="string" calcext:value-type="string">
            <text:p>02:27:05</text:p>
          </table:table-cell>
          <table:table-cell office:value-type="float" office:value="559403" calcext:value-type="float">
            <text:p>559403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e210b31e9b099f0cc2fe09ef703a2e5649b12685ab036fc530ed60ba8b173289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1080];60*60*24)" office:value-type="float" office:value="1548028800" calcext:value-type="float">
            <text:p>1548028800</text:p>
          </table:table-cell>
          <table:table-cell table:number-columns-repeated="3"/>
        </table:table-row>
        <table:table-row table:style-name="ro1">
          <table:table-cell office:value-type="float" office:value="1548036658" calcext:value-type="float">
            <text:p>1548036658</text:p>
          </table:table-cell>
          <table:table-cell office:value-type="string" calcext:value-type="string">
            <text:p>2019-01-21</text:p>
          </table:table-cell>
          <table:table-cell office:value-type="string" calcext:value-type="string">
            <text:p>02:10:58</text:p>
          </table:table-cell>
          <table:table-cell office:value-type="float" office:value="559402" calcext:value-type="float">
            <text:p>559402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9e663941a3df49d415accae740aef782c013c915aad86745a9c2ea640c3c3ac3</text:p>
          </table:table-cell>
          <table:table-cell office:value-type="float" office:value="1802" calcext:value-type="float">
            <text:p>1802</text:p>
          </table:table-cell>
          <table:table-cell office:value-type="float" office:value="1803" calcext:value-type="float">
            <text:p>1803</text:p>
          </table:table-cell>
          <table:table-cell/>
          <table:table-cell table:formula="of:=FLOOR([.A1081];60*60*24)" office:value-type="float" office:value="1548028800" calcext:value-type="float">
            <text:p>1548028800</text:p>
          </table:table-cell>
          <table:table-cell table:number-columns-repeated="3"/>
        </table:table-row>
        <table:table-row table:style-name="ro1">
          <table:table-cell office:value-type="float" office:value="1548041209" calcext:value-type="float">
            <text:p>1548041209</text:p>
          </table:table-cell>
          <table:table-cell office:value-type="string" calcext:value-type="string">
            <text:p>2019-01-21</text:p>
          </table:table-cell>
          <table:table-cell office:value-type="string" calcext:value-type="string">
            <text:p>03:26:49</text:p>
          </table:table-cell>
          <table:table-cell office:value-type="float" office:value="559408" calcext:value-type="float">
            <text:p>559408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5274f8b55a983d1a4bba4421f9193c0106a958a846454e81b7380b8d489eef87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1082];60*60*24)" office:value-type="float" office:value="1548028800" calcext:value-type="float">
            <text:p>1548028800</text:p>
          </table:table-cell>
          <table:table-cell table:number-columns-repeated="3"/>
        </table:table-row>
        <table:table-row table:style-name="ro1">
          <table:table-cell office:value-type="float" office:value="1548044945" calcext:value-type="float">
            <text:p>1548044945</text:p>
          </table:table-cell>
          <table:table-cell office:value-type="string" calcext:value-type="string">
            <text:p>2019-01-21</text:p>
          </table:table-cell>
          <table:table-cell office:value-type="string" calcext:value-type="string">
            <text:p>04:29:05</text:p>
          </table:table-cell>
          <table:table-cell office:value-type="float" office:value="559411" calcext:value-type="float">
            <text:p>559411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bbf2a2254d19cf816b82b42711f2e4708e636ff267a03c04ab77075b15d8ac0b</text:p>
          </table:table-cell>
          <table:table-cell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  <table:table-cell/>
          <table:table-cell table:formula="of:=FLOOR([.A1083];60*60*24)" office:value-type="float" office:value="1548028800" calcext:value-type="float">
            <text:p>1548028800</text:p>
          </table:table-cell>
          <table:table-cell table:number-columns-repeated="3"/>
        </table:table-row>
        <table:table-row table:style-name="ro1">
          <table:table-cell office:value-type="float" office:value="1548044945" calcext:value-type="float">
            <text:p>1548044945</text:p>
          </table:table-cell>
          <table:table-cell office:value-type="string" calcext:value-type="string">
            <text:p>2019-01-21</text:p>
          </table:table-cell>
          <table:table-cell office:value-type="string" calcext:value-type="string">
            <text:p>04:29:05</text:p>
          </table:table-cell>
          <table:table-cell office:value-type="float" office:value="559411" calcext:value-type="float">
            <text:p>559411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a358437ae42ccaa93244a507e0f951fd48dbddc7af6eece9f34815f5039467f1</text:p>
          </table:table-cell>
          <table:table-cell office:value-type="float" office:value="854" calcext:value-type="float">
            <text:p>854</text:p>
          </table:table-cell>
          <table:table-cell office:value-type="float" office:value="856" calcext:value-type="float">
            <text:p>856</text:p>
          </table:table-cell>
          <table:table-cell/>
          <table:table-cell table:formula="of:=FLOOR([.A1084];60*60*24)" office:value-type="float" office:value="1548028800" calcext:value-type="float">
            <text:p>1548028800</text:p>
          </table:table-cell>
          <table:table-cell table:number-columns-repeated="3"/>
        </table:table-row>
        <table:table-row table:style-name="ro1">
          <table:table-cell office:value-type="float" office:value="1548044945" calcext:value-type="float">
            <text:p>1548044945</text:p>
          </table:table-cell>
          <table:table-cell office:value-type="string" calcext:value-type="string">
            <text:p>2019-01-21</text:p>
          </table:table-cell>
          <table:table-cell office:value-type="string" calcext:value-type="string">
            <text:p>04:29:05</text:p>
          </table:table-cell>
          <table:table-cell office:value-type="float" office:value="559411" calcext:value-type="float">
            <text:p>559411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3a93dab85d41d2cabdcc26244dfa21fa680915d05d6a267f2268ca6c042c29e0</text:p>
          </table:table-cell>
          <table:table-cell office:value-type="float" office:value="540" calcext:value-type="float">
            <text:p>540</text:p>
          </table:table-cell>
          <table:table-cell office:value-type="float" office:value="541" calcext:value-type="float">
            <text:p>541</text:p>
          </table:table-cell>
          <table:table-cell/>
          <table:table-cell table:formula="of:=FLOOR([.A1085];60*60*24)" office:value-type="float" office:value="1548028800" calcext:value-type="float">
            <text:p>1548028800</text:p>
          </table:table-cell>
          <table:table-cell table:number-columns-repeated="3"/>
        </table:table-row>
        <table:table-row table:style-name="ro1">
          <table:table-cell office:value-type="float" office:value="1548047554" calcext:value-type="float">
            <text:p>1548047554</text:p>
          </table:table-cell>
          <table:table-cell office:value-type="string" calcext:value-type="string">
            <text:p>2019-01-21</text:p>
          </table:table-cell>
          <table:table-cell office:value-type="string" calcext:value-type="string">
            <text:p>05:12:34</text:p>
          </table:table-cell>
          <table:table-cell office:value-type="float" office:value="559415" calcext:value-type="float">
            <text:p>559415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fde22c5bd45f25182bd8bec5273a4613288f4b10ced064aa9db18d0b0d7886e3</text:p>
          </table:table-cell>
          <table:table-cell office:value-type="float" office:value="144" calcext:value-type="float">
            <text:p>144</text:p>
          </table:table-cell>
          <table:table-cell office:value-type="float" office:value="3480" calcext:value-type="float">
            <text:p>3480</text:p>
          </table:table-cell>
          <table:table-cell/>
          <table:table-cell table:formula="of:=FLOOR([.A1086];60*60*24)" office:value-type="float" office:value="1548028800" calcext:value-type="float">
            <text:p>1548028800</text:p>
          </table:table-cell>
          <table:table-cell table:number-columns-repeated="3"/>
        </table:table-row>
        <table:table-row table:style-name="ro1">
          <table:table-cell office:value-type="float" office:value="1548051475" calcext:value-type="float">
            <text:p>1548051475</text:p>
          </table:table-cell>
          <table:table-cell office:value-type="string" calcext:value-type="string">
            <text:p>2019-01-21</text:p>
          </table:table-cell>
          <table:table-cell office:value-type="string" calcext:value-type="string">
            <text:p>06:17:55</text:p>
          </table:table-cell>
          <table:table-cell office:value-type="float" office:value="559422" calcext:value-type="float">
            <text:p>559422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c760ddfaf0d08af5e5b56b8a4aa9a36becacd7e76b0e335f9011909ee19aa925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/>
          <table:table-cell table:formula="of:=FLOOR([.A1087];60*60*24)" office:value-type="float" office:value="1548028800" calcext:value-type="float">
            <text:p>1548028800</text:p>
          </table:table-cell>
          <table:table-cell table:number-columns-repeated="3"/>
        </table:table-row>
        <table:table-row table:style-name="ro1">
          <table:table-cell office:value-type="float" office:value="1548051475" calcext:value-type="float">
            <text:p>1548051475</text:p>
          </table:table-cell>
          <table:table-cell office:value-type="string" calcext:value-type="string">
            <text:p>2019-01-21</text:p>
          </table:table-cell>
          <table:table-cell office:value-type="string" calcext:value-type="string">
            <text:p>06:17:55</text:p>
          </table:table-cell>
          <table:table-cell office:value-type="float" office:value="559422" calcext:value-type="float">
            <text:p>559422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bef3e9415f83d2d24836688e3762db449a70174d661a72c35d0d9736f6869900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/>
          <table:table-cell table:formula="of:=FLOOR([.A1088];60*60*24)" office:value-type="float" office:value="1548028800" calcext:value-type="float">
            <text:p>1548028800</text:p>
          </table:table-cell>
          <table:table-cell table:number-columns-repeated="3"/>
        </table:table-row>
        <table:table-row table:style-name="ro1">
          <table:table-cell office:value-type="float" office:value="1548052866" calcext:value-type="float">
            <text:p>1548052866</text:p>
          </table:table-cell>
          <table:table-cell office:value-type="string" calcext:value-type="string">
            <text:p>2019-01-21</text:p>
          </table:table-cell>
          <table:table-cell office:value-type="string" calcext:value-type="string">
            <text:p>06:41:06</text:p>
          </table:table-cell>
          <table:table-cell office:value-type="float" office:value="559423" calcext:value-type="float">
            <text:p>559423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e71c8faec15f23e5e43ab22950071e4ca1532ee3c39790d41bdb0bece8f999df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/>
          <table:table-cell table:formula="of:=FLOOR([.A1089];60*60*24)" office:value-type="float" office:value="1548028800" calcext:value-type="float">
            <text:p>1548028800</text:p>
          </table:table-cell>
          <table:table-cell table:number-columns-repeated="3"/>
        </table:table-row>
        <table:table-row table:style-name="ro1">
          <table:table-cell office:value-type="float" office:value="1548059118" calcext:value-type="float">
            <text:p>1548059118</text:p>
          </table:table-cell>
          <table:table-cell office:value-type="string" calcext:value-type="string">
            <text:p>2019-01-21</text:p>
          </table:table-cell>
          <table:table-cell office:value-type="string" calcext:value-type="string">
            <text:p>08:25:18</text:p>
          </table:table-cell>
          <table:table-cell office:value-type="float" office:value="559430" calcext:value-type="float">
            <text:p>559430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2eaced180b791a19c7331aeaf4e42b63241520c2071f7c6038f7b9e95918ea75</text:p>
          </table:table-cell>
          <table:table-cell table:number-columns-repeated="2" office:value-type="float" office:value="240" calcext:value-type="float">
            <text:p>240</text:p>
          </table:table-cell>
          <table:table-cell/>
          <table:table-cell table:formula="of:=FLOOR([.A1090];60*60*24)" office:value-type="float" office:value="1548028800" calcext:value-type="float">
            <text:p>1548028800</text:p>
          </table:table-cell>
          <table:table-cell table:number-columns-repeated="3"/>
        </table:table-row>
        <table:table-row table:style-name="ro1">
          <table:table-cell office:value-type="float" office:value="1548059576" calcext:value-type="float">
            <text:p>1548059576</text:p>
          </table:table-cell>
          <table:table-cell office:value-type="string" calcext:value-type="string">
            <text:p>2019-01-21</text:p>
          </table:table-cell>
          <table:table-cell office:value-type="string" calcext:value-type="string">
            <text:p>08:32:56</text:p>
          </table:table-cell>
          <table:table-cell office:value-type="float" office:value="559431" calcext:value-type="float">
            <text:p>559431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844552492160ae06768d34b20006cc166d2c9454debe4194c32ba74b5100ed45</text:p>
          </table:table-cell>
          <table:table-cell office:value-type="float" office:value="144" calcext:value-type="float">
            <text:p>144</text:p>
          </table:table-cell>
          <table:table-cell office:value-type="float" office:value="514" calcext:value-type="float">
            <text:p>514</text:p>
          </table:table-cell>
          <table:table-cell/>
          <table:table-cell table:formula="of:=FLOOR([.A1091];60*60*24)" office:value-type="float" office:value="1548028800" calcext:value-type="float">
            <text:p>1548028800</text:p>
          </table:table-cell>
          <table:table-cell table:number-columns-repeated="3"/>
        </table:table-row>
        <table:table-row table:style-name="ro1">
          <table:table-cell office:value-type="float" office:value="1548059118" calcext:value-type="float">
            <text:p>1548059118</text:p>
          </table:table-cell>
          <table:table-cell office:value-type="string" calcext:value-type="string">
            <text:p>2019-01-21</text:p>
          </table:table-cell>
          <table:table-cell office:value-type="string" calcext:value-type="string">
            <text:p>08:25:18</text:p>
          </table:table-cell>
          <table:table-cell office:value-type="float" office:value="559430" calcext:value-type="float">
            <text:p>559430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37c0d0ab500c232c820776b6449848732a45015b09219ca6a3493da12d3728af</text:p>
          </table:table-cell>
          <table:table-cell table:number-columns-repeated="2" office:value-type="float" office:value="144" calcext:value-type="float">
            <text:p>144</text:p>
          </table:table-cell>
          <table:table-cell/>
          <table:table-cell table:formula="of:=FLOOR([.A1092];60*60*24)" office:value-type="float" office:value="1548028800" calcext:value-type="float">
            <text:p>1548028800</text:p>
          </table:table-cell>
          <table:table-cell table:number-columns-repeated="3"/>
        </table:table-row>
        <table:table-row table:style-name="ro1">
          <table:table-cell office:value-type="float" office:value="1548062473" calcext:value-type="float">
            <text:p>1548062473</text:p>
          </table:table-cell>
          <table:table-cell office:value-type="string" calcext:value-type="string">
            <text:p>2019-01-21</text:p>
          </table:table-cell>
          <table:table-cell office:value-type="string" calcext:value-type="string">
            <text:p>09:21:13</text:p>
          </table:table-cell>
          <table:table-cell office:value-type="float" office:value="559436" calcext:value-type="float">
            <text:p>559436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c0b16cf014b8ab9936fe3dd6778dc5c3aab05b78f29702a8be835e0e2cef932d</text:p>
          </table:table-cell>
          <table:table-cell office:value-type="float" office:value="2000" calcext:value-type="float">
            <text:p>2000</text:p>
          </table:table-cell>
          <table:table-cell office:value-type="float" office:value="2683" calcext:value-type="float">
            <text:p>2683</text:p>
          </table:table-cell>
          <table:table-cell/>
          <table:table-cell table:formula="of:=FLOOR([.A1093];60*60*24)" office:value-type="float" office:value="1548028800" calcext:value-type="float">
            <text:p>1548028800</text:p>
          </table:table-cell>
          <table:table-cell table:number-columns-repeated="3"/>
        </table:table-row>
        <table:table-row table:style-name="ro1">
          <table:table-cell office:value-type="float" office:value="1548063838" calcext:value-type="float">
            <text:p>1548063838</text:p>
          </table:table-cell>
          <table:table-cell office:value-type="string" calcext:value-type="string">
            <text:p>2019-01-21</text:p>
          </table:table-cell>
          <table:table-cell office:value-type="string" calcext:value-type="string">
            <text:p>09:43:58</text:p>
          </table:table-cell>
          <table:table-cell office:value-type="float" office:value="559440" calcext:value-type="float">
            <text:p>559440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93ca30a6500f02f203ff7b41c9daa74dfe99d1a09da9911fc9409dbebb4a48e4</text:p>
          </table:table-cell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/>
          <table:table-cell table:formula="of:=FLOOR([.A1094];60*60*24)" office:value-type="float" office:value="1548028800" calcext:value-type="float">
            <text:p>1548028800</text:p>
          </table:table-cell>
          <table:table-cell table:number-columns-repeated="3"/>
        </table:table-row>
        <table:table-row table:style-name="ro1">
          <table:table-cell office:value-type="float" office:value="1548066264" calcext:value-type="float">
            <text:p>1548066264</text:p>
          </table:table-cell>
          <table:table-cell office:value-type="string" calcext:value-type="string">
            <text:p>2019-01-21</text:p>
          </table:table-cell>
          <table:table-cell office:value-type="string" calcext:value-type="string">
            <text:p>10:24:24</text:p>
          </table:table-cell>
          <table:table-cell office:value-type="float" office:value="559445" calcext:value-type="float">
            <text:p>559445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ee0e8a7ded5ffa2e4466817182ba65914041c84af34123464bf9fece62922867</text:p>
          </table:table-cell>
          <table:table-cell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  <table:table-cell/>
          <table:table-cell table:formula="of:=FLOOR([.A1095];60*60*24)" office:value-type="float" office:value="1548028800" calcext:value-type="float">
            <text:p>1548028800</text:p>
          </table:table-cell>
          <table:table-cell table:number-columns-repeated="3"/>
        </table:table-row>
        <table:table-row table:style-name="ro1">
          <table:table-cell office:value-type="float" office:value="1548063838" calcext:value-type="float">
            <text:p>1548063838</text:p>
          </table:table-cell>
          <table:table-cell office:value-type="string" calcext:value-type="string">
            <text:p>2019-01-21</text:p>
          </table:table-cell>
          <table:table-cell office:value-type="string" calcext:value-type="string">
            <text:p>09:43:58</text:p>
          </table:table-cell>
          <table:table-cell office:value-type="float" office:value="559440" calcext:value-type="float">
            <text:p>559440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65f75197ae8dd0391e960b51a9d5bf0a71bdfa873c2fa7d3a91e6c2ed805fe8c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1096];60*60*24)" office:value-type="float" office:value="1548028800" calcext:value-type="float">
            <text:p>1548028800</text:p>
          </table:table-cell>
          <table:table-cell table:number-columns-repeated="3"/>
        </table:table-row>
        <table:table-row table:style-name="ro1">
          <table:table-cell office:value-type="float" office:value="1548063838" calcext:value-type="float">
            <text:p>1548063838</text:p>
          </table:table-cell>
          <table:table-cell office:value-type="string" calcext:value-type="string">
            <text:p>2019-01-21</text:p>
          </table:table-cell>
          <table:table-cell office:value-type="string" calcext:value-type="string">
            <text:p>09:43:58</text:p>
          </table:table-cell>
          <table:table-cell office:value-type="float" office:value="559440" calcext:value-type="float">
            <text:p>559440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8c0fb67358543f6c5c51f6cbad008246a6ca1b3251d92003dd70ba3b2cf5e3ef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1097];60*60*24)" office:value-type="float" office:value="1548028800" calcext:value-type="float">
            <text:p>1548028800</text:p>
          </table:table-cell>
          <table:table-cell table:number-columns-repeated="3"/>
        </table:table-row>
        <table:table-row table:style-name="ro1">
          <table:table-cell office:value-type="float" office:value="1548068548" calcext:value-type="float">
            <text:p>1548068548</text:p>
          </table:table-cell>
          <table:table-cell office:value-type="string" calcext:value-type="string">
            <text:p>2019-01-21</text:p>
          </table:table-cell>
          <table:table-cell office:value-type="string" calcext:value-type="string">
            <text:p>11:02:28</text:p>
          </table:table-cell>
          <table:table-cell office:value-type="float" office:value="559451" calcext:value-type="float">
            <text:p>559451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60b7f5ba12bb68a57ef616c6f174eee4c2cb048c1beb8790fe7ee7a1f2f68169</text:p>
          </table:table-cell>
          <table:table-cell office:value-type="float" office:value="1201" calcext:value-type="float">
            <text:p>1201</text:p>
          </table:table-cell>
          <table:table-cell office:value-type="float" office:value="1202" calcext:value-type="float">
            <text:p>1202</text:p>
          </table:table-cell>
          <table:table-cell/>
          <table:table-cell table:formula="of:=FLOOR([.A1098];60*60*24)" office:value-type="float" office:value="1548028800" calcext:value-type="float">
            <text:p>1548028800</text:p>
          </table:table-cell>
          <table:table-cell table:number-columns-repeated="3"/>
        </table:table-row>
        <table:table-row table:style-name="ro1">
          <table:table-cell office:value-type="float" office:value="1548069715" calcext:value-type="float">
            <text:p>1548069715</text:p>
          </table:table-cell>
          <table:table-cell office:value-type="string" calcext:value-type="string">
            <text:p>2019-01-21</text:p>
          </table:table-cell>
          <table:table-cell office:value-type="string" calcext:value-type="string">
            <text:p>11:21:55</text:p>
          </table:table-cell>
          <table:table-cell office:value-type="float" office:value="559455" calcext:value-type="float">
            <text:p>559455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c2ed3258202e1c485c334a0dbff725178b947ff65563e9ef61f1192700c7274c</text:p>
          </table:table-cell>
          <table:table-cell table:number-columns-repeated="2" office:value-type="float" office:value="144" calcext:value-type="float">
            <text:p>144</text:p>
          </table:table-cell>
          <table:table-cell/>
          <table:table-cell table:formula="of:=FLOOR([.A1099];60*60*24)" office:value-type="float" office:value="1548028800" calcext:value-type="float">
            <text:p>1548028800</text:p>
          </table:table-cell>
          <table:table-cell table:number-columns-repeated="3"/>
        </table:table-row>
        <table:table-row table:style-name="ro1">
          <table:table-cell office:value-type="float" office:value="1548069715" calcext:value-type="float">
            <text:p>1548069715</text:p>
          </table:table-cell>
          <table:table-cell office:value-type="string" calcext:value-type="string">
            <text:p>2019-01-21</text:p>
          </table:table-cell>
          <table:table-cell office:value-type="string" calcext:value-type="string">
            <text:p>11:21:55</text:p>
          </table:table-cell>
          <table:table-cell office:value-type="float" office:value="559455" calcext:value-type="float">
            <text:p>559455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00f107f51a237fe98e17b3219f86add6e3ba184547e8f4356695aa7c39274243</text:p>
          </table:table-cell>
          <table:table-cell office:value-type="float" office:value="600" calcext:value-type="float">
            <text:p>600</text:p>
          </table:table-cell>
          <table:table-cell office:value-type="float" office:value="601" calcext:value-type="float">
            <text:p>601</text:p>
          </table:table-cell>
          <table:table-cell/>
          <table:table-cell table:formula="of:=FLOOR([.A1100];60*60*24)" office:value-type="float" office:value="1548028800" calcext:value-type="float">
            <text:p>1548028800</text:p>
          </table:table-cell>
          <table:table-cell table:number-columns-repeated="3"/>
        </table:table-row>
        <table:table-row table:style-name="ro1">
          <table:table-cell office:value-type="float" office:value="1548068301" calcext:value-type="float">
            <text:p>1548068301</text:p>
          </table:table-cell>
          <table:table-cell office:value-type="string" calcext:value-type="string">
            <text:p>2019-01-21</text:p>
          </table:table-cell>
          <table:table-cell office:value-type="string" calcext:value-type="string">
            <text:p>10:58:21</text:p>
          </table:table-cell>
          <table:table-cell office:value-type="float" office:value="559450" calcext:value-type="float">
            <text:p>559450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4df3e4a9a93f18070cbd57eaf9d55681a8b26efb6a73d3f760bc80b75c2da8ca</text:p>
          </table:table-cell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/>
          <table:table-cell table:formula="of:=FLOOR([.A1101];60*60*24)" office:value-type="float" office:value="1548028800" calcext:value-type="float">
            <text:p>1548028800</text:p>
          </table:table-cell>
          <table:table-cell table:number-columns-repeated="3"/>
        </table:table-row>
        <table:table-row table:style-name="ro1">
          <table:table-cell office:value-type="float" office:value="1548070707" calcext:value-type="float">
            <text:p>1548070707</text:p>
          </table:table-cell>
          <table:table-cell office:value-type="string" calcext:value-type="string">
            <text:p>2019-01-21</text:p>
          </table:table-cell>
          <table:table-cell office:value-type="string" calcext:value-type="string">
            <text:p>11:38:27</text:p>
          </table:table-cell>
          <table:table-cell office:value-type="float" office:value="559457" calcext:value-type="float">
            <text:p>559457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bc3bfca2660229a0c35b7d72cb40e090764a800985e7cddd6017522a1c0857ae</text:p>
          </table:table-cell>
          <table:table-cell office:value-type="float" office:value="240" calcext:value-type="float">
            <text:p>240</text:p>
          </table:table-cell>
          <table:table-cell office:value-type="float" office:value="499" calcext:value-type="float">
            <text:p>499</text:p>
          </table:table-cell>
          <table:table-cell/>
          <table:table-cell table:formula="of:=FLOOR([.A1102];60*60*24)" office:value-type="float" office:value="1548028800" calcext:value-type="float">
            <text:p>1548028800</text:p>
          </table:table-cell>
          <table:table-cell table:number-columns-repeated="3"/>
        </table:table-row>
        <table:table-row table:style-name="ro1">
          <table:table-cell office:value-type="float" office:value="1548069478" calcext:value-type="float">
            <text:p>1548069478</text:p>
          </table:table-cell>
          <table:table-cell office:value-type="string" calcext:value-type="string">
            <text:p>2019-01-21</text:p>
          </table:table-cell>
          <table:table-cell office:value-type="string" calcext:value-type="string">
            <text:p>11:17:58</text:p>
          </table:table-cell>
          <table:table-cell office:value-type="float" office:value="559453" calcext:value-type="float">
            <text:p>559453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724dd60a7b6e986d970a357f951612aff109a352a2ef31ccec3f665350adf479</text:p>
          </table:table-cell>
          <table:table-cell office:value-type="float" office:value="144" calcext:value-type="float">
            <text:p>144</text:p>
          </table:table-cell>
          <table:table-cell office:value-type="float" office:value="1176" calcext:value-type="float">
            <text:p>1176</text:p>
          </table:table-cell>
          <table:table-cell/>
          <table:table-cell table:formula="of:=FLOOR([.A1103];60*60*24)" office:value-type="float" office:value="1548028800" calcext:value-type="float">
            <text:p>1548028800</text:p>
          </table:table-cell>
          <table:table-cell table:number-columns-repeated="3"/>
        </table:table-row>
        <table:table-row table:style-name="ro1">
          <table:table-cell office:value-type="float" office:value="1548075781" calcext:value-type="float">
            <text:p>1548075781</text:p>
          </table:table-cell>
          <table:table-cell office:value-type="string" calcext:value-type="string">
            <text:p>2019-01-21</text:p>
          </table:table-cell>
          <table:table-cell office:value-type="string" calcext:value-type="string">
            <text:p>13:03:01</text:p>
          </table:table-cell>
          <table:table-cell office:value-type="float" office:value="559467" calcext:value-type="float">
            <text:p>559467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af7919bf3c66899ec5ade4feb3ef4b882637c0d83345aac22117265105855020</text:p>
          </table:table-cell>
          <table:table-cell office:value-type="float" office:value="144" calcext:value-type="float">
            <text:p>144</text:p>
          </table:table-cell>
          <table:table-cell office:value-type="float" office:value="538" calcext:value-type="float">
            <text:p>538</text:p>
          </table:table-cell>
          <table:table-cell/>
          <table:table-cell table:formula="of:=FLOOR([.A1104];60*60*24)" office:value-type="float" office:value="1548028800" calcext:value-type="float">
            <text:p>1548028800</text:p>
          </table:table-cell>
          <table:table-cell table:number-columns-repeated="3"/>
        </table:table-row>
        <table:table-row table:style-name="ro1">
          <table:table-cell office:value-type="float" office:value="1548075781" calcext:value-type="float">
            <text:p>1548075781</text:p>
          </table:table-cell>
          <table:table-cell office:value-type="string" calcext:value-type="string">
            <text:p>2019-01-21</text:p>
          </table:table-cell>
          <table:table-cell office:value-type="string" calcext:value-type="string">
            <text:p>13:03:01</text:p>
          </table:table-cell>
          <table:table-cell office:value-type="float" office:value="559467" calcext:value-type="float">
            <text:p>559467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ae15f4229773846bfebccfb006fd7ecd83315ffba93802092a42680eb15930b4</text:p>
          </table:table-cell>
          <table:table-cell office:value-type="float" office:value="144" calcext:value-type="float">
            <text:p>144</text:p>
          </table:table-cell>
          <table:table-cell office:value-type="float" office:value="538" calcext:value-type="float">
            <text:p>538</text:p>
          </table:table-cell>
          <table:table-cell/>
          <table:table-cell table:formula="of:=FLOOR([.A1105];60*60*24)" office:value-type="float" office:value="1548028800" calcext:value-type="float">
            <text:p>1548028800</text:p>
          </table:table-cell>
          <table:table-cell table:number-columns-repeated="3"/>
        </table:table-row>
        <table:table-row table:style-name="ro1">
          <table:table-cell office:value-type="float" office:value="1548076264" calcext:value-type="float">
            <text:p>1548076264</text:p>
          </table:table-cell>
          <table:table-cell office:value-type="string" calcext:value-type="string">
            <text:p>2019-01-21</text:p>
          </table:table-cell>
          <table:table-cell office:value-type="string" calcext:value-type="string">
            <text:p>13:11:04</text:p>
          </table:table-cell>
          <table:table-cell office:value-type="float" office:value="559469" calcext:value-type="float">
            <text:p>559469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3de509ed82516e4ccdbea448fc720810a8fb00fcdbf216807449d2f6f38182fa</text:p>
          </table:table-cell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/>
          <table:table-cell table:formula="of:=FLOOR([.A1106];60*60*24)" office:value-type="float" office:value="1548028800" calcext:value-type="float">
            <text:p>1548028800</text:p>
          </table:table-cell>
          <table:table-cell table:number-columns-repeated="3"/>
        </table:table-row>
        <table:table-row table:style-name="ro1">
          <table:table-cell office:value-type="float" office:value="1548079918" calcext:value-type="float">
            <text:p>1548079918</text:p>
          </table:table-cell>
          <table:table-cell office:value-type="string" calcext:value-type="string">
            <text:p>2019-01-21</text:p>
          </table:table-cell>
          <table:table-cell office:value-type="string" calcext:value-type="string">
            <text:p>14:11:58</text:p>
          </table:table-cell>
          <table:table-cell office:value-type="float" office:value="559478" calcext:value-type="float">
            <text:p>559478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f8254211dd67ac8ec314155ca5c90037e6452d9e9219b254c0d998838826968f</text:p>
          </table:table-cell>
          <table:table-cell office:value-type="float" office:value="600" calcext:value-type="float">
            <text:p>600</text:p>
          </table:table-cell>
          <table:table-cell office:value-type="float" office:value="601" calcext:value-type="float">
            <text:p>601</text:p>
          </table:table-cell>
          <table:table-cell/>
          <table:table-cell table:formula="of:=FLOOR([.A1107];60*60*24)" office:value-type="float" office:value="1548028800" calcext:value-type="float">
            <text:p>1548028800</text:p>
          </table:table-cell>
          <table:table-cell table:number-columns-repeated="3"/>
        </table:table-row>
        <table:table-row table:style-name="ro1">
          <table:table-cell office:value-type="float" office:value="1548079918" calcext:value-type="float">
            <text:p>1548079918</text:p>
          </table:table-cell>
          <table:table-cell office:value-type="string" calcext:value-type="string">
            <text:p>2019-01-21</text:p>
          </table:table-cell>
          <table:table-cell office:value-type="string" calcext:value-type="string">
            <text:p>14:11:58</text:p>
          </table:table-cell>
          <table:table-cell office:value-type="float" office:value="559478" calcext:value-type="float">
            <text:p>559478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9b5f8aae18b670e0b40e2a7b2e8dced28fcf971ece77f1e746ef9cc552d1f103</text:p>
          </table:table-cell>
          <table:table-cell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  <table:table-cell/>
          <table:table-cell table:formula="of:=FLOOR([.A1108];60*60*24)" office:value-type="float" office:value="1548028800" calcext:value-type="float">
            <text:p>1548028800</text:p>
          </table:table-cell>
          <table:table-cell table:number-columns-repeated="3"/>
        </table:table-row>
        <table:table-row table:style-name="ro1">
          <table:table-cell office:value-type="float" office:value="1548084230" calcext:value-type="float">
            <text:p>1548084230</text:p>
          </table:table-cell>
          <table:table-cell office:value-type="string" calcext:value-type="string">
            <text:p>2019-01-21</text:p>
          </table:table-cell>
          <table:table-cell office:value-type="string" calcext:value-type="string">
            <text:p>15:23:50</text:p>
          </table:table-cell>
          <table:table-cell office:value-type="float" office:value="559485" calcext:value-type="float">
            <text:p>559485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a3da7e5955e3f2dfd95b9cd43edccfd06d7744ab9f8b07318255108312f6ccfa</text:p>
          </table:table-cell>
          <table:table-cell office:value-type="float" office:value="144" calcext:value-type="float">
            <text:p>144</text:p>
          </table:table-cell>
          <table:table-cell office:value-type="float" office:value="277" calcext:value-type="float">
            <text:p>277</text:p>
          </table:table-cell>
          <table:table-cell/>
          <table:table-cell table:formula="of:=FLOOR([.A1109];60*60*24)" office:value-type="float" office:value="1548028800" calcext:value-type="float">
            <text:p>1548028800</text:p>
          </table:table-cell>
          <table:table-cell table:number-columns-repeated="3"/>
        </table:table-row>
        <table:table-row table:style-name="ro1">
          <table:table-cell office:value-type="float" office:value="1548084326" calcext:value-type="float">
            <text:p>1548084326</text:p>
          </table:table-cell>
          <table:table-cell office:value-type="string" calcext:value-type="string">
            <text:p>2019-01-21</text:p>
          </table:table-cell>
          <table:table-cell office:value-type="string" calcext:value-type="string">
            <text:p>15:25:26</text:p>
          </table:table-cell>
          <table:table-cell office:value-type="float" office:value="559486" calcext:value-type="float">
            <text:p>559486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e1550db89c2ea866276ac83666645198b32aaea8860033c313de435fe305754c</text:p>
          </table:table-cell>
          <table:table-cell office:value-type="float" office:value="307" calcext:value-type="float">
            <text:p>307</text:p>
          </table:table-cell>
          <table:table-cell office:value-type="float" office:value="363" calcext:value-type="float">
            <text:p>363</text:p>
          </table:table-cell>
          <table:table-cell/>
          <table:table-cell table:formula="of:=FLOOR([.A1110];60*60*24)" office:value-type="float" office:value="1548028800" calcext:value-type="float">
            <text:p>1548028800</text:p>
          </table:table-cell>
          <table:table-cell table:number-columns-repeated="3"/>
        </table:table-row>
        <table:table-row table:style-name="ro1">
          <table:table-cell office:value-type="float" office:value="1548084326" calcext:value-type="float">
            <text:p>1548084326</text:p>
          </table:table-cell>
          <table:table-cell office:value-type="string" calcext:value-type="string">
            <text:p>2019-01-21</text:p>
          </table:table-cell>
          <table:table-cell office:value-type="string" calcext:value-type="string">
            <text:p>15:25:26</text:p>
          </table:table-cell>
          <table:table-cell office:value-type="float" office:value="559486" calcext:value-type="float">
            <text:p>559486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c31e740e2106ea711b14775a6c973fff29f599bd3539eccaf1c242987ffabc5d</text:p>
          </table:table-cell>
          <table:table-cell office:value-type="float" office:value="932" calcext:value-type="float">
            <text:p>932</text:p>
          </table:table-cell>
          <table:table-cell office:value-type="float" office:value="934" calcext:value-type="float">
            <text:p>934</text:p>
          </table:table-cell>
          <table:table-cell/>
          <table:table-cell table:formula="of:=FLOOR([.A1111];60*60*24)" office:value-type="float" office:value="1548028800" calcext:value-type="float">
            <text:p>1548028800</text:p>
          </table:table-cell>
          <table:table-cell table:number-columns-repeated="3"/>
        </table:table-row>
        <table:table-row table:style-name="ro1">
          <table:table-cell office:value-type="float" office:value="1548084326" calcext:value-type="float">
            <text:p>1548084326</text:p>
          </table:table-cell>
          <table:table-cell office:value-type="string" calcext:value-type="string">
            <text:p>2019-01-21</text:p>
          </table:table-cell>
          <table:table-cell office:value-type="string" calcext:value-type="string">
            <text:p>15:25:26</text:p>
          </table:table-cell>
          <table:table-cell office:value-type="float" office:value="559486" calcext:value-type="float">
            <text:p>559486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b0b258e325aff5169b941db97625f36ec0691a10b2fca30212d2b5b484b9889d</text:p>
          </table:table-cell>
          <table:table-cell office:value-type="float" office:value="932" calcext:value-type="float">
            <text:p>932</text:p>
          </table:table-cell>
          <table:table-cell office:value-type="float" office:value="934" calcext:value-type="float">
            <text:p>934</text:p>
          </table:table-cell>
          <table:table-cell/>
          <table:table-cell table:formula="of:=FLOOR([.A1112];60*60*24)" office:value-type="float" office:value="1548028800" calcext:value-type="float">
            <text:p>1548028800</text:p>
          </table:table-cell>
          <table:table-cell table:number-columns-repeated="3"/>
        </table:table-row>
        <table:table-row table:style-name="ro1">
          <table:table-cell office:value-type="float" office:value="1548081366" calcext:value-type="float">
            <text:p>1548081366</text:p>
          </table:table-cell>
          <table:table-cell office:value-type="string" calcext:value-type="string">
            <text:p>2019-01-21</text:p>
          </table:table-cell>
          <table:table-cell office:value-type="string" calcext:value-type="string">
            <text:p>14:36:06</text:p>
          </table:table-cell>
          <table:table-cell office:value-type="float" office:value="559480" calcext:value-type="float">
            <text:p>559480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089fe61d458de478f65ac0a367c871d8fc6c23320dbfbcef9eb083b55c1a3ea3</text:p>
          </table:table-cell>
          <table:table-cell office:value-type="float" office:value="144" calcext:value-type="float">
            <text:p>144</text:p>
          </table:table-cell>
          <table:table-cell office:value-type="float" office:value="148" calcext:value-type="float">
            <text:p>148</text:p>
          </table:table-cell>
          <table:table-cell/>
          <table:table-cell table:formula="of:=FLOOR([.A1113];60*60*24)" office:value-type="float" office:value="1548028800" calcext:value-type="float">
            <text:p>1548028800</text:p>
          </table:table-cell>
          <table:table-cell table:number-columns-repeated="3"/>
        </table:table-row>
        <table:table-row table:style-name="ro1">
          <table:table-cell office:value-type="float" office:value="1548084326" calcext:value-type="float">
            <text:p>1548084326</text:p>
          </table:table-cell>
          <table:table-cell office:value-type="string" calcext:value-type="string">
            <text:p>2019-01-21</text:p>
          </table:table-cell>
          <table:table-cell office:value-type="string" calcext:value-type="string">
            <text:p>15:25:26</text:p>
          </table:table-cell>
          <table:table-cell office:value-type="float" office:value="559486" calcext:value-type="float">
            <text:p>559486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5dc9aebc1f1f6aac193f7edd8811b22e88b77dca00c6480b28b41ad1ee86271d</text:p>
          </table:table-cell>
          <table:table-cell office:value-type="float" office:value="144" calcext:value-type="float">
            <text:p>144</text:p>
          </table:table-cell>
          <table:table-cell office:value-type="float" office:value="151" calcext:value-type="float">
            <text:p>151</text:p>
          </table:table-cell>
          <table:table-cell/>
          <table:table-cell table:formula="of:=FLOOR([.A1114];60*60*24)" office:value-type="float" office:value="1548028800" calcext:value-type="float">
            <text:p>1548028800</text:p>
          </table:table-cell>
          <table:table-cell table:number-columns-repeated="3"/>
        </table:table-row>
        <table:table-row table:style-name="ro1">
          <table:table-cell office:value-type="float" office:value="1548084326" calcext:value-type="float">
            <text:p>1548084326</text:p>
          </table:table-cell>
          <table:table-cell office:value-type="string" calcext:value-type="string">
            <text:p>2019-01-21</text:p>
          </table:table-cell>
          <table:table-cell office:value-type="string" calcext:value-type="string">
            <text:p>15:25:26</text:p>
          </table:table-cell>
          <table:table-cell office:value-type="float" office:value="559486" calcext:value-type="float">
            <text:p>559486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42da7dd646006ac5c566607168f5eadda4db9c7a11ff3547aff742859e68cfb5</text:p>
          </table:table-cell>
          <table:table-cell office:value-type="float" office:value="180" calcext:value-type="float">
            <text:p>180</text:p>
          </table:table-cell>
          <table:table-cell office:value-type="float" office:value="223" calcext:value-type="float">
            <text:p>223</text:p>
          </table:table-cell>
          <table:table-cell/>
          <table:table-cell table:formula="of:=FLOOR([.A1115];60*60*24)" office:value-type="float" office:value="1548028800" calcext:value-type="float">
            <text:p>1548028800</text:p>
          </table:table-cell>
          <table:table-cell table:number-columns-repeated="3"/>
        </table:table-row>
        <table:table-row table:style-name="ro1">
          <table:table-cell office:value-type="float" office:value="1548079918" calcext:value-type="float">
            <text:p>1548079918</text:p>
          </table:table-cell>
          <table:table-cell office:value-type="string" calcext:value-type="string">
            <text:p>2019-01-21</text:p>
          </table:table-cell>
          <table:table-cell office:value-type="string" calcext:value-type="string">
            <text:p>14:11:58</text:p>
          </table:table-cell>
          <table:table-cell office:value-type="float" office:value="559478" calcext:value-type="float">
            <text:p>559478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6c39cad420e4432af85b1c8574441390ddf81770cf6be1d61ec035e7eff248d0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1116];60*60*24)" office:value-type="float" office:value="1548028800" calcext:value-type="float">
            <text:p>1548028800</text:p>
          </table:table-cell>
          <table:table-cell table:number-columns-repeated="3"/>
        </table:table-row>
        <table:table-row table:style-name="ro1">
          <table:table-cell office:value-type="float" office:value="1548084326" calcext:value-type="float">
            <text:p>1548084326</text:p>
          </table:table-cell>
          <table:table-cell office:value-type="string" calcext:value-type="string">
            <text:p>2019-01-21</text:p>
          </table:table-cell>
          <table:table-cell office:value-type="string" calcext:value-type="string">
            <text:p>15:25:26</text:p>
          </table:table-cell>
          <table:table-cell office:value-type="float" office:value="559486" calcext:value-type="float">
            <text:p>559486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aff429c1fd7713c74eec8838b83c2948fc26008379eb92e062fb663905b1fa19</text:p>
          </table:table-cell>
          <table:table-cell office:value-type="float" office:value="144" calcext:value-type="float">
            <text:p>144</text:p>
          </table:table-cell>
          <table:table-cell office:value-type="float" office:value="156" calcext:value-type="float">
            <text:p>156</text:p>
          </table:table-cell>
          <table:table-cell/>
          <table:table-cell table:formula="of:=FLOOR([.A1117];60*60*24)" office:value-type="float" office:value="1548028800" calcext:value-type="float">
            <text:p>1548028800</text:p>
          </table:table-cell>
          <table:table-cell table:number-columns-repeated="3"/>
        </table:table-row>
        <table:table-row table:style-name="ro1">
          <table:table-cell office:value-type="float" office:value="1548084326" calcext:value-type="float">
            <text:p>1548084326</text:p>
          </table:table-cell>
          <table:table-cell office:value-type="string" calcext:value-type="string">
            <text:p>2019-01-21</text:p>
          </table:table-cell>
          <table:table-cell office:value-type="string" calcext:value-type="string">
            <text:p>15:25:26</text:p>
          </table:table-cell>
          <table:table-cell office:value-type="float" office:value="559486" calcext:value-type="float">
            <text:p>559486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79837f4f26b641c986e81b8a5ae8ab7d62a1f838647da1c4f95625ed61c0f3a5</text:p>
          </table:table-cell>
          <table:table-cell office:value-type="float" office:value="144" calcext:value-type="float">
            <text:p>144</text:p>
          </table:table-cell>
          <table:table-cell office:value-type="float" office:value="153" calcext:value-type="float">
            <text:p>153</text:p>
          </table:table-cell>
          <table:table-cell/>
          <table:table-cell table:formula="of:=FLOOR([.A1118];60*60*24)" office:value-type="float" office:value="1548028800" calcext:value-type="float">
            <text:p>1548028800</text:p>
          </table:table-cell>
          <table:table-cell table:number-columns-repeated="3"/>
        </table:table-row>
        <table:table-row table:style-name="ro1">
          <table:table-cell office:value-type="float" office:value="1548084326" calcext:value-type="float">
            <text:p>1548084326</text:p>
          </table:table-cell>
          <table:table-cell office:value-type="string" calcext:value-type="string">
            <text:p>2019-01-21</text:p>
          </table:table-cell>
          <table:table-cell office:value-type="string" calcext:value-type="string">
            <text:p>15:25:26</text:p>
          </table:table-cell>
          <table:table-cell office:value-type="float" office:value="559486" calcext:value-type="float">
            <text:p>559486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32f6f851cc40781fd09e695b734c2ab1bda5fa73bc2a2f03a0ccd0b949485bf9</text:p>
          </table:table-cell>
          <table:table-cell office:value-type="float" office:value="144" calcext:value-type="float">
            <text:p>144</text:p>
          </table:table-cell>
          <table:table-cell office:value-type="float" office:value="155" calcext:value-type="float">
            <text:p>155</text:p>
          </table:table-cell>
          <table:table-cell/>
          <table:table-cell table:formula="of:=FLOOR([.A1119];60*60*24)" office:value-type="float" office:value="1548028800" calcext:value-type="float">
            <text:p>1548028800</text:p>
          </table:table-cell>
          <table:table-cell table:number-columns-repeated="3"/>
        </table:table-row>
        <table:table-row table:style-name="ro1">
          <table:table-cell office:value-type="float" office:value="1548083292" calcext:value-type="float">
            <text:p>1548083292</text:p>
          </table:table-cell>
          <table:table-cell office:value-type="string" calcext:value-type="string">
            <text:p>2019-01-21</text:p>
          </table:table-cell>
          <table:table-cell office:value-type="string" calcext:value-type="string">
            <text:p>15:08:12</text:p>
          </table:table-cell>
          <table:table-cell office:value-type="float" office:value="559483" calcext:value-type="float">
            <text:p>559483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e584df81071850efe37d62db88c6fe13c922bc29ce3470e4c6d5f996edb3ffb4</text:p>
          </table:table-cell>
          <table:table-cell office:value-type="float" office:value="144" calcext:value-type="float">
            <text:p>144</text:p>
          </table:table-cell>
          <table:table-cell office:value-type="float" office:value="214" calcext:value-type="float">
            <text:p>214</text:p>
          </table:table-cell>
          <table:table-cell/>
          <table:table-cell table:formula="of:=FLOOR([.A1120];60*60*24)" office:value-type="float" office:value="1548028800" calcext:value-type="float">
            <text:p>1548028800</text:p>
          </table:table-cell>
          <table:table-cell table:number-columns-repeated="3"/>
        </table:table-row>
        <table:table-row table:style-name="ro1">
          <table:table-cell office:value-type="float" office:value="1548084230" calcext:value-type="float">
            <text:p>1548084230</text:p>
          </table:table-cell>
          <table:table-cell office:value-type="string" calcext:value-type="string">
            <text:p>2019-01-21</text:p>
          </table:table-cell>
          <table:table-cell office:value-type="string" calcext:value-type="string">
            <text:p>15:23:50</text:p>
          </table:table-cell>
          <table:table-cell office:value-type="float" office:value="559485" calcext:value-type="float">
            <text:p>559485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2e51004f58e1954429229298cc97b0ef927716d438e82a37b4fcd4387406b454</text:p>
          </table:table-cell>
          <table:table-cell office:value-type="float" office:value="144" calcext:value-type="float">
            <text:p>144</text:p>
          </table:table-cell>
          <table:table-cell office:value-type="float" office:value="150" calcext:value-type="float">
            <text:p>150</text:p>
          </table:table-cell>
          <table:table-cell/>
          <table:table-cell table:formula="of:=FLOOR([.A1121];60*60*24)" office:value-type="float" office:value="1548028800" calcext:value-type="float">
            <text:p>1548028800</text:p>
          </table:table-cell>
          <table:table-cell table:number-columns-repeated="3"/>
        </table:table-row>
        <table:table-row table:style-name="ro1">
          <table:table-cell office:value-type="float" office:value="1548084767" calcext:value-type="float">
            <text:p>1548084767</text:p>
          </table:table-cell>
          <table:table-cell office:value-type="string" calcext:value-type="string">
            <text:p>2019-01-21</text:p>
          </table:table-cell>
          <table:table-cell office:value-type="string" calcext:value-type="string">
            <text:p>15:32:47</text:p>
          </table:table-cell>
          <table:table-cell office:value-type="float" office:value="559487" calcext:value-type="float">
            <text:p>559487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a4f52b058cf01b59ec2c25a5ed09383fa3aa2df678d737390dd3b5b3dd9de5bf</text:p>
          </table:table-cell>
          <table:table-cell office:value-type="float" office:value="934" calcext:value-type="float">
            <text:p>934</text:p>
          </table:table-cell>
          <table:table-cell office:value-type="float" office:value="935" calcext:value-type="float">
            <text:p>935</text:p>
          </table:table-cell>
          <table:table-cell/>
          <table:table-cell table:formula="of:=FLOOR([.A1122];60*60*24)" office:value-type="float" office:value="1548028800" calcext:value-type="float">
            <text:p>1548028800</text:p>
          </table:table-cell>
          <table:table-cell table:number-columns-repeated="3"/>
        </table:table-row>
        <table:table-row table:style-name="ro1">
          <table:table-cell office:value-type="float" office:value="1548090588" calcext:value-type="float">
            <text:p>1548090588</text:p>
          </table:table-cell>
          <table:table-cell office:value-type="string" calcext:value-type="string">
            <text:p>2019-01-21</text:p>
          </table:table-cell>
          <table:table-cell office:value-type="string" calcext:value-type="string">
            <text:p>17:09:48</text:p>
          </table:table-cell>
          <table:table-cell office:value-type="float" office:value="559494" calcext:value-type="float">
            <text:p>559494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5d063fccf14387f662b85f29815438e067afae267ab69023a2b2710adbde268d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1123];60*60*24)" office:value-type="float" office:value="1548028800" calcext:value-type="float">
            <text:p>1548028800</text:p>
          </table:table-cell>
          <table:table-cell table:number-columns-repeated="3"/>
        </table:table-row>
        <table:table-row table:style-name="ro1">
          <table:table-cell office:value-type="float" office:value="1548084326" calcext:value-type="float">
            <text:p>1548084326</text:p>
          </table:table-cell>
          <table:table-cell office:value-type="string" calcext:value-type="string">
            <text:p>2019-01-21</text:p>
          </table:table-cell>
          <table:table-cell office:value-type="string" calcext:value-type="string">
            <text:p>15:25:26</text:p>
          </table:table-cell>
          <table:table-cell office:value-type="float" office:value="559486" calcext:value-type="float">
            <text:p>559486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a7db8132f4ae5e0d4cb9b3198f2e6e2cb23cf9cf716d462da57bc832a71eca20</text:p>
          </table:table-cell>
          <table:table-cell office:value-type="float" office:value="144" calcext:value-type="float">
            <text:p>144</text:p>
          </table:table-cell>
          <table:table-cell office:value-type="float" office:value="158" calcext:value-type="float">
            <text:p>158</text:p>
          </table:table-cell>
          <table:table-cell/>
          <table:table-cell table:formula="of:=FLOOR([.A1124];60*60*24)" office:value-type="float" office:value="1548028800" calcext:value-type="float">
            <text:p>1548028800</text:p>
          </table:table-cell>
          <table:table-cell table:number-columns-repeated="3"/>
        </table:table-row>
        <table:table-row table:style-name="ro1">
          <table:table-cell office:value-type="float" office:value="1548091593" calcext:value-type="float">
            <text:p>1548091593</text:p>
          </table:table-cell>
          <table:table-cell office:value-type="string" calcext:value-type="string">
            <text:p>2019-01-21</text:p>
          </table:table-cell>
          <table:table-cell office:value-type="string" calcext:value-type="string">
            <text:p>17:26:33</text:p>
          </table:table-cell>
          <table:table-cell office:value-type="float" office:value="559498" calcext:value-type="float">
            <text:p>559498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6064959719b831a06c1ba2504fd5c721afb0b8523ae6256ed2118ca76702465d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1125];60*60*24)" office:value-type="float" office:value="1548028800" calcext:value-type="float">
            <text:p>1548028800</text:p>
          </table:table-cell>
          <table:table-cell table:number-columns-repeated="3"/>
        </table:table-row>
        <table:table-row table:style-name="ro1">
          <table:table-cell office:value-type="float" office:value="1548090588" calcext:value-type="float">
            <text:p>1548090588</text:p>
          </table:table-cell>
          <table:table-cell office:value-type="string" calcext:value-type="string">
            <text:p>2019-01-21</text:p>
          </table:table-cell>
          <table:table-cell office:value-type="string" calcext:value-type="string">
            <text:p>17:09:48</text:p>
          </table:table-cell>
          <table:table-cell office:value-type="float" office:value="559494" calcext:value-type="float">
            <text:p>559494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cd6d3857963ed91dd40364d81d72979d3c072de94244bf56d89e64eeb6bebb72</text:p>
          </table:table-cell>
          <table:table-cell office:value-type="float" office:value="144" calcext:value-type="float">
            <text:p>144</text:p>
          </table:table-cell>
          <table:table-cell office:value-type="float" office:value="236" calcext:value-type="float">
            <text:p>236</text:p>
          </table:table-cell>
          <table:table-cell/>
          <table:table-cell table:formula="of:=FLOOR([.A1126];60*60*24)" office:value-type="float" office:value="1548028800" calcext:value-type="float">
            <text:p>1548028800</text:p>
          </table:table-cell>
          <table:table-cell table:number-columns-repeated="3"/>
        </table:table-row>
        <table:table-row table:style-name="ro1">
          <table:table-cell office:value-type="float" office:value="1548091508" calcext:value-type="float">
            <text:p>1548091508</text:p>
          </table:table-cell>
          <table:table-cell office:value-type="string" calcext:value-type="string">
            <text:p>2019-01-21</text:p>
          </table:table-cell>
          <table:table-cell office:value-type="string" calcext:value-type="string">
            <text:p>17:25:08</text:p>
          </table:table-cell>
          <table:table-cell office:value-type="float" office:value="559497" calcext:value-type="float">
            <text:p>559497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146a642851e4847b09c0565932907104fd7551ab933dd78d4f9da2b18f2c8141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1127];60*60*24)" office:value-type="float" office:value="1548028800" calcext:value-type="float">
            <text:p>1548028800</text:p>
          </table:table-cell>
          <table:table-cell table:number-columns-repeated="3"/>
        </table:table-row>
        <table:table-row table:style-name="ro1">
          <table:table-cell office:value-type="float" office:value="1548091508" calcext:value-type="float">
            <text:p>1548091508</text:p>
          </table:table-cell>
          <table:table-cell office:value-type="string" calcext:value-type="string">
            <text:p>2019-01-21</text:p>
          </table:table-cell>
          <table:table-cell office:value-type="string" calcext:value-type="string">
            <text:p>17:25:08</text:p>
          </table:table-cell>
          <table:table-cell office:value-type="float" office:value="559497" calcext:value-type="float">
            <text:p>559497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fc2af8fd90b6b6571ba508568ae1e36c6f4ac662343d94b15a5abbd8c63f5ce9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1128];60*60*24)" office:value-type="float" office:value="1548028800" calcext:value-type="float">
            <text:p>1548028800</text:p>
          </table:table-cell>
          <table:table-cell table:number-columns-repeated="3"/>
        </table:table-row>
        <table:table-row table:style-name="ro1">
          <table:table-cell office:value-type="float" office:value="1548090603" calcext:value-type="float">
            <text:p>1548090603</text:p>
          </table:table-cell>
          <table:table-cell office:value-type="string" calcext:value-type="string">
            <text:p>2019-01-21</text:p>
          </table:table-cell>
          <table:table-cell office:value-type="string" calcext:value-type="string">
            <text:p>17:10:03</text:p>
          </table:table-cell>
          <table:table-cell office:value-type="float" office:value="559495" calcext:value-type="float">
            <text:p>559495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b735cea5e5bba6fa9d612382ff94549800e410bef28ec468a6de3c6a5ff89a70</text:p>
          </table:table-cell>
          <table:table-cell office:value-type="float" office:value="155" calcext:value-type="float">
            <text:p>155</text:p>
          </table:table-cell>
          <table:table-cell office:value-type="float" office:value="160" calcext:value-type="float">
            <text:p>160</text:p>
          </table:table-cell>
          <table:table-cell/>
          <table:table-cell table:formula="of:=FLOOR([.A1129];60*60*24)" office:value-type="float" office:value="1548028800" calcext:value-type="float">
            <text:p>1548028800</text:p>
          </table:table-cell>
          <table:table-cell table:number-columns-repeated="3"/>
        </table:table-row>
        <table:table-row table:style-name="ro1">
          <table:table-cell office:value-type="float" office:value="1548090603" calcext:value-type="float">
            <text:p>1548090603</text:p>
          </table:table-cell>
          <table:table-cell office:value-type="string" calcext:value-type="string">
            <text:p>2019-01-21</text:p>
          </table:table-cell>
          <table:table-cell office:value-type="string" calcext:value-type="string">
            <text:p>17:10:03</text:p>
          </table:table-cell>
          <table:table-cell office:value-type="float" office:value="559495" calcext:value-type="float">
            <text:p>559495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a832b57302d8e4d65298e0d34e6dca1001135354d7755210eccc39107127776b</text:p>
          </table:table-cell>
          <table:table-cell office:value-type="float" office:value="144" calcext:value-type="float">
            <text:p>144</text:p>
          </table:table-cell>
          <table:table-cell office:value-type="float" office:value="150" calcext:value-type="float">
            <text:p>150</text:p>
          </table:table-cell>
          <table:table-cell/>
          <table:table-cell table:formula="of:=FLOOR([.A1130];60*60*24)" office:value-type="float" office:value="1548028800" calcext:value-type="float">
            <text:p>1548028800</text:p>
          </table:table-cell>
          <table:table-cell table:number-columns-repeated="3"/>
        </table:table-row>
        <table:table-row table:style-name="ro1">
          <table:table-cell office:value-type="float" office:value="1548095167" calcext:value-type="float">
            <text:p>1548095167</text:p>
          </table:table-cell>
          <table:table-cell office:value-type="string" calcext:value-type="string">
            <text:p>2019-01-21</text:p>
          </table:table-cell>
          <table:table-cell office:value-type="string" calcext:value-type="string">
            <text:p>18:26:07</text:p>
          </table:table-cell>
          <table:table-cell office:value-type="float" office:value="559503" calcext:value-type="float">
            <text:p>559503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b7171b511d4f00d0ed75bd9454682774313a530ad3261950e15f8cfca7d81c39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/>
          <table:table-cell table:formula="of:=FLOOR([.A1131];60*60*24)" office:value-type="float" office:value="1548028800" calcext:value-type="float">
            <text:p>1548028800</text:p>
          </table:table-cell>
          <table:table-cell table:number-columns-repeated="3"/>
        </table:table-row>
        <table:table-row table:style-name="ro1">
          <table:table-cell office:value-type="float" office:value="1548092179" calcext:value-type="float">
            <text:p>1548092179</text:p>
          </table:table-cell>
          <table:table-cell office:value-type="string" calcext:value-type="string">
            <text:p>2019-01-21</text:p>
          </table:table-cell>
          <table:table-cell office:value-type="string" calcext:value-type="string">
            <text:p>17:36:19</text:p>
          </table:table-cell>
          <table:table-cell office:value-type="float" office:value="559499" calcext:value-type="float">
            <text:p>559499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c6e59357254ff7b17ce159e191212b650e1458389c190454f14aefed66b528d9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1132];60*60*24)" office:value-type="float" office:value="1548028800" calcext:value-type="float">
            <text:p>1548028800</text:p>
          </table:table-cell>
          <table:table-cell table:number-columns-repeated="3"/>
        </table:table-row>
        <table:table-row table:style-name="ro1">
          <table:table-cell office:value-type="float" office:value="1548093091" calcext:value-type="float">
            <text:p>1548093091</text:p>
          </table:table-cell>
          <table:table-cell office:value-type="string" calcext:value-type="string">
            <text:p>2019-01-21</text:p>
          </table:table-cell>
          <table:table-cell office:value-type="string" calcext:value-type="string">
            <text:p>17:51:31</text:p>
          </table:table-cell>
          <table:table-cell office:value-type="float" office:value="559500" calcext:value-type="float">
            <text:p>559500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e14b564bf92f6d9f0e21f6686ebff293044573f76acfa796211cf8a04ce74fab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1133];60*60*24)" office:value-type="float" office:value="1548028800" calcext:value-type="float">
            <text:p>1548028800</text:p>
          </table:table-cell>
          <table:table-cell table:number-columns-repeated="3"/>
        </table:table-row>
        <table:table-row table:style-name="ro1">
          <table:table-cell office:value-type="float" office:value="1548097958" calcext:value-type="float">
            <text:p>1548097958</text:p>
          </table:table-cell>
          <table:table-cell office:value-type="string" calcext:value-type="string">
            <text:p>2019-01-21</text:p>
          </table:table-cell>
          <table:table-cell office:value-type="string" calcext:value-type="string">
            <text:p>19:12:38</text:p>
          </table:table-cell>
          <table:table-cell office:value-type="float" office:value="559511" calcext:value-type="float">
            <text:p>559511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d12a1bb13c79a4bb87e7313a50a0a363a3dfea37442e9225d037d9a3bee772b3</text:p>
          </table:table-cell>
          <table:table-cell table:number-columns-repeated="2" office:value-type="float" office:value="144" calcext:value-type="float">
            <text:p>144</text:p>
          </table:table-cell>
          <table:table-cell/>
          <table:table-cell table:formula="of:=FLOOR([.A1134];60*60*24)" office:value-type="float" office:value="1548028800" calcext:value-type="float">
            <text:p>1548028800</text:p>
          </table:table-cell>
          <table:table-cell table:number-columns-repeated="3"/>
        </table:table-row>
        <table:table-row table:style-name="ro1">
          <table:table-cell office:value-type="float" office:value="1548096241" calcext:value-type="float">
            <text:p>1548096241</text:p>
          </table:table-cell>
          <table:table-cell office:value-type="string" calcext:value-type="string">
            <text:p>2019-01-21</text:p>
          </table:table-cell>
          <table:table-cell office:value-type="string" calcext:value-type="string">
            <text:p>18:44:01</text:p>
          </table:table-cell>
          <table:table-cell office:value-type="float" office:value="559508" calcext:value-type="float">
            <text:p>559508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c9f470b6a1d19a942b3d5413fe684978a294181bbaba4a650c25cb128c1a9367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/>
          <table:table-cell table:formula="of:=FLOOR([.A1135];60*60*24)" office:value-type="float" office:value="1548028800" calcext:value-type="float">
            <text:p>1548028800</text:p>
          </table:table-cell>
          <table:table-cell table:number-columns-repeated="3"/>
        </table:table-row>
        <table:table-row table:style-name="ro1">
          <table:table-cell office:value-type="float" office:value="1548094790" calcext:value-type="float">
            <text:p>1548094790</text:p>
          </table:table-cell>
          <table:table-cell office:value-type="string" calcext:value-type="string">
            <text:p>2019-01-21</text:p>
          </table:table-cell>
          <table:table-cell office:value-type="string" calcext:value-type="string">
            <text:p>18:19:50</text:p>
          </table:table-cell>
          <table:table-cell office:value-type="float" office:value="559502" calcext:value-type="float">
            <text:p>559502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5e4acfe637416800c634bfc27f468c73cdb516202810ad124db283dbf5d1363f</text:p>
          </table:table-cell>
          <table:table-cell office:value-type="float" office:value="144" calcext:value-type="float">
            <text:p>144</text:p>
          </table:table-cell>
          <table:table-cell office:value-type="float" office:value="147" calcext:value-type="float">
            <text:p>147</text:p>
          </table:table-cell>
          <table:table-cell/>
          <table:table-cell table:formula="of:=FLOOR([.A1136];60*60*24)" office:value-type="float" office:value="1548028800" calcext:value-type="float">
            <text:p>1548028800</text:p>
          </table:table-cell>
          <table:table-cell table:number-columns-repeated="3"/>
        </table:table-row>
        <table:table-row table:style-name="ro1">
          <table:table-cell office:value-type="float" office:value="1548094790" calcext:value-type="float">
            <text:p>1548094790</text:p>
          </table:table-cell>
          <table:table-cell office:value-type="string" calcext:value-type="string">
            <text:p>2019-01-21</text:p>
          </table:table-cell>
          <table:table-cell office:value-type="string" calcext:value-type="string">
            <text:p>18:19:50</text:p>
          </table:table-cell>
          <table:table-cell office:value-type="float" office:value="559502" calcext:value-type="float">
            <text:p>559502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1d391ae691bfa53a1d894bf38596889287e197dcff72ffbab4df5a99c189ad47</text:p>
          </table:table-cell>
          <table:table-cell office:value-type="float" office:value="144" calcext:value-type="float">
            <text:p>144</text:p>
          </table:table-cell>
          <table:table-cell office:value-type="float" office:value="147" calcext:value-type="float">
            <text:p>147</text:p>
          </table:table-cell>
          <table:table-cell/>
          <table:table-cell table:formula="of:=FLOOR([.A1137];60*60*24)" office:value-type="float" office:value="1548028800" calcext:value-type="float">
            <text:p>1548028800</text:p>
          </table:table-cell>
          <table:table-cell table:number-columns-repeated="3"/>
        </table:table-row>
        <table:table-row table:style-name="ro1">
          <table:table-cell office:value-type="float" office:value="1548095999" calcext:value-type="float">
            <text:p>1548095999</text:p>
          </table:table-cell>
          <table:table-cell office:value-type="string" calcext:value-type="string">
            <text:p>2019-01-21</text:p>
          </table:table-cell>
          <table:table-cell office:value-type="string" calcext:value-type="string">
            <text:p>18:39:59</text:p>
          </table:table-cell>
          <table:table-cell office:value-type="float" office:value="559507" calcext:value-type="float">
            <text:p>559507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4eb874d619ae0f18c8ff2d3b590cb58a06495e040e79e1f070ae8585ecda0ade</text:p>
          </table:table-cell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/>
          <table:table-cell table:formula="of:=FLOOR([.A1138];60*60*24)" office:value-type="float" office:value="1548028800" calcext:value-type="float">
            <text:p>1548028800</text:p>
          </table:table-cell>
          <table:table-cell table:number-columns-repeated="3"/>
        </table:table-row>
        <table:table-row table:style-name="ro1">
          <table:table-cell office:value-type="float" office:value="1548098858" calcext:value-type="float">
            <text:p>1548098858</text:p>
          </table:table-cell>
          <table:table-cell office:value-type="string" calcext:value-type="string">
            <text:p>2019-01-21</text:p>
          </table:table-cell>
          <table:table-cell office:value-type="string" calcext:value-type="string">
            <text:p>19:27:38</text:p>
          </table:table-cell>
          <table:table-cell office:value-type="float" office:value="559513" calcext:value-type="float">
            <text:p>559513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cdf91095452783dac14fe533c03632a29e041de2db04497d2077aa4d066f2b0c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1139];60*60*24)" office:value-type="float" office:value="1548028800" calcext:value-type="float">
            <text:p>1548028800</text:p>
          </table:table-cell>
          <table:table-cell table:number-columns-repeated="3"/>
        </table:table-row>
        <table:table-row table:style-name="ro1">
          <table:table-cell office:value-type="float" office:value="1548098858" calcext:value-type="float">
            <text:p>1548098858</text:p>
          </table:table-cell>
          <table:table-cell office:value-type="string" calcext:value-type="string">
            <text:p>2019-01-21</text:p>
          </table:table-cell>
          <table:table-cell office:value-type="string" calcext:value-type="string">
            <text:p>19:27:38</text:p>
          </table:table-cell>
          <table:table-cell office:value-type="float" office:value="559513" calcext:value-type="float">
            <text:p>559513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2ccff58c994bbae622ceb423f9478a4b818d65e344baca9c0089528439316948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1140];60*60*24)" office:value-type="float" office:value="1548028800" calcext:value-type="float">
            <text:p>1548028800</text:p>
          </table:table-cell>
          <table:table-cell table:number-columns-repeated="3"/>
        </table:table-row>
        <table:table-row table:style-name="ro1">
          <table:table-cell office:value-type="float" office:value="1548098521" calcext:value-type="float">
            <text:p>1548098521</text:p>
          </table:table-cell>
          <table:table-cell office:value-type="string" calcext:value-type="string">
            <text:p>2019-01-21</text:p>
          </table:table-cell>
          <table:table-cell office:value-type="string" calcext:value-type="string">
            <text:p>19:22:01</text:p>
          </table:table-cell>
          <table:table-cell office:value-type="float" office:value="559512" calcext:value-type="float">
            <text:p>559512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b3587eb46e718f63d60be59176bb73b97dc718e33044570ad6fd5d0a9da032b9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1141];60*60*24)" office:value-type="float" office:value="1548028800" calcext:value-type="float">
            <text:p>1548028800</text:p>
          </table:table-cell>
          <table:table-cell table:number-columns-repeated="3"/>
        </table:table-row>
        <table:table-row table:style-name="ro1">
          <table:table-cell office:value-type="float" office:value="1548100830" calcext:value-type="float">
            <text:p>1548100830</text:p>
          </table:table-cell>
          <table:table-cell office:value-type="string" calcext:value-type="string">
            <text:p>2019-01-21</text:p>
          </table:table-cell>
          <table:table-cell office:value-type="string" calcext:value-type="string">
            <text:p>20:00:30</text:p>
          </table:table-cell>
          <table:table-cell office:value-type="float" office:value="559517" calcext:value-type="float">
            <text:p>559517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2d9a6d07996613168d57ca2aecf4e7081f76828da2b7b14ff3e9892ec240a192</text:p>
          </table:table-cell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/>
          <table:table-cell table:formula="of:=FLOOR([.A1142];60*60*24)" office:value-type="float" office:value="1548028800" calcext:value-type="float">
            <text:p>1548028800</text:p>
          </table:table-cell>
          <table:table-cell table:number-columns-repeated="3"/>
        </table:table-row>
        <table:table-row table:style-name="ro1">
          <table:table-cell office:value-type="float" office:value="1548100830" calcext:value-type="float">
            <text:p>1548100830</text:p>
          </table:table-cell>
          <table:table-cell office:value-type="string" calcext:value-type="string">
            <text:p>2019-01-21</text:p>
          </table:table-cell>
          <table:table-cell office:value-type="string" calcext:value-type="string">
            <text:p>20:00:30</text:p>
          </table:table-cell>
          <table:table-cell office:value-type="float" office:value="559517" calcext:value-type="float">
            <text:p>559517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4dc543b82c62e0e54d038151540b9555a07ea79cf79e023fee706fa2da8473da</text:p>
          </table:table-cell>
          <table:table-cell office:value-type="float" office:value="300" calcext:value-type="float">
            <text:p>300</text:p>
          </table:table-cell>
          <table:table-cell office:value-type="float" office:value="301" calcext:value-type="float">
            <text:p>301</text:p>
          </table:table-cell>
          <table:table-cell/>
          <table:table-cell table:formula="of:=FLOOR([.A1143];60*60*24)" office:value-type="float" office:value="1548028800" calcext:value-type="float">
            <text:p>1548028800</text:p>
          </table:table-cell>
          <table:table-cell table:number-columns-repeated="3"/>
        </table:table-row>
        <table:table-row table:style-name="ro1">
          <table:table-cell office:value-type="float" office:value="1548102930" calcext:value-type="float">
            <text:p>1548102930</text:p>
          </table:table-cell>
          <table:table-cell office:value-type="string" calcext:value-type="string">
            <text:p>2019-01-21</text:p>
          </table:table-cell>
          <table:table-cell office:value-type="string" calcext:value-type="string">
            <text:p>20:35:30</text:p>
          </table:table-cell>
          <table:table-cell office:value-type="float" office:value="559523" calcext:value-type="float">
            <text:p>559523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0b8f4c8aa6adc8f19f66ad6c7ab0cf24777164af8b258d9b43d386fbcac6f152</text:p>
          </table:table-cell>
          <table:table-cell office:value-type="float" office:value="172" calcext:value-type="float">
            <text:p>172</text:p>
          </table:table-cell>
          <table:table-cell office:value-type="float" office:value="174" calcext:value-type="float">
            <text:p>174</text:p>
          </table:table-cell>
          <table:table-cell/>
          <table:table-cell table:formula="of:=FLOOR([.A1144];60*60*24)" office:value-type="float" office:value="1548028800" calcext:value-type="float">
            <text:p>1548028800</text:p>
          </table:table-cell>
          <table:table-cell table:number-columns-repeated="3"/>
        </table:table-row>
        <table:table-row table:style-name="ro1">
          <table:table-cell office:value-type="float" office:value="1548099854" calcext:value-type="float">
            <text:p>1548099854</text:p>
          </table:table-cell>
          <table:table-cell office:value-type="string" calcext:value-type="string">
            <text:p>2019-01-21</text:p>
          </table:table-cell>
          <table:table-cell office:value-type="string" calcext:value-type="string">
            <text:p>19:44:14</text:p>
          </table:table-cell>
          <table:table-cell office:value-type="float" office:value="559514" calcext:value-type="float">
            <text:p>559514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ac1b5e1fed35b51ca6cfb4078f82af3620a6ab20ab5d4937feecbff5ebcd18cb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1145];60*60*24)" office:value-type="float" office:value="1548028800" calcext:value-type="float">
            <text:p>1548028800</text:p>
          </table:table-cell>
          <table:table-cell table:number-columns-repeated="3"/>
        </table:table-row>
        <table:table-row table:style-name="ro1">
          <table:table-cell office:value-type="float" office:value="1548105427" calcext:value-type="float">
            <text:p>1548105427</text:p>
          </table:table-cell>
          <table:table-cell office:value-type="string" calcext:value-type="string">
            <text:p>2019-01-21</text:p>
          </table:table-cell>
          <table:table-cell office:value-type="string" calcext:value-type="string">
            <text:p>21:17:07</text:p>
          </table:table-cell>
          <table:table-cell office:value-type="float" office:value="559526" calcext:value-type="float">
            <text:p>559526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b1b05bdfb0e9415e8ccdcd18a17781378ccfc4844690a40fb8972802857bcdcb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1146];60*60*24)" office:value-type="float" office:value="1548028800" calcext:value-type="float">
            <text:p>1548028800</text:p>
          </table:table-cell>
          <table:table-cell table:number-columns-repeated="3"/>
        </table:table-row>
        <table:table-row table:style-name="ro1">
          <table:table-cell office:value-type="float" office:value="1548105427" calcext:value-type="float">
            <text:p>1548105427</text:p>
          </table:table-cell>
          <table:table-cell office:value-type="string" calcext:value-type="string">
            <text:p>2019-01-21</text:p>
          </table:table-cell>
          <table:table-cell office:value-type="string" calcext:value-type="string">
            <text:p>21:17:07</text:p>
          </table:table-cell>
          <table:table-cell office:value-type="float" office:value="559526" calcext:value-type="float">
            <text:p>559526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149a190a5de5481bffb218167cd70036a82275a914276f6704557428b1964741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1147];60*60*24)" office:value-type="float" office:value="1548028800" calcext:value-type="float">
            <text:p>1548028800</text:p>
          </table:table-cell>
          <table:table-cell table:number-columns-repeated="3"/>
        </table:table-row>
        <table:table-row table:style-name="ro1">
          <table:table-cell office:value-type="float" office:value="1548105427" calcext:value-type="float">
            <text:p>1548105427</text:p>
          </table:table-cell>
          <table:table-cell office:value-type="string" calcext:value-type="string">
            <text:p>2019-01-21</text:p>
          </table:table-cell>
          <table:table-cell office:value-type="string" calcext:value-type="string">
            <text:p>21:17:07</text:p>
          </table:table-cell>
          <table:table-cell office:value-type="float" office:value="559526" calcext:value-type="float">
            <text:p>559526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d2d09878507e8ab4caad45892ece6e6277890c76561897c2102679349067f63d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1148];60*60*24)" office:value-type="float" office:value="1548028800" calcext:value-type="float">
            <text:p>1548028800</text:p>
          </table:table-cell>
          <table:table-cell table:number-columns-repeated="3"/>
        </table:table-row>
        <table:table-row table:style-name="ro1">
          <table:table-cell office:value-type="float" office:value="1548105427" calcext:value-type="float">
            <text:p>1548105427</text:p>
          </table:table-cell>
          <table:table-cell office:value-type="string" calcext:value-type="string">
            <text:p>2019-01-21</text:p>
          </table:table-cell>
          <table:table-cell office:value-type="string" calcext:value-type="string">
            <text:p>21:17:07</text:p>
          </table:table-cell>
          <table:table-cell office:value-type="float" office:value="559526" calcext:value-type="float">
            <text:p>559526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344879fca6308935fd4c1b37caad012df826c19e2dc3f66479da9c4d8f59799d</text:p>
          </table:table-cell>
          <table:table-cell table:number-columns-repeated="2" office:value-type="float" office:value="144" calcext:value-type="float">
            <text:p>144</text:p>
          </table:table-cell>
          <table:table-cell/>
          <table:table-cell table:formula="of:=FLOOR([.A1149];60*60*24)" office:value-type="float" office:value="1548028800" calcext:value-type="float">
            <text:p>1548028800</text:p>
          </table:table-cell>
          <table:table-cell table:number-columns-repeated="3"/>
        </table:table-row>
        <table:table-row table:style-name="ro1">
          <table:table-cell office:value-type="float" office:value="1548105427" calcext:value-type="float">
            <text:p>1548105427</text:p>
          </table:table-cell>
          <table:table-cell office:value-type="string" calcext:value-type="string">
            <text:p>2019-01-21</text:p>
          </table:table-cell>
          <table:table-cell office:value-type="string" calcext:value-type="string">
            <text:p>21:17:07</text:p>
          </table:table-cell>
          <table:table-cell office:value-type="float" office:value="559526" calcext:value-type="float">
            <text:p>559526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b673f1f3d5d558b062c2f2af1e29724b1c0b476851b771af6617b662f4e32725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1150];60*60*24)" office:value-type="float" office:value="1548028800" calcext:value-type="float">
            <text:p>1548028800</text:p>
          </table:table-cell>
          <table:table-cell table:number-columns-repeated="3"/>
        </table:table-row>
        <table:table-row table:style-name="ro1">
          <table:table-cell office:value-type="float" office:value="1548105427" calcext:value-type="float">
            <text:p>1548105427</text:p>
          </table:table-cell>
          <table:table-cell office:value-type="string" calcext:value-type="string">
            <text:p>2019-01-21</text:p>
          </table:table-cell>
          <table:table-cell office:value-type="string" calcext:value-type="string">
            <text:p>21:17:07</text:p>
          </table:table-cell>
          <table:table-cell office:value-type="float" office:value="559526" calcext:value-type="float">
            <text:p>559526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ca1d6b0f58c0c0007fc379718a3c44912321d9faaa13ac1ffaa87b5ed7a0f67c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1151];60*60*24)" office:value-type="float" office:value="1548028800" calcext:value-type="float">
            <text:p>1548028800</text:p>
          </table:table-cell>
          <table:table-cell table:number-columns-repeated="3"/>
        </table:table-row>
        <table:table-row table:style-name="ro1">
          <table:table-cell office:value-type="float" office:value="1548105427" calcext:value-type="float">
            <text:p>1548105427</text:p>
          </table:table-cell>
          <table:table-cell office:value-type="string" calcext:value-type="string">
            <text:p>2019-01-21</text:p>
          </table:table-cell>
          <table:table-cell office:value-type="string" calcext:value-type="string">
            <text:p>21:17:07</text:p>
          </table:table-cell>
          <table:table-cell office:value-type="float" office:value="559526" calcext:value-type="float">
            <text:p>559526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3ae100d272e1ee5be4877191eb46bca93c2e2facdb411f9b663b7e94a14f00b2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1152];60*60*24)" office:value-type="float" office:value="1548028800" calcext:value-type="float">
            <text:p>1548028800</text:p>
          </table:table-cell>
          <table:table-cell table:number-columns-repeated="3"/>
        </table:table-row>
        <table:table-row table:style-name="ro1">
          <table:table-cell office:value-type="float" office:value="1548105427" calcext:value-type="float">
            <text:p>1548105427</text:p>
          </table:table-cell>
          <table:table-cell office:value-type="string" calcext:value-type="string">
            <text:p>2019-01-21</text:p>
          </table:table-cell>
          <table:table-cell office:value-type="string" calcext:value-type="string">
            <text:p>21:17:07</text:p>
          </table:table-cell>
          <table:table-cell office:value-type="float" office:value="559526" calcext:value-type="float">
            <text:p>559526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ccc7c33ba9033f10b5904ac33da0d72f69e3891d87c4268b3fc3efd3153661b5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1153];60*60*24)" office:value-type="float" office:value="1548028800" calcext:value-type="float">
            <text:p>1548028800</text:p>
          </table:table-cell>
          <table:table-cell table:number-columns-repeated="3"/>
        </table:table-row>
        <table:table-row table:style-name="ro1">
          <table:table-cell office:value-type="float" office:value="1548105427" calcext:value-type="float">
            <text:p>1548105427</text:p>
          </table:table-cell>
          <table:table-cell office:value-type="string" calcext:value-type="string">
            <text:p>2019-01-21</text:p>
          </table:table-cell>
          <table:table-cell office:value-type="string" calcext:value-type="string">
            <text:p>21:17:07</text:p>
          </table:table-cell>
          <table:table-cell office:value-type="float" office:value="559526" calcext:value-type="float">
            <text:p>559526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c6c0dd3ba649c86031286286306685c6d0294d84f5f8791111f27981501df8cc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1154];60*60*24)" office:value-type="float" office:value="1548028800" calcext:value-type="float">
            <text:p>1548028800</text:p>
          </table:table-cell>
          <table:table-cell table:number-columns-repeated="3"/>
        </table:table-row>
        <table:table-row table:style-name="ro1">
          <table:table-cell office:value-type="float" office:value="1548105427" calcext:value-type="float">
            <text:p>1548105427</text:p>
          </table:table-cell>
          <table:table-cell office:value-type="string" calcext:value-type="string">
            <text:p>2019-01-21</text:p>
          </table:table-cell>
          <table:table-cell office:value-type="string" calcext:value-type="string">
            <text:p>21:17:07</text:p>
          </table:table-cell>
          <table:table-cell office:value-type="float" office:value="559526" calcext:value-type="float">
            <text:p>559526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97a6ff0f264fb6f175a966ec0df884a4a20ea8fcda3f3f44061658ad505d62e2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1155];60*60*24)" office:value-type="float" office:value="1548028800" calcext:value-type="float">
            <text:p>1548028800</text:p>
          </table:table-cell>
          <table:table-cell table:number-columns-repeated="3"/>
        </table:table-row>
        <table:table-row table:style-name="ro1">
          <table:table-cell office:value-type="float" office:value="1548105427" calcext:value-type="float">
            <text:p>1548105427</text:p>
          </table:table-cell>
          <table:table-cell office:value-type="string" calcext:value-type="string">
            <text:p>2019-01-21</text:p>
          </table:table-cell>
          <table:table-cell office:value-type="string" calcext:value-type="string">
            <text:p>21:17:07</text:p>
          </table:table-cell>
          <table:table-cell office:value-type="float" office:value="559526" calcext:value-type="float">
            <text:p>559526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4a0a83a5cbbdf2545ca236b9c878a7d036428fe24c79f0f755353870a5cdecbb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1156];60*60*24)" office:value-type="float" office:value="1548028800" calcext:value-type="float">
            <text:p>1548028800</text:p>
          </table:table-cell>
          <table:table-cell table:number-columns-repeated="3"/>
        </table:table-row>
        <table:table-row table:style-name="ro1">
          <table:table-cell office:value-type="float" office:value="1548105427" calcext:value-type="float">
            <text:p>1548105427</text:p>
          </table:table-cell>
          <table:table-cell office:value-type="string" calcext:value-type="string">
            <text:p>2019-01-21</text:p>
          </table:table-cell>
          <table:table-cell office:value-type="string" calcext:value-type="string">
            <text:p>21:17:07</text:p>
          </table:table-cell>
          <table:table-cell office:value-type="float" office:value="559526" calcext:value-type="float">
            <text:p>559526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a8a56f1b743051f8e264da6230d83090449c6b334ceb417d47941d51c6782f5e</text:p>
          </table:table-cell>
          <table:table-cell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  <table:table-cell/>
          <table:table-cell table:formula="of:=FLOOR([.A1157];60*60*24)" office:value-type="float" office:value="1548028800" calcext:value-type="float">
            <text:p>1548028800</text:p>
          </table:table-cell>
          <table:table-cell table:number-columns-repeated="3"/>
        </table:table-row>
        <table:table-row table:style-name="ro1">
          <table:table-cell office:value-type="float" office:value="1548105427" calcext:value-type="float">
            <text:p>1548105427</text:p>
          </table:table-cell>
          <table:table-cell office:value-type="string" calcext:value-type="string">
            <text:p>2019-01-21</text:p>
          </table:table-cell>
          <table:table-cell office:value-type="string" calcext:value-type="string">
            <text:p>21:17:07</text:p>
          </table:table-cell>
          <table:table-cell office:value-type="float" office:value="559526" calcext:value-type="float">
            <text:p>559526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4eda5e7799cf74c248880f040334748667cd306078c4b8cfca4f17087c11bb68</text:p>
          </table:table-cell>
          <table:table-cell office:value-type="float" office:value="156" calcext:value-type="float">
            <text:p>156</text:p>
          </table:table-cell>
          <table:table-cell office:value-type="float" office:value="159" calcext:value-type="float">
            <text:p>159</text:p>
          </table:table-cell>
          <table:table-cell/>
          <table:table-cell table:formula="of:=FLOOR([.A1158];60*60*24)" office:value-type="float" office:value="1548028800" calcext:value-type="float">
            <text:p>1548028800</text:p>
          </table:table-cell>
          <table:table-cell table:number-columns-repeated="3"/>
        </table:table-row>
        <table:table-row table:style-name="ro1">
          <table:table-cell office:value-type="float" office:value="1548105427" calcext:value-type="float">
            <text:p>1548105427</text:p>
          </table:table-cell>
          <table:table-cell office:value-type="string" calcext:value-type="string">
            <text:p>2019-01-21</text:p>
          </table:table-cell>
          <table:table-cell office:value-type="string" calcext:value-type="string">
            <text:p>21:17:07</text:p>
          </table:table-cell>
          <table:table-cell office:value-type="float" office:value="559526" calcext:value-type="float">
            <text:p>559526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b84d24cae797bdd838c81d2d26cd7f6278193d21e405332995777d0864cf72c9</text:p>
          </table:table-cell>
          <table:table-cell office:value-type="float" office:value="144" calcext:value-type="float">
            <text:p>144</text:p>
          </table:table-cell>
          <table:table-cell office:value-type="float" office:value="147" calcext:value-type="float">
            <text:p>147</text:p>
          </table:table-cell>
          <table:table-cell/>
          <table:table-cell table:formula="of:=FLOOR([.A1159];60*60*24)" office:value-type="float" office:value="1548028800" calcext:value-type="float">
            <text:p>1548028800</text:p>
          </table:table-cell>
          <table:table-cell table:number-columns-repeated="3"/>
        </table:table-row>
        <table:table-row table:style-name="ro1">
          <table:table-cell office:value-type="float" office:value="1548107944" calcext:value-type="float">
            <text:p>1548107944</text:p>
          </table:table-cell>
          <table:table-cell office:value-type="string" calcext:value-type="string">
            <text:p>2019-01-21</text:p>
          </table:table-cell>
          <table:table-cell office:value-type="string" calcext:value-type="string">
            <text:p>21:59:04</text:p>
          </table:table-cell>
          <table:table-cell office:value-type="float" office:value="559529" calcext:value-type="float">
            <text:p>559529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02870ee411e28da18fd53d81dcc9ca569f25eb2fe381bd3abe279b5a922d2692</text:p>
          </table:table-cell>
          <table:table-cell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  <table:table-cell/>
          <table:table-cell table:formula="of:=FLOOR([.A1160];60*60*24)" office:value-type="float" office:value="1548028800" calcext:value-type="float">
            <text:p>1548028800</text:p>
          </table:table-cell>
          <table:table-cell table:number-columns-repeated="3"/>
        </table:table-row>
        <table:table-row table:style-name="ro1">
          <table:table-cell office:value-type="float" office:value="1548105427" calcext:value-type="float">
            <text:p>1548105427</text:p>
          </table:table-cell>
          <table:table-cell office:value-type="string" calcext:value-type="string">
            <text:p>2019-01-21</text:p>
          </table:table-cell>
          <table:table-cell office:value-type="string" calcext:value-type="string">
            <text:p>21:17:07</text:p>
          </table:table-cell>
          <table:table-cell office:value-type="float" office:value="559526" calcext:value-type="float">
            <text:p>559526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07bd854bd72a756a60387a75b157e650f43f617a261f598bcf7f4f73d876cb09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1161];60*60*24)" office:value-type="float" office:value="1548028800" calcext:value-type="float">
            <text:p>1548028800</text:p>
          </table:table-cell>
          <table:table-cell table:number-columns-repeated="3"/>
        </table:table-row>
        <table:table-row table:style-name="ro1">
          <table:table-cell office:value-type="float" office:value="1548105427" calcext:value-type="float">
            <text:p>1548105427</text:p>
          </table:table-cell>
          <table:table-cell office:value-type="string" calcext:value-type="string">
            <text:p>2019-01-21</text:p>
          </table:table-cell>
          <table:table-cell office:value-type="string" calcext:value-type="string">
            <text:p>21:17:07</text:p>
          </table:table-cell>
          <table:table-cell office:value-type="float" office:value="559526" calcext:value-type="float">
            <text:p>559526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a0c578726bad2f01cb2df17dadeaf774d53449de4919d33bfccdb627369b6410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1162];60*60*24)" office:value-type="float" office:value="1548028800" calcext:value-type="float">
            <text:p>1548028800</text:p>
          </table:table-cell>
          <table:table-cell table:number-columns-repeated="3"/>
        </table:table-row>
        <table:table-row table:style-name="ro1">
          <table:table-cell office:value-type="float" office:value="1548105427" calcext:value-type="float">
            <text:p>1548105427</text:p>
          </table:table-cell>
          <table:table-cell office:value-type="string" calcext:value-type="string">
            <text:p>2019-01-21</text:p>
          </table:table-cell>
          <table:table-cell office:value-type="string" calcext:value-type="string">
            <text:p>21:17:07</text:p>
          </table:table-cell>
          <table:table-cell office:value-type="float" office:value="559526" calcext:value-type="float">
            <text:p>559526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6615d38a37eaa46284088c2693cb348d6d65d6667835dbb7a6d89657bfa38415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1163];60*60*24)" office:value-type="float" office:value="1548028800" calcext:value-type="float">
            <text:p>1548028800</text:p>
          </table:table-cell>
          <table:table-cell table:number-columns-repeated="3"/>
        </table:table-row>
        <table:table-row table:style-name="ro1">
          <table:table-cell office:value-type="float" office:value="1548105427" calcext:value-type="float">
            <text:p>1548105427</text:p>
          </table:table-cell>
          <table:table-cell office:value-type="string" calcext:value-type="string">
            <text:p>2019-01-21</text:p>
          </table:table-cell>
          <table:table-cell office:value-type="string" calcext:value-type="string">
            <text:p>21:17:07</text:p>
          </table:table-cell>
          <table:table-cell office:value-type="float" office:value="559526" calcext:value-type="float">
            <text:p>559526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c71cd90feb33226d5a2046598560d08746e064bf97b2743fd0349d5ecf554462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1164];60*60*24)" office:value-type="float" office:value="1548028800" calcext:value-type="float">
            <text:p>1548028800</text:p>
          </table:table-cell>
          <table:table-cell table:number-columns-repeated="3"/>
        </table:table-row>
        <table:table-row table:style-name="ro1">
          <table:table-cell office:value-type="float" office:value="1548105427" calcext:value-type="float">
            <text:p>1548105427</text:p>
          </table:table-cell>
          <table:table-cell office:value-type="string" calcext:value-type="string">
            <text:p>2019-01-21</text:p>
          </table:table-cell>
          <table:table-cell office:value-type="string" calcext:value-type="string">
            <text:p>21:17:07</text:p>
          </table:table-cell>
          <table:table-cell office:value-type="float" office:value="559526" calcext:value-type="float">
            <text:p>559526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68522fe6556595233bd28e98f6bdda66d1363ee70152a4f277e15e4f3314d67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1165];60*60*24)" office:value-type="float" office:value="1548028800" calcext:value-type="float">
            <text:p>1548028800</text:p>
          </table:table-cell>
          <table:table-cell table:number-columns-repeated="3"/>
        </table:table-row>
        <table:table-row table:style-name="ro1">
          <table:table-cell office:value-type="float" office:value="1548105427" calcext:value-type="float">
            <text:p>1548105427</text:p>
          </table:table-cell>
          <table:table-cell office:value-type="string" calcext:value-type="string">
            <text:p>2019-01-21</text:p>
          </table:table-cell>
          <table:table-cell office:value-type="string" calcext:value-type="string">
            <text:p>21:17:07</text:p>
          </table:table-cell>
          <table:table-cell office:value-type="float" office:value="559526" calcext:value-type="float">
            <text:p>559526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2f1b06b479f0af535de398f38be869ef5c5a713ad9ba585d7d8c7846d84c657c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1166];60*60*24)" office:value-type="float" office:value="1548028800" calcext:value-type="float">
            <text:p>1548028800</text:p>
          </table:table-cell>
          <table:table-cell table:number-columns-repeated="3"/>
        </table:table-row>
        <table:table-row table:style-name="ro1">
          <table:table-cell office:value-type="float" office:value="1548105427" calcext:value-type="float">
            <text:p>1548105427</text:p>
          </table:table-cell>
          <table:table-cell office:value-type="string" calcext:value-type="string">
            <text:p>2019-01-21</text:p>
          </table:table-cell>
          <table:table-cell office:value-type="string" calcext:value-type="string">
            <text:p>21:17:07</text:p>
          </table:table-cell>
          <table:table-cell office:value-type="float" office:value="559526" calcext:value-type="float">
            <text:p>559526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b3a5fce4df7059fe5d3a62fd3588952045ae454ff95f77eb3136632eabb0eeac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1167];60*60*24)" office:value-type="float" office:value="1548028800" calcext:value-type="float">
            <text:p>1548028800</text:p>
          </table:table-cell>
          <table:table-cell table:number-columns-repeated="3"/>
        </table:table-row>
        <table:table-row table:style-name="ro1">
          <table:table-cell office:value-type="float" office:value="1548105427" calcext:value-type="float">
            <text:p>1548105427</text:p>
          </table:table-cell>
          <table:table-cell office:value-type="string" calcext:value-type="string">
            <text:p>2019-01-21</text:p>
          </table:table-cell>
          <table:table-cell office:value-type="string" calcext:value-type="string">
            <text:p>21:17:07</text:p>
          </table:table-cell>
          <table:table-cell office:value-type="float" office:value="559526" calcext:value-type="float">
            <text:p>559526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47e23350d6197b664111f6d04fb9c2cf16b3db22563e76adbf7b59d7d18bc9c0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1168];60*60*24)" office:value-type="float" office:value="1548028800" calcext:value-type="float">
            <text:p>1548028800</text:p>
          </table:table-cell>
          <table:table-cell table:number-columns-repeated="3"/>
        </table:table-row>
        <table:table-row table:style-name="ro1">
          <table:table-cell office:value-type="float" office:value="1548105427" calcext:value-type="float">
            <text:p>1548105427</text:p>
          </table:table-cell>
          <table:table-cell office:value-type="string" calcext:value-type="string">
            <text:p>2019-01-21</text:p>
          </table:table-cell>
          <table:table-cell office:value-type="string" calcext:value-type="string">
            <text:p>21:17:07</text:p>
          </table:table-cell>
          <table:table-cell office:value-type="float" office:value="559526" calcext:value-type="float">
            <text:p>559526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b4e19b5a4fe0ff91271a8695499b7cb8aca9973f545bb1fd830d76cccce6bcc4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1169];60*60*24)" office:value-type="float" office:value="1548028800" calcext:value-type="float">
            <text:p>1548028800</text:p>
          </table:table-cell>
          <table:table-cell table:number-columns-repeated="3"/>
        </table:table-row>
        <table:table-row table:style-name="ro1">
          <table:table-cell office:value-type="float" office:value="1548105427" calcext:value-type="float">
            <text:p>1548105427</text:p>
          </table:table-cell>
          <table:table-cell office:value-type="string" calcext:value-type="string">
            <text:p>2019-01-21</text:p>
          </table:table-cell>
          <table:table-cell office:value-type="string" calcext:value-type="string">
            <text:p>21:17:07</text:p>
          </table:table-cell>
          <table:table-cell office:value-type="float" office:value="559526" calcext:value-type="float">
            <text:p>559526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ae97341462b32f5901961f6f393510c4eaed43047b9ea807f87203845fa33cca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1170];60*60*24)" office:value-type="float" office:value="1548028800" calcext:value-type="float">
            <text:p>1548028800</text:p>
          </table:table-cell>
          <table:table-cell table:number-columns-repeated="3"/>
        </table:table-row>
        <table:table-row table:style-name="ro1">
          <table:table-cell office:value-type="float" office:value="1548105427" calcext:value-type="float">
            <text:p>1548105427</text:p>
          </table:table-cell>
          <table:table-cell office:value-type="string" calcext:value-type="string">
            <text:p>2019-01-21</text:p>
          </table:table-cell>
          <table:table-cell office:value-type="string" calcext:value-type="string">
            <text:p>21:17:07</text:p>
          </table:table-cell>
          <table:table-cell office:value-type="float" office:value="559526" calcext:value-type="float">
            <text:p>559526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b2ef9ec7ed52e20762ab0f39dca5ade9dc0ddfe81a443a37f336528170c6ebd6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1171];60*60*24)" office:value-type="float" office:value="1548028800" calcext:value-type="float">
            <text:p>1548028800</text:p>
          </table:table-cell>
          <table:table-cell table:number-columns-repeated="3"/>
        </table:table-row>
        <table:table-row table:style-name="ro1">
          <table:table-cell office:value-type="float" office:value="1548105427" calcext:value-type="float">
            <text:p>1548105427</text:p>
          </table:table-cell>
          <table:table-cell office:value-type="string" calcext:value-type="string">
            <text:p>2019-01-21</text:p>
          </table:table-cell>
          <table:table-cell office:value-type="string" calcext:value-type="string">
            <text:p>21:17:07</text:p>
          </table:table-cell>
          <table:table-cell office:value-type="float" office:value="559526" calcext:value-type="float">
            <text:p>559526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ca3aed7d3eed41c74bd74332cdd9752a779fd852f6a07bb6d704d8c16c48cddd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1172];60*60*24)" office:value-type="float" office:value="1548028800" calcext:value-type="float">
            <text:p>1548028800</text:p>
          </table:table-cell>
          <table:table-cell table:number-columns-repeated="3"/>
        </table:table-row>
        <table:table-row table:style-name="ro1">
          <table:table-cell office:value-type="float" office:value="1548105427" calcext:value-type="float">
            <text:p>1548105427</text:p>
          </table:table-cell>
          <table:table-cell office:value-type="string" calcext:value-type="string">
            <text:p>2019-01-21</text:p>
          </table:table-cell>
          <table:table-cell office:value-type="string" calcext:value-type="string">
            <text:p>21:17:07</text:p>
          </table:table-cell>
          <table:table-cell office:value-type="float" office:value="559526" calcext:value-type="float">
            <text:p>559526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693787c9b92a1c9fc72b21cba4e4edf743533120cd37c42824ac5f925defd4e6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1173];60*60*24)" office:value-type="float" office:value="1548028800" calcext:value-type="float">
            <text:p>1548028800</text:p>
          </table:table-cell>
          <table:table-cell table:number-columns-repeated="3"/>
        </table:table-row>
        <table:table-row table:style-name="ro1">
          <table:table-cell office:value-type="float" office:value="1548105427" calcext:value-type="float">
            <text:p>1548105427</text:p>
          </table:table-cell>
          <table:table-cell office:value-type="string" calcext:value-type="string">
            <text:p>2019-01-21</text:p>
          </table:table-cell>
          <table:table-cell office:value-type="string" calcext:value-type="string">
            <text:p>21:17:07</text:p>
          </table:table-cell>
          <table:table-cell office:value-type="float" office:value="559526" calcext:value-type="float">
            <text:p>559526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7513bdbe1779f5038a0bbb277a2e4ac50b12b117f5d02b3c5848732d63e1abef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1174];60*60*24)" office:value-type="float" office:value="1548028800" calcext:value-type="float">
            <text:p>1548028800</text:p>
          </table:table-cell>
          <table:table-cell table:number-columns-repeated="3"/>
        </table:table-row>
        <table:table-row table:style-name="ro1">
          <table:table-cell office:value-type="float" office:value="1548105427" calcext:value-type="float">
            <text:p>1548105427</text:p>
          </table:table-cell>
          <table:table-cell office:value-type="string" calcext:value-type="string">
            <text:p>2019-01-21</text:p>
          </table:table-cell>
          <table:table-cell office:value-type="string" calcext:value-type="string">
            <text:p>21:17:07</text:p>
          </table:table-cell>
          <table:table-cell office:value-type="float" office:value="559526" calcext:value-type="float">
            <text:p>559526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6a46530feca0e6b611baaf7181aad58377e49de749c5a7140a64cc889161bbf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1175];60*60*24)" office:value-type="float" office:value="1548028800" calcext:value-type="float">
            <text:p>1548028800</text:p>
          </table:table-cell>
          <table:table-cell table:number-columns-repeated="3"/>
        </table:table-row>
        <table:table-row table:style-name="ro1">
          <table:table-cell office:value-type="float" office:value="1548107944" calcext:value-type="float">
            <text:p>1548107944</text:p>
          </table:table-cell>
          <table:table-cell office:value-type="string" calcext:value-type="string">
            <text:p>2019-01-21</text:p>
          </table:table-cell>
          <table:table-cell office:value-type="string" calcext:value-type="string">
            <text:p>21:59:04</text:p>
          </table:table-cell>
          <table:table-cell office:value-type="float" office:value="559529" calcext:value-type="float">
            <text:p>559529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4c06242c0e4669d12b697bfa338505f14a7ee9cc5de04d1dc1fa26d67bec06e6</text:p>
          </table:table-cell>
          <table:table-cell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  <table:table-cell/>
          <table:table-cell table:formula="of:=FLOOR([.A1176];60*60*24)" office:value-type="float" office:value="1548028800" calcext:value-type="float">
            <text:p>1548028800</text:p>
          </table:table-cell>
          <table:table-cell table:number-columns-repeated="3"/>
        </table:table-row>
        <table:table-row table:style-name="ro1">
          <table:table-cell office:value-type="float" office:value="1548108505" calcext:value-type="float">
            <text:p>1548108505</text:p>
          </table:table-cell>
          <table:table-cell office:value-type="string" calcext:value-type="string">
            <text:p>2019-01-21</text:p>
          </table:table-cell>
          <table:table-cell office:value-type="string" calcext:value-type="string">
            <text:p>22:08:25</text:p>
          </table:table-cell>
          <table:table-cell office:value-type="float" office:value="559530" calcext:value-type="float">
            <text:p>559530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959113d8cd2fe0d681052cec4bfe1669988f5313fa5352ab667fdb23cae9b624</text:p>
          </table:table-cell>
          <table:table-cell office:value-type="float" office:value="144" calcext:value-type="float">
            <text:p>144</text:p>
          </table:table-cell>
          <table:table-cell office:value-type="float" office:value="148" calcext:value-type="float">
            <text:p>148</text:p>
          </table:table-cell>
          <table:table-cell/>
          <table:table-cell table:formula="of:=FLOOR([.A1177];60*60*24)" office:value-type="float" office:value="1548028800" calcext:value-type="float">
            <text:p>1548028800</text:p>
          </table:table-cell>
          <table:table-cell table:number-columns-repeated="3"/>
        </table:table-row>
        <table:table-row table:style-name="ro1">
          <table:table-cell office:value-type="float" office:value="1548108505" calcext:value-type="float">
            <text:p>1548108505</text:p>
          </table:table-cell>
          <table:table-cell office:value-type="string" calcext:value-type="string">
            <text:p>2019-01-21</text:p>
          </table:table-cell>
          <table:table-cell office:value-type="string" calcext:value-type="string">
            <text:p>22:08:25</text:p>
          </table:table-cell>
          <table:table-cell office:value-type="float" office:value="559530" calcext:value-type="float">
            <text:p>559530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dcf67bf09b7c5d30146440e53d6431ccca68b73b7e1d288008eb5b26e278de27</text:p>
          </table:table-cell>
          <table:table-cell office:value-type="float" office:value="144" calcext:value-type="float">
            <text:p>144</text:p>
          </table:table-cell>
          <table:table-cell office:value-type="float" office:value="148" calcext:value-type="float">
            <text:p>148</text:p>
          </table:table-cell>
          <table:table-cell/>
          <table:table-cell table:formula="of:=FLOOR([.A1178];60*60*24)" office:value-type="float" office:value="1548028800" calcext:value-type="float">
            <text:p>1548028800</text:p>
          </table:table-cell>
          <table:table-cell table:number-columns-repeated="3"/>
        </table:table-row>
        <table:table-row table:style-name="ro1">
          <table:table-cell office:value-type="float" office:value="1548108505" calcext:value-type="float">
            <text:p>1548108505</text:p>
          </table:table-cell>
          <table:table-cell office:value-type="string" calcext:value-type="string">
            <text:p>2019-01-21</text:p>
          </table:table-cell>
          <table:table-cell office:value-type="string" calcext:value-type="string">
            <text:p>22:08:25</text:p>
          </table:table-cell>
          <table:table-cell office:value-type="float" office:value="559530" calcext:value-type="float">
            <text:p>559530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8fe6e080d8605d5a81a453c7820e2dbf508ec93cd9e813a0d698cd7a25fc813a</text:p>
          </table:table-cell>
          <table:table-cell office:value-type="float" office:value="144" calcext:value-type="float">
            <text:p>144</text:p>
          </table:table-cell>
          <table:table-cell office:value-type="float" office:value="148" calcext:value-type="float">
            <text:p>148</text:p>
          </table:table-cell>
          <table:table-cell/>
          <table:table-cell table:formula="of:=FLOOR([.A1179];60*60*24)" office:value-type="float" office:value="1548028800" calcext:value-type="float">
            <text:p>1548028800</text:p>
          </table:table-cell>
          <table:table-cell table:number-columns-repeated="3"/>
        </table:table-row>
        <table:table-row table:style-name="ro1">
          <table:table-cell office:value-type="float" office:value="1548108505" calcext:value-type="float">
            <text:p>1548108505</text:p>
          </table:table-cell>
          <table:table-cell office:value-type="string" calcext:value-type="string">
            <text:p>2019-01-21</text:p>
          </table:table-cell>
          <table:table-cell office:value-type="string" calcext:value-type="string">
            <text:p>22:08:25</text:p>
          </table:table-cell>
          <table:table-cell office:value-type="float" office:value="559530" calcext:value-type="float">
            <text:p>559530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40e05b747c81881b4ba533f1285b8635b500f468891f375dcf31f0ef66d7de42</text:p>
          </table:table-cell>
          <table:table-cell office:value-type="float" office:value="144" calcext:value-type="float">
            <text:p>144</text:p>
          </table:table-cell>
          <table:table-cell office:value-type="float" office:value="148" calcext:value-type="float">
            <text:p>148</text:p>
          </table:table-cell>
          <table:table-cell/>
          <table:table-cell table:formula="of:=FLOOR([.A1180];60*60*24)" office:value-type="float" office:value="1548028800" calcext:value-type="float">
            <text:p>1548028800</text:p>
          </table:table-cell>
          <table:table-cell table:number-columns-repeated="3"/>
        </table:table-row>
        <table:table-row table:style-name="ro1">
          <table:table-cell office:value-type="float" office:value="1548108505" calcext:value-type="float">
            <text:p>1548108505</text:p>
          </table:table-cell>
          <table:table-cell office:value-type="string" calcext:value-type="string">
            <text:p>2019-01-21</text:p>
          </table:table-cell>
          <table:table-cell office:value-type="string" calcext:value-type="string">
            <text:p>22:08:25</text:p>
          </table:table-cell>
          <table:table-cell office:value-type="float" office:value="559530" calcext:value-type="float">
            <text:p>559530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920fecb91ac17aac9e607e134f646caf13b5d16d3fab83e3bb1c2e8858b3e759</text:p>
          </table:table-cell>
          <table:table-cell office:value-type="float" office:value="144" calcext:value-type="float">
            <text:p>144</text:p>
          </table:table-cell>
          <table:table-cell office:value-type="float" office:value="148" calcext:value-type="float">
            <text:p>148</text:p>
          </table:table-cell>
          <table:table-cell/>
          <table:table-cell table:formula="of:=FLOOR([.A1181];60*60*24)" office:value-type="float" office:value="1548028800" calcext:value-type="float">
            <text:p>1548028800</text:p>
          </table:table-cell>
          <table:table-cell table:number-columns-repeated="3"/>
        </table:table-row>
        <table:table-row table:style-name="ro1">
          <table:table-cell office:value-type="float" office:value="1548108505" calcext:value-type="float">
            <text:p>1548108505</text:p>
          </table:table-cell>
          <table:table-cell office:value-type="string" calcext:value-type="string">
            <text:p>2019-01-21</text:p>
          </table:table-cell>
          <table:table-cell office:value-type="string" calcext:value-type="string">
            <text:p>22:08:25</text:p>
          </table:table-cell>
          <table:table-cell office:value-type="float" office:value="559530" calcext:value-type="float">
            <text:p>559530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3359ef22942f989c3d06a42139cbec03c86a3e95c2c1b2f1331ae989bc90835c</text:p>
          </table:table-cell>
          <table:table-cell office:value-type="float" office:value="144" calcext:value-type="float">
            <text:p>144</text:p>
          </table:table-cell>
          <table:table-cell office:value-type="float" office:value="148" calcext:value-type="float">
            <text:p>148</text:p>
          </table:table-cell>
          <table:table-cell/>
          <table:table-cell table:formula="of:=FLOOR([.A1182];60*60*24)" office:value-type="float" office:value="1548028800" calcext:value-type="float">
            <text:p>1548028800</text:p>
          </table:table-cell>
          <table:table-cell table:number-columns-repeated="3"/>
        </table:table-row>
        <table:table-row table:style-name="ro1">
          <table:table-cell office:value-type="float" office:value="1548108505" calcext:value-type="float">
            <text:p>1548108505</text:p>
          </table:table-cell>
          <table:table-cell office:value-type="string" calcext:value-type="string">
            <text:p>2019-01-21</text:p>
          </table:table-cell>
          <table:table-cell office:value-type="string" calcext:value-type="string">
            <text:p>22:08:25</text:p>
          </table:table-cell>
          <table:table-cell office:value-type="float" office:value="559530" calcext:value-type="float">
            <text:p>559530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8242de960d06bb39a1cd0b79012d4e50c78578c75d73a9f766f727952a47a95f</text:p>
          </table:table-cell>
          <table:table-cell office:value-type="float" office:value="144" calcext:value-type="float">
            <text:p>144</text:p>
          </table:table-cell>
          <table:table-cell office:value-type="float" office:value="148" calcext:value-type="float">
            <text:p>148</text:p>
          </table:table-cell>
          <table:table-cell/>
          <table:table-cell table:formula="of:=FLOOR([.A1183];60*60*24)" office:value-type="float" office:value="1548028800" calcext:value-type="float">
            <text:p>1548028800</text:p>
          </table:table-cell>
          <table:table-cell table:number-columns-repeated="3"/>
        </table:table-row>
        <table:table-row table:style-name="ro1">
          <table:table-cell office:value-type="float" office:value="1548108505" calcext:value-type="float">
            <text:p>1548108505</text:p>
          </table:table-cell>
          <table:table-cell office:value-type="string" calcext:value-type="string">
            <text:p>2019-01-21</text:p>
          </table:table-cell>
          <table:table-cell office:value-type="string" calcext:value-type="string">
            <text:p>22:08:25</text:p>
          </table:table-cell>
          <table:table-cell office:value-type="float" office:value="559530" calcext:value-type="float">
            <text:p>559530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797e05fa06fff7e8beb63624a6a6153ee9108fdb3b28b72d7bbcc9aa5e542b62</text:p>
          </table:table-cell>
          <table:table-cell office:value-type="float" office:value="144" calcext:value-type="float">
            <text:p>144</text:p>
          </table:table-cell>
          <table:table-cell office:value-type="float" office:value="148" calcext:value-type="float">
            <text:p>148</text:p>
          </table:table-cell>
          <table:table-cell/>
          <table:table-cell table:formula="of:=FLOOR([.A1184];60*60*24)" office:value-type="float" office:value="1548028800" calcext:value-type="float">
            <text:p>1548028800</text:p>
          </table:table-cell>
          <table:table-cell table:number-columns-repeated="3"/>
        </table:table-row>
        <table:table-row table:style-name="ro1">
          <table:table-cell office:value-type="float" office:value="1548108505" calcext:value-type="float">
            <text:p>1548108505</text:p>
          </table:table-cell>
          <table:table-cell office:value-type="string" calcext:value-type="string">
            <text:p>2019-01-21</text:p>
          </table:table-cell>
          <table:table-cell office:value-type="string" calcext:value-type="string">
            <text:p>22:08:25</text:p>
          </table:table-cell>
          <table:table-cell office:value-type="float" office:value="559530" calcext:value-type="float">
            <text:p>559530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488360dcd275283201dbcff16d2ff78cf4fe7e6ea4e98b841957945687d8ba62</text:p>
          </table:table-cell>
          <table:table-cell office:value-type="float" office:value="144" calcext:value-type="float">
            <text:p>144</text:p>
          </table:table-cell>
          <table:table-cell office:value-type="float" office:value="148" calcext:value-type="float">
            <text:p>148</text:p>
          </table:table-cell>
          <table:table-cell/>
          <table:table-cell table:formula="of:=FLOOR([.A1185];60*60*24)" office:value-type="float" office:value="1548028800" calcext:value-type="float">
            <text:p>1548028800</text:p>
          </table:table-cell>
          <table:table-cell table:number-columns-repeated="3"/>
        </table:table-row>
        <table:table-row table:style-name="ro1">
          <table:table-cell office:value-type="float" office:value="1548108505" calcext:value-type="float">
            <text:p>1548108505</text:p>
          </table:table-cell>
          <table:table-cell office:value-type="string" calcext:value-type="string">
            <text:p>2019-01-21</text:p>
          </table:table-cell>
          <table:table-cell office:value-type="string" calcext:value-type="string">
            <text:p>22:08:25</text:p>
          </table:table-cell>
          <table:table-cell office:value-type="float" office:value="559530" calcext:value-type="float">
            <text:p>559530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9f783d45810d8f724b45a79d5287aac9a50548c6625503fb6359c85408089864</text:p>
          </table:table-cell>
          <table:table-cell office:value-type="float" office:value="144" calcext:value-type="float">
            <text:p>144</text:p>
          </table:table-cell>
          <table:table-cell office:value-type="float" office:value="148" calcext:value-type="float">
            <text:p>148</text:p>
          </table:table-cell>
          <table:table-cell/>
          <table:table-cell table:formula="of:=FLOOR([.A1186];60*60*24)" office:value-type="float" office:value="1548028800" calcext:value-type="float">
            <text:p>1548028800</text:p>
          </table:table-cell>
          <table:table-cell table:number-columns-repeated="3"/>
        </table:table-row>
        <table:table-row table:style-name="ro1">
          <table:table-cell office:value-type="float" office:value="1548108505" calcext:value-type="float">
            <text:p>1548108505</text:p>
          </table:table-cell>
          <table:table-cell office:value-type="string" calcext:value-type="string">
            <text:p>2019-01-21</text:p>
          </table:table-cell>
          <table:table-cell office:value-type="string" calcext:value-type="string">
            <text:p>22:08:25</text:p>
          </table:table-cell>
          <table:table-cell office:value-type="float" office:value="559530" calcext:value-type="float">
            <text:p>559530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6a19110dd6b2d67140f53ef9ec9439c5bc34304d8325fa31ab5681dbfa6b166d</text:p>
          </table:table-cell>
          <table:table-cell office:value-type="float" office:value="144" calcext:value-type="float">
            <text:p>144</text:p>
          </table:table-cell>
          <table:table-cell office:value-type="float" office:value="149" calcext:value-type="float">
            <text:p>149</text:p>
          </table:table-cell>
          <table:table-cell/>
          <table:table-cell table:formula="of:=FLOOR([.A1187];60*60*24)" office:value-type="float" office:value="1548028800" calcext:value-type="float">
            <text:p>1548028800</text:p>
          </table:table-cell>
          <table:table-cell table:number-columns-repeated="3"/>
        </table:table-row>
        <table:table-row table:style-name="ro1">
          <table:table-cell office:value-type="float" office:value="1548108505" calcext:value-type="float">
            <text:p>1548108505</text:p>
          </table:table-cell>
          <table:table-cell office:value-type="string" calcext:value-type="string">
            <text:p>2019-01-21</text:p>
          </table:table-cell>
          <table:table-cell office:value-type="string" calcext:value-type="string">
            <text:p>22:08:25</text:p>
          </table:table-cell>
          <table:table-cell office:value-type="float" office:value="559530" calcext:value-type="float">
            <text:p>559530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085ea74907591ea2543e549357ef720b74969a840628ba2a6769c441bc031875</text:p>
          </table:table-cell>
          <table:table-cell office:value-type="float" office:value="144" calcext:value-type="float">
            <text:p>144</text:p>
          </table:table-cell>
          <table:table-cell office:value-type="float" office:value="148" calcext:value-type="float">
            <text:p>148</text:p>
          </table:table-cell>
          <table:table-cell/>
          <table:table-cell table:formula="of:=FLOOR([.A1188];60*60*24)" office:value-type="float" office:value="1548028800" calcext:value-type="float">
            <text:p>1548028800</text:p>
          </table:table-cell>
          <table:table-cell table:number-columns-repeated="3"/>
        </table:table-row>
        <table:table-row table:style-name="ro1">
          <table:table-cell office:value-type="float" office:value="1548108505" calcext:value-type="float">
            <text:p>1548108505</text:p>
          </table:table-cell>
          <table:table-cell office:value-type="string" calcext:value-type="string">
            <text:p>2019-01-21</text:p>
          </table:table-cell>
          <table:table-cell office:value-type="string" calcext:value-type="string">
            <text:p>22:08:25</text:p>
          </table:table-cell>
          <table:table-cell office:value-type="float" office:value="559530" calcext:value-type="float">
            <text:p>559530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2096bf88196d3d0396f80351f8375a138520d9cb6da32bfdeb77b895c3735579</text:p>
          </table:table-cell>
          <table:table-cell office:value-type="float" office:value="144" calcext:value-type="float">
            <text:p>144</text:p>
          </table:table-cell>
          <table:table-cell office:value-type="float" office:value="148" calcext:value-type="float">
            <text:p>148</text:p>
          </table:table-cell>
          <table:table-cell/>
          <table:table-cell table:formula="of:=FLOOR([.A1189];60*60*24)" office:value-type="float" office:value="1548028800" calcext:value-type="float">
            <text:p>1548028800</text:p>
          </table:table-cell>
          <table:table-cell table:number-columns-repeated="3"/>
        </table:table-row>
        <table:table-row table:style-name="ro1">
          <table:table-cell office:value-type="float" office:value="1548108505" calcext:value-type="float">
            <text:p>1548108505</text:p>
          </table:table-cell>
          <table:table-cell office:value-type="string" calcext:value-type="string">
            <text:p>2019-01-21</text:p>
          </table:table-cell>
          <table:table-cell office:value-type="string" calcext:value-type="string">
            <text:p>22:08:25</text:p>
          </table:table-cell>
          <table:table-cell office:value-type="float" office:value="559530" calcext:value-type="float">
            <text:p>559530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9df1d072d40b184e1bf9b3bd7606ad230d4d71fc594b492e1df46b89026f1686</text:p>
          </table:table-cell>
          <table:table-cell office:value-type="float" office:value="144" calcext:value-type="float">
            <text:p>144</text:p>
          </table:table-cell>
          <table:table-cell office:value-type="float" office:value="148" calcext:value-type="float">
            <text:p>148</text:p>
          </table:table-cell>
          <table:table-cell/>
          <table:table-cell table:formula="of:=FLOOR([.A1190];60*60*24)" office:value-type="float" office:value="1548028800" calcext:value-type="float">
            <text:p>1548028800</text:p>
          </table:table-cell>
          <table:table-cell table:number-columns-repeated="3"/>
        </table:table-row>
        <table:table-row table:style-name="ro1">
          <table:table-cell office:value-type="float" office:value="1548108505" calcext:value-type="float">
            <text:p>1548108505</text:p>
          </table:table-cell>
          <table:table-cell office:value-type="string" calcext:value-type="string">
            <text:p>2019-01-21</text:p>
          </table:table-cell>
          <table:table-cell office:value-type="string" calcext:value-type="string">
            <text:p>22:08:25</text:p>
          </table:table-cell>
          <table:table-cell office:value-type="float" office:value="559530" calcext:value-type="float">
            <text:p>559530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5c88c943be749a03fb466d1ec03789324e9d18a9d8d67ce2764f41f75b128792</text:p>
          </table:table-cell>
          <table:table-cell office:value-type="float" office:value="144" calcext:value-type="float">
            <text:p>144</text:p>
          </table:table-cell>
          <table:table-cell office:value-type="float" office:value="148" calcext:value-type="float">
            <text:p>148</text:p>
          </table:table-cell>
          <table:table-cell/>
          <table:table-cell table:formula="of:=FLOOR([.A1191];60*60*24)" office:value-type="float" office:value="1548028800" calcext:value-type="float">
            <text:p>1548028800</text:p>
          </table:table-cell>
          <table:table-cell table:number-columns-repeated="3"/>
        </table:table-row>
        <table:table-row table:style-name="ro1">
          <table:table-cell office:value-type="float" office:value="1548108505" calcext:value-type="float">
            <text:p>1548108505</text:p>
          </table:table-cell>
          <table:table-cell office:value-type="string" calcext:value-type="string">
            <text:p>2019-01-21</text:p>
          </table:table-cell>
          <table:table-cell office:value-type="string" calcext:value-type="string">
            <text:p>22:08:25</text:p>
          </table:table-cell>
          <table:table-cell office:value-type="float" office:value="559530" calcext:value-type="float">
            <text:p>559530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d033af82a8728506e6ad3d6f23040df4be8c10c19dafbe5b1b0a535db94d589a</text:p>
          </table:table-cell>
          <table:table-cell office:value-type="float" office:value="144" calcext:value-type="float">
            <text:p>144</text:p>
          </table:table-cell>
          <table:table-cell office:value-type="float" office:value="148" calcext:value-type="float">
            <text:p>148</text:p>
          </table:table-cell>
          <table:table-cell/>
          <table:table-cell table:formula="of:=FLOOR([.A1192];60*60*24)" office:value-type="float" office:value="1548028800" calcext:value-type="float">
            <text:p>1548028800</text:p>
          </table:table-cell>
          <table:table-cell table:number-columns-repeated="3"/>
        </table:table-row>
        <table:table-row table:style-name="ro1">
          <table:table-cell office:value-type="float" office:value="1548108505" calcext:value-type="float">
            <text:p>1548108505</text:p>
          </table:table-cell>
          <table:table-cell office:value-type="string" calcext:value-type="string">
            <text:p>2019-01-21</text:p>
          </table:table-cell>
          <table:table-cell office:value-type="string" calcext:value-type="string">
            <text:p>22:08:25</text:p>
          </table:table-cell>
          <table:table-cell office:value-type="float" office:value="559530" calcext:value-type="float">
            <text:p>559530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8ac7d2b313ec9b44b29d903c74511cfabca25648360afbbce35f9d9cffe4d2c0</text:p>
          </table:table-cell>
          <table:table-cell office:value-type="float" office:value="144" calcext:value-type="float">
            <text:p>144</text:p>
          </table:table-cell>
          <table:table-cell office:value-type="float" office:value="148" calcext:value-type="float">
            <text:p>148</text:p>
          </table:table-cell>
          <table:table-cell/>
          <table:table-cell table:formula="of:=FLOOR([.A1193];60*60*24)" office:value-type="float" office:value="1548028800" calcext:value-type="float">
            <text:p>1548028800</text:p>
          </table:table-cell>
          <table:table-cell table:number-columns-repeated="3"/>
        </table:table-row>
        <table:table-row table:style-name="ro1">
          <table:table-cell office:value-type="float" office:value="1548108505" calcext:value-type="float">
            <text:p>1548108505</text:p>
          </table:table-cell>
          <table:table-cell office:value-type="string" calcext:value-type="string">
            <text:p>2019-01-21</text:p>
          </table:table-cell>
          <table:table-cell office:value-type="string" calcext:value-type="string">
            <text:p>22:08:25</text:p>
          </table:table-cell>
          <table:table-cell office:value-type="float" office:value="559530" calcext:value-type="float">
            <text:p>559530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32b77ce69aa78d9d4f6d80c26af398968642ee3450620351632165d8f0d6bec5</text:p>
          </table:table-cell>
          <table:table-cell office:value-type="float" office:value="144" calcext:value-type="float">
            <text:p>144</text:p>
          </table:table-cell>
          <table:table-cell office:value-type="float" office:value="148" calcext:value-type="float">
            <text:p>148</text:p>
          </table:table-cell>
          <table:table-cell/>
          <table:table-cell table:formula="of:=FLOOR([.A1194];60*60*24)" office:value-type="float" office:value="1548028800" calcext:value-type="float">
            <text:p>1548028800</text:p>
          </table:table-cell>
          <table:table-cell table:number-columns-repeated="3"/>
        </table:table-row>
        <table:table-row table:style-name="ro1">
          <table:table-cell office:value-type="float" office:value="1548108505" calcext:value-type="float">
            <text:p>1548108505</text:p>
          </table:table-cell>
          <table:table-cell office:value-type="string" calcext:value-type="string">
            <text:p>2019-01-21</text:p>
          </table:table-cell>
          <table:table-cell office:value-type="string" calcext:value-type="string">
            <text:p>22:08:25</text:p>
          </table:table-cell>
          <table:table-cell office:value-type="float" office:value="559530" calcext:value-type="float">
            <text:p>559530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3faaa72d58c33ae7735bff31718a61c000b341c00143034c5d8e4fc84703cbc7</text:p>
          </table:table-cell>
          <table:table-cell office:value-type="float" office:value="144" calcext:value-type="float">
            <text:p>144</text:p>
          </table:table-cell>
          <table:table-cell office:value-type="float" office:value="148" calcext:value-type="float">
            <text:p>148</text:p>
          </table:table-cell>
          <table:table-cell/>
          <table:table-cell table:formula="of:=FLOOR([.A1195];60*60*24)" office:value-type="float" office:value="1548028800" calcext:value-type="float">
            <text:p>1548028800</text:p>
          </table:table-cell>
          <table:table-cell table:number-columns-repeated="3"/>
        </table:table-row>
        <table:table-row table:style-name="ro1">
          <table:table-cell office:value-type="float" office:value="1548108505" calcext:value-type="float">
            <text:p>1548108505</text:p>
          </table:table-cell>
          <table:table-cell office:value-type="string" calcext:value-type="string">
            <text:p>2019-01-21</text:p>
          </table:table-cell>
          <table:table-cell office:value-type="string" calcext:value-type="string">
            <text:p>22:08:25</text:p>
          </table:table-cell>
          <table:table-cell office:value-type="float" office:value="559530" calcext:value-type="float">
            <text:p>559530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2e96dd7b50d80c84083bb9ae6201d1427763c6ac5feb39939e330221375e7ad5</text:p>
          </table:table-cell>
          <table:table-cell office:value-type="float" office:value="144" calcext:value-type="float">
            <text:p>144</text:p>
          </table:table-cell>
          <table:table-cell office:value-type="float" office:value="148" calcext:value-type="float">
            <text:p>148</text:p>
          </table:table-cell>
          <table:table-cell/>
          <table:table-cell table:formula="of:=FLOOR([.A1196];60*60*24)" office:value-type="float" office:value="1548028800" calcext:value-type="float">
            <text:p>1548028800</text:p>
          </table:table-cell>
          <table:table-cell table:number-columns-repeated="3"/>
        </table:table-row>
        <table:table-row table:style-name="ro1">
          <table:table-cell office:value-type="float" office:value="1548108505" calcext:value-type="float">
            <text:p>1548108505</text:p>
          </table:table-cell>
          <table:table-cell office:value-type="string" calcext:value-type="string">
            <text:p>2019-01-21</text:p>
          </table:table-cell>
          <table:table-cell office:value-type="string" calcext:value-type="string">
            <text:p>22:08:25</text:p>
          </table:table-cell>
          <table:table-cell office:value-type="float" office:value="559530" calcext:value-type="float">
            <text:p>559530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6af7c9365d547e46a4380946040e38c22a59429957b7269cb17d3589aa814cda</text:p>
          </table:table-cell>
          <table:table-cell office:value-type="float" office:value="144" calcext:value-type="float">
            <text:p>144</text:p>
          </table:table-cell>
          <table:table-cell office:value-type="float" office:value="148" calcext:value-type="float">
            <text:p>148</text:p>
          </table:table-cell>
          <table:table-cell/>
          <table:table-cell table:formula="of:=FLOOR([.A1197];60*60*24)" office:value-type="float" office:value="1548028800" calcext:value-type="float">
            <text:p>1548028800</text:p>
          </table:table-cell>
          <table:table-cell table:number-columns-repeated="3"/>
        </table:table-row>
        <table:table-row table:style-name="ro1">
          <table:table-cell office:value-type="float" office:value="1548108505" calcext:value-type="float">
            <text:p>1548108505</text:p>
          </table:table-cell>
          <table:table-cell office:value-type="string" calcext:value-type="string">
            <text:p>2019-01-21</text:p>
          </table:table-cell>
          <table:table-cell office:value-type="string" calcext:value-type="string">
            <text:p>22:08:25</text:p>
          </table:table-cell>
          <table:table-cell office:value-type="float" office:value="559530" calcext:value-type="float">
            <text:p>559530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7f638bbf8004765b2a2f456139e9a11a574affddb91a9816163173ce4148b3df</text:p>
          </table:table-cell>
          <table:table-cell office:value-type="float" office:value="144" calcext:value-type="float">
            <text:p>144</text:p>
          </table:table-cell>
          <table:table-cell office:value-type="float" office:value="148" calcext:value-type="float">
            <text:p>148</text:p>
          </table:table-cell>
          <table:table-cell/>
          <table:table-cell table:formula="of:=FLOOR([.A1198];60*60*24)" office:value-type="float" office:value="1548028800" calcext:value-type="float">
            <text:p>1548028800</text:p>
          </table:table-cell>
          <table:table-cell table:number-columns-repeated="3"/>
        </table:table-row>
        <table:table-row table:style-name="ro1">
          <table:table-cell office:value-type="float" office:value="1548108505" calcext:value-type="float">
            <text:p>1548108505</text:p>
          </table:table-cell>
          <table:table-cell office:value-type="string" calcext:value-type="string">
            <text:p>2019-01-21</text:p>
          </table:table-cell>
          <table:table-cell office:value-type="string" calcext:value-type="string">
            <text:p>22:08:25</text:p>
          </table:table-cell>
          <table:table-cell office:value-type="float" office:value="559530" calcext:value-type="float">
            <text:p>559530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e3e6453adad07ee2e09f9a1bbdf445e0c4c25aaae451c80a28bff6ae2cd845ea</text:p>
          </table:table-cell>
          <table:table-cell office:value-type="float" office:value="144" calcext:value-type="float">
            <text:p>144</text:p>
          </table:table-cell>
          <table:table-cell office:value-type="float" office:value="148" calcext:value-type="float">
            <text:p>148</text:p>
          </table:table-cell>
          <table:table-cell/>
          <table:table-cell table:formula="of:=FLOOR([.A1199];60*60*24)" office:value-type="float" office:value="1548028800" calcext:value-type="float">
            <text:p>1548028800</text:p>
          </table:table-cell>
          <table:table-cell table:number-columns-repeated="3"/>
        </table:table-row>
        <table:table-row table:style-name="ro1">
          <table:table-cell office:value-type="float" office:value="1548107944" calcext:value-type="float">
            <text:p>1548107944</text:p>
          </table:table-cell>
          <table:table-cell office:value-type="string" calcext:value-type="string">
            <text:p>2019-01-21</text:p>
          </table:table-cell>
          <table:table-cell office:value-type="string" calcext:value-type="string">
            <text:p>21:59:04</text:p>
          </table:table-cell>
          <table:table-cell office:value-type="float" office:value="559529" calcext:value-type="float">
            <text:p>559529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cb64a17024242822f60049654bc16722700459a60417d3ce97458f74d3324248</text:p>
          </table:table-cell>
          <table:table-cell office:value-type="float" office:value="144" calcext:value-type="float">
            <text:p>144</text:p>
          </table:table-cell>
          <table:table-cell office:value-type="float" office:value="147" calcext:value-type="float">
            <text:p>147</text:p>
          </table:table-cell>
          <table:table-cell/>
          <table:table-cell table:formula="of:=FLOOR([.A1200];60*60*24)" office:value-type="float" office:value="1548028800" calcext:value-type="float">
            <text:p>1548028800</text:p>
          </table:table-cell>
          <table:table-cell table:number-columns-repeated="3"/>
        </table:table-row>
        <table:table-row table:style-name="ro1">
          <table:table-cell office:value-type="float" office:value="1548107944" calcext:value-type="float">
            <text:p>1548107944</text:p>
          </table:table-cell>
          <table:table-cell office:value-type="string" calcext:value-type="string">
            <text:p>2019-01-21</text:p>
          </table:table-cell>
          <table:table-cell office:value-type="string" calcext:value-type="string">
            <text:p>21:59:04</text:p>
          </table:table-cell>
          <table:table-cell office:value-type="float" office:value="559529" calcext:value-type="float">
            <text:p>559529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b08dcdfa7c560d949fa1002407fd0e2d397b494005b14166fb557f654b86339b</text:p>
          </table:table-cell>
          <table:table-cell office:value-type="float" office:value="144" calcext:value-type="float">
            <text:p>144</text:p>
          </table:table-cell>
          <table:table-cell office:value-type="float" office:value="147" calcext:value-type="float">
            <text:p>147</text:p>
          </table:table-cell>
          <table:table-cell/>
          <table:table-cell table:formula="of:=FLOOR([.A1201];60*60*24)" office:value-type="float" office:value="1548028800" calcext:value-type="float">
            <text:p>1548028800</text:p>
          </table:table-cell>
          <table:table-cell table:number-columns-repeated="3"/>
        </table:table-row>
        <table:table-row table:style-name="ro1">
          <table:table-cell office:value-type="float" office:value="1548107944" calcext:value-type="float">
            <text:p>1548107944</text:p>
          </table:table-cell>
          <table:table-cell office:value-type="string" calcext:value-type="string">
            <text:p>2019-01-21</text:p>
          </table:table-cell>
          <table:table-cell office:value-type="string" calcext:value-type="string">
            <text:p>21:59:04</text:p>
          </table:table-cell>
          <table:table-cell office:value-type="float" office:value="559529" calcext:value-type="float">
            <text:p>559529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9b54c0958f92ca47de816bfd7153e46c32270a66f5ebc45f76781e085b22ecab</text:p>
          </table:table-cell>
          <table:table-cell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  <table:table-cell/>
          <table:table-cell table:formula="of:=FLOOR([.A1202];60*60*24)" office:value-type="float" office:value="1548028800" calcext:value-type="float">
            <text:p>1548028800</text:p>
          </table:table-cell>
          <table:table-cell table:number-columns-repeated="3"/>
        </table:table-row>
        <table:table-row table:style-name="ro1">
          <table:table-cell office:value-type="float" office:value="1548107944" calcext:value-type="float">
            <text:p>1548107944</text:p>
          </table:table-cell>
          <table:table-cell office:value-type="string" calcext:value-type="string">
            <text:p>2019-01-21</text:p>
          </table:table-cell>
          <table:table-cell office:value-type="string" calcext:value-type="string">
            <text:p>21:59:04</text:p>
          </table:table-cell>
          <table:table-cell office:value-type="float" office:value="559529" calcext:value-type="float">
            <text:p>559529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46abfc4fcb668f4cf08405d29b82b1aabe3ca8338cc11e9d4adf4faa64b511b2</text:p>
          </table:table-cell>
          <table:table-cell office:value-type="float" office:value="144" calcext:value-type="float">
            <text:p>144</text:p>
          </table:table-cell>
          <table:table-cell office:value-type="float" office:value="147" calcext:value-type="float">
            <text:p>147</text:p>
          </table:table-cell>
          <table:table-cell/>
          <table:table-cell table:formula="of:=FLOOR([.A1203];60*60*24)" office:value-type="float" office:value="1548028800" calcext:value-type="float">
            <text:p>1548028800</text:p>
          </table:table-cell>
          <table:table-cell table:number-columns-repeated="3"/>
        </table:table-row>
        <table:table-row table:style-name="ro1">
          <table:table-cell office:value-type="float" office:value="1548108505" calcext:value-type="float">
            <text:p>1548108505</text:p>
          </table:table-cell>
          <table:table-cell office:value-type="string" calcext:value-type="string">
            <text:p>2019-01-21</text:p>
          </table:table-cell>
          <table:table-cell office:value-type="string" calcext:value-type="string">
            <text:p>22:08:25</text:p>
          </table:table-cell>
          <table:table-cell office:value-type="float" office:value="559530" calcext:value-type="float">
            <text:p>559530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41f4d296f394928604a79abde1750b118d67ee7997adebd9c3b0b9fdd06c7db7</text:p>
          </table:table-cell>
          <table:table-cell office:value-type="float" office:value="144" calcext:value-type="float">
            <text:p>144</text:p>
          </table:table-cell>
          <table:table-cell office:value-type="float" office:value="149" calcext:value-type="float">
            <text:p>149</text:p>
          </table:table-cell>
          <table:table-cell/>
          <table:table-cell table:formula="of:=FLOOR([.A1204];60*60*24)" office:value-type="float" office:value="1548028800" calcext:value-type="float">
            <text:p>1548028800</text:p>
          </table:table-cell>
          <table:table-cell table:number-columns-repeated="3"/>
        </table:table-row>
        <table:table-row table:style-name="ro1">
          <table:table-cell office:value-type="float" office:value="1548114111" calcext:value-type="float">
            <text:p>1548114111</text:p>
          </table:table-cell>
          <table:table-cell office:value-type="string" calcext:value-type="string">
            <text:p>2019-01-21</text:p>
          </table:table-cell>
          <table:table-cell office:value-type="string" calcext:value-type="string">
            <text:p>23:41:51</text:p>
          </table:table-cell>
          <table:table-cell office:value-type="float" office:value="559536" calcext:value-type="float">
            <text:p>559536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dc35e58adf3e344ec90c06303572ad6bbb9d02e5c9b38be17de83eada998b5c8</text:p>
          </table:table-cell>
          <table:table-cell office:value-type="float" office:value="144" calcext:value-type="float">
            <text:p>144</text:p>
          </table:table-cell>
          <table:table-cell office:value-type="float" office:value="149" calcext:value-type="float">
            <text:p>149</text:p>
          </table:table-cell>
          <table:table-cell/>
          <table:table-cell table:formula="of:=FLOOR([.A1205];60*60*24)" office:value-type="float" office:value="1548028800" calcext:value-type="float">
            <text:p>1548028800</text:p>
          </table:table-cell>
          <table:table-cell table:number-columns-repeated="3"/>
        </table:table-row>
        <table:table-row table:style-name="ro1">
          <table:table-cell office:value-type="float" office:value="1548114111" calcext:value-type="float">
            <text:p>1548114111</text:p>
          </table:table-cell>
          <table:table-cell office:value-type="string" calcext:value-type="string">
            <text:p>2019-01-21</text:p>
          </table:table-cell>
          <table:table-cell office:value-type="string" calcext:value-type="string">
            <text:p>23:41:51</text:p>
          </table:table-cell>
          <table:table-cell office:value-type="float" office:value="559536" calcext:value-type="float">
            <text:p>559536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4e1152cbe9e483fed91808917e4898f3b95612e045511a15a6056fc1479cb2dd</text:p>
          </table:table-cell>
          <table:table-cell office:value-type="float" office:value="144" calcext:value-type="float">
            <text:p>144</text:p>
          </table:table-cell>
          <table:table-cell office:value-type="float" office:value="149" calcext:value-type="float">
            <text:p>149</text:p>
          </table:table-cell>
          <table:table-cell/>
          <table:table-cell table:formula="of:=FLOOR([.A1206];60*60*24)" office:value-type="float" office:value="1548028800" calcext:value-type="float">
            <text:p>1548028800</text:p>
          </table:table-cell>
          <table:table-cell table:number-columns-repeated="3"/>
        </table:table-row>
        <table:table-row table:style-name="ro1">
          <table:table-cell office:value-type="float" office:value="1548118948" calcext:value-type="float">
            <text:p>1548118948</text:p>
          </table:table-cell>
          <table:table-cell office:value-type="string" calcext:value-type="string">
            <text:p>2019-01-22</text:p>
          </table:table-cell>
          <table:table-cell office:value-type="string" calcext:value-type="string">
            <text:p>01:02:28</text:p>
          </table:table-cell>
          <table:table-cell office:value-type="float" office:value="559542" calcext:value-type="float">
            <text:p>559542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fb23d4324685ae06c5e0311b7f854c7f8ee288fdac005411523a2cd1bd577a06</text:p>
          </table:table-cell>
          <table:table-cell office:value-type="float" office:value="144" calcext:value-type="float">
            <text:p>144</text:p>
          </table:table-cell>
          <table:table-cell office:value-type="float" office:value="148" calcext:value-type="float">
            <text:p>148</text:p>
          </table:table-cell>
          <table:table-cell/>
          <table:table-cell table:formula="of:=FLOOR([.A1207];60*60*24)" office:value-type="float" office:value="1548115200" calcext:value-type="float">
            <text:p>1548115200</text:p>
          </table:table-cell>
          <table:table-cell table:number-columns-repeated="3"/>
        </table:table-row>
        <table:table-row table:style-name="ro1">
          <table:table-cell office:value-type="float" office:value="1548118948" calcext:value-type="float">
            <text:p>1548118948</text:p>
          </table:table-cell>
          <table:table-cell office:value-type="string" calcext:value-type="string">
            <text:p>2019-01-22</text:p>
          </table:table-cell>
          <table:table-cell office:value-type="string" calcext:value-type="string">
            <text:p>01:02:28</text:p>
          </table:table-cell>
          <table:table-cell office:value-type="float" office:value="559542" calcext:value-type="float">
            <text:p>559542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77b826944762d63b6eeb5820cb8349c7a858ad3077c354e69e7e04ef7ef9652c</text:p>
          </table:table-cell>
          <table:table-cell office:value-type="float" office:value="144" calcext:value-type="float">
            <text:p>144</text:p>
          </table:table-cell>
          <table:table-cell office:value-type="float" office:value="148" calcext:value-type="float">
            <text:p>148</text:p>
          </table:table-cell>
          <table:table-cell/>
          <table:table-cell table:formula="of:=FLOOR([.A1208];60*60*24)" office:value-type="float" office:value="1548115200" calcext:value-type="float">
            <text:p>1548115200</text:p>
          </table:table-cell>
          <table:table-cell table:number-columns-repeated="3"/>
        </table:table-row>
        <table:table-row table:style-name="ro1">
          <table:table-cell office:value-type="float" office:value="1548118948" calcext:value-type="float">
            <text:p>1548118948</text:p>
          </table:table-cell>
          <table:table-cell office:value-type="string" calcext:value-type="string">
            <text:p>2019-01-22</text:p>
          </table:table-cell>
          <table:table-cell office:value-type="string" calcext:value-type="string">
            <text:p>01:02:28</text:p>
          </table:table-cell>
          <table:table-cell office:value-type="float" office:value="559542" calcext:value-type="float">
            <text:p>559542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def2dc96537ceadc106bdbc0ea49b2871dca334a71bfdf91b87c47751b428b52</text:p>
          </table:table-cell>
          <table:table-cell office:value-type="float" office:value="144" calcext:value-type="float">
            <text:p>144</text:p>
          </table:table-cell>
          <table:table-cell office:value-type="float" office:value="148" calcext:value-type="float">
            <text:p>148</text:p>
          </table:table-cell>
          <table:table-cell/>
          <table:table-cell table:formula="of:=FLOOR([.A1209];60*60*24)" office:value-type="float" office:value="1548115200" calcext:value-type="float">
            <text:p>1548115200</text:p>
          </table:table-cell>
          <table:table-cell table:number-columns-repeated="3"/>
        </table:table-row>
        <table:table-row table:style-name="ro1">
          <table:table-cell office:value-type="float" office:value="1548118948" calcext:value-type="float">
            <text:p>1548118948</text:p>
          </table:table-cell>
          <table:table-cell office:value-type="string" calcext:value-type="string">
            <text:p>2019-01-22</text:p>
          </table:table-cell>
          <table:table-cell office:value-type="string" calcext:value-type="string">
            <text:p>01:02:28</text:p>
          </table:table-cell>
          <table:table-cell office:value-type="float" office:value="559542" calcext:value-type="float">
            <text:p>559542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bcb8f1718094fee325438e466432a88ef157f6b1f4d201adcbb74e65a511be54</text:p>
          </table:table-cell>
          <table:table-cell office:value-type="float" office:value="144" calcext:value-type="float">
            <text:p>144</text:p>
          </table:table-cell>
          <table:table-cell office:value-type="float" office:value="148" calcext:value-type="float">
            <text:p>148</text:p>
          </table:table-cell>
          <table:table-cell/>
          <table:table-cell table:formula="of:=FLOOR([.A1210];60*60*24)" office:value-type="float" office:value="1548115200" calcext:value-type="float">
            <text:p>1548115200</text:p>
          </table:table-cell>
          <table:table-cell table:number-columns-repeated="3"/>
        </table:table-row>
        <table:table-row table:style-name="ro1">
          <table:table-cell office:value-type="float" office:value="1548118948" calcext:value-type="float">
            <text:p>1548118948</text:p>
          </table:table-cell>
          <table:table-cell office:value-type="string" calcext:value-type="string">
            <text:p>2019-01-22</text:p>
          </table:table-cell>
          <table:table-cell office:value-type="string" calcext:value-type="string">
            <text:p>01:02:28</text:p>
          </table:table-cell>
          <table:table-cell office:value-type="float" office:value="559542" calcext:value-type="float">
            <text:p>559542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9b8cb0d90f697d4b26c32e9d3f1d33e165751223fc2edfd1af77cfca0d8a6762</text:p>
          </table:table-cell>
          <table:table-cell office:value-type="float" office:value="144" calcext:value-type="float">
            <text:p>144</text:p>
          </table:table-cell>
          <table:table-cell office:value-type="float" office:value="148" calcext:value-type="float">
            <text:p>148</text:p>
          </table:table-cell>
          <table:table-cell/>
          <table:table-cell table:formula="of:=FLOOR([.A1211];60*60*24)" office:value-type="float" office:value="1548115200" calcext:value-type="float">
            <text:p>1548115200</text:p>
          </table:table-cell>
          <table:table-cell table:number-columns-repeated="3"/>
        </table:table-row>
        <table:table-row table:style-name="ro1">
          <table:table-cell office:value-type="float" office:value="1548118948" calcext:value-type="float">
            <text:p>1548118948</text:p>
          </table:table-cell>
          <table:table-cell office:value-type="string" calcext:value-type="string">
            <text:p>2019-01-22</text:p>
          </table:table-cell>
          <table:table-cell office:value-type="string" calcext:value-type="string">
            <text:p>01:02:28</text:p>
          </table:table-cell>
          <table:table-cell office:value-type="float" office:value="559542" calcext:value-type="float">
            <text:p>559542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abe92fe1864b7ba29cbbf1ef0960b7a8ea54551d59ecdb6e3aa2708c8e025e6f</text:p>
          </table:table-cell>
          <table:table-cell office:value-type="float" office:value="144" calcext:value-type="float">
            <text:p>144</text:p>
          </table:table-cell>
          <table:table-cell office:value-type="float" office:value="148" calcext:value-type="float">
            <text:p>148</text:p>
          </table:table-cell>
          <table:table-cell/>
          <table:table-cell table:formula="of:=FLOOR([.A1212];60*60*24)" office:value-type="float" office:value="1548115200" calcext:value-type="float">
            <text:p>1548115200</text:p>
          </table:table-cell>
          <table:table-cell table:number-columns-repeated="3"/>
        </table:table-row>
        <table:table-row table:style-name="ro1">
          <table:table-cell office:value-type="float" office:value="1548118948" calcext:value-type="float">
            <text:p>1548118948</text:p>
          </table:table-cell>
          <table:table-cell office:value-type="string" calcext:value-type="string">
            <text:p>2019-01-22</text:p>
          </table:table-cell>
          <table:table-cell office:value-type="string" calcext:value-type="string">
            <text:p>01:02:28</text:p>
          </table:table-cell>
          <table:table-cell office:value-type="float" office:value="559542" calcext:value-type="float">
            <text:p>559542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1e1504ae0fd86b6079eb41f3277525e0d3764a9db23c660c03f3012ef889ee79</text:p>
          </table:table-cell>
          <table:table-cell office:value-type="float" office:value="144" calcext:value-type="float">
            <text:p>144</text:p>
          </table:table-cell>
          <table:table-cell office:value-type="float" office:value="148" calcext:value-type="float">
            <text:p>148</text:p>
          </table:table-cell>
          <table:table-cell/>
          <table:table-cell table:formula="of:=FLOOR([.A1213];60*60*24)" office:value-type="float" office:value="1548115200" calcext:value-type="float">
            <text:p>1548115200</text:p>
          </table:table-cell>
          <table:table-cell table:number-columns-repeated="3"/>
        </table:table-row>
        <table:table-row table:style-name="ro1">
          <table:table-cell office:value-type="float" office:value="1548118948" calcext:value-type="float">
            <text:p>1548118948</text:p>
          </table:table-cell>
          <table:table-cell office:value-type="string" calcext:value-type="string">
            <text:p>2019-01-22</text:p>
          </table:table-cell>
          <table:table-cell office:value-type="string" calcext:value-type="string">
            <text:p>01:02:28</text:p>
          </table:table-cell>
          <table:table-cell office:value-type="float" office:value="559542" calcext:value-type="float">
            <text:p>559542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55ac696e3e61d4f85b27d1c97cdf76a534faa4989c042da4151969b7bf8f0387</text:p>
          </table:table-cell>
          <table:table-cell office:value-type="float" office:value="144" calcext:value-type="float">
            <text:p>144</text:p>
          </table:table-cell>
          <table:table-cell office:value-type="float" office:value="148" calcext:value-type="float">
            <text:p>148</text:p>
          </table:table-cell>
          <table:table-cell/>
          <table:table-cell table:formula="of:=FLOOR([.A1214];60*60*24)" office:value-type="float" office:value="1548115200" calcext:value-type="float">
            <text:p>1548115200</text:p>
          </table:table-cell>
          <table:table-cell table:number-columns-repeated="3"/>
        </table:table-row>
        <table:table-row table:style-name="ro1">
          <table:table-cell office:value-type="float" office:value="1548118948" calcext:value-type="float">
            <text:p>1548118948</text:p>
          </table:table-cell>
          <table:table-cell office:value-type="string" calcext:value-type="string">
            <text:p>2019-01-22</text:p>
          </table:table-cell>
          <table:table-cell office:value-type="string" calcext:value-type="string">
            <text:p>01:02:28</text:p>
          </table:table-cell>
          <table:table-cell office:value-type="float" office:value="559542" calcext:value-type="float">
            <text:p>559542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a4fe6b6f06cfd17f3484929098ec9964882368f3fd4810f1509e711e6e09beab</text:p>
          </table:table-cell>
          <table:table-cell office:value-type="float" office:value="144" calcext:value-type="float">
            <text:p>144</text:p>
          </table:table-cell>
          <table:table-cell office:value-type="float" office:value="148" calcext:value-type="float">
            <text:p>148</text:p>
          </table:table-cell>
          <table:table-cell/>
          <table:table-cell table:formula="of:=FLOOR([.A1215];60*60*24)" office:value-type="float" office:value="1548115200" calcext:value-type="float">
            <text:p>1548115200</text:p>
          </table:table-cell>
          <table:table-cell table:number-columns-repeated="3"/>
        </table:table-row>
        <table:table-row table:style-name="ro1">
          <table:table-cell office:value-type="float" office:value="1548118948" calcext:value-type="float">
            <text:p>1548118948</text:p>
          </table:table-cell>
          <table:table-cell office:value-type="string" calcext:value-type="string">
            <text:p>2019-01-22</text:p>
          </table:table-cell>
          <table:table-cell office:value-type="string" calcext:value-type="string">
            <text:p>01:02:28</text:p>
          </table:table-cell>
          <table:table-cell office:value-type="float" office:value="559542" calcext:value-type="float">
            <text:p>559542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9e1b6184c028e5999c9420128e428b9c49db2d528edaf30a3c2700a4befb21c1</text:p>
          </table:table-cell>
          <table:table-cell office:value-type="float" office:value="144" calcext:value-type="float">
            <text:p>144</text:p>
          </table:table-cell>
          <table:table-cell office:value-type="float" office:value="148" calcext:value-type="float">
            <text:p>148</text:p>
          </table:table-cell>
          <table:table-cell/>
          <table:table-cell table:formula="of:=FLOOR([.A1216];60*60*24)" office:value-type="float" office:value="1548115200" calcext:value-type="float">
            <text:p>1548115200</text:p>
          </table:table-cell>
          <table:table-cell table:number-columns-repeated="3"/>
        </table:table-row>
        <table:table-row table:style-name="ro1">
          <table:table-cell office:value-type="float" office:value="1548118948" calcext:value-type="float">
            <text:p>1548118948</text:p>
          </table:table-cell>
          <table:table-cell office:value-type="string" calcext:value-type="string">
            <text:p>2019-01-22</text:p>
          </table:table-cell>
          <table:table-cell office:value-type="string" calcext:value-type="string">
            <text:p>01:02:28</text:p>
          </table:table-cell>
          <table:table-cell office:value-type="float" office:value="559542" calcext:value-type="float">
            <text:p>559542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648c66d8ae9dffd5ffc0bc4461d33e418092d74f941408426da692ca260c62c9</text:p>
          </table:table-cell>
          <table:table-cell office:value-type="float" office:value="144" calcext:value-type="float">
            <text:p>144</text:p>
          </table:table-cell>
          <table:table-cell office:value-type="float" office:value="148" calcext:value-type="float">
            <text:p>148</text:p>
          </table:table-cell>
          <table:table-cell/>
          <table:table-cell table:formula="of:=FLOOR([.A1217];60*60*24)" office:value-type="float" office:value="1548115200" calcext:value-type="float">
            <text:p>1548115200</text:p>
          </table:table-cell>
          <table:table-cell table:number-columns-repeated="3"/>
        </table:table-row>
        <table:table-row table:style-name="ro1">
          <table:table-cell office:value-type="float" office:value="1548118948" calcext:value-type="float">
            <text:p>1548118948</text:p>
          </table:table-cell>
          <table:table-cell office:value-type="string" calcext:value-type="string">
            <text:p>2019-01-22</text:p>
          </table:table-cell>
          <table:table-cell office:value-type="string" calcext:value-type="string">
            <text:p>01:02:28</text:p>
          </table:table-cell>
          <table:table-cell office:value-type="float" office:value="559542" calcext:value-type="float">
            <text:p>559542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a33c5d5e6564b8ae6af2e69f6985f24a6aa53bb7a7a53c1e7ace122271053dd7</text:p>
          </table:table-cell>
          <table:table-cell office:value-type="float" office:value="144" calcext:value-type="float">
            <text:p>144</text:p>
          </table:table-cell>
          <table:table-cell office:value-type="float" office:value="148" calcext:value-type="float">
            <text:p>148</text:p>
          </table:table-cell>
          <table:table-cell/>
          <table:table-cell table:formula="of:=FLOOR([.A1218];60*60*24)" office:value-type="float" office:value="1548115200" calcext:value-type="float">
            <text:p>1548115200</text:p>
          </table:table-cell>
          <table:table-cell table:number-columns-repeated="3"/>
        </table:table-row>
        <table:table-row table:style-name="ro1">
          <table:table-cell office:value-type="float" office:value="1548118948" calcext:value-type="float">
            <text:p>1548118948</text:p>
          </table:table-cell>
          <table:table-cell office:value-type="string" calcext:value-type="string">
            <text:p>2019-01-22</text:p>
          </table:table-cell>
          <table:table-cell office:value-type="string" calcext:value-type="string">
            <text:p>01:02:28</text:p>
          </table:table-cell>
          <table:table-cell office:value-type="float" office:value="559542" calcext:value-type="float">
            <text:p>559542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02a04b00526525515aac7eb2192517d352033cccf69c14061f26c781e4a185e7</text:p>
          </table:table-cell>
          <table:table-cell office:value-type="float" office:value="144" calcext:value-type="float">
            <text:p>144</text:p>
          </table:table-cell>
          <table:table-cell office:value-type="float" office:value="148" calcext:value-type="float">
            <text:p>148</text:p>
          </table:table-cell>
          <table:table-cell/>
          <table:table-cell table:formula="of:=FLOOR([.A1219];60*60*24)" office:value-type="float" office:value="1548115200" calcext:value-type="float">
            <text:p>1548115200</text:p>
          </table:table-cell>
          <table:table-cell table:number-columns-repeated="3"/>
        </table:table-row>
        <table:table-row table:style-name="ro1">
          <table:table-cell office:value-type="float" office:value="1548118948" calcext:value-type="float">
            <text:p>1548118948</text:p>
          </table:table-cell>
          <table:table-cell office:value-type="string" calcext:value-type="string">
            <text:p>2019-01-22</text:p>
          </table:table-cell>
          <table:table-cell office:value-type="string" calcext:value-type="string">
            <text:p>01:02:28</text:p>
          </table:table-cell>
          <table:table-cell office:value-type="float" office:value="559542" calcext:value-type="float">
            <text:p>559542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52f6df45a6102ba872b8378bd0966e22d1ef5c3cef16914b49b77be3a738bcf4</text:p>
          </table:table-cell>
          <table:table-cell office:value-type="float" office:value="144" calcext:value-type="float">
            <text:p>144</text:p>
          </table:table-cell>
          <table:table-cell office:value-type="float" office:value="148" calcext:value-type="float">
            <text:p>148</text:p>
          </table:table-cell>
          <table:table-cell/>
          <table:table-cell table:formula="of:=FLOOR([.A1220];60*60*24)" office:value-type="float" office:value="1548115200" calcext:value-type="float">
            <text:p>1548115200</text:p>
          </table:table-cell>
          <table:table-cell table:number-columns-repeated="3"/>
        </table:table-row>
        <table:table-row table:style-name="ro1">
          <table:table-cell office:value-type="float" office:value="1548120512" calcext:value-type="float">
            <text:p>1548120512</text:p>
          </table:table-cell>
          <table:table-cell office:value-type="string" calcext:value-type="string">
            <text:p>2019-01-22</text:p>
          </table:table-cell>
          <table:table-cell office:value-type="string" calcext:value-type="string">
            <text:p>01:28:32</text:p>
          </table:table-cell>
          <table:table-cell office:value-type="float" office:value="559549" calcext:value-type="float">
            <text:p>559549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6924a032fb6457a51548f17e8608ffd67ffc5514a053f9d6da5dc5678a20ff0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1221];60*60*24)" office:value-type="float" office:value="1548115200" calcext:value-type="float">
            <text:p>1548115200</text:p>
          </table:table-cell>
          <table:table-cell table:number-columns-repeated="3"/>
        </table:table-row>
        <table:table-row table:style-name="ro1">
          <table:table-cell office:value-type="float" office:value="1548120512" calcext:value-type="float">
            <text:p>1548120512</text:p>
          </table:table-cell>
          <table:table-cell office:value-type="string" calcext:value-type="string">
            <text:p>2019-01-22</text:p>
          </table:table-cell>
          <table:table-cell office:value-type="string" calcext:value-type="string">
            <text:p>01:28:32</text:p>
          </table:table-cell>
          <table:table-cell office:value-type="float" office:value="559549" calcext:value-type="float">
            <text:p>559549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00a501d5de6e80948535e21f54cbd0cb52f9a00cf317ec3b7b3b49b9786ab46d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1222];60*60*24)" office:value-type="float" office:value="1548115200" calcext:value-type="float">
            <text:p>1548115200</text:p>
          </table:table-cell>
          <table:table-cell table:number-columns-repeated="3"/>
        </table:table-row>
        <table:table-row table:style-name="ro1">
          <table:table-cell office:value-type="float" office:value="1548114828" calcext:value-type="float">
            <text:p>1548114828</text:p>
          </table:table-cell>
          <table:table-cell office:value-type="string" calcext:value-type="string">
            <text:p>2019-01-21</text:p>
          </table:table-cell>
          <table:table-cell office:value-type="string" calcext:value-type="string">
            <text:p>23:53:48</text:p>
          </table:table-cell>
          <table:table-cell office:value-type="float" office:value="559537" calcext:value-type="float">
            <text:p>559537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b2247256d205d669e9a1997c99b8b251729b722b02da2f93c99c487de0d53f59</text:p>
          </table:table-cell>
          <table:table-cell office:value-type="float" office:value="144" calcext:value-type="float">
            <text:p>144</text:p>
          </table:table-cell>
          <table:table-cell office:value-type="float" office:value="156" calcext:value-type="float">
            <text:p>156</text:p>
          </table:table-cell>
          <table:table-cell/>
          <table:table-cell table:formula="of:=FLOOR([.A1223];60*60*24)" office:value-type="float" office:value="1548028800" calcext:value-type="float">
            <text:p>1548028800</text:p>
          </table:table-cell>
          <table:table-cell table:number-columns-repeated="3"/>
        </table:table-row>
        <table:table-row table:style-name="ro1">
          <table:table-cell office:value-type="float" office:value="1548123463" calcext:value-type="float">
            <text:p>1548123463</text:p>
          </table:table-cell>
          <table:table-cell office:value-type="string" calcext:value-type="string">
            <text:p>2019-01-22</text:p>
          </table:table-cell>
          <table:table-cell office:value-type="string" calcext:value-type="string">
            <text:p>02:17:43</text:p>
          </table:table-cell>
          <table:table-cell office:value-type="float" office:value="559555" calcext:value-type="float">
            <text:p>559555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b2016d29fd8802937fb6d2fd759cc3824e1268655b293aeeaa7a26220e7ec81c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1224];60*60*24)" office:value-type="float" office:value="1548115200" calcext:value-type="float">
            <text:p>1548115200</text:p>
          </table:table-cell>
          <table:table-cell table:number-columns-repeated="3"/>
        </table:table-row>
        <table:table-row table:style-name="ro1">
          <table:table-cell office:value-type="float" office:value="1548123463" calcext:value-type="float">
            <text:p>1548123463</text:p>
          </table:table-cell>
          <table:table-cell office:value-type="string" calcext:value-type="string">
            <text:p>2019-01-22</text:p>
          </table:table-cell>
          <table:table-cell office:value-type="string" calcext:value-type="string">
            <text:p>02:17:43</text:p>
          </table:table-cell>
          <table:table-cell office:value-type="float" office:value="559555" calcext:value-type="float">
            <text:p>559555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7b61b1728a58072737dc4fcbc3bbd602f625dbe3ab5667e1ef1b3623ecda9eaf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1225];60*60*24)" office:value-type="float" office:value="1548115200" calcext:value-type="float">
            <text:p>1548115200</text:p>
          </table:table-cell>
          <table:table-cell table:number-columns-repeated="3"/>
        </table:table-row>
        <table:table-row table:style-name="ro1">
          <table:table-cell office:value-type="float" office:value="1548120441" calcext:value-type="float">
            <text:p>1548120441</text:p>
          </table:table-cell>
          <table:table-cell office:value-type="string" calcext:value-type="string">
            <text:p>2019-01-22</text:p>
          </table:table-cell>
          <table:table-cell office:value-type="string" calcext:value-type="string">
            <text:p>01:27:21</text:p>
          </table:table-cell>
          <table:table-cell office:value-type="float" office:value="559548" calcext:value-type="float">
            <text:p>559548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adbdd57af2a34fa8c3ae4ebbafe3de45cb5ecaa7ef1866e4f099ec51fd962a3b</text:p>
          </table:table-cell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/>
          <table:table-cell table:formula="of:=FLOOR([.A1226];60*60*24)" office:value-type="float" office:value="1548115200" calcext:value-type="float">
            <text:p>1548115200</text:p>
          </table:table-cell>
          <table:table-cell table:number-columns-repeated="3"/>
        </table:table-row>
        <table:table-row table:style-name="ro1">
          <table:table-cell office:value-type="float" office:value="1548122133" calcext:value-type="float">
            <text:p>1548122133</text:p>
          </table:table-cell>
          <table:table-cell office:value-type="string" calcext:value-type="string">
            <text:p>2019-01-22</text:p>
          </table:table-cell>
          <table:table-cell office:value-type="string" calcext:value-type="string">
            <text:p>01:55:33</text:p>
          </table:table-cell>
          <table:table-cell office:value-type="float" office:value="559551" calcext:value-type="float">
            <text:p>559551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c31d55100603ea7fda1f0ef241af7055ff047b53d7e6cd6423b540f18f25d126</text:p>
          </table:table-cell>
          <table:table-cell table:number-columns-repeated="2" office:value-type="float" office:value="1440" calcext:value-type="float">
            <text:p>1440</text:p>
          </table:table-cell>
          <table:table-cell/>
          <table:table-cell table:formula="of:=FLOOR([.A1227];60*60*24)" office:value-type="float" office:value="1548115200" calcext:value-type="float">
            <text:p>1548115200</text:p>
          </table:table-cell>
          <table:table-cell table:number-columns-repeated="3"/>
        </table:table-row>
        <table:table-row table:style-name="ro1">
          <table:table-cell office:value-type="float" office:value="1548122133" calcext:value-type="float">
            <text:p>1548122133</text:p>
          </table:table-cell>
          <table:table-cell office:value-type="string" calcext:value-type="string">
            <text:p>2019-01-22</text:p>
          </table:table-cell>
          <table:table-cell office:value-type="string" calcext:value-type="string">
            <text:p>01:55:33</text:p>
          </table:table-cell>
          <table:table-cell office:value-type="float" office:value="559551" calcext:value-type="float">
            <text:p>559551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4ad3c9929cba093b904c2c45609dbc46a314b2262bffb5e0689a100780f7ebac</text:p>
          </table:table-cell>
          <table:table-cell office:value-type="float" office:value="168" calcext:value-type="float">
            <text:p>168</text:p>
          </table:table-cell>
          <table:table-cell office:value-type="float" office:value="170" calcext:value-type="float">
            <text:p>170</text:p>
          </table:table-cell>
          <table:table-cell/>
          <table:table-cell table:formula="of:=FLOOR([.A1228];60*60*24)" office:value-type="float" office:value="1548115200" calcext:value-type="float">
            <text:p>1548115200</text:p>
          </table:table-cell>
          <table:table-cell table:number-columns-repeated="3"/>
        </table:table-row>
        <table:table-row table:style-name="ro1">
          <table:table-cell office:value-type="float" office:value="1548123385" calcext:value-type="float">
            <text:p>1548123385</text:p>
          </table:table-cell>
          <table:table-cell office:value-type="string" calcext:value-type="string">
            <text:p>2019-01-22</text:p>
          </table:table-cell>
          <table:table-cell office:value-type="string" calcext:value-type="string">
            <text:p>02:16:25</text:p>
          </table:table-cell>
          <table:table-cell office:value-type="float" office:value="559554" calcext:value-type="float">
            <text:p>559554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f27797e9f7564ea2b7ffd5ce18077a161c571daeb023602d2fbd5122e5335169</text:p>
          </table:table-cell>
          <table:table-cell table:number-columns-repeated="2" office:value-type="float" office:value="144" calcext:value-type="float">
            <text:p>144</text:p>
          </table:table-cell>
          <table:table-cell/>
          <table:table-cell table:formula="of:=FLOOR([.A1229];60*60*24)" office:value-type="float" office:value="1548115200" calcext:value-type="float">
            <text:p>1548115200</text:p>
          </table:table-cell>
          <table:table-cell table:number-columns-repeated="3"/>
        </table:table-row>
        <table:table-row table:style-name="ro1">
          <table:table-cell office:value-type="float" office:value="1548123385" calcext:value-type="float">
            <text:p>1548123385</text:p>
          </table:table-cell>
          <table:table-cell office:value-type="string" calcext:value-type="string">
            <text:p>2019-01-22</text:p>
          </table:table-cell>
          <table:table-cell office:value-type="string" calcext:value-type="string">
            <text:p>02:16:25</text:p>
          </table:table-cell>
          <table:table-cell office:value-type="float" office:value="559554" calcext:value-type="float">
            <text:p>559554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aa3b37f2ea95f8dbba893e1e4885711f956569a813c288e5d77eba89da4d7d1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1230];60*60*24)" office:value-type="float" office:value="1548115200" calcext:value-type="float">
            <text:p>1548115200</text:p>
          </table:table-cell>
          <table:table-cell table:number-columns-repeated="3"/>
        </table:table-row>
        <table:table-row table:style-name="ro1">
          <table:table-cell office:value-type="float" office:value="1548126240" calcext:value-type="float">
            <text:p>1548126240</text:p>
          </table:table-cell>
          <table:table-cell office:value-type="string" calcext:value-type="string">
            <text:p>2019-01-22</text:p>
          </table:table-cell>
          <table:table-cell office:value-type="string" calcext:value-type="string">
            <text:p>03:04:00</text:p>
          </table:table-cell>
          <table:table-cell office:value-type="float" office:value="559560" calcext:value-type="float">
            <text:p>559560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7f7fa5d5d446260d972f882dfed671830728bc9b3efea57aa059b17e5acee5c7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1231];60*60*24)" office:value-type="float" office:value="1548115200" calcext:value-type="float">
            <text:p>1548115200</text:p>
          </table:table-cell>
          <table:table-cell table:number-columns-repeated="3"/>
        </table:table-row>
        <table:table-row table:style-name="ro1">
          <table:table-cell office:value-type="float" office:value="1548131674" calcext:value-type="float">
            <text:p>1548131674</text:p>
          </table:table-cell>
          <table:table-cell office:value-type="string" calcext:value-type="string">
            <text:p>2019-01-22</text:p>
          </table:table-cell>
          <table:table-cell office:value-type="string" calcext:value-type="string">
            <text:p>04:34:34</text:p>
          </table:table-cell>
          <table:table-cell office:value-type="float" office:value="559565" calcext:value-type="float">
            <text:p>559565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8d34f19c4c847fb02b682d1e94b0feadc014277f327b6fc607e3f9aa5ca415fd</text:p>
          </table:table-cell>
          <table:table-cell office:value-type="float" office:value="144" calcext:value-type="float">
            <text:p>144</text:p>
          </table:table-cell>
          <table:table-cell office:value-type="float" office:value="271" calcext:value-type="float">
            <text:p>271</text:p>
          </table:table-cell>
          <table:table-cell/>
          <table:table-cell table:formula="of:=FLOOR([.A1232];60*60*24)" office:value-type="float" office:value="1548115200" calcext:value-type="float">
            <text:p>1548115200</text:p>
          </table:table-cell>
          <table:table-cell table:number-columns-repeated="3"/>
        </table:table-row>
        <table:table-row table:style-name="ro1">
          <table:table-cell office:value-type="float" office:value="1548126240" calcext:value-type="float">
            <text:p>1548126240</text:p>
          </table:table-cell>
          <table:table-cell office:value-type="string" calcext:value-type="string">
            <text:p>2019-01-22</text:p>
          </table:table-cell>
          <table:table-cell office:value-type="string" calcext:value-type="string">
            <text:p>03:04:00</text:p>
          </table:table-cell>
          <table:table-cell office:value-type="float" office:value="559560" calcext:value-type="float">
            <text:p>559560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07e0cc1f99d4478c581628d56bc6505cf5d22b1f67d1b10d7a72117d2ec49872</text:p>
          </table:table-cell>
          <table:table-cell office:value-type="float" office:value="240" calcext:value-type="float">
            <text:p>240</text:p>
          </table:table-cell>
          <table:table-cell office:value-type="float" office:value="243" calcext:value-type="float">
            <text:p>243</text:p>
          </table:table-cell>
          <table:table-cell/>
          <table:table-cell table:formula="of:=FLOOR([.A1233];60*60*24)" office:value-type="float" office:value="1548115200" calcext:value-type="float">
            <text:p>1548115200</text:p>
          </table:table-cell>
          <table:table-cell table:number-columns-repeated="3"/>
        </table:table-row>
        <table:table-row table:style-name="ro1">
          <table:table-cell office:value-type="float" office:value="1548126240" calcext:value-type="float">
            <text:p>1548126240</text:p>
          </table:table-cell>
          <table:table-cell office:value-type="string" calcext:value-type="string">
            <text:p>2019-01-22</text:p>
          </table:table-cell>
          <table:table-cell office:value-type="string" calcext:value-type="string">
            <text:p>03:04:00</text:p>
          </table:table-cell>
          <table:table-cell office:value-type="float" office:value="559560" calcext:value-type="float">
            <text:p>559560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19a9e4e1d43f5a13dd7effdaeb1f5b39d6aeac1714ea0759802fd7c6f2a01a87</text:p>
          </table:table-cell>
          <table:table-cell office:value-type="float" office:value="600" calcext:value-type="float">
            <text:p>600</text:p>
          </table:table-cell>
          <table:table-cell office:value-type="float" office:value="605" calcext:value-type="float">
            <text:p>605</text:p>
          </table:table-cell>
          <table:table-cell/>
          <table:table-cell table:formula="of:=FLOOR([.A1234];60*60*24)" office:value-type="float" office:value="1548115200" calcext:value-type="float">
            <text:p>1548115200</text:p>
          </table:table-cell>
          <table:table-cell table:number-columns-repeated="3"/>
        </table:table-row>
        <table:table-row table:style-name="ro1">
          <table:table-cell office:value-type="float" office:value="1548134949" calcext:value-type="float">
            <text:p>1548134949</text:p>
          </table:table-cell>
          <table:table-cell office:value-type="string" calcext:value-type="string">
            <text:p>2019-01-22</text:p>
          </table:table-cell>
          <table:table-cell office:value-type="string" calcext:value-type="string">
            <text:p>05:29:09</text:p>
          </table:table-cell>
          <table:table-cell office:value-type="float" office:value="559572" calcext:value-type="float">
            <text:p>559572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40331e75973d92c25eba51ce92a19f9a9a73637604f0671c6ac4fa9f5b0ed832</text:p>
          </table:table-cell>
          <table:table-cell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  <table:table-cell/>
          <table:table-cell table:formula="of:=FLOOR([.A1235];60*60*24)" office:value-type="float" office:value="1548115200" calcext:value-type="float">
            <text:p>1548115200</text:p>
          </table:table-cell>
          <table:table-cell table:number-columns-repeated="3"/>
        </table:table-row>
        <table:table-row table:style-name="ro1">
          <table:table-cell office:value-type="float" office:value="1548131824" calcext:value-type="float">
            <text:p>1548131824</text:p>
          </table:table-cell>
          <table:table-cell office:value-type="string" calcext:value-type="string">
            <text:p>2019-01-22</text:p>
          </table:table-cell>
          <table:table-cell office:value-type="string" calcext:value-type="string">
            <text:p>04:37:04</text:p>
          </table:table-cell>
          <table:table-cell office:value-type="float" office:value="559566" calcext:value-type="float">
            <text:p>559566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82f634042b06ee0ead03046b41a9a724ccee32406efe19df187099b065de5879</text:p>
          </table:table-cell>
          <table:table-cell office:value-type="float" office:value="144" calcext:value-type="float">
            <text:p>144</text:p>
          </table:table-cell>
          <table:table-cell office:value-type="float" office:value="148" calcext:value-type="float">
            <text:p>148</text:p>
          </table:table-cell>
          <table:table-cell/>
          <table:table-cell table:formula="of:=FLOOR([.A1236];60*60*24)" office:value-type="float" office:value="1548115200" calcext:value-type="float">
            <text:p>1548115200</text:p>
          </table:table-cell>
          <table:table-cell table:number-columns-repeated="3"/>
        </table:table-row>
        <table:table-row table:style-name="ro1">
          <table:table-cell office:value-type="float" office:value="1548131824" calcext:value-type="float">
            <text:p>1548131824</text:p>
          </table:table-cell>
          <table:table-cell office:value-type="string" calcext:value-type="string">
            <text:p>2019-01-22</text:p>
          </table:table-cell>
          <table:table-cell office:value-type="string" calcext:value-type="string">
            <text:p>04:37:04</text:p>
          </table:table-cell>
          <table:table-cell office:value-type="float" office:value="559566" calcext:value-type="float">
            <text:p>559566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b8e838439cb4c1b321767b6001b31049866ade289ec1cdc3530b0454a6d947e7</text:p>
          </table:table-cell>
          <table:table-cell office:value-type="float" office:value="180" calcext:value-type="float">
            <text:p>180</text:p>
          </table:table-cell>
          <table:table-cell office:value-type="float" office:value="185" calcext:value-type="float">
            <text:p>185</text:p>
          </table:table-cell>
          <table:table-cell/>
          <table:table-cell table:formula="of:=FLOOR([.A1237];60*60*24)" office:value-type="float" office:value="1548115200" calcext:value-type="float">
            <text:p>1548115200</text:p>
          </table:table-cell>
          <table:table-cell table:number-columns-repeated="3"/>
        </table:table-row>
        <table:table-row table:style-name="ro1">
          <table:table-cell office:value-type="float" office:value="1548134278" calcext:value-type="float">
            <text:p>1548134278</text:p>
          </table:table-cell>
          <table:table-cell office:value-type="string" calcext:value-type="string">
            <text:p>2019-01-22</text:p>
          </table:table-cell>
          <table:table-cell office:value-type="string" calcext:value-type="string">
            <text:p>05:17:58</text:p>
          </table:table-cell>
          <table:table-cell office:value-type="float" office:value="559571" calcext:value-type="float">
            <text:p>559571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f38df36991ed87dbfca130225fc0cadfa181f5a5ae8dfb9418ac29133375bdbb</text:p>
          </table:table-cell>
          <table:table-cell office:value-type="float" office:value="144" calcext:value-type="float">
            <text:p>144</text:p>
          </table:table-cell>
          <table:table-cell office:value-type="float" office:value="492" calcext:value-type="float">
            <text:p>492</text:p>
          </table:table-cell>
          <table:table-cell/>
          <table:table-cell table:formula="of:=FLOOR([.A1238];60*60*24)" office:value-type="float" office:value="1548115200" calcext:value-type="float">
            <text:p>1548115200</text:p>
          </table:table-cell>
          <table:table-cell table:number-columns-repeated="3"/>
        </table:table-row>
        <table:table-row table:style-name="ro1">
          <table:table-cell office:value-type="float" office:value="1548134949" calcext:value-type="float">
            <text:p>1548134949</text:p>
          </table:table-cell>
          <table:table-cell office:value-type="string" calcext:value-type="string">
            <text:p>2019-01-22</text:p>
          </table:table-cell>
          <table:table-cell office:value-type="string" calcext:value-type="string">
            <text:p>05:29:09</text:p>
          </table:table-cell>
          <table:table-cell office:value-type="float" office:value="559572" calcext:value-type="float">
            <text:p>559572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686638c63136e61f1903aa3905d3482f80fa16b60c9efcd6a1021248c091fcee</text:p>
          </table:table-cell>
          <table:table-cell office:value-type="float" office:value="175" calcext:value-type="float">
            <text:p>175</text:p>
          </table:table-cell>
          <table:table-cell office:value-type="float" office:value="178" calcext:value-type="float">
            <text:p>178</text:p>
          </table:table-cell>
          <table:table-cell/>
          <table:table-cell table:formula="of:=FLOOR([.A1239];60*60*24)" office:value-type="float" office:value="1548115200" calcext:value-type="float">
            <text:p>1548115200</text:p>
          </table:table-cell>
          <table:table-cell table:number-columns-repeated="3"/>
        </table:table-row>
        <table:table-row table:style-name="ro1">
          <table:table-cell office:value-type="float" office:value="1548134949" calcext:value-type="float">
            <text:p>1548134949</text:p>
          </table:table-cell>
          <table:table-cell office:value-type="string" calcext:value-type="string">
            <text:p>2019-01-22</text:p>
          </table:table-cell>
          <table:table-cell office:value-type="string" calcext:value-type="string">
            <text:p>05:29:09</text:p>
          </table:table-cell>
          <table:table-cell office:value-type="float" office:value="559572" calcext:value-type="float">
            <text:p>559572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bdca4c0bd7846ecfba375a1500774d791515a81289a161af9835ba327ea37973</text:p>
          </table:table-cell>
          <table:table-cell office:value-type="float" office:value="148" calcext:value-type="float">
            <text:p>148</text:p>
          </table:table-cell>
          <table:table-cell office:value-type="float" office:value="151" calcext:value-type="float">
            <text:p>151</text:p>
          </table:table-cell>
          <table:table-cell/>
          <table:table-cell table:formula="of:=FLOOR([.A1240];60*60*24)" office:value-type="float" office:value="1548115200" calcext:value-type="float">
            <text:p>1548115200</text:p>
          </table:table-cell>
          <table:table-cell table:number-columns-repeated="3"/>
        </table:table-row>
        <table:table-row table:style-name="ro1">
          <table:table-cell office:value-type="float" office:value="1548141296" calcext:value-type="float">
            <text:p>1548141296</text:p>
          </table:table-cell>
          <table:table-cell office:value-type="string" calcext:value-type="string">
            <text:p>2019-01-22</text:p>
          </table:table-cell>
          <table:table-cell office:value-type="string" calcext:value-type="string">
            <text:p>07:14:56</text:p>
          </table:table-cell>
          <table:table-cell office:value-type="float" office:value="559581" calcext:value-type="float">
            <text:p>559581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4f1d254842401b2b45deeb4436a9c8b400f4522a975f53bbdc7b8818d9df3d6f</text:p>
          </table:table-cell>
          <table:table-cell office:value-type="float" office:value="240" calcext:value-type="float">
            <text:p>240</text:p>
          </table:table-cell>
          <table:table-cell office:value-type="float" office:value="246" calcext:value-type="float">
            <text:p>246</text:p>
          </table:table-cell>
          <table:table-cell/>
          <table:table-cell table:formula="of:=FLOOR([.A1241];60*60*24)" office:value-type="float" office:value="1548115200" calcext:value-type="float">
            <text:p>1548115200</text:p>
          </table:table-cell>
          <table:table-cell table:number-columns-repeated="3"/>
        </table:table-row>
        <table:table-row table:style-name="ro1">
          <table:table-cell office:value-type="float" office:value="1548146154" calcext:value-type="float">
            <text:p>1548146154</text:p>
          </table:table-cell>
          <table:table-cell office:value-type="string" calcext:value-type="string">
            <text:p>2019-01-22</text:p>
          </table:table-cell>
          <table:table-cell office:value-type="string" calcext:value-type="string">
            <text:p>08:35:54</text:p>
          </table:table-cell>
          <table:table-cell office:value-type="float" office:value="559587" calcext:value-type="float">
            <text:p>559587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a973d40416ba0ec02504f73922ea2b8cf1e7d129fb7ddf797e1d9c7c7f4ec9ea</text:p>
          </table:table-cell>
          <table:table-cell office:value-type="float" office:value="1201" calcext:value-type="float">
            <text:p>1201</text:p>
          </table:table-cell>
          <table:table-cell office:value-type="float" office:value="1204" calcext:value-type="float">
            <text:p>1204</text:p>
          </table:table-cell>
          <table:table-cell/>
          <table:table-cell table:formula="of:=FLOOR([.A1242];60*60*24)" office:value-type="float" office:value="1548115200" calcext:value-type="float">
            <text:p>1548115200</text:p>
          </table:table-cell>
          <table:table-cell table:number-columns-repeated="3"/>
        </table:table-row>
        <table:table-row table:style-name="ro1">
          <table:table-cell office:value-type="float" office:value="1548153143" calcext:value-type="float">
            <text:p>1548153143</text:p>
          </table:table-cell>
          <table:table-cell office:value-type="string" calcext:value-type="string">
            <text:p>2019-01-22</text:p>
          </table:table-cell>
          <table:table-cell office:value-type="string" calcext:value-type="string">
            <text:p>10:32:23</text:p>
          </table:table-cell>
          <table:table-cell office:value-type="float" office:value="559596" calcext:value-type="float">
            <text:p>559596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f12aca3fe07fc4a44c0fc8bd0b9051e3925ebd85ba63801fb29a26387d5f8d1c</text:p>
          </table:table-cell>
          <table:table-cell office:value-type="float" office:value="239" calcext:value-type="float">
            <text:p>239</text:p>
          </table:table-cell>
          <table:table-cell office:value-type="float" office:value="241" calcext:value-type="float">
            <text:p>241</text:p>
          </table:table-cell>
          <table:table-cell/>
          <table:table-cell table:formula="of:=FLOOR([.A1243];60*60*24)" office:value-type="float" office:value="1548115200" calcext:value-type="float">
            <text:p>1548115200</text:p>
          </table:table-cell>
          <table:table-cell table:number-columns-repeated="3"/>
        </table:table-row>
        <table:table-row table:style-name="ro1">
          <table:table-cell office:value-type="float" office:value="1548153143" calcext:value-type="float">
            <text:p>1548153143</text:p>
          </table:table-cell>
          <table:table-cell office:value-type="string" calcext:value-type="string">
            <text:p>2019-01-22</text:p>
          </table:table-cell>
          <table:table-cell office:value-type="string" calcext:value-type="string">
            <text:p>10:32:23</text:p>
          </table:table-cell>
          <table:table-cell office:value-type="float" office:value="559596" calcext:value-type="float">
            <text:p>559596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580fbf0c0199fce2035575df248019408894d063772f9b2334fdd45dd4894f73</text:p>
          </table:table-cell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/>
          <table:table-cell table:formula="of:=FLOOR([.A1244];60*60*24)" office:value-type="float" office:value="1548115200" calcext:value-type="float">
            <text:p>1548115200</text:p>
          </table:table-cell>
          <table:table-cell table:number-columns-repeated="3"/>
        </table:table-row>
        <table:table-row table:style-name="ro1">
          <table:table-cell office:value-type="float" office:value="1548154071" calcext:value-type="float">
            <text:p>1548154071</text:p>
          </table:table-cell>
          <table:table-cell office:value-type="string" calcext:value-type="string">
            <text:p>2019-01-22</text:p>
          </table:table-cell>
          <table:table-cell office:value-type="string" calcext:value-type="string">
            <text:p>10:47:51</text:p>
          </table:table-cell>
          <table:table-cell office:value-type="float" office:value="559598" calcext:value-type="float">
            <text:p>559598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a01b16a3b11d72b63f091fd2002afb41f870964ee5da075f84ca0e2defd1917c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1245];60*60*24)" office:value-type="float" office:value="1548115200" calcext:value-type="float">
            <text:p>1548115200</text:p>
          </table:table-cell>
          <table:table-cell table:number-columns-repeated="3"/>
        </table:table-row>
        <table:table-row table:style-name="ro1">
          <table:table-cell office:value-type="float" office:value="1548154071" calcext:value-type="float">
            <text:p>1548154071</text:p>
          </table:table-cell>
          <table:table-cell office:value-type="string" calcext:value-type="string">
            <text:p>2019-01-22</text:p>
          </table:table-cell>
          <table:table-cell office:value-type="string" calcext:value-type="string">
            <text:p>10:47:51</text:p>
          </table:table-cell>
          <table:table-cell office:value-type="float" office:value="559598" calcext:value-type="float">
            <text:p>559598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6959892ba79c922cfc49d2424d7bdc1be3a3945615610d2b4d6cf3b0913c8d23</text:p>
          </table:table-cell>
          <table:table-cell office:value-type="float" office:value="144" calcext:value-type="float">
            <text:p>144</text:p>
          </table:table-cell>
          <table:table-cell office:value-type="float" office:value="216" calcext:value-type="float">
            <text:p>216</text:p>
          </table:table-cell>
          <table:table-cell/>
          <table:table-cell table:formula="of:=FLOOR([.A1246];60*60*24)" office:value-type="float" office:value="1548115200" calcext:value-type="float">
            <text:p>1548115200</text:p>
          </table:table-cell>
          <table:table-cell table:number-columns-repeated="3"/>
        </table:table-row>
        <table:table-row table:style-name="ro1">
          <table:table-cell office:value-type="float" office:value="1548153143" calcext:value-type="float">
            <text:p>1548153143</text:p>
          </table:table-cell>
          <table:table-cell office:value-type="string" calcext:value-type="string">
            <text:p>2019-01-22</text:p>
          </table:table-cell>
          <table:table-cell office:value-type="string" calcext:value-type="string">
            <text:p>10:32:23</text:p>
          </table:table-cell>
          <table:table-cell office:value-type="float" office:value="559596" calcext:value-type="float">
            <text:p>559596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adf06945cef0f48580b0646e21535da245a6b505d630abb01c77750f2571cb50</text:p>
          </table:table-cell>
          <table:table-cell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  <table:table-cell/>
          <table:table-cell table:formula="of:=FLOOR([.A1247];60*60*24)" office:value-type="float" office:value="1548115200" calcext:value-type="float">
            <text:p>1548115200</text:p>
          </table:table-cell>
          <table:table-cell table:number-columns-repeated="3"/>
        </table:table-row>
        <table:table-row table:style-name="ro1">
          <table:table-cell office:value-type="float" office:value="1548154071" calcext:value-type="float">
            <text:p>1548154071</text:p>
          </table:table-cell>
          <table:table-cell office:value-type="string" calcext:value-type="string">
            <text:p>2019-01-22</text:p>
          </table:table-cell>
          <table:table-cell office:value-type="string" calcext:value-type="string">
            <text:p>10:47:51</text:p>
          </table:table-cell>
          <table:table-cell office:value-type="float" office:value="559598" calcext:value-type="float">
            <text:p>559598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5e2e2e7254a617e164870d7d7a110933871d147d0541f9fe903cdbf4f0b87402</text:p>
          </table:table-cell>
          <table:table-cell office:value-type="float" office:value="180" calcext:value-type="float">
            <text:p>180</text:p>
          </table:table-cell>
          <table:table-cell office:value-type="float" office:value="187" calcext:value-type="float">
            <text:p>187</text:p>
          </table:table-cell>
          <table:table-cell/>
          <table:table-cell table:formula="of:=FLOOR([.A1248];60*60*24)" office:value-type="float" office:value="1548115200" calcext:value-type="float">
            <text:p>1548115200</text:p>
          </table:table-cell>
          <table:table-cell table:number-columns-repeated="3"/>
        </table:table-row>
        <table:table-row table:style-name="ro1">
          <table:table-cell office:value-type="float" office:value="1548154071" calcext:value-type="float">
            <text:p>1548154071</text:p>
          </table:table-cell>
          <table:table-cell office:value-type="string" calcext:value-type="string">
            <text:p>2019-01-22</text:p>
          </table:table-cell>
          <table:table-cell office:value-type="string" calcext:value-type="string">
            <text:p>10:47:51</text:p>
          </table:table-cell>
          <table:table-cell office:value-type="float" office:value="559598" calcext:value-type="float">
            <text:p>559598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c76839786515427dc98f75abbd16f51ffd9157f65c0bd444988072a9580527da</text:p>
          </table:table-cell>
          <table:table-cell office:value-type="float" office:value="144" calcext:value-type="float">
            <text:p>144</text:p>
          </table:table-cell>
          <table:table-cell office:value-type="float" office:value="151" calcext:value-type="float">
            <text:p>151</text:p>
          </table:table-cell>
          <table:table-cell/>
          <table:table-cell table:formula="of:=FLOOR([.A1249];60*60*24)" office:value-type="float" office:value="1548115200" calcext:value-type="float">
            <text:p>1548115200</text:p>
          </table:table-cell>
          <table:table-cell table:number-columns-repeated="3"/>
        </table:table-row>
        <table:table-row table:style-name="ro1">
          <table:table-cell office:value-type="float" office:value="1548158261" calcext:value-type="float">
            <text:p>1548158261</text:p>
          </table:table-cell>
          <table:table-cell office:value-type="string" calcext:value-type="string">
            <text:p>2019-01-22</text:p>
          </table:table-cell>
          <table:table-cell office:value-type="string" calcext:value-type="string">
            <text:p>11:57:41</text:p>
          </table:table-cell>
          <table:table-cell office:value-type="float" office:value="559601" calcext:value-type="float">
            <text:p>559601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ad9e6e57d2ec111ced65b512c8b9dd0c853d5255afcc8b72e72be65c7a6a52ee</text:p>
          </table:table-cell>
          <table:table-cell office:value-type="float" office:value="144" calcext:value-type="float">
            <text:p>144</text:p>
          </table:table-cell>
          <table:table-cell office:value-type="float" office:value="7288" calcext:value-type="float">
            <text:p>7288</text:p>
          </table:table-cell>
          <table:table-cell/>
          <table:table-cell table:formula="of:=FLOOR([.A1250];60*60*24)" office:value-type="float" office:value="1548115200" calcext:value-type="float">
            <text:p>1548115200</text:p>
          </table:table-cell>
          <table:table-cell table:number-columns-repeated="3"/>
        </table:table-row>
        <table:table-row table:style-name="ro1">
          <table:table-cell office:value-type="float" office:value="1548153696" calcext:value-type="float">
            <text:p>1548153696</text:p>
          </table:table-cell>
          <table:table-cell office:value-type="string" calcext:value-type="string">
            <text:p>2019-01-22</text:p>
          </table:table-cell>
          <table:table-cell office:value-type="string" calcext:value-type="string">
            <text:p>10:41:36</text:p>
          </table:table-cell>
          <table:table-cell office:value-type="float" office:value="559597" calcext:value-type="float">
            <text:p>559597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4eba58a8c166ed7df6e4eeb3e49369f18b31e607a8fd48c0015cf81d05a9c21a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1251];60*60*24)" office:value-type="float" office:value="1548115200" calcext:value-type="float">
            <text:p>1548115200</text:p>
          </table:table-cell>
          <table:table-cell table:number-columns-repeated="3"/>
        </table:table-row>
        <table:table-row table:style-name="ro1">
          <table:table-cell office:value-type="float" office:value="1548153696" calcext:value-type="float">
            <text:p>1548153696</text:p>
          </table:table-cell>
          <table:table-cell office:value-type="string" calcext:value-type="string">
            <text:p>2019-01-22</text:p>
          </table:table-cell>
          <table:table-cell office:value-type="string" calcext:value-type="string">
            <text:p>10:41:36</text:p>
          </table:table-cell>
          <table:table-cell office:value-type="float" office:value="559597" calcext:value-type="float">
            <text:p>559597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df9d2455bebb433065e03323eae0b99be7a32e7c7fca6dbaee35e24de6ca78ff</text:p>
          </table:table-cell>
          <table:table-cell office:value-type="float" office:value="150" calcext:value-type="float">
            <text:p>150</text:p>
          </table:table-cell>
          <table:table-cell office:value-type="float" office:value="264" calcext:value-type="float">
            <text:p>264</text:p>
          </table:table-cell>
          <table:table-cell/>
          <table:table-cell table:formula="of:=FLOOR([.A1252];60*60*24)" office:value-type="float" office:value="1548115200" calcext:value-type="float">
            <text:p>1548115200</text:p>
          </table:table-cell>
          <table:table-cell table:number-columns-repeated="3"/>
        </table:table-row>
        <table:table-row table:style-name="ro1">
          <table:table-cell office:value-type="float" office:value="1548175623" calcext:value-type="float">
            <text:p>1548175623</text:p>
          </table:table-cell>
          <table:table-cell office:value-type="string" calcext:value-type="string">
            <text:p>2019-01-22</text:p>
          </table:table-cell>
          <table:table-cell office:value-type="string" calcext:value-type="string">
            <text:p>16:47:03</text:p>
          </table:table-cell>
          <table:table-cell office:value-type="float" office:value="559623" calcext:value-type="float">
            <text:p>559623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5cb5a1f0140bfd9d20c37f7b01089150e281b1b6ae20fc4949b538986e5d1412</text:p>
          </table:table-cell>
          <table:table-cell office:value-type="float" office:value="144" calcext:value-type="float">
            <text:p>144</text:p>
          </table:table-cell>
          <table:table-cell office:value-type="float" office:value="147" calcext:value-type="float">
            <text:p>147</text:p>
          </table:table-cell>
          <table:table-cell/>
          <table:table-cell table:formula="of:=FLOOR([.A1253];60*60*24)" office:value-type="float" office:value="1548115200" calcext:value-type="float">
            <text:p>1548115200</text:p>
          </table:table-cell>
          <table:table-cell table:number-columns-repeated="3"/>
        </table:table-row>
        <table:table-row table:style-name="ro1">
          <table:table-cell office:value-type="float" office:value="1548175623" calcext:value-type="float">
            <text:p>1548175623</text:p>
          </table:table-cell>
          <table:table-cell office:value-type="string" calcext:value-type="string">
            <text:p>2019-01-22</text:p>
          </table:table-cell>
          <table:table-cell office:value-type="string" calcext:value-type="string">
            <text:p>16:47:03</text:p>
          </table:table-cell>
          <table:table-cell office:value-type="float" office:value="559623" calcext:value-type="float">
            <text:p>559623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27117b52c9b7a8ec67e35ee29b4c5606288749e173a4f4930d8395102ab8c9a9</text:p>
          </table:table-cell>
          <table:table-cell office:value-type="float" office:value="144" calcext:value-type="float">
            <text:p>144</text:p>
          </table:table-cell>
          <table:table-cell office:value-type="float" office:value="148" calcext:value-type="float">
            <text:p>148</text:p>
          </table:table-cell>
          <table:table-cell/>
          <table:table-cell table:formula="of:=FLOOR([.A1254];60*60*24)" office:value-type="float" office:value="1548115200" calcext:value-type="float">
            <text:p>1548115200</text:p>
          </table:table-cell>
          <table:table-cell table:number-columns-repeated="3"/>
        </table:table-row>
        <table:table-row table:style-name="ro1">
          <table:table-cell office:value-type="float" office:value="1548175623" calcext:value-type="float">
            <text:p>1548175623</text:p>
          </table:table-cell>
          <table:table-cell office:value-type="string" calcext:value-type="string">
            <text:p>2019-01-22</text:p>
          </table:table-cell>
          <table:table-cell office:value-type="string" calcext:value-type="string">
            <text:p>16:47:03</text:p>
          </table:table-cell>
          <table:table-cell office:value-type="float" office:value="559623" calcext:value-type="float">
            <text:p>559623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d199902ca0cf9a3cd9ece7ca1b2248d5bb8762a5090338a79fec88efa51e6678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1255];60*60*24)" office:value-type="float" office:value="1548115200" calcext:value-type="float">
            <text:p>1548115200</text:p>
          </table:table-cell>
          <table:table-cell table:number-columns-repeated="3"/>
        </table:table-row>
        <table:table-row table:style-name="ro1">
          <table:table-cell office:value-type="float" office:value="1548175623" calcext:value-type="float">
            <text:p>1548175623</text:p>
          </table:table-cell>
          <table:table-cell office:value-type="string" calcext:value-type="string">
            <text:p>2019-01-22</text:p>
          </table:table-cell>
          <table:table-cell office:value-type="string" calcext:value-type="string">
            <text:p>16:47:03</text:p>
          </table:table-cell>
          <table:table-cell office:value-type="float" office:value="559623" calcext:value-type="float">
            <text:p>559623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16e86f152587c634e7badadd17131830733d07f9a4caa5aabe3608b427e5a06d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1256];60*60*24)" office:value-type="float" office:value="1548115200" calcext:value-type="float">
            <text:p>1548115200</text:p>
          </table:table-cell>
          <table:table-cell table:number-columns-repeated="3"/>
        </table:table-row>
        <table:table-row table:style-name="ro1">
          <table:table-cell office:value-type="float" office:value="1548175623" calcext:value-type="float">
            <text:p>1548175623</text:p>
          </table:table-cell>
          <table:table-cell office:value-type="string" calcext:value-type="string">
            <text:p>2019-01-22</text:p>
          </table:table-cell>
          <table:table-cell office:value-type="string" calcext:value-type="string">
            <text:p>16:47:03</text:p>
          </table:table-cell>
          <table:table-cell office:value-type="float" office:value="559623" calcext:value-type="float">
            <text:p>559623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0eef1766bd72b6fd514fb24cde9ed4bc95596cc535ba18cf514afa4d0c1853b1</text:p>
          </table:table-cell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/>
          <table:table-cell table:formula="of:=FLOOR([.A1257];60*60*24)" office:value-type="float" office:value="1548115200" calcext:value-type="float">
            <text:p>1548115200</text:p>
          </table:table-cell>
          <table:table-cell table:number-columns-repeated="3"/>
        </table:table-row>
        <table:table-row table:style-name="ro1">
          <table:table-cell office:value-type="float" office:value="1548174064" calcext:value-type="float">
            <text:p>1548174064</text:p>
          </table:table-cell>
          <table:table-cell office:value-type="string" calcext:value-type="string">
            <text:p>2019-01-22</text:p>
          </table:table-cell>
          <table:table-cell office:value-type="string" calcext:value-type="string">
            <text:p>16:21:04</text:p>
          </table:table-cell>
          <table:table-cell office:value-type="float" office:value="559621" calcext:value-type="float">
            <text:p>559621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f7cfb45a905a614837750cc04aa25c35e967db1dbac81c9fe22bcb701de4e455</text:p>
          </table:table-cell>
          <table:table-cell office:value-type="float" office:value="144" calcext:value-type="float">
            <text:p>144</text:p>
          </table:table-cell>
          <table:table-cell office:value-type="float" office:value="199" calcext:value-type="float">
            <text:p>199</text:p>
          </table:table-cell>
          <table:table-cell/>
          <table:table-cell table:formula="of:=FLOOR([.A1258];60*60*24)" office:value-type="float" office:value="1548115200" calcext:value-type="float">
            <text:p>1548115200</text:p>
          </table:table-cell>
          <table:table-cell table:number-columns-repeated="3"/>
        </table:table-row>
        <table:table-row table:style-name="ro1">
          <table:table-cell office:value-type="float" office:value="1548175848" calcext:value-type="float">
            <text:p>1548175848</text:p>
          </table:table-cell>
          <table:table-cell office:value-type="string" calcext:value-type="string">
            <text:p>2019-01-22</text:p>
          </table:table-cell>
          <table:table-cell office:value-type="string" calcext:value-type="string">
            <text:p>16:50:48</text:p>
          </table:table-cell>
          <table:table-cell office:value-type="float" office:value="559624" calcext:value-type="float">
            <text:p>559624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917d4ad7dc51afe299050cb2bc122127cd77353cefea516b0dbf51caafbc77cc</text:p>
          </table:table-cell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/>
          <table:table-cell table:formula="of:=FLOOR([.A1259];60*60*24)" office:value-type="float" office:value="1548115200" calcext:value-type="float">
            <text:p>1548115200</text:p>
          </table:table-cell>
          <table:table-cell table:number-columns-repeated="3"/>
        </table:table-row>
        <table:table-row table:style-name="ro1">
          <table:table-cell office:value-type="float" office:value="1548175848" calcext:value-type="float">
            <text:p>1548175848</text:p>
          </table:table-cell>
          <table:table-cell office:value-type="string" calcext:value-type="string">
            <text:p>2019-01-22</text:p>
          </table:table-cell>
          <table:table-cell office:value-type="string" calcext:value-type="string">
            <text:p>16:50:48</text:p>
          </table:table-cell>
          <table:table-cell office:value-type="float" office:value="559624" calcext:value-type="float">
            <text:p>559624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7f34e28c05fad9514c913c0c5d7c944ddc90fce7956933d62201062492f2d8c0</text:p>
          </table:table-cell>
          <table:table-cell office:value-type="float" office:value="225" calcext:value-type="float">
            <text:p>225</text:p>
          </table:table-cell>
          <table:table-cell office:value-type="float" office:value="243" calcext:value-type="float">
            <text:p>243</text:p>
          </table:table-cell>
          <table:table-cell/>
          <table:table-cell table:formula="of:=FLOOR([.A1260];60*60*24)" office:value-type="float" office:value="1548115200" calcext:value-type="float">
            <text:p>1548115200</text:p>
          </table:table-cell>
          <table:table-cell table:number-columns-repeated="3"/>
        </table:table-row>
        <table:table-row table:style-name="ro1">
          <table:table-cell office:value-type="float" office:value="1548175623" calcext:value-type="float">
            <text:p>1548175623</text:p>
          </table:table-cell>
          <table:table-cell office:value-type="string" calcext:value-type="string">
            <text:p>2019-01-22</text:p>
          </table:table-cell>
          <table:table-cell office:value-type="string" calcext:value-type="string">
            <text:p>16:47:03</text:p>
          </table:table-cell>
          <table:table-cell office:value-type="float" office:value="559623" calcext:value-type="float">
            <text:p>559623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29f1672e73d7c9051e9ae2520e5a72e2dfc2615a52d58e75d13d01f5b3dfde5e</text:p>
          </table:table-cell>
          <table:table-cell office:value-type="float" office:value="144" calcext:value-type="float">
            <text:p>144</text:p>
          </table:table-cell>
          <table:table-cell office:value-type="float" office:value="148" calcext:value-type="float">
            <text:p>148</text:p>
          </table:table-cell>
          <table:table-cell/>
          <table:table-cell table:formula="of:=FLOOR([.A1261];60*60*24)" office:value-type="float" office:value="1548115200" calcext:value-type="float">
            <text:p>1548115200</text:p>
          </table:table-cell>
          <table:table-cell table:number-columns-repeated="3"/>
        </table:table-row>
        <table:table-row table:style-name="ro1">
          <table:table-cell office:value-type="float" office:value="1548175623" calcext:value-type="float">
            <text:p>1548175623</text:p>
          </table:table-cell>
          <table:table-cell office:value-type="string" calcext:value-type="string">
            <text:p>2019-01-22</text:p>
          </table:table-cell>
          <table:table-cell office:value-type="string" calcext:value-type="string">
            <text:p>16:47:03</text:p>
          </table:table-cell>
          <table:table-cell office:value-type="float" office:value="559623" calcext:value-type="float">
            <text:p>559623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b5d4fc493cd22a3dcbbe108372a71dc6f830f3bfc8fbfa21e7f5be5e2d14ccfa</text:p>
          </table:table-cell>
          <table:table-cell office:value-type="float" office:value="144" calcext:value-type="float">
            <text:p>144</text:p>
          </table:table-cell>
          <table:table-cell office:value-type="float" office:value="147" calcext:value-type="float">
            <text:p>147</text:p>
          </table:table-cell>
          <table:table-cell/>
          <table:table-cell table:formula="of:=FLOOR([.A1262];60*60*24)" office:value-type="float" office:value="1548115200" calcext:value-type="float">
            <text:p>1548115200</text:p>
          </table:table-cell>
          <table:table-cell table:number-columns-repeated="3"/>
        </table:table-row>
        <table:table-row table:style-name="ro1">
          <table:table-cell office:value-type="float" office:value="1548181702" calcext:value-type="float">
            <text:p>1548181702</text:p>
          </table:table-cell>
          <table:table-cell office:value-type="string" calcext:value-type="string">
            <text:p>2019-01-22</text:p>
          </table:table-cell>
          <table:table-cell office:value-type="string" calcext:value-type="string">
            <text:p>18:28:22</text:p>
          </table:table-cell>
          <table:table-cell office:value-type="float" office:value="559635" calcext:value-type="float">
            <text:p>559635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230b028d633c0dc48a2826dc3862b2c6423ca1b7c2ca33b2b86e60b940b31bb0</text:p>
          </table:table-cell>
          <table:table-cell office:value-type="float" office:value="1081" calcext:value-type="float">
            <text:p>1081</text:p>
          </table:table-cell>
          <table:table-cell office:value-type="float" office:value="1082" calcext:value-type="float">
            <text:p>1082</text:p>
          </table:table-cell>
          <table:table-cell/>
          <table:table-cell table:formula="of:=FLOOR([.A1263];60*60*24)" office:value-type="float" office:value="1548115200" calcext:value-type="float">
            <text:p>1548115200</text:p>
          </table:table-cell>
          <table:table-cell table:number-columns-repeated="3"/>
        </table:table-row>
        <table:table-row table:style-name="ro1">
          <table:table-cell office:value-type="float" office:value="1548181702" calcext:value-type="float">
            <text:p>1548181702</text:p>
          </table:table-cell>
          <table:table-cell office:value-type="string" calcext:value-type="string">
            <text:p>2019-01-22</text:p>
          </table:table-cell>
          <table:table-cell office:value-type="string" calcext:value-type="string">
            <text:p>18:28:22</text:p>
          </table:table-cell>
          <table:table-cell office:value-type="float" office:value="559635" calcext:value-type="float">
            <text:p>559635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555ba64dcb6bcaf836a5987b362f8ef8476c0cea1f5fb7a43cc6468741064318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1264];60*60*24)" office:value-type="float" office:value="1548115200" calcext:value-type="float">
            <text:p>1548115200</text:p>
          </table:table-cell>
          <table:table-cell table:number-columns-repeated="3"/>
        </table:table-row>
        <table:table-row table:style-name="ro1">
          <table:table-cell office:value-type="float" office:value="1548181702" calcext:value-type="float">
            <text:p>1548181702</text:p>
          </table:table-cell>
          <table:table-cell office:value-type="string" calcext:value-type="string">
            <text:p>2019-01-22</text:p>
          </table:table-cell>
          <table:table-cell office:value-type="string" calcext:value-type="string">
            <text:p>18:28:22</text:p>
          </table:table-cell>
          <table:table-cell office:value-type="float" office:value="559635" calcext:value-type="float">
            <text:p>559635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bf7b23751c862064f0404e2f9767d9b4c1e16e3e9e81228ce9324e2f852b3550</text:p>
          </table:table-cell>
          <table:table-cell office:value-type="float" office:value="1081" calcext:value-type="float">
            <text:p>1081</text:p>
          </table:table-cell>
          <table:table-cell office:value-type="float" office:value="1082" calcext:value-type="float">
            <text:p>1082</text:p>
          </table:table-cell>
          <table:table-cell/>
          <table:table-cell table:formula="of:=FLOOR([.A1265];60*60*24)" office:value-type="float" office:value="1548115200" calcext:value-type="float">
            <text:p>1548115200</text:p>
          </table:table-cell>
          <table:table-cell table:number-columns-repeated="3"/>
        </table:table-row>
        <table:table-row table:style-name="ro1">
          <table:table-cell office:value-type="float" office:value="1548181702" calcext:value-type="float">
            <text:p>1548181702</text:p>
          </table:table-cell>
          <table:table-cell office:value-type="string" calcext:value-type="string">
            <text:p>2019-01-22</text:p>
          </table:table-cell>
          <table:table-cell office:value-type="string" calcext:value-type="string">
            <text:p>18:28:22</text:p>
          </table:table-cell>
          <table:table-cell office:value-type="float" office:value="559635" calcext:value-type="float">
            <text:p>559635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e77de8d80912d3321a74f1cefed32336e03b21ec48b513d4489601fab9c3f24c</text:p>
          </table:table-cell>
          <table:table-cell office:value-type="float" office:value="1081" calcext:value-type="float">
            <text:p>1081</text:p>
          </table:table-cell>
          <table:table-cell office:value-type="float" office:value="1082" calcext:value-type="float">
            <text:p>1082</text:p>
          </table:table-cell>
          <table:table-cell/>
          <table:table-cell table:formula="of:=FLOOR([.A1266];60*60*24)" office:value-type="float" office:value="1548115200" calcext:value-type="float">
            <text:p>1548115200</text:p>
          </table:table-cell>
          <table:table-cell table:number-columns-repeated="3"/>
        </table:table-row>
        <table:table-row table:style-name="ro1">
          <table:table-cell office:value-type="float" office:value="1548181702" calcext:value-type="float">
            <text:p>1548181702</text:p>
          </table:table-cell>
          <table:table-cell office:value-type="string" calcext:value-type="string">
            <text:p>2019-01-22</text:p>
          </table:table-cell>
          <table:table-cell office:value-type="string" calcext:value-type="string">
            <text:p>18:28:22</text:p>
          </table:table-cell>
          <table:table-cell office:value-type="float" office:value="559635" calcext:value-type="float">
            <text:p>559635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a95f4ef9f734c92daa1f6956f4a1cb64c1115afa220206f99e818690c3eaf050</text:p>
          </table:table-cell>
          <table:table-cell office:value-type="float" office:value="1081" calcext:value-type="float">
            <text:p>1081</text:p>
          </table:table-cell>
          <table:table-cell office:value-type="float" office:value="1082" calcext:value-type="float">
            <text:p>1082</text:p>
          </table:table-cell>
          <table:table-cell/>
          <table:table-cell table:formula="of:=FLOOR([.A1267];60*60*24)" office:value-type="float" office:value="1548115200" calcext:value-type="float">
            <text:p>1548115200</text:p>
          </table:table-cell>
          <table:table-cell table:number-columns-repeated="3"/>
        </table:table-row>
        <table:table-row table:style-name="ro1">
          <table:table-cell office:value-type="float" office:value="1548181702" calcext:value-type="float">
            <text:p>1548181702</text:p>
          </table:table-cell>
          <table:table-cell office:value-type="string" calcext:value-type="string">
            <text:p>2019-01-22</text:p>
          </table:table-cell>
          <table:table-cell office:value-type="string" calcext:value-type="string">
            <text:p>18:28:22</text:p>
          </table:table-cell>
          <table:table-cell office:value-type="float" office:value="559635" calcext:value-type="float">
            <text:p>559635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653969af92038bd216c1640329d63e961f888aa52e530a1f769d715309e77546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1268];60*60*24)" office:value-type="float" office:value="1548115200" calcext:value-type="float">
            <text:p>1548115200</text:p>
          </table:table-cell>
          <table:table-cell table:number-columns-repeated="3"/>
        </table:table-row>
        <table:table-row table:style-name="ro1">
          <table:table-cell office:value-type="float" office:value="1548181387" calcext:value-type="float">
            <text:p>1548181387</text:p>
          </table:table-cell>
          <table:table-cell office:value-type="string" calcext:value-type="string">
            <text:p>2019-01-22</text:p>
          </table:table-cell>
          <table:table-cell office:value-type="string" calcext:value-type="string">
            <text:p>18:23:07</text:p>
          </table:table-cell>
          <table:table-cell office:value-type="float" office:value="559633" calcext:value-type="float">
            <text:p>559633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ea80fe7ae54ecb5f743ebba0b27afcb1d593b88685aa35330f01e9bf8d56c8e3</text:p>
          </table:table-cell>
          <table:table-cell office:value-type="float" office:value="1081" calcext:value-type="float">
            <text:p>1081</text:p>
          </table:table-cell>
          <table:table-cell office:value-type="float" office:value="1082" calcext:value-type="float">
            <text:p>1082</text:p>
          </table:table-cell>
          <table:table-cell/>
          <table:table-cell table:formula="of:=FLOOR([.A1269];60*60*24)" office:value-type="float" office:value="1548115200" calcext:value-type="float">
            <text:p>1548115200</text:p>
          </table:table-cell>
          <table:table-cell table:number-columns-repeated="3"/>
        </table:table-row>
        <table:table-row table:style-name="ro1">
          <table:table-cell office:value-type="float" office:value="1548181387" calcext:value-type="float">
            <text:p>1548181387</text:p>
          </table:table-cell>
          <table:table-cell office:value-type="string" calcext:value-type="string">
            <text:p>2019-01-22</text:p>
          </table:table-cell>
          <table:table-cell office:value-type="string" calcext:value-type="string">
            <text:p>18:23:07</text:p>
          </table:table-cell>
          <table:table-cell office:value-type="float" office:value="559633" calcext:value-type="float">
            <text:p>559633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5132cfe87e0852bd97dd74c6c43f6bb2bac66a88c5d13cd910e2a9cdbde6e0f2</text:p>
          </table:table-cell>
          <table:table-cell office:value-type="float" office:value="1081" calcext:value-type="float">
            <text:p>1081</text:p>
          </table:table-cell>
          <table:table-cell office:value-type="float" office:value="1082" calcext:value-type="float">
            <text:p>1082</text:p>
          </table:table-cell>
          <table:table-cell/>
          <table:table-cell table:formula="of:=FLOOR([.A1270];60*60*24)" office:value-type="float" office:value="1548115200" calcext:value-type="float">
            <text:p>1548115200</text:p>
          </table:table-cell>
          <table:table-cell table:number-columns-repeated="3"/>
        </table:table-row>
        <table:table-row table:style-name="ro1">
          <table:table-cell office:value-type="float" office:value="1548181387" calcext:value-type="float">
            <text:p>1548181387</text:p>
          </table:table-cell>
          <table:table-cell office:value-type="string" calcext:value-type="string">
            <text:p>2019-01-22</text:p>
          </table:table-cell>
          <table:table-cell office:value-type="string" calcext:value-type="string">
            <text:p>18:23:07</text:p>
          </table:table-cell>
          <table:table-cell office:value-type="float" office:value="559633" calcext:value-type="float">
            <text:p>559633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6c4497800028923339cc0c20f72a83b70d694aaac593cba5f7a4c10d618eeb2a</text:p>
          </table:table-cell>
          <table:table-cell office:value-type="float" office:value="1081" calcext:value-type="float">
            <text:p>1081</text:p>
          </table:table-cell>
          <table:table-cell office:value-type="float" office:value="1082" calcext:value-type="float">
            <text:p>1082</text:p>
          </table:table-cell>
          <table:table-cell/>
          <table:table-cell table:formula="of:=FLOOR([.A1271];60*60*24)" office:value-type="float" office:value="1548115200" calcext:value-type="float">
            <text:p>1548115200</text:p>
          </table:table-cell>
          <table:table-cell table:number-columns-repeated="3"/>
        </table:table-row>
        <table:table-row table:style-name="ro1">
          <table:table-cell office:value-type="float" office:value="1548181387" calcext:value-type="float">
            <text:p>1548181387</text:p>
          </table:table-cell>
          <table:table-cell office:value-type="string" calcext:value-type="string">
            <text:p>2019-01-22</text:p>
          </table:table-cell>
          <table:table-cell office:value-type="string" calcext:value-type="string">
            <text:p>18:23:07</text:p>
          </table:table-cell>
          <table:table-cell office:value-type="float" office:value="559633" calcext:value-type="float">
            <text:p>559633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8a3cc360988ec0eae87c9117461331974a95d40a831f8b4c6cc161506207ab3f</text:p>
          </table:table-cell>
          <table:table-cell office:value-type="float" office:value="1081" calcext:value-type="float">
            <text:p>1081</text:p>
          </table:table-cell>
          <table:table-cell office:value-type="float" office:value="1082" calcext:value-type="float">
            <text:p>1082</text:p>
          </table:table-cell>
          <table:table-cell/>
          <table:table-cell table:formula="of:=FLOOR([.A1272];60*60*24)" office:value-type="float" office:value="1548115200" calcext:value-type="float">
            <text:p>1548115200</text:p>
          </table:table-cell>
          <table:table-cell table:number-columns-repeated="3"/>
        </table:table-row>
        <table:table-row table:style-name="ro1">
          <table:table-cell office:value-type="float" office:value="1548181387" calcext:value-type="float">
            <text:p>1548181387</text:p>
          </table:table-cell>
          <table:table-cell office:value-type="string" calcext:value-type="string">
            <text:p>2019-01-22</text:p>
          </table:table-cell>
          <table:table-cell office:value-type="string" calcext:value-type="string">
            <text:p>18:23:07</text:p>
          </table:table-cell>
          <table:table-cell office:value-type="float" office:value="559633" calcext:value-type="float">
            <text:p>559633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a2041727a39d10220850db7ab906c0a5972e2a6c6636635f5230185be897df2e</text:p>
          </table:table-cell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/>
          <table:table-cell table:formula="of:=FLOOR([.A1273];60*60*24)" office:value-type="float" office:value="1548115200" calcext:value-type="float">
            <text:p>1548115200</text:p>
          </table:table-cell>
          <table:table-cell table:number-columns-repeated="3"/>
        </table:table-row>
        <table:table-row table:style-name="ro1">
          <table:table-cell office:value-type="float" office:value="1548181387" calcext:value-type="float">
            <text:p>1548181387</text:p>
          </table:table-cell>
          <table:table-cell office:value-type="string" calcext:value-type="string">
            <text:p>2019-01-22</text:p>
          </table:table-cell>
          <table:table-cell office:value-type="string" calcext:value-type="string">
            <text:p>18:23:07</text:p>
          </table:table-cell>
          <table:table-cell office:value-type="float" office:value="559633" calcext:value-type="float">
            <text:p>559633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6473542f0002e17aba8d2595de144e6d1a835ae0cb28df564a8cdcb433f76b2f</text:p>
          </table:table-cell>
          <table:table-cell office:value-type="float" office:value="1081" calcext:value-type="float">
            <text:p>1081</text:p>
          </table:table-cell>
          <table:table-cell office:value-type="float" office:value="1082" calcext:value-type="float">
            <text:p>1082</text:p>
          </table:table-cell>
          <table:table-cell/>
          <table:table-cell table:formula="of:=FLOOR([.A1274];60*60*24)" office:value-type="float" office:value="1548115200" calcext:value-type="float">
            <text:p>1548115200</text:p>
          </table:table-cell>
          <table:table-cell table:number-columns-repeated="3"/>
        </table:table-row>
        <table:table-row table:style-name="ro1">
          <table:table-cell office:value-type="float" office:value="1548181387" calcext:value-type="float">
            <text:p>1548181387</text:p>
          </table:table-cell>
          <table:table-cell office:value-type="string" calcext:value-type="string">
            <text:p>2019-01-22</text:p>
          </table:table-cell>
          <table:table-cell office:value-type="string" calcext:value-type="string">
            <text:p>18:23:07</text:p>
          </table:table-cell>
          <table:table-cell office:value-type="float" office:value="559633" calcext:value-type="float">
            <text:p>559633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b911fee13989f918e3c75d57ad462a05f07c21730b50f54310d93357c45ff786</text:p>
          </table:table-cell>
          <table:table-cell office:value-type="float" office:value="1081" calcext:value-type="float">
            <text:p>1081</text:p>
          </table:table-cell>
          <table:table-cell office:value-type="float" office:value="1082" calcext:value-type="float">
            <text:p>1082</text:p>
          </table:table-cell>
          <table:table-cell/>
          <table:table-cell table:formula="of:=FLOOR([.A1275];60*60*24)" office:value-type="float" office:value="1548115200" calcext:value-type="float">
            <text:p>1548115200</text:p>
          </table:table-cell>
          <table:table-cell table:number-columns-repeated="3"/>
        </table:table-row>
        <table:table-row table:style-name="ro1">
          <table:table-cell office:value-type="float" office:value="1548181387" calcext:value-type="float">
            <text:p>1548181387</text:p>
          </table:table-cell>
          <table:table-cell office:value-type="string" calcext:value-type="string">
            <text:p>2019-01-22</text:p>
          </table:table-cell>
          <table:table-cell office:value-type="string" calcext:value-type="string">
            <text:p>18:23:07</text:p>
          </table:table-cell>
          <table:table-cell office:value-type="float" office:value="559633" calcext:value-type="float">
            <text:p>559633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c7c08de92a3a76f2034ee5c7ca0c7117a69daae79eb429b4d14ff4f1691e928b</text:p>
          </table:table-cell>
          <table:table-cell office:value-type="float" office:value="1081" calcext:value-type="float">
            <text:p>1081</text:p>
          </table:table-cell>
          <table:table-cell office:value-type="float" office:value="1082" calcext:value-type="float">
            <text:p>1082</text:p>
          </table:table-cell>
          <table:table-cell/>
          <table:table-cell table:formula="of:=FLOOR([.A1276];60*60*24)" office:value-type="float" office:value="1548115200" calcext:value-type="float">
            <text:p>1548115200</text:p>
          </table:table-cell>
          <table:table-cell table:number-columns-repeated="3"/>
        </table:table-row>
        <table:table-row table:style-name="ro1">
          <table:table-cell office:value-type="float" office:value="1548181387" calcext:value-type="float">
            <text:p>1548181387</text:p>
          </table:table-cell>
          <table:table-cell office:value-type="string" calcext:value-type="string">
            <text:p>2019-01-22</text:p>
          </table:table-cell>
          <table:table-cell office:value-type="string" calcext:value-type="string">
            <text:p>18:23:07</text:p>
          </table:table-cell>
          <table:table-cell office:value-type="float" office:value="559633" calcext:value-type="float">
            <text:p>559633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5a59aefbfc2554cf847dca2a9d2aa6a1a1ee23931ed4ebe57f8a670053b539be</text:p>
          </table:table-cell>
          <table:table-cell office:value-type="float" office:value="1081" calcext:value-type="float">
            <text:p>1081</text:p>
          </table:table-cell>
          <table:table-cell office:value-type="float" office:value="1082" calcext:value-type="float">
            <text:p>1082</text:p>
          </table:table-cell>
          <table:table-cell/>
          <table:table-cell table:formula="of:=FLOOR([.A1277];60*60*24)" office:value-type="float" office:value="1548115200" calcext:value-type="float">
            <text:p>1548115200</text:p>
          </table:table-cell>
          <table:table-cell table:number-columns-repeated="3"/>
        </table:table-row>
        <table:table-row table:style-name="ro1">
          <table:table-cell office:value-type="float" office:value="1548178842" calcext:value-type="float">
            <text:p>1548178842</text:p>
          </table:table-cell>
          <table:table-cell office:value-type="string" calcext:value-type="string">
            <text:p>2019-01-22</text:p>
          </table:table-cell>
          <table:table-cell office:value-type="string" calcext:value-type="string">
            <text:p>17:40:42</text:p>
          </table:table-cell>
          <table:table-cell office:value-type="float" office:value="559627" calcext:value-type="float">
            <text:p>559627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072f56221406f84fac4973f767ff9ac90d5893a245a19e756ed80c0b3b1fe51b</text:p>
          </table:table-cell>
          <table:table-cell office:value-type="float" office:value="144" calcext:value-type="float">
            <text:p>144</text:p>
          </table:table-cell>
          <table:table-cell office:value-type="float" office:value="147" calcext:value-type="float">
            <text:p>147</text:p>
          </table:table-cell>
          <table:table-cell/>
          <table:table-cell table:formula="of:=FLOOR([.A1278];60*60*24)" office:value-type="float" office:value="1548115200" calcext:value-type="float">
            <text:p>1548115200</text:p>
          </table:table-cell>
          <table:table-cell table:number-columns-repeated="3"/>
        </table:table-row>
        <table:table-row table:style-name="ro1">
          <table:table-cell office:value-type="float" office:value="1548178842" calcext:value-type="float">
            <text:p>1548178842</text:p>
          </table:table-cell>
          <table:table-cell office:value-type="string" calcext:value-type="string">
            <text:p>2019-01-22</text:p>
          </table:table-cell>
          <table:table-cell office:value-type="string" calcext:value-type="string">
            <text:p>17:40:42</text:p>
          </table:table-cell>
          <table:table-cell office:value-type="float" office:value="559627" calcext:value-type="float">
            <text:p>559627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95d047131eb8f0b02b0d803badc755c170a96de156a9fffb69291bb4dae16afb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1279];60*60*24)" office:value-type="float" office:value="1548115200" calcext:value-type="float">
            <text:p>1548115200</text:p>
          </table:table-cell>
          <table:table-cell table:number-columns-repeated="3"/>
        </table:table-row>
        <table:table-row table:style-name="ro1">
          <table:table-cell office:value-type="float" office:value="1548181659" calcext:value-type="float">
            <text:p>1548181659</text:p>
          </table:table-cell>
          <table:table-cell office:value-type="string" calcext:value-type="string">
            <text:p>2019-01-22</text:p>
          </table:table-cell>
          <table:table-cell office:value-type="string" calcext:value-type="string">
            <text:p>18:27:39</text:p>
          </table:table-cell>
          <table:table-cell office:value-type="float" office:value="559634" calcext:value-type="float">
            <text:p>559634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27b5eb9197ea93dd86eb35a45b49dfdd07c76c45366844ebf1e18bb1f10fdb61</text:p>
          </table:table-cell>
          <table:table-cell office:value-type="float" office:value="1081" calcext:value-type="float">
            <text:p>1081</text:p>
          </table:table-cell>
          <table:table-cell office:value-type="float" office:value="1082" calcext:value-type="float">
            <text:p>1082</text:p>
          </table:table-cell>
          <table:table-cell/>
          <table:table-cell table:formula="of:=FLOOR([.A1280];60*60*24)" office:value-type="float" office:value="1548115200" calcext:value-type="float">
            <text:p>1548115200</text:p>
          </table:table-cell>
          <table:table-cell table:number-columns-repeated="3"/>
        </table:table-row>
        <table:table-row table:style-name="ro1">
          <table:table-cell office:value-type="float" office:value="1548181659" calcext:value-type="float">
            <text:p>1548181659</text:p>
          </table:table-cell>
          <table:table-cell office:value-type="string" calcext:value-type="string">
            <text:p>2019-01-22</text:p>
          </table:table-cell>
          <table:table-cell office:value-type="string" calcext:value-type="string">
            <text:p>18:27:39</text:p>
          </table:table-cell>
          <table:table-cell office:value-type="float" office:value="559634" calcext:value-type="float">
            <text:p>559634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deca931e85fb51646d38ffd53392418943fbe7dbaea453f1816f99d3b28cc674</text:p>
          </table:table-cell>
          <table:table-cell office:value-type="float" office:value="1081" calcext:value-type="float">
            <text:p>1081</text:p>
          </table:table-cell>
          <table:table-cell office:value-type="float" office:value="1082" calcext:value-type="float">
            <text:p>1082</text:p>
          </table:table-cell>
          <table:table-cell/>
          <table:table-cell table:formula="of:=FLOOR([.A1281];60*60*24)" office:value-type="float" office:value="1548115200" calcext:value-type="float">
            <text:p>1548115200</text:p>
          </table:table-cell>
          <table:table-cell table:number-columns-repeated="3"/>
        </table:table-row>
        <table:table-row table:style-name="ro1">
          <table:table-cell office:value-type="float" office:value="1548181659" calcext:value-type="float">
            <text:p>1548181659</text:p>
          </table:table-cell>
          <table:table-cell office:value-type="string" calcext:value-type="string">
            <text:p>2019-01-22</text:p>
          </table:table-cell>
          <table:table-cell office:value-type="string" calcext:value-type="string">
            <text:p>18:27:39</text:p>
          </table:table-cell>
          <table:table-cell office:value-type="float" office:value="559634" calcext:value-type="float">
            <text:p>559634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d4ed612585e9af2ea40dc60662209c95c671302d1c2eb7949939c27fe2eabf19</text:p>
          </table:table-cell>
          <table:table-cell office:value-type="float" office:value="1081" calcext:value-type="float">
            <text:p>1081</text:p>
          </table:table-cell>
          <table:table-cell office:value-type="float" office:value="1082" calcext:value-type="float">
            <text:p>1082</text:p>
          </table:table-cell>
          <table:table-cell/>
          <table:table-cell table:formula="of:=FLOOR([.A1282];60*60*24)" office:value-type="float" office:value="1548115200" calcext:value-type="float">
            <text:p>1548115200</text:p>
          </table:table-cell>
          <table:table-cell table:number-columns-repeated="3"/>
        </table:table-row>
        <table:table-row table:style-name="ro1">
          <table:table-cell office:value-type="float" office:value="1548181659" calcext:value-type="float">
            <text:p>1548181659</text:p>
          </table:table-cell>
          <table:table-cell office:value-type="string" calcext:value-type="string">
            <text:p>2019-01-22</text:p>
          </table:table-cell>
          <table:table-cell office:value-type="string" calcext:value-type="string">
            <text:p>18:27:39</text:p>
          </table:table-cell>
          <table:table-cell office:value-type="float" office:value="559634" calcext:value-type="float">
            <text:p>559634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a8751ef039cca1f3e7fe3198aab4e2203868ac01bfd6821a6868eb57d427ec0e</text:p>
          </table:table-cell>
          <table:table-cell office:value-type="float" office:value="1081" calcext:value-type="float">
            <text:p>1081</text:p>
          </table:table-cell>
          <table:table-cell office:value-type="float" office:value="1082" calcext:value-type="float">
            <text:p>1082</text:p>
          </table:table-cell>
          <table:table-cell/>
          <table:table-cell table:formula="of:=FLOOR([.A1283];60*60*24)" office:value-type="float" office:value="1548115200" calcext:value-type="float">
            <text:p>1548115200</text:p>
          </table:table-cell>
          <table:table-cell table:number-columns-repeated="3"/>
        </table:table-row>
        <table:table-row table:style-name="ro1">
          <table:table-cell office:value-type="float" office:value="1548181659" calcext:value-type="float">
            <text:p>1548181659</text:p>
          </table:table-cell>
          <table:table-cell office:value-type="string" calcext:value-type="string">
            <text:p>2019-01-22</text:p>
          </table:table-cell>
          <table:table-cell office:value-type="string" calcext:value-type="string">
            <text:p>18:27:39</text:p>
          </table:table-cell>
          <table:table-cell office:value-type="float" office:value="559634" calcext:value-type="float">
            <text:p>559634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f40a9619e7548e9ef6c7d911e4ce9c3c0164cbc9f6c45598218b4f49f023d9b7</text:p>
          </table:table-cell>
          <table:table-cell office:value-type="float" office:value="1081" calcext:value-type="float">
            <text:p>1081</text:p>
          </table:table-cell>
          <table:table-cell office:value-type="float" office:value="1082" calcext:value-type="float">
            <text:p>1082</text:p>
          </table:table-cell>
          <table:table-cell/>
          <table:table-cell table:formula="of:=FLOOR([.A1284];60*60*24)" office:value-type="float" office:value="1548115200" calcext:value-type="float">
            <text:p>1548115200</text:p>
          </table:table-cell>
          <table:table-cell table:number-columns-repeated="3"/>
        </table:table-row>
        <table:table-row table:style-name="ro1">
          <table:table-cell office:value-type="float" office:value="1548181659" calcext:value-type="float">
            <text:p>1548181659</text:p>
          </table:table-cell>
          <table:table-cell office:value-type="string" calcext:value-type="string">
            <text:p>2019-01-22</text:p>
          </table:table-cell>
          <table:table-cell office:value-type="string" calcext:value-type="string">
            <text:p>18:27:39</text:p>
          </table:table-cell>
          <table:table-cell office:value-type="float" office:value="559634" calcext:value-type="float">
            <text:p>559634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1cc807745dc274bc7a9cea38fb17e04060694e1a9faad24845f1f1cc3bf35e7f</text:p>
          </table:table-cell>
          <table:table-cell office:value-type="float" office:value="1081" calcext:value-type="float">
            <text:p>1081</text:p>
          </table:table-cell>
          <table:table-cell office:value-type="float" office:value="1082" calcext:value-type="float">
            <text:p>1082</text:p>
          </table:table-cell>
          <table:table-cell/>
          <table:table-cell table:formula="of:=FLOOR([.A1285];60*60*24)" office:value-type="float" office:value="1548115200" calcext:value-type="float">
            <text:p>1548115200</text:p>
          </table:table-cell>
          <table:table-cell table:number-columns-repeated="3"/>
        </table:table-row>
        <table:table-row table:style-name="ro1">
          <table:table-cell office:value-type="float" office:value="1548181659" calcext:value-type="float">
            <text:p>1548181659</text:p>
          </table:table-cell>
          <table:table-cell office:value-type="string" calcext:value-type="string">
            <text:p>2019-01-22</text:p>
          </table:table-cell>
          <table:table-cell office:value-type="string" calcext:value-type="string">
            <text:p>18:27:39</text:p>
          </table:table-cell>
          <table:table-cell office:value-type="float" office:value="559634" calcext:value-type="float">
            <text:p>559634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2a6e9d3051ca600cace6e1b8856cce37439763e5298a9db7408acf0f65311220</text:p>
          </table:table-cell>
          <table:table-cell office:value-type="float" office:value="1081" calcext:value-type="float">
            <text:p>1081</text:p>
          </table:table-cell>
          <table:table-cell office:value-type="float" office:value="1082" calcext:value-type="float">
            <text:p>1082</text:p>
          </table:table-cell>
          <table:table-cell/>
          <table:table-cell table:formula="of:=FLOOR([.A1286];60*60*24)" office:value-type="float" office:value="1548115200" calcext:value-type="float">
            <text:p>1548115200</text:p>
          </table:table-cell>
          <table:table-cell table:number-columns-repeated="3"/>
        </table:table-row>
        <table:table-row table:style-name="ro1">
          <table:table-cell office:value-type="float" office:value="1548181659" calcext:value-type="float">
            <text:p>1548181659</text:p>
          </table:table-cell>
          <table:table-cell office:value-type="string" calcext:value-type="string">
            <text:p>2019-01-22</text:p>
          </table:table-cell>
          <table:table-cell office:value-type="string" calcext:value-type="string">
            <text:p>18:27:39</text:p>
          </table:table-cell>
          <table:table-cell office:value-type="float" office:value="559634" calcext:value-type="float">
            <text:p>559634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51032218a1af1d729dc4f6dd72a91bf0352fb4d237bd6c13e1cbfd5c98197c91</text:p>
          </table:table-cell>
          <table:table-cell office:value-type="float" office:value="1081" calcext:value-type="float">
            <text:p>1081</text:p>
          </table:table-cell>
          <table:table-cell office:value-type="float" office:value="1082" calcext:value-type="float">
            <text:p>1082</text:p>
          </table:table-cell>
          <table:table-cell/>
          <table:table-cell table:formula="of:=FLOOR([.A1287];60*60*24)" office:value-type="float" office:value="1548115200" calcext:value-type="float">
            <text:p>1548115200</text:p>
          </table:table-cell>
          <table:table-cell table:number-columns-repeated="3"/>
        </table:table-row>
        <table:table-row table:style-name="ro1">
          <table:table-cell office:value-type="float" office:value="1548181659" calcext:value-type="float">
            <text:p>1548181659</text:p>
          </table:table-cell>
          <table:table-cell office:value-type="string" calcext:value-type="string">
            <text:p>2019-01-22</text:p>
          </table:table-cell>
          <table:table-cell office:value-type="string" calcext:value-type="string">
            <text:p>18:27:39</text:p>
          </table:table-cell>
          <table:table-cell office:value-type="float" office:value="559634" calcext:value-type="float">
            <text:p>559634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a6c57c8fe1588a1ea1bb7975d76a465b0940cca8186683c1f8fdfd7493e770c8</text:p>
          </table:table-cell>
          <table:table-cell office:value-type="float" office:value="1081" calcext:value-type="float">
            <text:p>1081</text:p>
          </table:table-cell>
          <table:table-cell office:value-type="float" office:value="1082" calcext:value-type="float">
            <text:p>1082</text:p>
          </table:table-cell>
          <table:table-cell/>
          <table:table-cell table:formula="of:=FLOOR([.A1288];60*60*24)" office:value-type="float" office:value="1548115200" calcext:value-type="float">
            <text:p>1548115200</text:p>
          </table:table-cell>
          <table:table-cell table:number-columns-repeated="3"/>
        </table:table-row>
        <table:table-row table:style-name="ro1">
          <table:table-cell office:value-type="float" office:value="1548181659" calcext:value-type="float">
            <text:p>1548181659</text:p>
          </table:table-cell>
          <table:table-cell office:value-type="string" calcext:value-type="string">
            <text:p>2019-01-22</text:p>
          </table:table-cell>
          <table:table-cell office:value-type="string" calcext:value-type="string">
            <text:p>18:27:39</text:p>
          </table:table-cell>
          <table:table-cell office:value-type="float" office:value="559634" calcext:value-type="float">
            <text:p>559634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7d5357e09fbd516d49e6497f2996f3c16a94dda511bb0e914d2b577bad6b492b</text:p>
          </table:table-cell>
          <table:table-cell office:value-type="float" office:value="1081" calcext:value-type="float">
            <text:p>1081</text:p>
          </table:table-cell>
          <table:table-cell office:value-type="float" office:value="1082" calcext:value-type="float">
            <text:p>1082</text:p>
          </table:table-cell>
          <table:table-cell/>
          <table:table-cell table:formula="of:=FLOOR([.A1289];60*60*24)" office:value-type="float" office:value="1548115200" calcext:value-type="float">
            <text:p>1548115200</text:p>
          </table:table-cell>
          <table:table-cell table:number-columns-repeated="3"/>
        </table:table-row>
        <table:table-row table:style-name="ro1">
          <table:table-cell office:value-type="float" office:value="1548181659" calcext:value-type="float">
            <text:p>1548181659</text:p>
          </table:table-cell>
          <table:table-cell office:value-type="string" calcext:value-type="string">
            <text:p>2019-01-22</text:p>
          </table:table-cell>
          <table:table-cell office:value-type="string" calcext:value-type="string">
            <text:p>18:27:39</text:p>
          </table:table-cell>
          <table:table-cell office:value-type="float" office:value="559634" calcext:value-type="float">
            <text:p>559634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0aed5875ab955cb067e87f5b244d201f60bf87b4cc8bd90d148a80f3a99aef57</text:p>
          </table:table-cell>
          <table:table-cell office:value-type="float" office:value="1081" calcext:value-type="float">
            <text:p>1081</text:p>
          </table:table-cell>
          <table:table-cell office:value-type="float" office:value="1082" calcext:value-type="float">
            <text:p>1082</text:p>
          </table:table-cell>
          <table:table-cell/>
          <table:table-cell table:formula="of:=FLOOR([.A1290];60*60*24)" office:value-type="float" office:value="1548115200" calcext:value-type="float">
            <text:p>1548115200</text:p>
          </table:table-cell>
          <table:table-cell table:number-columns-repeated="3"/>
        </table:table-row>
        <table:table-row table:style-name="ro1">
          <table:table-cell office:value-type="float" office:value="1548181659" calcext:value-type="float">
            <text:p>1548181659</text:p>
          </table:table-cell>
          <table:table-cell office:value-type="string" calcext:value-type="string">
            <text:p>2019-01-22</text:p>
          </table:table-cell>
          <table:table-cell office:value-type="string" calcext:value-type="string">
            <text:p>18:27:39</text:p>
          </table:table-cell>
          <table:table-cell office:value-type="float" office:value="559634" calcext:value-type="float">
            <text:p>559634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0430be99ee5630f407f03ed047fdff1b03c84a4d46141896efc5b73658554b5e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1291];60*60*24)" office:value-type="float" office:value="1548115200" calcext:value-type="float">
            <text:p>1548115200</text:p>
          </table:table-cell>
          <table:table-cell table:number-columns-repeated="3"/>
        </table:table-row>
        <table:table-row table:style-name="ro1">
          <table:table-cell office:value-type="float" office:value="1548181659" calcext:value-type="float">
            <text:p>1548181659</text:p>
          </table:table-cell>
          <table:table-cell office:value-type="string" calcext:value-type="string">
            <text:p>2019-01-22</text:p>
          </table:table-cell>
          <table:table-cell office:value-type="string" calcext:value-type="string">
            <text:p>18:27:39</text:p>
          </table:table-cell>
          <table:table-cell office:value-type="float" office:value="559634" calcext:value-type="float">
            <text:p>559634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9f13950a170f3dd6f8adcec0517d0a428446d02dcd8f33e41a0648218576eb76</text:p>
          </table:table-cell>
          <table:table-cell office:value-type="float" office:value="1081" calcext:value-type="float">
            <text:p>1081</text:p>
          </table:table-cell>
          <table:table-cell office:value-type="float" office:value="1082" calcext:value-type="float">
            <text:p>1082</text:p>
          </table:table-cell>
          <table:table-cell/>
          <table:table-cell table:formula="of:=FLOOR([.A1292];60*60*24)" office:value-type="float" office:value="1548115200" calcext:value-type="float">
            <text:p>1548115200</text:p>
          </table:table-cell>
          <table:table-cell table:number-columns-repeated="3"/>
        </table:table-row>
        <table:table-row table:style-name="ro1">
          <table:table-cell office:value-type="float" office:value="1548181659" calcext:value-type="float">
            <text:p>1548181659</text:p>
          </table:table-cell>
          <table:table-cell office:value-type="string" calcext:value-type="string">
            <text:p>2019-01-22</text:p>
          </table:table-cell>
          <table:table-cell office:value-type="string" calcext:value-type="string">
            <text:p>18:27:39</text:p>
          </table:table-cell>
          <table:table-cell office:value-type="float" office:value="559634" calcext:value-type="float">
            <text:p>559634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c67b1ef33a843ebd1379820b6fbadfd1b6fbf623176b1e0b6870cdd05c487336</text:p>
          </table:table-cell>
          <table:table-cell office:value-type="float" office:value="1081" calcext:value-type="float">
            <text:p>1081</text:p>
          </table:table-cell>
          <table:table-cell office:value-type="float" office:value="1082" calcext:value-type="float">
            <text:p>1082</text:p>
          </table:table-cell>
          <table:table-cell/>
          <table:table-cell table:formula="of:=FLOOR([.A1293];60*60*24)" office:value-type="float" office:value="1548115200" calcext:value-type="float">
            <text:p>1548115200</text:p>
          </table:table-cell>
          <table:table-cell table:number-columns-repeated="3"/>
        </table:table-row>
        <table:table-row table:style-name="ro1">
          <table:table-cell office:value-type="float" office:value="1548181659" calcext:value-type="float">
            <text:p>1548181659</text:p>
          </table:table-cell>
          <table:table-cell office:value-type="string" calcext:value-type="string">
            <text:p>2019-01-22</text:p>
          </table:table-cell>
          <table:table-cell office:value-type="string" calcext:value-type="string">
            <text:p>18:27:39</text:p>
          </table:table-cell>
          <table:table-cell office:value-type="float" office:value="559634" calcext:value-type="float">
            <text:p>559634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8833b42696cf1bb16bde44989b82ac4f3f9bb92b4ee368193d53b3b054287d36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1294];60*60*24)" office:value-type="float" office:value="1548115200" calcext:value-type="float">
            <text:p>1548115200</text:p>
          </table:table-cell>
          <table:table-cell table:number-columns-repeated="3"/>
        </table:table-row>
        <table:table-row table:style-name="ro1">
          <table:table-cell office:value-type="float" office:value="1548181659" calcext:value-type="float">
            <text:p>1548181659</text:p>
          </table:table-cell>
          <table:table-cell office:value-type="string" calcext:value-type="string">
            <text:p>2019-01-22</text:p>
          </table:table-cell>
          <table:table-cell office:value-type="string" calcext:value-type="string">
            <text:p>18:27:39</text:p>
          </table:table-cell>
          <table:table-cell office:value-type="float" office:value="559634" calcext:value-type="float">
            <text:p>559634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a16abd1a6b81722aa289d3d68305cdda39b161f832f97a2e1d222e9401fb2e74</text:p>
          </table:table-cell>
          <table:table-cell office:value-type="float" office:value="1081" calcext:value-type="float">
            <text:p>1081</text:p>
          </table:table-cell>
          <table:table-cell office:value-type="float" office:value="1082" calcext:value-type="float">
            <text:p>1082</text:p>
          </table:table-cell>
          <table:table-cell/>
          <table:table-cell table:formula="of:=FLOOR([.A1295];60*60*24)" office:value-type="float" office:value="1548115200" calcext:value-type="float">
            <text:p>1548115200</text:p>
          </table:table-cell>
          <table:table-cell table:number-columns-repeated="3"/>
        </table:table-row>
        <table:table-row table:style-name="ro1">
          <table:table-cell office:value-type="float" office:value="1548181659" calcext:value-type="float">
            <text:p>1548181659</text:p>
          </table:table-cell>
          <table:table-cell office:value-type="string" calcext:value-type="string">
            <text:p>2019-01-22</text:p>
          </table:table-cell>
          <table:table-cell office:value-type="string" calcext:value-type="string">
            <text:p>18:27:39</text:p>
          </table:table-cell>
          <table:table-cell office:value-type="float" office:value="559634" calcext:value-type="float">
            <text:p>559634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f2d6165db96eeba538e2c91e31d784b157ad3506ef07bcdc833ee79914babc8d</text:p>
          </table:table-cell>
          <table:table-cell office:value-type="float" office:value="1081" calcext:value-type="float">
            <text:p>1081</text:p>
          </table:table-cell>
          <table:table-cell office:value-type="float" office:value="1082" calcext:value-type="float">
            <text:p>1082</text:p>
          </table:table-cell>
          <table:table-cell/>
          <table:table-cell table:formula="of:=FLOOR([.A1296];60*60*24)" office:value-type="float" office:value="1548115200" calcext:value-type="float">
            <text:p>1548115200</text:p>
          </table:table-cell>
          <table:table-cell table:number-columns-repeated="3"/>
        </table:table-row>
        <table:table-row table:style-name="ro1">
          <table:table-cell office:value-type="float" office:value="1548181659" calcext:value-type="float">
            <text:p>1548181659</text:p>
          </table:table-cell>
          <table:table-cell office:value-type="string" calcext:value-type="string">
            <text:p>2019-01-22</text:p>
          </table:table-cell>
          <table:table-cell office:value-type="string" calcext:value-type="string">
            <text:p>18:27:39</text:p>
          </table:table-cell>
          <table:table-cell office:value-type="float" office:value="559634" calcext:value-type="float">
            <text:p>559634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e8a1103afc4f4b45676ff0d124f935d23ceb45452dffc786de8bd3667ed10782</text:p>
          </table:table-cell>
          <table:table-cell office:value-type="float" office:value="144" calcext:value-type="float">
            <text:p>144</text:p>
          </table:table-cell>
          <table:table-cell office:value-type="float" office:value="156" calcext:value-type="float">
            <text:p>156</text:p>
          </table:table-cell>
          <table:table-cell/>
          <table:table-cell table:formula="of:=FLOOR([.A1297];60*60*24)" office:value-type="float" office:value="1548115200" calcext:value-type="float">
            <text:p>1548115200</text:p>
          </table:table-cell>
          <table:table-cell table:number-columns-repeated="3"/>
        </table:table-row>
        <table:table-row table:style-name="ro1">
          <table:table-cell office:value-type="float" office:value="1548182045" calcext:value-type="float">
            <text:p>1548182045</text:p>
          </table:table-cell>
          <table:table-cell office:value-type="string" calcext:value-type="string">
            <text:p>2019-01-22</text:p>
          </table:table-cell>
          <table:table-cell office:value-type="string" calcext:value-type="string">
            <text:p>18:34:05</text:p>
          </table:table-cell>
          <table:table-cell office:value-type="float" office:value="559636" calcext:value-type="float">
            <text:p>559636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fe4879258fc4ee6284d4aab3c0a8ae19479bdfd2e14f584e98de0d9ca0bea0ea</text:p>
          </table:table-cell>
          <table:table-cell office:value-type="float" office:value="1081" calcext:value-type="float">
            <text:p>1081</text:p>
          </table:table-cell>
          <table:table-cell office:value-type="float" office:value="1082" calcext:value-type="float">
            <text:p>1082</text:p>
          </table:table-cell>
          <table:table-cell/>
          <table:table-cell table:formula="of:=FLOOR([.A1298];60*60*24)" office:value-type="float" office:value="1548115200" calcext:value-type="float">
            <text:p>1548115200</text:p>
          </table:table-cell>
          <table:table-cell table:number-columns-repeated="3"/>
        </table:table-row>
        <table:table-row table:style-name="ro1">
          <table:table-cell office:value-type="float" office:value="1548182045" calcext:value-type="float">
            <text:p>1548182045</text:p>
          </table:table-cell>
          <table:table-cell office:value-type="string" calcext:value-type="string">
            <text:p>2019-01-22</text:p>
          </table:table-cell>
          <table:table-cell office:value-type="string" calcext:value-type="string">
            <text:p>18:34:05</text:p>
          </table:table-cell>
          <table:table-cell office:value-type="float" office:value="559636" calcext:value-type="float">
            <text:p>559636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93ad6f28616a8d1dd7e0e054db4c28b627971b652ea86b37d44cfb7c6d02aa3e</text:p>
          </table:table-cell>
          <table:table-cell office:value-type="float" office:value="480" calcext:value-type="float">
            <text:p>480</text:p>
          </table:table-cell>
          <table:table-cell office:value-type="float" office:value="481" calcext:value-type="float">
            <text:p>481</text:p>
          </table:table-cell>
          <table:table-cell/>
          <table:table-cell table:formula="of:=FLOOR([.A1299];60*60*24)" office:value-type="float" office:value="1548115200" calcext:value-type="float">
            <text:p>1548115200</text:p>
          </table:table-cell>
          <table:table-cell table:number-columns-repeated="3"/>
        </table:table-row>
        <table:table-row table:style-name="ro1">
          <table:table-cell office:value-type="float" office:value="1548182045" calcext:value-type="float">
            <text:p>1548182045</text:p>
          </table:table-cell>
          <table:table-cell office:value-type="string" calcext:value-type="string">
            <text:p>2019-01-22</text:p>
          </table:table-cell>
          <table:table-cell office:value-type="string" calcext:value-type="string">
            <text:p>18:34:05</text:p>
          </table:table-cell>
          <table:table-cell office:value-type="float" office:value="559636" calcext:value-type="float">
            <text:p>559636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a6951e9fe149b7b39b41cbae6ae48c16c28c7bde76c49c9d6d5d751853dc2089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1300];60*60*24)" office:value-type="float" office:value="1548115200" calcext:value-type="float">
            <text:p>1548115200</text:p>
          </table:table-cell>
          <table:table-cell table:number-columns-repeated="3"/>
        </table:table-row>
        <table:table-row table:style-name="ro1">
          <table:table-cell office:value-type="float" office:value="1548182045" calcext:value-type="float">
            <text:p>1548182045</text:p>
          </table:table-cell>
          <table:table-cell office:value-type="string" calcext:value-type="string">
            <text:p>2019-01-22</text:p>
          </table:table-cell>
          <table:table-cell office:value-type="string" calcext:value-type="string">
            <text:p>18:34:05</text:p>
          </table:table-cell>
          <table:table-cell office:value-type="float" office:value="559636" calcext:value-type="float">
            <text:p>559636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7df033126619ffd2de75c9121cbcd05f9a06d5412ab479174777711a9c4756fc</text:p>
          </table:table-cell>
          <table:table-cell office:value-type="float" office:value="1081" calcext:value-type="float">
            <text:p>1081</text:p>
          </table:table-cell>
          <table:table-cell office:value-type="float" office:value="1082" calcext:value-type="float">
            <text:p>1082</text:p>
          </table:table-cell>
          <table:table-cell/>
          <table:table-cell table:formula="of:=FLOOR([.A1301];60*60*24)" office:value-type="float" office:value="1548115200" calcext:value-type="float">
            <text:p>1548115200</text:p>
          </table:table-cell>
          <table:table-cell table:number-columns-repeated="3"/>
        </table:table-row>
        <table:table-row table:style-name="ro1">
          <table:table-cell office:value-type="float" office:value="1548185514" calcext:value-type="float">
            <text:p>1548185514</text:p>
          </table:table-cell>
          <table:table-cell office:value-type="string" calcext:value-type="string">
            <text:p>2019-01-22</text:p>
          </table:table-cell>
          <table:table-cell office:value-type="string" calcext:value-type="string">
            <text:p>19:31:54</text:p>
          </table:table-cell>
          <table:table-cell office:value-type="float" office:value="559640" calcext:value-type="float">
            <text:p>559640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78e755ef0b2a5dd0ba9e82135311b2e01be3ffbaf1238417e69234bec74fa984</text:p>
          </table:table-cell>
          <table:table-cell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  <table:table-cell/>
          <table:table-cell table:formula="of:=FLOOR([.A1302];60*60*24)" office:value-type="float" office:value="1548115200" calcext:value-type="float">
            <text:p>1548115200</text:p>
          </table:table-cell>
          <table:table-cell table:number-columns-repeated="3"/>
        </table:table-row>
        <table:table-row table:style-name="ro1">
          <table:table-cell office:value-type="float" office:value="1548185514" calcext:value-type="float">
            <text:p>1548185514</text:p>
          </table:table-cell>
          <table:table-cell office:value-type="string" calcext:value-type="string">
            <text:p>2019-01-22</text:p>
          </table:table-cell>
          <table:table-cell office:value-type="string" calcext:value-type="string">
            <text:p>19:31:54</text:p>
          </table:table-cell>
          <table:table-cell office:value-type="float" office:value="559640" calcext:value-type="float">
            <text:p>559640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9076ff19c467cbfcff7a17a141b622cf13020f11ebf6b55cd16e6f3946cef787</text:p>
          </table:table-cell>
          <table:table-cell office:value-type="float" office:value="144" calcext:value-type="float">
            <text:p>144</text:p>
          </table:table-cell>
          <table:table-cell office:value-type="float" office:value="147" calcext:value-type="float">
            <text:p>147</text:p>
          </table:table-cell>
          <table:table-cell/>
          <table:table-cell table:formula="of:=FLOOR([.A1303];60*60*24)" office:value-type="float" office:value="1548115200" calcext:value-type="float">
            <text:p>1548115200</text:p>
          </table:table-cell>
          <table:table-cell table:number-columns-repeated="3"/>
        </table:table-row>
        <table:table-row table:style-name="ro1">
          <table:table-cell office:value-type="float" office:value="1548185514" calcext:value-type="float">
            <text:p>1548185514</text:p>
          </table:table-cell>
          <table:table-cell office:value-type="string" calcext:value-type="string">
            <text:p>2019-01-22</text:p>
          </table:table-cell>
          <table:table-cell office:value-type="string" calcext:value-type="string">
            <text:p>19:31:54</text:p>
          </table:table-cell>
          <table:table-cell office:value-type="float" office:value="559640" calcext:value-type="float">
            <text:p>559640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6efbcc03140e7ad39688b1fdb71679ed24bb202847aabfda423ba6856826900e</text:p>
          </table:table-cell>
          <table:table-cell office:value-type="float" office:value="240" calcext:value-type="float">
            <text:p>240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FLOOR([.A1304];60*60*24)" office:value-type="float" office:value="1548115200" calcext:value-type="float">
            <text:p>1548115200</text:p>
          </table:table-cell>
          <table:table-cell table:number-columns-repeated="3"/>
        </table:table-row>
        <table:table-row table:style-name="ro1">
          <table:table-cell office:value-type="float" office:value="1548185514" calcext:value-type="float">
            <text:p>1548185514</text:p>
          </table:table-cell>
          <table:table-cell office:value-type="string" calcext:value-type="string">
            <text:p>2019-01-22</text:p>
          </table:table-cell>
          <table:table-cell office:value-type="string" calcext:value-type="string">
            <text:p>19:31:54</text:p>
          </table:table-cell>
          <table:table-cell office:value-type="float" office:value="559640" calcext:value-type="float">
            <text:p>559640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9d63108c6340b151a49bf94c7231d10679d7bb33b4f15fd93e6ccc331690416c</text:p>
          </table:table-cell>
          <table:table-cell office:value-type="float" office:value="144" calcext:value-type="float">
            <text:p>144</text:p>
          </table:table-cell>
          <table:table-cell office:value-type="float" office:value="147" calcext:value-type="float">
            <text:p>147</text:p>
          </table:table-cell>
          <table:table-cell/>
          <table:table-cell table:formula="of:=FLOOR([.A1305];60*60*24)" office:value-type="float" office:value="1548115200" calcext:value-type="float">
            <text:p>1548115200</text:p>
          </table:table-cell>
          <table:table-cell table:number-columns-repeated="3"/>
        </table:table-row>
        <table:table-row table:style-name="ro1">
          <table:table-cell office:value-type="float" office:value="1548185514" calcext:value-type="float">
            <text:p>1548185514</text:p>
          </table:table-cell>
          <table:table-cell office:value-type="string" calcext:value-type="string">
            <text:p>2019-01-22</text:p>
          </table:table-cell>
          <table:table-cell office:value-type="string" calcext:value-type="string">
            <text:p>19:31:54</text:p>
          </table:table-cell>
          <table:table-cell office:value-type="float" office:value="559640" calcext:value-type="float">
            <text:p>559640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d598d6895d6440cd3c2390e077b1060eefee6fc917a0032a4a194d0a3406eb74</text:p>
          </table:table-cell>
          <table:table-cell office:value-type="float" office:value="144" calcext:value-type="float">
            <text:p>144</text:p>
          </table:table-cell>
          <table:table-cell office:value-type="float" office:value="147" calcext:value-type="float">
            <text:p>147</text:p>
          </table:table-cell>
          <table:table-cell/>
          <table:table-cell table:formula="of:=FLOOR([.A1306];60*60*24)" office:value-type="float" office:value="1548115200" calcext:value-type="float">
            <text:p>1548115200</text:p>
          </table:table-cell>
          <table:table-cell table:number-columns-repeated="3"/>
        </table:table-row>
        <table:table-row table:style-name="ro1">
          <table:table-cell office:value-type="float" office:value="1548182640" calcext:value-type="float">
            <text:p>1548182640</text:p>
          </table:table-cell>
          <table:table-cell office:value-type="string" calcext:value-type="string">
            <text:p>2019-01-22</text:p>
          </table:table-cell>
          <table:table-cell office:value-type="string" calcext:value-type="string">
            <text:p>18:44:00</text:p>
          </table:table-cell>
          <table:table-cell office:value-type="float" office:value="559637" calcext:value-type="float">
            <text:p>559637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74e6c8519b94ebcfb6b7b2a1cbeaf68d1c60d22963001ebaa9b251adf4f13933</text:p>
          </table:table-cell>
          <table:table-cell office:value-type="float" office:value="1081" calcext:value-type="float">
            <text:p>1081</text:p>
          </table:table-cell>
          <table:table-cell office:value-type="float" office:value="1082" calcext:value-type="float">
            <text:p>1082</text:p>
          </table:table-cell>
          <table:table-cell/>
          <table:table-cell table:formula="of:=FLOOR([.A1307];60*60*24)" office:value-type="float" office:value="1548115200" calcext:value-type="float">
            <text:p>1548115200</text:p>
          </table:table-cell>
          <table:table-cell table:number-columns-repeated="3"/>
        </table:table-row>
        <table:table-row table:style-name="ro1">
          <table:table-cell office:value-type="float" office:value="1548182045" calcext:value-type="float">
            <text:p>1548182045</text:p>
          </table:table-cell>
          <table:table-cell office:value-type="string" calcext:value-type="string">
            <text:p>2019-01-22</text:p>
          </table:table-cell>
          <table:table-cell office:value-type="string" calcext:value-type="string">
            <text:p>18:34:05</text:p>
          </table:table-cell>
          <table:table-cell office:value-type="float" office:value="559636" calcext:value-type="float">
            <text:p>559636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828922698618ef655bd956bf5a25071320e7a0aae136b57c25c467e56f98e9b0</text:p>
          </table:table-cell>
          <table:table-cell office:value-type="float" office:value="144" calcext:value-type="float">
            <text:p>144</text:p>
          </table:table-cell>
          <table:table-cell office:value-type="float" office:value="153" calcext:value-type="float">
            <text:p>153</text:p>
          </table:table-cell>
          <table:table-cell/>
          <table:table-cell table:formula="of:=FLOOR([.A1308];60*60*24)" office:value-type="float" office:value="1548115200" calcext:value-type="float">
            <text:p>1548115200</text:p>
          </table:table-cell>
          <table:table-cell table:number-columns-repeated="3"/>
        </table:table-row>
        <table:table-row table:style-name="ro1">
          <table:table-cell office:value-type="float" office:value="1548186010" calcext:value-type="float">
            <text:p>1548186010</text:p>
          </table:table-cell>
          <table:table-cell office:value-type="string" calcext:value-type="string">
            <text:p>2019-01-22</text:p>
          </table:table-cell>
          <table:table-cell office:value-type="string" calcext:value-type="string">
            <text:p>19:40:10</text:p>
          </table:table-cell>
          <table:table-cell office:value-type="float" office:value="559641" calcext:value-type="float">
            <text:p>559641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0b8564ca36192743318dcba34f4baa5e9edf08d062af0e441da173d78d488e11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1309];60*60*24)" office:value-type="float" office:value="1548115200" calcext:value-type="float">
            <text:p>1548115200</text:p>
          </table:table-cell>
          <table:table-cell table:number-columns-repeated="3"/>
        </table:table-row>
        <table:table-row table:style-name="ro1">
          <table:table-cell office:value-type="float" office:value="1548186010" calcext:value-type="float">
            <text:p>1548186010</text:p>
          </table:table-cell>
          <table:table-cell office:value-type="string" calcext:value-type="string">
            <text:p>2019-01-22</text:p>
          </table:table-cell>
          <table:table-cell office:value-type="string" calcext:value-type="string">
            <text:p>19:40:10</text:p>
          </table:table-cell>
          <table:table-cell office:value-type="float" office:value="559641" calcext:value-type="float">
            <text:p>559641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07d6f7170644a6e1a276a168e1a0efc2264ac85f9b1cea6d2fa7d2af054aab75</text:p>
          </table:table-cell>
          <table:table-cell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  <table:table-cell/>
          <table:table-cell table:formula="of:=FLOOR([.A1310];60*60*24)" office:value-type="float" office:value="1548115200" calcext:value-type="float">
            <text:p>1548115200</text:p>
          </table:table-cell>
          <table:table-cell table:number-columns-repeated="3"/>
        </table:table-row>
        <table:table-row table:style-name="ro1">
          <table:table-cell office:value-type="float" office:value="1548182640" calcext:value-type="float">
            <text:p>1548182640</text:p>
          </table:table-cell>
          <table:table-cell office:value-type="string" calcext:value-type="string">
            <text:p>2019-01-22</text:p>
          </table:table-cell>
          <table:table-cell office:value-type="string" calcext:value-type="string">
            <text:p>18:44:00</text:p>
          </table:table-cell>
          <table:table-cell office:value-type="float" office:value="559637" calcext:value-type="float">
            <text:p>559637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f29bcb42d6686198b8cced19717ffcd965d1d5259c7d098718b35a0e67878139</text:p>
          </table:table-cell>
          <table:table-cell office:value-type="float" office:value="2016" calcext:value-type="float">
            <text:p>2016</text:p>
          </table:table-cell>
          <table:table-cell office:value-type="float" office:value="2039" calcext:value-type="float">
            <text:p>2039</text:p>
          </table:table-cell>
          <table:table-cell/>
          <table:table-cell table:formula="of:=FLOOR([.A1311];60*60*24)" office:value-type="float" office:value="1548115200" calcext:value-type="float">
            <text:p>1548115200</text:p>
          </table:table-cell>
          <table:table-cell table:number-columns-repeated="3"/>
        </table:table-row>
        <table:table-row table:style-name="ro1">
          <table:table-cell office:value-type="float" office:value="1548182640" calcext:value-type="float">
            <text:p>1548182640</text:p>
          </table:table-cell>
          <table:table-cell office:value-type="string" calcext:value-type="string">
            <text:p>2019-01-22</text:p>
          </table:table-cell>
          <table:table-cell office:value-type="string" calcext:value-type="string">
            <text:p>18:44:00</text:p>
          </table:table-cell>
          <table:table-cell office:value-type="float" office:value="559637" calcext:value-type="float">
            <text:p>559637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db008aa517ce94c1f1906879db095b81e934969d1c24d93d9438812b0eaad44f</text:p>
          </table:table-cell>
          <table:table-cell office:value-type="float" office:value="2016" calcext:value-type="float">
            <text:p>2016</text:p>
          </table:table-cell>
          <table:table-cell office:value-type="float" office:value="2040" calcext:value-type="float">
            <text:p>2040</text:p>
          </table:table-cell>
          <table:table-cell/>
          <table:table-cell table:formula="of:=FLOOR([.A1312];60*60*24)" office:value-type="float" office:value="1548115200" calcext:value-type="float">
            <text:p>1548115200</text:p>
          </table:table-cell>
          <table:table-cell table:number-columns-repeated="3"/>
        </table:table-row>
        <table:table-row table:style-name="ro1">
          <table:table-cell office:value-type="float" office:value="1548182045" calcext:value-type="float">
            <text:p>1548182045</text:p>
          </table:table-cell>
          <table:table-cell office:value-type="string" calcext:value-type="string">
            <text:p>2019-01-22</text:p>
          </table:table-cell>
          <table:table-cell office:value-type="string" calcext:value-type="string">
            <text:p>18:34:05</text:p>
          </table:table-cell>
          <table:table-cell office:value-type="float" office:value="559636" calcext:value-type="float">
            <text:p>559636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46beddb8a18df2147c4f4f4441a073584209b87e99523d5d515d4ad2c26cc5fb</text:p>
          </table:table-cell>
          <table:table-cell office:value-type="float" office:value="144" calcext:value-type="float">
            <text:p>144</text:p>
          </table:table-cell>
          <table:table-cell office:value-type="float" office:value="1760" calcext:value-type="float">
            <text:p>1760</text:p>
          </table:table-cell>
          <table:table-cell/>
          <table:table-cell table:formula="of:=FLOOR([.A1313];60*60*24)" office:value-type="float" office:value="1548115200" calcext:value-type="float">
            <text:p>1548115200</text:p>
          </table:table-cell>
          <table:table-cell table:number-columns-repeated="3"/>
        </table:table-row>
        <table:table-row table:style-name="ro1">
          <table:table-cell office:value-type="float" office:value="1548186592" calcext:value-type="float">
            <text:p>1548186592</text:p>
          </table:table-cell>
          <table:table-cell office:value-type="string" calcext:value-type="string">
            <text:p>2019-01-22</text:p>
          </table:table-cell>
          <table:table-cell office:value-type="string" calcext:value-type="string">
            <text:p>19:49:52</text:p>
          </table:table-cell>
          <table:table-cell office:value-type="float" office:value="559642" calcext:value-type="float">
            <text:p>559642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ad5216e7573f14c912241a771d15eaf74440058ff64ba09acff027ae8742b37e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1314];60*60*24)" office:value-type="float" office:value="1548115200" calcext:value-type="float">
            <text:p>1548115200</text:p>
          </table:table-cell>
          <table:table-cell table:number-columns-repeated="3"/>
        </table:table-row>
        <table:table-row table:style-name="ro1">
          <table:table-cell office:value-type="float" office:value="1548185514" calcext:value-type="float">
            <text:p>1548185514</text:p>
          </table:table-cell>
          <table:table-cell office:value-type="string" calcext:value-type="string">
            <text:p>2019-01-22</text:p>
          </table:table-cell>
          <table:table-cell office:value-type="string" calcext:value-type="string">
            <text:p>19:31:54</text:p>
          </table:table-cell>
          <table:table-cell office:value-type="float" office:value="559640" calcext:value-type="float">
            <text:p>559640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6581bc79b5068d7909eec28906b4fe45625ff8e6cf3f9c93491240203c43bd85</text:p>
          </table:table-cell>
          <table:table-cell office:value-type="float" office:value="144" calcext:value-type="float">
            <text:p>144</text:p>
          </table:table-cell>
          <table:table-cell office:value-type="float" office:value="147" calcext:value-type="float">
            <text:p>147</text:p>
          </table:table-cell>
          <table:table-cell/>
          <table:table-cell table:formula="of:=FLOOR([.A1315];60*60*24)" office:value-type="float" office:value="1548115200" calcext:value-type="float">
            <text:p>1548115200</text:p>
          </table:table-cell>
          <table:table-cell table:number-columns-repeated="3"/>
        </table:table-row>
        <table:table-row table:style-name="ro1">
          <table:table-cell office:value-type="float" office:value="1548186690" calcext:value-type="float">
            <text:p>1548186690</text:p>
          </table:table-cell>
          <table:table-cell office:value-type="string" calcext:value-type="string">
            <text:p>2019-01-22</text:p>
          </table:table-cell>
          <table:table-cell office:value-type="string" calcext:value-type="string">
            <text:p>19:51:30</text:p>
          </table:table-cell>
          <table:table-cell office:value-type="float" office:value="559643" calcext:value-type="float">
            <text:p>559643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3eb8d6dff7958c2b56a8f4309a3d22ad48c990876602a10191aec23363a23fc4</text:p>
          </table:table-cell>
          <table:table-cell office:value-type="float" office:value="144" calcext:value-type="float">
            <text:p>144</text:p>
          </table:table-cell>
          <table:table-cell office:value-type="float" office:value="187" calcext:value-type="float">
            <text:p>187</text:p>
          </table:table-cell>
          <table:table-cell/>
          <table:table-cell table:formula="of:=FLOOR([.A1316];60*60*24)" office:value-type="float" office:value="1548115200" calcext:value-type="float">
            <text:p>1548115200</text:p>
          </table:table-cell>
          <table:table-cell table:number-columns-repeated="3"/>
        </table:table-row>
        <table:table-row table:style-name="ro1">
          <table:table-cell office:value-type="float" office:value="1548186690" calcext:value-type="float">
            <text:p>1548186690</text:p>
          </table:table-cell>
          <table:table-cell office:value-type="string" calcext:value-type="string">
            <text:p>2019-01-22</text:p>
          </table:table-cell>
          <table:table-cell office:value-type="string" calcext:value-type="string">
            <text:p>19:51:30</text:p>
          </table:table-cell>
          <table:table-cell office:value-type="float" office:value="559643" calcext:value-type="float">
            <text:p>559643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5a0e6be111fb2a0e4bc80609995c6d898b49bb4d8714ad7f40ce2d17bb41053f</text:p>
          </table:table-cell>
          <table:table-cell office:value-type="float" office:value="144" calcext:value-type="float">
            <text:p>144</text:p>
          </table:table-cell>
          <table:table-cell office:value-type="float" office:value="187" calcext:value-type="float">
            <text:p>187</text:p>
          </table:table-cell>
          <table:table-cell/>
          <table:table-cell table:formula="of:=FLOOR([.A1317];60*60*24)" office:value-type="float" office:value="1548115200" calcext:value-type="float">
            <text:p>1548115200</text:p>
          </table:table-cell>
          <table:table-cell table:number-columns-repeated="3"/>
        </table:table-row>
        <table:table-row table:style-name="ro1">
          <table:table-cell office:value-type="float" office:value="1548186010" calcext:value-type="float">
            <text:p>1548186010</text:p>
          </table:table-cell>
          <table:table-cell office:value-type="string" calcext:value-type="string">
            <text:p>2019-01-22</text:p>
          </table:table-cell>
          <table:table-cell office:value-type="string" calcext:value-type="string">
            <text:p>19:40:10</text:p>
          </table:table-cell>
          <table:table-cell office:value-type="float" office:value="559641" calcext:value-type="float">
            <text:p>559641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ce68704455f3bf82cbfb84b71e151f135ddf6013e38fac912215b51fb29dfd90</text:p>
          </table:table-cell>
          <table:table-cell office:value-type="float" office:value="144" calcext:value-type="float">
            <text:p>144</text:p>
          </table:table-cell>
          <table:table-cell office:value-type="float" office:value="147" calcext:value-type="float">
            <text:p>147</text:p>
          </table:table-cell>
          <table:table-cell/>
          <table:table-cell table:formula="of:=FLOOR([.A1318];60*60*24)" office:value-type="float" office:value="1548115200" calcext:value-type="float">
            <text:p>1548115200</text:p>
          </table:table-cell>
          <table:table-cell table:number-columns-repeated="3"/>
        </table:table-row>
        <table:table-row table:style-name="ro1">
          <table:table-cell office:value-type="float" office:value="1548188348" calcext:value-type="float">
            <text:p>1548188348</text:p>
          </table:table-cell>
          <table:table-cell office:value-type="string" calcext:value-type="string">
            <text:p>2019-01-22</text:p>
          </table:table-cell>
          <table:table-cell office:value-type="string" calcext:value-type="string">
            <text:p>20:19:08</text:p>
          </table:table-cell>
          <table:table-cell office:value-type="float" office:value="559646" calcext:value-type="float">
            <text:p>559646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3a83d707cc93cd02fb8374f51fa4edbd69c23e9a24ed22c50a18986d2c729b3a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1319];60*60*24)" office:value-type="float" office:value="1548115200" calcext:value-type="float">
            <text:p>1548115200</text:p>
          </table:table-cell>
          <table:table-cell table:number-columns-repeated="3"/>
        </table:table-row>
        <table:table-row table:style-name="ro1">
          <table:table-cell office:value-type="float" office:value="1548186592" calcext:value-type="float">
            <text:p>1548186592</text:p>
          </table:table-cell>
          <table:table-cell office:value-type="string" calcext:value-type="string">
            <text:p>2019-01-22</text:p>
          </table:table-cell>
          <table:table-cell office:value-type="string" calcext:value-type="string">
            <text:p>19:49:52</text:p>
          </table:table-cell>
          <table:table-cell office:value-type="float" office:value="559642" calcext:value-type="float">
            <text:p>559642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7aaeebed86ecd626fcf3fa013e72735e16c7ae9f15aa46aef90f453064def7e9</text:p>
          </table:table-cell>
          <table:table-cell office:value-type="float" office:value="144" calcext:value-type="float">
            <text:p>144</text:p>
          </table:table-cell>
          <table:table-cell office:value-type="float" office:value="419" calcext:value-type="float">
            <text:p>419</text:p>
          </table:table-cell>
          <table:table-cell/>
          <table:table-cell table:formula="of:=FLOOR([.A1320];60*60*24)" office:value-type="float" office:value="1548115200" calcext:value-type="float">
            <text:p>1548115200</text:p>
          </table:table-cell>
          <table:table-cell table:number-columns-repeated="3"/>
        </table:table-row>
        <table:table-row table:style-name="ro1">
          <table:table-cell office:value-type="float" office:value="1548186010" calcext:value-type="float">
            <text:p>1548186010</text:p>
          </table:table-cell>
          <table:table-cell office:value-type="string" calcext:value-type="string">
            <text:p>2019-01-22</text:p>
          </table:table-cell>
          <table:table-cell office:value-type="string" calcext:value-type="string">
            <text:p>19:40:10</text:p>
          </table:table-cell>
          <table:table-cell office:value-type="float" office:value="559641" calcext:value-type="float">
            <text:p>559641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fbf48f5241cf0196f198a0a4b73b5eb775c20af4d4f90ea610c0542a6c89e905</text:p>
          </table:table-cell>
          <table:table-cell office:value-type="float" office:value="144" calcext:value-type="float">
            <text:p>144</text:p>
          </table:table-cell>
          <table:table-cell office:value-type="float" office:value="349" calcext:value-type="float">
            <text:p>349</text:p>
          </table:table-cell>
          <table:table-cell/>
          <table:table-cell table:formula="of:=FLOOR([.A1321];60*60*24)" office:value-type="float" office:value="1548115200" calcext:value-type="float">
            <text:p>1548115200</text:p>
          </table:table-cell>
          <table:table-cell table:number-columns-repeated="3"/>
        </table:table-row>
        <table:table-row table:style-name="ro1">
          <table:table-cell office:value-type="float" office:value="1548188348" calcext:value-type="float">
            <text:p>1548188348</text:p>
          </table:table-cell>
          <table:table-cell office:value-type="string" calcext:value-type="string">
            <text:p>2019-01-22</text:p>
          </table:table-cell>
          <table:table-cell office:value-type="string" calcext:value-type="string">
            <text:p>20:19:08</text:p>
          </table:table-cell>
          <table:table-cell office:value-type="float" office:value="559646" calcext:value-type="float">
            <text:p>559646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914e5f623e76e2fb192ec53f60f5f4feb04b93070b091ff7e097d2112f43d3de</text:p>
          </table:table-cell>
          <table:table-cell office:value-type="float" office:value="504" calcext:value-type="float">
            <text:p>504</text:p>
          </table:table-cell>
          <table:table-cell office:value-type="float" office:value="505" calcext:value-type="float">
            <text:p>505</text:p>
          </table:table-cell>
          <table:table-cell/>
          <table:table-cell table:formula="of:=FLOOR([.A1322];60*60*24)" office:value-type="float" office:value="1548115200" calcext:value-type="float">
            <text:p>1548115200</text:p>
          </table:table-cell>
          <table:table-cell table:number-columns-repeated="3"/>
        </table:table-row>
        <table:table-row table:style-name="ro1">
          <table:table-cell office:value-type="float" office:value="1548188348" calcext:value-type="float">
            <text:p>1548188348</text:p>
          </table:table-cell>
          <table:table-cell office:value-type="string" calcext:value-type="string">
            <text:p>2019-01-22</text:p>
          </table:table-cell>
          <table:table-cell office:value-type="string" calcext:value-type="string">
            <text:p>20:19:08</text:p>
          </table:table-cell>
          <table:table-cell office:value-type="float" office:value="559646" calcext:value-type="float">
            <text:p>559646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3e2c3227faa57ca2f1068bc85946ff96b3185f72ffb5bec53c52c1533c709ee4</text:p>
          </table:table-cell>
          <table:table-cell table:number-columns-repeated="2" office:value-type="float" office:value="178" calcext:value-type="float">
            <text:p>178</text:p>
          </table:table-cell>
          <table:table-cell/>
          <table:table-cell table:formula="of:=FLOOR([.A1323];60*60*24)" office:value-type="float" office:value="1548115200" calcext:value-type="float">
            <text:p>1548115200</text:p>
          </table:table-cell>
          <table:table-cell table:number-columns-repeated="3"/>
        </table:table-row>
        <table:table-row table:style-name="ro1">
          <table:table-cell office:value-type="float" office:value="1548186923" calcext:value-type="float">
            <text:p>1548186923</text:p>
          </table:table-cell>
          <table:table-cell office:value-type="string" calcext:value-type="string">
            <text:p>2019-01-22</text:p>
          </table:table-cell>
          <table:table-cell office:value-type="string" calcext:value-type="string">
            <text:p>19:55:23</text:p>
          </table:table-cell>
          <table:table-cell office:value-type="float" office:value="559644" calcext:value-type="float">
            <text:p>559644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ecf9b624b7ba5335c682ca61a7929ae535c43d6502f2b9d58479fc64b5b6378f</text:p>
          </table:table-cell>
          <table:table-cell office:value-type="float" office:value="144" calcext:value-type="float">
            <text:p>144</text:p>
          </table:table-cell>
          <table:table-cell office:value-type="float" office:value="166" calcext:value-type="float">
            <text:p>166</text:p>
          </table:table-cell>
          <table:table-cell/>
          <table:table-cell table:formula="of:=FLOOR([.A1324];60*60*24)" office:value-type="float" office:value="1548115200" calcext:value-type="float">
            <text:p>1548115200</text:p>
          </table:table-cell>
          <table:table-cell table:number-columns-repeated="3"/>
        </table:table-row>
        <table:table-row table:style-name="ro1">
          <table:table-cell office:value-type="float" office:value="1548186923" calcext:value-type="float">
            <text:p>1548186923</text:p>
          </table:table-cell>
          <table:table-cell office:value-type="string" calcext:value-type="string">
            <text:p>2019-01-22</text:p>
          </table:table-cell>
          <table:table-cell office:value-type="string" calcext:value-type="string">
            <text:p>19:55:23</text:p>
          </table:table-cell>
          <table:table-cell office:value-type="float" office:value="559644" calcext:value-type="float">
            <text:p>559644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8073f74c389ed5459770c1895f11c56da9214417b00bdb3195e8e26f441574be</text:p>
          </table:table-cell>
          <table:table-cell office:value-type="float" office:value="144" calcext:value-type="float">
            <text:p>144</text:p>
          </table:table-cell>
          <table:table-cell office:value-type="float" office:value="166" calcext:value-type="float">
            <text:p>166</text:p>
          </table:table-cell>
          <table:table-cell/>
          <table:table-cell table:formula="of:=FLOOR([.A1325];60*60*24)" office:value-type="float" office:value="1548115200" calcext:value-type="float">
            <text:p>1548115200</text:p>
          </table:table-cell>
          <table:table-cell table:number-columns-repeated="3"/>
        </table:table-row>
        <table:table-row table:style-name="ro1">
          <table:table-cell office:value-type="float" office:value="1548188348" calcext:value-type="float">
            <text:p>1548188348</text:p>
          </table:table-cell>
          <table:table-cell office:value-type="string" calcext:value-type="string">
            <text:p>2019-01-22</text:p>
          </table:table-cell>
          <table:table-cell office:value-type="string" calcext:value-type="string">
            <text:p>20:19:08</text:p>
          </table:table-cell>
          <table:table-cell office:value-type="float" office:value="559646" calcext:value-type="float">
            <text:p>559646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ef383a627dbad51629e90df4107962aca63cbe6d12a6b8708a6037ffdf951d22</text:p>
          </table:table-cell>
          <table:table-cell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  <table:table-cell/>
          <table:table-cell table:formula="of:=FLOOR([.A1326];60*60*24)" office:value-type="float" office:value="1548115200" calcext:value-type="float">
            <text:p>1548115200</text:p>
          </table:table-cell>
          <table:table-cell table:number-columns-repeated="3"/>
        </table:table-row>
        <table:table-row table:style-name="ro1">
          <table:table-cell office:value-type="float" office:value="1548192055" calcext:value-type="float">
            <text:p>1548192055</text:p>
          </table:table-cell>
          <table:table-cell office:value-type="string" calcext:value-type="string">
            <text:p>2019-01-22</text:p>
          </table:table-cell>
          <table:table-cell office:value-type="string" calcext:value-type="string">
            <text:p>21:20:55</text:p>
          </table:table-cell>
          <table:table-cell office:value-type="float" office:value="559652" calcext:value-type="float">
            <text:p>559652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9cfd57f44a1c576044b77848d9de7aebb55eb1e481a3da8ed6b68e90b103309a</text:p>
          </table:table-cell>
          <table:table-cell office:value-type="float" office:value="144" calcext:value-type="float">
            <text:p>144</text:p>
          </table:table-cell>
          <table:table-cell office:value-type="float" office:value="231" calcext:value-type="float">
            <text:p>231</text:p>
          </table:table-cell>
          <table:table-cell/>
          <table:table-cell table:formula="of:=FLOOR([.A1327];60*60*24)" office:value-type="float" office:value="1548115200" calcext:value-type="float">
            <text:p>1548115200</text:p>
          </table:table-cell>
          <table:table-cell table:number-columns-repeated="3"/>
        </table:table-row>
        <table:table-row table:style-name="ro1">
          <table:table-cell office:value-type="float" office:value="1548188891" calcext:value-type="float">
            <text:p>1548188891</text:p>
          </table:table-cell>
          <table:table-cell office:value-type="string" calcext:value-type="string">
            <text:p>2019-01-22</text:p>
          </table:table-cell>
          <table:table-cell office:value-type="string" calcext:value-type="string">
            <text:p>20:28:11</text:p>
          </table:table-cell>
          <table:table-cell office:value-type="float" office:value="559647" calcext:value-type="float">
            <text:p>559647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b5c2551b6df255802af70cd3f07d8ec1d4dd49de4edd60e068d42b4ba64b9a63</text:p>
          </table:table-cell>
          <table:table-cell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  <table:table-cell/>
          <table:table-cell table:formula="of:=FLOOR([.A1328];60*60*24)" office:value-type="float" office:value="1548115200" calcext:value-type="float">
            <text:p>1548115200</text:p>
          </table:table-cell>
          <table:table-cell table:number-columns-repeated="3"/>
        </table:table-row>
        <table:table-row table:style-name="ro1">
          <table:table-cell office:value-type="float" office:value="1548189326" calcext:value-type="float">
            <text:p>1548189326</text:p>
          </table:table-cell>
          <table:table-cell office:value-type="string" calcext:value-type="string">
            <text:p>2019-01-22</text:p>
          </table:table-cell>
          <table:table-cell office:value-type="string" calcext:value-type="string">
            <text:p>20:35:26</text:p>
          </table:table-cell>
          <table:table-cell office:value-type="float" office:value="559648" calcext:value-type="float">
            <text:p>559648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d811e01782d4dfb2c2d3163f315739438e994ae57638a122f62c9d164ec64714</text:p>
          </table:table-cell>
          <table:table-cell office:value-type="float" office:value="144" calcext:value-type="float">
            <text:p>144</text:p>
          </table:table-cell>
          <table:table-cell office:value-type="float" office:value="174" calcext:value-type="float">
            <text:p>174</text:p>
          </table:table-cell>
          <table:table-cell/>
          <table:table-cell table:formula="of:=FLOOR([.A1329];60*60*24)" office:value-type="float" office:value="1548115200" calcext:value-type="float">
            <text:p>1548115200</text:p>
          </table:table-cell>
          <table:table-cell table:number-columns-repeated="3"/>
        </table:table-row>
        <table:table-row table:style-name="ro1">
          <table:table-cell office:value-type="float" office:value="1548189326" calcext:value-type="float">
            <text:p>1548189326</text:p>
          </table:table-cell>
          <table:table-cell office:value-type="string" calcext:value-type="string">
            <text:p>2019-01-22</text:p>
          </table:table-cell>
          <table:table-cell office:value-type="string" calcext:value-type="string">
            <text:p>20:35:26</text:p>
          </table:table-cell>
          <table:table-cell office:value-type="float" office:value="559648" calcext:value-type="float">
            <text:p>559648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8c4ebb3e6f854d94940fe4900ab4d214f3ca682603c41e92ad3b18bc168e1f27</text:p>
          </table:table-cell>
          <table:table-cell office:value-type="float" office:value="144" calcext:value-type="float">
            <text:p>144</text:p>
          </table:table-cell>
          <table:table-cell office:value-type="float" office:value="174" calcext:value-type="float">
            <text:p>174</text:p>
          </table:table-cell>
          <table:table-cell/>
          <table:table-cell table:formula="of:=FLOOR([.A1330];60*60*24)" office:value-type="float" office:value="1548115200" calcext:value-type="float">
            <text:p>1548115200</text:p>
          </table:table-cell>
          <table:table-cell table:number-columns-repeated="3"/>
        </table:table-row>
        <table:table-row table:style-name="ro1">
          <table:table-cell office:value-type="float" office:value="1548189326" calcext:value-type="float">
            <text:p>1548189326</text:p>
          </table:table-cell>
          <table:table-cell office:value-type="string" calcext:value-type="string">
            <text:p>2019-01-22</text:p>
          </table:table-cell>
          <table:table-cell office:value-type="string" calcext:value-type="string">
            <text:p>20:35:26</text:p>
          </table:table-cell>
          <table:table-cell office:value-type="float" office:value="559648" calcext:value-type="float">
            <text:p>559648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2114cf75e80f4638d5a1adad54b125015d96a1d6ec5b09ea17dc4b826a4f2327</text:p>
          </table:table-cell>
          <table:table-cell office:value-type="float" office:value="144" calcext:value-type="float">
            <text:p>144</text:p>
          </table:table-cell>
          <table:table-cell office:value-type="float" office:value="174" calcext:value-type="float">
            <text:p>174</text:p>
          </table:table-cell>
          <table:table-cell/>
          <table:table-cell table:formula="of:=FLOOR([.A1331];60*60*24)" office:value-type="float" office:value="1548115200" calcext:value-type="float">
            <text:p>1548115200</text:p>
          </table:table-cell>
          <table:table-cell table:number-columns-repeated="3"/>
        </table:table-row>
        <table:table-row table:style-name="ro1">
          <table:table-cell office:value-type="float" office:value="1548189326" calcext:value-type="float">
            <text:p>1548189326</text:p>
          </table:table-cell>
          <table:table-cell office:value-type="string" calcext:value-type="string">
            <text:p>2019-01-22</text:p>
          </table:table-cell>
          <table:table-cell office:value-type="string" calcext:value-type="string">
            <text:p>20:35:26</text:p>
          </table:table-cell>
          <table:table-cell office:value-type="float" office:value="559648" calcext:value-type="float">
            <text:p>559648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920a2ebaf71bec2cbdfd023120796ec6f3b87408f148c49caf2edb6d756e143d</text:p>
          </table:table-cell>
          <table:table-cell office:value-type="float" office:value="144" calcext:value-type="float">
            <text:p>144</text:p>
          </table:table-cell>
          <table:table-cell office:value-type="float" office:value="174" calcext:value-type="float">
            <text:p>174</text:p>
          </table:table-cell>
          <table:table-cell/>
          <table:table-cell table:formula="of:=FLOOR([.A1332];60*60*24)" office:value-type="float" office:value="1548115200" calcext:value-type="float">
            <text:p>1548115200</text:p>
          </table:table-cell>
          <table:table-cell table:number-columns-repeated="3"/>
        </table:table-row>
        <table:table-row table:style-name="ro1">
          <table:table-cell office:value-type="float" office:value="1548189326" calcext:value-type="float">
            <text:p>1548189326</text:p>
          </table:table-cell>
          <table:table-cell office:value-type="string" calcext:value-type="string">
            <text:p>2019-01-22</text:p>
          </table:table-cell>
          <table:table-cell office:value-type="string" calcext:value-type="string">
            <text:p>20:35:26</text:p>
          </table:table-cell>
          <table:table-cell office:value-type="float" office:value="559648" calcext:value-type="float">
            <text:p>559648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c5b6767328611b486087feab59b958127f93caf703249a51d85845096ec66766</text:p>
          </table:table-cell>
          <table:table-cell office:value-type="float" office:value="144" calcext:value-type="float">
            <text:p>144</text:p>
          </table:table-cell>
          <table:table-cell office:value-type="float" office:value="174" calcext:value-type="float">
            <text:p>174</text:p>
          </table:table-cell>
          <table:table-cell/>
          <table:table-cell table:formula="of:=FLOOR([.A1333];60*60*24)" office:value-type="float" office:value="1548115200" calcext:value-type="float">
            <text:p>1548115200</text:p>
          </table:table-cell>
          <table:table-cell table:number-columns-repeated="3"/>
        </table:table-row>
        <table:table-row table:style-name="ro1">
          <table:table-cell office:value-type="float" office:value="1548189326" calcext:value-type="float">
            <text:p>1548189326</text:p>
          </table:table-cell>
          <table:table-cell office:value-type="string" calcext:value-type="string">
            <text:p>2019-01-22</text:p>
          </table:table-cell>
          <table:table-cell office:value-type="string" calcext:value-type="string">
            <text:p>20:35:26</text:p>
          </table:table-cell>
          <table:table-cell office:value-type="float" office:value="559648" calcext:value-type="float">
            <text:p>559648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8f7f7561992711ef205f2298273a7678b6991d5a6c712de5fa279a7e504fe297</text:p>
          </table:table-cell>
          <table:table-cell office:value-type="float" office:value="216" calcext:value-type="float">
            <text:p>216</text:p>
          </table:table-cell>
          <table:table-cell office:value-type="float" office:value="228" calcext:value-type="float">
            <text:p>228</text:p>
          </table:table-cell>
          <table:table-cell/>
          <table:table-cell table:formula="of:=FLOOR([.A1334];60*60*24)" office:value-type="float" office:value="1548115200" calcext:value-type="float">
            <text:p>1548115200</text:p>
          </table:table-cell>
          <table:table-cell table:number-columns-repeated="3"/>
        </table:table-row>
        <table:table-row table:style-name="ro1">
          <table:table-cell office:value-type="float" office:value="1548192055" calcext:value-type="float">
            <text:p>1548192055</text:p>
          </table:table-cell>
          <table:table-cell office:value-type="string" calcext:value-type="string">
            <text:p>2019-01-22</text:p>
          </table:table-cell>
          <table:table-cell office:value-type="string" calcext:value-type="string">
            <text:p>21:20:55</text:p>
          </table:table-cell>
          <table:table-cell office:value-type="float" office:value="559652" calcext:value-type="float">
            <text:p>559652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cd049de6bf457118321ecf82c81f8ec6e21dee1f838b987cd5d6c392481a6280</text:p>
          </table:table-cell>
          <table:table-cell table:number-columns-repeated="2" office:value-type="float" office:value="144" calcext:value-type="float">
            <text:p>144</text:p>
          </table:table-cell>
          <table:table-cell/>
          <table:table-cell table:formula="of:=FLOOR([.A1335];60*60*24)" office:value-type="float" office:value="1548115200" calcext:value-type="float">
            <text:p>1548115200</text:p>
          </table:table-cell>
          <table:table-cell table:number-columns-repeated="3"/>
        </table:table-row>
        <table:table-row table:style-name="ro1">
          <table:table-cell office:value-type="float" office:value="1548189529" calcext:value-type="float">
            <text:p>1548189529</text:p>
          </table:table-cell>
          <table:table-cell office:value-type="string" calcext:value-type="string">
            <text:p>2019-01-22</text:p>
          </table:table-cell>
          <table:table-cell office:value-type="string" calcext:value-type="string">
            <text:p>20:38:49</text:p>
          </table:table-cell>
          <table:table-cell office:value-type="float" office:value="559649" calcext:value-type="float">
            <text:p>559649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b9ed0e0331c12a4a41fc3da336bd363e8133f095d055e906b7a060d78a9c9d62</text:p>
          </table:table-cell>
          <table:table-cell office:value-type="float" office:value="144" calcext:value-type="float">
            <text:p>144</text:p>
          </table:table-cell>
          <table:table-cell office:value-type="float" office:value="166" calcext:value-type="float">
            <text:p>166</text:p>
          </table:table-cell>
          <table:table-cell/>
          <table:table-cell table:formula="of:=FLOOR([.A1336];60*60*24)" office:value-type="float" office:value="1548115200" calcext:value-type="float">
            <text:p>1548115200</text:p>
          </table:table-cell>
          <table:table-cell table:number-columns-repeated="3"/>
        </table:table-row>
        <table:table-row table:style-name="ro1">
          <table:table-cell office:value-type="float" office:value="1548197729" calcext:value-type="float">
            <text:p>1548197729</text:p>
          </table:table-cell>
          <table:table-cell office:value-type="string" calcext:value-type="string">
            <text:p>2019-01-22</text:p>
          </table:table-cell>
          <table:table-cell office:value-type="string" calcext:value-type="string">
            <text:p>22:55:29</text:p>
          </table:table-cell>
          <table:table-cell office:value-type="float" office:value="559659" calcext:value-type="float">
            <text:p>559659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169dc9c860cdf7d66a1d159a9868dba19a2af85c2a11ed6e44417e8c001f88c1</text:p>
          </table:table-cell>
          <table:table-cell office:value-type="float" office:value="144" calcext:value-type="float">
            <text:p>144</text:p>
          </table:table-cell>
          <table:table-cell office:value-type="float" office:value="238" calcext:value-type="float">
            <text:p>238</text:p>
          </table:table-cell>
          <table:table-cell/>
          <table:table-cell table:formula="of:=FLOOR([.A1337];60*60*24)" office:value-type="float" office:value="1548115200" calcext:value-type="float">
            <text:p>1548115200</text:p>
          </table:table-cell>
          <table:table-cell table:number-columns-repeated="3"/>
        </table:table-row>
        <table:table-row table:style-name="ro1">
          <table:table-cell office:value-type="float" office:value="1548197729" calcext:value-type="float">
            <text:p>1548197729</text:p>
          </table:table-cell>
          <table:table-cell office:value-type="string" calcext:value-type="string">
            <text:p>2019-01-22</text:p>
          </table:table-cell>
          <table:table-cell office:value-type="string" calcext:value-type="string">
            <text:p>22:55:29</text:p>
          </table:table-cell>
          <table:table-cell office:value-type="float" office:value="559659" calcext:value-type="float">
            <text:p>559659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65ecdc67ff89ad287827b152b13de899aa676d4090c53c1efd0aa765be2a83f3</text:p>
          </table:table-cell>
          <table:table-cell office:value-type="float" office:value="1106" calcext:value-type="float">
            <text:p>1106</text:p>
          </table:table-cell>
          <table:table-cell office:value-type="float" office:value="1107" calcext:value-type="float">
            <text:p>1107</text:p>
          </table:table-cell>
          <table:table-cell/>
          <table:table-cell table:formula="of:=FLOOR([.A1338];60*60*24)" office:value-type="float" office:value="1548115200" calcext:value-type="float">
            <text:p>1548115200</text:p>
          </table:table-cell>
          <table:table-cell table:number-columns-repeated="3"/>
        </table:table-row>
        <table:table-row table:style-name="ro1">
          <table:table-cell office:value-type="float" office:value="1548194439" calcext:value-type="float">
            <text:p>1548194439</text:p>
          </table:table-cell>
          <table:table-cell office:value-type="string" calcext:value-type="string">
            <text:p>2019-01-22</text:p>
          </table:table-cell>
          <table:table-cell office:value-type="string" calcext:value-type="string">
            <text:p>22:00:39</text:p>
          </table:table-cell>
          <table:table-cell office:value-type="float" office:value="559655" calcext:value-type="float">
            <text:p>559655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863d145fab0ffd87249459c0ec676bd87114e82eadcc2fc2504ba18d8e592447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1339];60*60*24)" office:value-type="float" office:value="1548115200" calcext:value-type="float">
            <text:p>1548115200</text:p>
          </table:table-cell>
          <table:table-cell table:number-columns-repeated="3"/>
        </table:table-row>
        <table:table-row table:style-name="ro1">
          <table:table-cell office:value-type="float" office:value="1548194439" calcext:value-type="float">
            <text:p>1548194439</text:p>
          </table:table-cell>
          <table:table-cell office:value-type="string" calcext:value-type="string">
            <text:p>2019-01-22</text:p>
          </table:table-cell>
          <table:table-cell office:value-type="string" calcext:value-type="string">
            <text:p>22:00:39</text:p>
          </table:table-cell>
          <table:table-cell office:value-type="float" office:value="559655" calcext:value-type="float">
            <text:p>559655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cc1b12392f5e22f960e4d903ee6818c5476abccf646167096c3cead292fea8f4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1340];60*60*24)" office:value-type="float" office:value="1548115200" calcext:value-type="float">
            <text:p>1548115200</text:p>
          </table:table-cell>
          <table:table-cell table:number-columns-repeated="3"/>
        </table:table-row>
        <table:table-row table:style-name="ro1">
          <table:table-cell office:value-type="float" office:value="1548197729" calcext:value-type="float">
            <text:p>1548197729</text:p>
          </table:table-cell>
          <table:table-cell office:value-type="string" calcext:value-type="string">
            <text:p>2019-01-22</text:p>
          </table:table-cell>
          <table:table-cell office:value-type="string" calcext:value-type="string">
            <text:p>22:55:29</text:p>
          </table:table-cell>
          <table:table-cell office:value-type="float" office:value="559659" calcext:value-type="float">
            <text:p>559659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358fb55a2ca7bcff9e9906dd154da2714da0722ced6f2d7d3db4087df3b29647</text:p>
          </table:table-cell>
          <table:table-cell office:value-type="float" office:value="144" calcext:value-type="float">
            <text:p>144</text:p>
          </table:table-cell>
          <table:table-cell office:value-type="float" office:value="460" calcext:value-type="float">
            <text:p>460</text:p>
          </table:table-cell>
          <table:table-cell/>
          <table:table-cell table:formula="of:=FLOOR([.A1341];60*60*24)" office:value-type="float" office:value="1548115200" calcext:value-type="float">
            <text:p>1548115200</text:p>
          </table:table-cell>
          <table:table-cell table:number-columns-repeated="3"/>
        </table:table-row>
        <table:table-row table:style-name="ro1">
          <table:table-cell office:value-type="float" office:value="1548197840" calcext:value-type="float">
            <text:p>1548197840</text:p>
          </table:table-cell>
          <table:table-cell office:value-type="string" calcext:value-type="string">
            <text:p>2019-01-22</text:p>
          </table:table-cell>
          <table:table-cell office:value-type="string" calcext:value-type="string">
            <text:p>22:57:20</text:p>
          </table:table-cell>
          <table:table-cell office:value-type="float" office:value="559660" calcext:value-type="float">
            <text:p>559660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aa0f80b6fcd5f36900d0e794f03909865335f83814232c743ac264b641d3e377</text:p>
          </table:table-cell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/>
          <table:table-cell table:formula="of:=FLOOR([.A1342];60*60*24)" office:value-type="float" office:value="1548115200" calcext:value-type="float">
            <text:p>1548115200</text:p>
          </table:table-cell>
          <table:table-cell table:number-columns-repeated="3"/>
        </table:table-row>
        <table:table-row table:style-name="ro1">
          <table:table-cell office:value-type="float" office:value="1548199329" calcext:value-type="float">
            <text:p>1548199329</text:p>
          </table:table-cell>
          <table:table-cell office:value-type="string" calcext:value-type="string">
            <text:p>2019-01-22</text:p>
          </table:table-cell>
          <table:table-cell office:value-type="string" calcext:value-type="string">
            <text:p>23:22:09</text:p>
          </table:table-cell>
          <table:table-cell office:value-type="float" office:value="559663" calcext:value-type="float">
            <text:p>559663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76ee618671106829abf1630c8fe4d5a5a2d3b3e709fdc440747525976f366fb7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FLOOR([.A1343];60*60*24)" office:value-type="float" office:value="1548115200" calcext:value-type="float">
            <text:p>1548115200</text:p>
          </table:table-cell>
          <table:table-cell table:number-columns-repeated="3"/>
        </table:table-row>
        <table:table-row table:style-name="ro1">
          <table:table-cell office:value-type="float" office:value="1548199214" calcext:value-type="float">
            <text:p>1548199214</text:p>
          </table:table-cell>
          <table:table-cell office:value-type="string" calcext:value-type="string">
            <text:p>2019-01-22</text:p>
          </table:table-cell>
          <table:table-cell office:value-type="string" calcext:value-type="string">
            <text:p>23:20:14</text:p>
          </table:table-cell>
          <table:table-cell office:value-type="float" office:value="559662" calcext:value-type="float">
            <text:p>559662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d4ece8aca604241398132c474157f8e12cc9c4408409ddac06150df8d9f6f694</text:p>
          </table:table-cell>
          <table:table-cell office:value-type="float" office:value="300" calcext:value-type="float">
            <text:p>300</text:p>
          </table:table-cell>
          <table:table-cell office:value-type="float" office:value="302" calcext:value-type="float">
            <text:p>302</text:p>
          </table:table-cell>
          <table:table-cell/>
          <table:table-cell table:formula="of:=FLOOR([.A1344];60*60*24)" office:value-type="float" office:value="1548115200" calcext:value-type="float">
            <text:p>1548115200</text:p>
          </table:table-cell>
          <table:table-cell table:number-columns-repeated="3"/>
        </table:table-row>
        <table:table-row table:style-name="ro1">
          <table:table-cell office:value-type="float" office:value="1548199329" calcext:value-type="float">
            <text:p>1548199329</text:p>
          </table:table-cell>
          <table:table-cell office:value-type="string" calcext:value-type="string">
            <text:p>2019-01-22</text:p>
          </table:table-cell>
          <table:table-cell office:value-type="string" calcext:value-type="string">
            <text:p>23:22:09</text:p>
          </table:table-cell>
          <table:table-cell office:value-type="float" office:value="559663" calcext:value-type="float">
            <text:p>559663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ec373242fb67d7844ae6c949a7df2d5965b4ddcacfb08e6cfb1ede024ffca83c</text:p>
          </table:table-cell>
          <table:table-cell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  <table:table-cell/>
          <table:table-cell table:formula="of:=FLOOR([.A1345];60*60*24)" office:value-type="float" office:value="1548115200" calcext:value-type="float">
            <text:p>1548115200</text:p>
          </table:table-cell>
          <table:table-cell table:number-columns-repeated="3"/>
        </table:table-row>
        <table:table-row table:style-name="ro1">
          <table:table-cell office:value-type="float" office:value="1548194439" calcext:value-type="float">
            <text:p>1548194439</text:p>
          </table:table-cell>
          <table:table-cell office:value-type="string" calcext:value-type="string">
            <text:p>2019-01-22</text:p>
          </table:table-cell>
          <table:table-cell office:value-type="string" calcext:value-type="string">
            <text:p>22:00:39</text:p>
          </table:table-cell>
          <table:table-cell office:value-type="float" office:value="559655" calcext:value-type="float">
            <text:p>559655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923cbb86f39fec60182dc8a9365d08365223b83fd5c5ef989b6b3809aa7a9064</text:p>
          </table:table-cell>
          <table:table-cell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  <table:table-cell/>
          <table:table-cell table:formula="of:=FLOOR([.A1346];60*60*24)" office:value-type="float" office:value="1548115200" calcext:value-type="float">
            <text:p>1548115200</text:p>
          </table:table-cell>
          <table:table-cell table:number-columns-repeated="3"/>
        </table:table-row>
        <table:table-row table:style-name="ro1">
          <table:table-cell office:value-type="float" office:value="1548195299" calcext:value-type="float">
            <text:p>1548195299</text:p>
          </table:table-cell>
          <table:table-cell office:value-type="string" calcext:value-type="string">
            <text:p>2019-01-22</text:p>
          </table:table-cell>
          <table:table-cell office:value-type="string" calcext:value-type="string">
            <text:p>22:14:59</text:p>
          </table:table-cell>
          <table:table-cell office:value-type="float" office:value="559656" calcext:value-type="float">
            <text:p>559656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555370f600b44e85c85885b4ff8fcd98bf2be8efc457c733cc01f1977ebc4c83</text:p>
          </table:table-cell>
          <table:table-cell office:value-type="float" office:value="360" calcext:value-type="float">
            <text:p>360</text:p>
          </table:table-cell>
          <table:table-cell office:value-type="float" office:value="361" calcext:value-type="float">
            <text:p>361</text:p>
          </table:table-cell>
          <table:table-cell/>
          <table:table-cell table:formula="of:=FLOOR([.A1347];60*60*24)" office:value-type="float" office:value="1548115200" calcext:value-type="float">
            <text:p>1548115200</text:p>
          </table:table-cell>
          <table:table-cell table:number-columns-repeated="3"/>
        </table:table-row>
        <table:table-row table:style-name="ro1">
          <table:table-cell office:value-type="float" office:value="1548197689" calcext:value-type="float">
            <text:p>1548197689</text:p>
          </table:table-cell>
          <table:table-cell office:value-type="string" calcext:value-type="string">
            <text:p>2019-01-22</text:p>
          </table:table-cell>
          <table:table-cell office:value-type="string" calcext:value-type="string">
            <text:p>22:54:49</text:p>
          </table:table-cell>
          <table:table-cell office:value-type="float" office:value="559658" calcext:value-type="float">
            <text:p>559658</text:p>
          </table:table-cell>
          <table:table-cell office:value-type="string" calcext:value-type="string">
            <text:p>UNILATERAL</text:p>
          </table:table-cell>
          <table:table-cell office:value-type="string" calcext:value-type="string">
            <text:p>01f5ee62c59a67eef85158eba07a669ae3b190758b8e95a81ffdcb088e66f94e</text:p>
          </table:table-cell>
          <table:table-cell office:value-type="float" office:value="360" calcext:value-type="float">
            <text:p>360</text:p>
          </table:table-cell>
          <table:table-cell office:value-type="float" office:value="362" calcext:value-type="float">
            <text:p>362</text:p>
          </table:table-cell>
          <table:table-cell/>
          <table:table-cell table:formula="of:=FLOOR([.A1348];60*60*24)" office:value-type="float" office:value="1548115200" calcext:value-type="float">
            <text:p>154811520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04T13:57:14.887929839</dc:date>
    <meta:editing-duration>PT5M2S</meta:editing-duration>
    <meta:editing-cycles>1</meta:editing-cycles>
    <meta:document-statistic meta:table-count="1" meta:cell-count="12217" meta:object-count="1"/>
    <meta:generator>LibreOffice/6.1.5.2$Linux_X86_64 LibreOffice_project/1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095cm" svg:y="4.201cm" style:legend-expansion="high" chart:style-name="ch2"/>
        <chart:plot-area chart:style-name="ch3" table:cell-range-address="out.L1:out.M13" chart:data-source-has-labels="column" svg:x="0.32cm" svg:y="0.18cm" svg:width="12.455cm" svg:height="8.64cm">
          <chartooo:coordinate-region svg:x="1.127cm" svg:y="0.18cm" svg:width="11.648cm" svg:height="6.975cm"/>
          <chart:axis chart:dimension="x" chart:name="primary-x" chart:style-name="ch4" chartooo:axis-type="auto">
            <chartooo:date-scale/>
            <chart:categories table:cell-range-address="out.L1:out.L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out.M1:out.M13" chart:class="chart:line"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float" office:value="43475">
                <text:p>43475</text:p>
                <draw:g>
                  <svg:desc>out.L1:out.L13</svg:desc>
                </draw:g>
              </table:table-cell>
              <table:table-cell office:value-type="float" office:value="57">
                <text:p>57</text:p>
                <draw:g>
                  <svg:desc>out.M1:out.M13</svg:desc>
                </draw:g>
              </table:table-cell>
            </table:table-row>
            <table:table-row>
              <table:table-cell office:value-type="float" office:value="43476">
                <text:p>4347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3477">
                <text:p>4347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43478">
                <text:p>4347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3479">
                <text:p>43479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3480">
                <text:p>4348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43481">
                <text:p>43481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43482">
                <text:p>4348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3483">
                <text:p>4348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3484">
                <text:p>43484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485">
                <text:p>4348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3486">
                <text:p>43486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float" office:value="43487">
                <text:p>43487</text:p>
              </table:table-cell>
              <table:table-cell office:value-type="float" office:value="141">
                <text:p>14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